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Catalogue">
        <table:table-row>
          <table:table-cell office:value-type="string">
            <text:p>Barcode</text:p>
          </table:table-cell>
          <table:table-cell office:value-type="string">
            <text:p>Genre</text:p>
          </table:table-cell>
          <table:table-cell office:value-type="string">
            <text:p>Title</text:p>
          </table:table-cell>
          <table:table-cell office:value-type="string">
            <text:p>Author</text:p>
          </table:table-cell>
        </table:table-row>
        <table:table-row>
          <table:table-cell office:value-type="string">
            <text:p>FASE01000</text:p>
          </table:table-cell>
          <table:table-cell office:value-type="string">
            <text:p>FICTION</text:p>
          </table:table-cell>
          <table:table-cell office:value-type="string">
            <text:p>A week in December</text:p>
          </table:table-cell>
          <table:table-cell office:value-type="string">
            <text:p>Sebastian Faulks</text:p>
          </table:table-cell>
        </table:table-row>
        <table:table-row>
          <table:table-cell office:value-type="string">
            <text:p>ENAN01000</text:p>
          </table:table-cell>
          <table:table-cell office:value-type="string">
            <text:p>FICTION</text:p>
          </table:table-cell>
          <table:table-cell office:value-type="string">
            <text:p>The Gathering</text:p>
          </table:table-cell>
          <table:table-cell office:value-type="string">
            <text:p>Anne Enright </text:p>
          </table:table-cell>
        </table:table-row>
        <table:table-row>
          <table:table-cell office:value-type="string">
            <text:p>SEAL02000</text:p>
          </table:table-cell>
          <table:table-cell office:value-type="string">
            <text:p>FICTION</text:p>
          </table:table-cell>
          <table:table-cell office:value-type="string">
            <text:p>The Lovely Bones</text:p>
          </table:table-cell>
          <table:table-cell office:value-type="string">
            <text:p>Alice Sebold</text:p>
          </table:table-cell>
        </table:table-row>
        <table:table-row>
          <table:table-cell office:value-type="string">
            <text:p>EDJ02000</text:p>
          </table:table-cell>
          <table:table-cell office:value-type="string">
            <text:p>FICTION</text:p>
          </table:table-cell>
          <table:table-cell office:value-type="string">
            <text:p>Wagons to Backsight</text:p>
          </table:table-cell>
          <table:table-cell office:value-type="string">
            <text:p>JT Edson</text:p>
          </table:table-cell>
        </table:table-row>
        <table:table-row>
          <table:table-cell office:value-type="string">
            <text:p>ESJO01000</text:p>
          </table:table-cell>
          <table:table-cell office:value-type="string">
            <text:p>FICTION</text:p>
          </table:table-cell>
          <table:table-cell office:value-type="string">
            <text:p>The Oath</text:p>
          </table:table-cell>
          <table:table-cell office:value-type="string">
            <text:p>John Lescroart</text:p>
          </table:table-cell>
        </table:table-row>
        <table:table-row>
          <table:table-cell office:value-type="string">
            <text:p>ERAB02000</text:p>
          </table:table-cell>
          <table:table-cell office:value-type="string">
            <text:p>FICTION</text:p>
          </table:table-cell>
          <table:table-cell office:value-type="string">
            <text:p>Night of the Dark Trees</text:p>
          </table:table-cell>
          <table:table-cell office:value-type="string">
            <text:p>Abraham Eraly</text:p>
          </table:table-cell>
        </table:table-row>
        <table:table-row>
          <table:table-cell office:value-type="string">
            <text:p>ERAB01000</text:p>
          </table:table-cell>
          <table:table-cell office:value-type="string">
            <text:p>FICTION</text:p>
          </table:table-cell>
          <table:table-cell office:value-type="string">
            <text:p>Night of the Dark Trees</text:p>
          </table:table-cell>
          <table:table-cell office:value-type="string">
            <text:p>Abraham Eraly</text:p>
          </table:table-cell>
        </table:table-row>
        <table:table-row>
          <table:table-cell office:value-type="string">
            <text:p>EDJ03000</text:p>
          </table:table-cell>
          <table:table-cell office:value-type="string">
            <text:p>FICTION</text:p>
          </table:table-cell>
          <table:table-cell office:value-type="string">
            <text:p>The Bullwhip Breed</text:p>
          </table:table-cell>
          <table:table-cell office:value-type="string">
            <text:p>JT Edson</text:p>
          </table:table-cell>
        </table:table-row>
        <table:table-row>
          <table:table-cell office:value-type="string">
            <text:p>FOKE08000</text:p>
          </table:table-cell>
          <table:table-cell office:value-type="string">
            <text:p>FICTION</text:p>
          </table:table-cell>
          <table:table-cell office:value-type="string">
            <text:p>Eye of the Needle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KE16000</text:p>
          </table:table-cell>
          <table:table-cell office:value-type="string">
            <text:p>FICTION</text:p>
          </table:table-cell>
          <table:table-cell office:value-type="string">
            <text:p>Eye of the Needle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KE04000</text:p>
          </table:table-cell>
          <table:table-cell office:value-type="string">
            <text:p>FICTION</text:p>
          </table:table-cell>
          <table:table-cell office:value-type="string">
            <text:p>A Dangerous Fortune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JS01000</text:p>
          </table:table-cell>
          <table:table-cell office:value-type="string">
            <text:p>FICTION</text:p>
          </table:table-cell>
          <table:table-cell office:value-type="string">
            <text:p>Extremely loud and Incredibly Close</text:p>
          </table:table-cell>
          <table:table-cell office:value-type="string">
            <text:p>Jonathan Safran Foer</text:p>
          </table:table-cell>
        </table:table-row>
        <table:table-row>
          <table:table-cell office:value-type="string">
            <text:p>FLIA13000</text:p>
          </table:table-cell>
          <table:table-cell office:value-type="string">
            <text:p>FICTION</text:p>
          </table:table-cell>
          <table:table-cell office:value-type="string">
            <text:p>Casino Royale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OKE18000</text:p>
          </table:table-cell>
          <table:table-cell office:value-type="string">
            <text:p>FICTION</text:p>
          </table:table-cell>
          <table:table-cell office:value-type="string">
            <text:p>Winter of the World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FR04000</text:p>
          </table:table-cell>
          <table:table-cell office:value-type="string">
            <text:p>FICTION</text:p>
          </table:table-cell>
          <table:table-cell office:value-type="string">
            <text:p>Double Deal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FLIA05000</text:p>
          </table:table-cell>
          <table:table-cell office:value-type="string">
            <text:p>FICTION</text:p>
          </table:table-cell>
          <table:table-cell office:value-type="string">
            <text:p>The Spy who Loved Me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OCO03000</text:p>
          </table:table-cell>
          <table:table-cell office:value-type="string">
            <text:p>FICTION</text:p>
          </table:table-cell>
          <table:table-cell office:value-type="string">
            <text:p>Precipice</text:p>
          </table:table-cell>
          <table:table-cell office:value-type="string">
            <text:p>Colin Forbes</text:p>
          </table:table-cell>
        </table:table-row>
        <table:table-row>
          <table:table-cell office:value-type="string">
            <text:p>FOCO02000</text:p>
          </table:table-cell>
          <table:table-cell office:value-type="string">
            <text:p>FICTION</text:p>
          </table:table-cell>
          <table:table-cell office:value-type="string">
            <text:p>The Palermo Ambush</text:p>
          </table:table-cell>
          <table:table-cell office:value-type="string">
            <text:p>Colin Forbes</text:p>
          </table:table-cell>
        </table:table-row>
        <table:table-row>
          <table:table-cell office:value-type="string">
            <text:p>FLIA10000</text:p>
          </table:table-cell>
          <table:table-cell office:value-type="string">
            <text:p>FICTION</text:p>
          </table:table-cell>
          <table:table-cell office:value-type="string">
            <text:p>Thunderball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LIA12000</text:p>
          </table:table-cell>
          <table:table-cell office:value-type="string">
            <text:p>FICTION</text:p>
          </table:table-cell>
          <table:table-cell office:value-type="string">
            <text:p>Casino Royale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OKE01000</text:p>
          </table:table-cell>
          <table:table-cell office:value-type="string">
            <text:p>FICTION</text:p>
          </table:table-cell>
          <table:table-cell office:value-type="string">
            <text:p>Jackdaws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FR12000</text:p>
          </table:table-cell>
          <table:table-cell office:value-type="string">
            <text:p>FICTION</text:p>
          </table:table-cell>
          <table:table-cell office:value-type="string">
            <text:p>The Phantom of Manhattan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FRDI13000</text:p>
          </table:table-cell>
          <table:table-cell office:value-type="string">
            <text:p>FICTION</text:p>
          </table:table-cell>
          <table:table-cell office:value-type="string">
            <text:p>Smokescreen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DI12000</text:p>
          </table:table-cell>
          <table:table-cell office:value-type="string">
            <text:p>FICTION</text:p>
          </table:table-cell>
          <table:table-cell office:value-type="string">
            <text:p>Comeback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JO02000</text:p>
          </table:table-cell>
          <table:table-cell office:value-type="string">
            <text:p>FICTION</text:p>
          </table:table-cell>
          <table:table-cell office:value-type="string">
            <text:p>Freedom</text:p>
          </table:table-cell>
          <table:table-cell office:value-type="string">
            <text:p>Jonathan Franzen</text:p>
          </table:table-cell>
        </table:table-row>
        <table:table-row>
          <table:table-cell office:value-type="string">
            <text:p>FRJO01000</text:p>
          </table:table-cell>
          <table:table-cell office:value-type="string">
            <text:p>FICTION</text:p>
          </table:table-cell>
          <table:table-cell office:value-type="string">
            <text:p>The Ebony Tower</text:p>
          </table:table-cell>
          <table:table-cell office:value-type="string">
            <text:p>John Fowles</text:p>
          </table:table-cell>
        </table:table-row>
        <table:table-row>
          <table:table-cell office:value-type="string">
            <text:p>FOSAL01000</text:p>
          </table:table-cell>
          <table:table-cell office:value-type="string">
            <text:p>FICTION</text:p>
          </table:table-cell>
          <table:table-cell office:value-type="string">
            <text:p>The Thing</text:p>
          </table:table-cell>
          <table:table-cell office:value-type="string">
            <text:p>Alan Dean Foster</text:p>
          </table:table-cell>
        </table:table-row>
        <table:table-row>
          <table:table-cell office:value-type="string">
            <text:p>ERAB03000</text:p>
          </table:table-cell>
          <table:table-cell office:value-type="string">
            <text:p>FICTION</text:p>
          </table:table-cell>
          <table:table-cell office:value-type="string">
            <text:p>Night of The Dark Trees</text:p>
          </table:table-cell>
          <table:table-cell office:value-type="string">
            <text:p>Abraham Eraly</text:p>
          </table:table-cell>
        </table:table-row>
        <table:table-row>
          <table:table-cell office:value-type="string">
            <text:p>ECUM04000</text:p>
          </table:table-cell>
          <table:table-cell office:value-type="string">
            <text:p>FICTION</text:p>
          </table:table-cell>
          <table:table-cell office:value-type="string">
            <text:p>The Name of the Rose</text:p>
          </table:table-cell>
          <table:table-cell office:value-type="string">
            <text:p>Umberto Eco</text:p>
          </table:table-cell>
        </table:table-row>
        <table:table-row>
          <table:table-cell office:value-type="string">
            <text:p>EDJ01000</text:p>
          </table:table-cell>
          <table:table-cell office:value-type="string">
            <text:p>FICTION</text:p>
          </table:table-cell>
          <table:table-cell office:value-type="string">
            <text:p>The Whif and The War Lance</text:p>
          </table:table-cell>
          <table:table-cell office:value-type="string">
            <text:p>J. T. Edson</text:p>
          </table:table-cell>
        </table:table-row>
        <table:table-row>
          <table:table-cell office:value-type="string">
            <text:p>EDJ04000</text:p>
          </table:table-cell>
          <table:table-cell office:value-type="string">
            <text:p>FICTION</text:p>
          </table:table-cell>
          <table:table-cell office:value-type="string">
            <text:p>The Ysabel Kid</text:p>
          </table:table-cell>
          <table:table-cell office:value-type="string">
            <text:p>J. T. Edson</text:p>
          </table:table-cell>
        </table:table-row>
        <table:table-row>
          <table:table-cell office:value-type="string">
            <text:p>EDJ05000</text:p>
          </table:table-cell>
          <table:table-cell office:value-type="string">
            <text:p>FICTION</text:p>
          </table:table-cell>
          <table:table-cell office:value-type="string">
            <text:p>The Remittance Kid</text:p>
          </table:table-cell>
          <table:table-cell office:value-type="string">
            <text:p>J. T. Edson</text:p>
          </table:table-cell>
        </table:table-row>
        <table:table-row>
          <table:table-cell office:value-type="string">
            <text:p>ELRA02000</text:p>
          </table:table-cell>
          <table:table-cell office:value-type="string">
            <text:p>FICTION</text:p>
          </table:table-cell>
          <table:table-cell office:value-type="string">
            <text:p>Invisible Man</text:p>
          </table:table-cell>
          <table:table-cell office:value-type="string">
            <text:p>Ralph Ellison</text:p>
          </table:table-cell>
        </table:table-row>
        <table:table-row>
          <table:table-cell office:value-type="string">
            <text:p>EGDA01000</text:p>
          </table:table-cell>
          <table:table-cell office:value-type="string">
            <text:p>FICTION</text:p>
          </table:table-cell>
          <table:table-cell office:value-type="string">
            <text:p>A Heartbreaking Work of Staggering Genius</text:p>
          </table:table-cell>
          <table:table-cell office:value-type="string">
            <text:p>Dave Eggers </text:p>
          </table:table-cell>
        </table:table-row>
        <table:table-row>
          <table:table-cell office:value-type="string">
            <text:p>EVNI02000</text:p>
          </table:table-cell>
          <table:table-cell office:value-type="string">
            <text:p>FICTION</text:p>
          </table:table-cell>
          <table:table-cell office:value-type="string">
            <text:p>The Loop</text:p>
          </table:table-cell>
          <table:table-cell office:value-type="string">
            <text:p>Nicholas Evans</text:p>
          </table:table-cell>
        </table:table-row>
        <table:table-row>
          <table:table-cell office:value-type="string">
            <text:p>EVNI01000</text:p>
          </table:table-cell>
          <table:table-cell office:value-type="string">
            <text:p>FICTION</text:p>
          </table:table-cell>
          <table:table-cell office:value-type="string">
            <text:p>The Horse Whisperer</text:p>
          </table:table-cell>
          <table:table-cell office:value-type="string">
            <text:p>Nicholas Evans</text:p>
          </table:table-cell>
        </table:table-row>
        <table:table-row>
          <table:table-cell office:value-type="string">
            <text:p>FOKE03000</text:p>
          </table:table-cell>
          <table:table-cell office:value-type="string">
            <text:p>FICTION</text:p>
          </table:table-cell>
          <table:table-cell office:value-type="string">
            <text:p>The Modigliani Scandal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KE09000</text:p>
          </table:table-cell>
          <table:table-cell office:value-type="string">
            <text:p>FICTION</text:p>
          </table:table-cell>
          <table:table-cell office:value-type="string">
            <text:p>The Key to Rebecca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KE12000</text:p>
          </table:table-cell>
          <table:table-cell office:value-type="string">
            <text:p>FICTION</text:p>
          </table:table-cell>
          <table:table-cell office:value-type="string">
            <text:p>Whiteout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KE05000</text:p>
          </table:table-cell>
          <table:table-cell office:value-type="string">
            <text:p>FICTION</text:p>
          </table:table-cell>
          <table:table-cell office:value-type="string">
            <text:p>Triple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KE02000</text:p>
          </table:table-cell>
          <table:table-cell office:value-type="string">
            <text:p>FICTION</text:p>
          </table:table-cell>
          <table:table-cell office:value-type="string">
            <text:p>The Hammer of Eden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CO01000</text:p>
          </table:table-cell>
          <table:table-cell office:value-type="string">
            <text:p>FICTION</text:p>
          </table:table-cell>
          <table:table-cell office:value-type="string">
            <text:p>Cover Story </text:p>
          </table:table-cell>
          <table:table-cell office:value-type="string">
            <text:p>Colin Forbes</text:p>
          </table:table-cell>
        </table:table-row>
        <table:table-row>
          <table:table-cell office:value-type="string">
            <text:p>FOCO04000</text:p>
          </table:table-cell>
          <table:table-cell office:value-type="string">
            <text:p>FICTION</text:p>
          </table:table-cell>
          <table:table-cell office:value-type="string">
            <text:p>The Cauldron</text:p>
          </table:table-cell>
          <table:table-cell office:value-type="string">
            <text:p>Colin Forbes</text:p>
          </table:table-cell>
        </table:table-row>
        <table:table-row>
          <table:table-cell office:value-type="string">
            <text:p>FOKE11000</text:p>
          </table:table-cell>
          <table:table-cell office:value-type="string">
            <text:p>FICTION</text:p>
          </table:table-cell>
          <table:table-cell office:value-type="string">
            <text:p>The Third Twin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LJE01000</text:p>
          </table:table-cell>
          <table:table-cell office:value-type="string">
            <text:p>FICTION</text:p>
          </table:table-cell>
          <table:table-cell office:value-type="string">
            <text:p>Murder, She Wrote Rum And Razors</text:p>
          </table:table-cell>
          <table:table-cell office:value-type="string">
            <text:p>Jessica Fletcher And Donald Bain</text:p>
          </table:table-cell>
        </table:table-row>
        <table:table-row>
          <table:table-cell office:value-type="string">
            <text:p>FRDI11000</text:p>
          </table:table-cell>
          <table:table-cell office:value-type="string">
            <text:p>FICTION</text:p>
          </table:table-cell>
          <table:table-cell office:value-type="string">
            <text:p>Driving Force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DI01000</text:p>
          </table:table-cell>
          <table:table-cell office:value-type="string">
            <text:p>FICTION</text:p>
          </table:table-cell>
          <table:table-cell office:value-type="string">
            <text:p>Bonecrack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DI10000</text:p>
          </table:table-cell>
          <table:table-cell office:value-type="string">
            <text:p>FICTION</text:p>
          </table:table-cell>
          <table:table-cell office:value-type="string">
            <text:p>Comeback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GE01000</text:p>
          </table:table-cell>
          <table:table-cell office:value-type="string">
            <text:p>FICTION</text:p>
          </table:table-cell>
          <table:table-cell office:value-type="string">
            <text:p>Flashman</text:p>
          </table:table-cell>
          <table:table-cell office:value-type="string">
            <text:p>George Macdonald Fraser</text:p>
          </table:table-cell>
        </table:table-row>
        <table:table-row>
          <table:table-cell office:value-type="string">
            <text:p>FRDI08000</text:p>
          </table:table-cell>
          <table:table-cell office:value-type="string">
            <text:p>FICTION</text:p>
          </table:table-cell>
          <table:table-cell office:value-type="string">
            <text:p>Knock Down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GE02000</text:p>
          </table:table-cell>
          <table:table-cell office:value-type="string">
            <text:p>FICTION</text:p>
          </table:table-cell>
          <table:table-cell office:value-type="string">
            <text:p>Flashman in the Great Game</text:p>
          </table:table-cell>
          <table:table-cell office:value-type="string">
            <text:p>George Macdonald Fraser</text:p>
          </table:table-cell>
        </table:table-row>
        <table:table-row>
          <table:table-cell office:value-type="string">
            <text:p>FRPH01000</text:p>
          </table:table-cell>
          <table:table-cell office:value-type="string">
            <text:p>FICTION</text:p>
          </table:table-cell>
          <table:table-cell office:value-type="string">
            <text:p>Grand Jury</text:p>
          </table:table-cell>
          <table:table-cell office:value-type="string">
            <text:p>Philip Friedman</text:p>
          </table:table-cell>
        </table:table-row>
        <table:table-row>
          <table:table-cell office:value-type="string">
            <text:p>FYN01000</text:p>
          </table:table-cell>
          <table:table-cell office:value-type="string">
            <text:p>FICTION</text:p>
          </table:table-cell>
          <table:table-cell office:value-type="string">
            <text:p>Mister God This is Anna</text:p>
          </table:table-cell>
          <table:table-cell office:value-type="string">
            <text:p>Fynn</text:p>
          </table:table-cell>
        </table:table-row>
        <table:table-row>
          <table:table-cell office:value-type="string">
            <text:p>FYN02000</text:p>
          </table:table-cell>
          <table:table-cell office:value-type="string">
            <text:p>FICTION</text:p>
          </table:table-cell>
          <table:table-cell office:value-type="string">
            <text:p>Mister God This is Anna</text:p>
          </table:table-cell>
          <table:table-cell office:value-type="string">
            <text:p>Fynn</text:p>
          </table:table-cell>
        </table:table-row>
        <table:table-row>
          <table:table-cell office:value-type="string">
            <text:p>FOFR11000</text:p>
          </table:table-cell>
          <table:table-cell office:value-type="string">
            <text:p>FICTION</text:p>
          </table:table-cell>
          <table:table-cell office:value-type="string">
            <text:p>The Shepherd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GANE01000</text:p>
          </table:table-cell>
          <table:table-cell office:value-type="string">
            <text:p>FICTION</text:p>
          </table:table-cell>
          <table:table-cell office:value-type="string">
            <text:p>Anansi Boys</text:p>
          </table:table-cell>
          <table:table-cell office:value-type="string">
            <text:p>Neil Gaiman</text:p>
          </table:table-cell>
        </table:table-row>
        <table:table-row>
          <table:table-cell office:value-type="string">
            <text:p>GRJO11000</text:p>
          </table:table-cell>
          <table:table-cell office:value-type="string">
            <text:p>FICTION</text:p>
          </table:table-cell>
          <table:table-cell office:value-type="string">
            <text:p>Gray Mountain</text:p>
          </table:table-cell>
          <table:table-cell office:value-type="string">
            <text:p>John Grisham</text:p>
          </table:table-cell>
        </table:table-row>
        <table:table-row>
          <table:table-cell office:value-type="string">
            <text:p>GAJO05000</text:p>
          </table:table-cell>
          <table:table-cell office:value-type="string">
            <text:p>FICTION</text:p>
          </table:table-cell>
          <table:table-cell office:value-type="string">
            <text:p>Through a Glass Darkly</text:p>
          </table:table-cell>
          <table:table-cell office:value-type="string">
            <text:p>Jostein Gaarder</text:p>
          </table:table-cell>
        </table:table-row>
        <table:table-row>
          <table:table-cell office:value-type="string">
            <text:p>BLJ002000</text:p>
          </table:table-cell>
          <table:table-cell office:value-type="string">
            <text:p>FICTION</text:p>
          </table:table-cell>
          <table:table-cell office:value-type="string">
            <text:p>Mega Crop</text:p>
          </table:table-cell>
          <table:table-cell office:value-type="string">
            <text:p>Jonathan Black</text:p>
          </table:table-cell>
        </table:table-row>
        <table:table-row>
          <table:table-cell office:value-type="string">
            <text:p>BLL01000</text:p>
          </table:table-cell>
          <table:table-cell office:value-type="string">
            <text:p>FICTION</text:p>
          </table:table-cell>
          <table:table-cell office:value-type="string">
            <text:p>Heavy Metal</text:p>
          </table:table-cell>
          <table:table-cell office:value-type="string">
            <text:p>L.F.Blake</text:p>
          </table:table-cell>
        </table:table-row>
        <table:table-row>
          <table:table-cell office:value-type="string">
            <text:p>BLW01000</text:p>
          </table:table-cell>
          <table:table-cell office:value-type="string">
            <text:p>FICTION</text:p>
          </table:table-cell>
          <table:table-cell office:value-type="string">
            <text:p>Legion</text:p>
          </table:table-cell>
          <table:table-cell office:value-type="string">
            <text:p>William P.Blatly</text:p>
          </table:table-cell>
        </table:table-row>
        <table:table-row>
          <table:table-cell office:value-type="string">
            <text:p>CACA01000</text:p>
          </table:table-cell>
          <table:table-cell office:value-type="string">
            <text:p>FICTION</text:p>
          </table:table-cell>
          <table:table-cell office:value-type="string">
            <text:p>The Alienist</text:p>
          </table:table-cell>
          <table:table-cell office:value-type="string">
            <text:p>Caleb Carr</text:p>
          </table:table-cell>
        </table:table-row>
        <table:table-row>
          <table:table-cell office:value-type="string">
            <text:p>BHRA01000</text:p>
          </table:table-cell>
          <table:table-cell office:value-type="string">
            <text:p>FICTION</text:p>
          </table:table-cell>
          <table:table-cell office:value-type="string">
            <text:p>The Sly Company Of People Who Care</text:p>
          </table:table-cell>
          <table:table-cell office:value-type="string">
            <text:p>Rahul Bhattacharya</text:p>
          </table:table-cell>
        </table:table-row>
        <table:table-row>
          <table:table-cell office:value-type="string">
            <text:p>BHCH09000</text:p>
          </table:table-cell>
          <table:table-cell office:value-type="string">
            <text:p>FICTION</text:p>
          </table:table-cell>
          <table:table-cell office:value-type="string">
            <text:p>What Young India Wants 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OMA02000</text:p>
          </table:table-cell>
          <table:table-cell office:value-type="string">
            <text:p>FICTION</text:p>
          </table:table-cell>
          <table:table-cell office:value-type="string">
            <text:p>Guests of the Ayatollah</text:p>
          </table:table-cell>
          <table:table-cell office:value-type="string">
            <text:p>Mark Bowden</text:p>
          </table:table-cell>
        </table:table-row>
        <table:table-row>
          <table:table-cell office:value-type="string">
            <text:p>BHCH08000</text:p>
          </table:table-cell>
          <table:table-cell office:value-type="string">
            <text:p>FICTION</text:p>
          </table:table-cell>
          <table:table-cell office:value-type="string">
            <text:p>Revolution 2020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CH08000</text:p>
          </table:table-cell>
          <table:table-cell office:value-type="string">
            <text:p>FICTION</text:p>
          </table:table-cell>
          <table:table-cell office:value-type="string">
            <text:p>Revolution 2020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CH06000</text:p>
          </table:table-cell>
          <table:table-cell office:value-type="string">
            <text:p>FICTION</text:p>
          </table:table-cell>
          <table:table-cell office:value-type="string">
            <text:p>2 States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CH05000</text:p>
          </table:table-cell>
          <table:table-cell office:value-type="string">
            <text:p>FICTION</text:p>
          </table:table-cell>
          <table:table-cell office:value-type="string">
            <text:p>2 States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CH04000</text:p>
          </table:table-cell>
          <table:table-cell office:value-type="string">
            <text:p>FICTION</text:p>
          </table:table-cell>
          <table:table-cell office:value-type="string">
            <text:p>2 States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CH07000</text:p>
          </table:table-cell>
          <table:table-cell office:value-type="string">
            <text:p>FICTION</text:p>
          </table:table-cell>
          <table:table-cell office:value-type="string">
            <text:p>2 States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BH01000</text:p>
          </table:table-cell>
          <table:table-cell office:value-type="string">
            <text:p>FICTION</text:p>
          </table:table-cell>
          <table:table-cell office:value-type="string">
            <text:p>So Many Hungers</text:p>
          </table:table-cell>
          <table:table-cell office:value-type="string">
            <text:p>Bhabani Bhattacharya</text:p>
          </table:table-cell>
        </table:table-row>
        <table:table-row>
          <table:table-cell office:value-type="string">
            <text:p>BONE01000</text:p>
          </table:table-cell>
          <table:table-cell office:value-type="string">
            <text:p>FICTION</text:p>
          </table:table-cell>
          <table:table-cell office:value-type="string">
            <text:p>Bless Me, Father</text:p>
          </table:table-cell>
          <table:table-cell office:value-type="string">
            <text:p>Neil Boyd</text:p>
          </table:table-cell>
        </table:table-row>
        <table:table-row>
          <table:table-cell office:value-type="string">
            <text:p>BOSH01000</text:p>
          </table:table-cell>
          <table:table-cell office:value-type="string">
            <text:p>FICTION</text:p>
          </table:table-cell>
          <table:table-cell office:value-type="string">
            <text:p>Amu</text:p>
          </table:table-cell>
          <table:table-cell office:value-type="string">
            <text:p>Shonali Bose</text:p>
          </table:table-cell>
        </table:table-row>
        <table:table-row>
          <table:table-cell office:value-type="string">
            <text:p>BORU03000</text:p>
          </table:table-cell>
          <table:table-cell office:value-type="string">
            <text:p>FICTION</text:p>
          </table:table-cell>
          <table:table-cell office:value-type="string">
            <text:p>The Night Train At Deoli And Other Stories</text:p>
          </table:table-cell>
          <table:table-cell office:value-type="string">
            <text:p>Ruskin Bond</text:p>
          </table:table-cell>
        </table:table-row>
        <table:table-row>
          <table:table-cell office:value-type="string">
            <text:p>BORU01000</text:p>
          </table:table-cell>
          <table:table-cell office:value-type="string">
            <text:p>FICTION</text:p>
          </table:table-cell>
          <table:table-cell office:value-type="string">
            <text:p>A Girl from Copenhagen</text:p>
          </table:table-cell>
          <table:table-cell office:value-type="string">
            <text:p>Ruskin Bond</text:p>
          </table:table-cell>
        </table:table-row>
        <table:table-row>
          <table:table-cell office:value-type="string">
            <text:p>BORU04000</text:p>
          </table:table-cell>
          <table:table-cell office:value-type="string">
            <text:p>FICTION</text:p>
          </table:table-cell>
          <table:table-cell office:value-type="string">
            <text:p>The Room on the Roof and Vagrants in the valley </text:p>
          </table:table-cell>
          <table:table-cell office:value-type="string">
            <text:p>Ruskin Bond</text:p>
          </table:table-cell>
        </table:table-row>
        <table:table-row>
          <table:table-cell office:value-type="string">
            <text:p>BOHE03000</text:p>
          </table:table-cell>
          <table:table-cell office:value-type="string">
            <text:p>FICTION</text:p>
          </table:table-cell>
          <table:table-cell office:value-type="string">
            <text:p>Group Portrait with lady </text:p>
          </table:table-cell>
          <table:table-cell office:value-type="string">
            <text:p>Heinrich Boll</text:p>
          </table:table-cell>
        </table:table-row>
        <table:table-row>
          <table:table-cell office:value-type="string">
            <text:p>BOHE01000</text:p>
          </table:table-cell>
          <table:table-cell office:value-type="string">
            <text:p>FICTION</text:p>
          </table:table-cell>
          <table:table-cell office:value-type="string">
            <text:p>Group Portrait with lady </text:p>
          </table:table-cell>
          <table:table-cell office:value-type="string">
            <text:p>Heinrich Boll</text:p>
          </table:table-cell>
        </table:table-row>
        <table:table-row>
          <table:table-cell office:value-type="string">
            <text:p>BODA01000</text:p>
          </table:table-cell>
          <table:table-cell office:value-type="string">
            <text:p>FICTION</text:p>
          </table:table-cell>
          <table:table-cell office:value-type="string">
            <text:p>Breaking The DA VINCI code</text:p>
          </table:table-cell>
          <table:table-cell office:value-type="string">
            <text:p>Darell L. Bock</text:p>
          </table:table-cell>
        </table:table-row>
        <table:table-row>
          <table:table-cell office:value-type="string">
            <text:p>BIJU02000</text:p>
          </table:table-cell>
          <table:table-cell office:value-type="string">
            <text:p>FICTION</text:p>
          </table:table-cell>
          <table:table-cell office:value-type="string">
            <text:p>Are you there God, It's Me Margaret </text:p>
          </table:table-cell>
          <table:table-cell office:value-type="string">
            <text:p>Judy Blume </text:p>
          </table:table-cell>
        </table:table-row>
        <table:table-row>
          <table:table-cell office:value-type="string">
            <text:p>BIJ001000</text:p>
          </table:table-cell>
          <table:table-cell office:value-type="string">
            <text:p>FICTION</text:p>
          </table:table-cell>
          <table:table-cell office:value-type="string">
            <text:p>Ride The Golden Tiger</text:p>
          </table:table-cell>
          <table:table-cell office:value-type="string">
            <text:p>JOnathan Black</text:p>
          </table:table-cell>
        </table:table-row>
        <table:table-row>
          <table:table-cell office:value-type="string">
            <text:p>BLJ003000</text:p>
          </table:table-cell>
          <table:table-cell office:value-type="string">
            <text:p>FICTION</text:p>
          </table:table-cell>
          <table:table-cell office:value-type="string">
            <text:p>Dead Run </text:p>
          </table:table-cell>
          <table:table-cell office:value-type="string">
            <text:p>Jonathan Black</text:p>
          </table:table-cell>
        </table:table-row>
        <table:table-row>
          <table:table-cell office:value-type="string">
            <text:p>BLJ004000</text:p>
          </table:table-cell>
          <table:table-cell office:value-type="string">
            <text:p>FICTION</text:p>
          </table:table-cell>
          <table:table-cell office:value-type="string">
            <text:p>OIL</text:p>
          </table:table-cell>
          <table:table-cell office:value-type="string">
            <text:p>Jonathan Black</text:p>
          </table:table-cell>
        </table:table-row>
        <table:table-row>
          <table:table-cell office:value-type="string">
            <text:p>BRGA01000</text:p>
          </table:table-cell>
          <table:table-cell office:value-type="string">
            <text:p>FICTION</text:p>
          </table:table-cell>
          <table:table-cell office:value-type="string">
            <text:p>The curious case of Benjamin Button </text:p>
          </table:table-cell>
          <table:table-cell office:value-type="string">
            <text:p>Gabriel Brownstein </text:p>
          </table:table-cell>
        </table:table-row>
        <table:table-row>
          <table:table-cell office:value-type="string">
            <text:p>BRGE01000</text:p>
          </table:table-cell>
          <table:table-cell office:value-type="string">
            <text:p>FICTION</text:p>
          </table:table-cell>
          <table:table-cell office:value-type="string">
            <text:p>Slide</text:p>
          </table:table-cell>
          <table:table-cell office:value-type="string">
            <text:p>Gerald A Browne</text:p>
          </table:table-cell>
        </table:table-row>
        <table:table-row>
          <table:table-cell office:value-type="string">
            <text:p>BRDA01000</text:p>
          </table:table-cell>
          <table:table-cell office:value-type="string">
            <text:p>FICTION</text:p>
          </table:table-cell>
          <table:table-cell office:value-type="string">
            <text:p>Wings of fire</text:p>
          </table:table-cell>
          <table:table-cell office:value-type="string">
            <text:p>Dale Brown</text:p>
          </table:table-cell>
        </table:table-row>
        <table:table-row>
          <table:table-cell office:value-type="string">
            <text:p>BRS01000</text:p>
          </table:table-cell>
          <table:table-cell office:value-type="string">
            <text:p>FICTION</text:p>
          </table:table-cell>
          <table:table-cell office:value-type="string">
            <text:p>A Cat on the scent </text:p>
          </table:table-cell>
          <table:table-cell office:value-type="string">
            <text:p>Rita Mae Brown</text:p>
          </table:table-cell>
        </table:table-row>
        <table:table-row>
          <table:table-cell office:value-type="string">
            <text:p>FLIA09000</text:p>
          </table:table-cell>
          <table:table-cell office:value-type="string">
            <text:p>FICTION</text:p>
          </table:table-cell>
          <table:table-cell office:value-type="string">
            <text:p>The Man with the Golden Gun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LIA06000</text:p>
          </table:table-cell>
          <table:table-cell office:value-type="string">
            <text:p>FICTION</text:p>
          </table:table-cell>
          <table:table-cell office:value-type="string">
            <text:p>You Only Live Twice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LIA04000</text:p>
          </table:table-cell>
          <table:table-cell office:value-type="string">
            <text:p>FICTION</text:p>
          </table:table-cell>
          <table:table-cell office:value-type="string">
            <text:p>Octopussy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LIA03000</text:p>
          </table:table-cell>
          <table:table-cell office:value-type="string">
            <text:p>FICTION</text:p>
          </table:table-cell>
          <table:table-cell office:value-type="string">
            <text:p>Moonraker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LIA02000</text:p>
          </table:table-cell>
          <table:table-cell office:value-type="string">
            <text:p>FICTION</text:p>
          </table:table-cell>
          <table:table-cell office:value-type="string">
            <text:p>On Her Majesty's Secret Service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LIA01000</text:p>
          </table:table-cell>
          <table:table-cell office:value-type="string">
            <text:p>FICTION</text:p>
          </table:table-cell>
          <table:table-cell office:value-type="string">
            <text:p>For Your Eyes Only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IFO03000</text:p>
          </table:table-cell>
          <table:table-cell office:value-type="string">
            <text:p>FICTION</text:p>
          </table:table-cell>
          <table:table-cell office:value-type="string">
            <text:p>Tender is the Night</text:p>
          </table:table-cell>
          <table:table-cell office:value-type="string">
            <text:p>F. Scott Fitzgerald</text:p>
          </table:table-cell>
        </table:table-row>
        <table:table-row>
          <table:table-cell office:value-type="string">
            <text:p>FIHEN01000</text:p>
          </table:table-cell>
          <table:table-cell office:value-type="string">
            <text:p>FICTION</text:p>
          </table:table-cell>
          <table:table-cell office:value-type="string">
            <text:p>Joseph Andrews</text:p>
          </table:table-cell>
          <table:table-cell office:value-type="string">
            <text:p>Henry Fielding</text:p>
          </table:table-cell>
        </table:table-row>
        <table:table-row>
          <table:table-cell office:value-type="string">
            <text:p>FIHE01000</text:p>
          </table:table-cell>
          <table:table-cell office:value-type="string">
            <text:p>FICTION</text:p>
          </table:table-cell>
          <table:table-cell office:value-type="string">
            <text:p>Olivia Joules and the Overactive Imagination</text:p>
          </table:table-cell>
          <table:table-cell office:value-type="string">
            <text:p>Helen Fielding</text:p>
          </table:table-cell>
        </table:table-row>
        <table:table-row>
          <table:table-cell office:value-type="string">
            <text:p>FIHE02000</text:p>
          </table:table-cell>
          <table:table-cell office:value-type="string">
            <text:p>FICTION</text:p>
          </table:table-cell>
          <table:table-cell office:value-type="string">
            <text:p>Cause Celeb</text:p>
          </table:table-cell>
          <table:table-cell office:value-type="string">
            <text:p>Helen Fielding</text:p>
          </table:table-cell>
        </table:table-row>
        <table:table-row>
          <table:table-cell office:value-type="string">
            <text:p>FAWI02000</text:p>
          </table:table-cell>
          <table:table-cell office:value-type="string">
            <text:p>FICTION</text:p>
          </table:table-cell>
          <table:table-cell office:value-type="string">
            <text:p>The Wild Palms</text:p>
          </table:table-cell>
          <table:table-cell office:value-type="string">
            <text:p>William Faulkner</text:p>
          </table:table-cell>
        </table:table-row>
        <table:table-row>
          <table:table-cell office:value-type="string">
            <text:p>FAWI03000</text:p>
          </table:table-cell>
          <table:table-cell office:value-type="string">
            <text:p>FICTION</text:p>
          </table:table-cell>
          <table:table-cell office:value-type="string">
            <text:p>Pylon</text:p>
          </table:table-cell>
          <table:table-cell office:value-type="string">
            <text:p>William Faulkner</text:p>
          </table:table-cell>
        </table:table-row>
        <table:table-row>
          <table:table-cell office:value-type="string">
            <text:p>FAWI01000</text:p>
          </table:table-cell>
          <table:table-cell office:value-type="string">
            <text:p>FICTION</text:p>
          </table:table-cell>
          <table:table-cell office:value-type="string">
            <text:p>As I Lay Dying</text:p>
          </table:table-cell>
          <table:table-cell office:value-type="string">
            <text:p>William Faulkner</text:p>
          </table:table-cell>
        </table:table-row>
        <table:table-row>
          <table:table-cell office:value-type="string">
            <text:p>FLGI01000</text:p>
          </table:table-cell>
          <table:table-cell office:value-type="string">
            <text:p>FICTION</text:p>
          </table:table-cell>
          <table:table-cell office:value-type="string">
            <text:p>Gone Girl</text:p>
          </table:table-cell>
          <table:table-cell office:value-type="string">
            <text:p>Gillian Flynn</text:p>
          </table:table-cell>
        </table:table-row>
        <table:table-row>
          <table:table-cell office:value-type="string">
            <text:p>FAHO01000</text:p>
          </table:table-cell>
          <table:table-cell office:value-type="string">
            <text:p>FICTION</text:p>
          </table:table-cell>
          <table:table-cell office:value-type="string">
            <text:p>The Hessian</text:p>
          </table:table-cell>
          <table:table-cell office:value-type="string">
            <text:p>Howard Fast</text:p>
          </table:table-cell>
        </table:table-row>
        <table:table-row>
          <table:table-cell office:value-type="string">
            <text:p>FAHO02000</text:p>
          </table:table-cell>
          <table:table-cell office:value-type="string">
            <text:p>FICTION</text:p>
          </table:table-cell>
          <table:table-cell office:value-type="string">
            <text:p>Spartacus</text:p>
          </table:table-cell>
          <table:table-cell office:value-type="string">
            <text:p>Howard Fast</text:p>
          </table:table-cell>
        </table:table-row>
        <table:table-row>
          <table:table-cell office:value-type="string">
            <text:p>FAJ01000</text:p>
          </table:table-cell>
          <table:table-cell office:value-type="string">
            <text:p>FICTION</text:p>
          </table:table-cell>
          <table:table-cell office:value-type="string">
            <text:p>The Siege of Krishnapur</text:p>
          </table:table-cell>
          <table:table-cell office:value-type="string">
            <text:p>J. G. Farrell</text:p>
          </table:table-cell>
        </table:table-row>
        <table:table-row>
          <table:table-cell office:value-type="string">
            <text:p>FASO01000</text:p>
          </table:table-cell>
          <table:table-cell office:value-type="string">
            <text:p>FICTION</text:p>
          </table:table-cell>
          <table:table-cell office:value-type="string">
            <text:p>The Girl</text:p>
          </table:table-cell>
          <table:table-cell office:value-type="string">
            <text:p>Sonia Faleiro</text:p>
          </table:table-cell>
        </table:table-row>
        <table:table-row>
          <table:table-cell office:value-type="string">
            <text:p>FOKE17000</text:p>
          </table:table-cell>
          <table:table-cell office:value-type="string">
            <text:p>FICTION</text:p>
          </table:table-cell>
          <table:table-cell office:value-type="string">
            <text:p>Hornet Flight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KE07000</text:p>
          </table:table-cell>
          <table:table-cell office:value-type="string">
            <text:p>FICTION</text:p>
          </table:table-cell>
          <table:table-cell office:value-type="string">
            <text:p>Night Over Water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KE10000</text:p>
          </table:table-cell>
          <table:table-cell office:value-type="string">
            <text:p>FICTION</text:p>
          </table:table-cell>
          <table:table-cell office:value-type="string">
            <text:p>Man from St. Petersburg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KE06000</text:p>
          </table:table-cell>
          <table:table-cell office:value-type="string">
            <text:p>FICTION</text:p>
          </table:table-cell>
          <table:table-cell office:value-type="string">
            <text:p>Lie Down with Lions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LIA08000</text:p>
          </table:table-cell>
          <table:table-cell office:value-type="string">
            <text:p>FICTION</text:p>
          </table:table-cell>
          <table:table-cell office:value-type="string">
            <text:p>Gold Finger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LIA14000</text:p>
          </table:table-cell>
          <table:table-cell office:value-type="string">
            <text:p>FICTION</text:p>
          </table:table-cell>
          <table:table-cell office:value-type="string">
            <text:p>Casino Royale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LIA11000</text:p>
          </table:table-cell>
          <table:table-cell office:value-type="string">
            <text:p>FICTION</text:p>
          </table:table-cell>
          <table:table-cell office:value-type="string">
            <text:p>Casino Royale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OFR08000</text:p>
          </table:table-cell>
          <table:table-cell office:value-type="string">
            <text:p>FICTION</text:p>
          </table:table-cell>
          <table:table-cell office:value-type="string">
            <text:p>The Fourth Protocol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FOFR06000</text:p>
          </table:table-cell>
          <table:table-cell office:value-type="string">
            <text:p>FICTION</text:p>
          </table:table-cell>
          <table:table-cell office:value-type="string">
            <text:p>Icon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FOFR05000</text:p>
          </table:table-cell>
          <table:table-cell office:value-type="string">
            <text:p>FICTION</text:p>
          </table:table-cell>
          <table:table-cell office:value-type="string">
            <text:p>The Veteran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FOFR03000</text:p>
          </table:table-cell>
          <table:table-cell office:value-type="string">
            <text:p>FICTION</text:p>
          </table:table-cell>
          <table:table-cell office:value-type="string">
            <text:p>No Comebacks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FOFR02000</text:p>
          </table:table-cell>
          <table:table-cell office:value-type="string">
            <text:p>FICTION</text:p>
          </table:table-cell>
          <table:table-cell office:value-type="string">
            <text:p>Icon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FOFR07000</text:p>
          </table:table-cell>
          <table:table-cell office:value-type="string">
            <text:p>FICTION</text:p>
          </table:table-cell>
          <table:table-cell office:value-type="string">
            <text:p>The Dogs of War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FOFR19000</text:p>
          </table:table-cell>
          <table:table-cell office:value-type="string">
            <text:p>FICTION</text:p>
          </table:table-cell>
          <table:table-cell office:value-type="string">
            <text:p>The Devil's Alternative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FOFR01000</text:p>
          </table:table-cell>
          <table:table-cell office:value-type="string">
            <text:p>FICTION</text:p>
          </table:table-cell>
          <table:table-cell office:value-type="string">
            <text:p>The Deceiver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FOFR09000</text:p>
          </table:table-cell>
          <table:table-cell office:value-type="string">
            <text:p>FICTION</text:p>
          </table:table-cell>
          <table:table-cell office:value-type="string">
            <text:p>The Day of the Jackal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SEAL02000</text:p>
          </table:table-cell>
          <table:table-cell office:value-type="string">
            <text:p>FICTION</text:p>
          </table:table-cell>
          <table:table-cell office:value-type="string">
            <text:p>The Lovely Bones</text:p>
          </table:table-cell>
          <table:table-cell office:value-type="string">
            <text:p>Alice Sebold</text:p>
          </table:table-cell>
        </table:table-row>
        <table:table-row>
          <table:table-cell office:value-type="string">
            <text:p>FRDI03000</text:p>
          </table:table-cell>
          <table:table-cell office:value-type="string">
            <text:p>FICTION</text:p>
          </table:table-cell>
          <table:table-cell office:value-type="string">
            <text:p>Banker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OJO02000</text:p>
          </table:table-cell>
          <table:table-cell office:value-type="string">
            <text:p>FICTION</text:p>
          </table:table-cell>
          <table:table-cell office:value-type="string">
            <text:p>Daniel Martin</text:p>
          </table:table-cell>
          <table:table-cell office:value-type="string">
            <text:p>John Fowls</text:p>
          </table:table-cell>
        </table:table-row>
        <table:table-row>
          <table:table-cell office:value-type="string">
            <text:p>FRDI07000</text:p>
          </table:table-cell>
          <table:table-cell office:value-type="string">
            <text:p>FICTION</text:p>
          </table:table-cell>
          <table:table-cell office:value-type="string">
            <text:p>Proof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DI06000</text:p>
          </table:table-cell>
          <table:table-cell office:value-type="string">
            <text:p>FICTION</text:p>
          </table:table-cell>
          <table:table-cell office:value-type="string">
            <text:p>Driving Force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DI05000</text:p>
          </table:table-cell>
          <table:table-cell office:value-type="string">
            <text:p>FICTION</text:p>
          </table:table-cell>
          <table:table-cell office:value-type="string">
            <text:p>Odds Against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DI04000</text:p>
          </table:table-cell>
          <table:table-cell office:value-type="string">
            <text:p>FICTION</text:p>
          </table:table-cell>
          <table:table-cell office:value-type="string">
            <text:p>Comeback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DI02000</text:p>
          </table:table-cell>
          <table:table-cell office:value-type="string">
            <text:p>FICTION</text:p>
          </table:table-cell>
          <table:table-cell office:value-type="string">
            <text:p>In the Frame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DI09000</text:p>
          </table:table-cell>
          <table:table-cell office:value-type="string">
            <text:p>FICTION</text:p>
          </table:table-cell>
          <table:table-cell office:value-type="string">
            <text:p>Whip Hand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GIWI03000</text:p>
            <text:p/>
          </table:table-cell>
          <table:table-cell office:value-type="string">
            <text:p>FICTION</text:p>
          </table:table-cell>
          <table:table-cell office:value-type="string">
            <text:p>Neuromancer</text:p>
          </table:table-cell>
          <table:table-cell office:value-type="string">
            <text:p>William Gibson</text:p>
            <text:p/>
          </table:table-cell>
        </table:table-row>
        <table:table-row>
          <table:table-cell office:value-type="string">
            <text:p>GIWI02000</text:p>
          </table:table-cell>
          <table:table-cell office:value-type="string">
            <text:p>FICTION</text:p>
          </table:table-cell>
          <table:table-cell office:value-type="string">
            <text:p>Idoru</text:p>
          </table:table-cell>
          <table:table-cell office:value-type="string">
            <text:p>Wiliam Gibson</text:p>
          </table:table-cell>
        </table:table-row>
        <table:table-row>
          <table:table-cell office:value-type="string">
            <text:p>GIWI01000</text:p>
          </table:table-cell>
          <table:table-cell office:value-type="string">
            <text:p>FICTION</text:p>
          </table:table-cell>
          <table:table-cell office:value-type="string">
            <text:p>The Difference Engine</text:p>
          </table:table-cell>
          <table:table-cell office:value-type="string">
            <text:p>William Gibson</text:p>
            <text:p/>
          </table:table-cell>
        </table:table-row>
        <table:table-row>
          <table:table-cell office:value-type="string">
            <text:p>GIKA01000</text:p>
          </table:table-cell>
          <table:table-cell office:value-type="string">
            <text:p>FICTION</text:p>
          </table:table-cell>
          <table:table-cell office:value-type="string">
            <text:p>The Garden of the Prophet</text:p>
          </table:table-cell>
          <table:table-cell office:value-type="string">
            <text:p>Kahlil Gibran</text:p>
          </table:table-cell>
        </table:table-row>
        <table:table-row>
          <table:table-cell office:value-type="string">
            <text:p>GALJO01000</text:p>
          </table:table-cell>
          <table:table-cell office:value-type="string">
            <text:p>FICTION</text:p>
          </table:table-cell>
          <table:table-cell office:value-type="string">
            <text:p>The Forsyte Saga</text:p>
          </table:table-cell>
          <table:table-cell office:value-type="string">
            <text:p>John Galsworthy</text:p>
          </table:table-cell>
        </table:table-row>
        <table:table-row>
          <table:table-cell office:value-type="string">
            <text:p>GALJO02000</text:p>
          </table:table-cell>
          <table:table-cell office:value-type="string">
            <text:p>FICTION</text:p>
          </table:table-cell>
          <table:table-cell office:value-type="string">
            <text:p>The Forsyte Saga</text:p>
          </table:table-cell>
          <table:table-cell office:value-type="string">
            <text:p>John Galsworthy</text:p>
          </table:table-cell>
        </table:table-row>
        <table:table-row>
          <table:table-cell office:value-type="string">
            <text:p>GACH01000</text:p>
          </table:table-cell>
          <table:table-cell office:value-type="string">
            <text:p>FICTION</text:p>
          </table:table-cell>
          <table:table-cell office:value-type="string">
            <text:p>they Saw Tomorrow</text:p>
          </table:table-cell>
          <table:table-cell office:value-type="string">
            <text:p>Chares Neilson Gattey</text:p>
          </table:table-cell>
        </table:table-row>
        <table:table-row>
          <table:table-cell office:value-type="string">
            <text:p>GHAM07000</text:p>
          </table:table-cell>
          <table:table-cell office:value-type="string">
            <text:p>FICTION</text:p>
          </table:table-cell>
          <table:table-cell office:value-type="string">
            <text:p>The Hungry Tide</text:p>
          </table:table-cell>
          <table:table-cell office:value-type="string">
            <text:p>Amitav Ghosh</text:p>
          </table:table-cell>
        </table:table-row>
        <table:table-row>
          <table:table-cell office:value-type="string">
            <text:p>GHAM03000</text:p>
          </table:table-cell>
          <table:table-cell office:value-type="string">
            <text:p>FICTION</text:p>
          </table:table-cell>
          <table:table-cell office:value-type="string">
            <text:p>The Glass Palace</text:p>
          </table:table-cell>
          <table:table-cell office:value-type="string">
            <text:p>Amitav Ghosh</text:p>
          </table:table-cell>
        </table:table-row>
        <table:table-row>
          <table:table-cell office:value-type="string">
            <text:p>GHAM06000</text:p>
          </table:table-cell>
          <table:table-cell office:value-type="string">
            <text:p>FICTION</text:p>
          </table:table-cell>
          <table:table-cell office:value-type="string">
            <text:p>The Glass Palace</text:p>
          </table:table-cell>
          <table:table-cell office:value-type="string">
            <text:p>Amitav Ghosh</text:p>
          </table:table-cell>
        </table:table-row>
        <table:table-row>
          <table:table-cell office:value-type="string">
            <text:p>GANER01000</text:p>
          </table:table-cell>
          <table:table-cell office:value-type="string">
            <text:p>FICTION</text:p>
          </table:table-cell>
          <table:table-cell office:value-type="string">
            <text:p>Gentlemen of Adventure</text:p>
          </table:table-cell>
          <table:table-cell office:value-type="string">
            <text:p>Ernest K. Gann</text:p>
          </table:table-cell>
        </table:table-row>
        <table:table-row>
          <table:table-cell office:value-type="string">
            <text:p>COJA03000</text:p>
          </table:table-cell>
          <table:table-cell office:value-type="string">
            <text:p>FICTION</text:p>
          </table:table-cell>
          <table:table-cell office:value-type="string">
            <text:p>Hollywood Wive</text:p>
          </table:table-cell>
          <table:table-cell office:value-type="string">
            <text:p>Jackie Collins</text:p>
          </table:table-cell>
        </table:table-row>
        <table:table-row>
          <table:table-cell office:value-type="string">
            <text:p>COJA06000</text:p>
          </table:table-cell>
          <table:table-cell office:value-type="string">
            <text:p>FICTION</text:p>
          </table:table-cell>
          <table:table-cell office:value-type="string">
            <text:p>Lucky</text:p>
          </table:table-cell>
          <table:table-cell office:value-type="string">
            <text:p>Jackie Collins</text:p>
          </table:table-cell>
        </table:table-row>
        <table:table-row>
          <table:table-cell office:value-type="string">
            <text:p>COJA04000</text:p>
          </table:table-cell>
          <table:table-cell office:value-type="string">
            <text:p>FICTION</text:p>
          </table:table-cell>
          <table:table-cell office:value-type="string">
            <text:p>Lucky</text:p>
          </table:table-cell>
          <table:table-cell office:value-type="string">
            <text:p>Jackie Collins</text:p>
          </table:table-cell>
        </table:table-row>
        <table:table-row>
          <table:table-cell office:value-type="string">
            <text:p>COJA07000</text:p>
          </table:table-cell>
          <table:table-cell office:value-type="string">
            <text:p>FICTION</text:p>
          </table:table-cell>
          <table:table-cell office:value-type="string">
            <text:p>Stud</text:p>
          </table:table-cell>
          <table:table-cell office:value-type="string">
            <text:p>Jackie Collins</text:p>
          </table:table-cell>
        </table:table-row>
        <table:table-row>
          <table:table-cell office:value-type="string">
            <text:p>COJA01000</text:p>
          </table:table-cell>
          <table:table-cell office:value-type="string">
            <text:p>FICTION</text:p>
          </table:table-cell>
          <table:table-cell office:value-type="string">
            <text:p>The Love Killer</text:p>
          </table:table-cell>
          <table:table-cell office:value-type="string">
            <text:p>Jackie Collins</text:p>
          </table:table-cell>
        </table:table-row>
        <table:table-row>
          <table:table-cell office:value-type="string">
            <text:p>BlCa01000</text:p>
          </table:table-cell>
          <table:table-cell office:value-type="string">
            <text:p>FICTION</text:p>
          </table:table-cell>
          <table:table-cell office:value-type="string">
            <text:p>Raiders of the lost ark</text:p>
          </table:table-cell>
          <table:table-cell office:value-type="string">
            <text:p>Campbell Black</text:p>
          </table:table-cell>
        </table:table-row>
        <table:table-row>
          <table:table-cell office:value-type="string">
            <text:p>bhch10000</text:p>
          </table:table-cell>
          <table:table-cell office:value-type="string">
            <text:p>FICTION</text:p>
          </table:table-cell>
          <table:table-cell office:value-type="string">
            <text:p>Half girlfriend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CH01000</text:p>
          </table:table-cell>
          <table:table-cell office:value-type="string">
            <text:p>FICTION</text:p>
          </table:table-cell>
          <table:table-cell office:value-type="string">
            <text:p>Five point someone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1188</text:p>
          </table:table-cell>
          <table:table-cell office:value-type="string">
            <text:p>FICTION</text:p>
          </table:table-cell>
          <table:table-cell office:value-type="string">
            <text:p>One night @ the call center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Ab01000</text:p>
          </table:table-cell>
          <table:table-cell office:value-type="string">
            <text:p>FICTION</text:p>
          </table:table-cell>
          <table:table-cell office:value-type="string">
            <text:p>Mediocre but arrogant</text:p>
          </table:table-cell>
          <table:table-cell office:value-type="string">
            <text:p>Abhijit Bhaduri</text:p>
          </table:table-cell>
        </table:table-row>
        <table:table-row>
          <table:table-cell office:value-type="string">
            <text:p>BhCh07000</text:p>
          </table:table-cell>
          <table:table-cell office:value-type="string">
            <text:p>FICTION</text:p>
          </table:table-cell>
          <table:table-cell office:value-type="string">
            <text:p>One night @ the call center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dh02000</text:p>
          </table:table-cell>
          <table:table-cell office:value-type="string">
            <text:p>FICTION</text:p>
          </table:table-cell>
          <table:table-cell office:value-type="string">
            <text:p>The sun's seventh horse</text:p>
          </table:table-cell>
          <table:table-cell office:value-type="string">
            <text:p>Dharmavir Bharati</text:p>
          </table:table-cell>
        </table:table-row>
        <table:table-row>
          <table:table-cell office:value-type="string">
            <text:p>bhdh01000</text:p>
          </table:table-cell>
          <table:table-cell office:value-type="string">
            <text:p>FICTION</text:p>
          </table:table-cell>
          <table:table-cell office:value-type="string">
            <text:p>The sun's seventh horse</text:p>
          </table:table-cell>
          <table:table-cell office:value-type="string">
            <text:p>Dharmavir Bharati</text:p>
          </table:table-cell>
        </table:table-row>
        <table:table-row>
          <table:table-cell office:value-type="string">
            <text:p>BhCh02.100</text:p>
          </table:table-cell>
          <table:table-cell office:value-type="string">
            <text:p>FICTION</text:p>
          </table:table-cell>
          <table:table-cell office:value-type="string">
            <text:p>One night @ the call center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Ma01000</text:p>
          </table:table-cell>
          <table:table-cell office:value-type="string">
            <text:p>FICTION</text:p>
          </table:table-cell>
          <table:table-cell office:value-type="string">
            <text:p>The dusk of life and other stories</text:p>
          </table:table-cell>
          <table:table-cell office:value-type="string">
            <text:p>Mannu Bhandari</text:p>
          </table:table-cell>
        </table:table-row>
        <table:table-row>
          <table:table-cell office:value-type="string">
            <text:p>BoMal01000</text:p>
          </table:table-cell>
          <table:table-cell office:value-type="string">
            <text:p>FICTION</text:p>
          </table:table-cell>
          <table:table-cell office:value-type="string">
            <text:p>The warlord</text:p>
          </table:table-cell>
          <table:table-cell office:value-type="string">
            <text:p>Malcolm Bosse</text:p>
          </table:table-cell>
        </table:table-row>
        <table:table-row>
          <table:table-cell office:value-type="string">
            <text:p>BoAn01000</text:p>
          </table:table-cell>
          <table:table-cell office:value-type="string">
            <text:p>FICTION</text:p>
          </table:table-cell>
          <table:table-cell office:value-type="string">
            <text:p>Bombay rains, bombay girls</text:p>
          </table:table-cell>
          <table:table-cell office:value-type="string">
            <text:p>Anirban Bose</text:p>
          </table:table-cell>
        </table:table-row>
        <table:table-row>
          <table:table-cell office:value-type="string">
            <text:p>BoKa01000</text:p>
          </table:table-cell>
          <table:table-cell office:value-type="string">
            <text:p>FICTION</text:p>
          </table:table-cell>
          <table:table-cell office:value-type="string">
            <text:p>Behind the beautiful forevers</text:p>
          </table:table-cell>
          <table:table-cell office:value-type="string">
            <text:p>Katherine Boo</text:p>
          </table:table-cell>
        </table:table-row>
        <table:table-row>
          <table:table-cell office:value-type="string">
            <text:p>BoRu05000</text:p>
          </table:table-cell>
          <table:table-cell office:value-type="string">
            <text:p>FICTION</text:p>
          </table:table-cell>
          <table:table-cell office:value-type="string">
            <text:p>Rain in the Mountains</text:p>
          </table:table-cell>
          <table:table-cell office:value-type="string">
            <text:p>Ruskin Bond</text:p>
          </table:table-cell>
        </table:table-row>
        <table:table-row>
          <table:table-cell office:value-type="string">
            <text:p>BoRu27000</text:p>
          </table:table-cell>
          <table:table-cell office:value-type="string">
            <text:p>FICTION</text:p>
          </table:table-cell>
          <table:table-cell office:value-type="string">
            <text:p>Our Trees Still  Grow in Dehra</text:p>
          </table:table-cell>
          <table:table-cell office:value-type="string">
            <text:p>Ruskin Bond</text:p>
          </table:table-cell>
        </table:table-row>
        <table:table-row>
          <table:table-cell office:value-type="string">
            <text:p>BoHe04000</text:p>
          </table:table-cell>
          <table:table-cell office:value-type="string">
            <text:p>FICTION</text:p>
          </table:table-cell>
          <table:table-cell office:value-type="string">
            <text:p>Children are Civilians too</text:p>
          </table:table-cell>
          <table:table-cell office:value-type="string">
            <text:p>Heinrich Boll</text:p>
          </table:table-cell>
        </table:table-row>
        <table:table-row>
          <table:table-cell office:value-type="string">
            <text:p>BoHe02000</text:p>
          </table:table-cell>
          <table:table-cell office:value-type="string">
            <text:p>FICTION</text:p>
          </table:table-cell>
          <table:table-cell office:value-type="string">
            <text:p>Children are Civilians too</text:p>
          </table:table-cell>
          <table:table-cell office:value-type="string">
            <text:p>Heinrich Boll</text:p>
          </table:table-cell>
        </table:table-row>
        <table:table-row>
          <table:table-cell office:value-type="string">
            <text:p>BlJu01000</text:p>
          </table:table-cell>
          <table:table-cell office:value-type="string">
            <text:p>FICTION</text:p>
          </table:table-cell>
          <table:table-cell office:value-type="string">
            <text:p>Summer Sisters</text:p>
          </table:table-cell>
          <table:table-cell office:value-type="string">
            <text:p>Judy Blume</text:p>
          </table:table-cell>
        </table:table-row>
        <table:table-row>
          <table:table-cell office:value-type="string">
            <text:p>BlJe01000</text:p>
          </table:table-cell>
          <table:table-cell office:value-type="string">
            <text:p>FICTION</text:p>
          </table:table-cell>
          <table:table-cell office:value-type="string">
            <text:p>Blue Horizons</text:p>
          </table:table-cell>
          <table:table-cell office:value-type="string">
            <text:p>Jessica Blake</text:p>
          </table:table-cell>
        </table:table-row>
        <table:table-row>
          <table:table-cell office:value-type="string">
            <text:p>BoMa01000</text:p>
          </table:table-cell>
          <table:table-cell office:value-type="string">
            <text:p>FICTION</text:p>
          </table:table-cell>
          <table:table-cell office:value-type="string">
            <text:p>Black Hawk Down</text:p>
          </table:table-cell>
          <table:table-cell office:value-type="string">
            <text:p>Mark Bowden</text:p>
          </table:table-cell>
        </table:table-row>
        <table:table-row>
          <table:table-cell office:value-type="string">
            <text:p>CaJo17000</text:p>
          </table:table-cell>
          <table:table-cell office:value-type="string">
            <text:p>FICTION</text:p>
          </table:table-cell>
          <table:table-cell office:value-type="string">
            <text:p>The Tailor of Panama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BuAn01000</text:p>
          </table:table-cell>
          <table:table-cell office:value-type="string">
            <text:p>FICTION</text:p>
          </table:table-cell>
          <table:table-cell office:value-type="string">
            <text:p>Any Old Iron</text:p>
          </table:table-cell>
          <table:table-cell office:value-type="string">
            <text:p>Anthony Burgess</text:p>
          </table:table-cell>
        </table:table-row>
        <table:table-row>
          <table:table-cell office:value-type="string">
            <text:p>BuCh01000</text:p>
          </table:table-cell>
          <table:table-cell office:value-type="string">
            <text:p>FICTION</text:p>
          </table:table-cell>
          <table:table-cell office:value-type="string">
            <text:p>No Way to Treat a First Lady</text:p>
          </table:table-cell>
          <table:table-cell office:value-type="string">
            <text:p>Christopher Buckley</text:p>
          </table:table-cell>
        </table:table-row>
        <table:table-row>
          <table:table-cell office:value-type="string">
            <text:p>BuPe04000</text:p>
          </table:table-cell>
          <table:table-cell office:value-type="string">
            <text:p>FICTION</text:p>
          </table:table-cell>
          <table:table-cell office:value-type="string">
            <text:p>Mandala</text:p>
          </table:table-cell>
          <table:table-cell office:value-type="string">
            <text:p>Pearl S. Buck</text:p>
          </table:table-cell>
        </table:table-row>
        <table:table-row>
          <table:table-cell office:value-type="string">
            <text:p>BuPe01000</text:p>
          </table:table-cell>
          <table:table-cell office:value-type="string">
            <text:p>FICTION</text:p>
          </table:table-cell>
          <table:table-cell office:value-type="string">
            <text:p>The Living Reed</text:p>
          </table:table-cell>
          <table:table-cell office:value-type="string">
            <text:p>Pearl S. Buck</text:p>
          </table:table-cell>
        </table:table-row>
        <table:table-row>
          <table:table-cell office:value-type="string">
            <text:p>BuPe02000</text:p>
          </table:table-cell>
          <table:table-cell office:value-type="string">
            <text:p>FICTION</text:p>
          </table:table-cell>
          <table:table-cell office:value-type="string">
            <text:p>Peony</text:p>
          </table:table-cell>
          <table:table-cell office:value-type="string">
            <text:p>Pearl S. Buck</text:p>
          </table:table-cell>
        </table:table-row>
        <table:table-row>
          <table:table-cell office:value-type="string">
            <text:p>BuJo01000</text:p>
          </table:table-cell>
          <table:table-cell office:value-type="string">
            <text:p>FICTION</text:p>
          </table:table-cell>
          <table:table-cell office:value-type="string">
            <text:p>The Three Hostages</text:p>
          </table:table-cell>
          <table:table-cell office:value-type="string">
            <text:p>John Buchan</text:p>
          </table:table-cell>
        </table:table-row>
        <table:table-row>
          <table:table-cell office:value-type="string">
            <text:p>BuJo02000</text:p>
          </table:table-cell>
          <table:table-cell office:value-type="string">
            <text:p>FICTION</text:p>
          </table:table-cell>
          <table:table-cell office:value-type="string">
            <text:p>The Thirty-Nine Steps</text:p>
          </table:table-cell>
          <table:table-cell office:value-type="string">
            <text:p>John Buchan</text:p>
          </table:table-cell>
        </table:table-row>
        <table:table-row>
          <table:table-cell office:value-type="string">
            <text:p>BrBi01000</text:p>
          </table:table-cell>
          <table:table-cell office:value-type="string">
            <text:p>FICTION</text:p>
          </table:table-cell>
          <table:table-cell office:value-type="string">
            <text:p>Notes from a Big Country</text:p>
          </table:table-cell>
          <table:table-cell office:value-type="string">
            <text:p>Bill Bryson</text:p>
          </table:table-cell>
        </table:table-row>
        <table:table-row>
          <table:table-cell office:value-type="string">
            <text:p>BrJo01000</text:p>
          </table:table-cell>
          <table:table-cell office:value-type="string">
            <text:p>FICTION</text:p>
          </table:table-cell>
          <table:table-cell office:value-type="string">
            <text:p>Air Scream</text:p>
          </table:table-cell>
          <table:table-cell office:value-type="string">
            <text:p>John Bruce</text:p>
          </table:table-cell>
        </table:table-row>
        <table:table-row>
          <table:table-cell office:value-type="string">
            <text:p>FUJO01000</text:p>
          </table:table-cell>
          <table:table-cell office:value-type="string">
            <text:p>FICTION</text:p>
          </table:table-cell>
          <table:table-cell office:value-type="string">
            <text:p>The Ghost of Flight</text:p>
          </table:table-cell>
          <table:table-cell office:value-type="string">
            <text:p>John G Fuller</text:p>
          </table:table-cell>
        </table:table-row>
        <table:table-row>
          <table:table-cell office:value-type="string">
            <text:p>FRJO01000</text:p>
          </table:table-cell>
          <table:table-cell office:value-type="string">
            <text:p>FICTION</text:p>
          </table:table-cell>
          <table:table-cell office:value-type="string">
            <text:p>The Corrections</text:p>
          </table:table-cell>
          <table:table-cell office:value-type="string">
            <text:p>Jonathan Franzen</text:p>
          </table:table-cell>
        </table:table-row>
        <table:table-row>
          <table:table-cell office:value-type="string">
            <text:p>FOFR16000</text:p>
          </table:table-cell>
          <table:table-cell office:value-type="string">
            <text:p>FICTION</text:p>
          </table:table-cell>
          <table:table-cell office:value-type="string">
            <text:p>The Odessa File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GOAR01000</text:p>
          </table:table-cell>
          <table:table-cell office:value-type="string">
            <text:p>FICTION</text:p>
          </table:table-cell>
          <table:table-cell office:value-type="string">
            <text:p>Memories of a Geisha</text:p>
          </table:table-cell>
          <table:table-cell office:value-type="string">
            <text:p>Arther Golden</text:p>
          </table:table-cell>
        </table:table-row>
        <table:table-row>
          <table:table-cell office:value-type="string">
            <text:p>GHSA01000</text:p>
          </table:table-cell>
          <table:table-cell office:value-type="string">
            <text:p>FICTION</text:p>
          </table:table-cell>
          <table:table-cell office:value-type="string">
            <text:p>Blind Faith</text:p>
          </table:table-cell>
          <table:table-cell office:value-type="string">
            <text:p>Sagarika Ghose</text:p>
          </table:table-cell>
        </table:table-row>
        <table:table-row>
          <table:table-cell office:value-type="string">
            <text:p>GAJO06000</text:p>
          </table:table-cell>
          <table:table-cell office:value-type="string">
            <text:p>FICTION</text:p>
          </table:table-cell>
          <table:table-cell office:value-type="string">
            <text:p>The Solitaire Mystery</text:p>
          </table:table-cell>
          <table:table-cell office:value-type="string">
            <text:p>Jostein Gaarder</text:p>
          </table:table-cell>
        </table:table-row>
        <table:table-row>
          <table:table-cell office:value-type="string">
            <text:p>GOWI01000</text:p>
          </table:table-cell>
          <table:table-cell office:value-type="string">
            <text:p>FICTION</text:p>
          </table:table-cell>
          <table:table-cell office:value-type="string">
            <text:p>Lord ot the Flies </text:p>
          </table:table-cell>
          <table:table-cell office:value-type="string">
            <text:p>William Golding</text:p>
          </table:table-cell>
        </table:table-row>
        <table:table-row>
          <table:table-cell office:value-type="string">
            <text:p>GOWI03000</text:p>
          </table:table-cell>
          <table:table-cell office:value-type="string">
            <text:p>FICTION</text:p>
          </table:table-cell>
          <table:table-cell office:value-type="string">
            <text:p>Rites of Passage</text:p>
          </table:table-cell>
          <table:table-cell office:value-type="string">
            <text:p>William Golding</text:p>
          </table:table-cell>
        </table:table-row>
        <table:table-row>
          <table:table-cell office:value-type="string">
            <text:p>GAJO02000</text:p>
          </table:table-cell>
          <table:table-cell office:value-type="string">
            <text:p>FICTION</text:p>
          </table:table-cell>
          <table:table-cell office:value-type="string">
            <text:p>The Ringmaster's Daughter</text:p>
          </table:table-cell>
          <table:table-cell office:value-type="string">
            <text:p>Jostein Gaarder</text:p>
          </table:table-cell>
        </table:table-row>
        <table:table-row>
          <table:table-cell office:value-type="string">
            <text:p>GAJO04000</text:p>
          </table:table-cell>
          <table:table-cell office:value-type="string">
            <text:p>FICTION</text:p>
          </table:table-cell>
          <table:table-cell office:value-type="string">
            <text:p>The Christmas Mystery</text:p>
          </table:table-cell>
          <table:table-cell office:value-type="string">
            <text:p>Jostein Gaarder</text:p>
          </table:table-cell>
        </table:table-row>
        <table:table-row>
          <table:table-cell office:value-type="string">
            <text:p>GAJO07000</text:p>
          </table:table-cell>
          <table:table-cell office:value-type="string">
            <text:p>FICTION</text:p>
          </table:table-cell>
          <table:table-cell office:value-type="string">
            <text:p>Maya</text:p>
          </table:table-cell>
          <table:table-cell office:value-type="string">
            <text:p>Jostein Gaarder</text:p>
          </table:table-cell>
        </table:table-row>
        <table:table-row>
          <table:table-cell office:value-type="string">
            <text:p>GHAM02000</text:p>
          </table:table-cell>
          <table:table-cell office:value-type="string">
            <text:p>FICTION</text:p>
          </table:table-cell>
          <table:table-cell office:value-type="string">
            <text:p>The Glass Palace</text:p>
          </table:table-cell>
          <table:table-cell office:value-type="string">
            <text:p>Amitav Ghose</text:p>
          </table:table-cell>
        </table:table-row>
        <table:table-row>
          <table:table-cell office:value-type="string">
            <text:p>GIMA01000</text:p>
          </table:table-cell>
          <table:table-cell office:value-type="string">
            <text:p>FICTION</text:p>
          </table:table-cell>
          <table:table-cell office:value-type="string">
            <text:p>I Love you like a Tomato</text:p>
          </table:table-cell>
          <table:table-cell office:value-type="string">
            <text:p>Marie Giordano</text:p>
          </table:table-cell>
        </table:table-row>
        <table:table-row>
          <table:table-cell office:value-type="string">
            <text:p>GIEL02000</text:p>
          </table:table-cell>
          <table:table-cell office:value-type="string">
            <text:p>FICTION</text:p>
          </table:table-cell>
          <table:table-cell office:value-type="string">
            <text:p>Eat Pray Love</text:p>
          </table:table-cell>
          <table:table-cell office:value-type="string">
            <text:p>Elizabeth Gilbert</text:p>
          </table:table-cell>
        </table:table-row>
        <table:table-row>
          <table:table-cell office:value-type="string">
            <text:p>GRJO012000</text:p>
          </table:table-cell>
          <table:table-cell office:value-type="string">
            <text:p>FICTION</text:p>
          </table:table-cell>
          <table:table-cell office:value-type="string">
            <text:p>The Street Lawyer</text:p>
          </table:table-cell>
          <table:table-cell office:value-type="string">
            <text:p>John Grisham</text:p>
          </table:table-cell>
        </table:table-row>
        <table:table-row>
          <table:table-cell office:value-type="string">
            <text:p>GOHE01000</text:p>
          </table:table-cell>
          <table:table-cell office:value-type="string">
            <text:p>FICTION</text:p>
          </table:table-cell>
          <table:table-cell office:value-type="string">
            <text:p>Dreaming</text:p>
          </table:table-cell>
          <table:table-cell office:value-type="string">
            <text:p>Herbert Gold</text:p>
          </table:table-cell>
        </table:table-row>
        <table:table-row>
          <table:table-cell office:value-type="string">
            <text:p>GOWI02000</text:p>
          </table:table-cell>
          <table:table-cell office:value-type="string">
            <text:p>FICTION</text:p>
          </table:table-cell>
          <table:table-cell office:value-type="string">
            <text:p>Lord ot the Flies </text:p>
          </table:table-cell>
          <table:table-cell office:value-type="string">
            <text:p>William Golding</text:p>
          </table:table-cell>
        </table:table-row>
        <table:table-row>
          <table:table-cell office:value-type="string">
            <text:p>BLJO04000</text:p>
          </table:table-cell>
          <table:table-cell office:value-type="string">
            <text:p>FICTION</text:p>
          </table:table-cell>
          <table:table-cell office:value-type="string">
            <text:p>Oil</text:p>
          </table:table-cell>
          <table:table-cell office:value-type="string">
            <text:p>Jonathan Black</text:p>
          </table:table-cell>
        </table:table-row>
        <table:table-row>
          <table:table-cell office:value-type="string">
            <text:p>COMI03000</text:p>
          </table:table-cell>
          <table:table-cell office:value-type="string">
            <text:p>FICTION</text:p>
          </table:table-cell>
          <table:table-cell office:value-type="string">
            <text:p>The Harry Bosch Novel</text:p>
          </table:table-cell>
          <table:table-cell office:value-type="string">
            <text:p>Michael Connely</text:p>
          </table:table-cell>
        </table:table-row>
        <table:table-row>
          <table:table-cell office:value-type="string">
            <text:p>COJO05000</text:p>
          </table:table-cell>
          <table:table-cell office:value-type="string">
            <text:p>FICTION</text:p>
          </table:table-cell>
          <table:table-cell office:value-type="string">
            <text:p>Slow Man</text:p>
          </table:table-cell>
          <table:table-cell office:value-type="string">
            <text:p>J M Coetzee</text:p>
          </table:table-cell>
        </table:table-row>
        <table:table-row>
          <table:table-cell office:value-type="string">
            <text:p>COMI01000</text:p>
          </table:table-cell>
          <table:table-cell office:value-type="string">
            <text:p>FICTION</text:p>
          </table:table-cell>
          <table:table-cell office:value-type="string">
            <text:p>The Narrows</text:p>
          </table:table-cell>
          <table:table-cell office:value-type="string">
            <text:p>Michael Connely</text:p>
          </table:table-cell>
        </table:table-row>
        <table:table-row>
          <table:table-cell office:value-type="string">
            <text:p>COEPA03000</text:p>
          </table:table-cell>
          <table:table-cell office:value-type="string">
            <text:p>FICTION</text:p>
          </table:table-cell>
          <table:table-cell office:value-type="string">
            <text:p>Eleven Minutes</text:p>
          </table:table-cell>
          <table:table-cell office:value-type="string">
            <text:p>Paulo Coelho</text:p>
          </table:table-cell>
        </table:table-row>
        <table:table-row>
          <table:table-cell office:value-type="string">
            <text:p>COEPA14000</text:p>
          </table:table-cell>
          <table:table-cell office:value-type="string">
            <text:p>FICTION</text:p>
          </table:table-cell>
          <table:table-cell office:value-type="string">
            <text:p>Aleph</text:p>
          </table:table-cell>
          <table:table-cell office:value-type="string">
            <text:p>Paulo Coelho</text:p>
          </table:table-cell>
        </table:table-row>
        <table:table-row>
          <table:table-cell office:value-type="string">
            <text:p>COEPA07000</text:p>
          </table:table-cell>
          <table:table-cell office:value-type="string">
            <text:p>FICTION</text:p>
          </table:table-cell>
          <table:table-cell office:value-type="string">
            <text:p>The Fifth Mountain</text:p>
          </table:table-cell>
          <table:table-cell office:value-type="string">
            <text:p>Paulo Coelho</text:p>
          </table:table-cell>
        </table:table-row>
        <table:table-row>
          <table:table-cell office:value-type="string">
            <text:p>COMI04000</text:p>
          </table:table-cell>
          <table:table-cell office:value-type="string">
            <text:p>FICTION</text:p>
          </table:table-cell>
          <table:table-cell office:value-type="string">
            <text:p>The Black Box</text:p>
          </table:table-cell>
          <table:table-cell office:value-type="string">
            <text:p>Michael Connely</text:p>
          </table:table-cell>
        </table:table-row>
        <table:table-row>
          <table:table-cell office:value-type="string">
            <text:p>COEPA01000</text:p>
          </table:table-cell>
          <table:table-cell office:value-type="string">
            <text:p>FICTION</text:p>
          </table:table-cell>
          <table:table-cell office:value-type="string">
            <text:p>The Devil and Miss Prym</text:p>
          </table:table-cell>
          <table:table-cell office:value-type="string">
            <text:p>Paulo Coelho</text:p>
          </table:table-cell>
        </table:table-row>
        <table:table-row>
          <table:table-cell office:value-type="string">
            <text:p>CORO09000</text:p>
          </table:table-cell>
          <table:table-cell office:value-type="string">
            <text:p>FICTION</text:p>
          </table:table-cell>
          <table:table-cell office:value-type="string">
            <text:p>Brain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RO11000</text:p>
          </table:table-cell>
          <table:table-cell office:value-type="string">
            <text:p>FICTION</text:p>
          </table:table-cell>
          <table:table-cell office:value-type="string">
            <text:p>Godplayer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OST01000</text:p>
          </table:table-cell>
          <table:table-cell office:value-type="string">
            <text:p>FICTION</text:p>
          </table:table-cell>
          <table:table-cell office:value-type="string">
            <text:p>Liars and Thievs</text:p>
          </table:table-cell>
          <table:table-cell office:value-type="string">
            <text:p>Stephen Coonts</text:p>
          </table:table-cell>
        </table:table-row>
        <table:table-row>
          <table:table-cell office:value-type="string">
            <text:p>CORO18000</text:p>
          </table:table-cell>
          <table:table-cell office:value-type="string">
            <text:p>FICTION</text:p>
          </table:table-cell>
          <table:table-cell office:value-type="string">
            <text:p>Outbreak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RO12000</text:p>
          </table:table-cell>
          <table:table-cell office:value-type="string">
            <text:p>FICTION</text:p>
          </table:table-cell>
          <table:table-cell office:value-type="string">
            <text:p>Mortal Fear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BRARC01000</text:p>
          </table:table-cell>
          <table:table-cell office:value-type="string">
            <text:p>FICTION</text:p>
          </table:table-cell>
          <table:table-cell office:value-type="string">
            <text:p>In Watermelon Sugar</text:p>
          </table:table-cell>
          <table:table-cell office:value-type="string">
            <text:p>Richard brautigan</text:p>
          </table:table-cell>
        </table:table-row>
        <table:table-row>
          <table:table-cell office:value-type="string">
            <text:p>BRLI01000</text:p>
          </table:table-cell>
          <table:table-cell office:value-type="string">
            <text:p>FICTION</text:p>
          </table:table-cell>
          <table:table-cell office:value-type="string">
            <text:p>The cat who tailed a theif</text:p>
          </table:table-cell>
          <table:table-cell office:value-type="string">
            <text:p>L.J. Brown</text:p>
          </table:table-cell>
        </table:table-row>
        <table:table-row>
          <table:table-cell office:value-type="string">
            <text:p>BRJI01000</text:p>
          </table:table-cell>
          <table:table-cell office:value-type="string">
            <text:p>FICTION</text:p>
          </table:table-cell>
          <table:table-cell office:value-type="string">
            <text:p>The Good guys finally won</text:p>
          </table:table-cell>
          <table:table-cell office:value-type="string">
            <text:p>Jimmy Breslin</text:p>
          </table:table-cell>
        </table:table-row>
        <table:table-row>
          <table:table-cell office:value-type="string">
            <text:p>BRMA01000</text:p>
          </table:table-cell>
          <table:table-cell office:value-type="string">
            <text:p>FICTION</text:p>
          </table:table-cell>
          <table:table-cell office:value-type="string">
            <text:p>The Seventh man </text:p>
          </table:table-cell>
          <table:table-cell office:value-type="string">
            <text:p>Max Brand</text:p>
          </table:table-cell>
        </table:table-row>
        <table:table-row>
          <table:table-cell office:value-type="string">
            <text:p>BRER01000</text:p>
          </table:table-cell>
          <table:table-cell office:value-type="string">
            <text:p>FICTION</text:p>
          </table:table-cell>
          <table:table-cell office:value-type="string">
            <text:p>The Eyes of Max Carados</text:p>
          </table:table-cell>
          <table:table-cell office:value-type="string">
            <text:p>Ernest Bradmah</text:p>
          </table:table-cell>
        </table:table-row>
        <table:table-row>
          <table:table-cell office:value-type="string">
            <text:p>BRBA01000</text:p>
          </table:table-cell>
          <table:table-cell office:value-type="string">
            <text:p>FICTION</text:p>
          </table:table-cell>
          <table:table-cell office:value-type="string">
            <text:p>A women of Substance</text:p>
          </table:table-cell>
          <table:table-cell office:value-type="string">
            <text:p>Barbara Taylor Bradford</text:p>
          </table:table-cell>
        </table:table-row>
        <table:table-row>
          <table:table-cell office:value-type="string">
            <text:p>BRRA01000</text:p>
          </table:table-cell>
          <table:table-cell office:value-type="string">
            <text:p>FICTION</text:p>
          </table:table-cell>
          <table:table-cell office:value-type="string">
            <text:p>The October Country </text:p>
          </table:table-cell>
          <table:table-cell office:value-type="string">
            <text:p>Ray Bradbury</text:p>
          </table:table-cell>
        </table:table-row>
        <table:table-row>
          <table:table-cell office:value-type="string">
            <text:p>BHCH10.1000</text:p>
          </table:table-cell>
          <table:table-cell office:value-type="string">
            <text:p>FICTION</text:p>
          </table:table-cell>
          <table:table-cell office:value-type="string">
            <text:p>Half Girlfriend</text:p>
          </table:table-cell>
          <table:table-cell office:value-type="string">
            <text:p>Chetan Bhagat </text:p>
          </table:table-cell>
        </table:table-row>
        <table:table-row>
          <table:table-cell office:value-type="string">
            <text:p>BYAS01000</text:p>
          </table:table-cell>
          <table:table-cell office:value-type="string">
            <text:p>FICTION</text:p>
          </table:table-cell>
          <table:table-cell office:value-type="string">
            <text:p>Profession</text:p>
          </table:table-cell>
          <table:table-cell office:value-type="string">
            <text:p>A,S.Byatt</text:p>
          </table:table-cell>
        </table:table-row>
        <table:table-row>
          <table:table-cell office:value-type="string">
            <text:p>CAAL03000</text:p>
          </table:table-cell>
          <table:table-cell office:value-type="string">
            <text:p>FICTION</text:p>
          </table:table-cell>
          <table:table-cell office:value-type="string">
            <text:p>The Plague</text:p>
          </table:table-cell>
          <table:table-cell office:value-type="string">
            <text:p>Albert Camus</text:p>
          </table:table-cell>
        </table:table-row>
        <table:table-row>
          <table:table-cell office:value-type="string">
            <text:p>CAME07000</text:p>
          </table:table-cell>
          <table:table-cell office:value-type="string">
            <text:p>FICTION</text:p>
          </table:table-cell>
          <table:table-cell office:value-type="string">
            <text:p>The Mediator(6) Heaven Sent</text:p>
          </table:table-cell>
          <table:table-cell office:value-type="string">
            <text:p>Meg Cabot</text:p>
          </table:table-cell>
        </table:table-row>
        <table:table-row>
          <table:table-cell office:value-type="string">
            <text:p>CAME05000</text:p>
          </table:table-cell>
          <table:table-cell office:value-type="string">
            <text:p>FICTION</text:p>
          </table:table-cell>
          <table:table-cell office:value-type="string">
            <text:p>The Mediator(4) Young Blood</text:p>
          </table:table-cell>
          <table:table-cell office:value-type="string">
            <text:p>Meg Cabot</text:p>
          </table:table-cell>
        </table:table-row>
        <table:table-row>
          <table:table-cell office:value-type="string">
            <text:p>CAME03000</text:p>
          </table:table-cell>
          <table:table-cell office:value-type="string">
            <text:p>FICTION</text:p>
          </table:table-cell>
          <table:table-cell office:value-type="string">
            <text:p>The Mediator(2) High Stakes</text:p>
          </table:table-cell>
          <table:table-cell office:value-type="string">
            <text:p>Meg Cabot</text:p>
          </table:table-cell>
        </table:table-row>
        <table:table-row>
          <table:table-cell office:value-type="string">
            <text:p>CAME01000</text:p>
          </table:table-cell>
          <table:table-cell office:value-type="string">
            <text:p>FICTION</text:p>
          </table:table-cell>
          <table:table-cell office:value-type="string">
            <text:p>Jinx</text:p>
          </table:table-cell>
          <table:table-cell office:value-type="string">
            <text:p>Meg Cabot</text:p>
          </table:table-cell>
        </table:table-row>
        <table:table-row>
          <table:table-cell office:value-type="string">
            <text:p>CAME06000</text:p>
          </table:table-cell>
          <table:table-cell office:value-type="string">
            <text:p>FICTION</text:p>
          </table:table-cell>
          <table:table-cell office:value-type="string">
            <text:p>The Mediator(5) Grave Doubts</text:p>
          </table:table-cell>
          <table:table-cell office:value-type="string">
            <text:p>Meg Cabot</text:p>
          </table:table-cell>
        </table:table-row>
        <table:table-row>
          <table:table-cell office:value-type="string">
            <text:p>CAME04000</text:p>
          </table:table-cell>
          <table:table-cell office:value-type="string">
            <text:p>FICTION</text:p>
          </table:table-cell>
          <table:table-cell office:value-type="string">
            <text:p>The Mediator(3) Mean Spirtis</text:p>
          </table:table-cell>
          <table:table-cell office:value-type="string">
            <text:p>Meg Cabot</text:p>
          </table:table-cell>
        </table:table-row>
        <table:table-row>
          <table:table-cell office:value-type="string">
            <text:p>CAME02000</text:p>
          </table:table-cell>
          <table:table-cell office:value-type="string">
            <text:p>FICTION</text:p>
          </table:table-cell>
          <table:table-cell office:value-type="string">
            <text:p>The Mediator(1) Love You To Death</text:p>
          </table:table-cell>
          <table:table-cell office:value-type="string">
            <text:p>Meg Cabot</text:p>
          </table:table-cell>
        </table:table-row>
        <table:table-row>
          <table:table-cell office:value-type="string">
            <text:p>CAME08000</text:p>
          </table:table-cell>
          <table:table-cell office:value-type="string">
            <text:p>FICTION</text:p>
          </table:table-cell>
          <table:table-cell office:value-type="string">
            <text:p>The Princess Diaries</text:p>
          </table:table-cell>
          <table:table-cell office:value-type="string">
            <text:p>Meg Cabot</text:p>
          </table:table-cell>
        </table:table-row>
        <table:table-row>
          <table:table-cell office:value-type="string">
            <text:p>CL000JO01</text:p>
          </table:table-cell>
          <table:table-cell office:value-type="string">
            <text:p>FICTION</text:p>
          </table:table-cell>
          <table:table-cell office:value-type="string">
            <text:p>Ulysses</text:p>
          </table:table-cell>
          <table:table-cell office:value-type="string">
            <text:p>James Joyce</text:p>
          </table:table-cell>
        </table:table-row>
        <table:table-row>
          <table:table-cell office:value-type="string">
            <text:p>BRDN07000</text:p>
          </table:table-cell>
          <table:table-cell office:value-type="string">
            <text:p>FICTION</text:p>
          </table:table-cell>
          <table:table-cell office:value-type="string">
            <text:p>The DA VINCI code</text:p>
          </table:table-cell>
          <table:table-cell office:value-type="string">
            <text:p>Dan Brown</text:p>
          </table:table-cell>
        </table:table-row>
        <table:table-row>
          <table:table-cell office:value-type="string">
            <text:p>BHCH03.2000</text:p>
          </table:table-cell>
          <table:table-cell office:value-type="string">
            <text:p>FICTION</text:p>
          </table:table-cell>
          <table:table-cell office:value-type="string">
            <text:p>The 3 Mistakes Of my life</text:p>
          </table:table-cell>
          <table:table-cell office:value-type="string">
            <text:p>Chetan Bhagat </text:p>
          </table:table-cell>
        </table:table-row>
        <table:table-row>
          <table:table-cell office:value-type="string">
            <text:p>BLOL01000</text:p>
          </table:table-cell>
          <table:table-cell office:value-type="string">
            <text:p>FICTION</text:p>
          </table:table-cell>
          <table:table-cell office:value-type="string">
            <text:p>Protocol For a Kidnapping </text:p>
          </table:table-cell>
          <table:table-cell office:value-type="string">
            <text:p>Oliver Bleeck</text:p>
          </table:table-cell>
        </table:table-row>
        <table:table-row>
          <table:table-cell office:value-type="string">
            <text:p>BEPE02000</text:p>
          </table:table-cell>
          <table:table-cell office:value-type="string">
            <text:p>FICTION</text:p>
          </table:table-cell>
          <table:table-cell office:value-type="string">
            <text:p>The girl of the sea of Cortez</text:p>
          </table:table-cell>
          <table:table-cell office:value-type="string">
            <text:p>Peter Benchley</text:p>
          </table:table-cell>
        </table:table-row>
        <table:table-row>
          <table:table-cell office:value-type="string">
            <text:p>CADE01000</text:p>
          </table:table-cell>
          <table:table-cell office:value-type="string">
            <text:p>FICTION</text:p>
          </table:table-cell>
          <table:table-cell office:value-type="string">
            <text:p>Chocolate Wars</text:p>
          </table:table-cell>
          <table:table-cell office:value-type="string">
            <text:p>Deborah Cadbury </text:p>
          </table:table-cell>
        </table:table-row>
        <table:table-row>
          <table:table-cell office:value-type="string">
            <text:p>CLTL06000</text:p>
          </table:table-cell>
          <table:table-cell office:value-type="string">
            <text:p>FICTION</text:p>
          </table:table-cell>
          <table:table-cell office:value-type="string">
            <text:p>Without Remorse</text:p>
          </table:table-cell>
          <table:table-cell office:value-type="string">
            <text:p>Tom Clancy </text:p>
          </table:table-cell>
        </table:table-row>
        <table:table-row>
          <table:table-cell office:value-type="string">
            <text:p>CLMA04000</text:p>
          </table:table-cell>
          <table:table-cell office:value-type="string">
            <text:p>FICTION</text:p>
          </table:table-cell>
          <table:table-cell office:value-type="string">
            <text:p>Remember Me</text:p>
          </table:table-cell>
          <table:table-cell office:value-type="string">
            <text:p>Mary Higgins Clark</text:p>
          </table:table-cell>
        </table:table-row>
        <table:table-row>
          <table:table-cell office:value-type="string">
            <text:p>CRML19000</text:p>
          </table:table-cell>
          <table:table-cell office:value-type="string">
            <text:p>FICTION</text:p>
          </table:table-cell>
          <table:table-cell office:value-type="string">
            <text:p>Andromeda Strain </text:p>
          </table:table-cell>
          <table:table-cell office:value-type="string">
            <text:p>Michael Crichton</text:p>
          </table:table-cell>
        </table:table-row>
        <table:table-row>
          <table:table-cell office:value-type="string">
            <text:p>CAIA03000</text:p>
          </table:table-cell>
          <table:table-cell office:value-type="string">
            <text:p>FICTION</text:p>
          </table:table-cell>
          <table:table-cell office:value-type="string">
            <text:p>The Rule of the four</text:p>
          </table:table-cell>
          <table:table-cell office:value-type="string">
            <text:p>Caldwell and Thomason</text:p>
          </table:table-cell>
        </table:table-row>
        <table:table-row>
          <table:table-cell office:value-type="string">
            <text:p>CAIA01000</text:p>
          </table:table-cell>
          <table:table-cell office:value-type="string">
            <text:p>FICTION</text:p>
          </table:table-cell>
          <table:table-cell office:value-type="string">
            <text:p>The Rule of the four</text:p>
          </table:table-cell>
          <table:table-cell office:value-type="string">
            <text:p>Caldwell and Thomason</text:p>
          </table:table-cell>
        </table:table-row>
        <table:table-row>
          <table:table-cell office:value-type="string">
            <text:p>CAIA02000</text:p>
          </table:table-cell>
          <table:table-cell office:value-type="string">
            <text:p>FICTION</text:p>
          </table:table-cell>
          <table:table-cell office:value-type="string">
            <text:p>The Rule of the four</text:p>
          </table:table-cell>
          <table:table-cell office:value-type="string">
            <text:p>Caldwell and Thomason</text:p>
          </table:table-cell>
        </table:table-row>
        <table:table-row>
          <table:table-cell office:value-type="string">
            <text:p>GHAM04000</text:p>
          </table:table-cell>
          <table:table-cell office:value-type="string">
            <text:p>FICTION</text:p>
          </table:table-cell>
          <table:table-cell office:value-type="string">
            <text:p>The Shadow Lines</text:p>
          </table:table-cell>
          <table:table-cell office:value-type="string">
            <text:p>Amitav Ghosh</text:p>
          </table:table-cell>
        </table:table-row>
        <table:table-row>
          <table:table-cell office:value-type="string">
            <text:p>GOWI04000</text:p>
          </table:table-cell>
          <table:table-cell office:value-type="string">
            <text:p>FICTION</text:p>
          </table:table-cell>
          <table:table-cell office:value-type="string">
            <text:p>The Inheritors</text:p>
          </table:table-cell>
          <table:table-cell office:value-type="string">
            <text:p>William Golding</text:p>
          </table:table-cell>
        </table:table-row>
        <table:table-row>
          <table:table-cell office:value-type="string">
            <text:p>GOAR02000</text:p>
          </table:table-cell>
          <table:table-cell office:value-type="string">
            <text:p>FICTION</text:p>
          </table:table-cell>
          <table:table-cell office:value-type="string">
            <text:p>Memoirs of a Geisha</text:p>
          </table:table-cell>
          <table:table-cell office:value-type="string">
            <text:p>Arthur Golden</text:p>
          </table:table-cell>
        </table:table-row>
        <table:table-row>
          <table:table-cell office:value-type="string">
            <text:p>GRJO27000</text:p>
          </table:table-cell>
          <table:table-cell office:value-type="string">
            <text:p>FICTION</text:p>
          </table:table-cell>
          <table:table-cell office:value-type="string">
            <text:p>Theodore Boone Kid Lawyer</text:p>
          </table:table-cell>
          <table:table-cell office:value-type="string">
            <text:p>John Grisham</text:p>
          </table:table-cell>
        </table:table-row>
        <table:table-row>
          <table:table-cell office:value-type="string">
            <text:p>GONAM01000</text:p>
          </table:table-cell>
          <table:table-cell office:value-type="string">
            <text:p>FICTION</text:p>
          </table:table-cell>
          <table:table-cell office:value-type="string">
            <text:p>Paro Dreams of Passion</text:p>
          </table:table-cell>
          <table:table-cell office:value-type="string">
            <text:p>Namita Gokhale</text:p>
          </table:table-cell>
        </table:table-row>
        <table:table-row>
          <table:table-cell office:value-type="string">
            <text:p>GONAM02000</text:p>
          </table:table-cell>
          <table:table-cell office:value-type="string">
            <text:p>FICTION</text:p>
          </table:table-cell>
          <table:table-cell office:value-type="string">
            <text:p>The Book of Shadows</text:p>
          </table:table-cell>
          <table:table-cell office:value-type="string">
            <text:p>Namita Gokhale</text:p>
          </table:table-cell>
        </table:table-row>
        <table:table-row>
          <table:table-cell office:value-type="string">
            <text:p>GIOL01000</text:p>
          </table:table-cell>
          <table:table-cell office:value-type="string">
            <text:p>FICTION</text:p>
          </table:table-cell>
          <table:table-cell office:value-type="string">
            <text:p>Eat Pray Love</text:p>
          </table:table-cell>
          <table:table-cell office:value-type="string">
            <text:p>Elizabeth Gilbert</text:p>
          </table:table-cell>
        </table:table-row>
        <table:table-row>
          <table:table-cell office:value-type="string">
            <text:p>CORO03000</text:p>
          </table:table-cell>
          <table:table-cell office:value-type="string">
            <text:p>FICTION</text:p>
          </table:table-cell>
          <table:table-cell office:value-type="string">
            <text:p>Abduction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RO16000</text:p>
          </table:table-cell>
          <table:table-cell office:value-type="string">
            <text:p>FICTION</text:p>
          </table:table-cell>
          <table:table-cell office:value-type="string">
            <text:p>Critical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RO17000</text:p>
          </table:table-cell>
          <table:table-cell office:value-type="string">
            <text:p>FICTION</text:p>
          </table:table-cell>
          <table:table-cell office:value-type="string">
            <text:p>Fatal Cure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EPA04000</text:p>
          </table:table-cell>
          <table:table-cell office:value-type="string">
            <text:p>FICTION</text:p>
          </table:table-cell>
          <table:table-cell office:value-type="string">
            <text:p>The Zahir</text:p>
          </table:table-cell>
          <table:table-cell office:value-type="string">
            <text:p>Paulo Coelho</text:p>
          </table:table-cell>
        </table:table-row>
        <table:table-row>
          <table:table-cell office:value-type="string">
            <text:p>COJ01000</text:p>
          </table:table-cell>
          <table:table-cell office:value-type="string">
            <text:p>FICTION</text:p>
          </table:table-cell>
          <table:table-cell office:value-type="string">
            <text:p>Elizabeth Costello</text:p>
          </table:table-cell>
          <table:table-cell office:value-type="string">
            <text:p>J. M. Coetzee</text:p>
          </table:table-cell>
        </table:table-row>
        <table:table-row>
          <table:table-cell office:value-type="string">
            <text:p>CORO08000</text:p>
          </table:table-cell>
          <table:table-cell office:value-type="string">
            <text:p>FICTION</text:p>
          </table:table-cell>
          <table:table-cell office:value-type="string">
            <text:p>Coma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RO01000</text:p>
          </table:table-cell>
          <table:table-cell office:value-type="string">
            <text:p>FICTION</text:p>
          </table:table-cell>
          <table:table-cell office:value-type="string">
            <text:p>Chromosome 6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J06000</text:p>
          </table:table-cell>
          <table:table-cell office:value-type="string">
            <text:p>FICTION</text:p>
          </table:table-cell>
          <table:table-cell office:value-type="string">
            <text:p>Waiting for the Barbarians</text:p>
          </table:table-cell>
          <table:table-cell office:value-type="string">
            <text:p>J. M. Coetzee</text:p>
          </table:table-cell>
        </table:table-row>
        <table:table-row>
          <table:table-cell office:value-type="string">
            <text:p>COEPA11000</text:p>
          </table:table-cell>
          <table:table-cell office:value-type="string">
            <text:p>FICTION</text:p>
          </table:table-cell>
          <table:table-cell office:value-type="string">
            <text:p>By the River Piedra I Sat Down and Wept</text:p>
          </table:table-cell>
          <table:table-cell office:value-type="string">
            <text:p>Paulo Coelho</text:p>
          </table:table-cell>
        </table:table-row>
        <table:table-row>
          <table:table-cell office:value-type="string">
            <text:p>COJ04000</text:p>
          </table:table-cell>
          <table:table-cell office:value-type="string">
            <text:p>FICTION</text:p>
          </table:table-cell>
          <table:table-cell office:value-type="string">
            <text:p>Disgrace</text:p>
          </table:table-cell>
          <table:table-cell office:value-type="string">
            <text:p>J. M. Coetzee</text:p>
          </table:table-cell>
        </table:table-row>
        <table:table-row>
          <table:table-cell office:value-type="string">
            <text:p>COJ03000</text:p>
          </table:table-cell>
          <table:table-cell office:value-type="string">
            <text:p>FICTION</text:p>
          </table:table-cell>
          <table:table-cell office:value-type="string">
            <text:p>Disgrace</text:p>
          </table:table-cell>
          <table:table-cell office:value-type="string">
            <text:p>J. M. Coetzee</text:p>
          </table:table-cell>
        </table:table-row>
        <table:table-row>
          <table:table-cell office:value-type="string">
            <text:p>COJA08</text:p>
          </table:table-cell>
          <table:table-cell office:value-type="string">
            <text:p>FICTION</text:p>
          </table:table-cell>
          <table:table-cell office:value-type="string">
            <text:p>Hollywood Husbands</text:p>
          </table:table-cell>
          <table:table-cell office:value-type="string">
            <text:p>Jackie Collins</text:p>
          </table:table-cell>
        </table:table-row>
        <table:table-row>
          <table:table-cell office:value-type="string">
            <text:p>COJ02000</text:p>
          </table:table-cell>
          <table:table-cell office:value-type="string">
            <text:p>FICTION</text:p>
          </table:table-cell>
          <table:table-cell office:value-type="string">
            <text:p> LIfe &amp; Times of Michael K </text:p>
          </table:table-cell>
          <table:table-cell office:value-type="string">
            <text:p>J. M. Coetzee</text:p>
          </table:table-cell>
        </table:table-row>
        <table:table-row>
          <table:table-cell office:value-type="string">
            <text:p>CRMI20000</text:p>
          </table:table-cell>
          <table:table-cell office:value-type="string">
            <text:p>FICTION</text:p>
          </table:table-cell>
          <table:table-cell office:value-type="string">
            <text:p>Pirate Latitudes</text:p>
          </table:table-cell>
          <table:table-cell office:value-type="string">
            <text:p>Michael Crichton</text:p>
          </table:table-cell>
        </table:table-row>
        <table:table-row>
          <table:table-cell office:value-type="string">
            <text:p>CRMI14000</text:p>
          </table:table-cell>
          <table:table-cell office:value-type="string">
            <text:p>FICTION</text:p>
          </table:table-cell>
          <table:table-cell office:value-type="string">
            <text:p>The Lost World</text:p>
          </table:table-cell>
          <table:table-cell office:value-type="string">
            <text:p>Michael Crichton</text:p>
          </table:table-cell>
        </table:table-row>
        <table:table-row>
          <table:table-cell office:value-type="string">
            <text:p>CRMI12000</text:p>
          </table:table-cell>
          <table:table-cell office:value-type="string">
            <text:p>FICTION</text:p>
          </table:table-cell>
          <table:table-cell office:value-type="string">
            <text:p>Rising Sun</text:p>
          </table:table-cell>
          <table:table-cell office:value-type="string">
            <text:p>Michael Crichton</text:p>
          </table:table-cell>
        </table:table-row>
        <table:table-row>
          <table:table-cell office:value-type="string">
            <text:p>CORO02000</text:p>
          </table:table-cell>
          <table:table-cell office:value-type="string">
            <text:p>FICTION</text:p>
          </table:table-cell>
          <table:table-cell office:value-type="string">
            <text:p>Shock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RO06000</text:p>
          </table:table-cell>
          <table:table-cell office:value-type="string">
            <text:p>FICTION</text:p>
          </table:table-cell>
          <table:table-cell office:value-type="string">
            <text:p>Harmful Intent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RO05000</text:p>
          </table:table-cell>
          <table:table-cell office:value-type="string">
            <text:p>FICTION</text:p>
          </table:table-cell>
          <table:table-cell office:value-type="string">
            <text:p>Sphinx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RO07000</text:p>
          </table:table-cell>
          <table:table-cell office:value-type="string">
            <text:p>FICTION</text:p>
          </table:table-cell>
          <table:table-cell office:value-type="string">
            <text:p>Outbreak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RO14000</text:p>
          </table:table-cell>
          <table:table-cell office:value-type="string">
            <text:p>FICTION</text:p>
          </table:table-cell>
          <table:table-cell office:value-type="string">
            <text:p>Outbreak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RMI04000</text:p>
          </table:table-cell>
          <table:table-cell office:value-type="string">
            <text:p>FICTION</text:p>
          </table:table-cell>
          <table:table-cell office:value-type="string">
            <text:p>Sphere</text:p>
          </table:table-cell>
          <table:table-cell office:value-type="string">
            <text:p>Michael Crichton</text:p>
          </table:table-cell>
        </table:table-row>
        <table:table-row>
          <table:table-cell office:value-type="string">
            <text:p>DARO11000</text:p>
          </table:table-cell>
          <table:table-cell office:value-type="string">
            <text:p>FICTION</text:p>
          </table:table-cell>
          <table:table-cell office:value-type="string">
            <text:p>Charlie and the Great Glass Elevator</text:p>
          </table:table-cell>
          <table:table-cell office:value-type="string">
            <text:p>Ronald Dahl</text:p>
          </table:table-cell>
        </table:table-row>
        <table:table-row>
          <table:table-cell office:value-type="string">
            <text:p>BrRa02000</text:p>
          </table:table-cell>
          <table:table-cell office:value-type="string">
            <text:p>FICTION</text:p>
          </table:table-cell>
          <table:table-cell office:value-type="string">
            <text:p>Quicker than the eye</text:p>
          </table:table-cell>
          <table:table-cell office:value-type="string">
            <text:p>Ray Bradbury</text:p>
          </table:table-cell>
        </table:table-row>
        <table:table-row>
          <table:table-cell office:value-type="string">
            <text:p>BuOe01000</text:p>
          </table:table-cell>
          <table:table-cell office:value-type="string">
            <text:p>FICTION</text:p>
          </table:table-cell>
          <table:table-cell office:value-type="string">
            <text:p>Mind of my Mind</text:p>
          </table:table-cell>
          <table:table-cell office:value-type="string">
            <text:p>Octavia E. Butler</text:p>
          </table:table-cell>
        </table:table-row>
        <table:table-row>
          <table:table-cell office:value-type="string">
            <text:p>BuCa02000</text:p>
          </table:table-cell>
          <table:table-cell office:value-type="string">
            <text:p>FICTION</text:p>
          </table:table-cell>
          <table:table-cell office:value-type="string">
            <text:p>Lipstick Jungle</text:p>
          </table:table-cell>
          <table:table-cell office:value-type="string">
            <text:p>Candace Bushnell</text:p>
          </table:table-cell>
        </table:table-row>
        <table:table-row>
          <table:table-cell office:value-type="string">
            <text:p>BuCa03000</text:p>
          </table:table-cell>
          <table:table-cell office:value-type="string">
            <text:p>FICTION</text:p>
          </table:table-cell>
          <table:table-cell office:value-type="string">
            <text:p>Lipstick Jungle</text:p>
          </table:table-cell>
          <table:table-cell office:value-type="string">
            <text:p>Candace Bushnell</text:p>
          </table:table-cell>
        </table:table-row>
        <table:table-row>
          <table:table-cell office:value-type="string">
            <text:p>BuCa01000</text:p>
          </table:table-cell>
          <table:table-cell office:value-type="string">
            <text:p>FICTION</text:p>
          </table:table-cell>
          <table:table-cell office:value-type="string">
            <text:p>Sex and the City</text:p>
          </table:table-cell>
          <table:table-cell office:value-type="string">
            <text:p>Candace Bushnell</text:p>
          </table:table-cell>
        </table:table-row>
        <table:table-row>
          <table:table-cell office:value-type="string">
            <text:p>BuRi01000</text:p>
          </table:table-cell>
          <table:table-cell office:value-type="string">
            <text:p>FICTION</text:p>
          </table:table-cell>
          <table:table-cell office:value-type="string">
            <text:p>Vikram and the Vampiire</text:p>
          </table:table-cell>
          <table:table-cell office:value-type="string">
            <text:p>Richard F. Burton</text:p>
          </table:table-cell>
        </table:table-row>
        <table:table-row>
          <table:table-cell office:value-type="string">
            <text:p>BuEd05000</text:p>
          </table:table-cell>
          <table:table-cell office:value-type="string">
            <text:p>FICTION</text:p>
          </table:table-cell>
          <table:table-cell office:value-type="string">
            <text:p>Tarzan and the Castaways</text:p>
          </table:table-cell>
          <table:table-cell office:value-type="string">
            <text:p>Edgar Rice Burroughs</text:p>
          </table:table-cell>
        </table:table-row>
        <table:table-row>
          <table:table-cell office:value-type="string">
            <text:p>BuEd04000</text:p>
          </table:table-cell>
          <table:table-cell office:value-type="string">
            <text:p>FICTION</text:p>
          </table:table-cell>
          <table:table-cell office:value-type="string">
            <text:p>Tarzan and the Madman</text:p>
          </table:table-cell>
          <table:table-cell office:value-type="string">
            <text:p>Edgar Rice Burroughs</text:p>
          </table:table-cell>
        </table:table-row>
        <table:table-row>
          <table:table-cell office:value-type="string">
            <text:p>BuEd03000</text:p>
          </table:table-cell>
          <table:table-cell office:value-type="string">
            <text:p>FICTION</text:p>
          </table:table-cell>
          <table:table-cell office:value-type="string">
            <text:p>Tarzan the Untamed</text:p>
          </table:table-cell>
          <table:table-cell office:value-type="string">
            <text:p>Edgar Rice Burroughs</text:p>
          </table:table-cell>
        </table:table-row>
        <table:table-row>
          <table:table-cell office:value-type="string">
            <text:p>BuEd02000</text:p>
          </table:table-cell>
          <table:table-cell office:value-type="string">
            <text:p>FICTION</text:p>
          </table:table-cell>
          <table:table-cell office:value-type="string">
            <text:p>Tarzan and the Jewels of Opar</text:p>
          </table:table-cell>
          <table:table-cell office:value-type="string">
            <text:p>Edgar Rice Burroughs</text:p>
          </table:table-cell>
        </table:table-row>
        <table:table-row>
          <table:table-cell office:value-type="string">
            <text:p>BuEd01000</text:p>
          </table:table-cell>
          <table:table-cell office:value-type="string">
            <text:p>FICTION</text:p>
          </table:table-cell>
          <table:table-cell office:value-type="string">
            <text:p>The son of Tarzan</text:p>
          </table:table-cell>
          <table:table-cell office:value-type="string">
            <text:p>Edgar Rice Burroughs</text:p>
          </table:table-cell>
        </table:table-row>
        <table:table-row>
          <table:table-cell office:value-type="string">
            <text:p>CaJo12000</text:p>
          </table:table-cell>
          <table:table-cell office:value-type="string">
            <text:p>FICTION</text:p>
          </table:table-cell>
          <table:table-cell office:value-type="string">
            <text:p>A small town in Germany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Jo07000</text:p>
          </table:table-cell>
          <table:table-cell office:value-type="string">
            <text:p>FICTION</text:p>
          </table:table-cell>
          <table:table-cell office:value-type="string">
            <text:p>A Perfect Spy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J01000</text:p>
          </table:table-cell>
          <table:table-cell office:value-type="string">
            <text:p>FICTION</text:p>
          </table:table-cell>
          <table:table-cell office:value-type="string">
            <text:p>The Burning Court</text:p>
          </table:table-cell>
          <table:table-cell office:value-type="string">
            <text:p>John Dickson Carr</text:p>
          </table:table-cell>
        </table:table-row>
        <table:table-row>
          <table:table-cell office:value-type="string">
            <text:p>CaCl01000</text:p>
          </table:table-cell>
          <table:table-cell office:value-type="string">
            <text:p>FICTION</text:p>
          </table:table-cell>
          <table:table-cell office:value-type="string">
            <text:p>Face/Off</text:p>
          </table:table-cell>
          <table:table-cell office:value-type="string">
            <text:p>Clark Carlton</text:p>
          </table:table-cell>
        </table:table-row>
        <table:table-row>
          <table:table-cell office:value-type="string">
            <text:p>CaDa01000</text:p>
          </table:table-cell>
          <table:table-cell office:value-type="string">
            <text:p>FICTION</text:p>
          </table:table-cell>
          <table:table-cell office:value-type="string">
            <text:p>The Wild Geese</text:p>
          </table:table-cell>
          <table:table-cell office:value-type="string">
            <text:p>Daniel  Carney</text:p>
          </table:table-cell>
        </table:table-row>
        <table:table-row>
          <table:table-cell office:value-type="string">
            <text:p>CaIt01000</text:p>
          </table:table-cell>
          <table:table-cell office:value-type="string">
            <text:p>FICTION</text:p>
          </table:table-cell>
          <table:table-cell office:value-type="string">
            <text:p>Numbers in the Dark</text:p>
          </table:table-cell>
          <table:table-cell office:value-type="string">
            <text:p>Italo Calvino</text:p>
          </table:table-cell>
        </table:table-row>
        <table:table-row>
          <table:table-cell office:value-type="string">
            <text:p>CaEr02000</text:p>
          </table:table-cell>
          <table:table-cell office:value-type="string">
            <text:p>FICTION</text:p>
          </table:table-cell>
          <table:table-cell office:value-type="string">
            <text:p>Certain Women</text:p>
          </table:table-cell>
          <table:table-cell office:value-type="string">
            <text:p>Erskine Caldwell</text:p>
          </table:table-cell>
        </table:table-row>
        <table:table-row>
          <table:table-cell office:value-type="string">
            <text:p>CaEr01000</text:p>
          </table:table-cell>
          <table:table-cell office:value-type="string">
            <text:p>FICTION</text:p>
          </table:table-cell>
          <table:table-cell office:value-type="string">
            <text:p>God's Little Acre</text:p>
          </table:table-cell>
          <table:table-cell office:value-type="string">
            <text:p>Erskine Caldwell</text:p>
          </table:table-cell>
        </table:table-row>
        <table:table-row>
          <table:table-cell office:value-type="string">
            <text:p>CaJo08000</text:p>
          </table:table-cell>
          <table:table-cell office:value-type="string">
            <text:p>FICTION</text:p>
          </table:table-cell>
          <table:table-cell office:value-type="string">
            <text:p>The Honourable Schoolboy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Jo21000</text:p>
          </table:table-cell>
          <table:table-cell office:value-type="string">
            <text:p>FICTION</text:p>
          </table:table-cell>
          <table:table-cell office:value-type="string">
            <text:p>The Looking Glass War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Jo06000</text:p>
          </table:table-cell>
          <table:table-cell office:value-type="string">
            <text:p>FICTION</text:p>
          </table:table-cell>
          <table:table-cell office:value-type="string">
            <text:p>Call for the dead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Jo16000</text:p>
          </table:table-cell>
          <table:table-cell office:value-type="string">
            <text:p>FICTION</text:p>
          </table:table-cell>
          <table:table-cell office:value-type="string">
            <text:p>Call for the dead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Jo01000</text:p>
          </table:table-cell>
          <table:table-cell office:value-type="string">
            <text:p>FICTION</text:p>
          </table:table-cell>
          <table:table-cell office:value-type="string">
            <text:p>A small town in Germany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Jo02000</text:p>
          </table:table-cell>
          <table:table-cell office:value-type="string">
            <text:p>FICTION</text:p>
          </table:table-cell>
          <table:table-cell office:value-type="string">
            <text:p>Our Game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Jo03000</text:p>
          </table:table-cell>
          <table:table-cell office:value-type="string">
            <text:p>FICTION</text:p>
          </table:table-cell>
          <table:table-cell office:value-type="string">
            <text:p>Smiley's People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Jo13000</text:p>
          </table:table-cell>
          <table:table-cell office:value-type="string">
            <text:p>FICTION</text:p>
          </table:table-cell>
          <table:table-cell office:value-type="string">
            <text:p>The tailor of Panama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Jo17000</text:p>
          </table:table-cell>
          <table:table-cell office:value-type="string">
            <text:p>FICTION</text:p>
          </table:table-cell>
          <table:table-cell office:value-type="string">
            <text:p>The tailor of Panama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Br01000</text:p>
          </table:table-cell>
          <table:table-cell office:value-type="string">
            <text:p>FICTION</text:p>
          </table:table-cell>
          <table:table-cell office:value-type="string">
            <text:p>The Trojan Hearse</text:p>
          </table:table-cell>
          <table:table-cell office:value-type="string">
            <text:p>Brian Callison</text:p>
          </table:table-cell>
        </table:table-row>
        <table:table-row>
          <table:table-cell office:value-type="string">
            <text:p>COEPA151000</text:p>
          </table:table-cell>
          <table:table-cell office:value-type="string">
            <text:p>FICTION</text:p>
          </table:table-cell>
          <table:table-cell office:value-type="string">
            <text:p>Manuscript Found In Accra</text:p>
          </table:table-cell>
          <table:table-cell office:value-type="string">
            <text:p>Paulo Coelho</text:p>
          </table:table-cell>
        </table:table-row>
        <table:table-row>
          <table:table-cell office:value-type="string">
            <text:p>COJA02000</text:p>
          </table:table-cell>
          <table:table-cell office:value-type="string">
            <text:p>FICTION</text:p>
          </table:table-cell>
          <table:table-cell office:value-type="string">
            <text:p>The World is Full of Married Men</text:p>
          </table:table-cell>
          <table:table-cell office:value-type="string">
            <text:p>Jackie Collins</text:p>
          </table:table-cell>
        </table:table-row>
        <table:table-row>
          <table:table-cell office:value-type="string">
            <text:p>COJA09000</text:p>
          </table:table-cell>
          <table:table-cell office:value-type="string">
            <text:p>FICTION</text:p>
          </table:table-cell>
          <table:table-cell office:value-type="string">
            <text:p>Vendetta: Lucky's Revenge</text:p>
          </table:table-cell>
          <table:table-cell office:value-type="string">
            <text:p>Jackie Collins</text:p>
          </table:table-cell>
        </table:table-row>
        <table:table-row>
          <table:table-cell office:value-type="string">
            <text:p>COLA02000</text:p>
          </table:table-cell>
          <table:table-cell office:value-type="string">
            <text:p>FICTION</text:p>
          </table:table-cell>
          <table:table-cell office:value-type="string">
            <text:p>Fall From Grace</text:p>
          </table:table-cell>
          <table:table-cell office:value-type="string">
            <text:p>Larry Collins</text:p>
          </table:table-cell>
        </table:table-row>
        <table:table-row>
          <table:table-cell office:value-type="string">
            <text:p>COLA01000</text:p>
          </table:table-cell>
          <table:table-cell office:value-type="string">
            <text:p>FICTION</text:p>
          </table:table-cell>
          <table:table-cell office:value-type="string">
            <text:p>The Fifth Horseman</text:p>
          </table:table-cell>
          <table:table-cell office:value-type="string">
            <text:p>Larry Collins</text:p>
          </table:table-cell>
        </table:table-row>
        <table:table-row>
          <table:table-cell office:value-type="string">
            <text:p>CORI01000</text:p>
          </table:table-cell>
          <table:table-cell office:value-type="string">
            <text:p>FICTION</text:p>
          </table:table-cell>
          <table:table-cell office:value-type="string">
            <text:p>Winter Kills</text:p>
          </table:table-cell>
          <table:table-cell office:value-type="string">
            <text:p>Richard Condon</text:p>
          </table:table-cell>
        </table:table-row>
        <table:table-row>
          <table:table-cell office:value-type="string">
            <text:p>COMI06000</text:p>
          </table:table-cell>
          <table:table-cell office:value-type="string">
            <text:p>FICTION</text:p>
          </table:table-cell>
          <table:table-cell office:value-type="string">
            <text:p>City of Bones</text:p>
          </table:table-cell>
          <table:table-cell office:value-type="string">
            <text:p>Michael Connelly</text:p>
          </table:table-cell>
        </table:table-row>
        <table:table-row>
          <table:table-cell office:value-type="string">
            <text:p>CORO13000</text:p>
          </table:table-cell>
          <table:table-cell office:value-type="string">
            <text:p>FICTION</text:p>
          </table:table-cell>
          <table:table-cell office:value-type="string">
            <text:p>Mindbend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RO06000</text:p>
          </table:table-cell>
          <table:table-cell office:value-type="string">
            <text:p>FICTION</text:p>
          </table:table-cell>
          <table:table-cell office:value-type="string">
            <text:p>Harmful Intern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LTO08000</text:p>
          </table:table-cell>
          <table:table-cell office:value-type="string">
            <text:p>FICTION</text:p>
          </table:table-cell>
          <table:table-cell office:value-type="string">
            <text:p>Executive Orders</text:p>
          </table:table-cell>
          <table:table-cell office:value-type="string">
            <text:p>Tom Clancy </text:p>
          </table:table-cell>
        </table:table-row>
        <table:table-row>
          <table:table-cell office:value-type="string">
            <text:p>ClJa03000</text:p>
          </table:table-cell>
          <table:table-cell office:value-type="string">
            <text:p>FICTION</text:p>
          </table:table-cell>
          <table:table-cell office:value-type="string">
            <text:p>King Rat</text:p>
          </table:table-cell>
          <table:table-cell office:value-type="string">
            <text:p>James Clavell</text:p>
          </table:table-cell>
        </table:table-row>
        <table:table-row>
          <table:table-cell office:value-type="string">
            <text:p>ClMa01000</text:p>
          </table:table-cell>
          <table:table-cell office:value-type="string">
            <text:p>FICTION</text:p>
          </table:table-cell>
          <table:table-cell office:value-type="string">
            <text:p>Where are the children?</text:p>
          </table:table-cell>
          <table:table-cell office:value-type="string">
            <text:p>Mary Higgins Clark</text:p>
          </table:table-cell>
        </table:table-row>
        <table:table-row>
          <table:table-cell office:value-type="string">
            <text:p>CLTO10000</text:p>
          </table:table-cell>
          <table:table-cell office:value-type="string">
            <text:p>FICTION</text:p>
          </table:table-cell>
          <table:table-cell office:value-type="string">
            <text:p>The Bear and the Dragon</text:p>
          </table:table-cell>
          <table:table-cell office:value-type="string">
            <text:p>Tom Clancy </text:p>
          </table:table-cell>
        </table:table-row>
        <table:table-row>
          <table:table-cell office:value-type="string">
            <text:p>ADRI04000</text:p>
          </table:table-cell>
          <table:table-cell office:value-type="string">
            <text:p>FICTION</text:p>
          </table:table-cell>
          <table:table-cell office:value-type="string">
            <text:p>The Girl in a Swing</text:p>
          </table:table-cell>
          <table:table-cell office:value-type="string">
            <text:p>Richard Adams</text:p>
          </table:table-cell>
        </table:table-row>
        <table:table-row>
          <table:table-cell office:value-type="string">
            <text:p>ADRI01000</text:p>
          </table:table-cell>
          <table:table-cell office:value-type="string">
            <text:p>FICTION</text:p>
          </table:table-cell>
          <table:table-cell office:value-type="string">
            <text:p>Watership Down</text:p>
          </table:table-cell>
          <table:table-cell office:value-type="string">
            <text:p>Richard Adams</text:p>
          </table:table-cell>
        </table:table-row>
        <table:table-row>
          <table:table-cell office:value-type="string">
            <text:p>ADRI01100</text:p>
          </table:table-cell>
          <table:table-cell office:value-type="string">
            <text:p>FICTION</text:p>
          </table:table-cell>
          <table:table-cell office:value-type="string">
            <text:p>Watership Down</text:p>
          </table:table-cell>
          <table:table-cell office:value-type="string">
            <text:p>Richard Adams</text:p>
          </table:table-cell>
        </table:table-row>
        <table:table-row>
          <table:table-cell office:value-type="string">
            <text:p>ADRI03000</text:p>
          </table:table-cell>
          <table:table-cell office:value-type="string">
            <text:p>FICTION</text:p>
          </table:table-cell>
          <table:table-cell office:value-type="string">
            <text:p>The Plague Dogs</text:p>
          </table:table-cell>
          <table:table-cell office:value-type="string">
            <text:p>Richard Adams</text:p>
          </table:table-cell>
        </table:table-row>
        <table:table-row>
          <table:table-cell office:value-type="string">
            <text:p>ADAR03000</text:p>
          </table:table-cell>
          <table:table-cell office:value-type="string">
            <text:p>FICTION</text:p>
          </table:table-cell>
          <table:table-cell office:value-type="string">
            <text:p>Between The Assassinations</text:p>
          </table:table-cell>
          <table:table-cell office:value-type="string">
            <text:p>Aravind Adiga</text:p>
          </table:table-cell>
        </table:table-row>
        <table:table-row>
          <table:table-cell office:value-type="string">
            <text:p>ADAR01000</text:p>
          </table:table-cell>
          <table:table-cell office:value-type="string">
            <text:p>FICTION</text:p>
          </table:table-cell>
          <table:table-cell office:value-type="string">
            <text:p>Last Man in Tower</text:p>
          </table:table-cell>
          <table:table-cell office:value-type="string">
            <text:p>Aravind Adiga</text:p>
          </table:table-cell>
        </table:table-row>
        <table:table-row>
          <table:table-cell office:value-type="string">
            <text:p>ACCH02000</text:p>
          </table:table-cell>
          <table:table-cell office:value-type="string">
            <text:p>FICTION</text:p>
          </table:table-cell>
          <table:table-cell office:value-type="string">
            <text:p>Arrow of God</text:p>
          </table:table-cell>
          <table:table-cell office:value-type="string">
            <text:p>Chinua Achebe</text:p>
          </table:table-cell>
        </table:table-row>
        <table:table-row>
          <table:table-cell office:value-type="string">
            <text:p>ACCH01000</text:p>
          </table:table-cell>
          <table:table-cell office:value-type="string">
            <text:p>FICTION</text:p>
          </table:table-cell>
          <table:table-cell office:value-type="string">
            <text:p>Things Fall Apart</text:p>
          </table:table-cell>
          <table:table-cell office:value-type="string">
            <text:p>Chinua Achebe</text:p>
          </table:table-cell>
        </table:table-row>
        <table:table-row>
          <table:table-cell office:value-type="string">
            <text:p>ABMA01000</text:p>
          </table:table-cell>
          <table:table-cell office:value-type="string">
            <text:p>FICTION</text:p>
          </table:table-cell>
          <table:table-cell office:value-type="string">
            <text:p>Ignobel Prizes</text:p>
          </table:table-cell>
          <table:table-cell office:value-type="string">
            <text:p>Marc Abrahams</text:p>
          </table:table-cell>
        </table:table-row>
        <table:table-row>
          <table:table-cell office:value-type="string">
            <text:p>ABGO16000</text:p>
          </table:table-cell>
          <table:table-cell office:value-type="string">
            <text:p>FICTION</text:p>
          </table:table-cell>
          <table:table-cell office:value-type="string">
            <text:p>Mysteries Of The Tower of London</text:p>
          </table:table-cell>
          <table:table-cell office:value-type="string">
            <text:p>G. Abbott</text:p>
          </table:table-cell>
        </table:table-row>
        <table:table-row>
          <table:table-cell office:value-type="string">
            <text:p>ABKH01000</text:p>
          </table:table-cell>
          <table:table-cell office:value-type="string">
            <text:p>FICTION</text:p>
          </table:table-cell>
          <table:table-cell office:value-type="string">
            <text:p>Inquilab</text:p>
          </table:table-cell>
          <table:table-cell office:value-type="string">
            <text:p>Khwaja Ahmad Abbas</text:p>
          </table:table-cell>
        </table:table-row>
        <table:table-row>
          <table:table-cell office:value-type="string">
            <text:p>ADJO01000</text:p>
          </table:table-cell>
          <table:table-cell office:value-type="string">
            <text:p>FICTION</text:p>
          </table:table-cell>
          <table:table-cell office:value-type="string">
            <text:p>Born Free</text:p>
          </table:table-cell>
          <table:table-cell office:value-type="string">
            <text:p>Joy Adamson</text:p>
          </table:table-cell>
        </table:table-row>
        <table:table-row>
          <table:table-cell office:value-type="string">
            <text:p>ALMI01000</text:p>
          </table:table-cell>
          <table:table-cell office:value-type="string">
            <text:p>FICTION</text:p>
          </table:table-cell>
          <table:table-cell office:value-type="string">
            <text:p>Tuesdays with Morrie</text:p>
          </table:table-cell>
          <table:table-cell office:value-type="string">
            <text:p>Mitch Albom</text:p>
          </table:table-cell>
        </table:table-row>
        <table:table-row>
          <table:table-cell office:value-type="string">
            <text:p>ALMI01100</text:p>
          </table:table-cell>
          <table:table-cell office:value-type="string">
            <text:p>FICTION</text:p>
          </table:table-cell>
          <table:table-cell office:value-type="string">
            <text:p>Tuesdays with Morrie</text:p>
          </table:table-cell>
          <table:table-cell office:value-type="string">
            <text:p>Mitch Albom</text:p>
          </table:table-cell>
        </table:table-row>
        <table:table-row>
          <table:table-cell office:value-type="string">
            <text:p>ALMI04000</text:p>
          </table:table-cell>
          <table:table-cell office:value-type="string">
            <text:p>FICTION</text:p>
          </table:table-cell>
          <table:table-cell office:value-type="string">
            <text:p>For One More Day</text:p>
          </table:table-cell>
          <table:table-cell office:value-type="string">
            <text:p>Mitch Albom</text:p>
          </table:table-cell>
        </table:table-row>
        <table:table-row>
          <table:table-cell office:value-type="string">
            <text:p>AHJA02000</text:p>
          </table:table-cell>
          <table:table-cell office:value-type="string">
            <text:p>FICTION</text:p>
          </table:table-cell>
          <table:table-cell office:value-type="string">
            <text:p>The Wandering Falcon</text:p>
          </table:table-cell>
          <table:table-cell office:value-type="string">
            <text:p>Jamil Ahmad</text:p>
          </table:table-cell>
        </table:table-row>
        <table:table-row>
          <table:table-cell office:value-type="string">
            <text:p>ADNG01000</text:p>
          </table:table-cell>
          <table:table-cell office:value-type="string">
            <text:p>FICTION</text:p>
          </table:table-cell>
          <table:table-cell office:value-type="string">
            <text:p>Purple Hibiscus</text:p>
          </table:table-cell>
          <table:table-cell office:value-type="string">
            <text:p>Chimamanda Ngozi Adichie</text:p>
          </table:table-cell>
        </table:table-row>
        <table:table-row>
          <table:table-cell office:value-type="string">
            <text:p>ADCH01100</text:p>
          </table:table-cell>
          <table:table-cell office:value-type="string">
            <text:p>FICTION</text:p>
          </table:table-cell>
          <table:table-cell office:value-type="string">
            <text:p>Purple Hibiscus</text:p>
          </table:table-cell>
          <table:table-cell office:value-type="string">
            <text:p>Chimamanda Ngozi Adichie</text:p>
          </table:table-cell>
        </table:table-row>
        <table:table-row>
          <table:table-cell office:value-type="string">
            <text:p>CAER04000</text:p>
          </table:table-cell>
          <table:table-cell office:value-type="string">
            <text:p>FICTION</text:p>
          </table:table-cell>
          <table:table-cell office:value-type="string">
            <text:p>The Sure Hand of God</text:p>
          </table:table-cell>
          <table:table-cell office:value-type="string">
            <text:p>Erskine Caldwell</text:p>
          </table:table-cell>
        </table:table-row>
        <table:table-row>
          <table:table-cell office:value-type="string">
            <text:p>CAER03000</text:p>
          </table:table-cell>
          <table:table-cell office:value-type="string">
            <text:p>FICTION</text:p>
          </table:table-cell>
          <table:table-cell office:value-type="string">
            <text:p>Tobacco Road</text:p>
          </table:table-cell>
          <table:table-cell office:value-type="string">
            <text:p>Erskine Caldwell</text:p>
          </table:table-cell>
        </table:table-row>
        <table:table-row>
          <table:table-cell office:value-type="string">
            <text:p>CAPH01000</text:p>
          </table:table-cell>
          <table:table-cell office:value-type="string">
            <text:p>FICTION</text:p>
          </table:table-cell>
          <table:table-cell office:value-type="string">
            <text:p>DelCorso's Gallery</text:p>
          </table:table-cell>
          <table:table-cell office:value-type="string">
            <text:p>Philip Caputo</text:p>
          </table:table-cell>
        </table:table-row>
        <table:table-row>
          <table:table-cell office:value-type="string">
            <text:p>CATR01000</text:p>
          </table:table-cell>
          <table:table-cell office:value-type="string">
            <text:p>FICTION</text:p>
          </table:table-cell>
          <table:table-cell office:value-type="string">
            <text:p>The Grass Harp</text:p>
          </table:table-cell>
          <table:table-cell office:value-type="string">
            <text:p>Truman Capote</text:p>
          </table:table-cell>
        </table:table-row>
        <table:table-row>
          <table:table-cell office:value-type="string">
            <text:p>CATR02000</text:p>
          </table:table-cell>
          <table:table-cell office:value-type="string">
            <text:p>FICTION</text:p>
          </table:table-cell>
          <table:table-cell office:value-type="string">
            <text:p>IN Cold Blood</text:p>
          </table:table-cell>
          <table:table-cell office:value-type="string">
            <text:p>Truman Capote</text:p>
          </table:table-cell>
        </table:table-row>
        <table:table-row>
          <table:table-cell office:value-type="string">
            <text:p>CAKA01000</text:p>
          </table:table-cell>
          <table:table-cell office:value-type="string">
            <text:p>FICTION</text:p>
          </table:table-cell>
          <table:table-cell office:value-type="string">
            <text:p>War With the Newts</text:p>
          </table:table-cell>
          <table:table-cell office:value-type="string">
            <text:p>Karel Capek</text:p>
          </table:table-cell>
        </table:table-row>
        <table:table-row>
          <table:table-cell office:value-type="string">
            <text:p>CAJO15000</text:p>
          </table:table-cell>
          <table:table-cell office:value-type="string">
            <text:p>FICTION</text:p>
          </table:table-cell>
          <table:table-cell office:value-type="string">
            <text:p>The Russia House</text:p>
          </table:table-cell>
          <table:table-cell office:value-type="string">
            <text:p>John L Carre</text:p>
          </table:table-cell>
        </table:table-row>
        <table:table-row>
          <table:table-cell office:value-type="string">
            <text:p>CAJO04000</text:p>
          </table:table-cell>
          <table:table-cell office:value-type="string">
            <text:p>FICTION</text:p>
          </table:table-cell>
          <table:table-cell office:value-type="string">
            <text:p>The Russia House</text:p>
          </table:table-cell>
          <table:table-cell office:value-type="string">
            <text:p>John L Carre</text:p>
          </table:table-cell>
        </table:table-row>
        <table:table-row>
          <table:table-cell office:value-type="string">
            <text:p>CAJO14000</text:p>
          </table:table-cell>
          <table:table-cell office:value-type="string">
            <text:p>FICTION</text:p>
          </table:table-cell>
          <table:table-cell office:value-type="string">
            <text:p>The Naive and Sentimental Lover</text:p>
          </table:table-cell>
          <table:table-cell office:value-type="string">
            <text:p>John L Carre</text:p>
          </table:table-cell>
        </table:table-row>
        <table:table-row>
          <table:table-cell office:value-type="string">
            <text:p>CAJO11</text:p>
          </table:table-cell>
          <table:table-cell office:value-type="string">
            <text:p>FICTION</text:p>
          </table:table-cell>
          <table:table-cell office:value-type="string">
            <text:p>The Night Manager</text:p>
          </table:table-cell>
          <table:table-cell office:value-type="string">
            <text:p>John L Carre</text:p>
          </table:table-cell>
        </table:table-row>
        <table:table-row>
          <table:table-cell office:value-type="string">
            <text:p>CAJO19000</text:p>
          </table:table-cell>
          <table:table-cell office:value-type="string">
            <text:p>FICTION</text:p>
          </table:table-cell>
          <table:table-cell office:value-type="string">
            <text:p>The Spy Who Came from the cold</text:p>
          </table:table-cell>
          <table:table-cell office:value-type="string">
            <text:p>John L Carre</text:p>
          </table:table-cell>
        </table:table-row>
        <table:table-row>
          <table:table-cell office:value-type="string">
            <text:p>CAJO10000</text:p>
          </table:table-cell>
          <table:table-cell office:value-type="string">
            <text:p>FICTION</text:p>
          </table:table-cell>
          <table:table-cell office:value-type="string">
            <text:p>Tinker Tailor Soldier Spy</text:p>
          </table:table-cell>
          <table:table-cell office:value-type="string">
            <text:p>John L Carre</text:p>
          </table:table-cell>
        </table:table-row>
        <table:table-row>
          <table:table-cell office:value-type="string">
            <text:p>CAJO18000</text:p>
          </table:table-cell>
          <table:table-cell office:value-type="string">
            <text:p>FICTION</text:p>
          </table:table-cell>
          <table:table-cell office:value-type="string">
            <text:p>Tinker Tailor Soldier Spy</text:p>
          </table:table-cell>
          <table:table-cell office:value-type="string">
            <text:p>John L Carre</text:p>
          </table:table-cell>
        </table:table-row>
        <table:table-row>
          <table:table-cell office:value-type="string">
            <text:p>CAJO05000</text:p>
          </table:table-cell>
          <table:table-cell office:value-type="string">
            <text:p>FICTION</text:p>
          </table:table-cell>
          <table:table-cell office:value-type="string">
            <text:p>Tinker Tailor Soldier Spy</text:p>
          </table:table-cell>
          <table:table-cell office:value-type="string">
            <text:p>John L Carre</text:p>
          </table:table-cell>
        </table:table-row>
        <table:table-row>
          <table:table-cell office:value-type="string">
            <text:p>CABA03000</text:p>
          </table:table-cell>
          <table:table-cell office:value-type="string">
            <text:p>FICTION</text:p>
          </table:table-cell>
          <table:table-cell office:value-type="string">
            <text:p>The Golden Gondola</text:p>
          </table:table-cell>
          <table:table-cell office:value-type="string">
            <text:p>Barbara Cartland</text:p>
          </table:table-cell>
        </table:table-row>
        <table:table-row>
          <table:table-cell office:value-type="string">
            <text:p>CELO01000</text:p>
          </table:table-cell>
          <table:table-cell office:value-type="string">
            <text:p>FICTION</text:p>
          </table:table-cell>
          <table:table-cell office:value-type="string">
            <text:p>Rigadoon</text:p>
          </table:table-cell>
          <table:table-cell office:value-type="string">
            <text:p>Louis-Ferdinand Celine</text:p>
          </table:table-cell>
        </table:table-row>
        <table:table-row>
          <table:table-cell office:value-type="string">
            <text:p>CAPA01000</text:p>
          </table:table-cell>
          <table:table-cell office:value-type="string">
            <text:p>FICTION</text:p>
          </table:table-cell>
          <table:table-cell office:value-type="string">
            <text:p>Freddy Hill in las vegas</text:p>
          </table:table-cell>
          <table:table-cell office:value-type="string">
            <text:p>Patrick Skene Catling</text:p>
          </table:table-cell>
        </table:table-row>
        <table:table-row>
          <table:table-cell office:value-type="string">
            <text:p>CASJO01000</text:p>
          </table:table-cell>
          <table:table-cell office:value-type="string">
            <text:p>FICTION</text:p>
          </table:table-cell>
          <table:table-cell office:value-type="string">
            <text:p>The genesis code</text:p>
          </table:table-cell>
          <table:table-cell office:value-type="string">
            <text:p>John case</text:p>
          </table:table-cell>
        </table:table-row>
        <table:table-row>
          <table:table-cell office:value-type="string">
            <text:p>CABA01000</text:p>
          </table:table-cell>
          <table:table-cell office:value-type="string">
            <text:p>FICTION</text:p>
          </table:table-cell>
          <table:table-cell office:value-type="string">
            <text:p>Out of reach </text:p>
          </table:table-cell>
          <table:table-cell office:value-type="string">
            <text:p>Barbara Cartland</text:p>
          </table:table-cell>
        </table:table-row>
        <table:table-row>
          <table:table-cell office:value-type="string">
            <text:p>CHMI01000</text:p>
          </table:table-cell>
          <table:table-cell office:value-type="string">
            <text:p>FICTION</text:p>
          </table:table-cell>
          <table:table-cell office:value-type="string">
            <text:p>Summerland</text:p>
          </table:table-cell>
          <table:table-cell office:value-type="string">
            <text:p>Michael Chabon</text:p>
          </table:table-cell>
        </table:table-row>
        <table:table-row>
          <table:table-cell office:value-type="string">
            <text:p>CAT01000</text:p>
          </table:table-cell>
          <table:table-cell office:value-type="string">
            <text:p>FICTION</text:p>
          </table:table-cell>
          <table:table-cell office:value-type="string">
            <text:p>Guilty Men</text:p>
          </table:table-cell>
          <table:table-cell office:value-type="string">
            <text:p>Cato</text:p>
          </table:table-cell>
        </table:table-row>
        <table:table-row>
          <table:table-cell office:value-type="string">
            <text:p>CHVI03000</text:p>
          </table:table-cell>
          <table:table-cell office:value-type="string">
            <text:p>FICTION</text:p>
          </table:table-cell>
          <table:table-cell office:value-type="string">
            <text:p>Red Earth and Pouring Rain</text:p>
          </table:table-cell>
          <table:table-cell office:value-type="string">
            <text:p>Vikram Chandra</text:p>
          </table:table-cell>
        </table:table-row>
        <table:table-row>
          <table:table-cell office:value-type="string">
            <text:p>CHKR01000</text:p>
          </table:table-cell>
          <table:table-cell office:value-type="string">
            <text:p>FICTION</text:p>
          </table:table-cell>
          <table:table-cell office:value-type="string">
            <text:p>Paper Boat</text:p>
          </table:table-cell>
          <table:table-cell office:value-type="string">
            <text:p>Krishan Chandar</text:p>
          </table:table-cell>
        </table:table-row>
        <table:table-row>
          <table:table-cell office:value-type="string">
            <text:p>CHAJO01000</text:p>
          </table:table-cell>
          <table:table-cell office:value-type="string">
            <text:p>FICTION</text:p>
          </table:table-cell>
          <table:table-cell office:value-type="string">
            <text:p>Mario's War</text:p>
          </table:table-cell>
          <table:table-cell office:value-type="string">
            <text:p>John Chancellor</text:p>
          </table:table-cell>
        </table:table-row>
        <table:table-row>
          <table:table-cell office:value-type="string">
            <text:p>CHVI02000</text:p>
          </table:table-cell>
          <table:table-cell office:value-type="string">
            <text:p>FICTION</text:p>
          </table:table-cell>
          <table:table-cell office:value-type="string">
            <text:p>Love and longing in Bombay </text:p>
          </table:table-cell>
          <table:table-cell office:value-type="string">
            <text:p>Vikram Chandra</text:p>
          </table:table-cell>
        </table:table-row>
        <table:table-row>
          <table:table-cell office:value-type="string">
            <text:p>CHVI01000</text:p>
          </table:table-cell>
          <table:table-cell office:value-type="string">
            <text:p>FICTION</text:p>
          </table:table-cell>
          <table:table-cell office:value-type="string">
            <text:p>Sacred Games </text:p>
          </table:table-cell>
          <table:table-cell office:value-type="string">
            <text:p>Vikram Chandra</text:p>
          </table:table-cell>
        </table:table-row>
        <table:table-row>
          <table:table-cell office:value-type="string">
            <text:p>CLTO02000</text:p>
          </table:table-cell>
          <table:table-cell office:value-type="string">
            <text:p>FICTION</text:p>
          </table:table-cell>
          <table:table-cell office:value-type="string">
            <text:p>Patriot games </text:p>
          </table:table-cell>
          <table:table-cell office:value-type="string">
            <text:p>Tom Clancy </text:p>
          </table:table-cell>
        </table:table-row>
        <table:table-row>
          <table:table-cell office:value-type="string">
            <text:p>CLTO12000</text:p>
          </table:table-cell>
          <table:table-cell office:value-type="string">
            <text:p>FICTION</text:p>
          </table:table-cell>
          <table:table-cell office:value-type="string">
            <text:p>Net force </text:p>
          </table:table-cell>
          <table:table-cell office:value-type="string">
            <text:p>Tom Clancy </text:p>
          </table:table-cell>
        </table:table-row>
        <table:table-row>
          <table:table-cell office:value-type="string">
            <text:p>CORO08.1000</text:p>
          </table:table-cell>
          <table:table-cell office:value-type="string">
            <text:p>FICTION</text:p>
          </table:table-cell>
          <table:table-cell office:value-type="string">
            <text:p>Coma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LTO05000</text:p>
          </table:table-cell>
          <table:table-cell office:value-type="string">
            <text:p>FICTION</text:p>
          </table:table-cell>
          <table:table-cell office:value-type="string">
            <text:p>The Sun of All Fears</text:p>
          </table:table-cell>
          <table:table-cell office:value-type="string">
            <text:p>tom Clancy </text:p>
          </table:table-cell>
        </table:table-row>
        <table:table-row>
          <table:table-cell office:value-type="string">
            <text:p>COBR01000</text:p>
          </table:table-cell>
          <table:table-cell office:value-type="string">
            <text:p>FICTION</text:p>
          </table:table-cell>
          <table:table-cell office:value-type="string">
            <text:p>The Power of One</text:p>
          </table:table-cell>
          <table:table-cell office:value-type="string">
            <text:p>Bryce Courtenay</text:p>
          </table:table-cell>
        </table:table-row>
        <table:table-row>
          <table:table-cell office:value-type="string">
            <text:p>CORO10000</text:p>
          </table:table-cell>
          <table:table-cell office:value-type="string">
            <text:p>FICTION</text:p>
          </table:table-cell>
          <table:table-cell office:value-type="string">
            <text:p>Mutation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RMI16000</text:p>
          </table:table-cell>
          <table:table-cell office:value-type="string">
            <text:p>FICTION</text:p>
          </table:table-cell>
          <table:table-cell office:value-type="string">
            <text:p>Eaters of the Dead</text:p>
          </table:table-cell>
          <table:table-cell office:value-type="string">
            <text:p>Michael Crichton </text:p>
          </table:table-cell>
        </table:table-row>
        <table:table-row>
          <table:table-cell office:value-type="string">
            <text:p>CRMI15000</text:p>
          </table:table-cell>
          <table:table-cell office:value-type="string">
            <text:p>FICTION</text:p>
          </table:table-cell>
          <table:table-cell office:value-type="string">
            <text:p>Eaters of the Dead</text:p>
          </table:table-cell>
          <table:table-cell office:value-type="string">
            <text:p>Michael Crichton </text:p>
          </table:table-cell>
        </table:table-row>
        <table:table-row>
          <table:table-cell office:value-type="string">
            <text:p>COMA01000</text:p>
          </table:table-cell>
          <table:table-cell office:value-type="string">
            <text:p>FICTION</text:p>
          </table:table-cell>
          <table:table-cell office:value-type="string">
            <text:p>God's Good Man</text:p>
          </table:table-cell>
          <table:table-cell office:value-type="string">
            <text:p>Marie Corelli</text:p>
          </table:table-cell>
        </table:table-row>
        <table:table-row>
          <table:table-cell office:value-type="string">
            <text:p>CRRI01000</text:p>
          </table:table-cell>
          <table:table-cell office:value-type="string">
            <text:p>FICTION</text:p>
          </table:table-cell>
          <table:table-cell office:value-type="string">
            <text:p>William does his Bit</text:p>
          </table:table-cell>
          <table:table-cell office:value-type="string">
            <text:p>Richmal Crompton</text:p>
          </table:table-cell>
        </table:table-row>
        <table:table-row>
          <table:table-cell office:value-type="string">
            <text:p>CRST01000</text:p>
          </table:table-cell>
          <table:table-cell office:value-type="string">
            <text:p>FICTION</text:p>
          </table:table-cell>
          <table:table-cell office:value-type="string">
            <text:p>The Portable</text:p>
          </table:table-cell>
          <table:table-cell office:value-type="string">
            <text:p>Stephen Crane</text:p>
          </table:table-cell>
        </table:table-row>
        <table:table-row>
          <table:table-cell office:value-type="string">
            <text:p>CRMI09000</text:p>
          </table:table-cell>
          <table:table-cell office:value-type="string">
            <text:p>FICTION</text:p>
          </table:table-cell>
          <table:table-cell office:value-type="string">
            <text:p>Congo</text:p>
          </table:table-cell>
          <table:table-cell office:value-type="string">
            <text:p>Michael Crichton </text:p>
          </table:table-cell>
        </table:table-row>
        <table:table-row>
          <table:table-cell office:value-type="string">
            <text:p>CRMI02000</text:p>
          </table:table-cell>
          <table:table-cell office:value-type="string">
            <text:p>FICTION</text:p>
          </table:table-cell>
          <table:table-cell office:value-type="string">
            <text:p>Disclosure</text:p>
          </table:table-cell>
          <table:table-cell office:value-type="string">
            <text:p>Michael Crichton </text:p>
          </table:table-cell>
        </table:table-row>
        <table:table-row>
          <table:table-cell office:value-type="string">
            <text:p>CRMI03000</text:p>
          </table:table-cell>
          <table:table-cell office:value-type="string">
            <text:p>FICTION</text:p>
          </table:table-cell>
          <table:table-cell office:value-type="string">
            <text:p>A Case of Need</text:p>
          </table:table-cell>
          <table:table-cell office:value-type="string">
            <text:p>Michael Crichton </text:p>
          </table:table-cell>
        </table:table-row>
        <table:table-row>
          <table:table-cell office:value-type="string">
            <text:p>CORO04000</text:p>
          </table:table-cell>
          <table:table-cell office:value-type="string">
            <text:p>FICTION</text:p>
          </table:table-cell>
          <table:table-cell office:value-type="string">
            <text:p>Invasion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SHSI22000</text:p>
          </table:table-cell>
          <table:table-cell office:value-type="string">
            <text:p>FICTION</text:p>
          </table:table-cell>
          <table:table-cell office:value-type="string">
            <text:p>Windmills of The Gods</text:p>
          </table:table-cell>
          <table:table-cell office:value-type="string">
            <text:p>Sidney Sheldon</text:p>
          </table:table-cell>
        </table:table-row>
        <table:table-row>
          <table:table-cell office:value-type="string">
            <text:p>MUHA03000</text:p>
          </table:table-cell>
          <table:table-cell office:value-type="string">
            <text:p>FICTION</text:p>
          </table:table-cell>
          <table:table-cell office:value-type="string">
            <text:p>Norwegian Wood</text:p>
          </table:table-cell>
          <table:table-cell office:value-type="string">
            <text:p>Haruki Murakami</text:p>
          </table:table-cell>
        </table:table-row>
        <table:table-row>
          <table:table-cell office:value-type="string">
            <text:p>CUCL01000</text:p>
          </table:table-cell>
          <table:table-cell office:value-type="string">
            <text:p>FICTION</text:p>
          </table:table-cell>
          <table:table-cell office:value-type="string">
            <text:p>Shockwave</text:p>
          </table:table-cell>
          <table:table-cell office:value-type="string">
            <text:p>Clive Cussler</text:p>
          </table:table-cell>
        </table:table-row>
        <table:table-row>
          <table:table-cell office:value-type="string">
            <text:p>CUMI02000</text:p>
          </table:table-cell>
          <table:table-cell office:value-type="string">
            <text:p>FICTION</text:p>
          </table:table-cell>
          <table:table-cell office:value-type="string">
            <text:p>The Hours</text:p>
          </table:table-cell>
          <table:table-cell office:value-type="string">
            <text:p>Michael Cunningham</text:p>
          </table:table-cell>
        </table:table-row>
        <table:table-row>
          <table:table-cell office:value-type="string">
            <text:p>CUMI03000</text:p>
          </table:table-cell>
          <table:table-cell office:value-type="string">
            <text:p>FICTION</text:p>
          </table:table-cell>
          <table:table-cell office:value-type="string">
            <text:p>A Home at the End of the World</text:p>
          </table:table-cell>
          <table:table-cell office:value-type="string">
            <text:p>Michael Cunningham</text:p>
          </table:table-cell>
        </table:table-row>
        <table:table-row>
          <table:table-cell office:value-type="string">
            <text:p>CRA09000</text:p>
          </table:table-cell>
          <table:table-cell office:value-type="string">
            <text:p>FICTION</text:p>
          </table:table-cell>
          <table:table-cell office:value-type="string">
            <text:p>Hatter's Castle</text:p>
          </table:table-cell>
          <table:table-cell office:value-type="string">
            <text:p>A J Cronin</text:p>
          </table:table-cell>
        </table:table-row>
        <table:table-row>
          <table:table-cell office:value-type="string">
            <text:p>DEPA11000</text:p>
          </table:table-cell>
          <table:table-cell office:value-type="string">
            <text:p>FICTION</text:p>
          </table:table-cell>
          <table:table-cell office:value-type="string">
            <text:p>The Siters Brothers</text:p>
          </table:table-cell>
          <table:table-cell office:value-type="string">
            <text:p>Patrick deWitt</text:p>
          </table:table-cell>
        </table:table-row>
        <table:table-row>
          <table:table-cell office:value-type="string">
            <text:p>DEMA01000</text:p>
          </table:table-cell>
          <table:table-cell office:value-type="string">
            <text:p>FICTION</text:p>
          </table:table-cell>
          <table:table-cell office:value-type="string">
            <text:p>TItu Mir</text:p>
          </table:table-cell>
          <table:table-cell office:value-type="string">
            <text:p>Mahasweta Devi</text:p>
          </table:table-cell>
        </table:table-row>
        <table:table-row>
          <table:table-cell office:value-type="string">
            <text:p>DESSH03000</text:p>
          </table:table-cell>
          <table:table-cell office:value-type="string">
            <text:p>FICTION</text:p>
          </table:table-cell>
          <table:table-cell office:value-type="string">
            <text:p>The Naryanpur Incident</text:p>
          </table:table-cell>
          <table:table-cell office:value-type="string">
            <text:p>Shashi Deshpande</text:p>
          </table:table-cell>
        </table:table-row>
        <table:table-row>
          <table:table-cell office:value-type="string">
            <text:p>DESSH02000</text:p>
          </table:table-cell>
          <table:table-cell office:value-type="string">
            <text:p>FICTION</text:p>
          </table:table-cell>
          <table:table-cell office:value-type="string">
            <text:p>The Dark Holds no Terror</text:p>
          </table:table-cell>
          <table:table-cell office:value-type="string">
            <text:p>Shashi Deshpande</text:p>
          </table:table-cell>
        </table:table-row>
        <table:table-row>
          <table:table-cell office:value-type="string">
            <text:p>DEKI01000</text:p>
          </table:table-cell>
          <table:table-cell office:value-type="string">
            <text:p>FICTION</text:p>
          </table:table-cell>
          <table:table-cell office:value-type="string">
            <text:p>Hullbaloo in the Guava Orchard</text:p>
          </table:table-cell>
          <table:table-cell office:value-type="string">
            <text:p>Kiran Desai</text:p>
          </table:table-cell>
        </table:table-row>
        <table:table-row>
          <table:table-cell office:value-type="string">
            <text:p>DEG01000</text:p>
          </table:table-cell>
          <table:table-cell office:value-type="string">
            <text:p>FICTION</text:p>
          </table:table-cell>
          <table:table-cell office:value-type="string">
            <text:p>All about H. Hatterr</text:p>
          </table:table-cell>
          <table:table-cell office:value-type="string">
            <text:p>G. V. Desai</text:p>
          </table:table-cell>
        </table:table-row>
        <table:table-row>
          <table:table-cell office:value-type="string">
            <text:p>DESSH01000</text:p>
          </table:table-cell>
          <table:table-cell office:value-type="string">
            <text:p>FICTION</text:p>
          </table:table-cell>
          <table:table-cell office:value-type="string">
            <text:p>Small Remedies</text:p>
          </table:table-cell>
          <table:table-cell office:value-type="string">
            <text:p>Shashi Deshpande</text:p>
          </table:table-cell>
        </table:table-row>
        <table:table-row>
          <table:table-cell office:value-type="string">
            <text:p>DELE01000</text:p>
          </table:table-cell>
          <table:table-cell office:value-type="string">
            <text:p>FICTION</text:p>
          </table:table-cell>
          <table:table-cell office:value-type="string">
            <text:p>XPD</text:p>
          </table:table-cell>
          <table:table-cell office:value-type="string">
            <text:p>Len Deighton</text:p>
          </table:table-cell>
        </table:table-row>
        <table:table-row>
          <table:table-cell office:value-type="string">
            <text:p>DEAN01000</text:p>
          </table:table-cell>
          <table:table-cell office:value-type="string">
            <text:p>FICTION</text:p>
          </table:table-cell>
          <table:table-cell office:value-type="string">
            <text:p>In Custody</text:p>
          </table:table-cell>
          <table:table-cell office:value-type="string">
            <text:p>Anita Desai</text:p>
          </table:table-cell>
        </table:table-row>
        <table:table-row>
          <table:table-cell office:value-type="string">
            <text:p>DEAN02000</text:p>
          </table:table-cell>
          <table:table-cell office:value-type="string">
            <text:p>FICTION</text:p>
          </table:table-cell>
          <table:table-cell office:value-type="string">
            <text:p>Fasting Feasting</text:p>
          </table:table-cell>
          <table:table-cell office:value-type="string">
            <text:p>Anita Desai</text:p>
          </table:table-cell>
        </table:table-row>
        <table:table-row>
          <table:table-cell office:value-type="string">
            <text:p>DEAN03000</text:p>
          </table:table-cell>
          <table:table-cell office:value-type="string">
            <text:p>FICTION</text:p>
          </table:table-cell>
          <table:table-cell office:value-type="string">
            <text:p>Diamond Dust</text:p>
          </table:table-cell>
          <table:table-cell office:value-type="string">
            <text:p>Anita Desai</text:p>
          </table:table-cell>
        </table:table-row>
        <table:table-row>
          <table:table-cell office:value-type="string">
            <text:p>DEJA01000</text:p>
          </table:table-cell>
          <table:table-cell office:value-type="string">
            <text:p>FICTION</text:p>
          </table:table-cell>
          <table:table-cell office:value-type="string">
            <text:p>Who Dropped Peter Pan</text:p>
          </table:table-cell>
          <table:table-cell office:value-type="string">
            <text:p>Jan Dentinger</text:p>
          </table:table-cell>
        </table:table-row>
        <table:table-row>
          <table:table-cell office:value-type="string">
            <text:p>DENE01000</text:p>
          </table:table-cell>
          <table:table-cell office:value-type="string">
            <text:p>FICTION</text:p>
          </table:table-cell>
          <table:table-cell office:value-type="string">
            <text:p>Mayday</text:p>
          </table:table-cell>
          <table:table-cell office:value-type="string">
            <text:p>Nelson Demille and Thomas Block</text:p>
          </table:table-cell>
        </table:table-row>
        <table:table-row>
          <table:table-cell office:value-type="string">
            <text:p>ChJo03000</text:p>
          </table:table-cell>
          <table:table-cell office:value-type="string">
            <text:p>FICTION</text:p>
          </table:table-cell>
          <table:table-cell office:value-type="string">
            <text:p>Falconer</text:p>
          </table:table-cell>
          <table:table-cell office:value-type="string">
            <text:p>John Cheever</text:p>
          </table:table-cell>
        </table:table-row>
        <table:table-row>
          <table:table-cell office:value-type="string">
            <text:p>ChJo02000</text:p>
          </table:table-cell>
          <table:table-cell office:value-type="string">
            <text:p>FICTION</text:p>
          </table:table-cell>
          <table:table-cell office:value-type="string">
            <text:p>Falconer</text:p>
          </table:table-cell>
          <table:table-cell office:value-type="string">
            <text:p>John Cheever</text:p>
          </table:table-cell>
        </table:table-row>
        <table:table-row>
          <table:table-cell office:value-type="string">
            <text:p>ChSt01000</text:p>
          </table:table-cell>
          <table:table-cell office:value-type="string">
            <text:p>FICTION</text:p>
          </table:table-cell>
          <table:table-cell office:value-type="string">
            <text:p>The Perks of being a Wallflower</text:p>
          </table:table-cell>
          <table:table-cell office:value-type="string">
            <text:p>Stephen Chbosky</text:p>
          </table:table-cell>
        </table:table-row>
        <table:table-row>
          <table:table-cell office:value-type="string">
            <text:p>ChAm01000</text:p>
          </table:table-cell>
          <table:table-cell office:value-type="string">
            <text:p>FICTION</text:p>
          </table:table-cell>
          <table:table-cell office:value-type="string">
            <text:p>Strange and Sublime Address</text:p>
          </table:table-cell>
          <table:table-cell office:value-type="string">
            <text:p>Amit  Chaudhuri</text:p>
          </table:table-cell>
        </table:table-row>
        <table:table-row>
          <table:table-cell office:value-type="string">
            <text:p>ChUp05000</text:p>
          </table:table-cell>
          <table:table-cell office:value-type="string">
            <text:p>FICTION</text:p>
          </table:table-cell>
          <table:table-cell office:value-type="string">
            <text:p>Way to go</text:p>
          </table:table-cell>
          <table:table-cell office:value-type="string">
            <text:p>Upamanyu Chatterjee</text:p>
          </table:table-cell>
        </table:table-row>
        <table:table-row>
          <table:table-cell office:value-type="string">
            <text:p>ChUp03000</text:p>
          </table:table-cell>
          <table:table-cell office:value-type="string">
            <text:p>FICTION</text:p>
          </table:table-cell>
          <table:table-cell office:value-type="string">
            <text:p>The Mammaries of the Welfare State</text:p>
          </table:table-cell>
          <table:table-cell office:value-type="string">
            <text:p>Upamanyu Chatterjee</text:p>
          </table:table-cell>
        </table:table-row>
        <table:table-row>
          <table:table-cell office:value-type="string">
            <text:p>ChUp03100</text:p>
          </table:table-cell>
          <table:table-cell office:value-type="string">
            <text:p>FICTION</text:p>
          </table:table-cell>
          <table:table-cell office:value-type="string">
            <text:p>The Mammaries of the Welfare State</text:p>
          </table:table-cell>
          <table:table-cell office:value-type="string">
            <text:p>Upamanyu Chatterjee</text:p>
          </table:table-cell>
        </table:table-row>
        <table:table-row>
          <table:table-cell office:value-type="string">
            <text:p>ChUp04000</text:p>
          </table:table-cell>
          <table:table-cell office:value-type="string">
            <text:p>FICTION</text:p>
          </table:table-cell>
          <table:table-cell office:value-type="string">
            <text:p>The last burden</text:p>
          </table:table-cell>
          <table:table-cell office:value-type="string">
            <text:p>Upamanyu Chatterjee</text:p>
          </table:table-cell>
        </table:table-row>
        <table:table-row>
          <table:table-cell office:value-type="string">
            <text:p>ChUp02000</text:p>
          </table:table-cell>
          <table:table-cell office:value-type="string">
            <text:p>FICTION</text:p>
          </table:table-cell>
          <table:table-cell office:value-type="string">
            <text:p>The last burden</text:p>
          </table:table-cell>
          <table:table-cell office:value-type="string">
            <text:p>Upamanyu Chatterjee</text:p>
          </table:table-cell>
        </table:table-row>
        <table:table-row>
          <table:table-cell office:value-type="string">
            <text:p>ChUp01000</text:p>
          </table:table-cell>
          <table:table-cell office:value-type="string">
            <text:p>FICTION</text:p>
          </table:table-cell>
          <table:table-cell office:value-type="string">
            <text:p>English, August: An Indian Story</text:p>
          </table:table-cell>
          <table:table-cell office:value-type="string">
            <text:p>Upamanyu Chatterjee</text:p>
          </table:table-cell>
        </table:table-row>
        <table:table-row>
          <table:table-cell office:value-type="string">
            <text:p>ChaLe01000</text:p>
          </table:table-cell>
          <table:table-cell office:value-type="string">
            <text:p>FICTION</text:p>
          </table:table-cell>
          <table:table-cell office:value-type="string">
            <text:p>The Saint in London</text:p>
          </table:table-cell>
          <table:table-cell office:value-type="string">
            <text:p>Leslie Charteris</text:p>
          </table:table-cell>
        </table:table-row>
        <table:table-row>
          <table:table-cell office:value-type="string">
            <text:p>ChaLe02000</text:p>
          </table:table-cell>
          <table:table-cell office:value-type="string">
            <text:p>FICTION</text:p>
          </table:table-cell>
          <table:table-cell office:value-type="string">
            <text:p>The Ace of Knaves</text:p>
          </table:table-cell>
          <table:table-cell office:value-type="string">
            <text:p>Leslie Charteris</text:p>
          </table:table-cell>
        </table:table-row>
        <table:table-row>
          <table:table-cell office:value-type="string">
            <text:p>ChaLe03000</text:p>
          </table:table-cell>
          <table:table-cell office:value-type="string">
            <text:p>FICTION</text:p>
          </table:table-cell>
          <table:table-cell office:value-type="string">
            <text:p>Senior Saint</text:p>
          </table:table-cell>
          <table:table-cell office:value-type="string">
            <text:p>Leslie Charteris</text:p>
          </table:table-cell>
        </table:table-row>
        <table:table-row>
          <table:table-cell office:value-type="string">
            <text:p>ChRo01000</text:p>
          </table:table-cell>
          <table:table-cell office:value-type="string">
            <text:p>FICTION</text:p>
          </table:table-cell>
          <table:table-cell office:value-type="string">
            <text:p>The Riddle of the Sands</text:p>
          </table:table-cell>
          <table:table-cell office:value-type="string">
            <text:p>Esrkine Childers</text:p>
          </table:table-cell>
        </table:table-row>
        <table:table-row>
          <table:table-cell office:value-type="string">
            <text:p>CaBa02000</text:p>
          </table:table-cell>
          <table:table-cell office:value-type="string">
            <text:p>FICTION</text:p>
          </table:table-cell>
          <table:table-cell office:value-type="string">
            <text:p>Look, Listen and Love</text:p>
          </table:table-cell>
          <table:table-cell office:value-type="string">
            <text:p>Barbara Cartland</text:p>
          </table:table-cell>
        </table:table-row>
        <table:table-row>
          <table:table-cell office:value-type="string">
            <text:p>ClTo07000</text:p>
          </table:table-cell>
          <table:table-cell office:value-type="string">
            <text:p>FICTION</text:p>
          </table:table-cell>
          <table:table-cell office:value-type="string">
            <text:p>Debt of Honour</text:p>
          </table:table-cell>
          <table:table-cell office:value-type="string">
            <text:p>Tom Clancy</text:p>
          </table:table-cell>
        </table:table-row>
        <table:table-row>
          <table:table-cell office:value-type="string">
            <text:p>ChIs01000</text:p>
          </table:table-cell>
          <table:table-cell office:value-type="string">
            <text:p>FICTION</text:p>
          </table:table-cell>
          <table:table-cell office:value-type="string">
            <text:p>A Chughtai Collection</text:p>
          </table:table-cell>
          <table:table-cell office:value-type="string">
            <text:p>Ismat Chughtai</text:p>
          </table:table-cell>
        </table:table-row>
        <table:table-row>
          <table:table-cell office:value-type="string">
            <text:p>ChLe03000</text:p>
          </table:table-cell>
          <table:table-cell office:value-type="string">
            <text:p>FICTION</text:p>
          </table:table-cell>
          <table:table-cell office:value-type="string">
            <text:p>Hard Way</text:p>
          </table:table-cell>
          <table:table-cell office:value-type="string">
            <text:p>Lee Child</text:p>
          </table:table-cell>
        </table:table-row>
        <table:table-row>
          <table:table-cell office:value-type="string">
            <text:p>ChLe01000</text:p>
          </table:table-cell>
          <table:table-cell office:value-type="string">
            <text:p>FICTION</text:p>
          </table:table-cell>
          <table:table-cell office:value-type="string">
            <text:p>Bad Luck and Trouble</text:p>
          </table:table-cell>
          <table:table-cell office:value-type="string">
            <text:p>Lee Child</text:p>
          </table:table-cell>
        </table:table-row>
        <table:table-row>
          <table:table-cell office:value-type="string">
            <text:p>ChLe07000</text:p>
          </table:table-cell>
          <table:table-cell office:value-type="string">
            <text:p>FICTION</text:p>
          </table:table-cell>
          <table:table-cell office:value-type="string">
            <text:p>A wanted man</text:p>
          </table:table-cell>
          <table:table-cell office:value-type="string">
            <text:p>Lee Child</text:p>
          </table:table-cell>
        </table:table-row>
        <table:table-row>
          <table:table-cell office:value-type="string">
            <text:p>ChNe01000</text:p>
          </table:table-cell>
          <table:table-cell office:value-type="string">
            <text:p>FICTION</text:p>
          </table:table-cell>
          <table:table-cell office:value-type="string">
            <text:p>Zero Percentile</text:p>
          </table:table-cell>
          <table:table-cell office:value-type="string">
            <text:p>Neeraj Chhibba</text:p>
          </table:table-cell>
        </table:table-row>
        <table:table-row>
          <table:table-cell office:value-type="string">
            <text:p>ChJo01000</text:p>
          </table:table-cell>
          <table:table-cell office:value-type="string">
            <text:p>FICTION</text:p>
          </table:table-cell>
          <table:table-cell office:value-type="string">
            <text:p>The stories of John Cheever</text:p>
          </table:table-cell>
          <table:table-cell office:value-type="string">
            <text:p>John Cheever</text:p>
          </table:table-cell>
        </table:table-row>
        <table:table-row>
          <table:table-cell office:value-type="string">
            <text:p>ChIs02000</text:p>
          </table:table-cell>
          <table:table-cell office:value-type="string">
            <text:p>FICTION</text:p>
          </table:table-cell>
          <table:table-cell office:value-type="string">
            <text:p>The Crooked Line</text:p>
          </table:table-cell>
          <table:table-cell office:value-type="string">
            <text:p>Ismat Chughtai</text:p>
          </table:table-cell>
        </table:table-row>
        <table:table-row>
          <table:table-cell office:value-type="string">
            <text:p>CoWi01000</text:p>
          </table:table-cell>
          <table:table-cell office:value-type="string">
            <text:p>FICTION</text:p>
          </table:table-cell>
          <table:table-cell office:value-type="string">
            <text:p>House Of Cards</text:p>
          </table:table-cell>
          <table:table-cell office:value-type="string">
            <text:p>William D. Cohan</text:p>
          </table:table-cell>
        </table:table-row>
        <table:table-row>
          <table:table-cell office:value-type="string">
            <text:p>ClTo09000</text:p>
          </table:table-cell>
          <table:table-cell office:value-type="string">
            <text:p>FICTION</text:p>
          </table:table-cell>
          <table:table-cell office:value-type="string">
            <text:p>SSN </text:p>
          </table:table-cell>
          <table:table-cell office:value-type="string">
            <text:p>Tom Clancy</text:p>
          </table:table-cell>
        </table:table-row>
        <table:table-row>
          <table:table-cell office:value-type="string">
            <text:p>ClTo15000</text:p>
          </table:table-cell>
          <table:table-cell office:value-type="string">
            <text:p>FICTION</text:p>
          </table:table-cell>
          <table:table-cell office:value-type="string">
            <text:p>Ruthless.com</text:p>
          </table:table-cell>
          <table:table-cell office:value-type="string">
            <text:p>Tom Clancy</text:p>
          </table:table-cell>
        </table:table-row>
        <table:table-row>
          <table:table-cell office:value-type="string">
            <text:p>ClTo11000</text:p>
          </table:table-cell>
          <table:table-cell office:value-type="string">
            <text:p>FICTION</text:p>
          </table:table-cell>
          <table:table-cell office:value-type="string">
            <text:p>Red Rabbit</text:p>
          </table:table-cell>
          <table:table-cell office:value-type="string">
            <text:p>Tom Clancy</text:p>
          </table:table-cell>
        </table:table-row>
        <table:table-row>
          <table:table-cell office:value-type="string">
            <text:p>ClTo13000</text:p>
          </table:table-cell>
          <table:table-cell office:value-type="string">
            <text:p>FICTION</text:p>
          </table:table-cell>
          <table:table-cell office:value-type="string">
            <text:p>Politika</text:p>
          </table:table-cell>
          <table:table-cell office:value-type="string">
            <text:p>Tom Clancy</text:p>
          </table:table-cell>
        </table:table-row>
        <table:table-row>
          <table:table-cell office:value-type="string">
            <text:p>ClTo16000</text:p>
          </table:table-cell>
          <table:table-cell office:value-type="string">
            <text:p>FICTION</text:p>
          </table:table-cell>
          <table:table-cell office:value-type="string">
            <text:p>Acts Of War</text:p>
          </table:table-cell>
          <table:table-cell office:value-type="string">
            <text:p>Tom Clancy</text:p>
          </table:table-cell>
        </table:table-row>
        <table:table-row>
          <table:table-cell office:value-type="string">
            <text:p>ClJa02000</text:p>
          </table:table-cell>
          <table:table-cell office:value-type="string">
            <text:p>FICTION</text:p>
          </table:table-cell>
          <table:table-cell office:value-type="string">
            <text:p>Tai-Pan</text:p>
          </table:table-cell>
          <table:table-cell office:value-type="string">
            <text:p>James Clavell</text:p>
          </table:table-cell>
        </table:table-row>
        <table:table-row>
          <table:table-cell office:value-type="string">
            <text:p>CRST02000</text:p>
          </table:table-cell>
          <table:table-cell office:value-type="string">
            <text:p>FICTION</text:p>
          </table:table-cell>
          <table:table-cell office:value-type="string">
            <text:p>The Red Badge of Courage</text:p>
          </table:table-cell>
          <table:table-cell office:value-type="string">
            <text:p>Stephen Crane</text:p>
          </table:table-cell>
        </table:table-row>
        <table:table-row>
          <table:table-cell office:value-type="string">
            <text:p>COST01000</text:p>
          </table:table-cell>
          <table:table-cell office:value-type="string">
            <text:p>FICTION</text:p>
          </table:table-cell>
          <table:table-cell office:value-type="string">
            <text:p>The Soyuz Affair</text:p>
          </table:table-cell>
          <table:table-cell office:value-type="string">
            <text:p>Stephen Coulter</text:p>
          </table:table-cell>
        </table:table-row>
        <table:table-row>
          <table:table-cell office:value-type="string">
            <text:p>COAV01000</text:p>
          </table:table-cell>
          <table:table-cell office:value-type="string">
            <text:p>FICTION</text:p>
          </table:table-cell>
          <table:table-cell office:value-type="string">
            <text:p>Kramer Versus Kramer</text:p>
          </table:table-cell>
          <table:table-cell office:value-type="string">
            <text:p>Avery Corman</text:p>
          </table:table-cell>
        </table:table-row>
        <table:table-row>
          <table:table-cell office:value-type="string">
            <text:p>COMA02000</text:p>
          </table:table-cell>
          <table:table-cell office:value-type="string">
            <text:p>FICTION</text:p>
          </table:table-cell>
          <table:table-cell office:value-type="string">
            <text:p>Vendetta </text:p>
          </table:table-cell>
          <table:table-cell office:value-type="string">
            <text:p>Marie Corelli</text:p>
          </table:table-cell>
        </table:table-row>
        <table:table-row>
          <table:table-cell office:value-type="string">
            <text:p>CRA01000</text:p>
          </table:table-cell>
          <table:table-cell office:value-type="string">
            <text:p>FICTION</text:p>
          </table:table-cell>
          <table:table-cell office:value-type="string">
            <text:p>The Keys of the Kingdom</text:p>
          </table:table-cell>
          <table:table-cell office:value-type="string">
            <text:p>A. J. Cronin</text:p>
          </table:table-cell>
        </table:table-row>
        <table:table-row>
          <table:table-cell office:value-type="string">
            <text:p>CRA02000</text:p>
          </table:table-cell>
          <table:table-cell office:value-type="string">
            <text:p>FICTION</text:p>
          </table:table-cell>
          <table:table-cell office:value-type="string">
            <text:p>The Spanish Gardener</text:p>
          </table:table-cell>
          <table:table-cell office:value-type="string">
            <text:p>A. J. Cronin</text:p>
          </table:table-cell>
        </table:table-row>
        <table:table-row>
          <table:table-cell office:value-type="string">
            <text:p>CRA03000</text:p>
          </table:table-cell>
          <table:table-cell office:value-type="string">
            <text:p>FICTION</text:p>
          </table:table-cell>
          <table:table-cell office:value-type="string">
            <text:p>Grand Canary</text:p>
          </table:table-cell>
          <table:table-cell office:value-type="string">
            <text:p>A. J. Cronin</text:p>
          </table:table-cell>
        </table:table-row>
        <table:table-row>
          <table:table-cell office:value-type="string">
            <text:p>CRA04000</text:p>
          </table:table-cell>
          <table:table-cell office:value-type="string">
            <text:p>FICTION</text:p>
          </table:table-cell>
          <table:table-cell office:value-type="string">
            <text:p>Lady With Carnations</text:p>
          </table:table-cell>
          <table:table-cell office:value-type="string">
            <text:p>A. J. Cronin</text:p>
          </table:table-cell>
        </table:table-row>
        <table:table-row>
          <table:table-cell office:value-type="string">
            <text:p>CRA05000</text:p>
          </table:table-cell>
          <table:table-cell office:value-type="string">
            <text:p>FICTION</text:p>
          </table:table-cell>
          <table:table-cell office:value-type="string">
            <text:p>Gracie Lindsay</text:p>
          </table:table-cell>
          <table:table-cell office:value-type="string">
            <text:p>A. J. Cronin</text:p>
          </table:table-cell>
        </table:table-row>
        <table:table-row>
          <table:table-cell office:value-type="string">
            <text:p>CRA08000</text:p>
          </table:table-cell>
          <table:table-cell office:value-type="string">
            <text:p>FICTION</text:p>
          </table:table-cell>
          <table:table-cell office:value-type="string">
            <text:p>Crusader's Tomb</text:p>
          </table:table-cell>
          <table:table-cell office:value-type="string">
            <text:p>A. J. Cronin</text:p>
          </table:table-cell>
        </table:table-row>
        <table:table-row>
          <table:table-cell office:value-type="string">
            <text:p>CRA10000</text:p>
          </table:table-cell>
          <table:table-cell office:value-type="string">
            <text:p>FICTION</text:p>
          </table:table-cell>
          <table:table-cell office:value-type="string">
            <text:p>Shannon's Way</text:p>
          </table:table-cell>
          <table:table-cell office:value-type="string">
            <text:p>A. J. Cronin</text:p>
          </table:table-cell>
        </table:table-row>
        <table:table-row>
          <table:table-cell office:value-type="string">
            <text:p>CRA11000</text:p>
          </table:table-cell>
          <table:table-cell office:value-type="string">
            <text:p>FICTION</text:p>
          </table:table-cell>
          <table:table-cell office:value-type="string">
            <text:p>Shannon's Way</text:p>
          </table:table-cell>
          <table:table-cell office:value-type="string">
            <text:p>A. J. Cronin</text:p>
          </table:table-cell>
        </table:table-row>
        <table:table-row>
          <table:table-cell office:value-type="string">
            <text:p>CRA06000</text:p>
          </table:table-cell>
          <table:table-cell office:value-type="string">
            <text:p>FICTION</text:p>
          </table:table-cell>
          <table:table-cell office:value-type="string">
            <text:p>Doctor Finlay of Tannochbrae</text:p>
          </table:table-cell>
          <table:table-cell office:value-type="string">
            <text:p>A. J. Cronin</text:p>
          </table:table-cell>
        </table:table-row>
        <table:table-row>
          <table:table-cell office:value-type="string">
            <text:p>CRa07000</text:p>
          </table:table-cell>
          <table:table-cell office:value-type="string">
            <text:p>FICTION</text:p>
          </table:table-cell>
          <table:table-cell office:value-type="string">
            <text:p>Grand Canary</text:p>
          </table:table-cell>
          <table:table-cell office:value-type="string">
            <text:p>A. J. Cronin</text:p>
          </table:table-cell>
        </table:table-row>
        <table:table-row>
          <table:table-cell office:value-type="string">
            <text:p>CUMI01000</text:p>
          </table:table-cell>
          <table:table-cell office:value-type="string">
            <text:p>FICTION</text:p>
          </table:table-cell>
          <table:table-cell office:value-type="string">
            <text:p>Flesh And Blood </text:p>
          </table:table-cell>
          <table:table-cell office:value-type="string">
            <text:p>Michael Cunningham</text:p>
          </table:table-cell>
        </table:table-row>
        <table:table-row>
          <table:table-cell office:value-type="string">
            <text:p>CTA01000</text:p>
          </table:table-cell>
          <table:table-cell office:value-type="string">
            <text:p>FICTION</text:p>
          </table:table-cell>
          <table:table-cell office:value-type="string">
            <text:p>Prisoner Jailor Prime Minister</text:p>
          </table:table-cell>
          <table:table-cell office:value-type="string">
            <text:p>Tabrik C</text:p>
          </table:table-cell>
        </table:table-row>
        <table:table-row>
          <table:table-cell office:value-type="string">
            <text:p>CUCL02000</text:p>
          </table:table-cell>
          <table:table-cell office:value-type="string">
            <text:p>FICTION</text:p>
          </table:table-cell>
          <table:table-cell office:value-type="string">
            <text:p>Sahara</text:p>
          </table:table-cell>
          <table:table-cell office:value-type="string">
            <text:p>Clive Cussler</text:p>
          </table:table-cell>
        </table:table-row>
        <table:table-row>
          <table:table-cell office:value-type="string">
            <text:p>MOTO03.1000</text:p>
          </table:table-cell>
          <table:table-cell office:value-type="string">
            <text:p>FICTION</text:p>
          </table:table-cell>
          <table:table-cell office:value-type="string">
            <text:p>Song of Solomon</text:p>
          </table:table-cell>
          <table:table-cell office:value-type="string">
            <text:p>Toni Morrison</text:p>
          </table:table-cell>
        </table:table-row>
        <table:table-row>
          <table:table-cell office:value-type="string">
            <text:p>DEAN07000</text:p>
          </table:table-cell>
          <table:table-cell office:value-type="string">
            <text:p>FICTION</text:p>
          </table:table-cell>
          <table:table-cell office:value-type="string">
            <text:p>The Artist of Disappearance</text:p>
          </table:table-cell>
          <table:table-cell office:value-type="string">
            <text:p>Anita Desai</text:p>
          </table:table-cell>
        </table:table-row>
        <table:table-row>
          <table:table-cell office:value-type="string">
            <text:p>DEAN04000</text:p>
          </table:table-cell>
          <table:table-cell office:value-type="string">
            <text:p>FICTION</text:p>
          </table:table-cell>
          <table:table-cell office:value-type="string">
            <text:p>Cry The Peacock</text:p>
          </table:table-cell>
          <table:table-cell office:value-type="string">
            <text:p>Anita Desai</text:p>
          </table:table-cell>
        </table:table-row>
        <table:table-row>
          <table:table-cell office:value-type="string">
            <text:p>DEAN06000</text:p>
          </table:table-cell>
          <table:table-cell office:value-type="string">
            <text:p>FICTION</text:p>
          </table:table-cell>
          <table:table-cell office:value-type="string">
            <text:p>Voices in the City</text:p>
          </table:table-cell>
          <table:table-cell office:value-type="string">
            <text:p>Anita Desai</text:p>
          </table:table-cell>
        </table:table-row>
        <table:table-row>
          <table:table-cell office:value-type="string">
            <text:p>DEAN05000</text:p>
          </table:table-cell>
          <table:table-cell office:value-type="string">
            <text:p>FICTION</text:p>
          </table:table-cell>
          <table:table-cell office:value-type="string">
            <text:p>The Village by the Sea</text:p>
          </table:table-cell>
          <table:table-cell office:value-type="string">
            <text:p>Anita Desai</text:p>
          </table:table-cell>
        </table:table-row>
        <table:table-row>
          <table:table-cell office:value-type="string">
            <text:p>DARO06000</text:p>
          </table:table-cell>
          <table:table-cell office:value-type="string">
            <text:p>FICTION</text:p>
          </table:table-cell>
          <table:table-cell office:value-type="string">
            <text:p>Fantastic Mr Fox</text:p>
          </table:table-cell>
          <table:table-cell office:value-type="string">
            <text:p>Roald Dahl</text:p>
          </table:table-cell>
        </table:table-row>
        <table:table-row>
          <table:table-cell office:value-type="string">
            <text:p>DARO09000</text:p>
          </table:table-cell>
          <table:table-cell office:value-type="string">
            <text:p>FICTION</text:p>
          </table:table-cell>
          <table:table-cell office:value-type="string">
            <text:p>Danny the Champion of the World</text:p>
          </table:table-cell>
          <table:table-cell office:value-type="string">
            <text:p>Roald Dahl</text:p>
          </table:table-cell>
        </table:table-row>
        <table:table-row>
          <table:table-cell office:value-type="string">
            <text:p>DARO10000</text:p>
          </table:table-cell>
          <table:table-cell office:value-type="string">
            <text:p>FICTION</text:p>
          </table:table-cell>
          <table:table-cell office:value-type="string">
            <text:p>James and the Giant Peach</text:p>
          </table:table-cell>
          <table:table-cell office:value-type="string">
            <text:p>Roald Dahl</text:p>
          </table:table-cell>
        </table:table-row>
        <table:table-row>
          <table:table-cell office:value-type="string">
            <text:p>DARO13000</text:p>
          </table:table-cell>
          <table:table-cell office:value-type="string">
            <text:p>FICTION</text:p>
          </table:table-cell>
          <table:table-cell office:value-type="string">
            <text:p>Matilda</text:p>
          </table:table-cell>
          <table:table-cell office:value-type="string">
            <text:p>Roald Dahl</text:p>
          </table:table-cell>
        </table:table-row>
        <table:table-row>
          <table:table-cell office:value-type="string">
            <text:p>DARO05.1000</text:p>
          </table:table-cell>
          <table:table-cell office:value-type="string">
            <text:p>FICTION</text:p>
          </table:table-cell>
          <table:table-cell office:value-type="string">
            <text:p>The Collected Short Stories</text:p>
          </table:table-cell>
          <table:table-cell office:value-type="string">
            <text:p>Roald Dahl</text:p>
          </table:table-cell>
        </table:table-row>
        <table:table-row>
          <table:table-cell office:value-type="string">
            <text:p>DARO12000</text:p>
          </table:table-cell>
          <table:table-cell office:value-type="string">
            <text:p>FICTION</text:p>
          </table:table-cell>
          <table:table-cell office:value-type="string">
            <text:p>The Wonderful Story of Henry Sugar and Six More</text:p>
          </table:table-cell>
          <table:table-cell office:value-type="string">
            <text:p>Roald Dahl</text:p>
          </table:table-cell>
        </table:table-row>
        <table:table-row>
          <table:table-cell office:value-type="string">
            <text:p>DARO07000</text:p>
          </table:table-cell>
          <table:table-cell office:value-type="string">
            <text:p>FICTION</text:p>
          </table:table-cell>
          <table:table-cell office:value-type="string">
            <text:p>The Magic Finger</text:p>
          </table:table-cell>
          <table:table-cell office:value-type="string">
            <text:p>Roald Dahl</text:p>
          </table:table-cell>
        </table:table-row>
        <table:table-row>
          <table:table-cell office:value-type="string">
            <text:p>DARO08000</text:p>
          </table:table-cell>
          <table:table-cell office:value-type="string">
            <text:p>FICTION</text:p>
          </table:table-cell>
          <table:table-cell office:value-type="string">
            <text:p>The Enormous Crocodile</text:p>
          </table:table-cell>
          <table:table-cell office:value-type="string">
            <text:p>Roald Dahl</text:p>
          </table:table-cell>
        </table:table-row>
        <table:table-row>
          <table:table-cell office:value-type="string">
            <text:p>CLMA02000</text:p>
          </table:table-cell>
          <table:table-cell office:value-type="string">
            <text:p>FICTION</text:p>
          </table:table-cell>
          <table:table-cell office:value-type="string">
            <text:p>The Lottery Winner </text:p>
          </table:table-cell>
          <table:table-cell office:value-type="string">
            <text:p>Mary Higgiins Clark</text:p>
          </table:table-cell>
        </table:table-row>
        <table:table-row>
          <table:table-cell office:value-type="string">
            <text:p>CLJA01000</text:p>
          </table:table-cell>
          <table:table-cell office:value-type="string">
            <text:p>FICTION</text:p>
          </table:table-cell>
          <table:table-cell office:value-type="string">
            <text:p>Shogun </text:p>
          </table:table-cell>
          <table:table-cell office:value-type="string">
            <text:p>James Clavell</text:p>
          </table:table-cell>
        </table:table-row>
        <table:table-row>
          <table:table-cell office:value-type="string">
            <text:p>CLTO03000</text:p>
          </table:table-cell>
          <table:table-cell office:value-type="string">
            <text:p>FICTION</text:p>
          </table:table-cell>
          <table:table-cell office:value-type="string">
            <text:p>The Cardinal of The Kremlin</text:p>
          </table:table-cell>
          <table:table-cell office:value-type="string">
            <text:p>Tom clancy </text:p>
          </table:table-cell>
        </table:table-row>
        <table:table-row>
          <table:table-cell office:value-type="string">
            <text:p>CLTO14000</text:p>
          </table:table-cell>
          <table:table-cell office:value-type="string">
            <text:p>FICTION</text:p>
          </table:table-cell>
          <table:table-cell office:value-type="string">
            <text:p>Team Yankee</text:p>
          </table:table-cell>
          <table:table-cell office:value-type="string">
            <text:p>TOM clancy </text:p>
          </table:table-cell>
        </table:table-row>
        <table:table-row>
          <table:table-cell office:value-type="string">
            <text:p>CLTO17000</text:p>
          </table:table-cell>
          <table:table-cell office:value-type="string">
            <text:p>FICTION</text:p>
          </table:table-cell>
          <table:table-cell office:value-type="string">
            <text:p>Divide and Conquer</text:p>
          </table:table-cell>
          <table:table-cell office:value-type="string">
            <text:p>tom clancy </text:p>
          </table:table-cell>
        </table:table-row>
        <table:table-row>
          <table:table-cell office:value-type="string">
            <text:p>COEO01000</text:p>
          </table:table-cell>
          <table:table-cell office:value-type="string">
            <text:p>FICTION</text:p>
          </table:table-cell>
          <table:table-cell office:value-type="string">
            <text:p>Half Moon Investigations</text:p>
          </table:table-cell>
          <table:table-cell office:value-type="string">
            <text:p>Eoin Colfer</text:p>
          </table:table-cell>
        </table:table-row>
        <table:table-row>
          <table:table-cell office:value-type="string">
            <text:p>CLTO04000</text:p>
          </table:table-cell>
          <table:table-cell office:value-type="string">
            <text:p>FICTION</text:p>
          </table:table-cell>
          <table:table-cell office:value-type="string">
            <text:p>Clear and Present Danger</text:p>
          </table:table-cell>
          <table:table-cell office:value-type="string">
            <text:p>tom clancy </text:p>
          </table:table-cell>
        </table:table-row>
        <table:table-row>
          <table:table-cell office:value-type="string">
            <text:p>ALMI05000</text:p>
          </table:table-cell>
          <table:table-cell office:value-type="string">
            <text:p>FICTION</text:p>
          </table:table-cell>
          <table:table-cell office:value-type="string">
            <text:p>Have a Little Faith </text:p>
          </table:table-cell>
          <table:table-cell office:value-type="string">
            <text:p>Mitch Albom</text:p>
          </table:table-cell>
        </table:table-row>
        <table:table-row>
          <table:table-cell office:value-type="string">
            <text:p>ALIS04000</text:p>
          </table:table-cell>
          <table:table-cell office:value-type="string">
            <text:p>FICTION</text:p>
          </table:table-cell>
          <table:table-cell office:value-type="string">
            <text:p>My Invented Country </text:p>
          </table:table-cell>
          <table:table-cell office:value-type="string">
            <text:p>Isabell Allende</text:p>
          </table:table-cell>
        </table:table-row>
        <table:table-row>
          <table:table-cell office:value-type="string">
            <text:p>ALIS03000</text:p>
          </table:table-cell>
          <table:table-cell office:value-type="string">
            <text:p>FICTION</text:p>
          </table:table-cell>
          <table:table-cell office:value-type="string">
            <text:p>Daughter of Fortune </text:p>
          </table:table-cell>
          <table:table-cell office:value-type="string">
            <text:p>Isabell Allende</text:p>
          </table:table-cell>
        </table:table-row>
        <table:table-row>
          <table:table-cell office:value-type="string">
            <text:p>ALIS02000</text:p>
          </table:table-cell>
          <table:table-cell office:value-type="string">
            <text:p>FICTION</text:p>
          </table:table-cell>
          <table:table-cell office:value-type="string">
            <text:p>Paula</text:p>
          </table:table-cell>
          <table:table-cell office:value-type="string">
            <text:p>Isabell Allende</text:p>
          </table:table-cell>
        </table:table-row>
        <table:table-row>
          <table:table-cell office:value-type="string">
            <text:p>ALIS01000</text:p>
          </table:table-cell>
          <table:table-cell office:value-type="string">
            <text:p>FICTION</text:p>
          </table:table-cell>
          <table:table-cell office:value-type="string">
            <text:p>The House Of the Spirits </text:p>
          </table:table-cell>
          <table:table-cell office:value-type="string">
            <text:p>Isabell Allende</text:p>
          </table:table-cell>
        </table:table-row>
        <table:table-row>
          <table:table-cell office:value-type="string">
            <text:p>AMMA02000</text:p>
          </table:table-cell>
          <table:table-cell office:value-type="string">
            <text:p>FICTION</text:p>
          </table:table-cell>
          <table:table-cell office:value-type="string">
            <text:p>London Fields</text:p>
          </table:table-cell>
          <table:table-cell office:value-type="string">
            <text:p>Martin Amis</text:p>
          </table:table-cell>
        </table:table-row>
        <table:table-row>
          <table:table-cell office:value-type="string">
            <text:p>AMMA01000</text:p>
          </table:table-cell>
          <table:table-cell office:value-type="string">
            <text:p>FICTION</text:p>
          </table:table-cell>
          <table:table-cell office:value-type="string">
            <text:p>Einstein's Monsters</text:p>
          </table:table-cell>
          <table:table-cell office:value-type="string">
            <text:p>Martin Amis</text:p>
          </table:table-cell>
        </table:table-row>
        <table:table-row>
          <table:table-cell office:value-type="string">
            <text:p>ATKA01000</text:p>
          </table:table-cell>
          <table:table-cell office:value-type="string">
            <text:p>FICTION</text:p>
          </table:table-cell>
          <table:table-cell office:value-type="string">
            <text:p>When Will there be Good News?</text:p>
          </table:table-cell>
          <table:table-cell office:value-type="string">
            <text:p>Kate Atkinson</text:p>
          </table:table-cell>
        </table:table-row>
        <table:table-row>
          <table:table-cell office:value-type="string">
            <text:p>ASAL02000</text:p>
          </table:table-cell>
          <table:table-cell office:value-type="string">
            <text:p>FICTION</text:p>
          </table:table-cell>
          <table:table-cell office:value-type="string">
            <text:p>THE YACOUBIAN BUILDING </text:p>
          </table:table-cell>
          <table:table-cell office:value-type="string">
            <text:p>ALAA AL ASWANY</text:p>
          </table:table-cell>
        </table:table-row>
        <table:table-row>
          <table:table-cell office:value-type="string">
            <text:p>ASAL01000</text:p>
          </table:table-cell>
          <table:table-cell office:value-type="string">
            <text:p>FICTION</text:p>
          </table:table-cell>
          <table:table-cell office:value-type="string">
            <text:p>THE YACOUBIAN BUILDING </text:p>
          </table:table-cell>
          <table:table-cell office:value-type="string">
            <text:p>ALAA AL ASWANY</text:p>
          </table:table-cell>
        </table:table-row>
        <table:table-row>
          <table:table-cell office:value-type="string">
            <text:p>ARJE03000</text:p>
          </table:table-cell>
          <table:table-cell office:value-type="string">
            <text:p>FICTION</text:p>
          </table:table-cell>
          <table:table-cell office:value-type="string">
            <text:p>SHALL WE THE PRESIDENT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SJA01000</text:p>
          </table:table-cell>
          <table:table-cell office:value-type="string">
            <text:p>FICTION</text:p>
          </table:table-cell>
          <table:table-cell office:value-type="string">
            <text:p>THIRTEEN REASONS WHY</text:p>
          </table:table-cell>
          <table:table-cell office:value-type="string">
            <text:p>JAY ASHER</text:p>
          </table:table-cell>
        </table:table-row>
        <table:table-row>
          <table:table-cell office:value-type="string">
            <text:p>ARJE37000</text:p>
          </table:table-cell>
          <table:table-cell office:value-type="string">
            <text:p>FICTION</text:p>
          </table:table-cell>
          <table:table-cell office:value-type="string">
            <text:p>THE NEW COLLECTED SHORT STORIES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27000</text:p>
          </table:table-cell>
          <table:table-cell office:value-type="string">
            <text:p>FICTION</text:p>
          </table:table-cell>
          <table:table-cell office:value-type="string">
            <text:p>TO CUT A LONG STORY SHORT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19000</text:p>
          </table:table-cell>
          <table:table-cell office:value-type="string">
            <text:p>FICTION</text:p>
          </table:table-cell>
          <table:table-cell office:value-type="string">
            <text:p>TO CUT A LONG STORY SHORT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15000</text:p>
          </table:table-cell>
          <table:table-cell office:value-type="string">
            <text:p>FICTION</text:p>
          </table:table-cell>
          <table:table-cell office:value-type="string">
            <text:p>THE FOURTH ESTATE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02000</text:p>
          </table:table-cell>
          <table:table-cell office:value-type="string">
            <text:p>FICTION</text:p>
          </table:table-cell>
          <table:table-cell office:value-type="string">
            <text:p>NOT A PENNY MORE, NOT A PENNY LESS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01000</text:p>
          </table:table-cell>
          <table:table-cell office:value-type="string">
            <text:p>FICTION</text:p>
          </table:table-cell>
          <table:table-cell office:value-type="string">
            <text:p>NOT A PENNY MORE, NOT A PENNY LESS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12000</text:p>
          </table:table-cell>
          <table:table-cell office:value-type="string">
            <text:p>FICTION</text:p>
          </table:table-cell>
          <table:table-cell office:value-type="string">
            <text:p>HONOUR AMONG THEIVES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17000</text:p>
          </table:table-cell>
          <table:table-cell office:value-type="string">
            <text:p>FICTION</text:p>
          </table:table-cell>
          <table:table-cell office:value-type="string">
            <text:p>FALSE IMPRESSION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13000</text:p>
          </table:table-cell>
          <table:table-cell office:value-type="string">
            <text:p>FICTION</text:p>
          </table:table-cell>
          <table:table-cell office:value-type="string">
            <text:p>HONOUR AMONG THEIVES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GYA01000</text:p>
          </table:table-cell>
          <table:table-cell office:value-type="string">
            <text:p>FICTION</text:p>
          </table:table-cell>
          <table:table-cell office:value-type="string">
            <text:p>HOW I BRAVED ANU AUNTY AND CO- FOUNDED A MILLION DOLLAR COMPANY</text:p>
          </table:table-cell>
          <table:table-cell office:value-type="string">
            <text:p>VARUN AGARWAL</text:p>
          </table:table-cell>
        </table:table-row>
        <table:table-row>
          <table:table-cell office:value-type="string">
            <text:p>ARJE05000</text:p>
          </table:table-cell>
          <table:table-cell office:value-type="string">
            <text:p>FICTION</text:p>
          </table:table-cell>
          <table:table-cell office:value-type="string">
            <text:p>THE PRODIGAL DAUGHTER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DCH02000</text:p>
          </table:table-cell>
          <table:table-cell office:value-type="string">
            <text:p>FICTION</text:p>
          </table:table-cell>
          <table:table-cell office:value-type="string">
            <text:p>Half of a Yellow Sun</text:p>
          </table:table-cell>
          <table:table-cell office:value-type="string">
            <text:p>Chimamanda Ngozi Adichie</text:p>
          </table:table-cell>
        </table:table-row>
        <table:table-row>
          <table:table-cell office:value-type="string">
            <text:p>ADJO03000</text:p>
          </table:table-cell>
          <table:table-cell office:value-type="string">
            <text:p>FICTION</text:p>
          </table:table-cell>
          <table:table-cell office:value-type="string">
            <text:p>Forever Free</text:p>
          </table:table-cell>
          <table:table-cell office:value-type="string">
            <text:p>Joy Adamson</text:p>
          </table:table-cell>
        </table:table-row>
        <table:table-row>
          <table:table-cell office:value-type="string">
            <text:p>ADJO02000</text:p>
          </table:table-cell>
          <table:table-cell office:value-type="string">
            <text:p>FICTION</text:p>
          </table:table-cell>
          <table:table-cell office:value-type="string">
            <text:p>Living free</text:p>
          </table:table-cell>
          <table:table-cell office:value-type="string">
            <text:p>Joy Adamson</text:p>
          </table:table-cell>
        </table:table-row>
        <table:table-row>
          <table:table-cell office:value-type="string">
            <text:p>ANK01000</text:p>
          </table:table-cell>
          <table:table-cell office:value-type="string">
            <text:p>FICTION</text:p>
          </table:table-cell>
          <table:table-cell office:value-type="string">
            <text:p>The League of Extraordinary Gentlemen</text:p>
          </table:table-cell>
          <table:table-cell office:value-type="string">
            <text:p>K. J. Anderson</text:p>
          </table:table-cell>
        </table:table-row>
        <table:table-row>
          <table:table-cell office:value-type="string">
            <text:p>AMER02000</text:p>
          </table:table-cell>
          <table:table-cell office:value-type="string">
            <text:p>FICTION</text:p>
          </table:table-cell>
          <table:table-cell office:value-type="string">
            <text:p>A Coffin for Dimitrios</text:p>
          </table:table-cell>
          <table:table-cell office:value-type="string">
            <text:p>Eric Ambler</text:p>
          </table:table-cell>
        </table:table-row>
        <table:table-row>
          <table:table-cell office:value-type="string">
            <text:p>AMER01000</text:p>
          </table:table-cell>
          <table:table-cell office:value-type="string">
            <text:p>FICTION</text:p>
          </table:table-cell>
          <table:table-cell office:value-type="string">
            <text:p>The Light of Day</text:p>
          </table:table-cell>
          <table:table-cell office:value-type="string">
            <text:p>Eric Ambler</text:p>
          </table:table-cell>
        </table:table-row>
        <table:table-row>
          <table:table-cell office:value-type="string">
            <text:p>ALST01000</text:p>
          </table:table-cell>
          <table:table-cell office:value-type="string">
            <text:p>FICTION</text:p>
          </table:table-cell>
          <table:table-cell office:value-type="string">
            <text:p>Silk and Steel</text:p>
          </table:table-cell>
          <table:table-cell office:value-type="string">
            <text:p>Stephen Alter</text:p>
          </table:table-cell>
        </table:table-row>
        <table:table-row>
          <table:table-cell office:value-type="string">
            <text:p>ALMO01000</text:p>
          </table:table-cell>
          <table:table-cell office:value-type="string">
            <text:p>FICTION</text:p>
          </table:table-cell>
          <table:table-cell office:value-type="string">
            <text:p>Brick Lane</text:p>
          </table:table-cell>
          <table:table-cell office:value-type="string">
            <text:p>Monica Ali</text:p>
          </table:table-cell>
        </table:table-row>
        <table:table-row>
          <table:table-cell office:value-type="string">
            <text:p>ARJE35000</text:p>
          </table:table-cell>
          <table:table-cell office:value-type="string">
            <text:p>FICTION</text:p>
          </table:table-cell>
          <table:table-cell office:value-type="string">
            <text:p>The Eleventh Commandment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LMI03000</text:p>
          </table:table-cell>
          <table:table-cell office:value-type="string">
            <text:p>FICTION</text:p>
          </table:table-cell>
          <table:table-cell office:value-type="string">
            <text:p>The Five people you meet in Heaven</text:p>
          </table:table-cell>
          <table:table-cell office:value-type="string">
            <text:p>Mitch Albom</text:p>
          </table:table-cell>
        </table:table-row>
        <table:table-row>
          <table:table-cell office:value-type="string">
            <text:p>ARJE11000</text:p>
          </table:table-cell>
          <table:table-cell office:value-type="string">
            <text:p>FICTION</text:p>
          </table:table-cell>
          <table:table-cell office:value-type="string">
            <text:p>As the Crow Flies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21000</text:p>
          </table:table-cell>
          <table:table-cell office:value-type="string">
            <text:p>FICTION</text:p>
          </table:table-cell>
          <table:table-cell office:value-type="string">
            <text:p>A Prison Diary Volume 2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22000</text:p>
          </table:table-cell>
          <table:table-cell office:value-type="string">
            <text:p>FICTION</text:p>
          </table:table-cell>
          <table:table-cell office:value-type="string">
            <text:p>A Prison Diary Volume 3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32000</text:p>
          </table:table-cell>
          <table:table-cell office:value-type="string">
            <text:p>FICTION</text:p>
          </table:table-cell>
          <table:table-cell office:value-type="string">
            <text:p>A Matter of Honor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NMU06000</text:p>
          </table:table-cell>
          <table:table-cell office:value-type="string">
            <text:p>FICTION</text:p>
          </table:table-cell>
          <table:table-cell office:value-type="string">
            <text:p>Two Leaves and a Bud</text:p>
          </table:table-cell>
          <table:table-cell office:value-type="string">
            <text:p>Mulk Raj Anand</text:p>
          </table:table-cell>
        </table:table-row>
        <table:table-row>
          <table:table-cell office:value-type="string">
            <text:p>ANMU05000</text:p>
          </table:table-cell>
          <table:table-cell office:value-type="string">
            <text:p>FICTION</text:p>
          </table:table-cell>
          <table:table-cell office:value-type="string">
            <text:p>Apology for Heroism</text:p>
          </table:table-cell>
          <table:table-cell office:value-type="string">
            <text:p>Mulk Raj Anand</text:p>
          </table:table-cell>
        </table:table-row>
        <table:table-row>
          <table:table-cell office:value-type="string">
            <text:p>ANMU07000</text:p>
          </table:table-cell>
          <table:table-cell office:value-type="string">
            <text:p>FICTION</text:p>
          </table:table-cell>
          <table:table-cell office:value-type="string">
            <text:p>Lajwanti</text:p>
          </table:table-cell>
          <table:table-cell office:value-type="string">
            <text:p>Mulk Raj Anand</text:p>
          </table:table-cell>
        </table:table-row>
        <table:table-row>
          <table:table-cell office:value-type="string">
            <text:p>ANMU04000</text:p>
          </table:table-cell>
          <table:table-cell office:value-type="string">
            <text:p>FICTION</text:p>
          </table:table-cell>
          <table:table-cell office:value-type="string">
            <text:p>Coolie</text:p>
          </table:table-cell>
          <table:table-cell office:value-type="string">
            <text:p>Mulk Raj Anand</text:p>
          </table:table-cell>
        </table:table-row>
        <table:table-row>
          <table:table-cell office:value-type="string">
            <text:p>ANMU01000</text:p>
          </table:table-cell>
          <table:table-cell office:value-type="string">
            <text:p>FICTION</text:p>
          </table:table-cell>
          <table:table-cell office:value-type="string">
            <text:p>Untouchable</text:p>
          </table:table-cell>
          <table:table-cell office:value-type="string">
            <text:p>Mulk Raj Anand</text:p>
          </table:table-cell>
        </table:table-row>
        <table:table-row>
          <table:table-cell office:value-type="string">
            <text:p>ANMU03000</text:p>
          </table:table-cell>
          <table:table-cell office:value-type="string">
            <text:p>FICTION</text:p>
          </table:table-cell>
          <table:table-cell office:value-type="string">
            <text:p>Coolie</text:p>
          </table:table-cell>
          <table:table-cell office:value-type="string">
            <text:p>Mulk Raj Anand</text:p>
          </table:table-cell>
        </table:table-row>
        <table:table-row>
          <table:table-cell office:value-type="string">
            <text:p>ANMU02000</text:p>
          </table:table-cell>
          <table:table-cell office:value-type="string">
            <text:p>FICTION</text:p>
          </table:table-cell>
          <table:table-cell office:value-type="string">
            <text:p>Untouchable</text:p>
          </table:table-cell>
          <table:table-cell office:value-type="string">
            <text:p>Mulk Raj Anand</text:p>
          </table:table-cell>
        </table:table-row>
        <table:table-row>
          <table:table-cell office:value-type="string">
            <text:p>ADJO04000</text:p>
          </table:table-cell>
          <table:table-cell office:value-type="string">
            <text:p>FICTION</text:p>
          </table:table-cell>
          <table:table-cell office:value-type="string">
            <text:p>Born Free The Full Story</text:p>
          </table:table-cell>
          <table:table-cell office:value-type="string">
            <text:p>Joy Adamson</text:p>
          </table:table-cell>
        </table:table-row>
        <table:table-row>
          <table:table-cell office:value-type="string">
            <text:p>AN01000</text:p>
          </table:table-cell>
          <table:table-cell office:value-type="string">
            <text:p>FICTION</text:p>
          </table:table-cell>
          <table:table-cell office:value-type="string">
            <text:p>Primary Colors</text:p>
          </table:table-cell>
          <table:table-cell office:value-type="string">
            <text:p>Anonymous</text:p>
          </table:table-cell>
        </table:table-row>
        <table:table-row>
          <table:table-cell office:value-type="string">
            <text:p>BADA12000</text:p>
          </table:table-cell>
          <table:table-cell office:value-type="string">
            <text:p>FICTION</text:p>
          </table:table-cell>
          <table:table-cell office:value-type="string">
            <text:p>The Innocent</text:p>
          </table:table-cell>
          <table:table-cell office:value-type="string">
            <text:p>David Baldacci</text:p>
          </table:table-cell>
        </table:table-row>
        <table:table-row>
          <table:table-cell office:value-type="string">
            <text:p>ARJE06000</text:p>
          </table:table-cell>
          <table:table-cell office:value-type="string">
            <text:p>FICTION</text:p>
          </table:table-cell>
          <table:table-cell office:value-type="string">
            <text:p>First Among Equals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BARI14000</text:p>
          </table:table-cell>
          <table:table-cell office:value-type="string">
            <text:p>FICTION</text:p>
          </table:table-cell>
          <table:table-cell office:value-type="string">
            <text:p>One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UCA02000</text:p>
          </table:table-cell>
          <table:table-cell office:value-type="string">
            <text:p>FICTION</text:p>
          </table:table-cell>
          <table:table-cell office:value-type="string">
            <text:p>Lipstick Jungle</text:p>
          </table:table-cell>
          <table:table-cell office:value-type="string">
            <text:p>Candace Bushnell</text:p>
          </table:table-cell>
        </table:table-row>
        <table:table-row>
          <table:table-cell office:value-type="string">
            <text:p>FIHE03000</text:p>
          </table:table-cell>
          <table:table-cell office:value-type="string">
            <text:p>FICTION</text:p>
          </table:table-cell>
          <table:table-cell office:value-type="string">
            <text:p>Bridget Jones's Diary</text:p>
          </table:table-cell>
          <table:table-cell office:value-type="string">
            <text:p>Helen Fielding</text:p>
          </table:table-cell>
        </table:table-row>
        <table:table-row>
          <table:table-cell office:value-type="string">
            <text:p>ARJE10000</text:p>
          </table:table-cell>
          <table:table-cell office:value-type="string">
            <text:p>FICTION</text:p>
          </table:table-cell>
          <table:table-cell office:value-type="string">
            <text:p>As the Crow Flies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DUDA03000</text:p>
          </table:table-cell>
          <table:table-cell office:value-type="string">
            <text:p>FICTION</text:p>
          </table:table-cell>
          <table:table-cell office:value-type="string">
            <text:p>Jamaica Inn</text:p>
          </table:table-cell>
          <table:table-cell office:value-type="string">
            <text:p>Daphne duMaurier</text:p>
          </table:table-cell>
        </table:table-row>
        <table:table-row>
          <table:table-cell office:value-type="string">
            <text:p>DUDA01000</text:p>
          </table:table-cell>
          <table:table-cell office:value-type="string">
            <text:p>FICTION</text:p>
          </table:table-cell>
          <table:table-cell office:value-type="string">
            <text:p>Hungry Hill</text:p>
          </table:table-cell>
          <table:table-cell office:value-type="string">
            <text:p>Daphne duMaurier</text:p>
          </table:table-cell>
        </table:table-row>
        <table:table-row>
          <table:table-cell office:value-type="string">
            <text:p>DARA02000</text:p>
          </table:table-cell>
          <table:table-cell office:value-type="string">
            <text:p>FICTION</text:p>
          </table:table-cell>
          <table:table-cell office:value-type="string">
            <text:p>SOLO</text:p>
          </table:table-cell>
          <table:table-cell office:value-type="string">
            <text:p>RANA DASGUPTA</text:p>
          </table:table-cell>
        </table:table-row>
        <table:table-row>
          <table:table-cell office:value-type="string">
            <text:p>DUDA04000</text:p>
          </table:table-cell>
          <table:table-cell office:value-type="string">
            <text:p>FICTION</text:p>
          </table:table-cell>
          <table:table-cell office:value-type="string">
            <text:p>THE GLASS BLOWERS</text:p>
          </table:table-cell>
          <table:table-cell office:value-type="string">
            <text:p>Daphne duMaurier</text:p>
          </table:table-cell>
        </table:table-row>
        <table:table-row>
          <table:table-cell office:value-type="string">
            <text:p>DIJI01000</text:p>
          </table:table-cell>
          <table:table-cell office:value-type="string">
            <text:p>FICTION</text:p>
          </table:table-cell>
          <table:table-cell office:value-type="string">
            <text:p>BULLETPROOF MONK</text:p>
          </table:table-cell>
          <table:table-cell office:value-type="string">
            <text:p>J M  DILLARD</text:p>
          </table:table-cell>
        </table:table-row>
        <table:table-row>
          <table:table-cell office:value-type="string">
            <text:p>DIMI01000</text:p>
          </table:table-cell>
          <table:table-cell office:value-type="string">
            <text:p>FICTION</text:p>
          </table:table-cell>
          <table:table-cell office:value-type="string">
            <text:p>DIRTY TRICKS</text:p>
          </table:table-cell>
          <table:table-cell office:value-type="string">
            <text:p>MICHAEL DIBDIN</text:p>
          </table:table-cell>
        </table:table-row>
        <table:table-row>
          <table:table-cell office:value-type="string">
            <text:p>DOJ04000</text:p>
          </table:table-cell>
          <table:table-cell office:value-type="string">
            <text:p>FICTION</text:p>
          </table:table-cell>
          <table:table-cell office:value-type="string">
            <text:p>SCHULTZ</text:p>
          </table:table-cell>
          <table:table-cell office:value-type="string">
            <text:p>J P DONLEAVY</text:p>
          </table:table-cell>
        </table:table-row>
        <table:table-row>
          <table:table-cell office:value-type="string">
            <text:p>DUDA02000</text:p>
          </table:table-cell>
          <table:table-cell office:value-type="string">
            <text:p>FICTION</text:p>
          </table:table-cell>
          <table:table-cell office:value-type="string">
            <text:p>THE HOUSE ON STRAND</text:p>
          </table:table-cell>
          <table:table-cell office:value-type="string">
            <text:p>DAPHNE DUMAURIER</text:p>
          </table:table-cell>
        </table:table-row>
        <table:table-row>
          <table:table-cell office:value-type="string">
            <text:p>DUDA08000</text:p>
          </table:table-cell>
          <table:table-cell office:value-type="string">
            <text:p>FICTION</text:p>
          </table:table-cell>
          <table:table-cell office:value-type="string">
            <text:p>REBECCA</text:p>
          </table:table-cell>
          <table:table-cell office:value-type="string">
            <text:p>DAPHNE DUMAURIER</text:p>
          </table:table-cell>
        </table:table-row>
        <table:table-row>
          <table:table-cell office:value-type="string">
            <text:p>DITE03000</text:p>
          </table:table-cell>
          <table:table-cell office:value-type="string">
            <text:p>FICTION</text:p>
          </table:table-cell>
          <table:table-cell office:value-type="string">
            <text:p>DOCTOR WHO THE ABOMINABLE SNOWMAN</text:p>
          </table:table-cell>
          <table:table-cell office:value-type="string">
            <text:p>TERRANCE DICKS</text:p>
          </table:table-cell>
        </table:table-row>
        <table:table-row>
          <table:table-cell office:value-type="string">
            <text:p>DITE02000</text:p>
          </table:table-cell>
          <table:table-cell office:value-type="string">
            <text:p>FICTION</text:p>
          </table:table-cell>
          <table:table-cell office:value-type="string">
            <text:p>DOCTOR WHO TIME MONSTER</text:p>
          </table:table-cell>
          <table:table-cell office:value-type="string">
            <text:p>TERRANCE DICKS</text:p>
          </table:table-cell>
        </table:table-row>
        <table:table-row>
          <table:table-cell office:value-type="string">
            <text:p>DUDA05000</text:p>
          </table:table-cell>
          <table:table-cell office:value-type="string">
            <text:p>FICTION</text:p>
          </table:table-cell>
          <table:table-cell office:value-type="string">
            <text:p>RULE BRITANNIA</text:p>
          </table:table-cell>
          <table:table-cell office:value-type="string">
            <text:p>DAPHNE DUMAURIER</text:p>
          </table:table-cell>
        </table:table-row>
        <table:table-row>
          <table:table-cell office:value-type="string">
            <text:p>DOJO02000</text:p>
          </table:table-cell>
          <table:table-cell office:value-type="string">
            <text:p>FICTION</text:p>
          </table:table-cell>
          <table:table-cell office:value-type="string">
            <text:p>THE GINGER MAN</text:p>
          </table:table-cell>
          <table:table-cell office:value-type="string">
            <text:p>J P DONLEAVY</text:p>
          </table:table-cell>
        </table:table-row>
        <table:table-row>
          <table:table-cell office:value-type="string">
            <text:p>DEB01000</text:p>
          </table:table-cell>
          <table:table-cell office:value-type="string">
            <text:p>FICTION</text:p>
          </table:table-cell>
          <table:table-cell office:value-type="string">
            <text:p>A WOMAN BETRAYED</text:p>
          </table:table-cell>
          <table:table-cell office:value-type="string">
            <text:p>BARBARA DELINSKY</text:p>
          </table:table-cell>
        </table:table-row>
        <table:table-row>
          <table:table-cell office:value-type="string">
            <text:p>DEHE01</text:p>
          </table:table-cell>
          <table:table-cell office:value-type="string">
            <text:p>FICTION</text:p>
          </table:table-cell>
          <table:table-cell office:value-type="string">
            <text:p>KATE KINCAID</text:p>
          </table:table-cell>
          <table:table-cell office:value-type="string">
            <text:p>HENRY DENKER</text:p>
          </table:table-cell>
        </table:table-row>
        <table:table-row>
          <table:table-cell office:value-type="string">
            <text:p>DICH02000</text:p>
          </table:table-cell>
          <table:table-cell office:value-type="string">
            <text:p>FICTION</text:p>
          </table:table-cell>
          <table:table-cell office:value-type="string">
            <text:p>QUEEN OF DREAMS</text:p>
          </table:table-cell>
          <table:table-cell office:value-type="string">
            <text:p>CHITRA DIVAKARUNI</text:p>
          </table:table-cell>
        </table:table-row>
        <table:table-row>
          <table:table-cell office:value-type="string">
            <text:p>DUSA01000</text:p>
          </table:table-cell>
          <table:table-cell office:value-type="string">
            <text:p>FICTION</text:p>
          </table:table-cell>
          <table:table-cell office:value-type="string">
            <text:p>IN THE COMPANY</text:p>
          </table:table-cell>
          <table:table-cell office:value-type="string">
            <text:p>SARAH DUNNANT</text:p>
          </table:table-cell>
        </table:table-row>
        <table:table-row>
          <table:table-cell office:value-type="string">
            <text:p>DICH01000</text:p>
          </table:table-cell>
          <table:table-cell office:value-type="string">
            <text:p>FICTION</text:p>
          </table:table-cell>
          <table:table-cell office:value-type="string">
            <text:p>QUEEN OF DREAMS</text:p>
          </table:table-cell>
          <table:table-cell office:value-type="string">
            <text:p>CHITRA DIVAKARUNI</text:p>
          </table:table-cell>
        </table:table-row>
        <table:table-row>
          <table:table-cell office:value-type="string">
            <text:p>DEAS01000</text:p>
          </table:table-cell>
          <table:table-cell office:value-type="string">
            <text:p>FICTION</text:p>
          </table:table-cell>
          <table:table-cell office:value-type="string">
            <text:p>THE FIRST PROMISE</text:p>
          </table:table-cell>
          <table:table-cell office:value-type="string">
            <text:p>ASHAPURNA DEBI</text:p>
          </table:table-cell>
        </table:table-row>
        <table:table-row>
          <table:table-cell office:value-type="string">
            <text:p>DEJE01000</text:p>
          </table:table-cell>
          <table:table-cell office:value-type="string">
            <text:p>FICTION</text:p>
          </table:table-cell>
          <table:table-cell office:value-type="string">
            <text:p>GARDEN OF BEASTS</text:p>
          </table:table-cell>
          <table:table-cell office:value-type="string">
            <text:p>JEFFERY DEAVER</text:p>
          </table:table-cell>
        </table:table-row>
        <table:table-row>
          <table:table-cell office:value-type="string">
            <text:p>DESE01000</text:p>
          </table:table-cell>
          <table:table-cell office:value-type="string">
            <text:p>FICTION</text:p>
          </table:table-cell>
          <table:table-cell office:value-type="string">
            <text:p>READING IN THE DARK</text:p>
          </table:table-cell>
          <table:table-cell office:value-type="string">
            <text:p>SEAMUS DEAVE</text:p>
          </table:table-cell>
        </table:table-row>
        <table:table-row>
          <table:table-cell office:value-type="string">
            <text:p>DESH02000</text:p>
          </table:table-cell>
          <table:table-cell office:value-type="string">
            <text:p>FICTION</text:p>
          </table:table-cell>
          <table:table-cell office:value-type="string">
            <text:p>STRANGE OBSESSION</text:p>
          </table:table-cell>
          <table:table-cell office:value-type="string">
            <text:p>SHOBHA DE</text:p>
          </table:table-cell>
        </table:table-row>
        <table:table-row>
          <table:table-cell office:value-type="string">
            <text:p>DESH05000</text:p>
          </table:table-cell>
          <table:table-cell office:value-type="string">
            <text:p>FICTION</text:p>
          </table:table-cell>
          <table:table-cell office:value-type="string">
            <text:p>SMALL BETRAYALS</text:p>
          </table:table-cell>
          <table:table-cell office:value-type="string">
            <text:p>SHOBHA DE</text:p>
          </table:table-cell>
        </table:table-row>
        <table:table-row>
          <table:table-cell office:value-type="string">
            <text:p>DESI01000</text:p>
          </table:table-cell>
          <table:table-cell office:value-type="string">
            <text:p>FICTION</text:p>
          </table:table-cell>
          <table:table-cell office:value-type="string">
            <text:p>THE POINT OF RETURN </text:p>
          </table:table-cell>
          <table:table-cell office:value-type="string">
            <text:p>SIDDHARTHA DEB</text:p>
          </table:table-cell>
        </table:table-row>
        <table:table-row>
          <table:table-cell office:value-type="string">
            <text:p>DUDA06000</text:p>
          </table:table-cell>
          <table:table-cell office:value-type="string">
            <text:p>FICTION</text:p>
          </table:table-cell>
          <table:table-cell office:value-type="string">
            <text:p>THE SCAPEGOAT</text:p>
          </table:table-cell>
          <table:table-cell office:value-type="string">
            <text:p>DAPHNE DUMAURIER</text:p>
          </table:table-cell>
        </table:table-row>
        <table:table-row>
          <table:table-cell office:value-type="string">
            <text:p>DITE01000</text:p>
          </table:table-cell>
          <table:table-cell office:value-type="string">
            <text:p>FICTION</text:p>
          </table:table-cell>
          <table:table-cell office:value-type="string">
            <text:p>DOCTOR WHO MEGLOS</text:p>
          </table:table-cell>
          <table:table-cell office:value-type="string">
            <text:p>TERRANCE DICKS</text:p>
          </table:table-cell>
        </table:table-row>
        <table:table-row>
          <table:table-cell office:value-type="string">
            <text:p>DIFR01000</text:p>
          </table:table-cell>
          <table:table-cell office:value-type="string">
            <text:p>FICTION</text:p>
          </table:table-cell>
          <table:table-cell office:value-type="string">
            <text:p>THE HARDY BOYS</text:p>
          </table:table-cell>
          <table:table-cell office:value-type="string">
            <text:p>FRANKLIN W DIXON</text:p>
          </table:table-cell>
        </table:table-row>
        <table:table-row>
          <table:table-cell office:value-type="string">
            <text:p>DOJ03000</text:p>
          </table:table-cell>
          <table:table-cell office:value-type="string">
            <text:p>FICTION</text:p>
          </table:table-cell>
          <table:table-cell office:value-type="string">
            <text:p>THE SADDEST SUMMER OF SAMUEL S</text:p>
          </table:table-cell>
          <table:table-cell office:value-type="string">
            <text:p>J P DONLEAVY</text:p>
          </table:table-cell>
        </table:table-row>
        <table:table-row>
          <table:table-cell office:value-type="string">
            <text:p>DEJO01000</text:p>
          </table:table-cell>
          <table:table-cell office:value-type="string">
            <text:p>FICTION</text:p>
          </table:table-cell>
          <table:table-cell office:value-type="string">
            <text:p>AIR FORCE ONE IS DOWN</text:p>
          </table:table-cell>
          <table:table-cell office:value-type="string">
            <text:p>JOHN DENIS</text:p>
          </table:table-cell>
        </table:table-row>
        <table:table-row>
          <table:table-cell office:value-type="string">
            <text:p>BADA10000</text:p>
          </table:table-cell>
          <table:table-cell office:value-type="string">
            <text:p>FICTION</text:p>
          </table:table-cell>
          <table:table-cell office:value-type="string">
            <text:p>THE WHOLE TRUTH</text:p>
          </table:table-cell>
          <table:table-cell office:value-type="string">
            <text:p>DAVID BALDACCI</text:p>
          </table:table-cell>
        </table:table-row>
        <table:table-row>
          <table:table-cell office:value-type="string">
            <text:p>DICH06000</text:p>
          </table:table-cell>
          <table:table-cell office:value-type="string">
            <text:p>FICTION</text:p>
          </table:table-cell>
          <table:table-cell office:value-type="string">
            <text:p>Queen of Dreams</text:p>
          </table:table-cell>
          <table:table-cell office:value-type="string">
            <text:p>Chitra Banerjee Divakaruni</text:p>
          </table:table-cell>
        </table:table-row>
        <table:table-row>
          <table:table-cell office:value-type="string">
            <text:p>DIVA01000</text:p>
          </table:table-cell>
          <table:table-cell office:value-type="string">
            <text:p>FICTION</text:p>
          </table:table-cell>
          <table:table-cell office:value-type="string">
            <text:p>Right Fit Wrong Shoe</text:p>
          </table:table-cell>
          <table:table-cell office:value-type="string">
            <text:p>Varsha Dixit</text:p>
          </table:table-cell>
        </table:table-row>
        <table:table-row>
          <table:table-cell office:value-type="string">
            <text:p>DARO01000</text:p>
          </table:table-cell>
          <table:table-cell office:value-type="string">
            <text:p>FICTION</text:p>
          </table:table-cell>
          <table:table-cell office:value-type="string">
            <text:p>The Witches</text:p>
          </table:table-cell>
          <table:table-cell office:value-type="string">
            <text:p>Roald Dahl</text:p>
          </table:table-cell>
        </table:table-row>
        <table:table-row>
          <table:table-cell office:value-type="string">
            <text:p>DICH05000</text:p>
          </table:table-cell>
          <table:table-cell office:value-type="string">
            <text:p>FICTION</text:p>
          </table:table-cell>
          <table:table-cell office:value-type="string">
            <text:p>The Vine of Desire</text:p>
          </table:table-cell>
          <table:table-cell office:value-type="string">
            <text:p>Chitra Banerjee Divakaruni</text:p>
          </table:table-cell>
        </table:table-row>
        <table:table-row>
          <table:table-cell office:value-type="string">
            <text:p>DICH07.1000</text:p>
          </table:table-cell>
          <table:table-cell office:value-type="string">
            <text:p>FICTION</text:p>
          </table:table-cell>
          <table:table-cell office:value-type="string">
            <text:p>The Palace of Illusions</text:p>
          </table:table-cell>
          <table:table-cell office:value-type="string">
            <text:p>Chitra Banerjee Divakaruni</text:p>
          </table:table-cell>
        </table:table-row>
        <table:table-row>
          <table:table-cell office:value-type="string">
            <text:p>DUDA10000</text:p>
          </table:table-cell>
          <table:table-cell office:value-type="string">
            <text:p>FICTION</text:p>
          </table:table-cell>
          <table:table-cell office:value-type="string">
            <text:p>I'll Never be Young Again</text:p>
          </table:table-cell>
          <table:table-cell office:value-type="string">
            <text:p>Daphne DuMaurier</text:p>
          </table:table-cell>
        </table:table-row>
        <table:table-row>
          <table:table-cell office:value-type="string">
            <text:p>DICH03000</text:p>
          </table:table-cell>
          <table:table-cell office:value-type="string">
            <text:p>FICTION</text:p>
          </table:table-cell>
          <table:table-cell office:value-type="string">
            <text:p>The Mistress of Spices</text:p>
          </table:table-cell>
          <table:table-cell office:value-type="string">
            <text:p>Chitra Banerjee Divakaruni</text:p>
          </table:table-cell>
        </table:table-row>
        <table:table-row>
          <table:table-cell office:value-type="string">
            <text:p>DICH04000</text:p>
          </table:table-cell>
          <table:table-cell office:value-type="string">
            <text:p>FICTION</text:p>
          </table:table-cell>
          <table:table-cell office:value-type="string">
            <text:p>The Mistress of Spices</text:p>
          </table:table-cell>
          <table:table-cell office:value-type="string">
            <text:p>Chitra Banerjee Divakaruni</text:p>
          </table:table-cell>
        </table:table-row>
        <table:table-row>
          <table:table-cell office:value-type="string">
            <text:p>DAMI01000</text:p>
          </table:table-cell>
          <table:table-cell office:value-type="string">
            <text:p>FICTION</text:p>
          </table:table-cell>
          <table:table-cell office:value-type="string">
            <text:p>A Gentleman's Guide to Graceful Living</text:p>
          </table:table-cell>
          <table:table-cell office:value-type="string">
            <text:p>Michael Dahlie</text:p>
          </table:table-cell>
        </table:table-row>
        <table:table-row>
          <table:table-cell office:value-type="string">
            <text:p>DARA01000</text:p>
          </table:table-cell>
          <table:table-cell office:value-type="string">
            <text:p>FICTION</text:p>
          </table:table-cell>
          <table:table-cell office:value-type="string">
            <text:p>Tokyo Cancelled</text:p>
          </table:table-cell>
          <table:table-cell office:value-type="string">
            <text:p>Rana Dasgupta</text:p>
          </table:table-cell>
        </table:table-row>
        <table:table-row>
          <table:table-cell office:value-type="string">
            <text:p>DADA01000</text:p>
          </table:table-cell>
          <table:table-cell office:value-type="string">
            <text:p>FICTION</text:p>
          </table:table-cell>
          <table:table-cell office:value-type="string">
            <text:p>The House of Blue Mangoes</text:p>
          </table:table-cell>
          <table:table-cell office:value-type="string">
            <text:p>David Davidar</text:p>
          </table:table-cell>
        </table:table-row>
        <table:table-row>
          <table:table-cell office:value-type="string">
            <text:p>DIWI01000</text:p>
          </table:table-cell>
          <table:table-cell office:value-type="string">
            <text:p>FICTION</text:p>
          </table:table-cell>
          <table:table-cell office:value-type="string">
            <text:p>Reign in Hell</text:p>
          </table:table-cell>
          <table:table-cell office:value-type="string">
            <text:p>William Diehl</text:p>
          </table:table-cell>
        </table:table-row>
        <table:table-row>
          <table:table-cell office:value-type="string">
            <text:p>DUDA07000</text:p>
          </table:table-cell>
          <table:table-cell office:value-type="string">
            <text:p>FICTION</text:p>
          </table:table-cell>
          <table:table-cell office:value-type="string">
            <text:p>The King's General</text:p>
          </table:table-cell>
          <table:table-cell office:value-type="string">
            <text:p>Daphne DuMaurier</text:p>
          </table:table-cell>
        </table:table-row>
        <table:table-row>
          <table:table-cell office:value-type="string">
            <text:p>DULA01000</text:p>
          </table:table-cell>
          <table:table-cell office:value-type="string">
            <text:p>FICTION</text:p>
          </table:table-cell>
          <table:table-cell office:value-type="string">
            <text:p>The Alexandria Quartet</text:p>
          </table:table-cell>
          <table:table-cell office:value-type="string">
            <text:p>Lawrence Durrell</text:p>
          </table:table-cell>
        </table:table-row>
        <table:table-row>
          <table:table-cell office:value-type="string">
            <text:p>DAAB01000</text:p>
          </table:table-cell>
          <table:table-cell office:value-type="string">
            <text:p>FICTION</text:p>
          </table:table-cell>
          <table:table-cell office:value-type="string">
            <text:p>That Summer in Paris</text:p>
          </table:table-cell>
          <table:table-cell office:value-type="string">
            <text:p>Abha Dawesar</text:p>
          </table:table-cell>
        </table:table-row>
        <table:table-row>
          <table:table-cell office:value-type="string">
            <text:p>DUDA11000</text:p>
          </table:table-cell>
          <table:table-cell office:value-type="string">
            <text:p>FICTION</text:p>
          </table:table-cell>
          <table:table-cell office:value-type="string">
            <text:p>Rebecca</text:p>
          </table:table-cell>
          <table:table-cell office:value-type="string">
            <text:p>Daphne DuMaurier</text:p>
          </table:table-cell>
        </table:table-row>
        <table:table-row>
          <table:table-cell office:value-type="string">
            <text:p>DUGE01000</text:p>
          </table:table-cell>
          <table:table-cell office:value-type="string">
            <text:p>FICTION</text:p>
          </table:table-cell>
          <table:table-cell office:value-type="string">
            <text:p>A Zoo in my Luggage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DOEL01000</text:p>
          </table:table-cell>
          <table:table-cell office:value-type="string">
            <text:p>FICTION</text:p>
          </table:table-cell>
          <table:table-cell office:value-type="string">
            <text:p>Welcome to Hard Times</text:p>
          </table:table-cell>
          <table:table-cell office:value-type="string">
            <text:p>El Doctorow</text:p>
          </table:table-cell>
        </table:table-row>
        <table:table-row>
          <table:table-cell office:value-type="string">
            <text:p>DESH04000</text:p>
          </table:table-cell>
          <table:table-cell office:value-type="string">
            <text:p>FICTION</text:p>
          </table:table-cell>
          <table:table-cell office:value-type="string">
            <text:p>Sultry Days</text:p>
          </table:table-cell>
          <table:table-cell office:value-type="string">
            <text:p>Shobhaa De</text:p>
          </table:table-cell>
        </table:table-row>
        <table:table-row>
          <table:table-cell office:value-type="string">
            <text:p>DESH01000</text:p>
          </table:table-cell>
          <table:table-cell office:value-type="string">
            <text:p>FICTION</text:p>
          </table:table-cell>
          <table:table-cell office:value-type="string">
            <text:p>Socialite Evenings</text:p>
          </table:table-cell>
          <table:table-cell office:value-type="string">
            <text:p>Shobhaa De</text:p>
          </table:table-cell>
        </table:table-row>
        <table:table-row>
          <table:table-cell office:value-type="string">
            <text:p>DOJ01000</text:p>
          </table:table-cell>
          <table:table-cell office:value-type="string">
            <text:p>FICTION</text:p>
          </table:table-cell>
          <table:table-cell office:value-type="string">
            <text:p>The Beastly Beatitudes of Balthazar B</text:p>
          </table:table-cell>
          <table:table-cell office:value-type="string">
            <text:p>J. P. Donleavy</text:p>
          </table:table-cell>
        </table:table-row>
        <table:table-row>
          <table:table-cell office:value-type="string">
            <text:p>DARO001000</text:p>
          </table:table-cell>
          <table:table-cell office:value-type="string">
            <text:p>FICTION</text:p>
          </table:table-cell>
          <table:table-cell office:value-type="string">
            <text:p>The Lyre of Orpheus</text:p>
          </table:table-cell>
          <table:table-cell office:value-type="string">
            <text:p>Robertson Davies</text:p>
          </table:table-cell>
        </table:table-row>
        <table:table-row>
          <table:table-cell office:value-type="string">
            <text:p>DRAL01000</text:p>
          </table:table-cell>
          <table:table-cell office:value-type="string">
            <text:p>FICTION</text:p>
          </table:table-cell>
          <table:table-cell office:value-type="string">
            <text:p>The Promise of Joy</text:p>
          </table:table-cell>
          <table:table-cell office:value-type="string">
            <text:p>Allen Drury</text:p>
          </table:table-cell>
        </table:table-row>
        <table:table-row>
          <table:table-cell office:value-type="string">
            <text:p>BAJU05000</text:p>
          </table:table-cell>
          <table:table-cell office:value-type="string">
            <text:p>FICTION</text:p>
          </table:table-cell>
          <table:table-cell office:value-type="string">
            <text:p>ARTHUR AND GEORGE</text:p>
          </table:table-cell>
          <table:table-cell office:value-type="string">
            <text:p>JULIAN BARNES</text:p>
          </table:table-cell>
        </table:table-row>
        <table:table-row>
          <table:table-cell office:value-type="string">
            <text:p>BAAS04000</text:p>
          </table:table-cell>
          <table:table-cell office:value-type="string">
            <text:p>FICTION</text:p>
          </table:table-cell>
          <table:table-cell office:value-type="string">
            <text:p>THE SEEDS OF WAR</text:p>
          </table:table-cell>
          <table:table-cell office:value-type="string">
            <text:p>ASHOK BANKER</text:p>
          </table:table-cell>
        </table:table-row>
        <table:table-row>
          <table:table-cell office:value-type="string">
            <text:p>BAAS01000</text:p>
          </table:table-cell>
          <table:table-cell office:value-type="string">
            <text:p>FICTION</text:p>
          </table:table-cell>
          <table:table-cell office:value-type="string">
            <text:p>VERTIGO</text:p>
          </table:table-cell>
          <table:table-cell office:value-type="string">
            <text:p>ASHOK BANKER</text:p>
          </table:table-cell>
        </table:table-row>
        <table:table-row>
          <table:table-cell office:value-type="string">
            <text:p>BASH01000</text:p>
          </table:table-cell>
          <table:table-cell office:value-type="string">
            <text:p>FICTION</text:p>
          </table:table-cell>
          <table:table-cell office:value-type="string">
            <text:p>THE TIGER CLAW</text:p>
          </table:table-cell>
          <table:table-cell office:value-type="string">
            <text:p>SHAUNA SINGH BALDWIN</text:p>
          </table:table-cell>
        </table:table-row>
        <table:table-row>
          <table:table-cell office:value-type="string">
            <text:p>BADA13000</text:p>
          </table:table-cell>
          <table:table-cell office:value-type="string">
            <text:p>FICTION</text:p>
          </table:table-cell>
          <table:table-cell office:value-type="string">
            <text:p>THE FORGOTTEN </text:p>
          </table:table-cell>
          <table:table-cell office:value-type="string">
            <text:p>DAVID BALDACCI</text:p>
          </table:table-cell>
        </table:table-row>
        <table:table-row>
          <table:table-cell office:value-type="string">
            <text:p>BADA09000</text:p>
          </table:table-cell>
          <table:table-cell office:value-type="string">
            <text:p>FICTION</text:p>
          </table:table-cell>
          <table:table-cell office:value-type="string">
            <text:p>THE CAMEL CLUB</text:p>
          </table:table-cell>
          <table:table-cell office:value-type="string">
            <text:p>DAVID BALDACCI</text:p>
          </table:table-cell>
        </table:table-row>
        <table:table-row>
          <table:table-cell office:value-type="string">
            <text:p>BAJU04000</text:p>
          </table:table-cell>
          <table:table-cell office:value-type="string">
            <text:p>FICTION</text:p>
          </table:table-cell>
          <table:table-cell office:value-type="string">
            <text:p>A HISTORY OF WORLD IN 10 CHAPTERS</text:p>
          </table:table-cell>
          <table:table-cell office:value-type="string">
            <text:p>JULIAN BARNES</text:p>
          </table:table-cell>
        </table:table-row>
        <table:table-row>
          <table:table-cell office:value-type="string">
            <text:p>BAST01000</text:p>
          </table:table-cell>
          <table:table-cell office:value-type="string">
            <text:p>FICTION</text:p>
          </table:table-cell>
          <table:table-cell office:value-type="string">
            <text:p>BLOCKBUSTER</text:p>
          </table:table-cell>
          <table:table-cell office:value-type="string">
            <text:p>STEPHEN BARLAY</text:p>
          </table:table-cell>
        </table:table-row>
        <table:table-row>
          <table:table-cell office:value-type="string">
            <text:p>ARJE09000</text:p>
          </table:table-cell>
          <table:table-cell office:value-type="string">
            <text:p>FICTION</text:p>
          </table:table-cell>
          <table:table-cell office:value-type="string">
            <text:p>AS THE CROW FLIES</text:p>
          </table:table-cell>
          <table:table-cell office:value-type="string">
            <text:p>JEFFERY ARCHER</text:p>
          </table:table-cell>
        </table:table-row>
        <table:table-row>
          <table:table-cell office:value-type="string">
            <text:p>ARJE33.1000</text:p>
          </table:table-cell>
          <table:table-cell office:value-type="string">
            <text:p>FICTION</text:p>
          </table:table-cell>
          <table:table-cell office:value-type="string">
            <text:p>A MATTER OF HONOUR</text:p>
          </table:table-cell>
          <table:table-cell office:value-type="string">
            <text:p>JEFFERY ARCHER</text:p>
          </table:table-cell>
        </table:table-row>
        <table:table-row>
          <table:table-cell office:value-type="string">
            <text:p>ATMA02000</text:p>
          </table:table-cell>
          <table:table-cell office:value-type="string">
            <text:p>FICTION</text:p>
          </table:table-cell>
          <table:table-cell office:value-type="string">
            <text:p>THE HANDMAIDS TALE</text:p>
          </table:table-cell>
          <table:table-cell office:value-type="string">
            <text:p>MARGARET ATWOOD</text:p>
          </table:table-cell>
        </table:table-row>
        <table:table-row>
          <table:table-cell office:value-type="string">
            <text:p>ATMA09000</text:p>
          </table:table-cell>
          <table:table-cell office:value-type="string">
            <text:p>FICTION</text:p>
          </table:table-cell>
          <table:table-cell office:value-type="string">
            <text:p>THE HANDMAIDS TALE</text:p>
          </table:table-cell>
          <table:table-cell office:value-type="string">
            <text:p>MARGARET ATWOOD</text:p>
          </table:table-cell>
        </table:table-row>
        <table:table-row>
          <table:table-cell office:value-type="string">
            <text:p>AXVI01000</text:p>
          </table:table-cell>
          <table:table-cell office:value-type="string">
            <text:p>FICTION</text:p>
          </table:table-cell>
          <table:table-cell office:value-type="string">
            <text:p>DIBS:IN SEARCH OF SELF</text:p>
          </table:table-cell>
          <table:table-cell office:value-type="string">
            <text:p>VIRGINIA M. AXLINE</text:p>
          </table:table-cell>
        </table:table-row>
        <table:table-row>
          <table:table-cell office:value-type="string">
            <text:p>AUPA01000</text:p>
          </table:table-cell>
          <table:table-cell office:value-type="string">
            <text:p>FICTION</text:p>
          </table:table-cell>
          <table:table-cell office:value-type="string">
            <text:p>THE BROOKLYN FOLLIES</text:p>
          </table:table-cell>
          <table:table-cell office:value-type="string">
            <text:p>PAUL AUSTER</text:p>
          </table:table-cell>
        </table:table-row>
        <table:table-row>
          <table:table-cell office:value-type="string">
            <text:p>ATMA03000</text:p>
          </table:table-cell>
          <table:table-cell office:value-type="string">
            <text:p>FICTION</text:p>
          </table:table-cell>
          <table:table-cell office:value-type="string">
            <text:p>CAT'S EYE</text:p>
          </table:table-cell>
          <table:table-cell office:value-type="string">
            <text:p>MARGARET ATWOOD</text:p>
          </table:table-cell>
        </table:table-row>
        <table:table-row>
          <table:table-cell office:value-type="string">
            <text:p>ATMA04000</text:p>
          </table:table-cell>
          <table:table-cell office:value-type="string">
            <text:p>FICTION</text:p>
          </table:table-cell>
          <table:table-cell office:value-type="string">
            <text:p>THE ROBBER BRIDE</text:p>
          </table:table-cell>
          <table:table-cell office:value-type="string">
            <text:p>MARGARET ATWOOD</text:p>
          </table:table-cell>
        </table:table-row>
        <table:table-row>
          <table:table-cell office:value-type="string">
            <text:p>ATMA08000</text:p>
          </table:table-cell>
          <table:table-cell office:value-type="string">
            <text:p>FICTION</text:p>
          </table:table-cell>
          <table:table-cell office:value-type="string">
            <text:p>ORYX AND CRAKE</text:p>
          </table:table-cell>
          <table:table-cell office:value-type="string">
            <text:p>MARGARET ATWOOD</text:p>
          </table:table-cell>
        </table:table-row>
        <table:table-row>
          <table:table-cell office:value-type="string">
            <text:p>ATMA05000</text:p>
          </table:table-cell>
          <table:table-cell office:value-type="string">
            <text:p>FICTION</text:p>
          </table:table-cell>
          <table:table-cell office:value-type="string">
            <text:p>ALIAS GRACE</text:p>
          </table:table-cell>
          <table:table-cell office:value-type="string">
            <text:p>MARGARET ATWOOD</text:p>
          </table:table-cell>
        </table:table-row>
        <table:table-row>
          <table:table-cell office:value-type="string">
            <text:p>BADE08000</text:p>
          </table:table-cell>
          <table:table-cell office:value-type="string">
            <text:p>FICTION</text:p>
          </table:table-cell>
          <table:table-cell office:value-type="string">
            <text:p>BAHAMA CRISIS</text:p>
          </table:table-cell>
          <table:table-cell office:value-type="string">
            <text:p>DESMOND BAGLEY</text:p>
          </table:table-cell>
        </table:table-row>
        <table:table-row>
          <table:table-cell office:value-type="string">
            <text:p>BAF01000</text:p>
          </table:table-cell>
          <table:table-cell office:value-type="string">
            <text:p>FICTION</text:p>
          </table:table-cell>
          <table:table-cell office:value-type="string">
            <text:p>SECRETS</text:p>
          </table:table-cell>
          <table:table-cell office:value-type="string">
            <text:p>F.LEE BAIKY</text:p>
          </table:table-cell>
        </table:table-row>
        <table:table-row>
          <table:table-cell office:value-type="string">
            <text:p>BADE07000</text:p>
          </table:table-cell>
          <table:table-cell office:value-type="string">
            <text:p>FICTION</text:p>
          </table:table-cell>
          <table:table-cell office:value-type="string">
            <text:p>JUGGERNAUT</text:p>
          </table:table-cell>
          <table:table-cell office:value-type="string">
            <text:p>DESMOND BAGLEY</text:p>
          </table:table-cell>
        </table:table-row>
        <table:table-row>
          <table:table-cell office:value-type="string">
            <text:p>BADE06000</text:p>
          </table:table-cell>
          <table:table-cell office:value-type="string">
            <text:p>FICTION</text:p>
          </table:table-cell>
          <table:table-cell office:value-type="string">
            <text:p>FREEDOM TRAP</text:p>
          </table:table-cell>
          <table:table-cell office:value-type="string">
            <text:p>DESMOND BAGLEY</text:p>
          </table:table-cell>
        </table:table-row>
        <table:table-row>
          <table:table-cell office:value-type="string">
            <text:p>BADE05000</text:p>
          </table:table-cell>
          <table:table-cell office:value-type="string">
            <text:p>FICTION</text:p>
          </table:table-cell>
          <table:table-cell office:value-type="string">
            <text:p>FLYAWAY</text:p>
          </table:table-cell>
          <table:table-cell office:value-type="string">
            <text:p>DESMOND BAGLEY</text:p>
          </table:table-cell>
        </table:table-row>
        <table:table-row>
          <table:table-cell office:value-type="string">
            <text:p>BADE04000</text:p>
          </table:table-cell>
          <table:table-cell office:value-type="string">
            <text:p>FICTION</text:p>
          </table:table-cell>
          <table:table-cell office:value-type="string">
            <text:p>THE ENEMY</text:p>
          </table:table-cell>
          <table:table-cell office:value-type="string">
            <text:p>DESMOND BAGLEY</text:p>
          </table:table-cell>
        </table:table-row>
        <table:table-row>
          <table:table-cell office:value-type="string">
            <text:p>BADE03000</text:p>
          </table:table-cell>
          <table:table-cell office:value-type="string">
            <text:p>FICTION</text:p>
          </table:table-cell>
          <table:table-cell office:value-type="string">
            <text:p>THE ENEMY</text:p>
          </table:table-cell>
          <table:table-cell office:value-type="string">
            <text:p>DESMOND BAGLEY</text:p>
          </table:table-cell>
        </table:table-row>
        <table:table-row>
          <table:table-cell office:value-type="string">
            <text:p>BADE02000</text:p>
          </table:table-cell>
          <table:table-cell office:value-type="string">
            <text:p>FICTION</text:p>
          </table:table-cell>
          <table:table-cell office:value-type="string">
            <text:p>WINDFALL</text:p>
          </table:table-cell>
          <table:table-cell office:value-type="string">
            <text:p>DESMOND BAGLEY</text:p>
          </table:table-cell>
        </table:table-row>
        <table:table-row>
          <table:table-cell office:value-type="string">
            <text:p>BADE01000</text:p>
          </table:table-cell>
          <table:table-cell office:value-type="string">
            <text:p>FICTION</text:p>
          </table:table-cell>
          <table:table-cell office:value-type="string">
            <text:p>LANDSLIDE</text:p>
          </table:table-cell>
          <table:table-cell office:value-type="string">
            <text:p>DESMOND BAGLEY</text:p>
          </table:table-cell>
        </table:table-row>
        <table:table-row>
          <table:table-cell office:value-type="string">
            <text:p>BAGE01000</text:p>
          </table:table-cell>
          <table:table-cell office:value-type="string">
            <text:p>FICTION</text:p>
          </table:table-cell>
          <table:table-cell office:value-type="string">
            <text:p>THE TWIN</text:p>
          </table:table-cell>
          <table:table-cell office:value-type="string">
            <text:p>GERBRAND BAKKER</text:p>
          </table:table-cell>
        </table:table-row>
        <table:table-row>
          <table:table-cell office:value-type="string">
            <text:p>BAPE01000</text:p>
          </table:table-cell>
          <table:table-cell office:value-type="string">
            <text:p>FICTION</text:p>
          </table:table-cell>
          <table:table-cell office:value-type="string">
            <text:p>CASINO</text:p>
          </table:table-cell>
          <table:table-cell office:value-type="string">
            <text:p>PETER BAKER</text:p>
          </table:table-cell>
        </table:table-row>
        <table:table-row>
          <table:table-cell office:value-type="string">
            <text:p>BATR01000</text:p>
          </table:table-cell>
          <table:table-cell office:value-type="string">
            <text:p>FICTION</text:p>
          </table:table-cell>
          <table:table-cell office:value-type="string">
            <text:p>GET AWAY FROM IT ALL</text:p>
          </table:table-cell>
          <table:table-cell office:value-type="string">
            <text:p>TRUDY BAKER AND RACHEL JONES</text:p>
          </table:table-cell>
        </table:table-row>
        <table:table-row>
          <table:table-cell office:value-type="string">
            <text:p>BARU01000</text:p>
          </table:table-cell>
          <table:table-cell office:value-type="string">
            <text:p>FICTION</text:p>
          </table:table-cell>
          <table:table-cell office:value-type="string">
            <text:p>THE SARI SHOP</text:p>
          </table:table-cell>
          <table:table-cell office:value-type="string">
            <text:p>RUPA BAJWA</text:p>
          </table:table-cell>
        </table:table-row>
        <table:table-row>
          <table:table-cell office:value-type="string">
            <text:p>BAKA02000</text:p>
          </table:table-cell>
          <table:table-cell office:value-type="string">
            <text:p>FICTION</text:p>
          </table:table-cell>
          <table:table-cell office:value-type="string">
            <text:p>KEEP OF THE GRASS</text:p>
          </table:table-cell>
          <table:table-cell office:value-type="string">
            <text:p>KARAN BAJAJ</text:p>
          </table:table-cell>
        </table:table-row>
        <table:table-row>
          <table:table-cell office:value-type="string">
            <text:p>BAKA01000</text:p>
          </table:table-cell>
          <table:table-cell office:value-type="string">
            <text:p>FICTION</text:p>
          </table:table-cell>
          <table:table-cell office:value-type="string">
            <text:p>JHONNY GONE DOWN</text:p>
          </table:table-cell>
          <table:table-cell office:value-type="string">
            <text:p>KARAN BAJAJ</text:p>
          </table:table-cell>
        </table:table-row>
        <table:table-row>
          <table:table-cell office:value-type="string">
            <text:p>BAAN01000</text:p>
          </table:table-cell>
          <table:table-cell office:value-type="string">
            <text:p>FICTION</text:p>
          </table:table-cell>
          <table:table-cell office:value-type="string">
            <text:p>BUNKER 13</text:p>
          </table:table-cell>
          <table:table-cell office:value-type="string">
            <text:p>ANIRUDDHA BAHAL</text:p>
          </table:table-cell>
        </table:table-row>
        <table:table-row>
          <table:table-cell office:value-type="string">
            <text:p>BHCH111000</text:p>
          </table:table-cell>
          <table:table-cell office:value-type="string">
            <text:p>FICTION</text:p>
          </table:table-cell>
          <table:table-cell office:value-type="string">
            <text:p>HALF GIRLFRIEND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CH112000</text:p>
          </table:table-cell>
          <table:table-cell office:value-type="string">
            <text:p>FICTION</text:p>
          </table:table-cell>
          <table:table-cell office:value-type="string">
            <text:p>HALF GIRLFRIEND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CH09.1000</text:p>
          </table:table-cell>
          <table:table-cell office:value-type="string">
            <text:p>FICTION</text:p>
          </table:table-cell>
          <table:table-cell office:value-type="string">
            <text:p>WHAT YOUNG INDIA WANTS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ADA06000</text:p>
          </table:table-cell>
          <table:table-cell office:value-type="string">
            <text:p>FICTION</text:p>
          </table:table-cell>
          <table:table-cell office:value-type="string">
            <text:p>SAVING FAITH</text:p>
          </table:table-cell>
          <table:table-cell office:value-type="string">
            <text:p>David Baldacci</text:p>
          </table:table-cell>
        </table:table-row>
        <table:table-row>
          <table:table-cell office:value-type="string">
            <text:p>BELO01000</text:p>
          </table:table-cell>
          <table:table-cell office:value-type="string">
            <text:p>FICTION</text:p>
          </table:table-cell>
          <table:table-cell office:value-type="string">
            <text:p>Captain Corelli's Mandolin</text:p>
          </table:table-cell>
          <table:table-cell office:value-type="string">
            <text:p>Louis de Bernieres</text:p>
          </table:table-cell>
        </table:table-row>
        <table:table-row>
          <table:table-cell office:value-type="string">
            <text:p>ATMA0100</text:p>
          </table:table-cell>
          <table:table-cell office:value-type="string">
            <text:p>FICTION</text:p>
          </table:table-cell>
          <table:table-cell office:value-type="string">
            <text:p>Bodily Harm</text:p>
          </table:table-cell>
          <table:table-cell office:value-type="string">
            <text:p>Margaret Atwood</text:p>
          </table:table-cell>
        </table:table-row>
        <table:table-row>
          <table:table-cell office:value-type="string">
            <text:p>ANPA01000</text:p>
          </table:table-cell>
          <table:table-cell office:value-type="string">
            <text:p>FICTION</text:p>
          </table:table-cell>
          <table:table-cell office:value-type="string">
            <text:p>The President's Mistress</text:p>
          </table:table-cell>
          <table:table-cell office:value-type="string">
            <text:p>Patrick Anderson</text:p>
          </table:table-cell>
        </table:table-row>
        <table:table-row>
          <table:table-cell office:value-type="string">
            <text:p>BADA04000</text:p>
          </table:table-cell>
          <table:table-cell office:value-type="string">
            <text:p>FICTION</text:p>
          </table:table-cell>
          <table:table-cell office:value-type="string">
            <text:p>Split Second</text:p>
          </table:table-cell>
          <table:table-cell office:value-type="string">
            <text:p>David Baldacci</text:p>
          </table:table-cell>
        </table:table-row>
        <table:table-row>
          <table:table-cell office:value-type="string">
            <text:p>BADA03000</text:p>
          </table:table-cell>
          <table:table-cell office:value-type="string">
            <text:p>FICTION</text:p>
          </table:table-cell>
          <table:table-cell office:value-type="string">
            <text:p>Last Man Standing</text:p>
          </table:table-cell>
          <table:table-cell office:value-type="string">
            <text:p>David Baldacci</text:p>
          </table:table-cell>
        </table:table-row>
        <table:table-row>
          <table:table-cell office:value-type="string">
            <text:p>BADA01000</text:p>
          </table:table-cell>
          <table:table-cell office:value-type="string">
            <text:p>FICTION</text:p>
          </table:table-cell>
          <table:table-cell office:value-type="string">
            <text:p>Absolute Power</text:p>
          </table:table-cell>
          <table:table-cell office:value-type="string">
            <text:p>David Baldacci</text:p>
          </table:table-cell>
        </table:table-row>
        <table:table-row>
          <table:table-cell office:value-type="string">
            <text:p>BAJ03000</text:p>
          </table:table-cell>
          <table:table-cell office:value-type="string">
            <text:p>FICTION</text:p>
          </table:table-cell>
          <table:table-cell office:value-type="string">
            <text:p>The Day of Creation</text:p>
          </table:table-cell>
          <table:table-cell office:value-type="string">
            <text:p>J. G. Ballard</text:p>
          </table:table-cell>
        </table:table-row>
        <table:table-row>
          <table:table-cell office:value-type="string">
            <text:p>BAJ02000</text:p>
          </table:table-cell>
          <table:table-cell office:value-type="string">
            <text:p>FICTION</text:p>
          </table:table-cell>
          <table:table-cell office:value-type="string">
            <text:p>Empire of the Sun</text:p>
          </table:table-cell>
          <table:table-cell office:value-type="string">
            <text:p>J. G. Ballard</text:p>
          </table:table-cell>
        </table:table-row>
        <table:table-row>
          <table:table-cell office:value-type="string">
            <text:p>BAJ01000</text:p>
          </table:table-cell>
          <table:table-cell office:value-type="string">
            <text:p>FICTION</text:p>
          </table:table-cell>
          <table:table-cell office:value-type="string">
            <text:p>The Atrocity Exhibition</text:p>
          </table:table-cell>
          <table:table-cell office:value-type="string">
            <text:p>J. G. Ballard</text:p>
          </table:table-cell>
        </table:table-row>
        <table:table-row>
          <table:table-cell office:value-type="string">
            <text:p>BCRI01000</text:p>
          </table:table-cell>
          <table:table-cell office:value-type="string">
            <text:p>FICTION</text:p>
          </table:table-cell>
          <table:table-cell office:value-type="string">
            <text:p>The Regulators</text:p>
          </table:table-cell>
          <table:table-cell office:value-type="string">
            <text:p>Richard Bachman</text:p>
          </table:table-cell>
        </table:table-row>
        <table:table-row>
          <table:table-cell office:value-type="string">
            <text:p>BARI03000</text:p>
          </table:table-cell>
          <table:table-cell office:value-type="string">
            <text:p>FICTION</text:p>
          </table:table-cell>
          <table:table-cell office:value-type="string">
            <text:p>The Bridge Across a lovestory Forever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05000</text:p>
          </table:table-cell>
          <table:table-cell office:value-type="string">
            <text:p>FICTION</text:p>
          </table:table-cell>
          <table:table-cell office:value-type="string">
            <text:p>Running From Safety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06000</text:p>
          </table:table-cell>
          <table:table-cell office:value-type="string">
            <text:p>FICTION</text:p>
          </table:table-cell>
          <table:table-cell office:value-type="string">
            <text:p>Out of my Mind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12000</text:p>
          </table:table-cell>
          <table:table-cell office:value-type="string">
            <text:p>FICTION</text:p>
          </table:table-cell>
          <table:table-cell office:value-type="string">
            <text:p>Stranger to the Ground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08000</text:p>
          </table:table-cell>
          <table:table-cell office:value-type="string">
            <text:p>FICTION</text:p>
          </table:table-cell>
          <table:table-cell office:value-type="string">
            <text:p>Stranger to the Ground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04000</text:p>
          </table:table-cell>
          <table:table-cell office:value-type="string">
            <text:p>FICTION</text:p>
          </table:table-cell>
          <table:table-cell office:value-type="string">
            <text:p>There's No Such Place As Far Away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13000</text:p>
          </table:table-cell>
          <table:table-cell office:value-type="string">
            <text:p>FICTION</text:p>
          </table:table-cell>
          <table:table-cell office:value-type="string">
            <text:p>Jonathan Livingston Seagull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10000</text:p>
          </table:table-cell>
          <table:table-cell office:value-type="string">
            <text:p>FICTION</text:p>
          </table:table-cell>
          <table:table-cell office:value-type="string">
            <text:p>Nothing by Chance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07000</text:p>
          </table:table-cell>
          <table:table-cell office:value-type="string">
            <text:p>FICTION</text:p>
          </table:table-cell>
          <table:table-cell office:value-type="string">
            <text:p>Nothing by Chance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09000</text:p>
          </table:table-cell>
          <table:table-cell office:value-type="string">
            <text:p>FICTION</text:p>
          </table:table-cell>
          <table:table-cell office:value-type="string">
            <text:p>Jonathan Livingston Seagull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01000</text:p>
          </table:table-cell>
          <table:table-cell office:value-type="string">
            <text:p>FICTION</text:p>
          </table:table-cell>
          <table:table-cell office:value-type="string">
            <text:p>A Gift of Wings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02000</text:p>
          </table:table-cell>
          <table:table-cell office:value-type="string">
            <text:p>FICTION</text:p>
          </table:table-cell>
          <table:table-cell office:value-type="string">
            <text:p>A Gift of Wings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URJ01000</text:p>
          </table:table-cell>
          <table:table-cell office:value-type="string">
            <text:p>FICTION</text:p>
          </table:table-cell>
          <table:table-cell office:value-type="string">
            <text:p>Glister</text:p>
          </table:table-cell>
          <table:table-cell office:value-type="string">
            <text:p>John Burnside</text:p>
          </table:table-cell>
        </table:table-row>
        <table:table-row>
          <table:table-cell office:value-type="string">
            <text:p>BECH02000</text:p>
          </table:table-cell>
          <table:table-cell office:value-type="string">
            <text:p>FICTION</text:p>
          </table:table-cell>
          <table:table-cell office:value-type="string">
            <text:p>Doomsday 1999</text:p>
          </table:table-cell>
          <table:table-cell office:value-type="string">
            <text:p>Charles Barlitz</text:p>
          </table:table-cell>
        </table:table-row>
        <table:table-row>
          <table:table-cell office:value-type="string">
            <text:p>BEPE03000</text:p>
          </table:table-cell>
          <table:table-cell office:value-type="string">
            <text:p>FICTION</text:p>
          </table:table-cell>
          <table:table-cell office:value-type="string">
            <text:p>Lush</text:p>
          </table:table-cell>
          <table:table-cell office:value-type="string">
            <text:p>Peter Benchley</text:p>
          </table:table-cell>
        </table:table-row>
        <table:table-row>
          <table:table-cell office:value-type="string">
            <text:p>BESA03000</text:p>
          </table:table-cell>
          <table:table-cell office:value-type="string">
            <text:p>FICTION</text:p>
          </table:table-cell>
          <table:table-cell office:value-type="string">
            <text:p>Herzog</text:p>
          </table:table-cell>
          <table:table-cell office:value-type="string">
            <text:p>Saul Bellow</text:p>
          </table:table-cell>
        </table:table-row>
        <table:table-row>
          <table:table-cell office:value-type="string">
            <text:p>BEAR01000</text:p>
          </table:table-cell>
          <table:table-cell office:value-type="string">
            <text:p>FICTION</text:p>
          </table:table-cell>
          <table:table-cell office:value-type="string">
            <text:p>Clayhanger</text:p>
          </table:table-cell>
          <table:table-cell office:value-type="string">
            <text:p>Arnold Bennett</text:p>
          </table:table-cell>
        </table:table-row>
        <table:table-row>
          <table:table-cell office:value-type="string">
            <text:p>BESI01000</text:p>
          </table:table-cell>
          <table:table-cell office:value-type="string">
            <text:p>FICTION</text:p>
          </table:table-cell>
          <table:table-cell office:value-type="string">
            <text:p>Les Belles Images</text:p>
          </table:table-cell>
          <table:table-cell office:value-type="string">
            <text:p>Simone de Beauvoir</text:p>
          </table:table-cell>
        </table:table-row>
        <table:table-row>
          <table:table-cell office:value-type="string">
            <text:p>BAAR03000</text:p>
          </table:table-cell>
          <table:table-cell office:value-type="string">
            <text:p>FICTION</text:p>
          </table:table-cell>
          <table:table-cell office:value-type="string">
            <text:p>Can You Hear the Nighbird Call?</text:p>
          </table:table-cell>
          <table:table-cell office:value-type="string">
            <text:p>Aniita Rau Badami</text:p>
          </table:table-cell>
        </table:table-row>
        <table:table-row>
          <table:table-cell office:value-type="string">
            <text:p>BAAR02000</text:p>
          </table:table-cell>
          <table:table-cell office:value-type="string">
            <text:p>FICTION</text:p>
          </table:table-cell>
          <table:table-cell office:value-type="string">
            <text:p>Can You Hear the Nighbird Call?</text:p>
          </table:table-cell>
          <table:table-cell office:value-type="string">
            <text:p>Anita Rau Badami</text:p>
          </table:table-cell>
        </table:table-row>
        <table:table-row>
          <table:table-cell office:value-type="string">
            <text:p>BADA07000</text:p>
          </table:table-cell>
          <table:table-cell office:value-type="string">
            <text:p>FICTION</text:p>
          </table:table-cell>
          <table:table-cell office:value-type="string">
            <text:p>STONE COLD</text:p>
          </table:table-cell>
          <table:table-cell office:value-type="string">
            <text:p>DAVID BALDACCI</text:p>
          </table:table-cell>
        </table:table-row>
        <table:table-row>
          <table:table-cell office:value-type="string">
            <text:p>BADA02000</text:p>
          </table:table-cell>
          <table:table-cell office:value-type="string">
            <text:p>FICTION</text:p>
          </table:table-cell>
          <table:table-cell office:value-type="string">
            <text:p>THE WINNER</text:p>
          </table:table-cell>
          <table:table-cell office:value-type="string">
            <text:p>DAVID BALDACCI</text:p>
          </table:table-cell>
        </table:table-row>
        <table:table-row>
          <table:table-cell office:value-type="string">
            <text:p>BEAN01000</text:p>
          </table:table-cell>
          <table:table-cell office:value-type="string">
            <text:p>FICTION</text:p>
          </table:table-cell>
          <table:table-cell office:value-type="string">
            <text:p>PICTURING WILL</text:p>
          </table:table-cell>
          <table:table-cell office:value-type="string">
            <text:p>ANN BEATTIE</text:p>
          </table:table-cell>
        </table:table-row>
        <table:table-row>
          <table:table-cell office:value-type="string">
            <text:p>BEGR01000</text:p>
          </table:table-cell>
          <table:table-cell office:value-type="string">
            <text:p>FICTION</text:p>
          </table:table-cell>
          <table:table-cell office:value-type="string">
            <text:p>DARWINS RADIO</text:p>
          </table:table-cell>
          <table:table-cell office:value-type="string">
            <text:p>GREG BEAR</text:p>
          </table:table-cell>
        </table:table-row>
        <table:table-row>
          <table:table-cell office:value-type="string">
            <text:p>BAEJU01</text:p>
          </table:table-cell>
          <table:table-cell office:value-type="string">
            <text:p>FICTION</text:p>
          </table:table-cell>
          <table:table-cell office:value-type="string">
            <text:p>TROUBLE WITH A CAPITAL </text:p>
          </table:table-cell>
          <table:table-cell office:value-type="string">
            <text:p>JUDY BAER</text:p>
          </table:table-cell>
        </table:table-row>
        <table:table-row>
          <table:table-cell office:value-type="string">
            <text:p>BAKU02000</text:p>
          </table:table-cell>
          <table:table-cell office:value-type="string">
            <text:p>FICTION</text:p>
          </table:table-cell>
          <table:table-cell office:value-type="string">
            <text:p>THE JAPANESE WIFE</text:p>
          </table:table-cell>
          <table:table-cell office:value-type="string">
            <text:p>KUNAL BASU</text:p>
          </table:table-cell>
        </table:table-row>
        <table:table-row>
          <table:table-cell office:value-type="string">
            <text:p>BAKU01000</text:p>
          </table:table-cell>
          <table:table-cell office:value-type="string">
            <text:p>FICTION</text:p>
          </table:table-cell>
          <table:table-cell office:value-type="string">
            <text:p>THE OPIUM CLERK</text:p>
          </table:table-cell>
          <table:table-cell office:value-type="string">
            <text:p>KUNAL BASU</text:p>
          </table:table-cell>
        </table:table-row>
        <table:table-row>
          <table:table-cell office:value-type="string">
            <text:p>BAVA01000</text:p>
          </table:table-cell>
          <table:table-cell office:value-type="string">
            <text:p>FICTION</text:p>
          </table:table-cell>
          <table:table-cell office:value-type="string">
            <text:p>BASHEER FICTIONS</text:p>
          </table:table-cell>
          <table:table-cell office:value-type="string">
            <text:p>VAIKON MUHAMMAD</text:p>
          </table:table-cell>
        </table:table-row>
        <table:table-row>
          <table:table-cell office:value-type="string">
            <text:p>BAJU03000</text:p>
          </table:table-cell>
          <table:table-cell office:value-type="string">
            <text:p>FICTION</text:p>
          </table:table-cell>
          <table:table-cell office:value-type="string">
            <text:p>THE PORCUPINE</text:p>
          </table:table-cell>
          <table:table-cell office:value-type="string">
            <text:p>JULIAN BARNES</text:p>
          </table:table-cell>
        </table:table-row>
        <table:table-row>
          <table:table-cell office:value-type="string">
            <text:p>BAJU06000</text:p>
          </table:table-cell>
          <table:table-cell office:value-type="string">
            <text:p>FICTION</text:p>
          </table:table-cell>
          <table:table-cell office:value-type="string">
            <text:p>THE SENSE OF ENDING </text:p>
          </table:table-cell>
          <table:table-cell office:value-type="string">
            <text:p>JULIAN BARNES</text:p>
          </table:table-cell>
        </table:table-row>
        <table:table-row>
          <table:table-cell office:value-type="string">
            <text:p>BAJU01000</text:p>
          </table:table-cell>
          <table:table-cell office:value-type="string">
            <text:p>FICTION</text:p>
          </table:table-cell>
          <table:table-cell office:value-type="string">
            <text:p>LOVE, ETC</text:p>
          </table:table-cell>
          <table:table-cell office:value-type="string">
            <text:p>JULIAN BARNES</text:p>
          </table:table-cell>
        </table:table-row>
        <table:table-row>
          <table:table-cell office:value-type="string">
            <text:p>BAJU02000</text:p>
          </table:table-cell>
          <table:table-cell office:value-type="string">
            <text:p>FICTION</text:p>
          </table:table-cell>
          <table:table-cell office:value-type="string">
            <text:p>FLAUBERT'S PARROT</text:p>
          </table:table-cell>
          <table:table-cell office:value-type="string">
            <text:p>JULIAN BARNES</text:p>
          </table:table-cell>
        </table:table-row>
        <table:table-row>
          <table:table-cell office:value-type="string">
            <text:p>BAJU08000</text:p>
          </table:table-cell>
          <table:table-cell office:value-type="string">
            <text:p>FICTION</text:p>
          </table:table-cell>
          <table:table-cell office:value-type="string">
            <text:p>FLAUBERT'S PARROT</text:p>
          </table:table-cell>
          <table:table-cell office:value-type="string">
            <text:p>JULIAN BARNES</text:p>
          </table:table-cell>
        </table:table-row>
        <table:table-row>
          <table:table-cell office:value-type="string">
            <text:p>BAME01</text:p>
          </table:table-cell>
          <table:table-cell office:value-type="string">
            <text:p>FICTION</text:p>
          </table:table-cell>
          <table:table-cell office:value-type="string">
            <text:p>DEAR LIFE</text:p>
          </table:table-cell>
          <table:table-cell office:value-type="string">
            <text:p>H.E.BATES</text:p>
          </table:table-cell>
        </table:table-row>
        <table:table-row>
          <table:table-cell office:value-type="string">
            <text:p>BAJU00007</text:p>
          </table:table-cell>
          <table:table-cell office:value-type="string">
            <text:p>FICTION</text:p>
          </table:table-cell>
          <table:table-cell office:value-type="string">
            <text:p>ARTHUR AND GEORGE</text:p>
          </table:table-cell>
          <table:table-cell office:value-type="string">
            <text:p>JULIAN BARNES</text:p>
          </table:table-cell>
        </table:table-row>
        <table:table-row>
          <table:table-cell office:value-type="string">
            <text:p>BATIA01000</text:p>
          </table:table-cell>
          <table:table-cell office:value-type="string">
            <text:p>FICTION</text:p>
          </table:table-cell>
          <table:table-cell office:value-type="string">
            <text:p>DEAD AIR</text:p>
          </table:table-cell>
          <table:table-cell office:value-type="string">
            <text:p>IAIN BANKS</text:p>
          </table:table-cell>
        </table:table-row>
        <table:table-row>
          <table:table-cell office:value-type="string">
            <text:p>BAIA02000</text:p>
          </table:table-cell>
          <table:table-cell office:value-type="string">
            <text:p>FICTION</text:p>
          </table:table-cell>
          <table:table-cell office:value-type="string">
            <text:p>The Wasp Factory</text:p>
          </table:table-cell>
          <table:table-cell office:value-type="string">
            <text:p>Iain Banks</text:p>
          </table:table-cell>
        </table:table-row>
        <table:table-row>
          <table:table-cell office:value-type="string">
            <text:p>BANI01000</text:p>
          </table:table-cell>
          <table:table-cell office:value-type="string">
            <text:p>FICTION</text:p>
          </table:table-cell>
          <table:table-cell office:value-type="string">
            <text:p>WIDE OPEN</text:p>
          </table:table-cell>
          <table:table-cell office:value-type="string">
            <text:p>NICOLA BARKER</text:p>
          </table:table-cell>
        </table:table-row>
        <table:table-row>
          <table:table-cell office:value-type="string">
            <text:p>BAJO01000</text:p>
          </table:table-cell>
          <table:table-cell office:value-type="string">
            <text:p>FICTION</text:p>
          </table:table-cell>
          <table:table-cell office:value-type="string">
            <text:p>THE SEA</text:p>
          </table:table-cell>
          <table:table-cell office:value-type="string">
            <text:p>JOHN BANVILLE</text:p>
          </table:table-cell>
        </table:table-row>
        <table:table-row>
          <table:table-cell office:value-type="string">
            <text:p>Cl000Ba02</text:p>
          </table:table-cell>
          <table:table-cell office:value-type="string">
            <text:p>CLASSIC</text:p>
          </table:table-cell>
          <table:table-cell office:value-type="string">
            <text:p>Peter Pan</text:p>
          </table:table-cell>
          <table:table-cell office:value-type="string">
            <text:p>JM Barrie</text:p>
          </table:table-cell>
        </table:table-row>
        <table:table-row>
          <table:table-cell office:value-type="string">
            <text:p>Cl000Ba03</text:p>
          </table:table-cell>
          <table:table-cell office:value-type="string">
            <text:p>CLASSIC</text:p>
          </table:table-cell>
          <table:table-cell office:value-type="string">
            <text:p>Peter Pan</text:p>
          </table:table-cell>
          <table:table-cell office:value-type="string">
            <text:p>JM Barrie</text:p>
          </table:table-cell>
        </table:table-row>
        <table:table-row>
          <table:table-cell office:value-type="string">
            <text:p>Cl000Bal01</text:p>
          </table:table-cell>
          <table:table-cell office:value-type="string">
            <text:p>CLASSIC</text:p>
          </table:table-cell>
          <table:table-cell office:value-type="string">
            <text:p>A Harlot High and Low</text:p>
          </table:table-cell>
          <table:table-cell office:value-type="string">
            <text:p>Honore de Balzac</text:p>
          </table:table-cell>
        </table:table-row>
        <table:table-row>
          <table:table-cell office:value-type="string">
            <text:p>Cl000Bal02</text:p>
          </table:table-cell>
          <table:table-cell office:value-type="string">
            <text:p>CLASSIC</text:p>
          </table:table-cell>
          <table:table-cell office:value-type="string">
            <text:p>Old Goriot</text:p>
          </table:table-cell>
          <table:table-cell office:value-type="string">
            <text:p>Honore de Balzac</text:p>
          </table:table-cell>
        </table:table-row>
        <table:table-row>
          <table:table-cell office:value-type="string">
            <text:p>Cl000Au01</text:p>
          </table:table-cell>
          <table:table-cell office:value-type="string">
            <text:p>CLASSIC</text:p>
          </table:table-cell>
          <table:table-cell office:value-type="string">
            <text:p>Pride and Prejudice</text:p>
          </table:table-cell>
          <table:table-cell office:value-type="string">
            <text:p>Jane Austen</text:p>
          </table:table-cell>
        </table:table-row>
        <table:table-row>
          <table:table-cell office:value-type="string">
            <text:p>Cl000Au07</text:p>
          </table:table-cell>
          <table:table-cell office:value-type="string">
            <text:p>CLASSIC</text:p>
          </table:table-cell>
          <table:table-cell office:value-type="string">
            <text:p>Mansfield Park</text:p>
          </table:table-cell>
          <table:table-cell office:value-type="string">
            <text:p>Jane Austen</text:p>
          </table:table-cell>
        </table:table-row>
        <table:table-row>
          <table:table-cell office:value-type="string">
            <text:p>Cl000ShWi11</text:p>
          </table:table-cell>
          <table:table-cell office:value-type="string">
            <text:p>CLASSIC</text:p>
          </table:table-cell>
          <table:table-cell office:value-type="string">
            <text:p>Othello</text:p>
          </table:table-cell>
          <table:table-cell office:value-type="string">
            <text:p>William Shakespeare</text:p>
          </table:table-cell>
        </table:table-row>
        <table:table-row>
          <table:table-cell office:value-type="string">
            <text:p>Cl000Ari01</text:p>
          </table:table-cell>
          <table:table-cell office:value-type="string">
            <text:p>CLASSIC</text:p>
          </table:table-cell>
          <table:table-cell office:value-type="string">
            <text:p>The Nicomachean Ethics</text:p>
          </table:table-cell>
          <table:table-cell office:value-type="string">
            <text:p>Aristotle</text:p>
          </table:table-cell>
        </table:table-row>
        <table:table-row>
          <table:table-cell office:value-type="string">
            <text:p>Cl000Ar02</text:p>
          </table:table-cell>
          <table:table-cell office:value-type="string">
            <text:p>CLASSIC</text:p>
          </table:table-cell>
          <table:table-cell office:value-type="string">
            <text:p>Lysistrata/ The Acharnians The Clouds</text:p>
          </table:table-cell>
          <table:table-cell office:value-type="string">
            <text:p>Aristophanes</text:p>
          </table:table-cell>
        </table:table-row>
        <table:table-row>
          <table:table-cell office:value-type="string">
            <text:p>Cl000Ar01</text:p>
          </table:table-cell>
          <table:table-cell office:value-type="string">
            <text:p>CLASSIC</text:p>
          </table:table-cell>
          <table:table-cell office:value-type="string">
            <text:p>The Wasps, The Poet and The Women The Frogs</text:p>
          </table:table-cell>
          <table:table-cell office:value-type="string">
            <text:p>Aristophanes</text:p>
          </table:table-cell>
        </table:table-row>
        <table:table-row>
          <table:table-cell office:value-type="string">
            <text:p>Cl000An01</text:p>
          </table:table-cell>
          <table:table-cell office:value-type="string">
            <text:p>CLASSIC</text:p>
          </table:table-cell>
          <table:table-cell office:value-type="string">
            <text:p>Winesburg, Ohio</text:p>
          </table:table-cell>
          <table:table-cell office:value-type="string">
            <text:p>Sherwood Anderson</text:p>
          </table:table-cell>
        </table:table-row>
        <table:table-row>
          <table:table-cell office:value-type="string">
            <text:p>Cl000AlLo01</text:p>
          </table:table-cell>
          <table:table-cell office:value-type="string">
            <text:p>CLASSIC</text:p>
          </table:table-cell>
          <table:table-cell office:value-type="string">
            <text:p>Little Women</text:p>
          </table:table-cell>
          <table:table-cell office:value-type="string">
            <text:p>Louisa M. Alcott</text:p>
          </table:table-cell>
        </table:table-row>
        <table:table-row>
          <table:table-cell office:value-type="string">
            <text:p>Cl000Al01</text:p>
          </table:table-cell>
          <table:table-cell office:value-type="string">
            <text:p>CLASSIC</text:p>
          </table:table-cell>
          <table:table-cell office:value-type="string">
            <text:p>Little Women</text:p>
          </table:table-cell>
          <table:table-cell office:value-type="string">
            <text:p>Louisa M. Alcott</text:p>
          </table:table-cell>
        </table:table-row>
        <table:table-row>
          <table:table-cell office:value-type="string">
            <text:p>Cl000Be01</text:p>
          </table:table-cell>
          <table:table-cell office:value-type="string">
            <text:p>CLASSIC</text:p>
          </table:table-cell>
          <table:table-cell office:value-type="string">
            <text:p>The Second Sex</text:p>
          </table:table-cell>
          <table:table-cell office:value-type="string">
            <text:p>Simone de Beauvoir</text:p>
          </table:table-cell>
        </table:table-row>
        <table:table-row>
          <table:table-cell office:value-type="string">
            <text:p>Cl000Br01</text:p>
          </table:table-cell>
          <table:table-cell office:value-type="string">
            <text:p>CLASSIC</text:p>
          </table:table-cell>
          <table:table-cell office:value-type="string">
            <text:p>Wuthering Heights</text:p>
          </table:table-cell>
          <table:table-cell office:value-type="string">
            <text:p>Emily Bronte</text:p>
          </table:table-cell>
        </table:table-row>
        <table:table-row>
          <table:table-cell office:value-type="string">
            <text:p>Cl000Bro01.1</text:p>
          </table:table-cell>
          <table:table-cell office:value-type="string">
            <text:p>CLASSIC</text:p>
          </table:table-cell>
          <table:table-cell office:value-type="string">
            <text:p>Jane Eyre: Abridged</text:p>
          </table:table-cell>
          <table:table-cell office:value-type="string">
            <text:p>Charlotte Bronte</text:p>
          </table:table-cell>
        </table:table-row>
        <table:table-row>
          <table:table-cell office:value-type="string">
            <text:p>Cl000Bro01</text:p>
          </table:table-cell>
          <table:table-cell office:value-type="string">
            <text:p>CLASSIC</text:p>
          </table:table-cell>
          <table:table-cell office:value-type="string">
            <text:p>Jane Eyre</text:p>
          </table:table-cell>
          <table:table-cell office:value-type="string">
            <text:p>Charlotte Bronte</text:p>
          </table:table-cell>
        </table:table-row>
        <table:table-row>
          <table:table-cell office:value-type="string">
            <text:p>Cl000Bro02</text:p>
          </table:table-cell>
          <table:table-cell office:value-type="string">
            <text:p>CLASSIC</text:p>
          </table:table-cell>
          <table:table-cell office:value-type="string">
            <text:p>Jane Eyre</text:p>
          </table:table-cell>
          <table:table-cell office:value-type="string">
            <text:p>Charlotte Bronte</text:p>
          </table:table-cell>
        </table:table-row>
        <table:table-row>
          <table:table-cell office:value-type="string">
            <text:p>Cl000Bre01</text:p>
          </table:table-cell>
          <table:table-cell office:value-type="string">
            <text:p>CLASSIC</text:p>
          </table:table-cell>
          <table:table-cell office:value-type="string">
            <text:p>Threepenny Novel</text:p>
          </table:table-cell>
          <table:table-cell office:value-type="string">
            <text:p>Bertolt Brecht</text:p>
          </table:table-cell>
        </table:table-row>
        <table:table-row>
          <table:table-cell office:value-type="string">
            <text:p>Cl000Blo01</text:p>
          </table:table-cell>
          <table:table-cell office:value-type="string">
            <text:p>CLASSIC</text:p>
          </table:table-cell>
          <table:table-cell office:value-type="string">
            <text:p>King Arthur and His Knights</text:p>
          </table:table-cell>
          <table:table-cell office:value-type="string">
            <text:p>Bloomsbury Books</text:p>
          </table:table-cell>
        </table:table-row>
        <table:table-row>
          <table:table-cell office:value-type="string">
            <text:p>Cl000BlDa01.1</text:p>
          </table:table-cell>
          <table:table-cell office:value-type="string">
            <text:p>CLASSIC</text:p>
          </table:table-cell>
          <table:table-cell office:value-type="string">
            <text:p>Gothic Short Stories</text:p>
          </table:table-cell>
          <table:table-cell office:value-type="string">
            <text:p>David Blair</text:p>
          </table:table-cell>
        </table:table-row>
        <table:table-row>
          <table:table-cell office:value-type="string">
            <text:p>Cl000Ben01</text:p>
          </table:table-cell>
          <table:table-cell office:value-type="string">
            <text:p>CLASSIC</text:p>
          </table:table-cell>
          <table:table-cell office:value-type="string">
            <text:p>Anna of the Five Towns</text:p>
          </table:table-cell>
          <table:table-cell office:value-type="string">
            <text:p>Arnold Bennett</text:p>
          </table:table-cell>
        </table:table-row>
        <table:table-row>
          <table:table-cell office:value-type="string">
            <text:p>Cl000BeSa02</text:p>
          </table:table-cell>
          <table:table-cell office:value-type="string">
            <text:p>CLASSIC</text:p>
          </table:table-cell>
          <table:table-cell office:value-type="string">
            <text:p>Waiting for Godot</text:p>
          </table:table-cell>
          <table:table-cell office:value-type="string">
            <text:p>Samuel Beckett</text:p>
          </table:table-cell>
        </table:table-row>
        <table:table-row>
          <table:table-cell office:value-type="string">
            <text:p>Cl000Bau01</text:p>
          </table:table-cell>
          <table:table-cell office:value-type="string">
            <text:p>CLASSIC</text:p>
          </table:table-cell>
          <table:table-cell office:value-type="string">
            <text:p>The Wizard of Oz</text:p>
          </table:table-cell>
          <table:table-cell office:value-type="string">
            <text:p>Lyman Frank Baum</text:p>
          </table:table-cell>
        </table:table-row>
        <table:table-row>
          <table:table-cell office:value-type="string">
            <text:p>Cl000Ba01</text:p>
          </table:table-cell>
          <table:table-cell office:value-type="string">
            <text:p>CLASSIC</text:p>
          </table:table-cell>
          <table:table-cell office:value-type="string">
            <text:p>Peter Pan</text:p>
          </table:table-cell>
          <table:table-cell office:value-type="string">
            <text:p>JM Barrie</text:p>
          </table:table-cell>
        </table:table-row>
        <table:table-row>
          <table:table-cell office:value-type="string">
            <text:p>Cl000Ce01</text:p>
          </table:table-cell>
          <table:table-cell office:value-type="string">
            <text:p>CLASSIC</text:p>
          </table:table-cell>
          <table:table-cell office:value-type="string">
            <text:p>Don Quixote</text:p>
          </table:table-cell>
          <table:table-cell office:value-type="string">
            <text:p>Cervantes</text:p>
          </table:table-cell>
        </table:table-row>
        <table:table-row>
          <table:table-cell office:value-type="string">
            <text:p>Cl000Ca01</text:p>
          </table:table-cell>
          <table:table-cell office:value-type="string">
            <text:p>CLASSIC</text:p>
          </table:table-cell>
          <table:table-cell office:value-type="string">
            <text:p>The Complete Stories of Lewis Carroll</text:p>
          </table:table-cell>
          <table:table-cell office:value-type="string">
            <text:p>Lewis Carroll</text:p>
          </table:table-cell>
        </table:table-row>
        <table:table-row>
          <table:table-cell office:value-type="string">
            <text:p>Cl000Ca02</text:p>
          </table:table-cell>
          <table:table-cell office:value-type="string">
            <text:p>CLASSIC</text:p>
          </table:table-cell>
          <table:table-cell office:value-type="string">
            <text:p>Alice in Wonderland</text:p>
          </table:table-cell>
          <table:table-cell office:value-type="string">
            <text:p>Lewis Carroll</text:p>
          </table:table-cell>
        </table:table-row>
        <table:table-row>
          <table:table-cell office:value-type="string">
            <text:p>Cl000Cal01</text:p>
          </table:table-cell>
          <table:table-cell office:value-type="string">
            <text:p>CLASSIC</text:p>
          </table:table-cell>
          <table:table-cell office:value-type="string">
            <text:p>Invisible Cities</text:p>
          </table:table-cell>
          <table:table-cell office:value-type="string">
            <text:p>Italo Calvino</text:p>
          </table:table-cell>
        </table:table-row>
        <table:table-row>
          <table:table-cell office:value-type="string">
            <text:p>Cl000Bur02</text:p>
          </table:table-cell>
          <table:table-cell office:value-type="string">
            <text:p>CLASSIC</text:p>
          </table:table-cell>
          <table:table-cell office:value-type="string">
            <text:p>The Secret Garden</text:p>
          </table:table-cell>
          <table:table-cell office:value-type="string">
            <text:p>Frances Hodgson Burnett</text:p>
          </table:table-cell>
        </table:table-row>
        <table:table-row>
          <table:table-cell office:value-type="string">
            <text:p>Cl000Bur01</text:p>
          </table:table-cell>
          <table:table-cell office:value-type="string">
            <text:p>CLASSIC</text:p>
          </table:table-cell>
          <table:table-cell office:value-type="string">
            <text:p>A Little Princess</text:p>
          </table:table-cell>
          <table:table-cell office:value-type="string">
            <text:p>Frances Hodgson Burnett</text:p>
          </table:table-cell>
        </table:table-row>
        <table:table-row>
          <table:table-cell office:value-type="string">
            <text:p>Cl000Bu01</text:p>
          </table:table-cell>
          <table:table-cell office:value-type="string">
            <text:p>CLASSIC</text:p>
          </table:table-cell>
          <table:table-cell office:value-type="string">
            <text:p>The Pilgrim's Progress</text:p>
          </table:table-cell>
          <table:table-cell office:value-type="string">
            <text:p>John Bunyan</text:p>
          </table:table-cell>
        </table:table-row>
        <table:table-row>
          <table:table-cell office:value-type="string">
            <text:p>Cl000Bu02</text:p>
          </table:table-cell>
          <table:table-cell office:value-type="string">
            <text:p>CLASSIC</text:p>
          </table:table-cell>
          <table:table-cell office:value-type="string">
            <text:p>The Pilgrim's Progress</text:p>
          </table:table-cell>
          <table:table-cell office:value-type="string">
            <text:p>John Bunyan</text:p>
          </table:table-cell>
        </table:table-row>
        <table:table-row>
          <table:table-cell office:value-type="string">
            <text:p>Cl000Bo03</text:p>
          </table:table-cell>
          <table:table-cell office:value-type="string">
            <text:p>CLASSIC</text:p>
          </table:table-cell>
          <table:table-cell office:value-type="string">
            <text:p>Fictions</text:p>
          </table:table-cell>
          <table:table-cell office:value-type="string">
            <text:p>Jorge Luis Borges</text:p>
          </table:table-cell>
        </table:table-row>
        <table:table-row>
          <table:table-cell office:value-type="string">
            <text:p>Cl000Bo02</text:p>
          </table:table-cell>
          <table:table-cell office:value-type="string">
            <text:p>CLASSIC</text:p>
          </table:table-cell>
          <table:table-cell office:value-type="string">
            <text:p>The Total Library</text:p>
          </table:table-cell>
          <table:table-cell office:value-type="string">
            <text:p>Jorge Luis Borges</text:p>
          </table:table-cell>
        </table:table-row>
        <table:table-row>
          <table:table-cell office:value-type="string">
            <text:p>Cl000BoRu04</text:p>
          </table:table-cell>
          <table:table-cell office:value-type="string">
            <text:p>CLASSIC</text:p>
          </table:table-cell>
          <table:table-cell office:value-type="string">
            <text:p>Love Among the Bookshelves</text:p>
          </table:table-cell>
          <table:table-cell office:value-type="string">
            <text:p>Ruskin Bond</text:p>
          </table:table-cell>
        </table:table-row>
        <table:table-row>
          <table:table-cell office:value-type="string">
            <text:p>Cl000Di01</text:p>
          </table:table-cell>
          <table:table-cell office:value-type="string">
            <text:p>CLASSIC</text:p>
          </table:table-cell>
          <table:table-cell office:value-type="string">
            <text:p>A Christmas Carol and The Chimes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Cl000De02</text:p>
          </table:table-cell>
          <table:table-cell office:value-type="string">
            <text:p>CLASSIC</text:p>
          </table:table-cell>
          <table:table-cell office:value-type="string">
            <text:p>Robinson Crusoe</text:p>
          </table:table-cell>
          <table:table-cell office:value-type="string">
            <text:p>Daniel Defoe</text:p>
          </table:table-cell>
        </table:table-row>
        <table:table-row>
          <table:table-cell office:value-type="string">
            <text:p>Cl000Da01</text:p>
          </table:table-cell>
          <table:table-cell office:value-type="string">
            <text:p>CLASSIC</text:p>
          </table:table-cell>
          <table:table-cell office:value-type="string">
            <text:p>The Origin of Species</text:p>
          </table:table-cell>
          <table:table-cell office:value-type="string">
            <text:p>Charles Darwin</text:p>
          </table:table-cell>
        </table:table-row>
        <table:table-row>
          <table:table-cell office:value-type="string">
            <text:p>Cl000Che02</text:p>
          </table:table-cell>
          <table:table-cell office:value-type="string">
            <text:p>CLASSIC</text:p>
          </table:table-cell>
          <table:table-cell office:value-type="string">
            <text:p>Selected Works Volume One: Stories</text:p>
          </table:table-cell>
          <table:table-cell office:value-type="string">
            <text:p>Anton Chekhov</text:p>
          </table:table-cell>
        </table:table-row>
        <table:table-row>
          <table:table-cell office:value-type="string">
            <text:p>Cl000De01</text:p>
          </table:table-cell>
          <table:table-cell office:value-type="string">
            <text:p>CLASSIC</text:p>
          </table:table-cell>
          <table:table-cell office:value-type="string">
            <text:p>The Adventures of Robinson Crusoe</text:p>
          </table:table-cell>
          <table:table-cell office:value-type="string">
            <text:p>Daniel Defoe</text:p>
          </table:table-cell>
        </table:table-row>
        <table:table-row>
          <table:table-cell office:value-type="string">
            <text:p>Cl000Coo01</text:p>
          </table:table-cell>
          <table:table-cell office:value-type="string">
            <text:p>CLASSIC</text:p>
          </table:table-cell>
          <table:table-cell office:value-type="string">
            <text:p>The Last of the Mohicans</text:p>
          </table:table-cell>
          <table:table-cell office:value-type="string">
            <text:p>James Fenimore Cooper</text:p>
          </table:table-cell>
        </table:table-row>
        <table:table-row>
          <table:table-cell office:value-type="string">
            <text:p>Cl000Coo03</text:p>
          </table:table-cell>
          <table:table-cell office:value-type="string">
            <text:p>CLASSIC</text:p>
          </table:table-cell>
          <table:table-cell office:value-type="string">
            <text:p>The Deerslayer</text:p>
          </table:table-cell>
          <table:table-cell office:value-type="string">
            <text:p>James Fenimore Cooper</text:p>
          </table:table-cell>
        </table:table-row>
        <table:table-row>
          <table:table-cell office:value-type="string">
            <text:p>Cl000Coo02</text:p>
          </table:table-cell>
          <table:table-cell office:value-type="string">
            <text:p>CLASSIC</text:p>
          </table:table-cell>
          <table:table-cell office:value-type="string">
            <text:p>The Deerslayer</text:p>
          </table:table-cell>
          <table:table-cell office:value-type="string">
            <text:p>James Fenimore Cooper</text:p>
          </table:table-cell>
        </table:table-row>
        <table:table-row>
          <table:table-cell office:value-type="string">
            <text:p>Cl000Co02</text:p>
          </table:table-cell>
          <table:table-cell office:value-type="string">
            <text:p>CLASSIC</text:p>
          </table:table-cell>
          <table:table-cell office:value-type="string">
            <text:p>Lord Jim</text:p>
          </table:table-cell>
          <table:table-cell office:value-type="string">
            <text:p>Joseph Conrad</text:p>
          </table:table-cell>
        </table:table-row>
        <table:table-row>
          <table:table-cell office:value-type="string">
            <text:p>Cl000Co01</text:p>
          </table:table-cell>
          <table:table-cell office:value-type="string">
            <text:p>CLASSIC</text:p>
          </table:table-cell>
          <table:table-cell office:value-type="string">
            <text:p>Under Western Eyes</text:p>
          </table:table-cell>
          <table:table-cell office:value-type="string">
            <text:p>Joseph Conrad</text:p>
          </table:table-cell>
        </table:table-row>
        <table:table-row>
          <table:table-cell office:value-type="string">
            <text:p>Cl000Col02</text:p>
          </table:table-cell>
          <table:table-cell office:value-type="string">
            <text:p>CLASSIC</text:p>
          </table:table-cell>
          <table:table-cell office:value-type="string">
            <text:p>The Moonstone</text:p>
          </table:table-cell>
          <table:table-cell office:value-type="string">
            <text:p>Wilkie Collins</text:p>
          </table:table-cell>
        </table:table-row>
        <table:table-row>
          <table:table-cell office:value-type="string">
            <text:p>Cl000Col01</text:p>
          </table:table-cell>
          <table:table-cell office:value-type="string">
            <text:p>CLASSIC</text:p>
          </table:table-cell>
          <table:table-cell office:value-type="string">
            <text:p>The Moonstone</text:p>
          </table:table-cell>
          <table:table-cell office:value-type="string">
            <text:p>Wilkie Collins</text:p>
          </table:table-cell>
        </table:table-row>
        <table:table-row>
          <table:table-cell office:value-type="string">
            <text:p>Cl000Cl01</text:p>
          </table:table-cell>
          <table:table-cell office:value-type="string">
            <text:p>CLASSIC</text:p>
          </table:table-cell>
          <table:table-cell office:value-type="string">
            <text:p>On War</text:p>
          </table:table-cell>
          <table:table-cell office:value-type="string">
            <text:p>Carl von Clauzewitz</text:p>
          </table:table-cell>
        </table:table-row>
        <table:table-row>
          <table:table-cell office:value-type="string">
            <text:p>Cl000Ch01</text:p>
          </table:table-cell>
          <table:table-cell office:value-type="string">
            <text:p>CLASSIC</text:p>
          </table:table-cell>
          <table:table-cell office:value-type="string">
            <text:p>Devdas and Other Stories</text:p>
          </table:table-cell>
          <table:table-cell office:value-type="string">
            <text:p>Sarat Chandra Chattopadhyay</text:p>
          </table:table-cell>
        </table:table-row>
        <table:table-row>
          <table:table-cell office:value-type="string">
            <text:p>Cl000Di14</text:p>
          </table:table-cell>
          <table:table-cell office:value-type="string">
            <text:p>CLASSIC</text:p>
          </table:table-cell>
          <table:table-cell office:value-type="string">
            <text:p>Bleak House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Cl000Di15</text:p>
          </table:table-cell>
          <table:table-cell office:value-type="string">
            <text:p>CLASSIC</text:p>
          </table:table-cell>
          <table:table-cell office:value-type="string">
            <text:p>Bleak House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Cl000Fll01</text:p>
          </table:table-cell>
          <table:table-cell office:value-type="string">
            <text:p>CLASSIC</text:p>
          </table:table-cell>
          <table:table-cell office:value-type="string">
            <text:p>Casanova</text:p>
          </table:table-cell>
          <table:table-cell office:value-type="string">
            <text:p>Lydia Flem</text:p>
          </table:table-cell>
        </table:table-row>
        <table:table-row>
          <table:table-cell office:value-type="string">
            <text:p>Cl000Di03</text:p>
          </table:table-cell>
          <table:table-cell office:value-type="string">
            <text:p>CLASSIC</text:p>
          </table:table-cell>
          <table:table-cell office:value-type="string">
            <text:p>The Pickwick papers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Cl000Di12</text:p>
          </table:table-cell>
          <table:table-cell office:value-type="string">
            <text:p>CLASSIC</text:p>
          </table:table-cell>
          <table:table-cell office:value-type="string">
            <text:p>Martin Chuzzlewit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Cl000Di01</text:p>
          </table:table-cell>
          <table:table-cell office:value-type="string">
            <text:p>CLASSIC</text:p>
          </table:table-cell>
          <table:table-cell office:value-type="string">
            <text:p>The Mystery of Edwin Drood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Cl000Di08.1</text:p>
          </table:table-cell>
          <table:table-cell office:value-type="string">
            <text:p>CLASSIC</text:p>
          </table:table-cell>
          <table:table-cell office:value-type="string">
            <text:p>Great Expectations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Cl000Do05</text:p>
          </table:table-cell>
          <table:table-cell office:value-type="string">
            <text:p>CLASSIC</text:p>
          </table:table-cell>
          <table:table-cell office:value-type="string">
            <text:p>The Devils</text:p>
          </table:table-cell>
          <table:table-cell office:value-type="string">
            <text:p>Fyodor Dostoyevsky</text:p>
          </table:table-cell>
        </table:table-row>
        <table:table-row>
          <table:table-cell office:value-type="string">
            <text:p>Cl000Do02</text:p>
          </table:table-cell>
          <table:table-cell office:value-type="string">
            <text:p>CLASSIC</text:p>
          </table:table-cell>
          <table:table-cell office:value-type="string">
            <text:p>the Eternal Husband and Other Stories</text:p>
          </table:table-cell>
          <table:table-cell office:value-type="string">
            <text:p>Fyodor Dostoyevsky</text:p>
          </table:table-cell>
        </table:table-row>
        <table:table-row>
          <table:table-cell office:value-type="string">
            <text:p>Cl000Do09</text:p>
          </table:table-cell>
          <table:table-cell office:value-type="string">
            <text:p>CLASSIC</text:p>
          </table:table-cell>
          <table:table-cell office:value-type="string">
            <text:p>Notes from Underground</text:p>
          </table:table-cell>
          <table:table-cell office:value-type="string">
            <text:p>Fyodor Dostoyevsky</text:p>
          </table:table-cell>
        </table:table-row>
        <table:table-row>
          <table:table-cell office:value-type="string">
            <text:p>Cl000Do06</text:p>
          </table:table-cell>
          <table:table-cell office:value-type="string">
            <text:p>CLASSIC</text:p>
          </table:table-cell>
          <table:table-cell office:value-type="string">
            <text:p>The Idiot</text:p>
          </table:table-cell>
          <table:table-cell office:value-type="string">
            <text:p>Fyodor Dostoyevsky</text:p>
          </table:table-cell>
        </table:table-row>
        <table:table-row>
          <table:table-cell office:value-type="string">
            <text:p>Cl000Di08</text:p>
          </table:table-cell>
          <table:table-cell office:value-type="string">
            <text:p>CLASSIC</text:p>
          </table:table-cell>
          <table:table-cell office:value-type="string">
            <text:p>Great Expectations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Cl000Di05</text:p>
          </table:table-cell>
          <table:table-cell office:value-type="string">
            <text:p>CLASSIC</text:p>
          </table:table-cell>
          <table:table-cell office:value-type="string">
            <text:p>Oliver Twist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Cl000Di04</text:p>
          </table:table-cell>
          <table:table-cell office:value-type="string">
            <text:p>CLASSIC</text:p>
          </table:table-cell>
          <table:table-cell office:value-type="string">
            <text:p>David Copperfield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Cl000Du03</text:p>
          </table:table-cell>
          <table:table-cell office:value-type="string">
            <text:p>CLASSIC</text:p>
          </table:table-cell>
          <table:table-cell office:value-type="string">
            <text:p>The Count of Monte Cristo</text:p>
          </table:table-cell>
          <table:table-cell office:value-type="string">
            <text:p>Alexandre Dumas</text:p>
          </table:table-cell>
        </table:table-row>
        <table:table-row>
          <table:table-cell office:value-type="string">
            <text:p>Cl000Du04</text:p>
          </table:table-cell>
          <table:table-cell office:value-type="string">
            <text:p>CLASSIC</text:p>
          </table:table-cell>
          <table:table-cell office:value-type="string">
            <text:p>The Three Musketeers</text:p>
          </table:table-cell>
          <table:table-cell office:value-type="string">
            <text:p>Alexandre Dumas</text:p>
          </table:table-cell>
        </table:table-row>
        <table:table-row>
          <table:table-cell office:value-type="string">
            <text:p>Cl000Du02</text:p>
          </table:table-cell>
          <table:table-cell office:value-type="string">
            <text:p>CLASSIC</text:p>
          </table:table-cell>
          <table:table-cell office:value-type="string">
            <text:p>The Count of Monte Cristo</text:p>
          </table:table-cell>
          <table:table-cell office:value-type="string">
            <text:p>Alexandre Dumas</text:p>
          </table:table-cell>
        </table:table-row>
        <table:table-row>
          <table:table-cell office:value-type="string">
            <text:p>Cl000Du01</text:p>
          </table:table-cell>
          <table:table-cell office:value-type="string">
            <text:p>CLASSIC</text:p>
          </table:table-cell>
          <table:table-cell office:value-type="string">
            <text:p>The Three Musketeers and The Black Tulip</text:p>
          </table:table-cell>
          <table:table-cell office:value-type="string">
            <text:p>Alexandre Dumas</text:p>
          </table:table-cell>
        </table:table-row>
        <table:table-row>
          <table:table-cell office:value-type="string">
            <text:p>Cl000Dy01</text:p>
          </table:table-cell>
          <table:table-cell office:value-type="string">
            <text:p>CLASSIC</text:p>
          </table:table-cell>
          <table:table-cell office:value-type="string">
            <text:p>The Lost World</text:p>
          </table:table-cell>
          <table:table-cell office:value-type="string">
            <text:p>Arthur Conan Doyle</text:p>
          </table:table-cell>
        </table:table-row>
        <table:table-row>
          <table:table-cell office:value-type="string">
            <text:p>Cl000Dy02</text:p>
          </table:table-cell>
          <table:table-cell office:value-type="string">
            <text:p>CLASSIC</text:p>
          </table:table-cell>
          <table:table-cell office:value-type="string">
            <text:p>The Lost World and Other Stories</text:p>
          </table:table-cell>
          <table:table-cell office:value-type="string">
            <text:p>Arthur Conan Doyle</text:p>
          </table:table-cell>
        </table:table-row>
        <table:table-row>
          <table:table-cell office:value-type="string">
            <text:p>Cl000Fi02</text:p>
          </table:table-cell>
          <table:table-cell office:value-type="string">
            <text:p>CLASSIC</text:p>
          </table:table-cell>
          <table:table-cell office:value-type="string">
            <text:p>The Great Gatsby</text:p>
          </table:table-cell>
          <table:table-cell office:value-type="string">
            <text:p>F. Scott Fitzgerald</text:p>
          </table:table-cell>
        </table:table-row>
        <table:table-row>
          <table:table-cell office:value-type="string">
            <text:p>Cl000Fie01</text:p>
          </table:table-cell>
          <table:table-cell office:value-type="string">
            <text:p>CLASSIC</text:p>
          </table:table-cell>
          <table:table-cell office:value-type="string">
            <text:p>Tom Jones</text:p>
          </table:table-cell>
          <table:table-cell office:value-type="string">
            <text:p>Henry Fielding</text:p>
          </table:table-cell>
        </table:table-row>
        <table:table-row>
          <table:table-cell office:value-type="string">
            <text:p>Cl000Fa01</text:p>
          </table:table-cell>
          <table:table-cell office:value-type="string">
            <text:p>CLASSIC</text:p>
          </table:table-cell>
          <table:table-cell office:value-type="string">
            <text:p>Moonfleet</text:p>
          </table:table-cell>
          <table:table-cell office:value-type="string">
            <text:p>JM Falkner</text:p>
          </table:table-cell>
        </table:table-row>
        <table:table-row>
          <table:table-cell office:value-type="string">
            <text:p>Cl000Sai102</text:p>
          </table:table-cell>
          <table:table-cell office:value-type="string">
            <text:p>CLASSIC</text:p>
          </table:table-cell>
          <table:table-cell office:value-type="string">
            <text:p>The Little Prince</text:p>
          </table:table-cell>
          <table:table-cell office:value-type="string">
            <text:p>Antoine de Saint Exupery</text:p>
          </table:table-cell>
        </table:table-row>
        <table:table-row>
          <table:table-cell office:value-type="string">
            <text:p>Cl000Sai101</text:p>
          </table:table-cell>
          <table:table-cell office:value-type="string">
            <text:p>CLASSIC</text:p>
          </table:table-cell>
          <table:table-cell office:value-type="string">
            <text:p>The Little Prince</text:p>
          </table:table-cell>
          <table:table-cell office:value-type="string">
            <text:p>Antoine de Saint Exupery</text:p>
          </table:table-cell>
        </table:table-row>
        <table:table-row>
          <table:table-cell office:value-type="string">
            <text:p>Cl000El104</text:p>
          </table:table-cell>
          <table:table-cell office:value-type="string">
            <text:p>CLASSIC</text:p>
          </table:table-cell>
          <table:table-cell office:value-type="string">
            <text:p>Silas Marner</text:p>
          </table:table-cell>
          <table:table-cell office:value-type="string">
            <text:p>George Eliot</text:p>
          </table:table-cell>
        </table:table-row>
        <table:table-row>
          <table:table-cell office:value-type="string">
            <text:p>Cl000El04</text:p>
          </table:table-cell>
          <table:table-cell office:value-type="string">
            <text:p>CLASSIC</text:p>
          </table:table-cell>
          <table:table-cell office:value-type="string">
            <text:p>Silas Marner</text:p>
          </table:table-cell>
          <table:table-cell office:value-type="string">
            <text:p>George Eliot</text:p>
          </table:table-cell>
        </table:table-row>
        <table:table-row>
          <table:table-cell office:value-type="string">
            <text:p>Cl000El03</text:p>
          </table:table-cell>
          <table:table-cell office:value-type="string">
            <text:p>CLASSIC</text:p>
          </table:table-cell>
          <table:table-cell office:value-type="string">
            <text:p>Felix Holt, The Radical</text:p>
          </table:table-cell>
          <table:table-cell office:value-type="string">
            <text:p>George Eliot</text:p>
          </table:table-cell>
        </table:table-row>
        <table:table-row>
          <table:table-cell office:value-type="string">
            <text:p>Cl000El01</text:p>
          </table:table-cell>
          <table:table-cell office:value-type="string">
            <text:p>CLASSIC</text:p>
          </table:table-cell>
          <table:table-cell office:value-type="string">
            <text:p>Middlemarch</text:p>
          </table:table-cell>
          <table:table-cell office:value-type="string">
            <text:p>George Eliot</text:p>
          </table:table-cell>
        </table:table-row>
        <table:table-row>
          <table:table-cell office:value-type="string">
            <text:p>Cl000El02</text:p>
          </table:table-cell>
          <table:table-cell office:value-type="string">
            <text:p>CLASSIC</text:p>
          </table:table-cell>
          <table:table-cell office:value-type="string">
            <text:p>Mill on the Floss</text:p>
          </table:table-cell>
          <table:table-cell office:value-type="string">
            <text:p>George Eliot</text:p>
          </table:table-cell>
        </table:table-row>
        <table:table-row>
          <table:table-cell office:value-type="string">
            <text:p>Cl000GrKe01</text:p>
          </table:table-cell>
          <table:table-cell office:value-type="string">
            <text:p>CLASSIC</text:p>
          </table:table-cell>
          <table:table-cell office:value-type="string">
            <text:p>The Wind in the Willows</text:p>
          </table:table-cell>
          <table:table-cell office:value-type="string">
            <text:p>Kenneth Grahame</text:p>
          </table:table-cell>
        </table:table-row>
        <table:table-row>
          <table:table-cell office:value-type="string">
            <text:p>Cl000Gr01</text:p>
          </table:table-cell>
          <table:table-cell office:value-type="string">
            <text:p>CLASSIC</text:p>
          </table:table-cell>
          <table:table-cell office:value-type="string">
            <text:p>The Wind in the Willows</text:p>
          </table:table-cell>
          <table:table-cell office:value-type="string">
            <text:p>Kenneth Grahame</text:p>
          </table:table-cell>
        </table:table-row>
        <table:table-row>
          <table:table-cell office:value-type="string">
            <text:p>Cl000Go03</text:p>
          </table:table-cell>
          <table:table-cell office:value-type="string">
            <text:p>CLASSIC</text:p>
          </table:table-cell>
          <table:table-cell office:value-type="string">
            <text:p>Enemies</text:p>
          </table:table-cell>
          <table:table-cell office:value-type="string">
            <text:p>Maxim Gorky</text:p>
          </table:table-cell>
        </table:table-row>
        <table:table-row>
          <table:table-cell office:value-type="string">
            <text:p>Cl000Go02</text:p>
          </table:table-cell>
          <table:table-cell office:value-type="string">
            <text:p>CLASSIC</text:p>
          </table:table-cell>
          <table:table-cell office:value-type="string">
            <text:p>My Apprenticeship</text:p>
          </table:table-cell>
          <table:table-cell office:value-type="string">
            <text:p>Maxim Gorky</text:p>
          </table:table-cell>
        </table:table-row>
        <table:table-row>
          <table:table-cell office:value-type="string">
            <text:p>Cl000Go01</text:p>
          </table:table-cell>
          <table:table-cell office:value-type="string">
            <text:p>CLASSIC</text:p>
          </table:table-cell>
          <table:table-cell office:value-type="string">
            <text:p>A Book of Stories</text:p>
          </table:table-cell>
          <table:table-cell office:value-type="string">
            <text:p>Maxim Gorky</text:p>
          </table:table-cell>
        </table:table-row>
        <table:table-row>
          <table:table-cell office:value-type="string">
            <text:p>Cl000Gol01</text:p>
          </table:table-cell>
          <table:table-cell office:value-type="string">
            <text:p>CLASSIC</text:p>
          </table:table-cell>
          <table:table-cell office:value-type="string">
            <text:p>The Vicar of Wakefield</text:p>
          </table:table-cell>
          <table:table-cell office:value-type="string">
            <text:p>Oliver Goldsmith</text:p>
          </table:table-cell>
        </table:table-row>
        <table:table-row>
          <table:table-cell office:value-type="string">
            <text:p>Cl000Gol02</text:p>
          </table:table-cell>
          <table:table-cell office:value-type="string">
            <text:p>CLASSIC</text:p>
          </table:table-cell>
          <table:table-cell office:value-type="string">
            <text:p>The Vicar of Wakefield</text:p>
          </table:table-cell>
          <table:table-cell office:value-type="string">
            <text:p>Oliver Goldsmith</text:p>
          </table:table-cell>
        </table:table-row>
        <table:table-row>
          <table:table-cell office:value-type="string">
            <text:p>Cl000Goe01</text:p>
          </table:table-cell>
          <table:table-cell office:value-type="string">
            <text:p>CLASSIC</text:p>
          </table:table-cell>
          <table:table-cell office:value-type="string">
            <text:p>Faust- Part One</text:p>
          </table:table-cell>
          <table:table-cell office:value-type="string">
            <text:p>Johann Wolfgang von Goethe</text:p>
          </table:table-cell>
        </table:table-row>
        <table:table-row>
          <table:table-cell office:value-type="string">
            <text:p>Cl000Gi02</text:p>
          </table:table-cell>
          <table:table-cell office:value-type="string">
            <text:p>CLASSIC</text:p>
          </table:table-cell>
          <table:table-cell office:value-type="string">
            <text:p>The Vatican Cellars</text:p>
          </table:table-cell>
          <table:table-cell office:value-type="string">
            <text:p>Andre Gide</text:p>
          </table:table-cell>
        </table:table-row>
        <table:table-row>
          <table:table-cell office:value-type="string">
            <text:p>Cl000Gi01</text:p>
          </table:table-cell>
          <table:table-cell office:value-type="string">
            <text:p>CLASSIC</text:p>
          </table:table-cell>
          <table:table-cell office:value-type="string">
            <text:p>The Immoralist</text:p>
          </table:table-cell>
          <table:table-cell office:value-type="string">
            <text:p>Andre Gide</text:p>
          </table:table-cell>
        </table:table-row>
        <table:table-row>
          <table:table-cell office:value-type="string">
            <text:p>Cl000Gi06</text:p>
          </table:table-cell>
          <table:table-cell office:value-type="string">
            <text:p>CLASSIC</text:p>
          </table:table-cell>
          <table:table-cell office:value-type="string">
            <text:p>The Broken Wings</text:p>
          </table:table-cell>
          <table:table-cell office:value-type="string">
            <text:p>Kahlil Gibran</text:p>
          </table:table-cell>
        </table:table-row>
        <table:table-row>
          <table:table-cell office:value-type="string">
            <text:p>Cl000Ge01</text:p>
          </table:table-cell>
          <table:table-cell office:value-type="string">
            <text:p>CLASSIC</text:p>
          </table:table-cell>
          <table:table-cell office:value-type="string">
            <text:p>Miracle of the Rose</text:p>
          </table:table-cell>
          <table:table-cell office:value-type="string">
            <text:p>Jean Genet</text:p>
          </table:table-cell>
        </table:table-row>
        <table:table-row>
          <table:table-cell office:value-type="string">
            <text:p>Cl000Ga01</text:p>
          </table:table-cell>
          <table:table-cell office:value-type="string">
            <text:p>CLASSIC</text:p>
          </table:table-cell>
          <table:table-cell office:value-type="string">
            <text:p>The Man of Property</text:p>
          </table:table-cell>
          <table:table-cell office:value-type="string">
            <text:p>John Galsworthy</text:p>
          </table:table-cell>
        </table:table-row>
        <table:table-row>
          <table:table-cell office:value-type="string">
            <text:p>Cl000Fo01</text:p>
          </table:table-cell>
          <table:table-cell office:value-type="string">
            <text:p>CLASSIC</text:p>
          </table:table-cell>
          <table:table-cell office:value-type="string">
            <text:p>A Passage to India</text:p>
          </table:table-cell>
          <table:table-cell office:value-type="string">
            <text:p>EM Forster</text:p>
          </table:table-cell>
        </table:table-row>
        <table:table-row>
          <table:table-cell office:value-type="string">
            <text:p>Cl000Fo02</text:p>
          </table:table-cell>
          <table:table-cell office:value-type="string">
            <text:p>CLASSIC</text:p>
          </table:table-cell>
          <table:table-cell office:value-type="string">
            <text:p>A Room with a View</text:p>
          </table:table-cell>
          <table:table-cell office:value-type="string">
            <text:p>EM Forster</text:p>
          </table:table-cell>
        </table:table-row>
        <table:table-row>
          <table:table-cell office:value-type="string">
            <text:p>Cl000Fo03</text:p>
          </table:table-cell>
          <table:table-cell office:value-type="string">
            <text:p>CLASSIC</text:p>
          </table:table-cell>
          <table:table-cell office:value-type="string">
            <text:p>A Room with a View</text:p>
          </table:table-cell>
          <table:table-cell office:value-type="string">
            <text:p>EM Forster</text:p>
          </table:table-cell>
        </table:table-row>
        <table:table-row>
          <table:table-cell office:value-type="string">
            <text:p>Cl000For01</text:p>
          </table:table-cell>
          <table:table-cell office:value-type="string">
            <text:p>CLASSIC</text:p>
          </table:table-cell>
          <table:table-cell office:value-type="string">
            <text:p>The Naval War of 1812</text:p>
          </table:table-cell>
          <table:table-cell office:value-type="string">
            <text:p>CS Forester</text:p>
          </table:table-cell>
        </table:table-row>
        <table:table-row>
          <table:table-cell office:value-type="string">
            <text:p>Cl000Fl03</text:p>
          </table:table-cell>
          <table:table-cell office:value-type="string">
            <text:p>CLASSIC</text:p>
          </table:table-cell>
          <table:table-cell office:value-type="string">
            <text:p>Madame Bovary</text:p>
          </table:table-cell>
          <table:table-cell office:value-type="string">
            <text:p>Gustave Flaubert</text:p>
          </table:table-cell>
        </table:table-row>
        <table:table-row>
          <table:table-cell office:value-type="string">
            <text:p>Cl000Fl02</text:p>
          </table:table-cell>
          <table:table-cell office:value-type="string">
            <text:p>CLASSIC</text:p>
          </table:table-cell>
          <table:table-cell office:value-type="string">
            <text:p>Madame Bovary</text:p>
          </table:table-cell>
          <table:table-cell office:value-type="string">
            <text:p>Gustave Flaubert</text:p>
          </table:table-cell>
        </table:table-row>
        <table:table-row>
          <table:table-cell office:value-type="string">
            <text:p>Cl000Fl01</text:p>
          </table:table-cell>
          <table:table-cell office:value-type="string">
            <text:p>CLASSIC</text:p>
          </table:table-cell>
          <table:table-cell office:value-type="string">
            <text:p>Madame Bovary</text:p>
          </table:table-cell>
          <table:table-cell office:value-type="string">
            <text:p>Gustave Flaubert</text:p>
          </table:table-cell>
        </table:table-row>
        <table:table-row>
          <table:table-cell office:value-type="string">
            <text:p>Cl000Fi03</text:p>
          </table:table-cell>
          <table:table-cell office:value-type="string">
            <text:p>CLASSIC</text:p>
          </table:table-cell>
          <table:table-cell office:value-type="string">
            <text:p>The Great Gatsby</text:p>
          </table:table-cell>
          <table:table-cell office:value-type="string">
            <text:p>F. Scott Fitzgerald</text:p>
          </table:table-cell>
        </table:table-row>
        <table:table-row>
          <table:table-cell office:value-type="string">
            <text:p>Cl000FiSc01</text:p>
          </table:table-cell>
          <table:table-cell office:value-type="string">
            <text:p>CLASSIC</text:p>
          </table:table-cell>
          <table:table-cell office:value-type="string">
            <text:p>This Side of Paradise</text:p>
          </table:table-cell>
          <table:table-cell office:value-type="string">
            <text:p>F. Scott Fitzgerald</text:p>
          </table:table-cell>
        </table:table-row>
        <table:table-row>
          <table:table-cell office:value-type="string">
            <text:p>Cl000ManT03</text:p>
          </table:table-cell>
          <table:table-cell office:value-type="string">
            <text:p>CLASSIC</text:p>
          </table:table-cell>
          <table:table-cell office:value-type="string">
            <text:p>The Magic Mountain</text:p>
          </table:table-cell>
          <table:table-cell office:value-type="string">
            <text:p>Thomas Mann</text:p>
          </table:table-cell>
        </table:table-row>
        <table:table-row>
          <table:table-cell office:value-type="string">
            <text:p>Cl000ManT02</text:p>
          </table:table-cell>
          <table:table-cell office:value-type="string">
            <text:p>CLASSIC</text:p>
          </table:table-cell>
          <table:table-cell office:value-type="string">
            <text:p>Joseph and His Brothers</text:p>
          </table:table-cell>
          <table:table-cell office:value-type="string">
            <text:p>Thomas Mann</text:p>
          </table:table-cell>
        </table:table-row>
        <table:table-row>
          <table:table-cell office:value-type="string">
            <text:p>Cl000ManT01</text:p>
          </table:table-cell>
          <table:table-cell office:value-type="string">
            <text:p>CLASSIC</text:p>
          </table:table-cell>
          <table:table-cell office:value-type="string">
            <text:p>Little Herr Friedmann and Other Stories</text:p>
          </table:table-cell>
          <table:table-cell office:value-type="string">
            <text:p>Thomas Mann</text:p>
          </table:table-cell>
        </table:table-row>
        <table:table-row>
          <table:table-cell office:value-type="string">
            <text:p>Cl000MaAl01</text:p>
          </table:table-cell>
          <table:table-cell office:value-type="string">
            <text:p>CLASSIC</text:p>
          </table:table-cell>
          <table:table-cell office:value-type="string">
            <text:p>Man's Estate</text:p>
          </table:table-cell>
          <table:table-cell office:value-type="string">
            <text:p>Andre Malraux</text:p>
          </table:table-cell>
        </table:table-row>
        <table:table-row>
          <table:table-cell office:value-type="string">
            <text:p>Cl000Mal01</text:p>
          </table:table-cell>
          <table:table-cell office:value-type="string">
            <text:p>CLASSIC</text:p>
          </table:table-cell>
          <table:table-cell office:value-type="string">
            <text:p>King Arthur and the Knights of the Round Table</text:p>
          </table:table-cell>
          <table:table-cell office:value-type="string">
            <text:p>Thomas Malory</text:p>
          </table:table-cell>
        </table:table-row>
        <table:table-row>
          <table:table-cell office:value-type="string">
            <text:p>Cl000Mac01</text:p>
          </table:table-cell>
          <table:table-cell office:value-type="string">
            <text:p>CLASSIC</text:p>
          </table:table-cell>
          <table:table-cell office:value-type="string">
            <text:p>The Prince</text:p>
          </table:table-cell>
          <table:table-cell office:value-type="string">
            <text:p>Niccolo Machiavelli</text:p>
          </table:table-cell>
        </table:table-row>
        <table:table-row>
          <table:table-cell office:value-type="string">
            <text:p>Cl000Mac02</text:p>
          </table:table-cell>
          <table:table-cell office:value-type="string">
            <text:p>CLASSIC</text:p>
          </table:table-cell>
          <table:table-cell office:value-type="string">
            <text:p>The Portable Machiavelli</text:p>
          </table:table-cell>
          <table:table-cell office:value-type="string">
            <text:p>Niccolo Machiavelli</text:p>
          </table:table-cell>
        </table:table-row>
        <table:table-row>
          <table:table-cell office:value-type="string">
            <text:p>Cl000Ga01</text:p>
          </table:table-cell>
          <table:table-cell office:value-type="string">
            <text:p>CLASSIC</text:p>
          </table:table-cell>
          <table:table-cell office:value-type="string">
            <text:p>The Mabinogion</text:p>
          </table:table-cell>
          <table:table-cell office:value-type="string">
            <text:p>Jeffrey Gantz</text:p>
          </table:table-cell>
        </table:table-row>
        <table:table-row>
          <table:table-cell office:value-type="string">
            <text:p>Cl000Le01</text:p>
          </table:table-cell>
          <table:table-cell office:value-type="string">
            <text:p>CLASSIC</text:p>
          </table:table-cell>
          <table:table-cell office:value-type="string">
            <text:p>The Phantom of the Opera</text:p>
          </table:table-cell>
          <table:table-cell office:value-type="string">
            <text:p>Gaston Leroux</text:p>
          </table:table-cell>
        </table:table-row>
        <table:table-row>
          <table:table-cell office:value-type="string">
            <text:p>Cl000Lee02</text:p>
          </table:table-cell>
          <table:table-cell office:value-type="string">
            <text:p>CLASSIC</text:p>
          </table:table-cell>
          <table:table-cell office:value-type="string">
            <text:p>To Kill a Mockingbird</text:p>
          </table:table-cell>
          <table:table-cell office:value-type="string">
            <text:p>Harper Lee</text:p>
          </table:table-cell>
        </table:table-row>
        <table:table-row>
          <table:table-cell office:value-type="string">
            <text:p>Cl000Au06</text:p>
          </table:table-cell>
          <table:table-cell office:value-type="string">
            <text:p>CLASSIC</text:p>
          </table:table-cell>
          <table:table-cell office:value-type="string">
            <text:p>Emma</text:p>
          </table:table-cell>
          <table:table-cell office:value-type="string">
            <text:p>Jane Austen</text:p>
          </table:table-cell>
        </table:table-row>
        <table:table-row>
          <table:table-cell office:value-type="string">
            <text:p>Cl000Law02</text:p>
          </table:table-cell>
          <table:table-cell office:value-type="string">
            <text:p>CLASSIC</text:p>
          </table:table-cell>
          <table:table-cell office:value-type="string">
            <text:p>Lady Chatterley's Lover</text:p>
          </table:table-cell>
          <table:table-cell office:value-type="string">
            <text:p>DH Lawrence</text:p>
          </table:table-cell>
        </table:table-row>
        <table:table-row>
          <table:table-cell office:value-type="string">
            <text:p>Cl000Law01</text:p>
          </table:table-cell>
          <table:table-cell office:value-type="string">
            <text:p>CLASSIC</text:p>
          </table:table-cell>
          <table:table-cell office:value-type="string">
            <text:p>Lady Chatterley's Lover</text:p>
          </table:table-cell>
          <table:table-cell office:value-type="string">
            <text:p>DH Lawrence</text:p>
          </table:table-cell>
        </table:table-row>
        <table:table-row>
          <table:table-cell office:value-type="string">
            <text:p>Cl000Law03</text:p>
          </table:table-cell>
          <table:table-cell office:value-type="string">
            <text:p>CLASSIC</text:p>
          </table:table-cell>
          <table:table-cell office:value-type="string">
            <text:p>Lady Chatterley's Lover</text:p>
          </table:table-cell>
          <table:table-cell office:value-type="string">
            <text:p>DH Lawrence</text:p>
          </table:table-cell>
        </table:table-row>
        <table:table-row>
          <table:table-cell office:value-type="string">
            <text:p>Cl000Law04</text:p>
          </table:table-cell>
          <table:table-cell office:value-type="string">
            <text:p>CLASSIC</text:p>
          </table:table-cell>
          <table:table-cell office:value-type="string">
            <text:p>Lady Chatterley's Lover</text:p>
          </table:table-cell>
          <table:table-cell office:value-type="string">
            <text:p>DH Lawrence</text:p>
          </table:table-cell>
        </table:table-row>
        <table:table-row>
          <table:table-cell office:value-type="string">
            <text:p>Cl000La01</text:p>
          </table:table-cell>
          <table:table-cell office:value-type="string">
            <text:p>CLASSIC</text:p>
          </table:table-cell>
          <table:table-cell office:value-type="string">
            <text:p>Dangerous Liasons</text:p>
          </table:table-cell>
          <table:table-cell office:value-type="string">
            <text:p>Laclos</text:p>
          </table:table-cell>
        </table:table-row>
        <table:table-row>
          <table:table-cell office:value-type="string">
            <text:p>Cl000La03</text:p>
          </table:table-cell>
          <table:table-cell office:value-type="string">
            <text:p>CLASSIC</text:p>
          </table:table-cell>
          <table:table-cell office:value-type="string">
            <text:p>Dangerous Liasons</text:p>
          </table:table-cell>
          <table:table-cell office:value-type="string">
            <text:p>Laclos</text:p>
          </table:table-cell>
        </table:table-row>
        <table:table-row>
          <table:table-cell office:value-type="string">
            <text:p>Cl000Ma17</text:p>
          </table:table-cell>
          <table:table-cell office:value-type="string">
            <text:p>CLASSIC</text:p>
          </table:table-cell>
          <table:table-cell office:value-type="string">
            <text:p>The Razor's Edge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19</text:p>
          </table:table-cell>
          <table:table-cell office:value-type="string">
            <text:p>CLASSIC</text:p>
          </table:table-cell>
          <table:table-cell office:value-type="string">
            <text:p>Of Human Bondage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01</text:p>
          </table:table-cell>
          <table:table-cell office:value-type="string">
            <text:p>CLASSIC</text:p>
          </table:table-cell>
          <table:table-cell office:value-type="string">
            <text:p>Of Human Bondage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03</text:p>
          </table:table-cell>
          <table:table-cell office:value-type="string">
            <text:p>CLASSIC</text:p>
          </table:table-cell>
          <table:table-cell office:value-type="string">
            <text:p>Of Human Bondage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04</text:p>
          </table:table-cell>
          <table:table-cell office:value-type="string">
            <text:p>CLASSIC</text:p>
          </table:table-cell>
          <table:table-cell office:value-type="string">
            <text:p>Mrs. Craddock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02</text:p>
          </table:table-cell>
          <table:table-cell office:value-type="string">
            <text:p>CLASSIC</text:p>
          </table:table-cell>
          <table:table-cell office:value-type="string">
            <text:p>Of Human Bondage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08</text:p>
          </table:table-cell>
          <table:table-cell office:value-type="string">
            <text:p>CLASSIC</text:p>
          </table:table-cell>
          <table:table-cell office:value-type="string">
            <text:p>Ten Novels and Their Authors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05</text:p>
          </table:table-cell>
          <table:table-cell office:value-type="string">
            <text:p>CLASSIC</text:p>
          </table:table-cell>
          <table:table-cell office:value-type="string">
            <text:p>Points of View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11</text:p>
          </table:table-cell>
          <table:table-cell office:value-type="string">
            <text:p>CLASSIC</text:p>
          </table:table-cell>
          <table:table-cell office:value-type="string">
            <text:p>Christmas Holiday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07</text:p>
          </table:table-cell>
          <table:table-cell office:value-type="string">
            <text:p>CLASSIC</text:p>
          </table:table-cell>
          <table:table-cell office:value-type="string">
            <text:p>The Magician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15</text:p>
          </table:table-cell>
          <table:table-cell office:value-type="string">
            <text:p>CLASSIC</text:p>
          </table:table-cell>
          <table:table-cell office:value-type="string">
            <text:p>Don Fernando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10</text:p>
          </table:table-cell>
          <table:table-cell office:value-type="string">
            <text:p>CLASSIC</text:p>
          </table:table-cell>
          <table:table-cell office:value-type="string">
            <text:p>The Gentleman in the Parlour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18</text:p>
          </table:table-cell>
          <table:table-cell office:value-type="string">
            <text:p>CLASSIC</text:p>
          </table:table-cell>
          <table:table-cell office:value-type="string">
            <text:p>Short Stories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12</text:p>
          </table:table-cell>
          <table:table-cell office:value-type="string">
            <text:p>CLASSIC</text:p>
          </table:table-cell>
          <table:table-cell office:value-type="string">
            <text:p>Up at the Villa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n01</text:p>
          </table:table-cell>
          <table:table-cell office:value-type="string">
            <text:p>CLASSIC</text:p>
          </table:table-cell>
          <table:table-cell office:value-type="string">
            <text:p>In a German Pension</text:p>
          </table:table-cell>
          <table:table-cell office:value-type="string">
            <text:p>Katherine Mansfield</text:p>
          </table:table-cell>
        </table:table-row>
        <table:table-row>
          <table:table-cell office:value-type="string">
            <text:p>Cl000Lee04</text:p>
          </table:table-cell>
          <table:table-cell office:value-type="string">
            <text:p>CLASSIC</text:p>
          </table:table-cell>
          <table:table-cell office:value-type="string">
            <text:p>To Kill a Mockingbird</text:p>
          </table:table-cell>
          <table:table-cell office:value-type="string">
            <text:p>Harper Lee</text:p>
          </table:table-cell>
        </table:table-row>
        <table:table-row>
          <table:table-cell office:value-type="string">
            <text:p>Cl000Mau01</text:p>
          </table:table-cell>
          <table:table-cell office:value-type="string">
            <text:p>CLASSIC</text:p>
          </table:table-cell>
          <table:table-cell office:value-type="string">
            <text:p>A Woman's Life</text:p>
          </table:table-cell>
          <table:table-cell office:value-type="string">
            <text:p>Guy de Maupassant</text:p>
          </table:table-cell>
        </table:table-row>
        <table:table-row>
          <table:table-cell office:value-type="string">
            <text:p>Cl000May01</text:p>
          </table:table-cell>
          <table:table-cell office:value-type="string">
            <text:p>CLASSIC</text:p>
          </table:table-cell>
          <table:table-cell office:value-type="string">
            <text:p>The Rector's Daughter</text:p>
          </table:table-cell>
          <table:table-cell office:value-type="string">
            <text:p>FM Mayor</text:p>
          </table:table-cell>
        </table:table-row>
        <table:table-row>
          <table:table-cell office:value-type="string">
            <text:p>Cl000Mau02</text:p>
          </table:table-cell>
          <table:table-cell office:value-type="string">
            <text:p>CLASSIC</text:p>
          </table:table-cell>
          <table:table-cell office:value-type="string">
            <text:p>The Collected Stories</text:p>
          </table:table-cell>
          <table:table-cell office:value-type="string">
            <text:p>Guy de Maupassant</text:p>
          </table:table-cell>
        </table:table-row>
        <table:table-row>
          <table:table-cell office:value-type="string">
            <text:p>Cl000Ma06</text:p>
          </table:table-cell>
          <table:table-cell office:value-type="string">
            <text:p>CLASSIC</text:p>
          </table:table-cell>
          <table:table-cell office:value-type="string">
            <text:p>For Services Rendered and Other Plays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Nz02</text:p>
          </table:table-cell>
          <table:table-cell office:value-type="string">
            <text:p>CLASSIC</text:p>
          </table:table-cell>
          <table:table-cell office:value-type="string">
            <text:p>Imagery and Thought</text:p>
          </table:table-cell>
          <table:table-cell office:value-type="string">
            <text:p>Friedrich Nietzsche</text:p>
          </table:table-cell>
        </table:table-row>
        <table:table-row>
          <table:table-cell office:value-type="string">
            <text:p>Cl000MuRo01</text:p>
          </table:table-cell>
          <table:table-cell office:value-type="string">
            <text:p>CLASSIC</text:p>
          </table:table-cell>
          <table:table-cell office:value-type="string">
            <text:p>The Man without Qualities</text:p>
          </table:table-cell>
          <table:table-cell office:value-type="string">
            <text:p>Robert Musil</text:p>
          </table:table-cell>
        </table:table-row>
        <table:table-row>
          <table:table-cell office:value-type="string">
            <text:p>Cl000Mo01</text:p>
          </table:table-cell>
          <table:table-cell office:value-type="string">
            <text:p>CLASSIC</text:p>
          </table:table-cell>
          <table:table-cell office:value-type="string">
            <text:p>Anne of the Green Gables</text:p>
          </table:table-cell>
          <table:table-cell office:value-type="string">
            <text:p>LM Montgomery</text:p>
          </table:table-cell>
        </table:table-row>
        <table:table-row>
          <table:table-cell office:value-type="string">
            <text:p>Cl000MiMa03</text:p>
          </table:table-cell>
          <table:table-cell office:value-type="string">
            <text:p>CLASSIC</text:p>
          </table:table-cell>
          <table:table-cell office:value-type="string">
            <text:p>Gone with the Wind</text:p>
          </table:table-cell>
          <table:table-cell office:value-type="string">
            <text:p>Margaret Mitchell</text:p>
          </table:table-cell>
        </table:table-row>
        <table:table-row>
          <table:table-cell office:value-type="string">
            <text:p>Cl000MiMa02</text:p>
          </table:table-cell>
          <table:table-cell office:value-type="string">
            <text:p>CLASSIC</text:p>
          </table:table-cell>
          <table:table-cell office:value-type="string">
            <text:p>Gone with the Wind</text:p>
          </table:table-cell>
          <table:table-cell office:value-type="string">
            <text:p>Margaret Mitchell</text:p>
          </table:table-cell>
        </table:table-row>
        <table:table-row>
          <table:table-cell office:value-type="string">
            <text:p>Cl000Mi01</text:p>
          </table:table-cell>
          <table:table-cell office:value-type="string">
            <text:p>CLASSIC</text:p>
          </table:table-cell>
          <table:table-cell office:value-type="string">
            <text:p>Paradise Lost: Book 1</text:p>
          </table:table-cell>
          <table:table-cell office:value-type="string">
            <text:p>John Milton</text:p>
          </table:table-cell>
        </table:table-row>
        <table:table-row>
          <table:table-cell office:value-type="string">
            <text:p>Cl000Mil03</text:p>
          </table:table-cell>
          <table:table-cell office:value-type="string">
            <text:p>CLASSIC</text:p>
          </table:table-cell>
          <table:table-cell office:value-type="string">
            <text:p>Winnie the Pooh</text:p>
          </table:table-cell>
          <table:table-cell office:value-type="string">
            <text:p>AA Milne</text:p>
          </table:table-cell>
        </table:table-row>
        <table:table-row>
          <table:table-cell office:value-type="string">
            <text:p>Cl000Mil02</text:p>
          </table:table-cell>
          <table:table-cell office:value-type="string">
            <text:p>CLASSIC</text:p>
          </table:table-cell>
          <table:table-cell office:value-type="string">
            <text:p>When We were Very Young</text:p>
          </table:table-cell>
          <table:table-cell office:value-type="string">
            <text:p>AA Milne</text:p>
          </table:table-cell>
        </table:table-row>
        <table:table-row>
          <table:table-cell office:value-type="string">
            <text:p>Cl000Mil01</text:p>
          </table:table-cell>
          <table:table-cell office:value-type="string">
            <text:p>CLASSIC</text:p>
          </table:table-cell>
          <table:table-cell office:value-type="string">
            <text:p>Now We are Six</text:p>
          </table:table-cell>
          <table:table-cell office:value-type="string">
            <text:p>AA Milne</text:p>
          </table:table-cell>
        </table:table-row>
        <table:table-row>
          <table:table-cell office:value-type="string">
            <text:p>Cl000Me01</text:p>
          </table:table-cell>
          <table:table-cell office:value-type="string">
            <text:p>CLASSIC</text:p>
          </table:table-cell>
          <table:table-cell office:value-type="string">
            <text:p>Moby Dick or The White Whale</text:p>
          </table:table-cell>
          <table:table-cell office:value-type="string">
            <text:p>Herman Melville</text:p>
          </table:table-cell>
        </table:table-row>
        <table:table-row>
          <table:table-cell office:value-type="string">
            <text:p>Cl000Sa06</text:p>
          </table:table-cell>
          <table:table-cell office:value-type="string">
            <text:p>CLASSIC</text:p>
          </table:table-cell>
          <table:table-cell office:value-type="string">
            <text:p>Being and Nothingness</text:p>
          </table:table-cell>
          <table:table-cell office:value-type="string">
            <text:p>Jean-Paul Sartre</text:p>
          </table:table-cell>
        </table:table-row>
        <table:table-row>
          <table:table-cell office:value-type="string">
            <text:p>Cl000Sa05</text:p>
          </table:table-cell>
          <table:table-cell office:value-type="string">
            <text:p>CLASSIC</text:p>
          </table:table-cell>
          <table:table-cell office:value-type="string">
            <text:p>Crime Passionnel</text:p>
          </table:table-cell>
          <table:table-cell office:value-type="string">
            <text:p>Jean-Paul Sartre</text:p>
          </table:table-cell>
        </table:table-row>
        <table:table-row>
          <table:table-cell office:value-type="string">
            <text:p>Cl000Sam01</text:p>
          </table:table-cell>
          <table:table-cell office:value-type="string">
            <text:p>CLASSIC</text:p>
          </table:table-cell>
          <table:table-cell office:value-type="string">
            <text:p>Justine</text:p>
          </table:table-cell>
          <table:table-cell office:value-type="string">
            <text:p>Marquis de Sade</text:p>
          </table:table-cell>
        </table:table-row>
        <table:table-row>
          <table:table-cell office:value-type="string">
            <text:p>Cl000Ro01</text:p>
          </table:table-cell>
          <table:table-cell office:value-type="string">
            <text:p>CLASSIC</text:p>
          </table:table-cell>
          <table:table-cell office:value-type="string">
            <text:p>The Social Contract</text:p>
          </table:table-cell>
          <table:table-cell office:value-type="string">
            <text:p>Rousseau</text:p>
          </table:table-cell>
        </table:table-row>
        <table:table-row>
          <table:table-cell office:value-type="string">
            <text:p>Cl000Ro02</text:p>
          </table:table-cell>
          <table:table-cell office:value-type="string">
            <text:p>CLASSIC</text:p>
          </table:table-cell>
          <table:table-cell office:value-type="string">
            <text:p>Confessions</text:p>
          </table:table-cell>
          <table:table-cell office:value-type="string">
            <text:p>Rousseau</text:p>
          </table:table-cell>
        </table:table-row>
        <table:table-row>
          <table:table-cell office:value-type="string">
            <text:p>Cl000Ri01</text:p>
          </table:table-cell>
          <table:table-cell office:value-type="string">
            <text:p>CLASSIC</text:p>
          </table:table-cell>
          <table:table-cell office:value-type="string">
            <text:p>Ultima Thule</text:p>
          </table:table-cell>
          <table:table-cell office:value-type="string">
            <text:p>Henry H. Richardson</text:p>
          </table:table-cell>
        </table:table-row>
        <table:table-row>
          <table:table-cell office:value-type="string">
            <text:p>Cl000So01</text:p>
          </table:table-cell>
          <table:table-cell office:value-type="string">
            <text:p>CLASSIC</text:p>
          </table:table-cell>
          <table:table-cell office:value-type="string">
            <text:p>The First Circle</text:p>
          </table:table-cell>
          <table:table-cell office:value-type="string">
            <text:p>Alexander Solzhenitsyn</text:p>
          </table:table-cell>
        </table:table-row>
        <table:table-row>
          <table:table-cell office:value-type="string">
            <text:p>Cl000Pu02</text:p>
          </table:table-cell>
          <table:table-cell office:value-type="string">
            <text:p>CLASSIC</text:p>
          </table:table-cell>
          <table:table-cell office:value-type="string">
            <text:p>Volume 2 Collected Works: Prose</text:p>
          </table:table-cell>
          <table:table-cell office:value-type="string">
            <text:p>Alexander Pushkin</text:p>
          </table:table-cell>
        </table:table-row>
        <table:table-row>
          <table:table-cell office:value-type="string">
            <text:p>Cl000Pu01</text:p>
          </table:table-cell>
          <table:table-cell office:value-type="string">
            <text:p>CLASSIC</text:p>
          </table:table-cell>
          <table:table-cell office:value-type="string">
            <text:p>The Queen of Spades and Other Stories</text:p>
          </table:table-cell>
          <table:table-cell office:value-type="string">
            <text:p>Alexander Pushkin</text:p>
          </table:table-cell>
        </table:table-row>
        <table:table-row>
          <table:table-cell office:value-type="string">
            <text:p>Cl000Pl01</text:p>
          </table:table-cell>
          <table:table-cell office:value-type="string">
            <text:p>CLASSIC</text:p>
          </table:table-cell>
          <table:table-cell office:value-type="string">
            <text:p>Republic</text:p>
          </table:table-cell>
          <table:table-cell office:value-type="string">
            <text:p>Plato</text:p>
          </table:table-cell>
        </table:table-row>
        <table:table-row>
          <table:table-cell office:value-type="string">
            <text:p>Cl000Or03</text:p>
          </table:table-cell>
          <table:table-cell office:value-type="string">
            <text:p>CLASSIC</text:p>
          </table:table-cell>
          <table:table-cell office:value-type="string">
            <text:p>Homage to Catalonia</text:p>
          </table:table-cell>
          <table:table-cell office:value-type="string">
            <text:p>George Orwell</text:p>
          </table:table-cell>
        </table:table-row>
        <table:table-row>
          <table:table-cell office:value-type="string">
            <text:p>Cl000Orc01</text:p>
          </table:table-cell>
          <table:table-cell office:value-type="string">
            <text:p>CLASSIC</text:p>
          </table:table-cell>
          <table:table-cell office:value-type="string">
            <text:p>The Scarlet Pimpernel</text:p>
          </table:table-cell>
          <table:table-cell office:value-type="string">
            <text:p>Baroness Orczy</text:p>
          </table:table-cell>
        </table:table-row>
        <table:table-row>
          <table:table-cell office:value-type="string">
            <text:p>Cl000Nz03</text:p>
          </table:table-cell>
          <table:table-cell office:value-type="string">
            <text:p>CLASSIC</text:p>
          </table:table-cell>
          <table:table-cell office:value-type="string">
            <text:p>Beyond Good and Evil</text:p>
          </table:table-cell>
          <table:table-cell office:value-type="string">
            <text:p>Friedrich Nietzsche</text:p>
          </table:table-cell>
        </table:table-row>
        <table:table-row>
          <table:table-cell office:value-type="string">
            <text:p>Cl000Nz04</text:p>
          </table:table-cell>
          <table:table-cell office:value-type="string">
            <text:p>CLASSIC</text:p>
          </table:table-cell>
          <table:table-cell office:value-type="string">
            <text:p>Twilight of the Idols</text:p>
          </table:table-cell>
          <table:table-cell office:value-type="string">
            <text:p>Friedrich Nietzsche</text:p>
          </table:table-cell>
        </table:table-row>
        <table:table-row>
          <table:table-cell office:value-type="string">
            <text:p>Cl000Sm02</text:p>
          </table:table-cell>
          <table:table-cell office:value-type="string">
            <text:p>CLASSIC</text:p>
          </table:table-cell>
          <table:table-cell office:value-type="string">
            <text:p>The Wealth of Nations: Books !V-V</text:p>
          </table:table-cell>
          <table:table-cell office:value-type="string">
            <text:p>Adam Smith</text:p>
          </table:table-cell>
        </table:table-row>
        <table:table-row>
          <table:table-cell office:value-type="string">
            <text:p>Cl000Sm01</text:p>
          </table:table-cell>
          <table:table-cell office:value-type="string">
            <text:p>CLASSIC</text:p>
          </table:table-cell>
          <table:table-cell office:value-type="string">
            <text:p>The Wealth of Nations: Books I-III</text:p>
          </table:table-cell>
          <table:table-cell office:value-type="string">
            <text:p>Adam Smith</text:p>
          </table:table-cell>
        </table:table-row>
        <table:table-row>
          <table:table-cell office:value-type="string">
            <text:p>df000doar09</text:p>
          </table:table-cell>
          <table:table-cell office:value-type="string">
            <text:p>DETECTIVE FICTION</text:p>
          </table:table-cell>
          <table:table-cell office:value-type="string">
            <text:p>Sherlock Holmes: The Complete Novel and Stories (Volume I)</text:p>
          </table:table-cell>
          <table:table-cell office:value-type="string">
            <text:p>Arthur Conan Doyle</text:p>
          </table:table-cell>
        </table:table-row>
        <table:table-row>
          <table:table-cell office:value-type="string">
            <text:p>df000chag201</text:p>
          </table:table-cell>
          <table:table-cell office:value-type="string">
            <text:p>DETECTIVE FICTION</text:p>
          </table:table-cell>
          <table:table-cell office:value-type="string">
            <text:p>Endless Night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013</text:p>
          </table:table-cell>
          <table:table-cell office:value-type="string">
            <text:p>DETECTIVE FICTION</text:p>
          </table:table-cell>
          <table:table-cell office:value-type="string">
            <text:p>Hercule Poirot's Christma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kejo02</text:p>
          </table:table-cell>
          <table:table-cell office:value-type="string">
            <text:p>DETECTIVE FICTION</text:p>
          </table:table-cell>
          <table:table-cell office:value-type="string">
            <text:p>Obsession</text:p>
          </table:table-cell>
          <table:table-cell office:value-type="string">
            <text:p>Jonathan Kellerman</text:p>
          </table:table-cell>
        </table:table-row>
        <table:table-row>
          <table:table-cell office:value-type="string">
            <text:p>df000kahe01</text:p>
          </table:table-cell>
          <table:table-cell office:value-type="string">
            <text:p>DETECTIVE FICTION</text:p>
          </table:table-cell>
          <table:table-cell office:value-type="string">
            <text:p>Death Squad</text:p>
          </table:table-cell>
          <table:table-cell office:value-type="string">
            <text:p>Herbert Kastle</text:p>
          </table:table-cell>
        </table:table-row>
        <table:table-row>
          <table:table-cell office:value-type="string">
            <text:p>df000japo012</text:p>
          </table:table-cell>
          <table:table-cell office:value-type="string">
            <text:p>DETECTIVE FICTION</text:p>
          </table:table-cell>
          <table:table-cell office:value-type="string">
            <text:p>Shroud for a Nightingale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blen007</text:p>
          </table:table-cell>
          <table:table-cell office:value-type="string">
            <text:p>DETECTIVE FICTION</text:p>
          </table:table-cell>
          <table:table-cell office:value-type="string">
            <text:p>Five fall into adventure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blen009</text:p>
          </table:table-cell>
          <table:table-cell office:value-type="string">
            <text:p>DETECTIVE FICTION</text:p>
          </table:table-cell>
          <table:table-cell office:value-type="string">
            <text:p>Five go off to camp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blen005</text:p>
          </table:table-cell>
          <table:table-cell office:value-type="string">
            <text:p>DETECTIVE FICTION</text:p>
          </table:table-cell>
          <table:table-cell office:value-type="string">
            <text:p>Five on Kirrin Island Again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blen008</text:p>
          </table:table-cell>
          <table:table-cell office:value-type="string">
            <text:p>DETECTIVE FICTION</text:p>
          </table:table-cell>
          <table:table-cell office:value-type="string">
            <text:p>Five go adventuring again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blen006</text:p>
          </table:table-cell>
          <table:table-cell office:value-type="string">
            <text:p>DETECTIVE FICTION</text:p>
          </table:table-cell>
          <table:table-cell office:value-type="string">
            <text:p>Five get into a fix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bast01</text:p>
          </table:table-cell>
          <table:table-cell office:value-type="string">
            <text:p>DETECTIVE FICTION</text:p>
          </table:table-cell>
          <table:table-cell office:value-type="string">
            <text:p>Jane and the prisoner of Wool House</text:p>
          </table:table-cell>
          <table:table-cell office:value-type="string">
            <text:p>Stephanie Barron</text:p>
          </table:table-cell>
        </table:table-row>
        <table:table-row>
          <table:table-cell office:value-type="string">
            <text:p>df000copa06</text:p>
          </table:table-cell>
          <table:table-cell office:value-type="string">
            <text:p>DETECTIVE FICTION</text:p>
          </table:table-cell>
          <table:table-cell office:value-type="string">
            <text:p>At Risk</text:p>
          </table:table-cell>
          <table:table-cell office:value-type="string">
            <text:p>Patricia Cornwell</text:p>
          </table:table-cell>
        </table:table-row>
        <table:table-row>
          <table:table-cell office:value-type="string">
            <text:p>df000japo11</text:p>
          </table:table-cell>
          <table:table-cell office:value-type="string">
            <text:p>DETECTIVE FICTION</text:p>
          </table:table-cell>
          <table:table-cell office:value-type="string">
            <text:p>Devices and Desires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rasa06</text:p>
          </table:table-cell>
          <table:table-cell office:value-type="string">
            <text:p>DETECTIVE FICTION</text:p>
          </table:table-cell>
          <table:table-cell office:value-type="string">
            <text:p>The Complete Adventures of Feluda</text:p>
          </table:table-cell>
          <table:table-cell office:value-type="string">
            <text:p>Satyajit Ray</text:p>
          </table:table-cell>
        </table:table-row>
        <table:table-row>
          <table:table-cell office:value-type="string">
            <text:p>df000garo01</text:p>
          </table:table-cell>
          <table:table-cell office:value-type="string">
            <text:p>DETECTIVE FICTION</text:p>
          </table:table-cell>
          <table:table-cell office:value-type="string">
            <text:p>The Silkworm</text:p>
          </table:table-cell>
          <table:table-cell office:value-type="string">
            <text:p>Robert Galbraith</text:p>
          </table:table-cell>
        </table:table-row>
        <table:table-row>
          <table:table-cell office:value-type="string">
            <text:p>df000pero01</text:p>
          </table:table-cell>
          <table:table-cell office:value-type="string">
            <text:p>DETECTIVE FICTION</text:p>
          </table:table-cell>
          <table:table-cell office:value-type="string">
            <text:p>Jewels</text:p>
          </table:table-cell>
          <table:table-cell office:value-type="string">
            <text:p>Robert Perrin</text:p>
          </table:table-cell>
        </table:table-row>
        <table:table-row>
          <table:table-cell office:value-type="string">
            <text:p>df000meni01</text:p>
          </table:table-cell>
          <table:table-cell office:value-type="string">
            <text:p>DETECTIVE FICTION</text:p>
          </table:table-cell>
          <table:table-cell office:value-type="string">
            <text:p>The seven percent solution</text:p>
          </table:table-cell>
          <table:table-cell office:value-type="string">
            <text:p>Nicholas Meyer</text:p>
          </table:table-cell>
        </table:table-row>
        <table:table-row>
          <table:table-cell office:value-type="string">
            <text:p>df000chag024</text:p>
          </table:table-cell>
          <table:table-cell office:value-type="string">
            <text:p>DETECTIVE FICTION</text:p>
          </table:table-cell>
          <table:table-cell office:value-type="string">
            <text:p>Hercule Poirot: The complete short storie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205</text:p>
          </table:table-cell>
          <table:table-cell office:value-type="string">
            <text:p>DETECTIVE FICTION</text:p>
          </table:table-cell>
          <table:table-cell office:value-type="string">
            <text:p>They came to Baghdad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212</text:p>
          </table:table-cell>
          <table:table-cell office:value-type="string">
            <text:p>DETECTIVE FICTION</text:p>
          </table:table-cell>
          <table:table-cell office:value-type="string">
            <text:p>Towards zero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navl01</text:p>
          </table:table-cell>
          <table:table-cell office:value-type="string">
            <text:p>DETECTIVE FICTION</text:p>
          </table:table-cell>
          <table:table-cell office:value-type="string">
            <text:p>Pale Fire</text:p>
          </table:table-cell>
          <table:table-cell office:value-type="string">
            <text:p>Vladimir Nabokov</text:p>
          </table:table-cell>
        </table:table-row>
        <table:table-row>
          <table:table-cell office:value-type="string">
            <text:p>df000chag105</text:p>
          </table:table-cell>
          <table:table-cell office:value-type="string">
            <text:p>DETECTIVE FICTION</text:p>
          </table:table-cell>
          <table:table-cell office:value-type="string">
            <text:p>Miss Marple: The complete short storie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asis02</text:p>
          </table:table-cell>
          <table:table-cell office:value-type="string">
            <text:p>DETECTIVE FICTION</text:p>
          </table:table-cell>
          <table:table-cell office:value-type="string">
            <text:p>Banquets of the Black Widowers</text:p>
          </table:table-cell>
          <table:table-cell office:value-type="string">
            <text:p>Isaac Asimov</text:p>
          </table:table-cell>
        </table:table-row>
        <table:table-row>
          <table:table-cell office:value-type="string">
            <text:p>df000chag007</text:p>
          </table:table-cell>
          <table:table-cell office:value-type="string">
            <text:p>DETECTIVE FICTION</text:p>
          </table:table-cell>
          <table:table-cell office:value-type="string">
            <text:p>Lord Edgware Die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026</text:p>
          </table:table-cell>
          <table:table-cell office:value-type="string">
            <text:p>DETECTIVE FICTION</text:p>
          </table:table-cell>
          <table:table-cell office:value-type="string">
            <text:p>Poirot's Early Case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017</text:p>
          </table:table-cell>
          <table:table-cell office:value-type="string">
            <text:p>DETECTIVE FICTION</text:p>
          </table:table-cell>
          <table:table-cell office:value-type="string">
            <text:p>Peril At End House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bten101</text:p>
          </table:table-cell>
          <table:table-cell office:value-type="string">
            <text:p>DETECTIVE FICTION</text:p>
          </table:table-cell>
          <table:table-cell office:value-type="string">
            <text:p>The Rubadub Mystery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chg01</text:p>
          </table:table-cell>
          <table:table-cell office:value-type="string">
            <text:p>DETECTIVE FICTION</text:p>
          </table:table-cell>
          <table:table-cell office:value-type="string">
            <text:p>Father Brown Stories</text:p>
          </table:table-cell>
          <table:table-cell office:value-type="string">
            <text:p>G. K. Chesterton</text:p>
          </table:table-cell>
        </table:table-row>
        <table:table-row>
          <table:table-cell office:value-type="string">
            <text:p>df000chja03</text:p>
          </table:table-cell>
          <table:table-cell office:value-type="string">
            <text:p>DETECTIVE FICTION</text:p>
          </table:table-cell>
          <table:table-cell office:value-type="string">
            <text:p>You Find Him - I'll fix him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ja06</text:p>
          </table:table-cell>
          <table:table-cell office:value-type="string">
            <text:p>DETECTIVE FICTION</text:p>
          </table:table-cell>
          <table:table-cell office:value-type="string">
            <text:p>You Find Him - I'll fix him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ag215</text:p>
          </table:table-cell>
          <table:table-cell office:value-type="string">
            <text:p>DETECTIVE FICTION</text:p>
          </table:table-cell>
          <table:table-cell office:value-type="string">
            <text:p>The Scoop &amp; behind the screen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210</text:p>
          </table:table-cell>
          <table:table-cell office:value-type="string">
            <text:p>DETECTIVE FICTION</text:p>
          </table:table-cell>
          <table:table-cell office:value-type="string">
            <text:p>The secret of chimney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ja01</text:p>
          </table:table-cell>
          <table:table-cell office:value-type="string">
            <text:p>DETECTIVE FICTION</text:p>
          </table:table-cell>
          <table:table-cell office:value-type="string">
            <text:p>Have this one on me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ag221</text:p>
          </table:table-cell>
          <table:table-cell office:value-type="string">
            <text:p>DETECTIVE FICTION</text:p>
          </table:table-cell>
          <table:table-cell office:value-type="string">
            <text:p>Ordeal by innocence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raro01</text:p>
          </table:table-cell>
          <table:table-cell office:value-type="string">
            <text:p>DETECTIVE FICTION</text:p>
          </table:table-cell>
          <table:table-cell office:value-type="string">
            <text:p>First Cases</text:p>
          </table:table-cell>
          <table:table-cell office:value-type="string">
            <text:p>Robert J. Randisi</text:p>
          </table:table-cell>
        </table:table-row>
        <table:table-row>
          <table:table-cell office:value-type="string">
            <text:p>df000chag302</text:p>
          </table:table-cell>
          <table:table-cell office:value-type="string">
            <text:p>DETECTIVE FICTION</text:p>
          </table:table-cell>
          <table:table-cell office:value-type="string">
            <text:p>Secret Adversary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dimi01</text:p>
          </table:table-cell>
          <table:table-cell office:value-type="string">
            <text:p>DETECTIVE FICTION</text:p>
          </table:table-cell>
          <table:table-cell office:value-type="string">
            <text:p>The last Sherlock Holmes Story</text:p>
          </table:table-cell>
          <table:table-cell office:value-type="string">
            <text:p>Michael Dibdin</text:p>
          </table:table-cell>
        </table:table-row>
        <table:table-row>
          <table:table-cell office:value-type="string">
            <text:p>df000chag111</text:p>
          </table:table-cell>
          <table:table-cell office:value-type="string">
            <text:p>DETECTIVE FICTION</text:p>
          </table:table-cell>
          <table:table-cell office:value-type="string">
            <text:p>While the light last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106</text:p>
          </table:table-cell>
          <table:table-cell office:value-type="string">
            <text:p>DETECTIVE FICTION</text:p>
          </table:table-cell>
          <table:table-cell office:value-type="string">
            <text:p>The Nemisi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301</text:p>
          </table:table-cell>
          <table:table-cell office:value-type="string">
            <text:p>DETECTIVE FICTION</text:p>
          </table:table-cell>
          <table:table-cell office:value-type="string">
            <text:p>By the pricking of my thumb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016</text:p>
          </table:table-cell>
          <table:table-cell office:value-type="string">
            <text:p>DETECTIVE FICTION</text:p>
          </table:table-cell>
          <table:table-cell office:value-type="string">
            <text:p>The Under Dog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blen012</text:p>
          </table:table-cell>
          <table:table-cell office:value-type="string">
            <text:p>DETECTIVE FICTION</text:p>
          </table:table-cell>
          <table:table-cell office:value-type="string">
            <text:p>Five go to billycock hill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chag207</text:p>
          </table:table-cell>
          <table:table-cell office:value-type="string">
            <text:p>DETECTIVE FICTION</text:p>
          </table:table-cell>
          <table:table-cell office:value-type="string">
            <text:p>The witness for the prosecution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blen013</text:p>
          </table:table-cell>
          <table:table-cell office:value-type="string">
            <text:p>DETECTIVE FICTION</text:p>
          </table:table-cell>
          <table:table-cell office:value-type="string">
            <text:p>Five on a secret trail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chag002</text:p>
          </table:table-cell>
          <table:table-cell office:value-type="string">
            <text:p>DETECTIVE FICTION</text:p>
          </table:table-cell>
          <table:table-cell office:value-type="string">
            <text:p>Murder in retrospect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buw01</text:p>
          </table:table-cell>
          <table:table-cell office:value-type="string">
            <text:p>DETECTIVE FICTION</text:p>
          </table:table-cell>
          <table:table-cell office:value-type="string">
            <text:p>Wycliffe and the four jacks</text:p>
          </table:table-cell>
          <table:table-cell office:value-type="string">
            <text:p>W. J. Burley</text:p>
          </table:table-cell>
        </table:table-row>
        <table:table-row>
          <table:table-cell office:value-type="string">
            <text:p>df000blen011</text:p>
          </table:table-cell>
          <table:table-cell office:value-type="string">
            <text:p>DETECTIVE FICTION</text:p>
          </table:table-cell>
          <table:table-cell office:value-type="string">
            <text:p>Five go to demon's rocks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chag008</text:p>
          </table:table-cell>
          <table:table-cell office:value-type="string">
            <text:p>DETECTIVE FICTION</text:p>
          </table:table-cell>
          <table:table-cell office:value-type="string">
            <text:p>The abc murder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blen010</text:p>
          </table:table-cell>
          <table:table-cell office:value-type="string">
            <text:p>DETECTIVE FICTION</text:p>
          </table:table-cell>
          <table:table-cell office:value-type="string">
            <text:p>Five on a treasure island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blen001</text:p>
          </table:table-cell>
          <table:table-cell office:value-type="string">
            <text:p>DETECTIVE FICTION</text:p>
          </table:table-cell>
          <table:table-cell office:value-type="string">
            <text:p>Five on a hike together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blen004</text:p>
          </table:table-cell>
          <table:table-cell office:value-type="string">
            <text:p>DETECTIVE FICTION</text:p>
          </table:table-cell>
          <table:table-cell office:value-type="string">
            <text:p>Five have plenty of fun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blen003</text:p>
          </table:table-cell>
          <table:table-cell office:value-type="string">
            <text:p>DETECTIVE FICTION</text:p>
          </table:table-cell>
          <table:table-cell office:value-type="string">
            <text:p>Five on finniston farm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gima01</text:p>
          </table:table-cell>
          <table:table-cell office:value-type="string">
            <text:p>DETECTIVE FICTION</text:p>
          </table:table-cell>
          <table:table-cell office:value-type="string">
            <text:p>Con Law</text:p>
          </table:table-cell>
          <table:table-cell office:value-type="string">
            <text:p>Mark Gimenez</text:p>
          </table:table-cell>
        </table:table-row>
        <table:table-row>
          <table:table-cell office:value-type="string">
            <text:p>df000chag021</text:p>
          </table:table-cell>
          <table:table-cell office:value-type="string">
            <text:p>DETECTIVE FICTION</text:p>
          </table:table-cell>
          <table:table-cell office:value-type="string">
            <text:p>Three Act Tragedy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raia02</text:p>
          </table:table-cell>
          <table:table-cell office:value-type="string">
            <text:p>DETECTIVE FICTION</text:p>
          </table:table-cell>
          <table:table-cell office:value-type="string">
            <text:p>Knots and Crosses</text:p>
          </table:table-cell>
          <table:table-cell office:value-type="string">
            <text:p>Ian Rankin</text:p>
          </table:table-cell>
        </table:table-row>
        <table:table-row>
          <table:table-cell office:value-type="string">
            <text:p>df000chag211</text:p>
          </table:table-cell>
          <table:table-cell office:value-type="string">
            <text:p>DETECTIVE FICTION</text:p>
          </table:table-cell>
          <table:table-cell office:value-type="string">
            <text:p>While the light last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034</text:p>
          </table:table-cell>
          <table:table-cell office:value-type="string">
            <text:p>DETECTIVE FICTION</text:p>
          </table:table-cell>
          <table:table-cell office:value-type="string">
            <text:p>The murder on the link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216</text:p>
          </table:table-cell>
          <table:table-cell office:value-type="string">
            <text:p>DETECTIVE FICTION</text:p>
          </table:table-cell>
          <table:table-cell office:value-type="string">
            <text:p>Ordeal by innocence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sa04</text:p>
          </table:table-cell>
          <table:table-cell office:value-type="string">
            <text:p>DETECTIVE FICTION</text:p>
          </table:table-cell>
          <table:table-cell office:value-type="string">
            <text:p>Gaudy Night</text:p>
          </table:table-cell>
          <table:table-cell office:value-type="string">
            <text:p>Dorothy L. Sayers</text:p>
          </table:table-cell>
        </table:table-row>
        <table:table-row>
          <table:table-cell office:value-type="string">
            <text:p>df000chag010</text:p>
          </table:table-cell>
          <table:table-cell office:value-type="string">
            <text:p>DETECTIVE FICTION</text:p>
          </table:table-cell>
          <table:table-cell office:value-type="string">
            <text:p>Five Little Pig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015</text:p>
          </table:table-cell>
          <table:table-cell office:value-type="string">
            <text:p>DETECTIVE FICTION</text:p>
          </table:table-cell>
          <table:table-cell office:value-type="string">
            <text:p>The Big Four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ja02</text:p>
          </table:table-cell>
          <table:table-cell office:value-type="string">
            <text:p>DETECTIVE FICTION</text:p>
          </table:table-cell>
          <table:table-cell office:value-type="string">
            <text:p>So what happens to me?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ag057</text:p>
          </table:table-cell>
          <table:table-cell office:value-type="string">
            <text:p>DETECTIVE FICTION</text:p>
          </table:table-cell>
          <table:table-cell office:value-type="string">
            <text:p>Cat Among the pigeon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028</text:p>
          </table:table-cell>
          <table:table-cell office:value-type="string">
            <text:p>DETECTIVE FICTION</text:p>
          </table:table-cell>
          <table:table-cell office:value-type="string">
            <text:p>The adventure of the christmas pudding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019</text:p>
          </table:table-cell>
          <table:table-cell office:value-type="string">
            <text:p>DETECTIVE FICTION</text:p>
          </table:table-cell>
          <table:table-cell office:value-type="string">
            <text:p>The mystery of the blue Train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217</text:p>
          </table:table-cell>
          <table:table-cell office:value-type="string">
            <text:p>DETECTIVE FICTION</text:p>
          </table:table-cell>
          <table:table-cell office:value-type="string">
            <text:p>Passenger to Frankfurt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005</text:p>
          </table:table-cell>
          <table:table-cell office:value-type="string">
            <text:p>DETECTIVE FICTION</text:p>
          </table:table-cell>
          <table:table-cell office:value-type="string">
            <text:p>Hickory Dickory Dock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gaer08</text:p>
          </table:table-cell>
          <table:table-cell office:value-type="string">
            <text:p>DETECTIVE FICTION</text:p>
          </table:table-cell>
          <table:table-cell office:value-type="string">
            <text:p>The case of the restless redhead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chag001</text:p>
          </table:table-cell>
          <table:table-cell office:value-type="string">
            <text:p>DETECTIVE FICTION</text:p>
          </table:table-cell>
          <table:table-cell office:value-type="string">
            <text:p>Cat Among the pigeon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gaer07</text:p>
          </table:table-cell>
          <table:table-cell office:value-type="string">
            <text:p>DETECTIVE FICTION</text:p>
          </table:table-cell>
          <table:table-cell office:value-type="string">
            <text:p>The case of the one eyed witness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quel02</text:p>
          </table:table-cell>
          <table:table-cell office:value-type="string">
            <text:p>DETECTIVE FICTION</text:p>
          </table:table-cell>
          <table:table-cell office:value-type="string">
            <text:p>The player on the other side</text:p>
          </table:table-cell>
          <table:table-cell office:value-type="string">
            <text:p>Ellery Queen</text:p>
          </table:table-cell>
        </table:table-row>
        <table:table-row>
          <table:table-cell office:value-type="string">
            <text:p>df000deco01</text:p>
          </table:table-cell>
          <table:table-cell office:value-type="string">
            <text:p>DETECTIVE FICTION</text:p>
          </table:table-cell>
          <table:table-cell office:value-type="string">
            <text:p>Last Bus to woodstock</text:p>
          </table:table-cell>
          <table:table-cell office:value-type="string">
            <text:p>Colin Dexter</text:p>
          </table:table-cell>
        </table:table-row>
        <table:table-row>
          <table:table-cell office:value-type="string">
            <text:p>df000chag103</text:p>
          </table:table-cell>
          <table:table-cell office:value-type="string">
            <text:p>DETECTIVE FICTION</text:p>
          </table:table-cell>
          <table:table-cell office:value-type="string">
            <text:p>A caribbean mystery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ra06</text:p>
          </table:table-cell>
          <table:table-cell office:value-type="string">
            <text:p>DETECTIVE FICTION</text:p>
          </table:table-cell>
          <table:table-cell office:value-type="string">
            <text:p>The lady in the lake</text:p>
          </table:table-cell>
          <table:table-cell office:value-type="string">
            <text:p>Raymond Chandler</text:p>
          </table:table-cell>
        </table:table-row>
        <table:table-row>
          <table:table-cell office:value-type="string">
            <text:p>df000chja08</text:p>
          </table:table-cell>
          <table:table-cell office:value-type="string">
            <text:p>DETECTIVE FICTION</text:p>
          </table:table-cell>
          <table:table-cell office:value-type="string">
            <text:p>This way for a shroud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ra02</text:p>
          </table:table-cell>
          <table:table-cell office:value-type="string">
            <text:p>DETECTIVE FICTION</text:p>
          </table:table-cell>
          <table:table-cell office:value-type="string">
            <text:p>The little sister</text:p>
          </table:table-cell>
          <table:table-cell office:value-type="string">
            <text:p>Raymond Chandler</text:p>
          </table:table-cell>
        </table:table-row>
        <table:table-row>
          <table:table-cell office:value-type="string">
            <text:p>df000chra01</text:p>
          </table:table-cell>
          <table:table-cell office:value-type="string">
            <text:p>DETECTIVE FICTION</text:p>
          </table:table-cell>
          <table:table-cell office:value-type="string">
            <text:p>Farewell, My Lovely</text:p>
          </table:table-cell>
          <table:table-cell office:value-type="string">
            <text:p>Raymond Chandler</text:p>
          </table:table-cell>
        </table:table-row>
        <table:table-row>
          <table:table-cell office:value-type="string">
            <text:p>df000chja13</text:p>
          </table:table-cell>
          <table:table-cell office:value-type="string">
            <text:p>DETECTIVE FICTION</text:p>
          </table:table-cell>
          <table:table-cell office:value-type="string">
            <text:p>An ace up my sleeve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ja12</text:p>
          </table:table-cell>
          <table:table-cell office:value-type="string">
            <text:p>DETECTIVE FICTION</text:p>
          </table:table-cell>
          <table:table-cell office:value-type="string">
            <text:p>Mission to siena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ja11</text:p>
          </table:table-cell>
          <table:table-cell office:value-type="string">
            <text:p>DETECTIVE FICTION</text:p>
          </table:table-cell>
          <table:table-cell office:value-type="string">
            <text:p>Make the corpse walk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ja10</text:p>
          </table:table-cell>
          <table:table-cell office:value-type="string">
            <text:p>DETECTIVE FICTION</text:p>
          </table:table-cell>
          <table:table-cell office:value-type="string">
            <text:p>The whiff of money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ja07</text:p>
          </table:table-cell>
          <table:table-cell office:value-type="string">
            <text:p>DETECTIVE FICTION</text:p>
          </table:table-cell>
          <table:table-cell office:value-type="string">
            <text:p>Believed Violent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ja04</text:p>
          </table:table-cell>
          <table:table-cell office:value-type="string">
            <text:p>DETECTIVE FICTION</text:p>
          </table:table-cell>
          <table:table-cell office:value-type="string">
            <text:p>Hand me a fig leaf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ag032</text:p>
          </table:table-cell>
          <table:table-cell office:value-type="string">
            <text:p>DETECTIVE FICTION</text:p>
          </table:table-cell>
          <table:table-cell office:value-type="string">
            <text:p>The Hollow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ja09</text:p>
          </table:table-cell>
          <table:table-cell office:value-type="string">
            <text:p>DETECTIVE FICTION</text:p>
          </table:table-cell>
          <table:table-cell office:value-type="string">
            <text:p>Just another sucker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basa02</text:p>
          </table:table-cell>
          <table:table-cell office:value-type="string">
            <text:p>DETECTIVE FICTION</text:p>
          </table:table-cell>
          <table:table-cell office:value-type="string">
            <text:p>Picture Perfect:Byomkesh Bakshi</text:p>
          </table:table-cell>
          <table:table-cell office:value-type="string">
            <text:p>Saradindo Bandyopadhyay</text:p>
          </table:table-cell>
        </table:table-row>
        <table:table-row>
          <table:table-cell office:value-type="string">
            <text:p>df000chja05</text:p>
          </table:table-cell>
          <table:table-cell office:value-type="string">
            <text:p>DETECTIVE FICTION</text:p>
          </table:table-cell>
          <table:table-cell office:value-type="string">
            <text:p>An ear to the ground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opa03</text:p>
          </table:table-cell>
          <table:table-cell office:value-type="string">
            <text:p>DETECTIVE FICTION</text:p>
          </table:table-cell>
          <table:table-cell office:value-type="string">
            <text:p>Trace</text:p>
          </table:table-cell>
          <table:table-cell office:value-type="string">
            <text:p>Patricia Cornwell</text:p>
          </table:table-cell>
        </table:table-row>
        <table:table-row>
          <table:table-cell office:value-type="string">
            <text:p>df000asis01</text:p>
          </table:table-cell>
          <table:table-cell office:value-type="string">
            <text:p>DETECTIVE FICTION</text:p>
          </table:table-cell>
          <table:table-cell office:value-type="string">
            <text:p>The best mystErles of Isaac Asimov</text:p>
          </table:table-cell>
          <table:table-cell office:value-type="string">
            <text:p>Isaac Asimov</text:p>
          </table:table-cell>
        </table:table-row>
        <table:table-row>
          <table:table-cell office:value-type="string">
            <text:p>df000coma01</text:p>
          </table:table-cell>
          <table:table-cell office:value-type="string">
            <text:p>DETECTIVE FICTION</text:p>
          </table:table-cell>
          <table:table-cell office:value-type="string">
            <text:p>Dick Tracy</text:p>
          </table:table-cell>
          <table:table-cell office:value-type="string">
            <text:p>Max Allan Collins</text:p>
          </table:table-cell>
        </table:table-row>
        <table:table-row>
          <table:table-cell office:value-type="string">
            <text:p>df000chra05</text:p>
          </table:table-cell>
          <table:table-cell office:value-type="string">
            <text:p>DETECTIVE FICTION</text:p>
          </table:table-cell>
          <table:table-cell office:value-type="string">
            <text:p>The lady in the lake</text:p>
          </table:table-cell>
          <table:table-cell office:value-type="string">
            <text:p>Raymond Chandler</text:p>
          </table:table-cell>
        </table:table-row>
        <table:table-row>
          <table:table-cell office:value-type="string">
            <text:p>df000chra04</text:p>
          </table:table-cell>
          <table:table-cell office:value-type="string">
            <text:p>DETECTIVE FICTION</text:p>
          </table:table-cell>
          <table:table-cell office:value-type="string">
            <text:p>The big sleep</text:p>
          </table:table-cell>
          <table:table-cell office:value-type="string">
            <text:p>Raymond Chandler</text:p>
          </table:table-cell>
        </table:table-row>
        <table:table-row>
          <table:table-cell office:value-type="string">
            <text:p>df000chra03</text:p>
          </table:table-cell>
          <table:table-cell office:value-type="string">
            <text:p>DETECTIVE FICTION</text:p>
          </table:table-cell>
          <table:table-cell office:value-type="string">
            <text:p>Trouble is my business</text:p>
          </table:table-cell>
          <table:table-cell office:value-type="string">
            <text:p>Raymond Chandler</text:p>
          </table:table-cell>
        </table:table-row>
        <table:table-row>
          <table:table-cell office:value-type="string">
            <text:p>df000jap005</text:p>
          </table:table-cell>
          <table:table-cell office:value-type="string">
            <text:p>DETECTIVE FICTION</text:p>
          </table:table-cell>
          <table:table-cell office:value-type="string">
            <text:p>The children of men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haro01</text:p>
          </table:table-cell>
          <table:table-cell office:value-type="string">
            <text:p>DETECTIVE FICTION</text:p>
          </table:table-cell>
          <table:table-cell office:value-type="string">
            <text:p>Exit Sherlock Holmes</text:p>
          </table:table-cell>
          <table:table-cell office:value-type="string">
            <text:p>Robert Lee Hall</text:p>
          </table:table-cell>
        </table:table-row>
        <table:table-row>
          <table:table-cell office:value-type="string">
            <text:p>df000doar02</text:p>
          </table:table-cell>
          <table:table-cell office:value-type="string">
            <text:p>DETECTIVE FICTION</text:p>
          </table:table-cell>
          <table:table-cell office:value-type="string">
            <text:p>The Hound of the baskervilles</text:p>
          </table:table-cell>
          <table:table-cell office:value-type="string">
            <text:p>Arthur Conan Doyle</text:p>
          </table:table-cell>
        </table:table-row>
        <table:table-row>
          <table:table-cell office:value-type="string">
            <text:p>df000bima02</text:p>
          </table:table-cell>
          <table:table-cell office:value-type="string">
            <text:p>DETECTIVE FICTION</text:p>
          </table:table-cell>
          <table:table-cell office:value-type="string">
            <text:p>The burning girl</text:p>
          </table:table-cell>
          <table:table-cell office:value-type="string">
            <text:p>Mark Billingham</text:p>
          </table:table-cell>
        </table:table-row>
        <table:table-row>
          <table:table-cell office:value-type="string">
            <text:p>df000gaer09</text:p>
          </table:table-cell>
          <table:table-cell office:value-type="string">
            <text:p>DETECTIVE FICTION</text:p>
          </table:table-cell>
          <table:table-cell office:value-type="string">
            <text:p>The case of the shapely shadow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gaer04</text:p>
          </table:table-cell>
          <table:table-cell office:value-type="string">
            <text:p>DETECTIVE FICTION</text:p>
          </table:table-cell>
          <table:table-cell office:value-type="string">
            <text:p>The case of the foot loose doll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chg02</text:p>
          </table:table-cell>
          <table:table-cell office:value-type="string">
            <text:p>DETECTIVE FICTION</text:p>
          </table:table-cell>
          <table:table-cell office:value-type="string">
            <text:p>Great Works of G. K. Chesterton</text:p>
          </table:table-cell>
          <table:table-cell office:value-type="string">
            <text:p>G. K. Chesterton</text:p>
          </table:table-cell>
        </table:table-row>
        <table:table-row>
          <table:table-cell office:value-type="string">
            <text:p>df000gaer05</text:p>
          </table:table-cell>
          <table:table-cell office:value-type="string">
            <text:p>DETECTIVE FICTION</text:p>
          </table:table-cell>
          <table:table-cell office:value-type="string">
            <text:p>The case of the golddigger's purse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gaer03</text:p>
          </table:table-cell>
          <table:table-cell office:value-type="string">
            <text:p>DETECTIVE FICTION</text:p>
          </table:table-cell>
          <table:table-cell office:value-type="string">
            <text:p>The case of the dubious bridegroom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doar12</text:p>
          </table:table-cell>
          <table:table-cell office:value-type="string">
            <text:p>DETECTIVE FICTION</text:p>
          </table:table-cell>
          <table:table-cell office:value-type="string">
            <text:p>The sign of four</text:p>
          </table:table-cell>
          <table:table-cell office:value-type="string">
            <text:p>Arthur Conan Doyle</text:p>
          </table:table-cell>
        </table:table-row>
        <table:table-row>
          <table:table-cell office:value-type="string">
            <text:p>df000gaer01</text:p>
          </table:table-cell>
          <table:table-cell office:value-type="string">
            <text:p>DETECTIVE FICTION</text:p>
          </table:table-cell>
          <table:table-cell office:value-type="string">
            <text:p>The case of caretaker's cat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doca01</text:p>
          </table:table-cell>
          <table:table-cell office:value-type="string">
            <text:p>DETECTIVE FICTION</text:p>
          </table:table-cell>
          <table:table-cell office:value-type="string">
            <text:p>Good Night, Mr. Holmes</text:p>
          </table:table-cell>
          <table:table-cell office:value-type="string">
            <text:p>Carole Nelson Douglas</text:p>
          </table:table-cell>
        </table:table-row>
        <table:table-row>
          <table:table-cell office:value-type="string">
            <text:p>df000chag218</text:p>
          </table:table-cell>
          <table:table-cell office:value-type="string">
            <text:p>DETECTIVE FICTION</text:p>
          </table:table-cell>
          <table:table-cell office:value-type="string">
            <text:p>Murder is easy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opa05</text:p>
          </table:table-cell>
          <table:table-cell office:value-type="string">
            <text:p>DETECTIVE FICTION</text:p>
          </table:table-cell>
          <table:table-cell office:value-type="string">
            <text:p>Southern Cross</text:p>
          </table:table-cell>
          <table:table-cell office:value-type="string">
            <text:p>Patricia Cornwell</text:p>
          </table:table-cell>
        </table:table-row>
        <table:table-row>
          <table:table-cell office:value-type="string">
            <text:p>df000chag403</text:p>
          </table:table-cell>
          <table:table-cell office:value-type="string">
            <text:p>DETECTIVE FICTION</text:p>
          </table:table-cell>
          <table:table-cell office:value-type="string">
            <text:p>The seven dials mystery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101</text:p>
          </table:table-cell>
          <table:table-cell office:value-type="string">
            <text:p>DETECTIVE FICTION</text:p>
          </table:table-cell>
          <table:table-cell office:value-type="string">
            <text:p>Sleeping Murder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doar03</text:p>
          </table:table-cell>
          <table:table-cell office:value-type="string">
            <text:p>DETECTIVE FICTION</text:p>
          </table:table-cell>
          <table:table-cell office:value-type="string">
            <text:p>Sherlock Holmes: The Complete Novel and Stories (Volume I)</text:p>
          </table:table-cell>
          <table:table-cell office:value-type="string">
            <text:p>Arthur Conan Doyle</text:p>
          </table:table-cell>
        </table:table-row>
        <table:table-row>
          <table:table-cell office:value-type="string">
            <text:p>df000cowi01</text:p>
          </table:table-cell>
          <table:table-cell office:value-type="string">
            <text:p>DETECTIVE FICTION</text:p>
          </table:table-cell>
          <table:table-cell office:value-type="string">
            <text:p>The woman in white</text:p>
          </table:table-cell>
          <table:table-cell office:value-type="string">
            <text:p>Wilkie Collins</text:p>
          </table:table-cell>
        </table:table-row>
        <table:table-row>
          <table:table-cell office:value-type="string">
            <text:p>df000copa02</text:p>
          </table:table-cell>
          <table:table-cell office:value-type="string">
            <text:p>DETECTIVE FICTION</text:p>
          </table:table-cell>
          <table:table-cell office:value-type="string">
            <text:p>Predator</text:p>
          </table:table-cell>
          <table:table-cell office:value-type="string">
            <text:p>Patricia Cornwell</text:p>
          </table:table-cell>
        </table:table-row>
        <table:table-row>
          <table:table-cell office:value-type="string">
            <text:p>df000gaer02</text:p>
          </table:table-cell>
          <table:table-cell office:value-type="string">
            <text:p>DETECTIVE FICTION</text:p>
          </table:table-cell>
          <table:table-cell office:value-type="string">
            <text:p>The case of the drowsy mosquitos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grsu011</text:p>
          </table:table-cell>
          <table:table-cell office:value-type="string">
            <text:p>DETECTIVE FICTION</text:p>
          </table:table-cell>
          <table:table-cell office:value-type="string">
            <text:p>K is for killer</text:p>
          </table:table-cell>
          <table:table-cell office:value-type="string">
            <text:p>Sue Grafton</text:p>
          </table:table-cell>
        </table:table-row>
        <table:table-row>
          <table:table-cell office:value-type="string">
            <text:p>df000chag03</text:p>
          </table:table-cell>
          <table:table-cell office:value-type="string">
            <text:p>DETECTIVE FICTION</text:p>
          </table:table-cell>
          <table:table-cell office:value-type="string">
            <text:p>The unexpected guest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grsu010</text:p>
          </table:table-cell>
          <table:table-cell office:value-type="string">
            <text:p>DETECTIVE FICTION</text:p>
          </table:table-cell>
          <table:table-cell office:value-type="string">
            <text:p>J is for judgement</text:p>
          </table:table-cell>
          <table:table-cell office:value-type="string">
            <text:p>Sue Grafton</text:p>
          </table:table-cell>
        </table:table-row>
        <table:table-row>
          <table:table-cell office:value-type="string">
            <text:p>df000grsu002</text:p>
          </table:table-cell>
          <table:table-cell office:value-type="string">
            <text:p>DETECTIVE FICTION</text:p>
          </table:table-cell>
          <table:table-cell office:value-type="string">
            <text:p>B is for burglar</text:p>
          </table:table-cell>
          <table:table-cell office:value-type="string">
            <text:p>Sue Grafton</text:p>
          </table:table-cell>
        </table:table-row>
        <table:table-row>
          <table:table-cell office:value-type="string">
            <text:p>df000grma01</text:p>
          </table:table-cell>
          <table:table-cell office:value-type="string">
            <text:p>DETECTIVE FICTION</text:p>
          </table:table-cell>
          <table:table-cell office:value-type="string">
            <text:p>Rainbow's End</text:p>
          </table:table-cell>
          <table:table-cell office:value-type="string">
            <text:p>Martha Grimes</text:p>
          </table:table-cell>
        </table:table-row>
        <table:table-row>
          <table:table-cell office:value-type="string">
            <text:p>df000geel02</text:p>
          </table:table-cell>
          <table:table-cell office:value-type="string">
            <text:p>DETECTIVE FICTION</text:p>
          </table:table-cell>
          <table:table-cell office:value-type="string">
            <text:p>In pursuit of the proper shinner</text:p>
          </table:table-cell>
          <table:table-cell office:value-type="string">
            <text:p>Elizabeth George</text:p>
          </table:table-cell>
        </table:table-row>
        <table:table-row>
          <table:table-cell office:value-type="string">
            <text:p>df000geel01</text:p>
          </table:table-cell>
          <table:table-cell office:value-type="string">
            <text:p>DETECTIVE FICTION</text:p>
          </table:table-cell>
          <table:table-cell office:value-type="string">
            <text:p>For the sake of Elena</text:p>
          </table:table-cell>
          <table:table-cell office:value-type="string">
            <text:p>Elizabeth George</text:p>
          </table:table-cell>
        </table:table-row>
        <table:table-row>
          <table:table-cell office:value-type="string">
            <text:p>df000gaer15</text:p>
          </table:table-cell>
          <table:table-cell office:value-type="string">
            <text:p>DETECTIVE FICTION</text:p>
          </table:table-cell>
          <table:table-cell office:value-type="string">
            <text:p>The case of the Amorous Aunt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chag012</text:p>
          </table:table-cell>
          <table:table-cell office:value-type="string">
            <text:p>DETECTIVE FICTION</text:p>
          </table:table-cell>
          <table:table-cell office:value-type="string">
            <text:p>Death on the Nile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grsu108</text:p>
          </table:table-cell>
          <table:table-cell office:value-type="string">
            <text:p>DETECTIVE FICTION</text:p>
          </table:table-cell>
          <table:table-cell office:value-type="string">
            <text:p>H is for Homicide</text:p>
          </table:table-cell>
          <table:table-cell office:value-type="string">
            <text:p>Sue Grafton</text:p>
          </table:table-cell>
        </table:table-row>
        <table:table-row>
          <table:table-cell office:value-type="string">
            <text:p>df000grsu019</text:p>
          </table:table-cell>
          <table:table-cell office:value-type="string">
            <text:p>DETECTIVE FICTION</text:p>
          </table:table-cell>
          <table:table-cell office:value-type="string">
            <text:p>S is for Silence</text:p>
          </table:table-cell>
          <table:table-cell office:value-type="string">
            <text:p>Sue Grafton</text:p>
          </table:table-cell>
        </table:table-row>
        <table:table-row>
          <table:table-cell office:value-type="string">
            <text:p>df000grsu018</text:p>
          </table:table-cell>
          <table:table-cell office:value-type="string">
            <text:p>DETECTIVE FICTION</text:p>
          </table:table-cell>
          <table:table-cell office:value-type="string">
            <text:p>R is for Ricochet</text:p>
          </table:table-cell>
          <table:table-cell office:value-type="string">
            <text:p>Sue Grafton</text:p>
          </table:table-cell>
        </table:table-row>
        <table:table-row>
          <table:table-cell office:value-type="string">
            <text:p>df000grsu008</text:p>
          </table:table-cell>
          <table:table-cell office:value-type="string">
            <text:p>DETECTIVE FICTION</text:p>
          </table:table-cell>
          <table:table-cell office:value-type="string">
            <text:p>H is for Homicide</text:p>
          </table:table-cell>
          <table:table-cell office:value-type="string">
            <text:p>Sue Grafton</text:p>
          </table:table-cell>
        </table:table-row>
        <table:table-row>
          <table:table-cell office:value-type="string">
            <text:p>df000grsu017</text:p>
          </table:table-cell>
          <table:table-cell office:value-type="string">
            <text:p>DETECTIVE FICTION</text:p>
          </table:table-cell>
          <table:table-cell office:value-type="string">
            <text:p>Q is for Quarry</text:p>
          </table:table-cell>
          <table:table-cell office:value-type="string">
            <text:p>Sue Grafton</text:p>
          </table:table-cell>
        </table:table-row>
        <table:table-row>
          <table:table-cell office:value-type="string">
            <text:p>df000grsu015</text:p>
          </table:table-cell>
          <table:table-cell office:value-type="string">
            <text:p>DETECTIVE FICTION</text:p>
          </table:table-cell>
          <table:table-cell office:value-type="string">
            <text:p>O is for Outlaw</text:p>
          </table:table-cell>
          <table:table-cell office:value-type="string">
            <text:p>Sue Grafton</text:p>
          </table:table-cell>
        </table:table-row>
        <table:table-row>
          <table:table-cell office:value-type="string">
            <text:p>df000jap008</text:p>
          </table:table-cell>
          <table:table-cell office:value-type="string">
            <text:p>DETECTIVE FICTION</text:p>
          </table:table-cell>
          <table:table-cell office:value-type="string">
            <text:p>Death of an expert witness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jap009</text:p>
          </table:table-cell>
          <table:table-cell office:value-type="string">
            <text:p>DETECTIVE FICTION</text:p>
          </table:table-cell>
          <table:table-cell office:value-type="string">
            <text:p>Devices and Desires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jap010</text:p>
          </table:table-cell>
          <table:table-cell office:value-type="string">
            <text:p>DETECTIVE FICTION</text:p>
          </table:table-cell>
          <table:table-cell office:value-type="string">
            <text:p>Devices and Desires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gaer17</text:p>
          </table:table-cell>
          <table:table-cell office:value-type="string">
            <text:p>DETECTIVE FICTION</text:p>
          </table:table-cell>
          <table:table-cell office:value-type="string">
            <text:p>The case of the Horrified Heir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gaer13</text:p>
          </table:table-cell>
          <table:table-cell office:value-type="string">
            <text:p>DETECTIVE FICTION</text:p>
          </table:table-cell>
          <table:table-cell office:value-type="string">
            <text:p>The case of the Grinning Gorrila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gaer16</text:p>
          </table:table-cell>
          <table:table-cell office:value-type="string">
            <text:p>DETECTIVE FICTION</text:p>
          </table:table-cell>
          <table:table-cell office:value-type="string">
            <text:p>The case of the Amorous Aunt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gaer12</text:p>
          </table:table-cell>
          <table:table-cell office:value-type="string">
            <text:p>DETECTIVE FICTION</text:p>
          </table:table-cell>
          <table:table-cell office:value-type="string">
            <text:p>The case of the Grinning Gorrila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gaer11</text:p>
          </table:table-cell>
          <table:table-cell office:value-type="string">
            <text:p>DETECTIVE FICTION</text:p>
          </table:table-cell>
          <table:table-cell office:value-type="string">
            <text:p>Up for Garbs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chag303</text:p>
          </table:table-cell>
          <table:table-cell office:value-type="string">
            <text:p>DETECTIVE FICTION</text:p>
          </table:table-cell>
          <table:table-cell office:value-type="string">
            <text:p>Witness for the Prosecution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204</text:p>
          </table:table-cell>
          <table:table-cell office:value-type="string">
            <text:p>DETECTIVE FICTION</text:p>
          </table:table-cell>
          <table:table-cell office:value-type="string">
            <text:p>Sparkling Cyanide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014</text:p>
          </table:table-cell>
          <table:table-cell office:value-type="string">
            <text:p>DETECTIVE FICTION</text:p>
          </table:table-cell>
          <table:table-cell office:value-type="string">
            <text:p>Dead Man's Folly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213</text:p>
          </table:table-cell>
          <table:table-cell office:value-type="string">
            <text:p>DETECTIVE FICTION</text:p>
          </table:table-cell>
          <table:table-cell office:value-type="string">
            <text:p>The Mysterious Mr Quin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jap007</text:p>
          </table:table-cell>
          <table:table-cell office:value-type="string">
            <text:p>DETECTIVE FICTION</text:p>
          </table:table-cell>
          <table:table-cell office:value-type="string">
            <text:p>Death in Holy Orders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jap006</text:p>
          </table:table-cell>
          <table:table-cell office:value-type="string">
            <text:p>DETECTIVE FICTION</text:p>
          </table:table-cell>
          <table:table-cell office:value-type="string">
            <text:p>Cover Her Face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jap004</text:p>
          </table:table-cell>
          <table:table-cell office:value-type="string">
            <text:p>DETECTIVE FICTION</text:p>
          </table:table-cell>
          <table:table-cell office:value-type="string">
            <text:p>The Black Tower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jap003</text:p>
          </table:table-cell>
          <table:table-cell office:value-type="string">
            <text:p>DETECTIVE FICTION</text:p>
          </table:table-cell>
          <table:table-cell office:value-type="string">
            <text:p>An unsuitable job for a woman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jap001</text:p>
          </table:table-cell>
          <table:table-cell office:value-type="string">
            <text:p>DETECTIVE FICTION</text:p>
          </table:table-cell>
          <table:table-cell office:value-type="string">
            <text:p>A certain justice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hi01</text:p>
          </table:table-cell>
          <table:table-cell office:value-type="string">
            <text:p>DETECTIVE FICTION</text:p>
          </table:table-cell>
          <table:table-cell office:value-type="string">
            <text:p>The mystery of the flaming Footprints</text:p>
          </table:table-cell>
          <table:table-cell office:value-type="string">
            <text:p>Alfred Hitchcock</text:p>
          </table:table-cell>
        </table:table-row>
        <table:table-row>
          <table:table-cell office:value-type="string">
            <text:p>df000jap002</text:p>
          </table:table-cell>
          <table:table-cell office:value-type="string">
            <text:p>DETECTIVE FICTION</text:p>
          </table:table-cell>
          <table:table-cell office:value-type="string">
            <text:p>A taste for death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grsu110</text:p>
          </table:table-cell>
          <table:table-cell office:value-type="string">
            <text:p>DETECTIVE FICTION</text:p>
          </table:table-cell>
          <table:table-cell office:value-type="string">
            <text:p>J is for judgement</text:p>
          </table:table-cell>
          <table:table-cell office:value-type="string">
            <text:p>Sue Grafton</text:p>
          </table:table-cell>
        </table:table-row>
        <table:table-row>
          <table:table-cell office:value-type="string">
            <text:p>Abio000ArLa02</text:p>
          </table:table-cell>
          <table:table-cell office:value-type="string">
            <text:p>BIOGRAPHIES</text:p>
          </table:table-cell>
          <table:table-cell office:value-type="string">
            <text:p>Every Second Counts</text:p>
          </table:table-cell>
          <table:table-cell office:value-type="string">
            <text:p>Lance Armstrong, Sally Jenkins</text:p>
          </table:table-cell>
        </table:table-row>
        <table:table-row>
          <table:table-cell office:value-type="string">
            <text:p>Abio000HuEd01</text:p>
          </table:table-cell>
          <table:table-cell office:value-type="string">
            <text:p>BIOGRAPHIES</text:p>
          </table:table-cell>
          <table:table-cell office:value-type="string">
            <text:p>The Islamist</text:p>
          </table:table-cell>
          <table:table-cell office:value-type="string">
            <text:p>Ed Husain</text:p>
          </table:table-cell>
        </table:table-row>
        <table:table-row>
          <table:table-cell office:value-type="string">
            <text:p>Abio000ChHe02</text:p>
          </table:table-cell>
          <table:table-cell office:value-type="string">
            <text:p>BIOGRAPHIES</text:p>
          </table:table-cell>
          <table:table-cell office:value-type="string">
            <text:p>Banco</text:p>
          </table:table-cell>
          <table:table-cell office:value-type="string">
            <text:p>Henri Charriere</text:p>
          </table:table-cell>
        </table:table-row>
        <table:table-row>
          <table:table-cell office:value-type="string">
            <text:p>Abio000ChIa01</text:p>
          </table:table-cell>
          <table:table-cell office:value-type="string">
            <text:p>BIOGRAPHIES</text:p>
          </table:table-cell>
          <table:table-cell office:value-type="string">
            <text:p>Chappelli: Ian Chappel's Life Story</text:p>
          </table:table-cell>
          <table:table-cell office:value-type="string">
            <text:p>Ian Chappell</text:p>
          </table:table-cell>
        </table:table-row>
        <table:table-row>
          <table:table-cell office:value-type="string">
            <text:p>Abio000ChHe03</text:p>
          </table:table-cell>
          <table:table-cell office:value-type="string">
            <text:p>BIOGRAPHIES</text:p>
          </table:table-cell>
          <table:table-cell office:value-type="string">
            <text:p>Papillon</text:p>
          </table:table-cell>
          <table:table-cell office:value-type="string">
            <text:p>Henri Charriere</text:p>
          </table:table-cell>
        </table:table-row>
        <table:table-row>
          <table:table-cell office:value-type="string">
            <text:p>Abio000ChHe01</text:p>
          </table:table-cell>
          <table:table-cell office:value-type="string">
            <text:p>BIOGRAPHIES</text:p>
          </table:table-cell>
          <table:table-cell office:value-type="string">
            <text:p>Papillon</text:p>
          </table:table-cell>
          <table:table-cell office:value-type="string">
            <text:p>Henri Charriere</text:p>
          </table:table-cell>
        </table:table-row>
        <table:table-row>
          <table:table-cell office:value-type="string">
            <text:p>Abio000ChAg01</text:p>
          </table:table-cell>
          <table:table-cell office:value-type="string">
            <text:p>BIOGRAPHIES</text:p>
          </table:table-cell>
          <table:table-cell office:value-type="string">
            <text:p>An Autobiography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Abio000CaPa01</text:p>
          </table:table-cell>
          <table:table-cell office:value-type="string">
            <text:p>BIOGRAPHIES</text:p>
          </table:table-cell>
          <table:table-cell office:value-type="string">
            <text:p>35 Years on the Job</text:p>
          </table:table-cell>
          <table:table-cell office:value-type="string">
            <text:p>Patric Campbell</text:p>
          </table:table-cell>
        </table:table-row>
        <table:table-row>
          <table:table-cell office:value-type="string">
            <text:p>Abio000CaNe01</text:p>
          </table:table-cell>
          <table:table-cell office:value-type="string">
            <text:p>BIOGRAPHIES</text:p>
          </table:table-cell>
          <table:table-cell office:value-type="string">
            <text:p>Autobiography</text:p>
          </table:table-cell>
          <table:table-cell office:value-type="string">
            <text:p>Neville Cardus</text:p>
          </table:table-cell>
        </table:table-row>
        <table:table-row>
          <table:table-cell office:value-type="string">
            <text:p>Abio000BrDo02</text:p>
          </table:table-cell>
          <table:table-cell office:value-type="string">
            <text:p>BIOGRAPHIES</text:p>
          </table:table-cell>
          <table:table-cell office:value-type="string">
            <text:p>Farewell to Cricket</text:p>
          </table:table-cell>
          <table:table-cell office:value-type="string">
            <text:p>Don Bradman</text:p>
          </table:table-cell>
        </table:table-row>
        <table:table-row>
          <table:table-cell office:value-type="string">
            <text:p>Abio000BuGe01</text:p>
          </table:table-cell>
          <table:table-cell office:value-type="string">
            <text:p>BIOGRAPHIES</text:p>
          </table:table-cell>
          <table:table-cell office:value-type="string">
            <text:p>The Third Time Around</text:p>
          </table:table-cell>
          <table:table-cell office:value-type="string">
            <text:p>George Burns</text:p>
          </table:table-cell>
        </table:table-row>
        <table:table-row>
          <table:table-cell office:value-type="string">
            <text:p>Abio000GaM01</text:p>
          </table:table-cell>
          <table:table-cell office:value-type="string">
            <text:p>BIOGRAPHIES</text:p>
          </table:table-cell>
          <table:table-cell office:value-type="string">
            <text:p>The Story of My Experiments with the Truth</text:p>
          </table:table-cell>
          <table:table-cell office:value-type="string">
            <text:p>Mohandas Karamchand Gandhi</text:p>
          </table:table-cell>
        </table:table-row>
        <table:table-row>
          <table:table-cell office:value-type="string">
            <text:p>Biog000NaSy01.2</text:p>
          </table:table-cell>
          <table:table-cell office:value-type="string">
            <text:p>BIOGRAPHIES</text:p>
          </table:table-cell>
          <table:table-cell office:value-type="string">
            <text:p>A Beautiful Mind</text:p>
          </table:table-cell>
          <table:table-cell office:value-type="string">
            <text:p>Sylvia Nasar</text:p>
          </table:table-cell>
        </table:table-row>
        <table:table-row>
          <table:table-cell office:value-type="string">
            <text:p>Abio000BuAn01</text:p>
          </table:table-cell>
          <table:table-cell office:value-type="string">
            <text:p>BIOGRAPHIES</text:p>
          </table:table-cell>
          <table:table-cell office:value-type="string">
            <text:p>Little Wilson and Big God</text:p>
          </table:table-cell>
          <table:table-cell office:value-type="string">
            <text:p>Anthony Burgess</text:p>
          </table:table-cell>
        </table:table-row>
        <table:table-row>
          <table:table-cell office:value-type="string">
            <text:p>Abio000BrJo01</text:p>
          </table:table-cell>
          <table:table-cell office:value-type="string">
            <text:p>BIOGRAPHIES</text:p>
          </table:table-cell>
          <table:table-cell office:value-type="string">
            <text:p>The Hard Years</text:p>
          </table:table-cell>
          <table:table-cell office:value-type="string">
            <text:p>Joe Brown</text:p>
          </table:table-cell>
        </table:table-row>
        <table:table-row>
          <table:table-cell office:value-type="string">
            <text:p>Abio000BrSa01</text:p>
          </table:table-cell>
          <table:table-cell office:value-type="string">
            <text:p>BIOGRAPHIES</text:p>
          </table:table-cell>
          <table:table-cell office:value-type="string">
            <text:p>My God Died Young</text:p>
          </table:table-cell>
          <table:table-cell office:value-type="string">
            <text:p>Sasthi Brata</text:p>
          </table:table-cell>
        </table:table-row>
        <table:table-row>
          <table:table-cell office:value-type="string">
            <text:p>Abio000HeJa01</text:p>
          </table:table-cell>
          <table:table-cell office:value-type="string">
            <text:p>BIOGRAPHIES</text:p>
          </table:table-cell>
          <table:table-cell office:value-type="string">
            <text:p>All Creatures Great and Small</text:p>
          </table:table-cell>
          <table:table-cell office:value-type="string">
            <text:p>James Herriot</text:p>
          </table:table-cell>
        </table:table-row>
        <table:table-row>
          <table:table-cell office:value-type="string">
            <text:p>Abio000BrE02</text:p>
          </table:table-cell>
          <table:table-cell office:value-type="string">
            <text:p>BIOGRAPHIES</text:p>
          </table:table-cell>
          <table:table-cell office:value-type="string">
            <text:p>To Sir, With Love</text:p>
          </table:table-cell>
          <table:table-cell office:value-type="string">
            <text:p>ER Braithwaite</text:p>
          </table:table-cell>
        </table:table-row>
        <table:table-row>
          <table:table-cell office:value-type="string">
            <text:p>Abio000BrE01</text:p>
          </table:table-cell>
          <table:table-cell office:value-type="string">
            <text:p>BIOGRAPHIES</text:p>
          </table:table-cell>
          <table:table-cell office:value-type="string">
            <text:p>To Sir, With Love</text:p>
          </table:table-cell>
          <table:table-cell office:value-type="string">
            <text:p>ER Braithwaite</text:p>
          </table:table-cell>
        </table:table-row>
        <table:table-row>
          <table:table-cell office:value-type="string">
            <text:p>AbioBrDo01</text:p>
          </table:table-cell>
          <table:table-cell office:value-type="string">
            <text:p>BIOGRAPHIES</text:p>
          </table:table-cell>
          <table:table-cell office:value-type="string">
            <text:p>Farewell to Cricket</text:p>
          </table:table-cell>
          <table:table-cell office:value-type="string">
            <text:p>Don Bradman</text:p>
          </table:table-cell>
        </table:table-row>
        <table:table-row>
          <table:table-cell office:value-type="string">
            <text:p>Abio000ChJu01</text:p>
          </table:table-cell>
          <table:table-cell office:value-type="string">
            <text:p>BIOGRAPHIES</text:p>
          </table:table-cell>
          <table:table-cell office:value-type="string">
            <text:p>Wild Swans</text:p>
          </table:table-cell>
          <table:table-cell office:value-type="string">
            <text:p>Jung Chang</text:p>
          </table:table-cell>
        </table:table-row>
        <table:table-row>
          <table:table-cell office:value-type="string">
            <text:p>Abio000BrBi01</text:p>
          </table:table-cell>
          <table:table-cell office:value-type="string">
            <text:p>BIOGRAPHIES</text:p>
          </table:table-cell>
          <table:table-cell office:value-type="string">
            <text:p>The Life and Times of the Thunderbolt Kid</text:p>
          </table:table-cell>
          <table:table-cell office:value-type="string">
            <text:p>Bill Bryson</text:p>
          </table:table-cell>
        </table:table-row>
        <table:table-row>
          <table:table-cell office:value-type="string">
            <text:p>Abio000TeSa01</text:p>
          </table:table-cell>
          <table:table-cell office:value-type="string">
            <text:p>BIOGRAPHIES</text:p>
          </table:table-cell>
          <table:table-cell office:value-type="string">
            <text:p>Playing it My Way</text:p>
          </table:table-cell>
          <table:table-cell office:value-type="string">
            <text:p>Sachin Tendulkar</text:p>
          </table:table-cell>
        </table:table-row>
        <table:table-row>
          <table:table-cell office:value-type="string">
            <text:p>Biog000Ka01</text:p>
          </table:table-cell>
          <table:table-cell office:value-type="string">
            <text:p>BIOGRAPHIES</text:p>
          </table:table-cell>
          <table:table-cell office:value-type="string">
            <text:p>To the Last Bullet</text:p>
          </table:table-cell>
          <table:table-cell office:value-type="string">
            <text:p>Vinita Kamte</text:p>
          </table:table-cell>
        </table:table-row>
        <table:table-row>
          <table:table-cell office:value-type="string">
            <text:p>Abio000BeKi01</text:p>
          </table:table-cell>
          <table:table-cell office:value-type="string">
            <text:p>BIOGRAPHIES</text:p>
          </table:table-cell>
          <table:table-cell office:value-type="string">
            <text:p>What Went Wrong and continues?</text:p>
          </table:table-cell>
          <table:table-cell office:value-type="string">
            <text:p>Kiran Bedi</text:p>
          </table:table-cell>
        </table:table-row>
        <table:table-row>
          <table:table-cell office:value-type="string">
            <text:p>Abio000BhCl01</text:p>
          </table:table-cell>
          <table:table-cell office:value-type="string">
            <text:p>BIOGRAPHIES</text:p>
          </table:table-cell>
          <table:table-cell office:value-type="string">
            <text:p>Days and Nights in Calcutta</text:p>
          </table:table-cell>
          <table:table-cell office:value-type="string">
            <text:p>Clarke Blaise, Bharati Mukherjee</text:p>
          </table:table-cell>
        </table:table-row>
        <table:table-row>
          <table:table-cell office:value-type="string">
            <text:p>Abio000BaHa01</text:p>
          </table:table-cell>
          <table:table-cell office:value-type="string">
            <text:p>BIOGRAPHIES</text:p>
          </table:table-cell>
          <table:table-cell office:value-type="string">
            <text:p>The Afternoon of Time</text:p>
          </table:table-cell>
          <table:table-cell office:value-type="string">
            <text:p>Harivansh Rai Bachchan</text:p>
          </table:table-cell>
        </table:table-row>
        <table:table-row>
          <table:table-cell office:value-type="string">
            <text:p>Abio000BlEr01</text:p>
          </table:table-cell>
          <table:table-cell office:value-type="string">
            <text:p>BIOGRAPHIES</text:p>
          </table:table-cell>
          <table:table-cell office:value-type="string">
            <text:p>A Stuff Gown and a Silk One</text:p>
          </table:table-cell>
          <table:table-cell office:value-type="string">
            <text:p>Ernest G. Black</text:p>
          </table:table-cell>
        </table:table-row>
        <table:table-row>
          <table:table-cell office:value-type="string">
            <text:p>Abio000IaLe01.1</text:p>
          </table:table-cell>
          <table:table-cell office:value-type="string">
            <text:p>BIOGRAPHIES</text:p>
          </table:table-cell>
          <table:table-cell office:value-type="string">
            <text:p>Iacocca: An Autobiography</text:p>
          </table:table-cell>
          <table:table-cell office:value-type="string">
            <text:p>Lee Iacocca</text:p>
          </table:table-cell>
        </table:table-row>
        <table:table-row>
          <table:table-cell office:value-type="string">
            <text:p>Biog000KaRo01</text:p>
          </table:table-cell>
          <table:table-cell office:value-type="string">
            <text:p>BIOGRAPHIES</text:p>
          </table:table-cell>
          <table:table-cell office:value-type="string">
            <text:p>The Man who Knew Infinity</text:p>
          </table:table-cell>
          <table:table-cell office:value-type="string">
            <text:p>Robert Kanigel</text:p>
          </table:table-cell>
        </table:table-row>
        <table:table-row>
          <table:table-cell office:value-type="string">
            <text:p>Abio000AsIs01</text:p>
          </table:table-cell>
          <table:table-cell office:value-type="string">
            <text:p>BIOGRAPHIES</text:p>
          </table:table-cell>
          <table:table-cell office:value-type="string">
            <text:p>Memoir</text:p>
          </table:table-cell>
          <table:table-cell office:value-type="string">
            <text:p>Isaac Asimov</text:p>
          </table:table-cell>
        </table:table-row>
        <table:table-row>
          <table:table-cell office:value-type="string">
            <text:p>Abio000AlMu02</text:p>
          </table:table-cell>
          <table:table-cell office:value-type="string">
            <text:p>BIOGRAPHIES</text:p>
          </table:table-cell>
          <table:table-cell office:value-type="string">
            <text:p>The Greatest - My Own Story</text:p>
          </table:table-cell>
          <table:table-cell office:value-type="string">
            <text:p>Muhammad Ali</text:p>
          </table:table-cell>
        </table:table-row>
        <table:table-row>
          <table:table-cell office:value-type="string">
            <text:p>Abio000AnMa01</text:p>
          </table:table-cell>
          <table:table-cell office:value-type="string">
            <text:p>BIOGRAPHIES</text:p>
          </table:table-cell>
          <table:table-cell office:value-type="string">
            <text:p>Wouldn't Take Nothing for My Journey Now</text:p>
          </table:table-cell>
          <table:table-cell office:value-type="string">
            <text:p>Maya Angelou</text:p>
          </table:table-cell>
        </table:table-row>
        <table:table-row>
          <table:table-cell office:value-type="string">
            <text:p>ABio000AlMu01</text:p>
          </table:table-cell>
          <table:table-cell office:value-type="string">
            <text:p>BIOGRAPHIES</text:p>
          </table:table-cell>
          <table:table-cell office:value-type="string">
            <text:p>The Greatest - My Own Story</text:p>
          </table:table-cell>
          <table:table-cell office:value-type="string">
            <text:p>Muhammad Ali</text:p>
          </table:table-cell>
        </table:table-row>
        <table:table-row>
          <table:table-cell office:value-type="string">
            <text:p>Abio000AgPh01</text:p>
          </table:table-cell>
          <table:table-cell office:value-type="string">
            <text:p>BIOGRAPHIES</text:p>
          </table:table-cell>
          <table:table-cell office:value-type="string">
            <text:p>Inside the Company: CIA Diary</text:p>
          </table:table-cell>
          <table:table-cell office:value-type="string">
            <text:p>Philip Agee</text:p>
          </table:table-cell>
        </table:table-row>
        <table:table-row>
          <table:table-cell office:value-type="string">
            <text:p>Abio000ClHi01</text:p>
          </table:table-cell>
          <table:table-cell office:value-type="string">
            <text:p>BIOGRAPHIES</text:p>
          </table:table-cell>
          <table:table-cell office:value-type="string">
            <text:p>Living History</text:p>
          </table:table-cell>
          <table:table-cell office:value-type="string">
            <text:p>Hillary Rodham Clinton</text:p>
          </table:table-cell>
        </table:table-row>
        <table:table-row>
          <table:table-cell office:value-type="string">
            <text:p>Abio000GiKh01</text:p>
          </table:table-cell>
          <table:table-cell office:value-type="string">
            <text:p>BIOGRAPHIES</text:p>
          </table:table-cell>
          <table:table-cell office:value-type="string">
            <text:p>A Self-Portrait</text:p>
          </table:table-cell>
          <table:table-cell office:value-type="string">
            <text:p>Khalil Gibran</text:p>
          </table:table-cell>
        </table:table-row>
        <table:table-row>
          <table:table-cell office:value-type="string">
            <text:p>Abio000GrMa01</text:p>
          </table:table-cell>
          <table:table-cell office:value-type="string">
            <text:p>BIOGRAPHIES</text:p>
          </table:table-cell>
          <table:table-cell office:value-type="string">
            <text:p>For Those I Loved</text:p>
          </table:table-cell>
          <table:table-cell office:value-type="string">
            <text:p>Martin Gray</text:p>
          </table:table-cell>
        </table:table-row>
        <table:table-row>
          <table:table-cell office:value-type="string">
            <text:p>Abio000NeSa01</text:p>
          </table:table-cell>
          <table:table-cell office:value-type="string">
            <text:p>BIOGRAPHIES</text:p>
          </table:table-cell>
          <table:table-cell office:value-type="string">
            <text:p>Playing to Win</text:p>
          </table:table-cell>
          <table:table-cell office:value-type="string">
            <text:p>Saina Nehwal</text:p>
          </table:table-cell>
        </table:table-row>
        <table:table-row>
          <table:table-cell office:value-type="string">
            <text:p>Abio000ChCh01</text:p>
          </table:table-cell>
          <table:table-cell office:value-type="string">
            <text:p>BIOGRAPHIES</text:p>
          </table:table-cell>
          <table:table-cell office:value-type="string">
            <text:p>My Autobiography</text:p>
          </table:table-cell>
          <table:table-cell office:value-type="string">
            <text:p>Charles Chaplin</text:p>
          </table:table-cell>
        </table:table-row>
        <table:table-row>
          <table:table-cell office:value-type="string">
            <text:p>Abio000KhAn011</text:p>
          </table:table-cell>
          <table:table-cell office:value-type="string">
            <text:p>BIOGRAPHIES</text:p>
          </table:table-cell>
          <table:table-cell office:value-type="string">
            <text:p>The Best Thing about You is You!</text:p>
          </table:table-cell>
          <table:table-cell office:value-type="string">
            <text:p>Anupam Kher</text:p>
          </table:table-cell>
        </table:table-row>
        <table:table-row>
          <table:table-cell office:value-type="string">
            <text:p>Biog000Fa01</text:p>
          </table:table-cell>
          <table:table-cell office:value-type="string">
            <text:p>BIOGRAPHIES</text:p>
          </table:table-cell>
          <table:table-cell office:value-type="string">
            <text:p>The Strangest Man</text:p>
          </table:table-cell>
          <table:table-cell office:value-type="string">
            <text:p>Graham Farmelo</text:p>
          </table:table-cell>
        </table:table-row>
        <table:table-row>
          <table:table-cell office:value-type="string">
            <text:p>Abio000HeJo01</text:p>
          </table:table-cell>
          <table:table-cell office:value-type="string">
            <text:p>BIOGRAPHIES</text:p>
          </table:table-cell>
          <table:table-cell office:value-type="string">
            <text:p>Now and Then</text:p>
          </table:table-cell>
          <table:table-cell office:value-type="string">
            <text:p>Joseph Heller</text:p>
          </table:table-cell>
        </table:table-row>
        <table:table-row>
          <table:table-cell office:value-type="string">
            <text:p>ABio000KeHe01</text:p>
          </table:table-cell>
          <table:table-cell office:value-type="string">
            <text:p>BIOGRAPHIES</text:p>
          </table:table-cell>
          <table:table-cell office:value-type="string">
            <text:p>The Story of My Life</text:p>
          </table:table-cell>
          <table:table-cell office:value-type="string">
            <text:p>Helen Keller</text:p>
          </table:table-cell>
        </table:table-row>
        <table:table-row>
          <table:table-cell office:value-type="string">
            <text:p>Abio000GiMi01</text:p>
          </table:table-cell>
          <table:table-cell office:value-type="string">
            <text:p>BIOGRAPHIES</text:p>
          </table:table-cell>
          <table:table-cell office:value-type="string">
            <text:p>How Starbucks Saved My Life</text:p>
          </table:table-cell>
          <table:table-cell office:value-type="string">
            <text:p>Michael Gill</text:p>
          </table:table-cell>
        </table:table-row>
        <table:table-row>
          <table:table-cell office:value-type="string">
            <text:p>Abio000GiAn01</text:p>
          </table:table-cell>
          <table:table-cell office:value-type="string">
            <text:p>BIOGRAPHIES</text:p>
          </table:table-cell>
          <table:table-cell office:value-type="string">
            <text:p>If it Die</text:p>
          </table:table-cell>
          <table:table-cell office:value-type="string">
            <text:p>Andre Gide</text:p>
          </table:table-cell>
        </table:table-row>
        <table:table-row>
          <table:table-cell office:value-type="string">
            <text:p>Abio000GaSu02</text:p>
          </table:table-cell>
          <table:table-cell office:value-type="string">
            <text:p>BIOGRAPHIES</text:p>
          </table:table-cell>
          <table:table-cell office:value-type="string">
            <text:p>Sunny Days</text:p>
          </table:table-cell>
          <table:table-cell office:value-type="string">
            <text:p>Sunil Gavaskar</text:p>
          </table:table-cell>
        </table:table-row>
        <table:table-row>
          <table:table-cell office:value-type="string">
            <text:p>Abio000Che01</text:p>
          </table:table-cell>
          <table:table-cell office:value-type="string">
            <text:p>BIOGRAPHIES</text:p>
          </table:table-cell>
          <table:table-cell office:value-type="string">
            <text:p>Motorcycle Diaries</text:p>
          </table:table-cell>
          <table:table-cell office:value-type="string">
            <text:p>Ernesto Che Guevara</text:p>
          </table:table-cell>
        </table:table-row>
        <table:table-row>
          <table:table-cell office:value-type="string">
            <text:p>Abio000NaRa01</text:p>
          </table:table-cell>
          <table:table-cell office:value-type="string">
            <text:p>BIOGRAPHIES</text:p>
          </table:table-cell>
          <table:table-cell office:value-type="string">
            <text:p>Rafa</text:p>
          </table:table-cell>
          <table:table-cell office:value-type="string">
            <text:p>Rafael Nadal, John Carlin</text:p>
          </table:table-cell>
        </table:table-row>
        <table:table-row>
          <table:table-cell office:value-type="string">
            <text:p>Abio000Sch01</text:p>
          </table:table-cell>
          <table:table-cell office:value-type="string">
            <text:p>BIOGRAPHIES</text:p>
          </table:table-cell>
          <table:table-cell office:value-type="string">
            <text:p>What is Life?</text:p>
          </table:table-cell>
          <table:table-cell office:value-type="string">
            <text:p>Schrodinger</text:p>
          </table:table-cell>
        </table:table-row>
        <table:table-row>
          <table:table-cell office:value-type="string">
            <text:p>Bio000MoGr01</text:p>
          </table:table-cell>
          <table:table-cell office:value-type="string">
            <text:p>BIOGRAPHIES</text:p>
          </table:table-cell>
          <table:table-cell office:value-type="string">
            <text:p>Three Cups of Tea</text:p>
          </table:table-cell>
          <table:table-cell office:value-type="string">
            <text:p>Greg Mortenson, David Oliver Relin</text:p>
          </table:table-cell>
        </table:table-row>
        <table:table-row>
          <table:table-cell office:value-type="string">
            <text:p>Abio000FrBe01</text:p>
          </table:table-cell>
          <table:table-cell office:value-type="string">
            <text:p>BIOGRAPHIES</text:p>
          </table:table-cell>
          <table:table-cell office:value-type="string">
            <text:p>The Autobiography and Other Stories</text:p>
          </table:table-cell>
          <table:table-cell office:value-type="string">
            <text:p>Benjamin Franklin</text:p>
          </table:table-cell>
        </table:table-row>
        <table:table-row>
          <table:table-cell office:value-type="string">
            <text:p>Abio000ClHi02</text:p>
          </table:table-cell>
          <table:table-cell office:value-type="string">
            <text:p>BIOGRAPHIES</text:p>
          </table:table-cell>
          <table:table-cell office:value-type="string">
            <text:p>Living History</text:p>
          </table:table-cell>
          <table:table-cell office:value-type="string">
            <text:p>Hillary Rodham Clinton</text:p>
          </table:table-cell>
        </table:table-row>
        <table:table-row>
          <table:table-cell office:value-type="string">
            <text:p>Abio000Ad01</text:p>
          </table:table-cell>
          <table:table-cell office:value-type="string">
            <text:p>BIOGRAPHIES</text:p>
          </table:table-cell>
          <table:table-cell office:value-type="string">
            <text:p>A Prisoner's Scrapbook</text:p>
          </table:table-cell>
          <table:table-cell office:value-type="string">
            <text:p>LK Advani</text:p>
          </table:table-cell>
        </table:table-row>
        <table:table-row>
          <table:table-cell office:value-type="string">
            <text:p>Abio000DaRo01</text:p>
          </table:table-cell>
          <table:table-cell office:value-type="string">
            <text:p>BIOGRAPHIES</text:p>
          </table:table-cell>
          <table:table-cell office:value-type="string">
            <text:p>Boy and Going Solo</text:p>
          </table:table-cell>
          <table:table-cell office:value-type="string">
            <text:p>Roald Dahl</text:p>
          </table:table-cell>
        </table:table-row>
        <table:table-row>
          <table:table-cell office:value-type="string">
            <text:p>Abio000DaLa01</text:p>
          </table:table-cell>
          <table:table-cell office:value-type="string">
            <text:p>BIOGRAPHIES</text:p>
          </table:table-cell>
          <table:table-cell office:value-type="string">
            <text:p>Freedom in Exile</text:p>
          </table:table-cell>
          <table:table-cell office:value-type="string">
            <text:p>Dalai Lama</text:p>
          </table:table-cell>
        </table:table-row>
        <table:table-row>
          <table:table-cell office:value-type="string">
            <text:p>Abio000CoJo01</text:p>
          </table:table-cell>
          <table:table-cell office:value-type="string">
            <text:p>BIOGRAPHIES</text:p>
          </table:table-cell>
          <table:table-cell office:value-type="string">
            <text:p>Dylan on Dylan</text:p>
          </table:table-cell>
          <table:table-cell office:value-type="string">
            <text:p>Jonathan Cott</text:p>
          </table:table-cell>
        </table:table-row>
        <table:table-row>
          <table:table-cell office:value-type="string">
            <text:p>Abio000DeKa01</text:p>
          </table:table-cell>
          <table:table-cell office:value-type="string">
            <text:p>BIOGRAPHIES</text:p>
          </table:table-cell>
          <table:table-cell office:value-type="string">
            <text:p>By God's Decree</text:p>
          </table:table-cell>
          <table:table-cell office:value-type="string">
            <text:p>Kapil Dev, V. Verma</text:p>
          </table:table-cell>
        </table:table-row>
        <table:table-row>
          <table:table-cell office:value-type="string">
            <text:p>Biog000CoRa01</text:p>
          </table:table-cell>
          <table:table-cell office:value-type="string">
            <text:p>BIOGRAPHIES</text:p>
          </table:table-cell>
          <table:table-cell office:value-type="string">
            <text:p>Lennon: The Definitive Biography</text:p>
          </table:table-cell>
          <table:table-cell office:value-type="string">
            <text:p>Ray Coleman</text:p>
          </table:table-cell>
        </table:table-row>
        <table:table-row>
          <table:table-cell office:value-type="string">
            <text:p>ABio000DeGa01</text:p>
          </table:table-cell>
          <table:table-cell office:value-type="string">
            <text:p>BIOGRAPHIES</text:p>
          </table:table-cell>
          <table:table-cell office:value-type="string">
            <text:p>A Princess Remembers</text:p>
          </table:table-cell>
          <table:table-cell office:value-type="string">
            <text:p>Gayatri Devi</text:p>
          </table:table-cell>
        </table:table-row>
        <table:table-row>
          <table:table-cell office:value-type="string">
            <text:p>Abio000Co01</text:p>
          </table:table-cell>
          <table:table-cell office:value-type="string">
            <text:p>BIOGRAPHIES</text:p>
          </table:table-cell>
          <table:table-cell office:value-type="string">
            <text:p>Jungle Lore</text:p>
          </table:table-cell>
          <table:table-cell office:value-type="string">
            <text:p>Jim Corbett</text:p>
          </table:table-cell>
        </table:table-row>
        <table:table-row>
          <table:table-cell office:value-type="string">
            <text:p>ABio000GrGr01</text:p>
          </table:table-cell>
          <table:table-cell office:value-type="string">
            <text:p>BIOGRAPHIES</text:p>
          </table:table-cell>
          <table:table-cell office:value-type="string">
            <text:p>Ways of Escape</text:p>
          </table:table-cell>
          <table:table-cell office:value-type="string">
            <text:p>Graham Greene</text:p>
          </table:table-cell>
        </table:table-row>
        <table:table-row>
          <table:table-cell office:value-type="string">
            <text:p>Abio000GaM02</text:p>
          </table:table-cell>
          <table:table-cell office:value-type="string">
            <text:p>BIOGRAPHIES</text:p>
          </table:table-cell>
          <table:table-cell office:value-type="string">
            <text:p>The Story of My Experiments with the Truth</text:p>
          </table:table-cell>
          <table:table-cell office:value-type="string">
            <text:p>Mohandas Karamchand Gandhi</text:p>
          </table:table-cell>
        </table:table-row>
        <table:table-row>
          <table:table-cell office:value-type="string">
            <text:p>Abio000GaM04</text:p>
          </table:table-cell>
          <table:table-cell office:value-type="string">
            <text:p>BIOGRAPHIES</text:p>
          </table:table-cell>
          <table:table-cell office:value-type="string">
            <text:p>The Story of My Experiments with the Truth</text:p>
          </table:table-cell>
          <table:table-cell office:value-type="string">
            <text:p>Mohandas Karamchand Gandhi</text:p>
          </table:table-cell>
        </table:table-row>
        <table:table-row>
          <table:table-cell office:value-type="string">
            <text:p>Abio000BrRi01</text:p>
          </table:table-cell>
          <table:table-cell office:value-type="string">
            <text:p>BIOGRAPHIES</text:p>
          </table:table-cell>
          <table:table-cell office:value-type="string">
            <text:p>Losing My Virginity</text:p>
          </table:table-cell>
          <table:table-cell office:value-type="string">
            <text:p>Richard Branson</text:p>
          </table:table-cell>
        </table:table-row>
        <table:table-row>
          <table:table-cell office:value-type="string">
            <text:p>ABio000DePh01</text:p>
          </table:table-cell>
          <table:table-cell office:value-type="string">
            <text:p>BIOGRAPHIES</text:p>
          </table:table-cell>
          <table:table-cell office:value-type="string">
            <text:p>I, Phoolan Devi</text:p>
          </table:table-cell>
          <table:table-cell office:value-type="string">
            <text:p>Phoolan Devi</text:p>
          </table:table-cell>
        </table:table-row>
        <table:table-row>
          <table:table-cell office:value-type="string">
            <text:p>Biog000St01</text:p>
          </table:table-cell>
          <table:table-cell office:value-type="string">
            <text:p>BIOGRAPHIES</text:p>
          </table:table-cell>
          <table:table-cell office:value-type="string">
            <text:p>The Roger Federer Story: Quest for Perfection</text:p>
          </table:table-cell>
          <table:table-cell office:value-type="string">
            <text:p>Rene Stauffer</text:p>
          </table:table-cell>
        </table:table-row>
        <table:table-row>
          <table:table-cell office:value-type="string">
            <text:p>Abio000FlEr01</text:p>
          </table:table-cell>
          <table:table-cell office:value-type="string">
            <text:p>BIOGRAPHIES</text:p>
          </table:table-cell>
          <table:table-cell office:value-type="string">
            <text:p>My Wicked, Wicked Ways</text:p>
          </table:table-cell>
          <table:table-cell office:value-type="string">
            <text:p>Errol Flynn</text:p>
          </table:table-cell>
        </table:table-row>
        <table:table-row>
          <table:table-cell office:value-type="string">
            <text:p>Abio000DeSh01</text:p>
          </table:table-cell>
          <table:table-cell office:value-type="string">
            <text:p>BIOGRAPHIES</text:p>
          </table:table-cell>
          <table:table-cell office:value-type="string">
            <text:p>Selective Memory</text:p>
          </table:table-cell>
          <table:table-cell office:value-type="string">
            <text:p>Shoba De</text:p>
          </table:table-cell>
        </table:table-row>
        <table:table-row>
          <table:table-cell office:value-type="string">
            <text:p>Abio000Vo01</text:p>
          </table:table-cell>
          <table:table-cell office:value-type="string">
            <text:p>BIOGRAPHIES</text:p>
          </table:table-cell>
          <table:table-cell office:value-type="string">
            <text:p>A Man Without a Country</text:p>
          </table:table-cell>
          <table:table-cell office:value-type="string">
            <text:p>Kurt Vonnegut</text:p>
          </table:table-cell>
        </table:table-row>
        <table:table-row>
          <table:table-cell office:value-type="string">
            <text:p>Abio000KaNi01</text:p>
          </table:table-cell>
          <table:table-cell office:value-type="string">
            <text:p>BIOGRAPHIES</text:p>
          </table:table-cell>
          <table:table-cell office:value-type="string">
            <text:p>Report to Greco</text:p>
          </table:table-cell>
          <table:table-cell office:value-type="string">
            <text:p>Nikos Kazantzakis</text:p>
          </table:table-cell>
        </table:table-row>
        <table:table-row>
          <table:table-cell office:value-type="string">
            <text:p>Abio000KhIm01</text:p>
          </table:table-cell>
          <table:table-cell office:value-type="string">
            <text:p>BIOGRAPHIES</text:p>
          </table:table-cell>
          <table:table-cell office:value-type="string">
            <text:p>Imran</text:p>
          </table:table-cell>
          <table:table-cell office:value-type="string">
            <text:p>Imran Khan, Patrick Murphy</text:p>
          </table:table-cell>
        </table:table-row>
        <table:table-row>
          <table:table-cell office:value-type="string">
            <text:p>Abio000KiRu01</text:p>
          </table:table-cell>
          <table:table-cell office:value-type="string">
            <text:p>BIOGRAPHIES</text:p>
          </table:table-cell>
          <table:table-cell office:value-type="string">
            <text:p>Something of Myself</text:p>
          </table:table-cell>
          <table:table-cell office:value-type="string">
            <text:p>Rudyard Kipling</text:p>
          </table:table-cell>
        </table:table-row>
        <table:table-row>
          <table:table-cell office:value-type="string">
            <text:p>Abio000KuVe01</text:p>
          </table:table-cell>
          <table:table-cell office:value-type="string">
            <text:p>BIOGRAPHIES</text:p>
          </table:table-cell>
          <table:table-cell office:value-type="string">
            <text:p>I too Had a Dream</text:p>
          </table:table-cell>
          <table:table-cell office:value-type="string">
            <text:p>Verghese Kurien</text:p>
          </table:table-cell>
        </table:table-row>
        <table:table-row>
          <table:table-cell office:value-type="string">
            <text:p>Abio000LlCh01</text:p>
          </table:table-cell>
          <table:table-cell office:value-type="string">
            <text:p>BIOGRAPHIES</text:p>
          </table:table-cell>
          <table:table-cell office:value-type="string">
            <text:p>Lloyd on Lloyd</text:p>
          </table:table-cell>
          <table:table-cell office:value-type="string">
            <text:p>Chris Lloyd, John Lloyd</text:p>
          </table:table-cell>
        </table:table-row>
        <table:table-row>
          <table:table-cell office:value-type="string">
            <text:p>Abio000ThMa01</text:p>
          </table:table-cell>
          <table:table-cell office:value-type="string">
            <text:p>BIOGRAPHIES</text:p>
          </table:table-cell>
          <table:table-cell office:value-type="string">
            <text:p>The Downing Street Years</text:p>
          </table:table-cell>
          <table:table-cell office:value-type="string">
            <text:p>Margaret Thatcher</text:p>
          </table:table-cell>
        </table:table-row>
        <table:table-row>
          <table:table-cell office:value-type="string">
            <text:p>Abio000X_Ma01</text:p>
          </table:table-cell>
          <table:table-cell office:value-type="string">
            <text:p>BIOGRAPHIES</text:p>
          </table:table-cell>
          <table:table-cell office:value-type="string">
            <text:p>The Autobiography of Malcolm X</text:p>
          </table:table-cell>
          <table:table-cell office:value-type="string">
            <text:p>Malcolm X, Alex Haley</text:p>
          </table:table-cell>
        </table:table-row>
        <table:table-row>
          <table:table-cell office:value-type="string">
            <text:p>Biog000CuEv01</text:p>
          </table:table-cell>
          <table:table-cell office:value-type="string">
            <text:p>BIOGRAPHIES</text:p>
          </table:table-cell>
          <table:table-cell office:value-type="string">
            <text:p>Madame Curie</text:p>
          </table:table-cell>
          <table:table-cell office:value-type="string">
            <text:p>Eve Curie</text:p>
          </table:table-cell>
        </table:table-row>
        <table:table-row>
          <table:table-cell office:value-type="string">
            <text:p>Abio000BeSi01</text:p>
          </table:table-cell>
          <table:table-cell office:value-type="string">
            <text:p>BIOGRAPHIES</text:p>
          </table:table-cell>
          <table:table-cell office:value-type="string">
            <text:p>The Prime of Life</text:p>
          </table:table-cell>
          <table:table-cell office:value-type="string">
            <text:p>Simone de Beauvoir</text:p>
          </table:table-cell>
        </table:table-row>
        <table:table-row>
          <table:table-cell office:value-type="string">
            <text:p>Abio000Pe01</text:p>
          </table:table-cell>
          <table:table-cell office:value-type="string">
            <text:p>BIOGRAPHIES</text:p>
          </table:table-cell>
          <table:table-cell office:value-type="string">
            <text:p>Pele - The Autobiography</text:p>
          </table:table-cell>
          <table:table-cell office:value-type="string">
            <text:p>Pele</text:p>
          </table:table-cell>
        </table:table-row>
        <table:table-row>
          <table:table-cell office:value-type="string">
            <text:p>Abio000PaSa01</text:p>
          </table:table-cell>
          <table:table-cell office:value-type="string">
            <text:p>BIOGRAPHIES</text:p>
          </table:table-cell>
          <table:table-cell office:value-type="string">
            <text:p>Sandy Storm</text:p>
          </table:table-cell>
          <table:table-cell office:value-type="string">
            <text:p>Sandeep Patil</text:p>
          </table:table-cell>
        </table:table-row>
        <table:table-row>
          <table:table-cell office:value-type="string">
            <text:p>Abio000LeCS01</text:p>
          </table:table-cell>
          <table:table-cell office:value-type="string">
            <text:p>BIOGRAPHIES</text:p>
          </table:table-cell>
          <table:table-cell office:value-type="string">
            <text:p>The Diaries</text:p>
          </table:table-cell>
          <table:table-cell office:value-type="string">
            <text:p>CS Lewis</text:p>
          </table:table-cell>
        </table:table-row>
        <table:table-row>
          <table:table-cell office:value-type="string">
            <text:p>Abio000ScAr01</text:p>
          </table:table-cell>
          <table:table-cell office:value-type="string">
            <text:p>BIOGRAPHIES</text:p>
          </table:table-cell>
          <table:table-cell office:value-type="string">
            <text:p>Total Recall</text:p>
          </table:table-cell>
          <table:table-cell office:value-type="string">
            <text:p>Arnold Schwarzenegger</text:p>
          </table:table-cell>
        </table:table-row>
        <table:table-row>
          <table:table-cell office:value-type="string">
            <text:p>Abiog000IaLe01</text:p>
          </table:table-cell>
          <table:table-cell office:value-type="string">
            <text:p>BIOGRAPHIES</text:p>
          </table:table-cell>
          <table:table-cell office:value-type="string">
            <text:p>Iacocca: An Autobiography</text:p>
          </table:table-cell>
          <table:table-cell office:value-type="string">
            <text:p>Lee Iacocca</text:p>
          </table:table-cell>
        </table:table-row>
        <table:table-row>
          <table:table-cell office:value-type="string">
            <text:p>Abio000HoA01</text:p>
          </table:table-cell>
          <table:table-cell office:value-type="string">
            <text:p>BIOGRAPHIES</text:p>
          </table:table-cell>
          <table:table-cell office:value-type="string">
            <text:p>Sophia Living and Loving</text:p>
          </table:table-cell>
          <table:table-cell office:value-type="string">
            <text:p>AE Hotchner</text:p>
          </table:table-cell>
        </table:table-row>
        <table:table-row>
          <table:table-cell office:value-type="string">
            <text:p>Abio000ObBa02</text:p>
          </table:table-cell>
          <table:table-cell office:value-type="string">
            <text:p>BIOGRAPHIES</text:p>
          </table:table-cell>
          <table:table-cell office:value-type="string">
            <text:p>Dreams From My Father</text:p>
          </table:table-cell>
          <table:table-cell office:value-type="string">
            <text:p>Barack Obama</text:p>
          </table:table-cell>
        </table:table-row>
        <table:table-row>
          <table:table-cell office:value-type="string">
            <text:p>Abio000NaAz01</text:p>
          </table:table-cell>
          <table:table-cell office:value-type="string">
            <text:p>BIOGRAPHIES</text:p>
          </table:table-cell>
          <table:table-cell office:value-type="string">
            <text:p>Reading Lolita in Tehran</text:p>
          </table:table-cell>
          <table:table-cell office:value-type="string">
            <text:p>Azar Nafisi</text:p>
          </table:table-cell>
        </table:table-row>
        <table:table-row>
          <table:table-cell office:value-type="string">
            <text:p>Abio000Mu01</text:p>
          </table:table-cell>
          <table:table-cell office:value-type="string">
            <text:p>BIOGRAPHIES</text:p>
          </table:table-cell>
          <table:table-cell office:value-type="string">
            <text:p>In the Name of Honour</text:p>
          </table:table-cell>
          <table:table-cell office:value-type="string">
            <text:p>Mukhtar Mai</text:p>
          </table:table-cell>
        </table:table-row>
        <table:table-row>
          <table:table-cell office:value-type="string">
            <text:p>Abio000JoEr01</text:p>
          </table:table-cell>
          <table:table-cell office:value-type="string">
            <text:p>BIOGRAPHIES</text:p>
          </table:table-cell>
          <table:table-cell office:value-type="string">
            <text:p>Fear of Fifty</text:p>
          </table:table-cell>
          <table:table-cell office:value-type="string">
            <text:p>Erica Jong</text:p>
          </table:table-cell>
        </table:table-row>
        <table:table-row>
          <table:table-cell office:value-type="string">
            <text:p>Abio000PaSa01</text:p>
          </table:table-cell>
          <table:table-cell office:value-type="string">
            <text:p>BIOGRAPHIES</text:p>
          </table:table-cell>
          <table:table-cell office:value-type="string">
            <text:p>Sandy Storm</text:p>
          </table:table-cell>
          <table:table-cell office:value-type="string">
            <text:p>Sandeep Patil</text:p>
          </table:table-cell>
        </table:table-row>
        <table:table-row>
          <table:table-cell office:value-type="string">
            <text:p>Abio000PaOr01</text:p>
          </table:table-cell>
          <table:table-cell office:value-type="string">
            <text:p>BIOGRAPHIES</text:p>
          </table:table-cell>
          <table:table-cell office:value-type="string">
            <text:p>Istanbul: Memories of a City</text:p>
          </table:table-cell>
          <table:table-cell office:value-type="string">
            <text:p>Orhan Pamuk</text:p>
          </table:table-cell>
        </table:table-row>
        <table:table-row>
          <table:table-cell office:value-type="string">
            <text:p>Abio000NaMa01</text:p>
          </table:table-cell>
          <table:table-cell office:value-type="string">
            <text:p>BIOGRAPHIES</text:p>
          </table:table-cell>
          <table:table-cell office:value-type="string">
            <text:p>Being Myself</text:p>
          </table:table-cell>
          <table:table-cell office:value-type="string">
            <text:p>Martina Navratilova, George Vecsey</text:p>
          </table:table-cell>
        </table:table-row>
        <table:table-row>
          <table:table-cell office:value-type="string">
            <text:p>Abio000NiDa01</text:p>
          </table:table-cell>
          <table:table-cell office:value-type="string">
            <text:p>BIOGRAPHIES</text:p>
          </table:table-cell>
          <table:table-cell office:value-type="string">
            <text:p>The Moon's a Balloon</text:p>
          </table:table-cell>
          <table:table-cell office:value-type="string">
            <text:p>David Niven</text:p>
          </table:table-cell>
        </table:table-row>
        <table:table-row>
          <table:table-cell office:value-type="string">
            <text:p>Abio000MuJo01</text:p>
          </table:table-cell>
          <table:table-cell office:value-type="string">
            <text:p>BIOGRAPHIES</text:p>
          </table:table-cell>
          <table:table-cell office:value-type="string">
            <text:p>Journal of Katherine Mansfield</text:p>
          </table:table-cell>
          <table:table-cell office:value-type="string">
            <text:p>Katherine Mansfield</text:p>
          </table:table-cell>
        </table:table-row>
        <table:table-row>
          <table:table-cell office:value-type="string">
            <text:p>Abio000NaR01</text:p>
          </table:table-cell>
          <table:table-cell office:value-type="string">
            <text:p>BIOGRAPHIES</text:p>
          </table:table-cell>
          <table:table-cell office:value-type="string">
            <text:p>My Days - A Memoir</text:p>
          </table:table-cell>
          <table:table-cell office:value-type="string">
            <text:p>RK Narayan</text:p>
          </table:table-cell>
        </table:table-row>
        <table:table-row>
          <table:table-cell office:value-type="string">
            <text:p>Abio000PaOr02</text:p>
          </table:table-cell>
          <table:table-cell office:value-type="string">
            <text:p>BIOGRAPHIES</text:p>
          </table:table-cell>
          <table:table-cell office:value-type="string">
            <text:p>Istanbul: Memories of a City</text:p>
          </table:table-cell>
          <table:table-cell office:value-type="string">
            <text:p>Orhan Pamuk</text:p>
          </table:table-cell>
        </table:table-row>
        <table:table-row>
          <table:table-cell office:value-type="string">
            <text:p>Abio000ObBa01</text:p>
          </table:table-cell>
          <table:table-cell office:value-type="string">
            <text:p>BIOGRAPHIES</text:p>
          </table:table-cell>
          <table:table-cell office:value-type="string">
            <text:p>The Audacity of Hope</text:p>
          </table:table-cell>
          <table:table-cell office:value-type="string">
            <text:p>Barack Obama</text:p>
          </table:table-cell>
        </table:table-row>
        <table:table-row>
          <table:table-cell office:value-type="string">
            <text:p>Abio000MiSp01</text:p>
          </table:table-cell>
          <table:table-cell office:value-type="string">
            <text:p>BIOGRAPHIES</text:p>
          </table:table-cell>
          <table:table-cell office:value-type="string">
            <text:p>It Ends with Magic - Milligan Family History</text:p>
          </table:table-cell>
          <table:table-cell office:value-type="string">
            <text:p>Spike Milligan</text:p>
          </table:table-cell>
        </table:table-row>
        <table:table-row>
          <table:table-cell office:value-type="string">
            <text:p>Abio000McJo01</text:p>
          </table:table-cell>
          <table:table-cell office:value-type="string">
            <text:p>BIOGRAPHIES</text:p>
          </table:table-cell>
          <table:table-cell office:value-type="string">
            <text:p>Serious: The Autobiography</text:p>
          </table:table-cell>
          <table:table-cell office:value-type="string">
            <text:p>John McEnroe</text:p>
          </table:table-cell>
        </table:table-row>
        <table:table-row>
          <table:table-cell office:value-type="string">
            <text:p>Biog000ChMa01</text:p>
          </table:table-cell>
          <table:table-cell office:value-type="string">
            <text:p>BIOGRAPHIES</text:p>
          </table:table-cell>
          <table:table-cell office:value-type="string">
            <text:p>Dalai Lama: Man, Monk, Mystic</text:p>
          </table:table-cell>
          <table:table-cell office:value-type="string">
            <text:p>Mayank Chhaya</text:p>
          </table:table-cell>
        </table:table-row>
        <table:table-row>
          <table:table-cell office:value-type="string">
            <text:p>Abio000Sn01</text:p>
          </table:table-cell>
          <table:table-cell office:value-type="string">
            <text:p>BIOGRAPHIES</text:p>
          </table:table-cell>
          <table:table-cell office:value-type="string">
            <text:p>Snicket: The Unauthorized Autobiography</text:p>
          </table:table-cell>
          <table:table-cell office:value-type="string">
            <text:p>Lemony Snicket</text:p>
          </table:table-cell>
        </table:table-row>
        <table:table-row>
          <table:table-cell office:value-type="string">
            <text:p>Abio000SeMr01</text:p>
          </table:table-cell>
          <table:table-cell office:value-type="string">
            <text:p>BIOGRAPHIES</text:p>
          </table:table-cell>
          <table:table-cell office:value-type="string">
            <text:p>Always Being Born</text:p>
          </table:table-cell>
          <table:table-cell office:value-type="string">
            <text:p>Mrinal Sen</text:p>
          </table:table-cell>
        </table:table-row>
        <table:table-row>
          <table:table-cell office:value-type="string">
            <text:p>Abio000WrPe01</text:p>
          </table:table-cell>
          <table:table-cell office:value-type="string">
            <text:p>BIOGRAPHIES</text:p>
          </table:table-cell>
          <table:table-cell office:value-type="string">
            <text:p>Spy Catcher</text:p>
          </table:table-cell>
          <table:table-cell office:value-type="string">
            <text:p>Peter Wright</text:p>
          </table:table-cell>
        </table:table-row>
        <table:table-row>
          <table:table-cell office:value-type="string">
            <text:p>Biog000EmGe01</text:p>
          </table:table-cell>
          <table:table-cell office:value-type="string">
            <text:p>BIOGRAPHIES</text:p>
          </table:table-cell>
          <table:table-cell office:value-type="string">
            <text:p>Here, There and Everywhere</text:p>
          </table:table-cell>
          <table:table-cell office:value-type="string">
            <text:p>Geoff Emerick</text:p>
          </table:table-cell>
        </table:table-row>
        <table:table-row>
          <table:table-cell office:value-type="string">
            <text:p>Abio000WrJo01</text:p>
          </table:table-cell>
          <table:table-cell office:value-type="string">
            <text:p>BIOGRAPHIES</text:p>
          </table:table-cell>
          <table:table-cell office:value-type="string">
            <text:p>John Wright's Indian Summers</text:p>
          </table:table-cell>
          <table:table-cell office:value-type="string">
            <text:p>John Wright</text:p>
          </table:table-cell>
        </table:table-row>
        <table:table-row>
          <table:table-cell office:value-type="string">
            <text:p>Abio000WrJo01.1</text:p>
          </table:table-cell>
          <table:table-cell office:value-type="string">
            <text:p>BIOGRAPHIES</text:p>
          </table:table-cell>
          <table:table-cell office:value-type="string">
            <text:p>John Wright's Indian Summers</text:p>
          </table:table-cell>
          <table:table-cell office:value-type="string">
            <text:p>John Wright</text:p>
          </table:table-cell>
        </table:table-row>
        <table:table-row>
          <table:table-cell office:value-type="string">
            <text:p>Abio000WhMa01</text:p>
          </table:table-cell>
          <table:table-cell office:value-type="string">
            <text:p>BIOGRAPHIES</text:p>
          </table:table-cell>
          <table:table-cell office:value-type="string">
            <text:p>A Mother's Story</text:p>
          </table:table-cell>
          <table:table-cell office:value-type="string">
            <text:p>Mary Beth Whitehead</text:p>
          </table:table-cell>
        </table:table-row>
        <table:table-row>
          <table:table-cell office:value-type="string">
            <text:p>Abio000WeJa01</text:p>
          </table:table-cell>
          <table:table-cell office:value-type="string">
            <text:p>BIOGRAPHIES</text:p>
          </table:table-cell>
          <table:table-cell office:value-type="string">
            <text:p>Straight from the Gut</text:p>
          </table:table-cell>
          <table:table-cell office:value-type="string">
            <text:p>Jack Welch</text:p>
          </table:table-cell>
        </table:table-row>
        <table:table-row>
          <table:table-cell office:value-type="string">
            <text:p>Abio000WaSa01</text:p>
          </table:table-cell>
          <table:table-cell office:value-type="string">
            <text:p>BIOGRAPHIES</text:p>
          </table:table-cell>
          <table:table-cell office:value-type="string">
            <text:p>Made in America - My Story</text:p>
          </table:table-cell>
          <table:table-cell office:value-type="string">
            <text:p>Sam Walton</text:p>
          </table:table-cell>
        </table:table-row>
        <table:table-row>
          <table:table-cell office:value-type="string">
            <text:p>Abio000TyMa</text:p>
          </table:table-cell>
          <table:table-cell office:value-type="string">
            <text:p>BIOGRAPHIES</text:p>
          </table:table-cell>
          <table:table-cell office:value-type="string">
            <text:p>My Years in Indian Prison</text:p>
          </table:table-cell>
          <table:table-cell office:value-type="string">
            <text:p>Mary Tyler</text:p>
          </table:table-cell>
        </table:table-row>
        <table:table-row>
          <table:table-cell office:value-type="string">
            <text:p>Abio000TeVi01</text:p>
          </table:table-cell>
          <table:table-cell office:value-type="string">
            <text:p>BIOGRAPHIES</text:p>
          </table:table-cell>
          <table:table-cell office:value-type="string">
            <text:p>Vijay Tendulkar</text:p>
          </table:table-cell>
          <table:table-cell office:value-type="string">
            <text:p>Vijay Tendulkar</text:p>
          </table:table-cell>
        </table:table-row>
        <table:table-row>
          <table:table-cell office:value-type="string">
            <text:p>Abio000TeVn01</text:p>
          </table:table-cell>
          <table:table-cell office:value-type="string">
            <text:p>BIOGRAPHIES</text:p>
          </table:table-cell>
          <table:table-cell office:value-type="string">
            <text:p>Life in the Mafia</text:p>
          </table:table-cell>
          <table:table-cell office:value-type="string">
            <text:p>Vincent Teresa</text:p>
          </table:table-cell>
        </table:table-row>
        <table:table-row>
          <table:table-cell office:value-type="string">
            <text:p>Abio000TaP01</text:p>
          </table:table-cell>
          <table:table-cell office:value-type="string">
            <text:p>BIOGRAPHIES</text:p>
          </table:table-cell>
          <table:table-cell office:value-type="string">
            <text:p>A Sahib Remembers</text:p>
          </table:table-cell>
          <table:table-cell office:value-type="string">
            <text:p>PJO Taylor</text:p>
          </table:table-cell>
        </table:table-row>
        <table:table-row>
          <table:table-cell office:value-type="string">
            <text:p>Abio000Ul01</text:p>
          </table:table-cell>
          <table:table-cell office:value-type="string">
            <text:p>BIOGRAPHIES</text:p>
          </table:table-cell>
          <table:table-cell office:value-type="string">
            <text:p>Changing</text:p>
          </table:table-cell>
          <table:table-cell office:value-type="string">
            <text:p>Liv Ullmann</text:p>
          </table:table-cell>
        </table:table-row>
        <table:table-row>
          <table:table-cell office:value-type="string">
            <text:p>Abio000TaAm01</text:p>
          </table:table-cell>
          <table:table-cell office:value-type="string">
            <text:p>BIOGRAPHIES</text:p>
          </table:table-cell>
          <table:table-cell office:value-type="string">
            <text:p>The Opposite of Fate</text:p>
          </table:table-cell>
          <table:table-cell office:value-type="string">
            <text:p>Amy Tan</text:p>
          </table:table-cell>
        </table:table-row>
        <table:table-row>
          <table:table-cell office:value-type="string">
            <text:p>Abio000SaOl01</text:p>
          </table:table-cell>
          <table:table-cell office:value-type="string">
            <text:p>BIOGRAPHIES</text:p>
          </table:table-cell>
          <table:table-cell office:value-type="string">
            <text:p>Uncle Tungsten</text:p>
          </table:table-cell>
          <table:table-cell office:value-type="string">
            <text:p>Oliver Sacks</text:p>
          </table:table-cell>
        </table:table-row>
        <table:table-row>
          <table:table-cell office:value-type="string">
            <text:p>Abio000SzWl01</text:p>
          </table:table-cell>
          <table:table-cell office:value-type="string">
            <text:p>BIOGRAPHIES</text:p>
          </table:table-cell>
          <table:table-cell office:value-type="string">
            <text:p>The Pianist</text:p>
          </table:table-cell>
          <table:table-cell office:value-type="string">
            <text:p>Wladyslaw Szpilman</text:p>
          </table:table-cell>
        </table:table-row>
        <table:table-row>
          <table:table-cell office:value-type="string">
            <text:p>Abio000SiMi01</text:p>
          </table:table-cell>
          <table:table-cell office:value-type="string">
            <text:p>BIOGRAPHIES</text:p>
          </table:table-cell>
          <table:table-cell office:value-type="string">
            <text:p>The Race of My Life</text:p>
          </table:table-cell>
          <table:table-cell office:value-type="string">
            <text:p>Milkha Singh</text:p>
          </table:table-cell>
        </table:table-row>
        <table:table-row>
          <table:table-cell office:value-type="string">
            <text:p>Abio000SiKh01</text:p>
          </table:table-cell>
          <table:table-cell office:value-type="string">
            <text:p>BIOGRAPHIES</text:p>
          </table:table-cell>
          <table:table-cell office:value-type="string">
            <text:p>Women and Men in My Life</text:p>
          </table:table-cell>
          <table:table-cell office:value-type="string">
            <text:p>Khushwant Singh</text:p>
          </table:table-cell>
        </table:table-row>
        <table:table-row>
          <table:table-cell office:value-type="string">
            <text:p>Abio000ShSi01</text:p>
          </table:table-cell>
          <table:table-cell office:value-type="string">
            <text:p>BIOGRAPHIES</text:p>
          </table:table-cell>
          <table:table-cell office:value-type="string">
            <text:p>The Other Side of Me</text:p>
          </table:table-cell>
          <table:table-cell office:value-type="string">
            <text:p>Sidney Sheldon</text:p>
          </table:table-cell>
        </table:table-row>
        <table:table-row>
          <table:table-cell office:value-type="string">
            <text:p>Abio000ShNe01</text:p>
          </table:table-cell>
          <table:table-cell office:value-type="string">
            <text:p>BIOGRAPHIES</text:p>
          </table:table-cell>
          <table:table-cell office:value-type="string">
            <text:p>Slide Rule</text:p>
          </table:table-cell>
          <table:table-cell office:value-type="string">
            <text:p>Nevil Shute</text:p>
          </table:table-cell>
        </table:table-row>
        <table:table-row>
          <table:table-cell office:value-type="string">
            <text:p>Abio000SeLe01</text:p>
          </table:table-cell>
          <table:table-cell office:value-type="string">
            <text:p>BIOGRAPHIES</text:p>
          </table:table-cell>
          <table:table-cell office:value-type="string">
            <text:p>On Balance</text:p>
          </table:table-cell>
          <table:table-cell office:value-type="string">
            <text:p>Leila Seth</text:p>
          </table:table-cell>
        </table:table-row>
        <table:table-row>
          <table:table-cell office:value-type="string">
            <text:p>Abio000SeJe01</text:p>
          </table:table-cell>
          <table:table-cell office:value-type="string">
            <text:p>BIOGRAPHIES</text:p>
          </table:table-cell>
          <table:table-cell office:value-type="string">
            <text:p>Sein Language</text:p>
          </table:table-cell>
          <table:table-cell office:value-type="string">
            <text:p>Jerry Seinfeld</text:p>
          </table:table-cell>
        </table:table-row>
        <table:table-row>
          <table:table-cell office:value-type="string">
            <text:p>Abio000RuSa01</text:p>
          </table:table-cell>
          <table:table-cell office:value-type="string">
            <text:p>BIOGRAPHIES</text:p>
          </table:table-cell>
          <table:table-cell office:value-type="string">
            <text:p>Step Across This Line</text:p>
          </table:table-cell>
          <table:table-cell office:value-type="string">
            <text:p>Salman Rushdie</text:p>
          </table:table-cell>
        </table:table-row>
        <table:table-row>
          <table:table-cell office:value-type="string">
            <text:p>Abio000Pw01</text:p>
          </table:table-cell>
          <table:table-cell office:value-type="string">
            <text:p>BIOGRAPHIES</text:p>
          </table:table-cell>
          <table:table-cell office:value-type="string">
            <text:p>My American Journey</text:p>
          </table:table-cell>
          <table:table-cell office:value-type="string">
            <text:p>Colin Powell</text:p>
          </table:table-cell>
        </table:table-row>
        <table:table-row>
          <table:table-cell office:value-type="string">
            <text:p>Abio000PrE01</text:p>
          </table:table-cell>
          <table:table-cell office:value-type="string">
            <text:p>BIOGRAPHIES</text:p>
          </table:table-cell>
          <table:table-cell office:value-type="string">
            <text:p>One More Over</text:p>
          </table:table-cell>
          <table:table-cell office:value-type="string">
            <text:p>EAS Prasanna</text:p>
          </table:table-cell>
        </table:table-row>
        <table:table-row>
          <table:table-cell office:value-type="string">
            <text:p>Abio000BoUs01</text:p>
          </table:table-cell>
          <table:table-cell office:value-type="string">
            <text:p>BIOGRAPHIES</text:p>
          </table:table-cell>
          <table:table-cell office:value-type="string">
            <text:p>Faster Than Lightning</text:p>
          </table:table-cell>
          <table:table-cell office:value-type="string">
            <text:p>Usain Bolt</text:p>
          </table:table-cell>
        </table:table-row>
        <table:table-row>
          <table:table-cell office:value-type="string">
            <text:p>Abio000HeEr01</text:p>
          </table:table-cell>
          <table:table-cell office:value-type="string">
            <text:p>BIOGRAPHIES</text:p>
          </table:table-cell>
          <table:table-cell office:value-type="string">
            <text:p>The Dangerous Summer</text:p>
          </table:table-cell>
          <table:table-cell office:value-type="string">
            <text:p>Ernest Hemingway</text:p>
          </table:table-cell>
        </table:table-row>
        <table:table-row>
          <table:table-cell office:value-type="string">
            <text:p>Abio000GaM03</text:p>
          </table:table-cell>
          <table:table-cell office:value-type="string">
            <text:p>BIOGRAPHIES</text:p>
          </table:table-cell>
          <table:table-cell office:value-type="string">
            <text:p>The Story of My Experiments with the Truth</text:p>
          </table:table-cell>
          <table:table-cell office:value-type="string">
            <text:p>Mohandas Karamchand Gandhi</text:p>
          </table:table-cell>
        </table:table-row>
        <table:table-row>
          <table:table-cell office:value-type="string">
            <text:p>Abio000WaSt01</text:p>
          </table:table-cell>
          <table:table-cell office:value-type="string">
            <text:p>BIOGRAPHIES</text:p>
          </table:table-cell>
          <table:table-cell office:value-type="string">
            <text:p>Out of My Comfort Zone</text:p>
          </table:table-cell>
          <table:table-cell office:value-type="string">
            <text:p>Steve Waugh</text:p>
          </table:table-cell>
        </table:table-row>
        <table:table-row>
          <table:table-cell office:value-type="string">
            <text:p>Biog000FePa01</text:p>
          </table:table-cell>
          <table:table-cell office:value-type="string">
            <text:p>BIOGRAPHIES</text:p>
          </table:table-cell>
          <table:table-cell office:value-type="string">
            <text:p>Dylan Thomas</text:p>
          </table:table-cell>
          <table:table-cell office:value-type="string">
            <text:p>Paul Ferris</text:p>
          </table:table-cell>
        </table:table-row>
        <table:table-row>
          <table:table-cell office:value-type="string">
            <text:p>Biog000EzGu01</text:p>
          </table:table-cell>
          <table:table-cell office:value-type="string">
            <text:p>BIOGRAPHIES</text:p>
          </table:table-cell>
          <table:table-cell office:value-type="string">
            <text:p>Sourav: A Biography</text:p>
          </table:table-cell>
          <table:table-cell office:value-type="string">
            <text:p>Gulu Ezekiel</text:p>
          </table:table-cell>
        </table:table-row>
        <table:table-row>
          <table:table-cell office:value-type="string">
            <text:p>Biog000PuVa01</text:p>
          </table:table-cell>
          <table:table-cell office:value-type="string">
            <text:p>BIOGRAPHIES</text:p>
          </table:table-cell>
          <table:table-cell office:value-type="string">
            <text:p>Sachin Tendulkar</text:p>
          </table:table-cell>
          <table:table-cell office:value-type="string">
            <text:p>Vaibhav Purandare</text:p>
          </table:table-cell>
        </table:table-row>
        <table:table-row>
          <table:table-cell office:value-type="string">
            <text:p>Biog000DoFr01</text:p>
          </table:table-cell>
          <table:table-cell office:value-type="string">
            <text:p>BIOGRAPHIES</text:p>
          </table:table-cell>
          <table:table-cell office:value-type="string">
            <text:p>PG Wodehouse - A Biography</text:p>
          </table:table-cell>
          <table:table-cell office:value-type="string">
            <text:p>Frances Donaldson</text:p>
          </table:table-cell>
        </table:table-row>
        <table:table-row>
          <table:table-cell office:value-type="string">
            <text:p>Biog000DuSh02</text:p>
          </table:table-cell>
          <table:table-cell office:value-type="string">
            <text:p>BIOGRAPHIES</text:p>
          </table:table-cell>
          <table:table-cell office:value-type="string">
            <text:p>The Luminous Life of Sachin Tendulkar</text:p>
          </table:table-cell>
          <table:table-cell office:value-type="string">
            <text:p>Shyam Dua</text:p>
          </table:table-cell>
        </table:table-row>
        <table:table-row>
          <table:table-cell office:value-type="string">
            <text:p>Biog000DuSh03</text:p>
          </table:table-cell>
          <table:table-cell office:value-type="string">
            <text:p>BIOGRAPHIES</text:p>
          </table:table-cell>
          <table:table-cell office:value-type="string">
            <text:p>The Luminous Life of Sachin Tendulkar</text:p>
          </table:table-cell>
          <table:table-cell office:value-type="string">
            <text:p>Shyam Dua</text:p>
          </table:table-cell>
        </table:table-row>
        <table:table-row>
          <table:table-cell office:value-type="string">
            <text:p>Biog000DuSh04</text:p>
          </table:table-cell>
          <table:table-cell office:value-type="string">
            <text:p>BIOGRAPHIES</text:p>
          </table:table-cell>
          <table:table-cell office:value-type="string">
            <text:p>The Luminous Life of Sachin Tendulkar</text:p>
          </table:table-cell>
          <table:table-cell office:value-type="string">
            <text:p>Shyam Dua</text:p>
          </table:table-cell>
        </table:table-row>
        <table:table-row>
          <table:table-cell office:value-type="string">
            <text:p>Biog000Da01</text:p>
          </table:table-cell>
          <table:table-cell office:value-type="string">
            <text:p>BIOGRAPHIES</text:p>
          </table:table-cell>
          <table:table-cell office:value-type="string">
            <text:p>Galileo's Daughter</text:p>
          </table:table-cell>
          <table:table-cell office:value-type="string">
            <text:p>Dava Sobel</text:p>
          </table:table-cell>
        </table:table-row>
        <table:table-row>
          <table:table-cell office:value-type="string">
            <text:p>Biog000DuSh05</text:p>
          </table:table-cell>
          <table:table-cell office:value-type="string">
            <text:p>BIOGRAPHIES</text:p>
          </table:table-cell>
          <table:table-cell office:value-type="string">
            <text:p>The Luminous Life of Sachin Tendulkar</text:p>
          </table:table-cell>
          <table:table-cell office:value-type="string">
            <text:p>Shyam Dua</text:p>
          </table:table-cell>
        </table:table-row>
        <table:table-row>
          <table:table-cell office:value-type="string">
            <text:p>Biog000AyKu01</text:p>
          </table:table-cell>
          <table:table-cell office:value-type="string">
            <text:p>BIOGRAPHIES</text:p>
          </table:table-cell>
          <table:table-cell office:value-type="string">
            <text:p>Freedom from Fear</text:p>
          </table:table-cell>
          <table:table-cell office:value-type="string">
            <text:p>Aung San Suu Kyi</text:p>
          </table:table-cell>
        </table:table-row>
        <table:table-row>
          <table:table-cell office:value-type="string">
            <text:p>Biog000CoNi01</text:p>
          </table:table-cell>
          <table:table-cell office:value-type="string">
            <text:p>BIOGRAPHIES</text:p>
          </table:table-cell>
          <table:table-cell office:value-type="string">
            <text:p>The Butcher of Amritsar</text:p>
          </table:table-cell>
          <table:table-cell office:value-type="string">
            <text:p>Nigel Collett</text:p>
          </table:table-cell>
        </table:table-row>
        <table:table-row>
          <table:table-cell office:value-type="string">
            <text:p>Biog000DaN01</text:p>
          </table:table-cell>
          <table:table-cell office:value-type="string">
            <text:p>BIOGRAPHIES</text:p>
          </table:table-cell>
          <table:table-cell office:value-type="string">
            <text:p>Life and Work of MS Swaminathan</text:p>
          </table:table-cell>
          <table:table-cell office:value-type="string">
            <text:p>Anwar Dil</text:p>
          </table:table-cell>
        </table:table-row>
        <table:table-row>
          <table:table-cell office:value-type="string">
            <text:p>Biog000ClWRo01</text:p>
          </table:table-cell>
          <table:table-cell office:value-type="string">
            <text:p>BIOGRAPHIES</text:p>
          </table:table-cell>
          <table:table-cell office:value-type="string">
            <text:p>Einstein: The Life and Times</text:p>
          </table:table-cell>
          <table:table-cell office:value-type="string">
            <text:p>Ronald W. Clark</text:p>
          </table:table-cell>
        </table:table-row>
        <table:table-row>
          <table:table-cell office:value-type="string">
            <text:p>Abio000SiKh02</text:p>
          </table:table-cell>
          <table:table-cell office:value-type="string">
            <text:p>BIOGRAPHIES</text:p>
          </table:table-cell>
          <table:table-cell office:value-type="string">
            <text:p>Absolute Khushwant</text:p>
          </table:table-cell>
          <table:table-cell office:value-type="string">
            <text:p>Khushwant Sing, Humra Quraishi</text:p>
          </table:table-cell>
        </table:table-row>
        <table:table-row>
          <table:table-cell office:value-type="string">
            <text:p>Abio000Cl01</text:p>
          </table:table-cell>
          <table:table-cell office:value-type="string">
            <text:p>BIOGRAPHIES</text:p>
          </table:table-cell>
          <table:table-cell office:value-type="string">
            <text:p>Clapton: The Autobiogrpahy</text:p>
          </table:table-cell>
          <table:table-cell office:value-type="string">
            <text:p>Eric Clapton</text:p>
          </table:table-cell>
        </table:table-row>
        <table:table-row>
          <table:table-cell office:value-type="string">
            <text:p>Biog000WhMi02</text:p>
          </table:table-cell>
          <table:table-cell office:value-type="string">
            <text:p>BIOGRAPHIES</text:p>
          </table:table-cell>
          <table:table-cell office:value-type="string">
            <text:p>Stephen Hawking: A Life in Science</text:p>
          </table:table-cell>
          <table:table-cell office:value-type="string">
            <text:p>Michael White, John Gribbin</text:p>
          </table:table-cell>
        </table:table-row>
        <table:table-row>
          <table:table-cell office:value-type="string">
            <text:p>Biog000EnDo01</text:p>
          </table:table-cell>
          <table:table-cell office:value-type="string">
            <text:p>BIOGRAPHIES</text:p>
          </table:table-cell>
          <table:table-cell office:value-type="string">
            <text:p>the Wicked Wit of Winston Churchill</text:p>
          </table:table-cell>
          <table:table-cell office:value-type="string">
            <text:p>Dominique Enright</text:p>
          </table:table-cell>
        </table:table-row>
        <table:table-row>
          <table:table-cell office:value-type="string">
            <text:p>Biog000DuSh01</text:p>
          </table:table-cell>
          <table:table-cell office:value-type="string">
            <text:p>BIOGRAPHIES</text:p>
          </table:table-cell>
          <table:table-cell office:value-type="string">
            <text:p>The Luminous Life of Sachin Tendulkar</text:p>
          </table:table-cell>
          <table:table-cell office:value-type="string">
            <text:p>Shyam Dua</text:p>
          </table:table-cell>
        </table:table-row>
        <table:table-row>
          <table:table-cell office:value-type="string">
            <text:p>Biog000AlJa01</text:p>
          </table:table-cell>
          <table:table-cell office:value-type="string">
            <text:p>BIOGRAPHIES</text:p>
          </table:table-cell>
          <table:table-cell office:value-type="string">
            <text:p>Michael Schumacher: Driven to Extremes</text:p>
          </table:table-cell>
          <table:table-cell office:value-type="string">
            <text:p>James Allen</text:p>
          </table:table-cell>
        </table:table-row>
        <table:table-row>
          <table:table-cell office:value-type="string">
            <text:p>Biog000ALJa02</text:p>
          </table:table-cell>
          <table:table-cell office:value-type="string">
            <text:p>BIOGRAPHIES</text:p>
          </table:table-cell>
          <table:table-cell office:value-type="string">
            <text:p>Michael Schumacher: Driven to Extremes</text:p>
          </table:table-cell>
          <table:table-cell office:value-type="string">
            <text:p>James Allen</text:p>
          </table:table-cell>
        </table:table-row>
        <table:table-row>
          <table:table-cell office:value-type="string">
            <text:p>Biog000Co01</text:p>
          </table:table-cell>
          <table:table-cell office:value-type="string">
            <text:p>BIOGRAPHIES</text:p>
          </table:table-cell>
          <table:table-cell office:value-type="string">
            <text:p>Or I'll Dress You in Mourning</text:p>
          </table:table-cell>
          <table:table-cell office:value-type="string">
            <text:p>Larry Collins, Dominique Lapierre</text:p>
          </table:table-cell>
        </table:table-row>
        <table:table-row>
          <table:table-cell office:value-type="string">
            <text:p>Biog000AlAn01</text:p>
          </table:table-cell>
          <table:table-cell office:value-type="string">
            <text:p>BIOGRAPHIES</text:p>
          </table:table-cell>
          <table:table-cell office:value-type="string">
            <text:p>DR. BOB and the Good Oldtimers</text:p>
          </table:table-cell>
          <table:table-cell office:value-type="string">
            <text:p>Alcoholics Anonymous</text:p>
          </table:table-cell>
        </table:table-row>
        <table:table-row>
          <table:table-cell office:value-type="string">
            <text:p>Abio000BhBe01</text:p>
          </table:table-cell>
          <table:table-cell office:value-type="string">
            <text:p>BIOGRAPHIES</text:p>
          </table:table-cell>
          <table:table-cell office:value-type="string">
            <text:p>Daughter of the East- An Autobiography</text:p>
          </table:table-cell>
          <table:table-cell office:value-type="string">
            <text:p>Benazir Bhutto</text:p>
          </table:table-cell>
        </table:table-row>
        <table:table-row>
          <table:table-cell office:value-type="string">
            <text:p>Biog000CaGe01</text:p>
          </table:table-cell>
          <table:table-cell office:value-type="string">
            <text:p>BIOGRAPHIES</text:p>
          </table:table-cell>
          <table:table-cell office:value-type="string">
            <text:p>A Man of Peace: Anwar Sadat</text:p>
          </table:table-cell>
          <table:table-cell office:value-type="string">
            <text:p>George Carpozi Jr.</text:p>
          </table:table-cell>
        </table:table-row>
        <table:table-row>
          <table:table-cell office:value-type="string">
            <text:p>Abio000HeJa01</text:p>
          </table:table-cell>
          <table:table-cell office:value-type="string">
            <text:p>BIOGRAPHIES</text:p>
          </table:table-cell>
          <table:table-cell office:value-type="string">
            <text:p>All Creatures Great and Small</text:p>
          </table:table-cell>
          <table:table-cell office:value-type="string">
            <text:p>James Herriot</text:p>
          </table:table-cell>
        </table:table-row>
        <table:table-row>
          <table:table-cell office:value-type="string">
            <text:p>Biog000BuPa01</text:p>
          </table:table-cell>
          <table:table-cell office:value-type="string">
            <text:p>BIOGRAPHIES</text:p>
          </table:table-cell>
          <table:table-cell office:value-type="string">
            <text:p>Royal Duty</text:p>
          </table:table-cell>
          <table:table-cell office:value-type="string">
            <text:p>Paul Burrell</text:p>
          </table:table-cell>
        </table:table-row>
        <table:table-row>
          <table:table-cell office:value-type="string">
            <text:p>Biog000BoMa01</text:p>
          </table:table-cell>
          <table:table-cell office:value-type="string">
            <text:p>BIOGRAPHIES</text:p>
          </table:table-cell>
          <table:table-cell office:value-type="string">
            <text:p>Carpet Sahib- Life of Jim Corbett</text:p>
          </table:table-cell>
          <table:table-cell office:value-type="string">
            <text:p>Martin Booth</text:p>
          </table:table-cell>
        </table:table-row>
        <table:table-row>
          <table:table-cell office:value-type="string">
            <text:p>Biog000BrBi01</text:p>
          </table:table-cell>
          <table:table-cell office:value-type="string">
            <text:p>BIOGRAPHIES</text:p>
          </table:table-cell>
          <table:table-cell office:value-type="string">
            <text:p>Shakespeare</text:p>
          </table:table-cell>
          <table:table-cell office:value-type="string">
            <text:p>Bill Bryson</text:p>
          </table:table-cell>
        </table:table-row>
        <table:table-row>
          <table:table-cell office:value-type="string">
            <text:p>Biog000BoJa01</text:p>
          </table:table-cell>
          <table:table-cell office:value-type="string">
            <text:p>BIOGRAPHIES</text:p>
          </table:table-cell>
          <table:table-cell office:value-type="string">
            <text:p>The Life of Johnson</text:p>
          </table:table-cell>
          <table:table-cell office:value-type="string">
            <text:p>James Boswell</text:p>
          </table:table-cell>
        </table:table-row>
        <table:table-row>
          <table:table-cell office:value-type="string">
            <text:p>Biog000Ch01</text:p>
          </table:table-cell>
          <table:table-cell office:value-type="string">
            <text:p>BIOGRAPHIES</text:p>
          </table:table-cell>
          <table:table-cell office:value-type="string">
            <text:p>Children Ask Kalam</text:p>
          </table:table-cell>
          <table:table-cell office:value-type="string">
            <text:p>Chidren and APJ Abdul Kalam</text:p>
          </table:table-cell>
        </table:table-row>
        <table:table-row>
          <table:table-cell office:value-type="string">
            <text:p>Biog000BhFa01</text:p>
          </table:table-cell>
          <table:table-cell office:value-type="string">
            <text:p>BIOGRAPHIES</text:p>
          </table:table-cell>
          <table:table-cell office:value-type="string">
            <text:p>Songs of Blood and Sword</text:p>
          </table:table-cell>
          <table:table-cell office:value-type="string">
            <text:p>Fatima Bhutto</text:p>
          </table:table-cell>
        </table:table-row>
        <table:table-row>
          <table:table-cell office:value-type="string">
            <text:p>Biog000HiLa04</text:p>
          </table:table-cell>
          <table:table-cell office:value-type="string">
            <text:p>BIOGRAPHIES</text:p>
          </table:table-cell>
          <table:table-cell office:value-type="string">
            <text:p>Unbroken</text:p>
          </table:table-cell>
          <table:table-cell office:value-type="string">
            <text:p>Laura Hillenbrand</text:p>
          </table:table-cell>
        </table:table-row>
        <table:table-row>
          <table:table-cell office:value-type="string">
            <text:p>Biog000MaNi01</text:p>
          </table:table-cell>
          <table:table-cell office:value-type="string">
            <text:p>BIOGRAPHIES</text:p>
          </table:table-cell>
          <table:table-cell office:value-type="string">
            <text:p>Inside Out: A Personal History of Pink Floyd</text:p>
          </table:table-cell>
          <table:table-cell office:value-type="string">
            <text:p>Nick Mason</text:p>
          </table:table-cell>
        </table:table-row>
        <table:table-row>
          <table:table-cell office:value-type="string">
            <text:p>Biog000WeNi01</text:p>
          </table:table-cell>
          <table:table-cell office:value-type="string">
            <text:p>BIOGRAPHIES</text:p>
          </table:table-cell>
          <table:table-cell office:value-type="string">
            <text:p>Wish You Were Here: The Official Autobiography of Douglas Adams</text:p>
          </table:table-cell>
          <table:table-cell office:value-type="string">
            <text:p>Nick Webb</text:p>
          </table:table-cell>
        </table:table-row>
        <table:table-row>
          <table:table-cell office:value-type="string">
            <text:p>Biog000Ma01</text:p>
          </table:table-cell>
          <table:table-cell office:value-type="string">
            <text:p>BIOGRAPHIES</text:p>
          </table:table-cell>
          <table:table-cell office:value-type="string">
            <text:p>Groucho and Me</text:p>
          </table:table-cell>
          <table:table-cell office:value-type="string">
            <text:p>Groucho Marx</text:p>
          </table:table-cell>
        </table:table-row>
        <table:table-row>
          <table:table-cell office:value-type="string">
            <text:p>Biog000JaVe01</text:p>
          </table:table-cell>
          <table:table-cell office:value-type="string">
            <text:p>BIOGRAPHIES</text:p>
          </table:table-cell>
          <table:table-cell office:value-type="string">
            <text:p>Rahul Dravid: A Biography</text:p>
          </table:table-cell>
          <table:table-cell office:value-type="string">
            <text:p>Vedam Jaishankar</text:p>
          </table:table-cell>
        </table:table-row>
        <table:table-row>
          <table:table-cell office:value-type="string">
            <text:p>Biog000Sk01</text:p>
          </table:table-cell>
          <table:table-cell office:value-type="string">
            <text:p>BIOGRAPHIES</text:p>
          </table:table-cell>
          <table:table-cell office:value-type="string">
            <text:p>The Immortal Life of Henrietta Lacks</text:p>
          </table:table-cell>
          <table:table-cell office:value-type="string">
            <text:p>Rebecca Skloot</text:p>
          </table:table-cell>
        </table:table-row>
        <table:table-row>
          <table:table-cell office:value-type="string">
            <text:p>Biog000DaPa01</text:p>
          </table:table-cell>
          <table:table-cell office:value-type="string">
            <text:p>BIOGRAPHIES</text:p>
          </table:table-cell>
          <table:table-cell office:value-type="string">
            <text:p>I Dare!</text:p>
          </table:table-cell>
          <table:table-cell office:value-type="string">
            <text:p>Parmes Dangwal</text:p>
          </table:table-cell>
        </table:table-row>
        <table:table-row>
          <table:table-cell office:value-type="string">
            <text:p>Abio000KiMa01</text:p>
          </table:table-cell>
          <table:table-cell office:value-type="string">
            <text:p>BIOGRAPHIES</text:p>
          </table:table-cell>
          <table:table-cell office:value-type="string">
            <text:p>The Autobiography of Martin Luther King Jr.</text:p>
          </table:table-cell>
          <table:table-cell office:value-type="string">
            <text:p>Martin Luther King Jr.</text:p>
          </table:table-cell>
        </table:table-row>
        <table:table-row>
          <table:table-cell office:value-type="string">
            <text:p>Biog000MiSu01</text:p>
          </table:table-cell>
          <table:table-cell office:value-type="string">
            <text:p>BIOGRAPHIES</text:p>
          </table:table-cell>
          <table:table-cell office:value-type="string">
            <text:p>Forgive Me Amma: The Life and Times of Dhanraj Pillai</text:p>
          </table:table-cell>
          <table:table-cell office:value-type="string">
            <text:p>Sundeep Misra</text:p>
          </table:table-cell>
        </table:table-row>
        <table:table-row>
          <table:table-cell office:value-type="string">
            <text:p>Biog000HaRu01</text:p>
          </table:table-cell>
          <table:table-cell office:value-type="string">
            <text:p>BIOGRAPHIES</text:p>
          </table:table-cell>
          <table:table-cell office:value-type="string">
            <text:p>The Sign of the Tiger</text:p>
          </table:table-cell>
          <table:table-cell office:value-type="string">
            <text:p>Rudolf Hartog</text:p>
          </table:table-cell>
        </table:table-row>
        <table:table-row>
          <table:table-cell office:value-type="string">
            <text:p>Biog000HaBa01</text:p>
          </table:table-cell>
          <table:table-cell office:value-type="string">
            <text:p>BIOGRAPHIES</text:p>
          </table:table-cell>
          <table:table-cell office:value-type="string">
            <text:p>A Life Less Ordinary</text:p>
          </table:table-cell>
          <table:table-cell office:value-type="string">
            <text:p>Baby Halder</text:p>
          </table:table-cell>
        </table:table-row>
        <table:table-row>
          <table:table-cell office:value-type="string">
            <text:p>Biog000GrMa01</text:p>
          </table:table-cell>
          <table:table-cell office:value-type="string">
            <text:p>BIOGRAPHIES</text:p>
          </table:table-cell>
          <table:table-cell office:value-type="string">
            <text:p>The King is Dead Elvis Presley</text:p>
          </table:table-cell>
          <table:table-cell office:value-type="string">
            <text:p>Martin A. Grove</text:p>
          </table:table-cell>
        </table:table-row>
        <table:table-row>
          <table:table-cell office:value-type="string">
            <text:p>Biog000ClJa01</text:p>
          </table:table-cell>
          <table:table-cell office:value-type="string">
            <text:p>BIOGRAPHIES</text:p>
          </table:table-cell>
          <table:table-cell office:value-type="string">
            <text:p>Isaac Newton</text:p>
          </table:table-cell>
          <table:table-cell office:value-type="string">
            <text:p>James Gleick</text:p>
          </table:table-cell>
        </table:table-row>
        <table:table-row>
          <table:table-cell office:value-type="string">
            <text:p>Biog000GaVa01</text:p>
          </table:table-cell>
          <table:table-cell office:value-type="string">
            <text:p>BIOGRAPHIES</text:p>
          </table:table-cell>
          <table:table-cell office:value-type="string">
            <text:p>My Brother Yuri</text:p>
          </table:table-cell>
          <table:table-cell office:value-type="string">
            <text:p>Valentin Gagarin</text:p>
          </table:table-cell>
        </table:table-row>
        <table:table-row>
          <table:table-cell office:value-type="string">
            <text:p>Biog000BaWi01</text:p>
          </table:table-cell>
          <table:table-cell office:value-type="string">
            <text:p>BIOGRAPHIES</text:p>
          </table:table-cell>
          <table:table-cell office:value-type="string">
            <text:p>James Dean</text:p>
          </table:table-cell>
          <table:table-cell office:value-type="string">
            <text:p>William Bast</text:p>
          </table:table-cell>
        </table:table-row>
        <table:table-row>
          <table:table-cell office:value-type="string">
            <text:p>Biog000KaA01</text:p>
          </table:table-cell>
          <table:table-cell office:value-type="string">
            <text:p>BIOGRAPHIES</text:p>
          </table:table-cell>
          <table:table-cell office:value-type="string">
            <text:p>Guiding Souls</text:p>
          </table:table-cell>
          <table:table-cell office:value-type="string">
            <text:p>Abdul Kalam, Arun Tiwari</text:p>
          </table:table-cell>
        </table:table-row>
        <table:table-row>
          <table:table-cell office:value-type="string">
            <text:p>Biog000FrMi01</text:p>
          </table:table-cell>
          <table:table-cell office:value-type="string">
            <text:p>BIOGRAPHIES</text:p>
          </table:table-cell>
          <table:table-cell office:value-type="string">
            <text:p>The Two Lives of Errol Flynn</text:p>
          </table:table-cell>
          <table:table-cell office:value-type="string">
            <text:p>Michael Freedland</text:p>
          </table:table-cell>
        </table:table-row>
        <table:table-row>
          <table:table-cell office:value-type="string">
            <text:p>Biog000KeKi01</text:p>
          </table:table-cell>
          <table:table-cell office:value-type="string">
            <text:p>BIOGRAPHIES</text:p>
          </table:table-cell>
          <table:table-cell office:value-type="string">
            <text:p>His Way: The Unauthorized Biography of Frank Sinatra</text:p>
          </table:table-cell>
          <table:table-cell office:value-type="string">
            <text:p>Kitty Kelly</text:p>
          </table:table-cell>
        </table:table-row>
        <table:table-row>
          <table:table-cell office:value-type="string">
            <text:p>Biog000MaAn01</text:p>
          </table:table-cell>
          <table:table-cell office:value-type="string">
            <text:p>BIOGRAPHIES</text:p>
          </table:table-cell>
          <table:table-cell office:value-type="string">
            <text:p>Lelia: The Life of George Sand</text:p>
          </table:table-cell>
          <table:table-cell office:value-type="string">
            <text:p>Andre Maurois</text:p>
          </table:table-cell>
        </table:table-row>
        <table:table-row>
          <table:table-cell office:value-type="string">
            <text:p>Biog000SlRo01</text:p>
          </table:table-cell>
          <table:table-cell office:value-type="string">
            <text:p>BIOGRAPHIES</text:p>
          </table:table-cell>
          <table:table-cell office:value-type="string">
            <text:p>The Life and Curious Death of Marilyn Monroe</text:p>
          </table:table-cell>
          <table:table-cell office:value-type="string">
            <text:p>Robert F. Slatzer</text:p>
          </table:table-cell>
        </table:table-row>
        <table:table-row>
          <table:table-cell office:value-type="string">
            <text:p>Biog000KuSu01</text:p>
          </table:table-cell>
          <table:table-cell office:value-type="string">
            <text:p>BIOGRAPHIES</text:p>
          </table:table-cell>
          <table:table-cell office:value-type="string">
            <text:p>Ismat: Her Life, Her Times</text:p>
          </table:table-cell>
          <table:table-cell office:value-type="string">
            <text:p>Sukrtia Paul Kumar, Sadique</text:p>
          </table:table-cell>
        </table:table-row>
        <table:table-row>
          <table:table-cell office:value-type="string">
            <text:p>Biog000KnEr01</text:p>
          </table:table-cell>
          <table:table-cell office:value-type="string">
            <text:p>BIOGRAPHIES</text:p>
          </table:table-cell>
          <table:table-cell office:value-type="string">
            <text:p>Empress Josephine</text:p>
          </table:table-cell>
          <table:table-cell office:value-type="string">
            <text:p>Ernest John Knapton</text:p>
          </table:table-cell>
        </table:table-row>
        <table:table-row>
          <table:table-cell office:value-type="string">
            <text:p>Biog000KlPh01</text:p>
          </table:table-cell>
          <table:table-cell office:value-type="string">
            <text:p>BIOGRAPHIES</text:p>
          </table:table-cell>
          <table:table-cell office:value-type="string">
            <text:p>The Saatchi and Saatchi Story</text:p>
          </table:table-cell>
          <table:table-cell office:value-type="string">
            <text:p>Philip Kleinman</text:p>
          </table:table-cell>
        </table:table-row>
        <table:table-row>
          <table:table-cell office:value-type="string">
            <text:p>Biog000KeKi02</text:p>
          </table:table-cell>
          <table:table-cell office:value-type="string">
            <text:p>BIOGRAPHIES</text:p>
          </table:table-cell>
          <table:table-cell office:value-type="string">
            <text:p>Jackie Oh!</text:p>
          </table:table-cell>
          <table:table-cell office:value-type="string">
            <text:p>Kitty Kelly</text:p>
          </table:table-cell>
        </table:table-row>
        <table:table-row>
          <table:table-cell office:value-type="string">
            <text:p>Biog000SwAj01</text:p>
          </table:table-cell>
          <table:table-cell office:value-type="string">
            <text:p>BIOGRAPHIES</text:p>
          </table:table-cell>
          <table:table-cell office:value-type="string">
            <text:p>Living with the Himalayan Masters</text:p>
          </table:table-cell>
          <table:table-cell office:value-type="string">
            <text:p>Swami Rama</text:p>
          </table:table-cell>
        </table:table-row>
        <table:table-row>
          <table:table-cell office:value-type="string">
            <text:p>Biog000Fe01</text:p>
          </table:table-cell>
          <table:table-cell office:value-type="string">
            <text:p>BIOGRAPHIES</text:p>
          </table:table-cell>
          <table:table-cell office:value-type="string">
            <text:p>Fellini on Fellini</text:p>
          </table:table-cell>
          <table:table-cell office:value-type="string">
            <text:p>Federico Fellini</text:p>
          </table:table-cell>
        </table:table-row>
        <table:table-row>
          <table:table-cell office:value-type="string">
            <text:p>Biog000JaAl01</text:p>
          </table:table-cell>
          <table:table-cell office:value-type="string">
            <text:p>BIOGRAPHIES</text:p>
          </table:table-cell>
          <table:table-cell office:value-type="string">
            <text:p>Ghalib: His Life and Poetry</text:p>
          </table:table-cell>
          <table:table-cell office:value-type="string">
            <text:p>Ali Sardar Jafri, Qurratulain Hyder</text:p>
          </table:table-cell>
        </table:table-row>
        <table:table-row>
          <table:table-cell office:value-type="string">
            <text:p>Biog000LoVi01</text:p>
          </table:table-cell>
          <table:table-cell office:value-type="string">
            <text:p>BIOGRAPHIES</text:p>
          </table:table-cell>
          <table:table-cell office:value-type="string">
            <text:p>Stanley Kubrick: A Biography</text:p>
          </table:table-cell>
          <table:table-cell office:value-type="string">
            <text:p>Vincent LoBrutto</text:p>
          </table:table-cell>
        </table:table-row>
        <table:table-row>
          <table:table-cell office:value-type="string">
            <text:p>Biog000HiCh01</text:p>
          </table:table-cell>
          <table:table-cell office:value-type="string">
            <text:p>BIOGRAPHIES</text:p>
          </table:table-cell>
          <table:table-cell office:value-type="string">
            <text:p>Wallis: Secret Lives of the Duchess of Windsor</text:p>
          </table:table-cell>
          <table:table-cell office:value-type="string">
            <text:p>Charles Higham</text:p>
          </table:table-cell>
        </table:table-row>
        <table:table-row>
          <table:table-cell office:value-type="string">
            <text:p>Biog000HoJe01</text:p>
          </table:table-cell>
          <table:table-cell office:value-type="string">
            <text:p>BIOGRAPHIES</text:p>
          </table:table-cell>
          <table:table-cell office:value-type="string">
            <text:p>No One Gets Out Alive: Jim Morrison's Biography</text:p>
          </table:table-cell>
          <table:table-cell office:value-type="string">
            <text:p>Jerry Hopkins, Danny Sugarman</text:p>
          </table:table-cell>
        </table:table-row>
        <table:table-row>
          <table:table-cell office:value-type="string">
            <text:p>Biog000GlJa02</text:p>
          </table:table-cell>
          <table:table-cell office:value-type="string">
            <text:p>BIOGRAPHIES</text:p>
          </table:table-cell>
          <table:table-cell office:value-type="string">
            <text:p>Genius: The Life and Science of Richard Feynman</text:p>
          </table:table-cell>
          <table:table-cell office:value-type="string">
            <text:p>James Gleick</text:p>
          </table:table-cell>
        </table:table-row>
        <table:table-row>
          <table:table-cell office:value-type="string">
            <text:p>Biog000GaTu01</text:p>
          </table:table-cell>
          <table:table-cell office:value-type="string">
            <text:p>BIOGRAPHIES</text:p>
          </table:table-cell>
          <table:table-cell office:value-type="string">
            <text:p>Let's Kill Gandhi!</text:p>
          </table:table-cell>
          <table:table-cell office:value-type="string">
            <text:p>Tushar A. Gandhi</text:p>
          </table:table-cell>
        </table:table-row>
        <table:table-row>
          <table:table-cell office:value-type="string">
            <text:p>Biog000BrBe01</text:p>
          </table:table-cell>
          <table:table-cell office:value-type="string">
            <text:p>BIOGRAPHIES</text:p>
          </table:table-cell>
          <table:table-cell office:value-type="string">
            <text:p>Life of Galileo</text:p>
          </table:table-cell>
          <table:table-cell office:value-type="string">
            <text:p>Bertolt Brecht</text:p>
          </table:table-cell>
        </table:table-row>
        <table:table-row>
          <table:table-cell office:value-type="string">
            <text:p>Biog000McWa02</text:p>
          </table:table-cell>
          <table:table-cell office:value-type="string">
            <text:p>BIOGRAPHIES</text:p>
          </table:table-cell>
          <table:table-cell office:value-type="string">
            <text:p>Starting Something</text:p>
          </table:table-cell>
          <table:table-cell office:value-type="string">
            <text:p>Wayne McVicker</text:p>
          </table:table-cell>
        </table:table-row>
        <table:table-row>
          <table:table-cell office:value-type="string">
            <text:p>Biog000SeAs01</text:p>
          </table:table-cell>
          <table:table-cell office:value-type="string">
            <text:p>BIOGRAPHIES</text:p>
          </table:table-cell>
          <table:table-cell office:value-type="string">
            <text:p>The Bookseller of Kabul</text:p>
          </table:table-cell>
          <table:table-cell office:value-type="string">
            <text:p>Asne Seierstad</text:p>
          </table:table-cell>
        </table:table-row>
        <table:table-row>
          <table:table-cell office:value-type="string">
            <text:p>Biog000SiRa01</text:p>
          </table:table-cell>
          <table:table-cell office:value-type="string">
            <text:p>BIOGRAPHIES</text:p>
          </table:table-cell>
          <table:table-cell office:value-type="string">
            <text:p>Bhagat Singh</text:p>
          </table:table-cell>
          <table:table-cell office:value-type="string">
            <text:p>Colonel Raghavinder Singh</text:p>
          </table:table-cell>
        </table:table-row>
        <table:table-row>
          <table:table-cell office:value-type="string">
            <text:p>Biog000SaDi01</text:p>
          </table:table-cell>
          <table:table-cell office:value-type="string">
            <text:p>BIOGRAPHIES</text:p>
          </table:table-cell>
          <table:table-cell office:value-type="string">
            <text:p>Kalpana Chawla: India's First Woman Astronaut</text:p>
          </table:table-cell>
          <table:table-cell office:value-type="string">
            <text:p>Dilip M. Salwi</text:p>
          </table:table-cell>
        </table:table-row>
        <table:table-row>
          <table:table-cell office:value-type="string">
            <text:p>Biog000MoAn02</text:p>
          </table:table-cell>
          <table:table-cell office:value-type="string">
            <text:p>BIOGRAPHIES</text:p>
          </table:table-cell>
          <table:table-cell office:value-type="string">
            <text:p>Diana: Her New Life</text:p>
          </table:table-cell>
          <table:table-cell office:value-type="string">
            <text:p>Andrew Morton</text:p>
          </table:table-cell>
        </table:table-row>
        <table:table-row>
          <table:table-cell office:value-type="string">
            <text:p>Biog000SaDi02</text:p>
          </table:table-cell>
          <table:table-cell office:value-type="string">
            <text:p>BIOGRAPHIES</text:p>
          </table:table-cell>
          <table:table-cell office:value-type="string">
            <text:p>S. Chandrasekhar: The Scholar Scientist</text:p>
          </table:table-cell>
          <table:table-cell office:value-type="string">
            <text:p>Dilip M. Salwi</text:p>
          </table:table-cell>
        </table:table-row>
        <table:table-row>
          <table:table-cell office:value-type="string">
            <text:p>Biog000ThSha01</text:p>
          </table:table-cell>
          <table:table-cell office:value-type="string">
            <text:p>BIOGRAPHIES</text:p>
          </table:table-cell>
          <table:table-cell office:value-type="string">
            <text:p>The Making of Laloo Yadav</text:p>
          </table:table-cell>
          <table:table-cell office:value-type="string">
            <text:p>Sankarshan Thakur</text:p>
          </table:table-cell>
        </table:table-row>
        <table:table-row>
          <table:table-cell office:value-type="string">
            <text:p>Biog000Pa01</text:p>
          </table:table-cell>
          <table:table-cell office:value-type="string">
            <text:p>BIOGRAPHIES</text:p>
          </table:table-cell>
          <table:table-cell office:value-type="string">
            <text:p>The Last Lecture</text:p>
          </table:table-cell>
          <table:table-cell office:value-type="string">
            <text:p>Randy Pausch</text:p>
          </table:table-cell>
        </table:table-row>
        <table:table-row>
          <table:table-cell office:value-type="string">
            <text:p>Biog000SiM01</text:p>
          </table:table-cell>
          <table:table-cell office:value-type="string">
            <text:p>BIOGRAPHIES</text:p>
          </table:table-cell>
          <table:table-cell office:value-type="string">
            <text:p>Hitchhiker: A Biography of Douglas Adams</text:p>
          </table:table-cell>
          <table:table-cell office:value-type="string">
            <text:p>MJ Simpson</text:p>
          </table:table-cell>
        </table:table-row>
        <table:table-row>
          <table:table-cell office:value-type="string">
            <text:p>Biog000Si01</text:p>
          </table:table-cell>
          <table:table-cell office:value-type="string">
            <text:p>BIOGRAPHIES</text:p>
          </table:table-cell>
          <table:table-cell office:value-type="string">
            <text:p>Gorilla</text:p>
          </table:table-cell>
          <table:table-cell office:value-type="string">
            <text:p>Shobasakthi</text:p>
          </table:table-cell>
        </table:table-row>
        <table:table-row>
          <table:table-cell office:value-type="string">
            <text:p>Biog000ShMa01</text:p>
          </table:table-cell>
          <table:table-cell office:value-type="string">
            <text:p>BIOGRAPHIES</text:p>
          </table:table-cell>
          <table:table-cell office:value-type="string">
            <text:p>JK Rowling: The Wizard behind Harry Potter</text:p>
          </table:table-cell>
          <table:table-cell office:value-type="string">
            <text:p>Marc Shapiro</text:p>
          </table:table-cell>
        </table:table-row>
        <table:table-row>
          <table:table-cell office:value-type="string">
            <text:p>Biog000ShCh01</text:p>
          </table:table-cell>
          <table:table-cell office:value-type="string">
            <text:p>BIOGRAPHIES</text:p>
          </table:table-cell>
          <table:table-cell office:value-type="string">
            <text:p>Poet Politician Atal Bihari Vajpayee</text:p>
          </table:table-cell>
          <table:table-cell office:value-type="string">
            <text:p>Chandrika Prasad Sharma</text:p>
          </table:table-cell>
        </table:table-row>
        <table:table-row>
          <table:table-cell office:value-type="string">
            <text:p>Biog000NaSy01</text:p>
          </table:table-cell>
          <table:table-cell office:value-type="string">
            <text:p>BIOGRAPHIES</text:p>
          </table:table-cell>
          <table:table-cell office:value-type="string">
            <text:p>A Beautiful Mind</text:p>
          </table:table-cell>
          <table:table-cell office:value-type="string">
            <text:p>Sylvia Nasar</text:p>
          </table:table-cell>
        </table:table-row>
        <table:table-row>
          <table:table-cell office:value-type="string">
            <text:p>Biog000SaA01</text:p>
          </table:table-cell>
          <table:table-cell office:value-type="string">
            <text:p>BIOGRAPHIES</text:p>
          </table:table-cell>
          <table:table-cell office:value-type="string">
            <text:p>Wilson Jones: A Biography</text:p>
          </table:table-cell>
          <table:table-cell office:value-type="string">
            <text:p>ATP Sarathi</text:p>
          </table:table-cell>
        </table:table-row>
        <table:table-row>
          <table:table-cell office:value-type="string">
            <text:p>Biog000MaJo01</text:p>
          </table:table-cell>
          <table:table-cell office:value-type="string">
            <text:p>BIOGRAPHIES</text:p>
          </table:table-cell>
          <table:table-cell office:value-type="string">
            <text:p>Genghis Khan: Life, Death and Resurrection</text:p>
          </table:table-cell>
          <table:table-cell office:value-type="string">
            <text:p>John Man</text:p>
          </table:table-cell>
        </table:table-row>
        <table:table-row>
          <table:table-cell office:value-type="string">
            <text:p>Biog000PaJo02</text:p>
          </table:table-cell>
          <table:table-cell office:value-type="string">
            <text:p>BIOGRAPHIES</text:p>
          </table:table-cell>
          <table:table-cell office:value-type="string">
            <text:p>The Man-Eaters of Tsavo and other Eat African Adventures</text:p>
          </table:table-cell>
          <table:table-cell office:value-type="string">
            <text:p>John Henry Patterson</text:p>
          </table:table-cell>
        </table:table-row>
        <table:table-row>
          <table:table-cell office:value-type="string">
            <text:p>Biog000PaJo01</text:p>
          </table:table-cell>
          <table:table-cell office:value-type="string">
            <text:p>BIOGRAPHIES</text:p>
          </table:table-cell>
          <table:table-cell office:value-type="string">
            <text:p>The Man-Eaters of Tsavo</text:p>
          </table:table-cell>
          <table:table-cell office:value-type="string">
            <text:p>John Henry Patterson</text:p>
          </table:table-cell>
        </table:table-row>
        <table:table-row>
          <table:table-cell office:value-type="string">
            <text:p>Biog000SiSu01</text:p>
          </table:table-cell>
          <table:table-cell office:value-type="string">
            <text:p>BIOGRAPHIES</text:p>
          </table:table-cell>
          <table:table-cell office:value-type="string">
            <text:p>Woodwinds of Change</text:p>
          </table:table-cell>
          <table:table-cell office:value-type="string">
            <text:p>Surjit Singh</text:p>
          </table:table-cell>
        </table:table-row>
        <table:table-row>
          <table:table-cell office:value-type="string">
            <text:p>Biog000FeKi01</text:p>
          </table:table-cell>
          <table:table-cell office:value-type="string">
            <text:p>BIOGRAPHIES</text:p>
          </table:table-cell>
          <table:table-cell office:value-type="string">
            <text:p>Stephen Hawking: Quest for the Theory of Everything</text:p>
          </table:table-cell>
          <table:table-cell office:value-type="string">
            <text:p>Kitty Ferguson</text:p>
          </table:table-cell>
        </table:table-row>
        <table:table-row>
          <table:table-cell office:value-type="string">
            <text:p>Biog000NeRi01</text:p>
          </table:table-cell>
          <table:table-cell office:value-type="string">
            <text:p>BIOGRAPHIES</text:p>
          </table:table-cell>
          <table:table-cell office:value-type="string">
            <text:p>The Life and Crimes of Charles Sobhraj</text:p>
          </table:table-cell>
          <table:table-cell office:value-type="string">
            <text:p>Richard Neville, Julia Clarke</text:p>
          </table:table-cell>
        </table:table-row>
        <table:table-row>
          <table:table-cell office:value-type="string">
            <text:p>Biog000MiEr01</text:p>
          </table:table-cell>
          <table:table-cell office:value-type="string">
            <text:p>BIOGRAPHIES</text:p>
          </table:table-cell>
          <table:table-cell office:value-type="string">
            <text:p>WG Grace: His Life and Times</text:p>
          </table:table-cell>
          <table:table-cell office:value-type="string">
            <text:p>Eric Midwinter</text:p>
          </table:table-cell>
        </table:table-row>
        <table:table-row>
          <table:table-cell office:value-type="string">
            <text:p>Biog000MiVo01</text:p>
          </table:table-cell>
          <table:table-cell office:value-type="string">
            <text:p>BIOGRAPHIES</text:p>
          </table:table-cell>
          <table:table-cell office:value-type="string">
            <text:p>Herman Hesse: A Pictorial Autobiography</text:p>
          </table:table-cell>
          <table:table-cell office:value-type="string">
            <text:p>Michels Volger</text:p>
          </table:table-cell>
        </table:table-row>
        <table:table-row>
          <table:table-cell office:value-type="string">
            <text:p>Biog000MoAn03</text:p>
          </table:table-cell>
          <table:table-cell office:value-type="string">
            <text:p>BIOGRAPHIES</text:p>
          </table:table-cell>
          <table:table-cell office:value-type="string">
            <text:p>Madonna</text:p>
          </table:table-cell>
          <table:table-cell office:value-type="string">
            <text:p>Andrew Morton</text:p>
          </table:table-cell>
        </table:table-row>
        <table:table-row>
          <table:table-cell office:value-type="string">
            <text:p>Biog000NaK01</text:p>
          </table:table-cell>
          <table:table-cell office:value-type="string">
            <text:p>BIOGRAPHIES</text:p>
          </table:table-cell>
          <table:table-cell office:value-type="string">
            <text:p>Maharaja Suraj Mal - His Life and Times</text:p>
          </table:table-cell>
          <table:table-cell office:value-type="string">
            <text:p>K. Natwar Singh</text:p>
          </table:table-cell>
        </table:table-row>
        <table:table-row>
          <table:table-cell office:value-type="string">
            <text:p>Biog000McWa01</text:p>
          </table:table-cell>
          <table:table-cell office:value-type="string">
            <text:p>BIOGRAPHIES</text:p>
          </table:table-cell>
          <table:table-cell office:value-type="string">
            <text:p>Starting Something</text:p>
          </table:table-cell>
          <table:table-cell office:value-type="string">
            <text:p>Wayne McVicker</text:p>
          </table:table-cell>
        </table:table-row>
        <table:table-row>
          <table:table-cell office:value-type="string">
            <text:p>Biog000PaN01</text:p>
          </table:table-cell>
          <table:table-cell office:value-type="string">
            <text:p>BIOGRAPHIES</text:p>
          </table:table-cell>
          <table:table-cell office:value-type="string">
            <text:p>We, The People</text:p>
          </table:table-cell>
          <table:table-cell office:value-type="string">
            <text:p>NA Palkhiwale</text:p>
          </table:table-cell>
        </table:table-row>
        <table:table-row>
          <table:table-cell office:value-type="string">
            <text:p>Biog000MoAn01</text:p>
          </table:table-cell>
          <table:table-cell office:value-type="string">
            <text:p>BIOGRAPHIES</text:p>
          </table:table-cell>
          <table:table-cell office:value-type="string">
            <text:p>Diana: Her New Life</text:p>
          </table:table-cell>
          <table:table-cell office:value-type="string">
            <text:p>Andrew Morton</text:p>
          </table:table-cell>
        </table:table-row>
        <table:table-row>
          <table:table-cell office:value-type="string">
            <text:p>Biog000NaAz01</text:p>
          </table:table-cell>
          <table:table-cell office:value-type="string">
            <text:p>BIOGRAPHIES</text:p>
          </table:table-cell>
          <table:table-cell office:value-type="string">
            <text:p>Reading Lolita in Tehran</text:p>
          </table:table-cell>
          <table:table-cell office:value-type="string">
            <text:p>Azar Nafisi</text:p>
          </table:table-cell>
        </table:table-row>
        <table:table-row>
          <table:table-cell office:value-type="string">
            <text:p>Biog000MaJu01</text:p>
          </table:table-cell>
          <table:table-cell office:value-type="string">
            <text:p>BIOGRAPHIES</text:p>
          </table:table-cell>
          <table:table-cell office:value-type="string">
            <text:p>Tamerlane</text:p>
          </table:table-cell>
          <table:table-cell office:value-type="string">
            <text:p>Justin Marozzi</text:p>
          </table:table-cell>
        </table:table-row>
        <table:table-row>
          <table:table-cell office:value-type="string">
            <text:p>Biog000McTr01</text:p>
          </table:table-cell>
          <table:table-cell office:value-type="string">
            <text:p>BIOGRAPHIES</text:p>
          </table:table-cell>
          <table:table-cell office:value-type="string">
            <text:p>Viv Richards: The Authorized Biography</text:p>
          </table:table-cell>
          <table:table-cell office:value-type="string">
            <text:p>Trevor McDonald</text:p>
          </table:table-cell>
        </table:table-row>
        <table:table-row>
          <table:table-cell office:value-type="string">
            <text:p>Biog000MaJo02</text:p>
          </table:table-cell>
          <table:table-cell office:value-type="string">
            <text:p>BIOGRAPHIES</text:p>
          </table:table-cell>
          <table:table-cell office:value-type="string">
            <text:p>Attila the Hun</text:p>
          </table:table-cell>
          <table:table-cell office:value-type="string">
            <text:p>John Man</text:p>
          </table:table-cell>
        </table:table-row>
        <table:table-row>
          <table:table-cell office:value-type="string">
            <text:p>Biog000KrA011</text:p>
          </table:table-cell>
          <table:table-cell office:value-type="string">
            <text:p>BIOGRAPHIES</text:p>
          </table:table-cell>
          <table:table-cell office:value-type="string">
            <text:p>Dhirubhai Ambani: Against All Odds</text:p>
          </table:table-cell>
          <table:table-cell office:value-type="string">
            <text:p>AG Krishnamurthy</text:p>
          </table:table-cell>
        </table:table-row>
        <table:table-row>
          <table:table-cell office:value-type="string">
            <text:p>Biog000StIr01</text:p>
          </table:table-cell>
          <table:table-cell office:value-type="string">
            <text:p>BIOGRAPHIES</text:p>
          </table:table-cell>
          <table:table-cell office:value-type="string">
            <text:p>Immortal Wife</text:p>
          </table:table-cell>
          <table:table-cell office:value-type="string">
            <text:p>Irving Stone</text:p>
          </table:table-cell>
        </table:table-row>
        <table:table-row>
          <table:table-cell office:value-type="string">
            <text:p>Biog000SpBo01</text:p>
          </table:table-cell>
          <table:table-cell office:value-type="string">
            <text:p>BIOGRAPHIES</text:p>
          </table:table-cell>
          <table:table-cell office:value-type="string">
            <text:p>The Beatles: Biography</text:p>
          </table:table-cell>
          <table:table-cell office:value-type="string">
            <text:p>Bob Spitz</text:p>
          </table:table-cell>
        </table:table-row>
        <table:table-row>
          <table:table-cell office:value-type="string">
            <text:p>Biog000StWi01</text:p>
          </table:table-cell>
          <table:table-cell office:value-type="string">
            <text:p>BIOGRAPHIES</text:p>
          </table:table-cell>
          <table:table-cell office:value-type="string">
            <text:p>A Man Called Intrepid</text:p>
          </table:table-cell>
          <table:table-cell office:value-type="string">
            <text:p>William Stevenson</text:p>
          </table:table-cell>
        </table:table-row>
        <table:table-row>
          <table:table-cell office:value-type="string">
            <text:p>Biog000SuHe01</text:p>
          </table:table-cell>
          <table:table-cell office:value-type="string">
            <text:p>BIOGRAPHIES</text:p>
          </table:table-cell>
          <table:table-cell office:value-type="string">
            <text:p>The Morning Deluge I: Mao Tse Tung and the Chinese Revolution</text:p>
          </table:table-cell>
          <table:table-cell office:value-type="string">
            <text:p>Han Suyin</text:p>
          </table:table-cell>
        </table:table-row>
        <table:table-row>
          <table:table-cell office:value-type="string">
            <text:p>Biog000ThHe01</text:p>
          </table:table-cell>
          <table:table-cell office:value-type="string">
            <text:p>BIOGRAPHIES</text:p>
          </table:table-cell>
          <table:table-cell office:value-type="string">
            <text:p>Living Biographies of Great Philosophers</text:p>
          </table:table-cell>
          <table:table-cell office:value-type="string">
            <text:p>Henry Thomas, Dana Lee Thomas</text:p>
          </table:table-cell>
        </table:table-row>
        <table:table-row>
          <table:table-cell office:value-type="string">
            <text:p>Biog000ThPa01</text:p>
          </table:table-cell>
          <table:table-cell office:value-type="string">
            <text:p>BIOGRAPHIES</text:p>
          </table:table-cell>
          <table:table-cell office:value-type="string">
            <text:p>Sir Vidia's Shadow</text:p>
          </table:table-cell>
          <table:table-cell office:value-type="string">
            <text:p>Paul Theroux</text:p>
          </table:table-cell>
        </table:table-row>
        <table:table-row>
          <table:table-cell office:value-type="string">
            <text:p>Biog000WiK01</text:p>
          </table:table-cell>
          <table:table-cell office:value-type="string">
            <text:p>BIOGRAPHIES</text:p>
          </table:table-cell>
          <table:table-cell office:value-type="string">
            <text:p>Cyndi Lauper</text:p>
          </table:table-cell>
          <table:table-cell office:value-type="string">
            <text:p>KK Willis Jr.</text:p>
          </table:table-cell>
        </table:table-row>
        <table:table-row>
          <table:table-cell office:value-type="string">
            <text:p>Biog000WhMi03</text:p>
          </table:table-cell>
          <table:table-cell office:value-type="string">
            <text:p>BIOGRAPHIES</text:p>
          </table:table-cell>
          <table:table-cell office:value-type="string">
            <text:p>Tolkien: A Biography</text:p>
          </table:table-cell>
          <table:table-cell office:value-type="string">
            <text:p>Michael White</text:p>
          </table:table-cell>
        </table:table-row>
        <table:table-row>
          <table:table-cell office:value-type="string">
            <text:p>Biog000YoJe01</text:p>
          </table:table-cell>
          <table:table-cell office:value-type="string">
            <text:p>BIOGRAPHIES</text:p>
          </table:table-cell>
          <table:table-cell office:value-type="string">
            <text:p>iCon: Steve Jobs</text:p>
          </table:table-cell>
          <table:table-cell office:value-type="string">
            <text:p>Jeffrey Young, William Simon</text:p>
          </table:table-cell>
        </table:table-row>
        <table:table-row>
          <table:table-cell office:value-type="string">
            <text:p>Biog000ZiTa01</text:p>
          </table:table-cell>
          <table:table-cell office:value-type="string">
            <text:p>BIOGRAPHIES</text:p>
          </table:table-cell>
          <table:table-cell office:value-type="string">
            <text:p>Gandhi</text:p>
          </table:table-cell>
          <table:table-cell office:value-type="string">
            <text:p>Taya Zinkin</text:p>
          </table:table-cell>
        </table:table-row>
        <table:table-row>
          <table:table-cell office:value-type="string">
            <text:p>Biog000WhMi01</text:p>
          </table:table-cell>
          <table:table-cell office:value-type="string">
            <text:p>BIOGRAPHIES</text:p>
          </table:table-cell>
          <table:table-cell office:value-type="string">
            <text:p>Stephen Hawking: A Life in Science</text:p>
          </table:table-cell>
          <table:table-cell office:value-type="string">
            <text:p>Michael White, John Gribbin</text:p>
          </table:table-cell>
        </table:table-row>
        <table:table-row>
          <table:table-cell office:value-type="string">
            <text:p>Biog000Taj01</text:p>
          </table:table-cell>
          <table:table-cell office:value-type="string">
            <text:p>BIOGRAPHIES</text:p>
          </table:table-cell>
          <table:table-cell office:value-type="string">
            <text:p>Michael Jackson</text:p>
          </table:table-cell>
          <table:table-cell office:value-type="string">
            <text:p>J. Randy Taraborrelli</text:p>
          </table:table-cell>
        </table:table-row>
        <table:table-row>
          <table:table-cell office:value-type="string">
            <text:p>Hu000LaR06.1</text:p>
          </table:table-cell>
          <table:table-cell office:value-type="string">
            <text:p>HUMOR</text:p>
          </table:table-cell>
          <table:table-cell office:value-type="string">
            <text:p>The Best of Laxman</text:p>
          </table:table-cell>
          <table:table-cell office:value-type="string">
            <text:p>RK Laxman</text:p>
          </table:table-cell>
        </table:table-row>
        <table:table-row>
          <table:table-cell office:value-type="string">
            <text:p>Hu000HeJA01</text:p>
          </table:table-cell>
          <table:table-cell office:value-type="string">
            <text:p>HUMOR</text:p>
          </table:table-cell>
          <table:table-cell office:value-type="string">
            <text:p>Vets Might Fly</text:p>
          </table:table-cell>
          <table:table-cell office:value-type="string">
            <text:p>James Herriot</text:p>
          </table:table-cell>
        </table:table-row>
        <table:table-row>
          <table:table-cell office:value-type="string">
            <text:p>Hu000WoP01</text:p>
          </table:table-cell>
          <table:table-cell office:value-type="string">
            <text:p>HUMOR</text:p>
          </table:table-cell>
          <table:table-cell office:value-type="string">
            <text:p>Sunset at Blandings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FiHe011</text:p>
          </table:table-cell>
          <table:table-cell office:value-type="string">
            <text:p>HUMOR</text:p>
          </table:table-cell>
          <table:table-cell office:value-type="string">
            <text:p>Bridget Jones' Diary</text:p>
          </table:table-cell>
          <table:table-cell office:value-type="string">
            <text:p>Helen Fielding</text:p>
          </table:table-cell>
        </table:table-row>
        <table:table-row>
          <table:table-cell office:value-type="string">
            <text:p>Hu000DuGe04</text:p>
          </table:table-cell>
          <table:table-cell office:value-type="string">
            <text:p>HUMOR</text:p>
          </table:table-cell>
          <table:table-cell office:value-type="string">
            <text:p>Encounters with Animals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Hu000DuGe06</text:p>
          </table:table-cell>
          <table:table-cell office:value-type="string">
            <text:p>HUMOR</text:p>
          </table:table-cell>
          <table:table-cell office:value-type="string">
            <text:p>Catch Me a Colobus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Hu000BrDa01</text:p>
          </table:table-cell>
          <table:table-cell office:value-type="string">
            <text:p>HUMOR</text:p>
          </table:table-cell>
          <table:table-cell office:value-type="string">
            <text:p>If God Wanted Us to Travel</text:p>
          </table:table-cell>
          <table:table-cell office:value-type="string">
            <text:p>David Brenner</text:p>
          </table:table-cell>
        </table:table-row>
        <table:table-row>
          <table:table-cell office:value-type="string">
            <text:p>Hu000CoAn01</text:p>
          </table:table-cell>
          <table:table-cell office:value-type="string">
            <text:p>HUMOR</text:p>
          </table:table-cell>
          <table:table-cell office:value-type="string">
            <text:p>Women are from Bras, Men are from Penus</text:p>
          </table:table-cell>
          <table:table-cell office:value-type="string">
            <text:p>Anna Collins, Elliot Sullivan</text:p>
          </table:table-cell>
        </table:table-row>
        <table:table-row>
          <table:table-cell office:value-type="string">
            <text:p>Hu000GrWi01</text:p>
          </table:table-cell>
          <table:table-cell office:value-type="string">
            <text:p>HUMOR</text:p>
          </table:table-cell>
          <table:table-cell office:value-type="string">
            <text:p>Forrest Gump</text:p>
          </table:table-cell>
          <table:table-cell office:value-type="string">
            <text:p>Winston Groom</text:p>
          </table:table-cell>
        </table:table-row>
        <table:table-row>
          <table:table-cell office:value-type="string">
            <text:p>Hu000GoRi04</text:p>
          </table:table-cell>
          <table:table-cell office:value-type="string">
            <text:p>HUMOR</text:p>
          </table:table-cell>
          <table:table-cell office:value-type="string">
            <text:p>Doctor in Love</text:p>
          </table:table-cell>
          <table:table-cell office:value-type="string">
            <text:p>Richard Gordon</text:p>
          </table:table-cell>
        </table:table-row>
        <table:table-row>
          <table:table-cell office:value-type="string">
            <text:p>Hu000FrSt01</text:p>
          </table:table-cell>
          <table:table-cell office:value-type="string">
            <text:p>HUMOR</text:p>
          </table:table-cell>
          <table:table-cell office:value-type="string">
            <text:p>The Liar</text:p>
          </table:table-cell>
          <table:table-cell office:value-type="string">
            <text:p>Stephen Fry</text:p>
          </table:table-cell>
        </table:table-row>
        <table:table-row>
          <table:table-cell office:value-type="string">
            <text:p>Hu000DuGe13</text:p>
          </table:table-cell>
          <table:table-cell office:value-type="string">
            <text:p>HUMOR</text:p>
          </table:table-cell>
          <table:table-cell office:value-type="string">
            <text:p>Three Singles to Adventure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Hu000DuGe12</text:p>
          </table:table-cell>
          <table:table-cell office:value-type="string">
            <text:p>HUMOR</text:p>
          </table:table-cell>
          <table:table-cell office:value-type="string">
            <text:p>The Stationary Ark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Hu000DuGe11</text:p>
          </table:table-cell>
          <table:table-cell office:value-type="string">
            <text:p>HUMOR</text:p>
          </table:table-cell>
          <table:table-cell office:value-type="string">
            <text:p>Golden Bats and Pink Pigeons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Hu000DuGe10</text:p>
          </table:table-cell>
          <table:table-cell office:value-type="string">
            <text:p>HUMOR</text:p>
          </table:table-cell>
          <table:table-cell office:value-type="string">
            <text:p>Whispering Land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Hu000DuGe07</text:p>
          </table:table-cell>
          <table:table-cell office:value-type="string">
            <text:p>HUMOR</text:p>
          </table:table-cell>
          <table:table-cell office:value-type="string">
            <text:p>Menagerie Manor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Hu000DuGe08</text:p>
          </table:table-cell>
          <table:table-cell office:value-type="string">
            <text:p>HUMOR</text:p>
          </table:table-cell>
          <table:table-cell office:value-type="string">
            <text:p>Fillets of Plaice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Hu000GoRi02</text:p>
          </table:table-cell>
          <table:table-cell office:value-type="string">
            <text:p>HUMOR</text:p>
          </table:table-cell>
          <table:table-cell office:value-type="string">
            <text:p>Doctor in the Swim</text:p>
          </table:table-cell>
          <table:table-cell office:value-type="string">
            <text:p>Richard Gordon</text:p>
          </table:table-cell>
        </table:table-row>
        <table:table-row>
          <table:table-cell office:value-type="string">
            <text:p>Hu000McTo01</text:p>
          </table:table-cell>
          <table:table-cell office:value-type="string">
            <text:p>HUMOR</text:p>
          </table:table-cell>
          <table:table-cell office:value-type="string">
            <text:p>Remainder</text:p>
          </table:table-cell>
          <table:table-cell office:value-type="string">
            <text:p>Tom McCarthy</text:p>
          </table:table-cell>
        </table:table-row>
        <table:table-row>
          <table:table-cell office:value-type="string">
            <text:p>Hu000Fa01</text:p>
          </table:table-cell>
          <table:table-cell office:value-type="string">
            <text:p>HUMOR</text:p>
          </table:table-cell>
          <table:table-cell office:value-type="string">
            <text:p>I Have a Bream</text:p>
          </table:table-cell>
          <table:table-cell office:value-type="string">
            <text:p>John O'Farrell</text:p>
          </table:table-cell>
        </table:table-row>
        <table:table-row>
          <table:table-cell office:value-type="string">
            <text:p>Hu000Go01</text:p>
          </table:table-cell>
          <table:table-cell office:value-type="string">
            <text:p>HUMOR</text:p>
          </table:table-cell>
          <table:table-cell office:value-type="string">
            <text:p>Why do Men have Nipples?</text:p>
          </table:table-cell>
          <table:table-cell office:value-type="string">
            <text:p>Mark Leyner, Billy Goldberg</text:p>
          </table:table-cell>
        </table:table-row>
        <table:table-row>
          <table:table-cell office:value-type="string">
            <text:p>Hu000HiCa01</text:p>
          </table:table-cell>
          <table:table-cell office:value-type="string">
            <text:p>HUMOR</text:p>
          </table:table-cell>
          <table:table-cell office:value-type="string">
            <text:p>Tourist Season</text:p>
          </table:table-cell>
          <table:table-cell office:value-type="string">
            <text:p>Carl Hiaasen</text:p>
          </table:table-cell>
        </table:table-row>
        <table:table-row>
          <table:table-cell office:value-type="string">
            <text:p>Hu000BiAm01</text:p>
          </table:table-cell>
          <table:table-cell office:value-type="string">
            <text:p>HUMOR</text:p>
          </table:table-cell>
          <table:table-cell office:value-type="string">
            <text:p>The Enlarged Devil's Dictionary</text:p>
          </table:table-cell>
          <table:table-cell office:value-type="string">
            <text:p>Ambrose Bierce</text:p>
          </table:table-cell>
        </table:table-row>
        <table:table-row>
          <table:table-cell office:value-type="string">
            <text:p>Hu000GoRi03</text:p>
          </table:table-cell>
          <table:table-cell office:value-type="string">
            <text:p>HUMOR</text:p>
          </table:table-cell>
          <table:table-cell office:value-type="string">
            <text:p>Doctor on the Boil</text:p>
          </table:table-cell>
          <table:table-cell office:value-type="string">
            <text:p>Richard Gordon</text:p>
          </table:table-cell>
        </table:table-row>
        <table:table-row>
          <table:table-cell office:value-type="string">
            <text:p>Hu000BaDa02</text:p>
          </table:table-cell>
          <table:table-cell office:value-type="string">
            <text:p>HUMOR</text:p>
          </table:table-cell>
          <table:table-cell office:value-type="string">
            <text:p>Big Trouble</text:p>
          </table:table-cell>
          <table:table-cell office:value-type="string">
            <text:p>Dave Barry</text:p>
          </table:table-cell>
        </table:table-row>
        <table:table-row>
          <table:table-cell office:value-type="string">
            <text:p>Hu000JaAn03</text:p>
          </table:table-cell>
          <table:table-cell office:value-type="string">
            <text:p>HUMOR</text:p>
          </table:table-cell>
          <table:table-cell office:value-type="string">
            <text:p>Ji Pradhanmantriji Vol 3</text:p>
          </table:table-cell>
          <table:table-cell office:value-type="string">
            <text:p>Jonathan Lynn</text:p>
          </table:table-cell>
        </table:table-row>
        <table:table-row>
          <table:table-cell office:value-type="string">
            <text:p>Hu000AmKi02</text:p>
          </table:table-cell>
          <table:table-cell office:value-type="string">
            <text:p>HUMOR</text:p>
          </table:table-cell>
          <table:table-cell office:value-type="string">
            <text:p>The Anti-Death League</text:p>
          </table:table-cell>
          <table:table-cell office:value-type="string">
            <text:p>Kingsley Amis</text:p>
          </table:table-cell>
        </table:table-row>
        <table:table-row>
          <table:table-cell office:value-type="string">
            <text:p>Hu000AlWo01</text:p>
          </table:table-cell>
          <table:table-cell office:value-type="string">
            <text:p>HUMOR</text:p>
          </table:table-cell>
          <table:table-cell office:value-type="string">
            <text:p>On Being Funny</text:p>
          </table:table-cell>
          <table:table-cell office:value-type="string">
            <text:p>Woody Allen</text:p>
          </table:table-cell>
        </table:table-row>
        <table:table-row>
          <table:table-cell office:value-type="string">
            <text:p>Hu000BaDa01</text:p>
          </table:table-cell>
          <table:table-cell office:value-type="string">
            <text:p>HUMOR</text:p>
          </table:table-cell>
          <table:table-cell office:value-type="string">
            <text:p>Dave Barry's Greatest Hits</text:p>
          </table:table-cell>
          <table:table-cell office:value-type="string">
            <text:p>Dave Barry</text:p>
          </table:table-cell>
        </table:table-row>
        <table:table-row>
          <table:table-cell office:value-type="string">
            <text:p>Hu000Aba01</text:p>
          </table:table-cell>
          <table:table-cell office:value-type="string">
            <text:p>HUMOR</text:p>
          </table:table-cell>
          <table:table-cell office:value-type="string">
            <text:p>The Penguin Book of Indian Cartoons</text:p>
          </table:table-cell>
          <table:table-cell office:value-type="string">
            <text:p>Abu Abraham</text:p>
          </table:table-cell>
        </table:table-row>
        <table:table-row>
          <table:table-cell office:value-type="string">
            <text:p>Hu000AiMa01</text:p>
          </table:table-cell>
          <table:table-cell office:value-type="string">
            <text:p>HUMOR</text:p>
          </table:table-cell>
          <table:table-cell office:value-type="string">
            <text:p>Knickerwallahs, Silly-billies and Other Curious Creatures</text:p>
          </table:table-cell>
          <table:table-cell office:value-type="string">
            <text:p>Mani Shankar Aiyar</text:p>
          </table:table-cell>
        </table:table-row>
        <table:table-row>
          <table:table-cell office:value-type="string">
            <text:p>Hu000DuGe05</text:p>
          </table:table-cell>
          <table:table-cell office:value-type="string">
            <text:p>HUMOR</text:p>
          </table:table-cell>
          <table:table-cell office:value-type="string">
            <text:p>Two in the Bush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Hu000DuGe03</text:p>
          </table:table-cell>
          <table:table-cell office:value-type="string">
            <text:p>HUMOR</text:p>
          </table:table-cell>
          <table:table-cell office:value-type="string">
            <text:p>Encounters with Animals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Hu000DoRo03</text:p>
          </table:table-cell>
          <table:table-cell office:value-type="string">
            <text:p>HUMOR</text:p>
          </table:table-cell>
          <table:table-cell office:value-type="string">
            <text:p>Paddy Clarke Ha Ha Ha</text:p>
          </table:table-cell>
          <table:table-cell office:value-type="string">
            <text:p>Roddy Doyle</text:p>
          </table:table-cell>
        </table:table-row>
        <table:table-row>
          <table:table-cell office:value-type="string">
            <text:p>Hu000DoRo01</text:p>
          </table:table-cell>
          <table:table-cell office:value-type="string">
            <text:p>HUMOR</text:p>
          </table:table-cell>
          <table:table-cell office:value-type="string">
            <text:p>The Snapper</text:p>
          </table:table-cell>
          <table:table-cell office:value-type="string">
            <text:p>Roddy Doyle</text:p>
          </table:table-cell>
        </table:table-row>
        <table:table-row>
          <table:table-cell office:value-type="string">
            <text:p>Hu000CoRi01</text:p>
          </table:table-cell>
          <table:table-cell office:value-type="string">
            <text:p>HUMOR</text:p>
          </table:table-cell>
          <table:table-cell office:value-type="string">
            <text:p>Emperor of America</text:p>
          </table:table-cell>
          <table:table-cell office:value-type="string">
            <text:p>Richard Condon</text:p>
          </table:table-cell>
        </table:table-row>
        <table:table-row>
          <table:table-cell office:value-type="string">
            <text:p>Hu000CeHe01</text:p>
          </table:table-cell>
          <table:table-cell office:value-type="string">
            <text:p>HUMOR</text:p>
          </table:table-cell>
          <table:table-cell office:value-type="string">
            <text:p>Friends at Court</text:p>
          </table:table-cell>
          <table:table-cell office:value-type="string">
            <text:p>Henry Cecil</text:p>
          </table:table-cell>
        </table:table-row>
        <table:table-row>
          <table:table-cell office:value-type="string">
            <text:p>Hu000reada01</text:p>
          </table:table-cell>
          <table:table-cell office:value-type="string">
            <text:p>HUMOR</text:p>
          </table:table-cell>
          <table:table-cell office:value-type="string">
            <text:p>Fierce Pajamas</text:p>
          </table:table-cell>
          <table:table-cell office:value-type="string">
            <text:p>David Remnick, Henry Finder</text:p>
          </table:table-cell>
        </table:table-row>
        <table:table-row>
          <table:table-cell office:value-type="string">
            <text:p>Hu000BuJo01</text:p>
          </table:table-cell>
          <table:table-cell office:value-type="string">
            <text:p>HUMOR</text:p>
          </table:table-cell>
          <table:table-cell office:value-type="string">
            <text:p>Castle Gay</text:p>
          </table:table-cell>
          <table:table-cell office:value-type="string">
            <text:p>John Buchan</text:p>
          </table:table-cell>
        </table:table-row>
        <table:table-row>
          <table:table-cell office:value-type="string">
            <text:p>Hu000BrJa01</text:p>
          </table:table-cell>
          <table:table-cell office:value-type="string">
            <text:p>HUMOR</text:p>
          </table:table-cell>
          <table:table-cell office:value-type="string">
            <text:p>Braude's Handbook of Humour for All Occasions</text:p>
          </table:table-cell>
          <table:table-cell office:value-type="string">
            <text:p>Jacob M. Braude</text:p>
          </table:table-cell>
        </table:table-row>
        <table:table-row>
          <table:table-cell office:value-type="string">
            <text:p>Hu000BoEr01</text:p>
          </table:table-cell>
          <table:table-cell office:value-type="string">
            <text:p>HUMOR</text:p>
          </table:table-cell>
          <table:table-cell office:value-type="string">
            <text:p>At Wit's End</text:p>
          </table:table-cell>
          <table:table-cell office:value-type="string">
            <text:p>Erma Bomber</text:p>
          </table:table-cell>
        </table:table-row>
        <table:table-row>
          <table:table-cell office:value-type="string">
            <text:p>Hu000BePe01</text:p>
          </table:table-cell>
          <table:table-cell office:value-type="string">
            <text:p>HUMOR</text:p>
          </table:table-cell>
          <table:table-cell office:value-type="string">
            <text:p>Q Clearance</text:p>
          </table:table-cell>
          <table:table-cell office:value-type="string">
            <text:p>Peter Benchley</text:p>
          </table:table-cell>
        </table:table-row>
        <table:table-row>
          <table:table-cell office:value-type="string">
            <text:p>Hu000BeHe01</text:p>
          </table:table-cell>
          <table:table-cell office:value-type="string">
            <text:p>HUMOR</text:p>
          </table:table-cell>
          <table:table-cell office:value-type="string">
            <text:p>Bored of the Rings</text:p>
          </table:table-cell>
          <table:table-cell office:value-type="string">
            <text:p>Henry Beard, Douglas Kenney</text:p>
          </table:table-cell>
        </table:table-row>
        <table:table-row>
          <table:table-cell office:value-type="string">
            <text:p>Hu000BaDa03</text:p>
          </table:table-cell>
          <table:table-cell office:value-type="string">
            <text:p>HUMOR</text:p>
          </table:table-cell>
          <table:table-cell office:value-type="string">
            <text:p>Bad Habits</text:p>
          </table:table-cell>
          <table:table-cell office:value-type="string">
            <text:p>Dave Barry</text:p>
          </table:table-cell>
        </table:table-row>
        <table:table-row>
          <table:table-cell office:value-type="string">
            <text:p>Hu000VoVi01</text:p>
          </table:table-cell>
          <table:table-cell office:value-type="string">
            <text:p>HUMOR</text:p>
          </table:table-cell>
          <table:table-cell office:value-type="string">
            <text:p>Breakfast of Champions</text:p>
          </table:table-cell>
          <table:table-cell office:value-type="string">
            <text:p>Kurt Vonnegut</text:p>
          </table:table-cell>
        </table:table-row>
        <table:table-row>
          <table:table-cell office:value-type="string">
            <text:p>Hu000SiKh09</text:p>
          </table:table-cell>
          <table:table-cell office:value-type="string">
            <text:p>HUMOR</text:p>
          </table:table-cell>
          <table:table-cell office:value-type="string">
            <text:p>Khushwant Singh's Jokebook Vol 3</text:p>
          </table:table-cell>
          <table:table-cell office:value-type="string">
            <text:p>Khushwant Singh</text:p>
          </table:table-cell>
        </table:table-row>
        <table:table-row>
          <table:table-cell office:value-type="string">
            <text:p>Hu000Si01</text:p>
          </table:table-cell>
          <table:table-cell office:value-type="string">
            <text:p>HUMOR</text:p>
          </table:table-cell>
          <table:table-cell office:value-type="string">
            <text:p>Khushwant Singh's Jokebook Vol 6</text:p>
          </table:table-cell>
          <table:table-cell office:value-type="string">
            <text:p>Khushwant Singh</text:p>
          </table:table-cell>
        </table:table-row>
        <table:table-row>
          <table:table-cell office:value-type="string">
            <text:p>Hu000Jo01</text:p>
          </table:table-cell>
          <table:table-cell office:value-type="string">
            <text:p>HUMOR</text:p>
          </table:table-cell>
          <table:table-cell office:value-type="string">
            <text:p>Serious Men</text:p>
          </table:table-cell>
          <table:table-cell office:value-type="string">
            <text:p>Manu Joseph</text:p>
          </table:table-cell>
        </table:table-row>
        <table:table-row>
          <table:table-cell office:value-type="string">
            <text:p>Hu000WoP30</text:p>
          </table:table-cell>
          <table:table-cell office:value-type="string">
            <text:p>HUMOR</text:p>
          </table:table-cell>
          <table:table-cell office:value-type="string">
            <text:p>The Jeeves Omnibus Vol 4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28</text:p>
          </table:table-cell>
          <table:table-cell office:value-type="string">
            <text:p>HUMOR</text:p>
          </table:table-cell>
          <table:table-cell office:value-type="string">
            <text:p>Thank You, Jeeves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MiSp01</text:p>
          </table:table-cell>
          <table:table-cell office:value-type="string">
            <text:p>HUMOR</text:p>
          </table:table-cell>
          <table:table-cell office:value-type="string">
            <text:p>A Dustbag of Milligan</text:p>
          </table:table-cell>
          <table:table-cell office:value-type="string">
            <text:p>Spike Milligan</text:p>
          </table:table-cell>
        </table:table-row>
        <table:table-row>
          <table:table-cell office:value-type="string">
            <text:p>Hu000RoHe01</text:p>
          </table:table-cell>
          <table:table-cell office:value-type="string">
            <text:p>HUMOR</text:p>
          </table:table-cell>
          <table:table-cell office:value-type="string">
            <text:p>The Further Letters of Henry Root</text:p>
          </table:table-cell>
          <table:table-cell office:value-type="string">
            <text:p>Henry Root</text:p>
          </table:table-cell>
        </table:table-row>
        <table:table-row>
          <table:table-cell office:value-type="string">
            <text:p>Hu000HiCa02</text:p>
          </table:table-cell>
          <table:table-cell office:value-type="string">
            <text:p>HUMOR</text:p>
          </table:table-cell>
          <table:table-cell office:value-type="string">
            <text:p>Lucky You</text:p>
          </table:table-cell>
          <table:table-cell office:value-type="string">
            <text:p>Carl Hiaasen</text:p>
          </table:table-cell>
        </table:table-row>
        <table:table-row>
          <table:table-cell office:value-type="string">
            <text:p>Hu000GoRi01</text:p>
          </table:table-cell>
          <table:table-cell office:value-type="string">
            <text:p>HUMOR</text:p>
          </table:table-cell>
          <table:table-cell office:value-type="string">
            <text:p>Great Medical Mysteries</text:p>
          </table:table-cell>
          <table:table-cell office:value-type="string">
            <text:p>Richard Gordon</text:p>
          </table:table-cell>
        </table:table-row>
        <table:table-row>
          <table:table-cell office:value-type="string">
            <text:p>Hu000DeGi01</text:p>
          </table:table-cell>
          <table:table-cell office:value-type="string">
            <text:p>HUMOR</text:p>
          </table:table-cell>
          <table:table-cell office:value-type="string">
            <text:p>The Pirates in an Adventure with Scientists</text:p>
          </table:table-cell>
          <table:table-cell office:value-type="string">
            <text:p>Gideon Defoe</text:p>
          </table:table-cell>
        </table:table-row>
        <table:table-row>
          <table:table-cell office:value-type="string">
            <text:p>Hu000WoP34</text:p>
          </table:table-cell>
          <table:table-cell office:value-type="string">
            <text:p>HUMOR</text:p>
          </table:table-cell>
          <table:table-cell office:value-type="string">
            <text:p>Meet Mr. Mulliner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ShTo02</text:p>
          </table:table-cell>
          <table:table-cell office:value-type="string">
            <text:p>HUMOR</text:p>
          </table:table-cell>
          <table:table-cell office:value-type="string">
            <text:p>Wilt</text:p>
          </table:table-cell>
          <table:table-cell office:value-type="string">
            <text:p>Tom Sharpe</text:p>
          </table:table-cell>
        </table:table-row>
        <table:table-row>
          <table:table-cell office:value-type="string">
            <text:p>Hu000ThLe02</text:p>
          </table:table-cell>
          <table:table-cell office:value-type="string">
            <text:p>HUMOR</text:p>
          </table:table-cell>
          <table:table-cell office:value-type="string">
            <text:p>Ormerod's Landing</text:p>
          </table:table-cell>
          <table:table-cell office:value-type="string">
            <text:p>Leslie Thomas</text:p>
          </table:table-cell>
        </table:table-row>
        <table:table-row>
          <table:table-cell office:value-type="string">
            <text:p>Hu000VoKu02</text:p>
          </table:table-cell>
          <table:table-cell office:value-type="string">
            <text:p>HUMOR</text:p>
          </table:table-cell>
          <table:table-cell office:value-type="string">
            <text:p>God Bless You, Mr. Rosewater</text:p>
          </table:table-cell>
          <table:table-cell office:value-type="string">
            <text:p>Kurt Vonnegut</text:p>
          </table:table-cell>
        </table:table-row>
        <table:table-row>
          <table:table-cell office:value-type="string">
            <text:p>Hu000Su01</text:p>
          </table:table-cell>
          <table:table-cell office:value-type="string">
            <text:p>HUMOR</text:p>
          </table:table-cell>
          <table:table-cell office:value-type="string">
            <text:p>Delhi Belly and the Misadventures of the Middle Kingdom</text:p>
          </table:table-cell>
          <table:table-cell office:value-type="string">
            <text:p>Jug Suraiya</text:p>
          </table:table-cell>
        </table:table-row>
        <table:table-row>
          <table:table-cell office:value-type="string">
            <text:p>Hu000ThLe01</text:p>
          </table:table-cell>
          <table:table-cell office:value-type="string">
            <text:p>HUMOR</text:p>
          </table:table-cell>
          <table:table-cell office:value-type="string">
            <text:p>His Lordship</text:p>
          </table:table-cell>
          <table:table-cell office:value-type="string">
            <text:p>Leslie Thomas</text:p>
          </table:table-cell>
        </table:table-row>
        <table:table-row>
          <table:table-cell office:value-type="string">
            <text:p>Hu000VoKu01</text:p>
          </table:table-cell>
          <table:table-cell office:value-type="string">
            <text:p>HUMOR</text:p>
          </table:table-cell>
          <table:table-cell office:value-type="string">
            <text:p>Bagombo Snuff Box</text:p>
          </table:table-cell>
          <table:table-cell office:value-type="string">
            <text:p>Kurt Vonnegut</text:p>
          </table:table-cell>
        </table:table-row>
        <table:table-row>
          <table:table-cell office:value-type="string">
            <text:p>Hu000Su02</text:p>
          </table:table-cell>
          <table:table-cell office:value-type="string">
            <text:p>HUMOR</text:p>
          </table:table-cell>
          <table:table-cell office:value-type="string">
            <text:p>A Taste for the Jugular</text:p>
          </table:table-cell>
          <table:table-cell office:value-type="string">
            <text:p>Jug Suraiya</text:p>
          </table:table-cell>
        </table:table-row>
        <table:table-row>
          <table:table-cell office:value-type="string">
            <text:p>Hu000St01</text:p>
          </table:table-cell>
          <table:table-cell office:value-type="string">
            <text:p>HUMOR</text:p>
          </table:table-cell>
          <table:table-cell office:value-type="string">
            <text:p>Who do you Think You are, Micahel Schumacher?</text:p>
          </table:table-cell>
          <table:table-cell office:value-type="string">
            <text:p>Ian Stafford</text:p>
          </table:table-cell>
        </table:table-row>
        <table:table-row>
          <table:table-cell office:value-type="string">
            <text:p>Hu000ShTo01</text:p>
          </table:table-cell>
          <table:table-cell office:value-type="string">
            <text:p>HUMOR</text:p>
          </table:table-cell>
          <table:table-cell office:value-type="string">
            <text:p>Wilt on High</text:p>
          </table:table-cell>
          <table:table-cell office:value-type="string">
            <text:p>Tom Sharpe</text:p>
          </table:table-cell>
        </table:table-row>
        <table:table-row>
          <table:table-cell office:value-type="string">
            <text:p>Hu000SmMa01</text:p>
          </table:table-cell>
          <table:table-cell office:value-type="string">
            <text:p>HUMOR</text:p>
          </table:table-cell>
          <table:table-cell office:value-type="string">
            <text:p>Oops!</text:p>
          </table:table-cell>
          <table:table-cell office:value-type="string">
            <text:p>Martin Smith, Patrick Kiger</text:p>
          </table:table-cell>
        </table:table-row>
        <table:table-row>
          <table:table-cell office:value-type="string">
            <text:p>Hu000Ki01</text:p>
          </table:table-cell>
          <table:table-cell office:value-type="string">
            <text:p>HUMOR</text:p>
          </table:table-cell>
          <table:table-cell office:value-type="string">
            <text:p>Filthy Shakespeare</text:p>
          </table:table-cell>
          <table:table-cell office:value-type="string">
            <text:p>Pauline Kiernan</text:p>
          </table:table-cell>
        </table:table-row>
        <table:table-row>
          <table:table-cell office:value-type="string">
            <text:p>Hu000JaAn04</text:p>
          </table:table-cell>
          <table:table-cell office:value-type="string">
            <text:p>HUMOR</text:p>
          </table:table-cell>
          <table:table-cell office:value-type="string">
            <text:p>The Complete Yes Minister</text:p>
          </table:table-cell>
          <table:table-cell office:value-type="string">
            <text:p>Johnathan Lynn, Antony Kay</text:p>
          </table:table-cell>
        </table:table-row>
        <table:table-row>
          <table:table-cell office:value-type="string">
            <text:p>Hu000HoTo01</text:p>
          </table:table-cell>
          <table:table-cell office:value-type="string">
            <text:p>HUMOR</text:p>
          </table:table-cell>
          <table:table-cell office:value-type="string">
            <text:p>Little People</text:p>
          </table:table-cell>
          <table:table-cell office:value-type="string">
            <text:p>Tom Holt</text:p>
          </table:table-cell>
        </table:table-row>
        <table:table-row>
          <table:table-cell office:value-type="string">
            <text:p>Hu000JaAn02</text:p>
          </table:table-cell>
          <table:table-cell office:value-type="string">
            <text:p>HUMOR</text:p>
          </table:table-cell>
          <table:table-cell office:value-type="string">
            <text:p>Ji Pradhanmantriji Vol 2</text:p>
          </table:table-cell>
          <table:table-cell office:value-type="string">
            <text:p>Johnathan Lynn, Antony Kay</text:p>
          </table:table-cell>
        </table:table-row>
        <table:table-row>
          <table:table-cell office:value-type="string">
            <text:p>Hu000HoTo01</text:p>
          </table:table-cell>
          <table:table-cell office:value-type="string">
            <text:p>HUMOR</text:p>
          </table:table-cell>
          <table:table-cell office:value-type="string">
            <text:p>Flying Dutch and Faust Among Equals</text:p>
          </table:table-cell>
          <table:table-cell office:value-type="string">
            <text:p>Tom Holt</text:p>
          </table:table-cell>
        </table:table-row>
        <table:table-row>
          <table:table-cell office:value-type="string">
            <text:p>Hu000HiCa04</text:p>
          </table:table-cell>
          <table:table-cell office:value-type="string">
            <text:p>HUMOR</text:p>
          </table:table-cell>
          <table:table-cell office:value-type="string">
            <text:p>Native Tongue</text:p>
          </table:table-cell>
          <table:table-cell office:value-type="string">
            <text:p>Carl Hiaasen</text:p>
          </table:table-cell>
        </table:table-row>
        <table:table-row>
          <table:table-cell office:value-type="string">
            <text:p>Hu000MiSp02</text:p>
          </table:table-cell>
          <table:table-cell office:value-type="string">
            <text:p>HUMOR</text:p>
          </table:table-cell>
          <table:table-cell office:value-type="string">
            <text:p>Adolf Hitler: My Part in his Downfall</text:p>
          </table:table-cell>
          <table:table-cell office:value-type="string">
            <text:p>Spike Milligan</text:p>
          </table:table-cell>
        </table:table-row>
        <table:table-row>
          <table:table-cell office:value-type="string">
            <text:p>Hu000MiSp03</text:p>
          </table:table-cell>
          <table:table-cell office:value-type="string">
            <text:p>HUMOR</text:p>
          </table:table-cell>
          <table:table-cell office:value-type="string">
            <text:p>The Bible Old Testament - According to Spike Milligan</text:p>
          </table:table-cell>
          <table:table-cell office:value-type="string">
            <text:p>Spike Milligan</text:p>
          </table:table-cell>
        </table:table-row>
        <table:table-row>
          <table:table-cell office:value-type="string">
            <text:p>Hu000MaAn05</text:p>
          </table:table-cell>
          <table:table-cell office:value-type="string">
            <text:p>HUMOR</text:p>
          </table:table-cell>
          <table:table-cell office:value-type="string">
            <text:p>Are All Women Legspinners? Asked the Stephanian</text:p>
          </table:table-cell>
          <table:table-cell office:value-type="string">
            <text:p>Anurag Mathur</text:p>
          </table:table-cell>
        </table:table-row>
        <table:table-row>
          <table:table-cell office:value-type="string">
            <text:p>Hu000MaAn03</text:p>
          </table:table-cell>
          <table:table-cell office:value-type="string">
            <text:p>HUMOR</text:p>
          </table:table-cell>
          <table:table-cell office:value-type="string">
            <text:p>Making the Minister Smile</text:p>
          </table:table-cell>
          <table:table-cell office:value-type="string">
            <text:p>Anurag Mathur</text:p>
          </table:table-cell>
        </table:table-row>
        <table:table-row>
          <table:table-cell office:value-type="string">
            <text:p>Hu000PiJe01</text:p>
          </table:table-cell>
          <table:table-cell office:value-type="string">
            <text:p>HUMOR</text:p>
          </table:table-cell>
          <table:table-cell office:value-type="string">
            <text:p>Surviving Women</text:p>
          </table:table-cell>
          <table:table-cell office:value-type="string">
            <text:p>Jerry Pinto</text:p>
          </table:table-cell>
        </table:table-row>
        <table:table-row>
          <table:table-cell office:value-type="string">
            <text:p>Hu000MiGe01</text:p>
          </table:table-cell>
          <table:table-cell office:value-type="string">
            <text:p>HUMOR</text:p>
          </table:table-cell>
          <table:table-cell office:value-type="string">
            <text:p>The Land of the Rising Yen</text:p>
          </table:table-cell>
          <table:table-cell office:value-type="string">
            <text:p>George Mikes</text:p>
          </table:table-cell>
        </table:table-row>
        <table:table-row>
          <table:table-cell office:value-type="string">
            <text:p>Hu000MaAn04</text:p>
          </table:table-cell>
          <table:table-cell office:value-type="string">
            <text:p>HUMOR</text:p>
          </table:table-cell>
          <table:table-cell office:value-type="string">
            <text:p>The Inscrutable Americans</text:p>
          </table:table-cell>
          <table:table-cell office:value-type="string">
            <text:p>Anurag Mathur</text:p>
          </table:table-cell>
        </table:table-row>
        <table:table-row>
          <table:table-cell office:value-type="string">
            <text:p>Hu000MaAn01</text:p>
          </table:table-cell>
          <table:table-cell office:value-type="string">
            <text:p>HUMOR</text:p>
          </table:table-cell>
          <table:table-cell office:value-type="string">
            <text:p>The Inscrutable Americans</text:p>
          </table:table-cell>
          <table:table-cell office:value-type="string">
            <text:p>Anurag Mathur</text:p>
          </table:table-cell>
        </table:table-row>
        <table:table-row>
          <table:table-cell office:value-type="string">
            <text:p>Hu000LeEd01</text:p>
          </table:table-cell>
          <table:table-cell office:value-type="string">
            <text:p>HUMOR</text:p>
          </table:table-cell>
          <table:table-cell office:value-type="string">
            <text:p>Nonsense and Nonsense Songs</text:p>
          </table:table-cell>
          <table:table-cell office:value-type="string">
            <text:p>Edward Lear</text:p>
          </table:table-cell>
        </table:table-row>
        <table:table-row>
          <table:table-cell office:value-type="string">
            <text:p>Hu000WoP35</text:p>
          </table:table-cell>
          <table:table-cell office:value-type="string">
            <text:p>HUMOR</text:p>
          </table:table-cell>
          <table:table-cell office:value-type="string">
            <text:p>The Pethunters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02</text:p>
          </table:table-cell>
          <table:table-cell office:value-type="string">
            <text:p>HUMOR</text:p>
          </table:table-cell>
          <table:table-cell office:value-type="string">
            <text:p>The Gold Bat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20</text:p>
          </table:table-cell>
          <table:table-cell office:value-type="string">
            <text:p>HUMOR</text:p>
          </table:table-cell>
          <table:table-cell office:value-type="string">
            <text:p>Nothing Serious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17</text:p>
          </table:table-cell>
          <table:table-cell office:value-type="string">
            <text:p>HUMOR</text:p>
          </table:table-cell>
          <table:table-cell office:value-type="string">
            <text:p>Mulliner Nights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29</text:p>
          </table:table-cell>
          <table:table-cell office:value-type="string">
            <text:p>HUMOR</text:p>
          </table:table-cell>
          <table:table-cell office:value-type="string">
            <text:p>The Jeeves Omnibus Vol 5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04</text:p>
          </table:table-cell>
          <table:table-cell office:value-type="string">
            <text:p>HUMOR</text:p>
          </table:table-cell>
          <table:table-cell office:value-type="string">
            <text:p>Money for Nothing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21</text:p>
          </table:table-cell>
          <table:table-cell office:value-type="string">
            <text:p>HUMOR</text:p>
          </table:table-cell>
          <table:table-cell office:value-type="string">
            <text:p>Uncle Fred Omnibus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G01</text:p>
          </table:table-cell>
          <table:table-cell office:value-type="string">
            <text:p>HUMOR</text:p>
          </table:table-cell>
          <table:table-cell office:value-type="string">
            <text:p>Spring Fever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16</text:p>
          </table:table-cell>
          <table:table-cell office:value-type="string">
            <text:p>HUMOR</text:p>
          </table:table-cell>
          <table:table-cell office:value-type="string">
            <text:p>The Pethunters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ZoDa02</text:p>
          </table:table-cell>
          <table:table-cell office:value-type="string">
            <text:p>HUMOR</text:p>
          </table:table-cell>
          <table:table-cell office:value-type="string">
            <text:p>Up My Mother's Flagpole</text:p>
          </table:table-cell>
          <table:table-cell office:value-type="string">
            <text:p>Danah Zohar</text:p>
          </table:table-cell>
        </table:table-row>
        <table:table-row>
          <table:table-cell office:value-type="string">
            <text:p>Hu000PhMa01</text:p>
          </table:table-cell>
          <table:table-cell office:value-type="string">
            <text:p>HUMOR</text:p>
          </table:table-cell>
          <table:table-cell office:value-type="string">
            <text:p>Biggest Jokebook in the World</text:p>
          </table:table-cell>
          <table:table-cell office:value-type="string">
            <text:p>Matt Rissinger, Philip Yates</text:p>
          </table:table-cell>
        </table:table-row>
        <table:table-row>
          <table:table-cell office:value-type="string">
            <text:p>Hu000McP01</text:p>
          </table:table-cell>
          <table:table-cell office:value-type="string">
            <text:p>HUMOR</text:p>
          </table:table-cell>
          <table:table-cell office:value-type="string">
            <text:p>Into the Twilight, Endlessly Grousing</text:p>
          </table:table-cell>
          <table:table-cell office:value-type="string">
            <text:p>Patrick F. McManus</text:p>
          </table:table-cell>
        </table:table-row>
        <table:table-row>
          <table:table-cell office:value-type="string">
            <text:p>Hu000Lar04</text:p>
          </table:table-cell>
          <table:table-cell office:value-type="string">
            <text:p>HUMOR</text:p>
          </table:table-cell>
          <table:table-cell office:value-type="string">
            <text:p>You Said It</text:p>
          </table:table-cell>
          <table:table-cell office:value-type="string">
            <text:p>RK Laxman</text:p>
          </table:table-cell>
        </table:table-row>
        <table:table-row>
          <table:table-cell office:value-type="string">
            <text:p>Hu000Lar03</text:p>
          </table:table-cell>
          <table:table-cell office:value-type="string">
            <text:p>HUMOR</text:p>
          </table:table-cell>
          <table:table-cell office:value-type="string">
            <text:p>You Said It</text:p>
          </table:table-cell>
          <table:table-cell office:value-type="string">
            <text:p>RK Laxman</text:p>
          </table:table-cell>
        </table:table-row>
        <table:table-row>
          <table:table-cell office:value-type="string">
            <text:p>Hu000WoP31</text:p>
          </table:table-cell>
          <table:table-cell office:value-type="string">
            <text:p>HUMOR</text:p>
          </table:table-cell>
          <table:table-cell office:value-type="string">
            <text:p>A Few Quick Ones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19</text:p>
          </table:table-cell>
          <table:table-cell office:value-type="string">
            <text:p>HUMOR</text:p>
          </table:table-cell>
          <table:table-cell office:value-type="string">
            <text:p>The White Feather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09</text:p>
          </table:table-cell>
          <table:table-cell office:value-type="string">
            <text:p>HUMOR</text:p>
          </table:table-cell>
          <table:table-cell office:value-type="string">
            <text:p>Louder and Funnier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10</text:p>
          </table:table-cell>
          <table:table-cell office:value-type="string">
            <text:p>HUMOR</text:p>
          </table:table-cell>
          <table:table-cell office:value-type="string">
            <text:p>Imperial Blandings: An Omnibus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KiJe01.1</text:p>
          </table:table-cell>
          <table:table-cell office:value-type="string">
            <text:p>HUMOR</text:p>
          </table:table-cell>
          <table:table-cell office:value-type="string">
            <text:p>Diary of a Wimpy Kid</text:p>
          </table:table-cell>
          <table:table-cell office:value-type="string">
            <text:p>Jeff Kinney</text:p>
          </table:table-cell>
        </table:table-row>
        <table:table-row>
          <table:table-cell office:value-type="string">
            <text:p>Hu000KiJe01</text:p>
          </table:table-cell>
          <table:table-cell office:value-type="string">
            <text:p>HUMOR</text:p>
          </table:table-cell>
          <table:table-cell office:value-type="string">
            <text:p>Diary of a Wimpy Kid: Dog Days</text:p>
          </table:table-cell>
          <table:table-cell office:value-type="string">
            <text:p>Jeff Kinney</text:p>
          </table:table-cell>
        </table:table-row>
        <table:table-row>
          <table:table-cell office:value-type="string">
            <text:p>Hu000KiJe014</text:p>
          </table:table-cell>
          <table:table-cell office:value-type="string">
            <text:p>HUMOR</text:p>
          </table:table-cell>
          <table:table-cell office:value-type="string">
            <text:p>Diary of a Wimpy Kid: Hard Luck</text:p>
          </table:table-cell>
          <table:table-cell office:value-type="string">
            <text:p>Jeff Kinney</text:p>
          </table:table-cell>
        </table:table-row>
        <table:table-row>
          <table:table-cell office:value-type="string">
            <text:p>Hu000KiJE013</text:p>
          </table:table-cell>
          <table:table-cell office:value-type="string">
            <text:p>HUMOR</text:p>
          </table:table-cell>
          <table:table-cell office:value-type="string">
            <text:p>Diary of a Wimpy Kid: Rodrick Rules</text:p>
          </table:table-cell>
          <table:table-cell office:value-type="string">
            <text:p>Jeff Kinney</text:p>
          </table:table-cell>
        </table:table-row>
        <table:table-row>
          <table:table-cell office:value-type="string">
            <text:p>Hu000KiJe012</text:p>
          </table:table-cell>
          <table:table-cell office:value-type="string">
            <text:p>HUMOR</text:p>
          </table:table-cell>
          <table:table-cell office:value-type="string">
            <text:p>Diary of a Wimpy Kid: Cabin Fever</text:p>
          </table:table-cell>
          <table:table-cell office:value-type="string">
            <text:p>Jeff Kinney</text:p>
          </table:table-cell>
        </table:table-row>
        <table:table-row>
          <table:table-cell office:value-type="string">
            <text:p>Art000LuS01</text:p>
          </table:table-cell>
          <table:table-cell office:value-type="string">
            <text:p>ART</text:p>
          </table:table-cell>
          <table:table-cell office:value-type="string">
            <text:p>Making Movies</text:p>
          </table:table-cell>
          <table:table-cell office:value-type="string">
            <text:p>Sidney Lumet</text:p>
          </table:table-cell>
        </table:table-row>
        <table:table-row>
          <table:table-cell office:value-type="string">
            <text:p>Art000TaHa01</text:p>
          </table:table-cell>
          <table:table-cell office:value-type="string">
            <text:p>ART</text:p>
          </table:table-cell>
          <table:table-cell office:value-type="string">
            <text:p>Agra Bazaar</text:p>
          </table:table-cell>
          <table:table-cell office:value-type="string">
            <text:p>Habib Tanvir</text:p>
          </table:table-cell>
        </table:table-row>
        <table:table-row>
          <table:table-cell office:value-type="string">
            <text:p>Art000Gi01</text:p>
          </table:table-cell>
          <table:table-cell office:value-type="string">
            <text:p>ART</text:p>
          </table:table-cell>
          <table:table-cell office:value-type="string">
            <text:p>The History of Jazz</text:p>
          </table:table-cell>
          <table:table-cell office:value-type="string">
            <text:p>Ted Gioia</text:p>
          </table:table-cell>
        </table:table-row>
        <table:table-row>
          <table:table-cell office:value-type="string">
            <text:p>Art000Di02</text:p>
          </table:table-cell>
          <table:table-cell office:value-type="string">
            <text:p>ART</text:p>
          </table:table-cell>
          <table:table-cell office:value-type="string">
            <text:p>Cars</text:p>
          </table:table-cell>
          <table:table-cell office:value-type="string">
            <text:p>Disney</text:p>
          </table:table-cell>
        </table:table-row>
        <table:table-row>
          <table:table-cell office:value-type="string">
            <text:p>Art000Ar01</text:p>
          </table:table-cell>
          <table:table-cell office:value-type="string">
            <text:p>ART</text:p>
          </table:table-cell>
          <table:table-cell office:value-type="string">
            <text:p>Poetics</text:p>
          </table:table-cell>
          <table:table-cell office:value-type="string">
            <text:p>Aristotle</text:p>
          </table:table-cell>
        </table:table-row>
        <table:table-row>
          <table:table-cell office:value-type="string">
            <text:p>Art000Ca01</text:p>
          </table:table-cell>
          <table:table-cell office:value-type="string">
            <text:p>ART</text:p>
          </table:table-cell>
          <table:table-cell office:value-type="string">
            <text:p>Rock n Roll Scandals</text:p>
          </table:table-cell>
          <table:table-cell office:value-type="string">
            <text:p>David Cavanagh</text:p>
          </table:table-cell>
        </table:table-row>
        <table:table-row>
          <table:table-cell office:value-type="string">
            <text:p>Art000Me01</text:p>
          </table:table-cell>
          <table:table-cell office:value-type="string">
            <text:p>ART</text:p>
          </table:table-cell>
          <table:table-cell office:value-type="string">
            <text:p>The Penguin Dictionary of Indian Classical Music</text:p>
          </table:table-cell>
          <table:table-cell office:value-type="string">
            <text:p>Raghav R. Menon</text:p>
          </table:table-cell>
        </table:table-row>
        <table:table-row>
          <table:table-cell office:value-type="string">
            <text:p>Art000FrAb01</text:p>
          </table:table-cell>
          <table:table-cell office:value-type="string">
            <text:p>ART</text:p>
          </table:table-cell>
          <table:table-cell office:value-type="string">
            <text:p>Indian Art and the Art of Ceylon, Central and Southeast Asia</text:p>
          </table:table-cell>
          <table:table-cell office:value-type="string">
            <text:p>Francesco Abbate</text:p>
          </table:table-cell>
        </table:table-row>
        <table:table-row>
          <table:table-cell office:value-type="string">
            <text:p>Art000Ho01</text:p>
          </table:table-cell>
          <table:table-cell office:value-type="string">
            <text:p>ART</text:p>
          </table:table-cell>
          <table:table-cell office:value-type="string">
            <text:p>Dada and Surrealism</text:p>
          </table:table-cell>
          <table:table-cell office:value-type="string">
            <text:p>David Hopkins</text:p>
          </table:table-cell>
        </table:table-row>
        <table:table-row>
          <table:table-cell office:value-type="string">
            <text:p>Art000Hu01</text:p>
          </table:table-cell>
          <table:table-cell office:value-type="string">
            <text:p>ART</text:p>
          </table:table-cell>
          <table:table-cell office:value-type="string">
            <text:p>Book of Movie Classics</text:p>
          </table:table-cell>
          <table:table-cell office:value-type="string">
            <text:p>Alan Hunter</text:p>
          </table:table-cell>
        </table:table-row>
        <table:table-row>
          <table:table-cell office:value-type="string">
            <text:p>Art000Sa01</text:p>
          </table:table-cell>
          <table:table-cell office:value-type="string">
            <text:p>ART</text:p>
          </table:table-cell>
          <table:table-cell office:value-type="string">
            <text:p>First Indian Video and Film Guide</text:p>
          </table:table-cell>
          <table:table-cell office:value-type="string">
            <text:p>Ratan Sharda, Javed Zaidi</text:p>
          </table:table-cell>
        </table:table-row>
        <table:table-row>
          <table:table-cell office:value-type="string">
            <text:p>Art000Co01</text:p>
          </table:table-cell>
          <table:table-cell office:value-type="string">
            <text:p>ART</text:p>
          </table:table-cell>
          <table:table-cell office:value-type="string">
            <text:p>Modern Art</text:p>
          </table:table-cell>
          <table:table-cell office:value-type="string">
            <text:p>David Cottington</text:p>
          </table:table-cell>
        </table:table-row>
        <table:table-row>
          <table:table-cell office:value-type="string">
            <text:p>Art000Te01</text:p>
          </table:table-cell>
          <table:table-cell office:value-type="string">
            <text:p>ART</text:p>
          </table:table-cell>
          <table:table-cell office:value-type="string">
            <text:p>And They All Sang</text:p>
          </table:table-cell>
          <table:table-cell office:value-type="string">
            <text:p>Studs Terkel</text:p>
          </table:table-cell>
        </table:table-row>
        <table:table-row>
          <table:table-cell office:value-type="string">
            <text:p>Art000Sai01</text:p>
          </table:table-cell>
          <table:table-cell office:value-type="string">
            <text:p>ART</text:p>
          </table:table-cell>
          <table:table-cell office:value-type="string">
            <text:p>On Late Style</text:p>
          </table:table-cell>
          <table:table-cell office:value-type="string">
            <text:p>Edward Said</text:p>
          </table:table-cell>
        </table:table-row>
        <table:table-row>
          <table:table-cell office:value-type="string">
            <text:p>Art000RM01</text:p>
          </table:table-cell>
          <table:table-cell office:value-type="string">
            <text:p>ART</text:p>
          </table:table-cell>
          <table:table-cell office:value-type="string">
            <text:p>Seduced by the Familiar</text:p>
          </table:table-cell>
          <table:table-cell office:value-type="string">
            <text:p>MK Raghavendra</text:p>
          </table:table-cell>
        </table:table-row>
        <table:table-row>
          <table:table-cell office:value-type="string">
            <text:p>Art000PrBh01</text:p>
          </table:table-cell>
          <table:table-cell office:value-type="string">
            <text:p>ART</text:p>
          </table:table-cell>
          <table:table-cell office:value-type="string">
            <text:p>Colas, Cars and Communal Harmony</text:p>
          </table:table-cell>
          <table:table-cell office:value-type="string">
            <text:p>Bharati S. Pradhan</text:p>
          </table:table-cell>
        </table:table-row>
        <table:table-row>
          <table:table-cell office:value-type="string">
            <text:p>Art000Gu01</text:p>
          </table:table-cell>
          <table:table-cell office:value-type="string">
            <text:p>ART</text:p>
          </table:table-cell>
          <table:table-cell office:value-type="string">
            <text:p>Two Tales of My Times</text:p>
          </table:table-cell>
          <table:table-cell office:value-type="string">
            <text:p>Gulzar</text:p>
          </table:table-cell>
        </table:table-row>
        <table:table-row>
          <table:table-cell office:value-type="string">
            <text:p>Art000Pi01</text:p>
          </table:table-cell>
          <table:table-cell office:value-type="string">
            <text:p>ART</text:p>
          </table:table-cell>
          <table:table-cell office:value-type="string">
            <text:p>Helen</text:p>
          </table:table-cell>
          <table:table-cell office:value-type="string">
            <text:p>Jerry Pinto</text:p>
          </table:table-cell>
        </table:table-row>
        <table:table-row>
          <table:table-cell office:value-type="string">
            <text:p>Art000Re01</text:p>
          </table:table-cell>
          <table:table-cell office:value-type="string">
            <text:p>ART</text:p>
          </table:table-cell>
          <table:table-cell office:value-type="string">
            <text:p>The Sex Revolt</text:p>
          </table:table-cell>
          <table:table-cell office:value-type="string">
            <text:p>Reynolds and Press</text:p>
          </table:table-cell>
        </table:table-row>
        <table:table-row>
          <table:table-cell office:value-type="string">
            <text:p>Art000Ma01</text:p>
          </table:table-cell>
          <table:table-cell office:value-type="string">
            <text:p>ART</text:p>
          </table:table-cell>
          <table:table-cell office:value-type="string">
            <text:p>Bob Dylan by Greil Marcus</text:p>
          </table:table-cell>
          <table:table-cell office:value-type="string">
            <text:p>Greil Marcus</text:p>
          </table:table-cell>
        </table:table-row>
        <table:table-row>
          <table:table-cell office:value-type="string">
            <text:p>Art000Ni01</text:p>
          </table:table-cell>
          <table:table-cell office:value-type="string">
            <text:p>ART</text:p>
          </table:table-cell>
          <table:table-cell office:value-type="string">
            <text:p>Bring on the Empty Horses</text:p>
          </table:table-cell>
          <table:table-cell office:value-type="string">
            <text:p>David Niven</text:p>
          </table:table-cell>
        </table:table-row>
        <table:table-row>
          <table:table-cell office:value-type="string">
            <text:p>Art000Ni05</text:p>
          </table:table-cell>
          <table:table-cell office:value-type="string">
            <text:p>ART</text:p>
          </table:table-cell>
          <table:table-cell office:value-type="string">
            <text:p>Bring on the Empty Horses</text:p>
          </table:table-cell>
          <table:table-cell office:value-type="string">
            <text:p>David Niven</text:p>
          </table:table-cell>
        </table:table-row>
        <table:table-row>
          <table:table-cell office:value-type="string">
            <text:p>Art000Di02</text:p>
          </table:table-cell>
          <table:table-cell office:value-type="string">
            <text:p>ART</text:p>
          </table:table-cell>
          <table:table-cell office:value-type="string">
            <text:p>Toy Story 2</text:p>
          </table:table-cell>
          <table:table-cell office:value-type="string">
            <text:p>Disney</text:p>
          </table:table-cell>
        </table:table-row>
        <table:table-row>
          <table:table-cell office:value-type="string">
            <text:p>Art000CrRo01</text:p>
          </table:table-cell>
          <table:table-cell office:value-type="string">
            <text:p>ART</text:p>
          </table:table-cell>
          <table:table-cell office:value-type="string">
            <text:p>Indian Art and the Art of Ceylon, Central and Southeast Asia</text:p>
          </table:table-cell>
          <table:table-cell office:value-type="string">
            <text:p>Roy C. Craven</text:p>
          </table:table-cell>
        </table:table-row>
        <table:table-row>
          <table:table-cell office:value-type="string">
            <text:p>Art000SiDa01</text:p>
          </table:table-cell>
          <table:table-cell office:value-type="string">
            <text:p>ART</text:p>
          </table:table-cell>
          <table:table-cell office:value-type="string">
            <text:p>The Essential Guide to Rock on CD</text:p>
          </table:table-cell>
          <table:table-cell office:value-type="string">
            <text:p>David Sinclair</text:p>
          </table:table-cell>
        </table:table-row>
        <table:table-row>
          <table:table-cell office:value-type="string">
            <text:p>Art000Ni04</text:p>
          </table:table-cell>
          <table:table-cell office:value-type="string">
            <text:p>ART</text:p>
          </table:table-cell>
          <table:table-cell office:value-type="string">
            <text:p>Bring on the Empty Horses</text:p>
          </table:table-cell>
          <table:table-cell office:value-type="string">
            <text:p>David Niven</text:p>
          </table:table-cell>
        </table:table-row>
        <table:table-row>
          <table:table-cell office:value-type="string">
            <text:p>Art000Ni02</text:p>
          </table:table-cell>
          <table:table-cell office:value-type="string">
            <text:p>ART</text:p>
          </table:table-cell>
          <table:table-cell office:value-type="string">
            <text:p>Bring on the Empty Horses</text:p>
          </table:table-cell>
          <table:table-cell office:value-type="string">
            <text:p>David Niven</text:p>
          </table:table-cell>
        </table:table-row>
        <table:table-row>
          <table:table-cell office:value-type="string">
            <text:p>Art000Ni03</text:p>
          </table:table-cell>
          <table:table-cell office:value-type="string">
            <text:p>ART</text:p>
          </table:table-cell>
          <table:table-cell office:value-type="string">
            <text:p>Bring on the Empty Horses</text:p>
          </table:table-cell>
          <table:table-cell office:value-type="string">
            <text:p>David Niven</text:p>
          </table:table-cell>
        </table:table-row>
        <table:table-row>
          <table:table-cell office:value-type="string">
            <text:p>Art000Li01</text:p>
          </table:table-cell>
          <table:table-cell office:value-type="string">
            <text:p>ART</text:p>
          </table:table-cell>
          <table:table-cell office:value-type="string">
            <text:p>The Prophetic Theatre</text:p>
          </table:table-cell>
          <table:table-cell office:value-type="string">
            <text:p>Stuart W. Little</text:p>
          </table:table-cell>
        </table:table-row>
        <table:table-row>
          <table:table-cell office:value-type="string">
            <text:p>Art000Di05</text:p>
          </table:table-cell>
          <table:table-cell office:value-type="string">
            <text:p>ART</text:p>
          </table:table-cell>
          <table:table-cell office:value-type="string">
            <text:p>Chicken Little</text:p>
          </table:table-cell>
          <table:table-cell office:value-type="string">
            <text:p>Disney</text:p>
          </table:table-cell>
        </table:table-row>
        <table:table-row>
          <table:table-cell office:value-type="string">
            <text:p>Art000De01</text:p>
          </table:table-cell>
          <table:table-cell office:value-type="string">
            <text:p>ART</text:p>
          </table:table-cell>
          <table:table-cell office:value-type="string">
            <text:p>Theatre of the Streets- the Jana Natya Manch Experience</text:p>
          </table:table-cell>
          <table:table-cell office:value-type="string">
            <text:p>Sudhama Deshpande</text:p>
          </table:table-cell>
        </table:table-row>
        <table:table-row>
          <table:table-cell office:value-type="string">
            <text:p>Art000DeTe01</text:p>
          </table:table-cell>
          <table:table-cell office:value-type="string">
            <text:p>ART</text:p>
          </table:table-cell>
          <table:table-cell office:value-type="string">
            <text:p>Twisted Tales: Shakespear</text:p>
          </table:table-cell>
          <table:table-cell office:value-type="string">
            <text:p>Terry Deary</text:p>
          </table:table-cell>
        </table:table-row>
        <table:table-row>
          <table:table-cell office:value-type="string">
            <text:p>Art000Dy01</text:p>
          </table:table-cell>
          <table:table-cell office:value-type="string">
            <text:p>ART</text:p>
          </table:table-cell>
          <table:table-cell office:value-type="string">
            <text:p>But Beautiful</text:p>
          </table:table-cell>
          <table:table-cell office:value-type="string">
            <text:p> Geoff Dyer</text:p>
          </table:table-cell>
        </table:table-row>
        <table:table-row>
          <table:table-cell office:value-type="string">
            <text:p>Art000Da01</text:p>
          </table:table-cell>
          <table:table-cell office:value-type="string">
            <text:p>ART</text:p>
          </table:table-cell>
          <table:table-cell office:value-type="string">
            <text:p>Flappers 2 Rappers: American Youth Slang</text:p>
          </table:table-cell>
          <table:table-cell office:value-type="string">
            <text:p>Tom Darzell</text:p>
          </table:table-cell>
        </table:table-row>
        <table:table-row>
          <table:table-cell office:value-type="string">
            <text:p>Art000Cr01</text:p>
          </table:table-cell>
          <table:table-cell office:value-type="string">
            <text:p>ART</text:p>
          </table:table-cell>
          <table:table-cell office:value-type="string">
            <text:p>Hollywood Scandals</text:p>
          </table:table-cell>
          <table:table-cell office:value-type="string">
            <text:p>Rudin Cross</text:p>
          </table:table-cell>
        </table:table-row>
        <table:table-row>
          <table:table-cell office:value-type="string">
            <text:p>Art000Be01</text:p>
          </table:table-cell>
          <table:table-cell office:value-type="string">
            <text:p>ART</text:p>
          </table:table-cell>
          <table:table-cell office:value-type="string">
            <text:p>The Theory of the Modern Stage</text:p>
          </table:table-cell>
          <table:table-cell office:value-type="string">
            <text:p>Eric Bentley</text:p>
          </table:table-cell>
        </table:table-row>
        <table:table-row>
          <table:table-cell office:value-type="string">
            <text:p>Art000Br01</text:p>
          </table:table-cell>
          <table:table-cell office:value-type="string">
            <text:p>ART</text:p>
          </table:table-cell>
          <table:table-cell office:value-type="string">
            <text:p>Gandhi: The Screenplay</text:p>
          </table:table-cell>
          <table:table-cell office:value-type="string">
            <text:p>John Briley</text:p>
          </table:table-cell>
        </table:table-row>
        <table:table-row>
          <table:table-cell office:value-type="string">
            <text:p>Po000AbDa01</text:p>
          </table:table-cell>
          <table:table-cell office:value-type="string">
            <text:p>POETRY</text:p>
          </table:table-cell>
          <table:table-cell office:value-type="string">
            <text:p>Penguin Modern Poets</text:p>
          </table:table-cell>
          <table:table-cell office:value-type="string">
            <text:p>Danny Abse</text:p>
          </table:table-cell>
        </table:table-row>
        <table:table-row>
          <table:table-cell office:value-type="string">
            <text:p>Po000Az01</text:p>
          </table:table-cell>
          <table:table-cell office:value-type="string">
            <text:p>POETRY</text:p>
          </table:table-cell>
          <table:table-cell office:value-type="string">
            <text:p>Selected Poems</text:p>
          </table:table-cell>
          <table:table-cell office:value-type="string">
            <text:p>Kaifi Azmi</text:p>
          </table:table-cell>
        </table:table-row>
        <table:table-row>
          <table:table-cell office:value-type="string">
            <text:p>Po000CoPi01</text:p>
          </table:table-cell>
          <table:table-cell office:value-type="string">
            <text:p>POETRY</text:p>
          </table:table-cell>
          <table:table-cell office:value-type="string">
            <text:p>The Works 2</text:p>
          </table:table-cell>
          <table:table-cell office:value-type="string">
            <text:p>Pi Corbett</text:p>
          </table:table-cell>
        </table:table-row>
        <table:table-row>
          <table:table-cell office:value-type="string">
            <text:p>Po000DoJo01</text:p>
          </table:table-cell>
          <table:table-cell office:value-type="string">
            <text:p>POETRY</text:p>
          </table:table-cell>
          <table:table-cell office:value-type="string">
            <text:p>Poems</text:p>
          </table:table-cell>
          <table:table-cell office:value-type="string">
            <text:p>John Donne</text:p>
          </table:table-cell>
        </table:table-row>
        <table:table-row>
          <table:table-cell office:value-type="string">
            <text:p>Po000DoJo02</text:p>
          </table:table-cell>
          <table:table-cell office:value-type="string">
            <text:p>POETRY</text:p>
          </table:table-cell>
          <table:table-cell office:value-type="string">
            <text:p>Poems</text:p>
          </table:table-cell>
          <table:table-cell office:value-type="string">
            <text:p>John Donne</text:p>
          </table:table-cell>
        </table:table-row>
        <table:table-row>
          <table:table-cell office:value-type="string">
            <text:p>Po000ElT01</text:p>
          </table:table-cell>
          <table:table-cell office:value-type="string">
            <text:p>POETRY</text:p>
          </table:table-cell>
          <table:table-cell office:value-type="string">
            <text:p>The Wasteland</text:p>
          </table:table-cell>
          <table:table-cell office:value-type="string">
            <text:p>TS Eliot</text:p>
          </table:table-cell>
        </table:table-row>
        <table:table-row>
          <table:table-cell office:value-type="string">
            <text:p>Po000EltT02</text:p>
          </table:table-cell>
          <table:table-cell office:value-type="string">
            <text:p>POETRY</text:p>
          </table:table-cell>
          <table:table-cell office:value-type="string">
            <text:p>Old Possum's Book of Practical Cats</text:p>
          </table:table-cell>
          <table:table-cell office:value-type="string">
            <text:p>TS Eliot</text:p>
          </table:table-cell>
        </table:table-row>
        <table:table-row>
          <table:table-cell office:value-type="string">
            <text:p>Po000FiEd02</text:p>
          </table:table-cell>
          <table:table-cell office:value-type="string">
            <text:p>POETRY</text:p>
          </table:table-cell>
          <table:table-cell office:value-type="string">
            <text:p>Rubaiyyat of Omar Khayam</text:p>
          </table:table-cell>
          <table:table-cell office:value-type="string">
            <text:p>Edward Fitzgerald</text:p>
          </table:table-cell>
        </table:table-row>
        <table:table-row>
          <table:table-cell office:value-type="string">
            <text:p>Po000GaHe01</text:p>
          </table:table-cell>
          <table:table-cell office:value-type="string">
            <text:p>POETRY</text:p>
          </table:table-cell>
          <table:table-cell office:value-type="string">
            <text:p>The Metaphysical Poets</text:p>
          </table:table-cell>
          <table:table-cell office:value-type="string">
            <text:p>Ellen Gardner</text:p>
          </table:table-cell>
        </table:table-row>
        <table:table-row>
          <table:table-cell office:value-type="string">
            <text:p>Po000HaTh01</text:p>
          </table:table-cell>
          <table:table-cell office:value-type="string">
            <text:p>POETRY</text:p>
          </table:table-cell>
          <table:table-cell office:value-type="string">
            <text:p>Selected Poems</text:p>
          </table:table-cell>
          <table:table-cell office:value-type="string">
            <text:p>Thomas Hardy</text:p>
          </table:table-cell>
        </table:table-row>
        <table:table-row>
          <table:table-cell office:value-type="string">
            <text:p>Po000KALi01</text:p>
          </table:table-cell>
          <table:table-cell office:value-type="string">
            <text:p>POETRY</text:p>
          </table:table-cell>
          <table:table-cell office:value-type="string">
            <text:p>The Loom of Time</text:p>
          </table:table-cell>
          <table:table-cell office:value-type="string">
            <text:p>Kalidas</text:p>
          </table:table-cell>
        </table:table-row>
        <table:table-row>
          <table:table-cell office:value-type="string">
            <text:p>Po000KiRu01</text:p>
          </table:table-cell>
          <table:table-cell office:value-type="string">
            <text:p>POETRY</text:p>
          </table:table-cell>
          <table:table-cell office:value-type="string">
            <text:p>Selected Poetry</text:p>
          </table:table-cell>
          <table:table-cell office:value-type="string">
            <text:p>Rudyard Kipling</text:p>
          </table:table-cell>
        </table:table-row>
        <table:table-row>
          <table:table-cell office:value-type="string">
            <text:p>Po000MaBo01</text:p>
          </table:table-cell>
          <table:table-cell office:value-type="string">
            <text:p>POETRY</text:p>
          </table:table-cell>
          <table:table-cell office:value-type="string">
            <text:p>Archy's Life of</text:p>
          </table:table-cell>
          <table:table-cell office:value-type="string">
            <text:p>Bon Marquis</text:p>
          </table:table-cell>
        </table:table-row>
        <table:table-row>
          <table:table-cell office:value-type="string">
            <text:p>Po000MaAz01</text:p>
          </table:table-cell>
          <table:table-cell office:value-type="string">
            <text:p>POETRY</text:p>
          </table:table-cell>
          <table:table-cell office:value-type="string">
            <text:p>Uniformly Crazy</text:p>
          </table:table-cell>
          <table:table-cell office:value-type="string">
            <text:p>Ashok Mahajan</text:p>
          </table:table-cell>
        </table:table-row>
        <table:table-row>
          <table:table-cell office:value-type="string">
            <text:p>Po000MiSp01</text:p>
          </table:table-cell>
          <table:table-cell office:value-type="string">
            <text:p>POETRY</text:p>
          </table:table-cell>
          <table:table-cell office:value-type="string">
            <text:p>Small Dreams of Scorpion</text:p>
          </table:table-cell>
          <table:table-cell office:value-type="string">
            <text:p>Spike Milligan</text:p>
          </table:table-cell>
        </table:table-row>
        <table:table-row>
          <table:table-cell office:value-type="string">
            <text:p>Po000MiJo01</text:p>
          </table:table-cell>
          <table:table-cell office:value-type="string">
            <text:p>POETRY</text:p>
          </table:table-cell>
          <table:table-cell office:value-type="string">
            <text:p>Paradise Lost and Paradise Regained</text:p>
          </table:table-cell>
          <table:table-cell office:value-type="string">
            <text:p>John Milton</text:p>
          </table:table-cell>
        </table:table-row>
        <table:table-row>
          <table:table-cell office:value-type="string">
            <text:p>Po000KeJo02</text:p>
          </table:table-cell>
          <table:table-cell office:value-type="string">
            <text:p>POETRY</text:p>
          </table:table-cell>
          <table:table-cell office:value-type="string">
            <text:p>Selected Poems</text:p>
          </table:table-cell>
          <table:table-cell office:value-type="string">
            <text:p>John Keats</text:p>
          </table:table-cell>
        </table:table-row>
        <table:table-row>
          <table:table-cell office:value-type="string">
            <text:p>Po000MoGa01</text:p>
          </table:table-cell>
          <table:table-cell office:value-type="string">
            <text:p>POETRY</text:p>
          </table:table-cell>
          <table:table-cell office:value-type="string">
            <text:p>Read me and Laugh</text:p>
          </table:table-cell>
          <table:table-cell office:value-type="string">
            <text:p>Gaby Morgan</text:p>
          </table:table-cell>
        </table:table-row>
        <table:table-row>
          <table:table-cell office:value-type="string">
            <text:p>Po000NaOg01</text:p>
          </table:table-cell>
          <table:table-cell office:value-type="string">
            <text:p>POETRY</text:p>
          </table:table-cell>
          <table:table-cell office:value-type="string">
            <text:p>Candy is Dandy</text:p>
          </table:table-cell>
          <table:table-cell office:value-type="string">
            <text:p>Ogden Nash</text:p>
          </table:table-cell>
        </table:table-row>
        <table:table-row>
          <table:table-cell office:value-type="string">
            <text:p>Po000NaTa01</text:p>
          </table:table-cell>
          <table:table-cell office:value-type="string">
            <text:p>POETRY</text:p>
          </table:table-cell>
          <table:table-cell office:value-type="string">
            <text:p>Love Poems</text:p>
          </table:table-cell>
          <table:table-cell office:value-type="string">
            <text:p>Taslima Nasreen</text:p>
          </table:table-cell>
        </table:table-row>
        <table:table-row>
          <table:table-cell office:value-type="string">
            <text:p>Po000PaOc01</text:p>
          </table:table-cell>
          <table:table-cell office:value-type="string">
            <text:p>POETRY</text:p>
          </table:table-cell>
          <table:table-cell office:value-type="string">
            <text:p>The collected Poems</text:p>
          </table:table-cell>
          <table:table-cell office:value-type="string">
            <text:p>Octavia Paz</text:p>
          </table:table-cell>
        </table:table-row>
        <table:table-row>
          <table:table-cell office:value-type="string">
            <text:p>Po000PaFr01</text:p>
          </table:table-cell>
          <table:table-cell office:value-type="string">
            <text:p>POETRY</text:p>
          </table:table-cell>
          <table:table-cell office:value-type="string">
            <text:p>The Golden Treasury</text:p>
          </table:table-cell>
          <table:table-cell office:value-type="string">
            <text:p>Francis Palgrave</text:p>
          </table:table-cell>
        </table:table-row>
        <table:table-row>
          <table:table-cell office:value-type="string">
            <text:p>Po000PlSy01</text:p>
          </table:table-cell>
          <table:table-cell office:value-type="string">
            <text:p>POETRY</text:p>
          </table:table-cell>
          <table:table-cell office:value-type="string">
            <text:p>The collected Poems</text:p>
          </table:table-cell>
          <table:table-cell office:value-type="string">
            <text:p>Sylvia Plath</text:p>
          </table:table-cell>
        </table:table-row>
        <table:table-row>
          <table:table-cell office:value-type="string">
            <text:p>Po000Sa01</text:p>
          </table:table-cell>
          <table:table-cell office:value-type="string">
            <text:p>POETRY</text:p>
          </table:table-cell>
          <table:table-cell office:value-type="string">
            <text:p>Festival of Life</text:p>
          </table:table-cell>
          <table:table-cell office:value-type="string">
            <text:p>Paramhamsa Satyanand</text:p>
          </table:table-cell>
        </table:table-row>
        <table:table-row>
          <table:table-cell office:value-type="string">
            <text:p>Po000SeVi01</text:p>
          </table:table-cell>
          <table:table-cell office:value-type="string">
            <text:p>POETRY</text:p>
          </table:table-cell>
          <table:table-cell office:value-type="string">
            <text:p>The Golden Gate</text:p>
          </table:table-cell>
          <table:table-cell office:value-type="string">
            <text:p>Vikram Seth</text:p>
          </table:table-cell>
        </table:table-row>
        <table:table-row>
          <table:table-cell office:value-type="string">
            <text:p>Po000SeVi02</text:p>
          </table:table-cell>
          <table:table-cell office:value-type="string">
            <text:p>POETRY</text:p>
          </table:table-cell>
          <table:table-cell office:value-type="string">
            <text:p>Beastly Tales from Here and There</text:p>
          </table:table-cell>
          <table:table-cell office:value-type="string">
            <text:p>Vikram Seth</text:p>
          </table:table-cell>
        </table:table-row>
        <table:table-row>
          <table:table-cell office:value-type="string">
            <text:p>Po000SeVi05</text:p>
          </table:table-cell>
          <table:table-cell office:value-type="string">
            <text:p>POETRY</text:p>
          </table:table-cell>
          <table:table-cell office:value-type="string">
            <text:p>The Golden Gate</text:p>
          </table:table-cell>
          <table:table-cell office:value-type="string">
            <text:p>Vikram Seth</text:p>
          </table:table-cell>
        </table:table-row>
        <table:table-row>
          <table:table-cell office:value-type="string">
            <text:p>Po000SeVi07</text:p>
          </table:table-cell>
          <table:table-cell office:value-type="string">
            <text:p>POETRY</text:p>
          </table:table-cell>
          <table:table-cell office:value-type="string">
            <text:p>All You who Sleep Tonight</text:p>
          </table:table-cell>
          <table:table-cell office:value-type="string">
            <text:p>Vikram Seth</text:p>
          </table:table-cell>
        </table:table-row>
        <table:table-row>
          <table:table-cell office:value-type="string">
            <text:p>Po000TaRa04</text:p>
          </table:table-cell>
          <table:table-cell office:value-type="string">
            <text:p>POETRY</text:p>
          </table:table-cell>
          <table:table-cell office:value-type="string">
            <text:p>Love Poems of Tagore</text:p>
          </table:table-cell>
          <table:table-cell office:value-type="string">
            <text:p>Rabindranath Tagore</text:p>
          </table:table-cell>
        </table:table-row>
        <table:table-row>
          <table:table-cell office:value-type="string">
            <text:p>Po000SeVi04</text:p>
          </table:table-cell>
          <table:table-cell office:value-type="string">
            <text:p>POETRY</text:p>
          </table:table-cell>
          <table:table-cell office:value-type="string">
            <text:p>Arion and the Dolphin</text:p>
          </table:table-cell>
          <table:table-cell office:value-type="string">
            <text:p>Vikram Seth</text:p>
          </table:table-cell>
        </table:table-row>
        <table:table-row>
          <table:table-cell office:value-type="string">
            <text:p>Po000TaRa02</text:p>
          </table:table-cell>
          <table:table-cell office:value-type="string">
            <text:p>POETRY</text:p>
          </table:table-cell>
          <table:table-cell office:value-type="string">
            <text:p>Gitanjali</text:p>
          </table:table-cell>
          <table:table-cell office:value-type="string">
            <text:p>Rabindranath Tagore</text:p>
          </table:table-cell>
        </table:table-row>
        <table:table-row>
          <table:table-cell office:value-type="string">
            <text:p>Po000YeW01</text:p>
          </table:table-cell>
          <table:table-cell office:value-type="string">
            <text:p>POETRY</text:p>
          </table:table-cell>
          <table:table-cell office:value-type="string">
            <text:p>The Collected Poems of WB Yeats</text:p>
          </table:table-cell>
          <table:table-cell office:value-type="string">
            <text:p>WB Yeats</text:p>
          </table:table-cell>
        </table:table-row>
        <table:table-row>
          <table:table-cell office:value-type="string">
            <text:p>Po000BrRo01</text:p>
          </table:table-cell>
          <table:table-cell office:value-type="string">
            <text:p>POETRY</text:p>
          </table:table-cell>
          <table:table-cell office:value-type="string">
            <text:p>The Poems of Robert Browning</text:p>
          </table:table-cell>
          <table:table-cell office:value-type="string">
            <text:p>Robert Browning</text:p>
          </table:table-cell>
        </table:table-row>
        <table:table-row>
          <table:table-cell office:value-type="string">
            <text:p>Po000NaOg02</text:p>
          </table:table-cell>
          <table:table-cell office:value-type="string">
            <text:p>POETRY</text:p>
          </table:table-cell>
          <table:table-cell office:value-type="string">
            <text:p>The Pocket Book of Ogden Nash</text:p>
          </table:table-cell>
          <table:table-cell office:value-type="string">
            <text:p>Ogden Nash</text:p>
          </table:table-cell>
        </table:table-row>
        <table:table-row>
          <table:table-cell office:value-type="string">
            <text:p>Po000CoSa01</text:p>
          </table:table-cell>
          <table:table-cell office:value-type="string">
            <text:p>POETRY</text:p>
          </table:table-cell>
          <table:table-cell office:value-type="string">
            <text:p>Selected Poems</text:p>
          </table:table-cell>
          <table:table-cell office:value-type="string">
            <text:p>Samuel Coleridge</text:p>
          </table:table-cell>
        </table:table-row>
        <table:table-row>
          <table:table-cell office:value-type="string">
            <text:p>Po000Pr01</text:p>
          </table:table-cell>
          <table:table-cell office:value-type="string">
            <text:p>POETRY</text:p>
          </table:table-cell>
          <table:table-cell office:value-type="string">
            <text:p>Nets of Awareness</text:p>
          </table:table-cell>
          <table:table-cell office:value-type="string">
            <text:p>Frances W. Pritchett</text:p>
          </table:table-cell>
        </table:table-row>
        <table:table-row>
          <table:table-cell office:value-type="string">
            <text:p>Po000SiSh01</text:p>
          </table:table-cell>
          <table:table-cell office:value-type="string">
            <text:p>POETRY</text:p>
          </table:table-cell>
          <table:table-cell office:value-type="string">
            <text:p>The Giving Tree</text:p>
          </table:table-cell>
          <table:table-cell office:value-type="string">
            <text:p>Shel Silverstein</text:p>
          </table:table-cell>
        </table:table-row>
        <table:table-row>
          <table:table-cell office:value-type="string">
            <text:p>FNM000KRSV01</text:p>
          </table:table-cell>
          <table:table-cell office:value-type="string">
            <text:p>FNM</text:p>
          </table:table-cell>
          <table:table-cell office:value-type="string">
            <text:p>The World's Wrosts</text:p>
          </table:table-cell>
          <table:table-cell office:value-type="string">
            <text:p>Les Krantz</text:p>
          </table:table-cell>
        </table:table-row>
        <table:table-row>
          <table:table-cell office:value-type="string">
            <text:p>FNM000St01</text:p>
          </table:table-cell>
          <table:table-cell office:value-type="string">
            <text:p>FNM</text:p>
          </table:table-cell>
          <table:table-cell office:value-type="string">
            <text:p>Communion</text:p>
          </table:table-cell>
          <table:table-cell office:value-type="string">
            <text:p>Whitley Streiber</text:p>
          </table:table-cell>
        </table:table-row>
        <table:table-row>
          <table:table-cell office:value-type="string">
            <text:p>FNM000Gu04</text:p>
          </table:table-cell>
          <table:table-cell office:value-type="string">
            <text:p>FNM</text:p>
          </table:table-cell>
          <table:table-cell office:value-type="string">
            <text:p>The Guinness Book of Olympic Records</text:p>
          </table:table-cell>
          <table:table-cell office:value-type="string">
            <text:p>Norris McWhiter, Stan Greenberg</text:p>
          </table:table-cell>
        </table:table-row>
        <table:table-row>
          <table:table-cell office:value-type="string">
            <text:p>FNM000Ba01</text:p>
          </table:table-cell>
          <table:table-cell office:value-type="string">
            <text:p>FNM</text:p>
          </table:table-cell>
          <table:table-cell office:value-type="string">
            <text:p>The Orion Mystery</text:p>
          </table:table-cell>
          <table:table-cell office:value-type="string">
            <text:p>Robert Bauval, Adrian Gilbert</text:p>
          </table:table-cell>
        </table:table-row>
        <table:table-row>
          <table:table-cell office:value-type="string">
            <text:p>FnM000Gu03</text:p>
          </table:table-cell>
          <table:table-cell office:value-type="string">
            <text:p>FNM</text:p>
          </table:table-cell>
          <table:table-cell office:value-type="string">
            <text:p>Guinnes World Records 2005</text:p>
          </table:table-cell>
          <table:table-cell office:value-type="string">
            <text:p>Patricia Langton</text:p>
          </table:table-cell>
        </table:table-row>
        <table:table-row>
          <table:table-cell office:value-type="string">
            <text:p>fy000jo004</text:p>
          </table:table-cell>
          <table:table-cell office:value-type="string">
            <text:p/>
          </table:table-cell>
          <table:table-cell office:value-type="string">
            <text:p>The Shadow Rising</text:p>
          </table:table-cell>
          <table:table-cell office:value-type="string">
            <text:p>Robert Jordan</text:p>
          </table:table-cell>
        </table:table-row>
        <table:table-row>
          <table:table-cell office:value-type="string">
            <text:p>dr000wios02</text:p>
          </table:table-cell>
          <table:table-cell office:value-type="string">
            <text:p/>
          </table:table-cell>
          <table:table-cell office:value-type="string">
            <text:p>A Woman of no Importance</text:p>
          </table:table-cell>
          <table:table-cell office:value-type="string">
            <text:p>Oscar Wilde</text:p>
          </table:table-cell>
        </table:table-row>
        <table:table-row>
          <table:table-cell office:value-type="string">
            <text:p>fy000ro201</text:p>
          </table:table-cell>
          <table:table-cell office:value-type="string">
            <text:p/>
          </table:table-cell>
          <table:table-cell office:value-type="string">
            <text:p>Harry Potter and The Philosopher's Stone</text:p>
          </table:table-cell>
          <table:table-cell office:value-type="string">
            <text:p>J.K. Rowling</text:p>
          </table:table-cell>
        </table:table-row>
        <table:table-row>
          <table:table-cell office:value-type="string">
            <text:p>abio000hiad02</text:p>
          </table:table-cell>
          <table:table-cell office:value-type="string">
            <text:p/>
          </table:table-cell>
          <table:table-cell office:value-type="string">
            <text:p>Mein Kampf</text:p>
          </table:table-cell>
          <table:table-cell office:value-type="string">
            <text:p>Jaico</text:p>
          </table:table-cell>
        </table:table-row>
        <table:table-row>
          <table:table-cell office:value-type="string">
            <text:p>sh000sh07.1</text:p>
          </table:table-cell>
          <table:table-cell office:value-type="string">
            <text:p/>
          </table:table-cell>
          <table:table-cell office:value-type="string">
            <text:p>The Greatness Guide</text:p>
          </table:table-cell>
          <table:table-cell office:value-type="string">
            <text:p>Robin Sharma</text:p>
          </table:table-cell>
        </table:table-row>
        <table:table-row>
          <table:table-cell office:value-type="string">
            <text:p>df000chag003</text:p>
          </table:table-cell>
          <table:table-cell office:value-type="string">
            <text:p/>
          </table:table-cell>
          <table:table-cell office:value-type="string">
            <text:p>One, Two, Buckle My Shoe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shsi24000</text:p>
          </table:table-cell>
          <table:table-cell office:value-type="string">
            <text:p/>
          </table:table-cell>
          <table:table-cell office:value-type="string">
            <text:p>Mistress of The Game</text:p>
          </table:table-cell>
          <table:table-cell office:value-type="string">
            <text:p>Sidney Sheldon</text:p>
          </table:table-cell>
        </table:table-row>
        <table:table-row>
          <table:table-cell office:value-type="string">
            <text:p>lajh04.1</text:p>
          </table:table-cell>
          <table:table-cell office:value-type="string">
            <text:p/>
          </table:table-cell>
          <table:table-cell office:value-type="string">
            <text:p>The Namesake</text:p>
          </table:table-cell>
          <table:table-cell office:value-type="string">
            <text:p>Jhumpa Lahiri</text:p>
          </table:table-cell>
        </table:table-row>
        <table:table-row>
          <table:table-cell office:value-type="string">
            <text:p>his000kejo01</text:p>
          </table:table-cell>
          <table:table-cell office:value-type="string">
            <text:p/>
          </table:table-cell>
          <table:table-cell office:value-type="string">
            <text:p>India A History</text:p>
          </table:table-cell>
          <table:table-cell office:value-type="string">
            <text:p>John Keay</text:p>
          </table:table-cell>
        </table:table-row>
        <table:table-row>
          <table:table-cell office:value-type="string">
            <text:p>maga04.1</text:p>
          </table:table-cell>
          <table:table-cell office:value-type="string">
            <text:p/>
          </table:table-cell>
          <table:table-cell office:value-type="string">
            <text:p>The Autumn of the Patriarch</text:p>
          </table:table-cell>
          <table:table-cell office:value-type="string">
            <text:p>Gabriel Garcia Marquez</text:p>
          </table:table-cell>
        </table:table-row>
        <table:table-row>
          <table:table-cell office:value-type="string">
            <text:p>adch03000</text:p>
          </table:table-cell>
          <table:table-cell office:value-type="string">
            <text:p/>
          </table:table-cell>
          <table:table-cell office:value-type="string">
            <text:p>Half of a Yellow Sun</text:p>
          </table:table-cell>
          <table:table-cell office:value-type="string">
            <text:p>Chimananda Ngozi Adichie</text:p>
          </table:table-cell>
        </table:table-row>
        <table:table-row>
          <table:table-cell office:value-type="string">
            <text:p>sh000ba021</text:p>
          </table:table-cell>
          <table:table-cell office:value-type="string">
            <text:p/>
          </table:table-cell>
          <table:table-cell office:value-type="string">
            <text:p>Connect The Dots</text:p>
          </table:table-cell>
          <table:table-cell office:value-type="string">
            <text:p>Rashmi Bansal</text:p>
          </table:table-cell>
        </table:table-row>
        <table:table-row>
          <table:table-cell office:value-type="string">
            <text:p>khya03000</text:p>
          </table:table-cell>
          <table:table-cell office:value-type="string">
            <text:p/>
          </table:table-cell>
          <table:table-cell office:value-type="string">
            <text:p>The Sirens of Baghdad</text:p>
          </table:table-cell>
          <table:table-cell office:value-type="string">
            <text:p>Yashmina Khadra</text:p>
          </table:table-cell>
        </table:table-row>
        <table:table-row>
          <table:table-cell office:value-type="string">
            <text:p>pol000sh03</text:p>
          </table:table-cell>
          <table:table-cell office:value-type="string">
            <text:p/>
          </table:table-cell>
          <table:table-cell office:value-type="string">
            <text:p>Worshipping False Gods</text:p>
          </table:table-cell>
          <table:table-cell office:value-type="string">
            <text:p>Arun Shourie</text:p>
          </table:table-cell>
        </table:table-row>
        <table:table-row>
          <table:table-cell office:value-type="string">
            <text:p>his000cw07000</text:p>
          </table:table-cell>
          <table:table-cell office:value-type="string">
            <text:p/>
          </table:table-cell>
          <table:table-cell office:value-type="string">
            <text:p>Memoirs of the Second World War</text:p>
          </table:table-cell>
          <table:table-cell office:value-type="string">
            <text:p>Winston Churchill</text:p>
          </table:table-cell>
        </table:table-row>
        <table:table-row>
          <table:table-cell office:value-type="string">
            <text:p>kist07000</text:p>
          </table:table-cell>
          <table:table-cell office:value-type="string">
            <text:p/>
          </table:table-cell>
          <table:table-cell office:value-type="string">
            <text:p>Bag of Bones</text:p>
          </table:table-cell>
          <table:table-cell office:value-type="string">
            <text:p>Stephen King</text:p>
          </table:table-cell>
        </table:table-row>
        <table:table-row>
          <table:table-cell office:value-type="string">
            <text:p>ro000jale01</text:p>
          </table:table-cell>
          <table:table-cell office:value-type="string">
            <text:p/>
          </table:table-cell>
          <table:table-cell office:value-type="string">
            <text:p>Fifty Shades of Grey</text:p>
          </table:table-cell>
          <table:table-cell office:value-type="string">
            <text:p>E.L. James</text:p>
          </table:table-cell>
        </table:table-row>
        <table:table-row>
          <table:table-cell office:value-type="string">
            <text:p>fy000ma05.1</text:p>
          </table:table-cell>
          <table:table-cell office:value-type="string">
            <text:p/>
          </table:table-cell>
          <table:table-cell office:value-type="string">
            <text:p>A Dance with Dragons</text:p>
          </table:table-cell>
          <table:table-cell office:value-type="string">
            <text:p>George R.R. Martin</text:p>
          </table:table-cell>
        </table:table-row>
        <table:table-row>
          <table:table-cell office:value-type="string">
            <text:p>sf000we005</text:p>
          </table:table-cell>
          <table:table-cell office:value-type="string">
            <text:p/>
          </table:table-cell>
          <table:table-cell office:value-type="string">
            <text:p>The Days of the Comet</text:p>
          </table:table-cell>
          <table:table-cell office:value-type="string">
            <text:p>H.g. Wells</text:p>
          </table:table-cell>
        </table:table-row>
        <table:table-row>
          <table:table-cell office:value-type="string">
            <text:p>sf000ca101.1</text:p>
          </table:table-cell>
          <table:table-cell office:value-type="string">
            <text:p/>
          </table:table-cell>
          <table:table-cell office:value-type="string">
            <text:p>Ender's Game</text:p>
          </table:table-cell>
          <table:table-cell office:value-type="string">
            <text:p>Orson Scott Card</text:p>
          </table:table-cell>
        </table:table-row>
        <table:table-row>
          <table:table-cell office:value-type="string">
            <text:p>sh000yaja01</text:p>
          </table:table-cell>
          <table:table-cell office:value-type="string">
            <text:p/>
          </table:table-cell>
          <table:table-cell office:value-type="string">
            <text:p>Work Less, Do more</text:p>
          </table:table-cell>
          <table:table-cell office:value-type="string">
            <text:p>Jan Yager</text:p>
          </table:table-cell>
        </table:table-row>
        <table:table-row>
          <table:table-cell office:value-type="string">
            <text:p>teta03000</text:p>
          </table:table-cell>
          <table:table-cell office:value-type="string">
            <text:p/>
          </table:table-cell>
          <table:table-cell office:value-type="string">
            <text:p>The Alchemy Of Desire</text:p>
          </table:table-cell>
          <table:table-cell office:value-type="string">
            <text:p>Tarun J Tejpal</text:p>
          </table:table-cell>
        </table:table-row>
        <table:table-row>
          <table:table-cell office:value-type="string">
            <text:p>cl000meau01</text:p>
          </table:table-cell>
          <table:table-cell office:value-type="string">
            <text:p/>
          </table:table-cell>
          <table:table-cell office:value-type="string">
            <text:p>The Ramayana</text:p>
          </table:table-cell>
          <table:table-cell office:value-type="string">
            <text:p>Aubrey Menen</text:p>
          </table:table-cell>
        </table:table-row>
        <table:table-row>
          <table:table-cell office:value-type="string">
            <text:p>kist03000</text:p>
          </table:table-cell>
          <table:table-cell office:value-type="string">
            <text:p/>
          </table:table-cell>
          <table:table-cell office:value-type="string">
            <text:p>The Sinner</text:p>
          </table:table-cell>
          <table:table-cell office:value-type="string">
            <text:p>Stephen King</text:p>
          </table:table-cell>
        </table:table-row>
        <table:table-row>
          <table:table-cell office:value-type="string">
            <text:p>smza04000</text:p>
          </table:table-cell>
          <table:table-cell office:value-type="string">
            <text:p/>
          </table:table-cell>
          <table:table-cell office:value-type="string">
            <text:p>On Beauty</text:p>
          </table:table-cell>
          <table:table-cell office:value-type="string">
            <text:p>Zadie Smith</text:p>
          </table:table-cell>
        </table:table-row>
        <table:table-row>
          <table:table-cell office:value-type="string">
            <text:p>biog000calu01</text:p>
          </table:table-cell>
          <table:table-cell office:value-type="string">
            <text:p/>
          </table:table-cell>
          <table:table-cell office:value-type="string">
            <text:p>Messi</text:p>
          </table:table-cell>
          <table:table-cell office:value-type="string">
            <text:p>Luca Caioli</text:p>
          </table:table-cell>
        </table:table-row>
        <table:table-row>
          <table:table-cell office:value-type="string">
            <text:p>rusa09000</text:p>
          </table:table-cell>
          <table:table-cell office:value-type="string">
            <text:p/>
          </table:table-cell>
          <table:table-cell office:value-type="string">
            <text:p>The Moor's last Sigh</text:p>
          </table:table-cell>
          <table:table-cell office:value-type="string">
            <text:p>Salman Rushdie</text:p>
          </table:table-cell>
        </table:table-row>
        <table:table-row>
          <table:table-cell office:value-type="string">
            <text:p>cl000so03</text:p>
          </table:table-cell>
          <table:table-cell office:value-type="string">
            <text:p/>
          </table:table-cell>
          <table:table-cell office:value-type="string">
            <text:p>One Day in the Life of Ivan Denisovich</text:p>
          </table:table-cell>
          <table:table-cell office:value-type="string">
            <text:p>Alexander Solzhenitsyn</text:p>
          </table:table-cell>
        </table:table-row>
        <table:table-row>
          <table:table-cell office:value-type="string">
            <text:p>seer03000</text:p>
          </table:table-cell>
          <table:table-cell office:value-type="string">
            <text:p/>
          </table:table-cell>
          <table:table-cell office:value-type="string">
            <text:p>Doctors</text:p>
          </table:table-cell>
          <table:table-cell office:value-type="string">
            <text:p>Erich Segal</text:p>
          </table:table-cell>
        </table:table-row>
        <table:table-row>
          <table:table-cell office:value-type="string">
            <text:p>fy000ma05</text:p>
          </table:table-cell>
          <table:table-cell office:value-type="string">
            <text:p/>
          </table:table-cell>
          <table:table-cell office:value-type="string">
            <text:p>A Dance with Dragons</text:p>
          </table:table-cell>
          <table:table-cell office:value-type="string">
            <text:p>George R.R. Martin</text:p>
          </table:table-cell>
        </table:table-row>
        <table:table-row>
          <table:table-cell office:value-type="string">
            <text:p>sira03.1000</text:p>
          </table:table-cell>
          <table:table-cell office:value-type="string">
            <text:p/>
          </table:table-cell>
          <table:table-cell office:value-type="string">
            <text:p>Love Stories That Touched My Heart</text:p>
          </table:table-cell>
          <table:table-cell office:value-type="string">
            <text:p>Ravinder Singh</text:p>
          </table:table-cell>
        </table:table-row>
        <table:table-row>
          <table:table-cell office:value-type="string">
            <text:p>chst01.1000</text:p>
          </table:table-cell>
          <table:table-cell office:value-type="string">
            <text:p/>
          </table:table-cell>
          <table:table-cell office:value-type="string">
            <text:p>The Perks of being a Wallflower</text:p>
          </table:table-cell>
          <table:table-cell office:value-type="string">
            <text:p>Stephen Chbosky</text:p>
          </table:table-cell>
        </table:table-row>
        <table:table-row>
          <table:table-cell office:value-type="string">
            <text:p>last01.2000</text:p>
          </table:table-cell>
          <table:table-cell office:value-type="string">
            <text:p/>
          </table:table-cell>
          <table:table-cell office:value-type="string">
            <text:p>The Girl With a Dragon Tattoo</text:p>
          </table:table-cell>
          <table:table-cell office:value-type="string">
            <text:p>Stieg Larsson</text:p>
          </table:table-cell>
        </table:table-row>
        <table:table-row>
          <table:table-cell office:value-type="string">
            <text:p>co000lajh01</text:p>
          </table:table-cell>
          <table:table-cell office:value-type="string">
            <text:p/>
          </table:table-cell>
          <table:table-cell office:value-type="string">
            <text:p>Unaccustomed Earth</text:p>
          </table:table-cell>
          <table:table-cell office:value-type="string">
            <text:p>Jhumpa Lahiri</text:p>
          </table:table-cell>
        </table:table-row>
        <table:table-row>
          <table:table-cell office:value-type="string">
            <text:p>cl000pr01</text:p>
          </table:table-cell>
          <table:table-cell office:value-type="string">
            <text:p/>
          </table:table-cell>
          <table:table-cell office:value-type="string">
            <text:p>Rememberance of the Things Past</text:p>
          </table:table-cell>
          <table:table-cell office:value-type="string">
            <text:p>Marcel proust</text:p>
          </table:table-cell>
        </table:table-row>
        <table:table-row>
          <table:table-cell office:value-type="string">
            <text:p>pol000co04</text:p>
          </table:table-cell>
          <table:table-cell office:value-type="string">
            <text:p/>
          </table:table-cell>
          <table:table-cell office:value-type="string">
            <text:p>Is Paris Burning</text:p>
          </table:table-cell>
          <table:table-cell office:value-type="string">
            <text:p>Larry Collins</text:p>
          </table:table-cell>
        </table:table-row>
        <table:table-row>
          <table:table-cell office:value-type="string">
            <text:p>cl000he01</text:p>
          </table:table-cell>
          <table:table-cell office:value-type="string">
            <text:p/>
          </table:table-cell>
          <table:table-cell office:value-type="string">
            <text:p>For Whom the Bell Tolls</text:p>
          </table:table-cell>
          <table:table-cell office:value-type="string">
            <text:p>Ernest Hemingway</text:p>
          </table:table-cell>
        </table:table-row>
        <table:table-row>
          <table:table-cell office:value-type="string">
            <text:p>alra01000</text:p>
          </table:table-cell>
          <table:table-cell office:value-type="string">
            <text:p/>
          </table:table-cell>
          <table:table-cell office:value-type="string">
            <text:p>Girls of Riyadh</text:p>
          </table:table-cell>
          <table:table-cell office:value-type="string">
            <text:p>Rajaa Alsanea</text:p>
          </table:table-cell>
        </table:table-row>
        <table:table-row>
          <table:table-cell office:value-type="string">
            <text:p>fy000ma001.1</text:p>
          </table:table-cell>
          <table:table-cell office:value-type="string">
            <text:p/>
          </table:table-cell>
          <table:table-cell office:value-type="string">
            <text:p>A Game of Thrones</text:p>
          </table:table-cell>
          <table:table-cell office:value-type="string">
            <text:p>George R.R. Martin</text:p>
          </table:table-cell>
        </table:table-row>
        <table:table-row>
          <table:table-cell office:value-type="string">
            <text:p>hu000wop24</text:p>
          </table:table-cell>
          <table:table-cell office:value-type="string">
            <text:p/>
          </table:table-cell>
          <table:table-cell office:value-type="string">
            <text:p>The Luck Of The Bodkins</text:p>
          </table:table-cell>
          <table:table-cell office:value-type="string">
            <text:p>P.G. Wodehouse</text:p>
          </table:table-cell>
        </table:table-row>
        <table:table-row>
          <table:table-cell office:value-type="string">
            <text:p>fy000ro107</text:p>
          </table:table-cell>
          <table:table-cell office:value-type="string">
            <text:p/>
          </table:table-cell>
          <table:table-cell office:value-type="string">
            <text:p>Haryy Potter and The Deathly Hallows</text:p>
          </table:table-cell>
          <table:table-cell office:value-type="string">
            <text:p>J.K. Rowling</text:p>
          </table:table-cell>
        </table:table-row>
        <table:table-row>
          <table:table-cell office:value-type="string">
            <text:p>nata04000</text:p>
          </table:table-cell>
          <table:table-cell office:value-type="string">
            <text:p/>
          </table:table-cell>
          <table:table-cell office:value-type="string">
            <text:p>Lajja</text:p>
          </table:table-cell>
          <table:table-cell office:value-type="string">
            <text:p>Taslima Nasrin</text:p>
          </table:table-cell>
        </table:table-row>
        <table:table-row>
          <table:table-cell office:value-type="string">
            <text:p>bus000sash02a</text:p>
          </table:table-cell>
          <table:table-cell office:value-type="string">
            <text:p/>
          </table:table-cell>
          <table:table-cell office:value-type="string">
            <text:p>Lean In</text:p>
          </table:table-cell>
          <table:table-cell office:value-type="string">
            <text:p>Sheryl Sandberg</text:p>
          </table:table-cell>
        </table:table-row>
        <table:table-row>
          <table:table-cell office:value-type="string">
            <text:p>hokh06000</text:p>
          </table:table-cell>
          <table:table-cell office:value-type="string">
            <text:p/>
          </table:table-cell>
          <table:table-cell office:value-type="string">
            <text:p>And The Mountains Echoed</text:p>
          </table:table-cell>
          <table:table-cell office:value-type="string">
            <text:p>Khaled hosseini</text:p>
          </table:table-cell>
        </table:table-row>
        <table:table-row>
          <table:table-cell office:value-type="string">
            <text:p>fy000ma003.2</text:p>
          </table:table-cell>
          <table:table-cell office:value-type="string">
            <text:p/>
          </table:table-cell>
          <table:table-cell office:value-type="string">
            <text:p>A Storm of Shadows</text:p>
          </table:table-cell>
          <table:table-cell office:value-type="string">
            <text:p>George R.R. Martin</text:p>
          </table:table-cell>
        </table:table-row>
        <table:table-row>
          <table:table-cell office:value-type="string">
            <text:p>gn000na01</text:p>
          </table:table-cell>
          <table:table-cell office:value-type="string">
            <text:p/>
          </table:table-cell>
          <table:table-cell office:value-type="string">
            <text:p>Barefoot Gen</text:p>
          </table:table-cell>
          <table:table-cell office:value-type="string">
            <text:p>Keiji Nakazawa</text:p>
          </table:table-cell>
        </table:table-row>
        <table:table-row>
          <table:table-cell office:value-type="string">
            <text:p>rc000ad01</text:p>
          </table:table-cell>
          <table:table-cell office:value-type="string">
            <text:p/>
          </table:table-cell>
          <table:table-cell office:value-type="string">
            <text:p>Fugitive from The Cubicle Police</text:p>
          </table:table-cell>
          <table:table-cell office:value-type="string">
            <text:p>Scott Adams</text:p>
          </table:table-cell>
        </table:table-row>
        <table:table-row>
          <table:table-cell office:value-type="string">
            <text:p>rc000he10</text:p>
          </table:table-cell>
          <table:table-cell office:value-type="string">
            <text:p/>
          </table:table-cell>
          <table:table-cell office:value-type="string">
            <text:p>The Shooting Star</text:p>
          </table:table-cell>
          <table:table-cell office:value-type="string">
            <text:p>Tintin, Herge</text:p>
          </table:table-cell>
        </table:table-row>
        <table:table-row>
          <table:table-cell office:value-type="string">
            <text:p>rc000ch08</text:p>
          </table:table-cell>
          <table:table-cell office:value-type="string">
            <text:p/>
          </table:table-cell>
          <table:table-cell office:value-type="string">
            <text:p>The Days are Just Packed</text:p>
          </table:table-cell>
          <table:table-cell office:value-type="string">
            <text:p>Calvin Hobbs</text:p>
          </table:table-cell>
        </table:table-row>
        <table:table-row>
          <table:table-cell office:value-type="string">
            <text:p>rc000hw17</text:p>
          </table:table-cell>
          <table:table-cell office:value-type="string">
            <text:p/>
          </table:table-cell>
          <table:table-cell office:value-type="string">
            <text:p>Explorers Of the moon</text:p>
          </table:table-cell>
          <table:table-cell office:value-type="string">
            <text:p>Tintin, Herge</text:p>
          </table:table-cell>
        </table:table-row>
        <table:table-row>
          <table:table-cell office:value-type="string">
            <text:p>rc000he16</text:p>
          </table:table-cell>
          <table:table-cell office:value-type="string">
            <text:p/>
          </table:table-cell>
          <table:table-cell office:value-type="string">
            <text:p>Destination Moon</text:p>
          </table:table-cell>
          <table:table-cell office:value-type="string">
            <text:p>Tintin, Herge</text:p>
          </table:table-cell>
        </table:table-row>
        <table:table-row>
          <table:table-cell office:value-type="string">
            <text:p>ro000da05</text:p>
          </table:table-cell>
          <table:table-cell office:value-type="string">
            <text:p/>
          </table:table-cell>
          <table:table-cell office:value-type="string">
            <text:p>Someone Like you</text:p>
          </table:table-cell>
          <table:table-cell office:value-type="string">
            <text:p>Durjoy Dutta</text:p>
          </table:table-cell>
        </table:table-row>
        <table:table-row>
          <table:table-cell office:value-type="string">
            <text:p>bhch03000</text:p>
          </table:table-cell>
          <table:table-cell office:value-type="string">
            <text:p/>
          </table:table-cell>
          <table:table-cell office:value-type="string">
            <text:p>The 3 Mistakes of my life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parj01000</text:p>
          </table:table-cell>
          <table:table-cell office:value-type="string">
            <text:p/>
          </table:table-cell>
          <table:table-cell office:value-type="string">
            <text:p>Wonder</text:p>
          </table:table-cell>
          <table:table-cell office:value-type="string">
            <text:p>R.J. Palacio</text:p>
          </table:table-cell>
        </table:table-row>
        <table:table-row>
          <table:table-cell office:value-type="string">
            <text:p>cl000fase01</text:p>
          </table:table-cell>
          <table:table-cell office:value-type="string">
            <text:p/>
          </table:table-cell>
          <table:table-cell office:value-type="string">
            <text:p>Birdsong</text:p>
          </table:table-cell>
          <table:table-cell office:value-type="string">
            <text:p>Sebastian Faulks</text:p>
          </table:table-cell>
        </table:table-row>
        <table:table-row>
          <table:table-cell office:value-type="string">
            <text:p>anmu02.1</text:p>
          </table:table-cell>
          <table:table-cell office:value-type="string">
            <text:p/>
          </table:table-cell>
          <table:table-cell office:value-type="string">
            <text:p>Untouchable</text:p>
          </table:table-cell>
          <table:table-cell office:value-type="string">
            <text:p>Mulk Raj Anand</text:p>
          </table:table-cell>
        </table:table-row>
        <table:table-row>
          <table:table-cell office:value-type="string">
            <text:p>cl000tzsu01</text:p>
          </table:table-cell>
          <table:table-cell office:value-type="string">
            <text:p/>
          </table:table-cell>
          <table:table-cell office:value-type="string">
            <text:p>The Art of War</text:p>
          </table:table-cell>
          <table:table-cell office:value-type="string">
            <text:p>Sun Tzu</text:p>
          </table:table-cell>
        </table:table-row>
        <table:table-row>
          <table:table-cell office:value-type="string">
            <text:p>po000diem01</text:p>
          </table:table-cell>
          <table:table-cell office:value-type="string">
            <text:p/>
          </table:table-cell>
          <table:table-cell office:value-type="string">
            <text:p>Emily Dickinson</text:p>
          </table:table-cell>
          <table:table-cell office:value-type="string">
            <text:p>Emily Dickinson</text:p>
          </table:table-cell>
        </table:table-row>
        <table:table-row>
          <table:table-cell office:value-type="string">
            <text:p>aled01000</text:p>
          </table:table-cell>
          <table:table-cell office:value-type="string">
            <text:p/>
          </table:table-cell>
          <table:table-cell office:value-type="string">
            <text:p>Who's Afraid of Virginia Woolf?</text:p>
          </table:table-cell>
          <table:table-cell office:value-type="string">
            <text:p>Edward Albe</text:p>
          </table:table-cell>
        </table:table-row>
        <table:table-row>
          <table:table-cell office:value-type="string">
            <text:p>cl000ch02000</text:p>
          </table:table-cell>
          <table:table-cell office:value-type="string">
            <text:p/>
          </table:table-cell>
          <table:table-cell office:value-type="string">
            <text:p>Parineeta</text:p>
          </table:table-cell>
          <table:table-cell office:value-type="string">
            <text:p>Sarat Chandra Chattopadhyay</text:p>
          </table:table-cell>
        </table:table-row>
        <table:table-row>
          <table:table-cell office:value-type="string">
            <text:p>hoal01000</text:p>
          </table:table-cell>
          <table:table-cell office:value-type="string">
            <text:p/>
          </table:table-cell>
          <table:table-cell office:value-type="string">
            <text:p>The Line of Beauty</text:p>
          </table:table-cell>
          <table:table-cell office:value-type="string">
            <text:p>Alan holling</text:p>
          </table:table-cell>
        </table:table-row>
        <table:table-row>
          <table:table-cell office:value-type="string">
            <text:p>bumi01000</text:p>
          </table:table-cell>
          <table:table-cell office:value-type="string">
            <text:p/>
          </table:table-cell>
          <table:table-cell office:value-type="string">
            <text:p>The Master and Margarita</text:p>
          </table:table-cell>
          <table:table-cell office:value-type="string">
            <text:p>Mikhail bulgakov</text:p>
          </table:table-cell>
        </table:table-row>
        <table:table-row>
          <table:table-cell office:value-type="string">
            <text:p>do000phma01</text:p>
          </table:table-cell>
          <table:table-cell office:value-type="string">
            <text:p/>
          </table:table-cell>
          <table:table-cell office:value-type="string">
            <text:p>Guitar for Dummies</text:p>
          </table:table-cell>
          <table:table-cell office:value-type="string">
            <text:p>Mark Phillips</text:p>
          </table:table-cell>
        </table:table-row>
        <table:table-row>
          <table:table-cell office:value-type="string">
            <text:p>atma06000</text:p>
          </table:table-cell>
          <table:table-cell office:value-type="string">
            <text:p/>
          </table:table-cell>
          <table:table-cell office:value-type="string">
            <text:p>The Blind Assassin</text:p>
          </table:table-cell>
          <table:table-cell office:value-type="string">
            <text:p>Margaret Atwood</text:p>
          </table:table-cell>
        </table:table-row>
        <table:table-row>
          <table:table-cell office:value-type="string">
            <text:p>grjo012.1</text:p>
          </table:table-cell>
          <table:table-cell office:value-type="string">
            <text:p/>
          </table:table-cell>
          <table:table-cell office:value-type="string">
            <text:p>The Broker, Sam's Letter to Jennifer, Blood Memory, Mosiac</text:p>
          </table:table-cell>
          <table:table-cell office:value-type="string">
            <text:p>John Grisham, James Patterson, Greg Isles</text:p>
          </table:table-cell>
        </table:table-row>
        <table:table-row>
          <table:table-cell office:value-type="string">
            <text:p>fy000am05</text:p>
          </table:table-cell>
          <table:table-cell office:value-type="string">
            <text:p/>
          </table:table-cell>
          <table:table-cell office:value-type="string">
            <text:p>Scion of Ikshvaku</text:p>
          </table:table-cell>
          <table:table-cell office:value-type="string">
            <text:p>Amish Tripathi</text:p>
          </table:table-cell>
        </table:table-row>
        <table:table-row>
          <table:table-cell office:value-type="string">
            <text:p>ro000da04</text:p>
          </table:table-cell>
          <table:table-cell office:value-type="string">
            <text:p/>
          </table:table-cell>
          <table:table-cell office:value-type="string">
            <text:p>Till the Last Breath</text:p>
          </table:table-cell>
          <table:table-cell office:value-type="string">
            <text:p>Durjoy Dutta</text:p>
          </table:table-cell>
        </table:table-row>
        <table:table-row>
          <table:table-cell office:value-type="string">
            <text:p>crja01000</text:p>
          </table:table-cell>
          <table:table-cell office:value-type="string">
            <text:p/>
          </table:table-cell>
          <table:table-cell office:value-type="string">
            <text:p>I, jan Cremer</text:p>
          </table:table-cell>
          <table:table-cell office:value-type="string">
            <text:p>Jan Cremer</text:p>
          </table:table-cell>
        </table:table-row>
        <table:table-row>
          <table:table-cell office:value-type="string">
            <text:p>abio000baje01</text:p>
          </table:table-cell>
          <table:table-cell office:value-type="string">
            <text:p/>
          </table:table-cell>
          <table:table-cell office:value-type="string">
            <text:p>The Divine Bell and the Butterfly</text:p>
          </table:table-cell>
          <table:table-cell office:value-type="string">
            <text:p>Jean Bauby</text:p>
          </table:table-cell>
        </table:table-row>
        <table:table-row>
          <table:table-cell office:value-type="string">
            <text:p>ro000rom01</text:p>
          </table:table-cell>
          <table:table-cell office:value-type="string">
            <text:p/>
          </table:table-cell>
          <table:table-cell office:value-type="string">
            <text:p>Baby by Chance</text:p>
          </table:table-cell>
          <table:table-cell office:value-type="string">
            <text:p>M.J. Rodgers</text:p>
          </table:table-cell>
        </table:table-row>
        <table:table-row>
          <table:table-cell office:value-type="string">
            <text:p>sh000mama02</text:p>
          </table:table-cell>
          <table:table-cell office:value-type="string">
            <text:p/>
          </table:table-cell>
          <table:table-cell office:value-type="string">
            <text:p>Learning to say No</text:p>
          </table:table-cell>
          <table:table-cell office:value-type="string">
            <text:p>Maritza Manresa</text:p>
          </table:table-cell>
        </table:table-row>
        <table:table-row>
          <table:table-cell office:value-type="string">
            <text:p>sira01000</text:p>
          </table:table-cell>
          <table:table-cell office:value-type="string">
            <text:p/>
          </table:table-cell>
          <table:table-cell office:value-type="string">
            <text:p>I too had a Love Story</text:p>
          </table:table-cell>
          <table:table-cell office:value-type="string">
            <text:p>Ravinder Singh</text:p>
          </table:table-cell>
        </table:table-row>
        <table:table-row>
          <table:table-cell office:value-type="string">
            <text:p>crmi13.1000</text:p>
          </table:table-cell>
          <table:table-cell office:value-type="string">
            <text:p/>
          </table:table-cell>
          <table:table-cell office:value-type="string">
            <text:p>Jurassic Park</text:p>
          </table:table-cell>
          <table:table-cell office:value-type="string">
            <text:p>Michael Crichton</text:p>
          </table:table-cell>
        </table:table-row>
        <table:table-row>
          <table:table-cell office:value-type="string">
            <text:p>fy000ro08</text:p>
          </table:table-cell>
          <table:table-cell office:value-type="string">
            <text:p/>
          </table:table-cell>
          <table:table-cell office:value-type="string">
            <text:p>The Tales of Beedle The bard</text:p>
          </table:table-cell>
          <table:table-cell office:value-type="string">
            <text:p>J.K. Rowling</text:p>
          </table:table-cell>
        </table:table-row>
        <table:table-row>
          <table:table-cell office:value-type="string">
            <text:p>po000copa01</text:p>
          </table:table-cell>
          <table:table-cell office:value-type="string">
            <text:p/>
          </table:table-cell>
          <table:table-cell office:value-type="string">
            <text:p>The works 3</text:p>
          </table:table-cell>
          <table:table-cell office:value-type="string">
            <text:p>Paul Cookson</text:p>
          </table:table-cell>
        </table:table-row>
        <table:table-row>
          <table:table-cell office:value-type="string">
            <text:p>chmi02000</text:p>
          </table:table-cell>
          <table:table-cell office:value-type="string">
            <text:p/>
          </table:table-cell>
          <table:table-cell office:value-type="string">
            <text:p>Kavalier and Clay</text:p>
          </table:table-cell>
          <table:table-cell office:value-type="string">
            <text:p>Michael Chabon</text:p>
          </table:table-cell>
        </table:table-row>
        <table:table-row>
          <table:table-cell office:value-type="string">
            <text:p>sh000cv01</text:p>
          </table:table-cell>
          <table:table-cell office:value-type="string">
            <text:p/>
          </table:table-cell>
          <table:table-cell office:value-type="string">
            <text:p>The 7 Habits of Highly Effective People</text:p>
          </table:table-cell>
          <table:table-cell office:value-type="string">
            <text:p>Stephen R. Covey</text:p>
          </table:table-cell>
        </table:table-row>
        <table:table-row>
          <table:table-cell office:value-type="string">
            <text:p>nva03000</text:p>
          </table:table-cell>
          <table:table-cell office:value-type="string">
            <text:p/>
          </table:table-cell>
          <table:table-cell office:value-type="string">
            <text:p>A House for Mr. Biswas</text:p>
          </table:table-cell>
          <table:table-cell office:value-type="string">
            <text:p>V.S. Naipaul</text:p>
          </table:table-cell>
        </table:table-row>
        <table:table-row>
          <table:table-cell office:value-type="string">
            <text:p>fy000ra202</text:p>
          </table:table-cell>
          <table:table-cell office:value-type="string">
            <text:p/>
          </table:table-cell>
          <table:table-cell office:value-type="string">
            <text:p>Harry Potter and The Chamber of Secrets</text:p>
          </table:table-cell>
          <table:table-cell office:value-type="string">
            <text:p>J.K. Rowling</text:p>
          </table:table-cell>
        </table:table-row>
        <table:table-row>
          <table:table-cell office:value-type="string">
            <text:p>toco02000</text:p>
          </table:table-cell>
          <table:table-cell office:value-type="string">
            <text:p/>
          </table:table-cell>
          <table:table-cell office:value-type="string">
            <text:p>Brooklyn</text:p>
          </table:table-cell>
          <table:table-cell office:value-type="string">
            <text:p>Colm Toibin</text:p>
          </table:table-cell>
        </table:table-row>
        <table:table-row>
          <table:table-cell office:value-type="string">
            <text:p>soc000bh01</text:p>
          </table:table-cell>
          <table:table-cell office:value-type="string">
            <text:p/>
          </table:table-cell>
          <table:table-cell office:value-type="string">
            <text:p>We are poor but so many</text:p>
          </table:table-cell>
          <table:table-cell office:value-type="string">
            <text:p>Ela R. Bhatt</text:p>
          </table:table-cell>
        </table:table-row>
        <table:table-row>
          <table:table-cell office:value-type="string">
            <text:p>hu000hica03</text:p>
          </table:table-cell>
          <table:table-cell office:value-type="string">
            <text:p/>
          </table:table-cell>
          <table:table-cell office:value-type="string">
            <text:p>Strip Tease</text:p>
          </table:table-cell>
          <table:table-cell office:value-type="string">
            <text:p>Carl Hiaasen</text:p>
          </table:table-cell>
        </table:table-row>
        <table:table-row>
          <table:table-cell office:value-type="string">
            <text:p>igco04000</text:p>
          </table:table-cell>
          <table:table-cell office:value-type="string">
            <text:p/>
          </table:table-cell>
          <table:table-cell office:value-type="string">
            <text:p>Emperor The Gods Of War</text:p>
          </table:table-cell>
          <table:table-cell office:value-type="string">
            <text:p>Conn Iggulden</text:p>
          </table:table-cell>
        </table:table-row>
        <table:table-row>
          <table:table-cell office:value-type="string">
            <text:p>clto01000</text:p>
          </table:table-cell>
          <table:table-cell office:value-type="string">
            <text:p/>
          </table:table-cell>
          <table:table-cell office:value-type="string">
            <text:p>The hunt for the red october</text:p>
          </table:table-cell>
          <table:table-cell office:value-type="string">
            <text:p>Tom Clancy</text:p>
          </table:table-cell>
        </table:table-row>
        <table:table-row>
          <table:table-cell office:value-type="string">
            <text:p>cl000co03</text:p>
          </table:table-cell>
          <table:table-cell office:value-type="string">
            <text:p/>
          </table:table-cell>
          <table:table-cell office:value-type="string">
            <text:p>The Rescue</text:p>
          </table:table-cell>
          <table:table-cell office:value-type="string">
            <text:p>Joseph Conrad</text:p>
          </table:table-cell>
        </table:table-row>
        <table:table-row>
          <table:table-cell office:value-type="string">
            <text:p>cl000twma01</text:p>
          </table:table-cell>
          <table:table-cell office:value-type="string">
            <text:p/>
          </table:table-cell>
          <table:table-cell office:value-type="string">
            <text:p>Pudd'nhead Wilson</text:p>
          </table:table-cell>
          <table:table-cell office:value-type="string">
            <text:p>Mark Twain</text:p>
          </table:table-cell>
        </table:table-row>
        <table:table-row>
          <table:table-cell office:value-type="string">
            <text:p>cl000do04</text:p>
          </table:table-cell>
          <table:table-cell office:value-type="string">
            <text:p/>
          </table:table-cell>
          <table:table-cell office:value-type="string">
            <text:p>Fyodor Karamazov</text:p>
          </table:table-cell>
          <table:table-cell office:value-type="string">
            <text:p>Fyodor Karamazov</text:p>
          </table:table-cell>
        </table:table-row>
        <table:table-row>
          <table:table-cell office:value-type="string">
            <text:p>pol000bap01</text:p>
          </table:table-cell>
          <table:table-cell office:value-type="string">
            <text:p/>
          </table:table-cell>
          <table:table-cell office:value-type="string">
            <text:p>The constitution of India</text:p>
          </table:table-cell>
          <table:table-cell office:value-type="string">
            <text:p>P.M. Bakshi</text:p>
          </table:table-cell>
        </table:table-row>
        <table:table-row>
          <table:table-cell office:value-type="string">
            <text:p>sira02.1000</text:p>
          </table:table-cell>
          <table:table-cell office:value-type="string">
            <text:p/>
          </table:table-cell>
          <table:table-cell office:value-type="string">
            <text:p>I too had a Love Story</text:p>
          </table:table-cell>
          <table:table-cell office:value-type="string">
            <text:p>Ravinder Singh</text:p>
          </table:table-cell>
        </table:table-row>
        <table:table-row>
          <table:table-cell office:value-type="string">
            <text:p>sira04.1000</text:p>
          </table:table-cell>
          <table:table-cell office:value-type="string">
            <text:p/>
          </table:table-cell>
          <table:table-cell office:value-type="string">
            <text:p>Can Love happen twice</text:p>
          </table:table-cell>
          <table:table-cell office:value-type="string">
            <text:p>Ravinder Singh</text:p>
          </table:table-cell>
        </table:table-row>
        <table:table-row>
          <table:table-cell office:value-type="string">
            <text:p>spt000we02</text:p>
          </table:table-cell>
          <table:table-cell office:value-type="string">
            <text:p/>
          </table:table-cell>
          <table:table-cell office:value-type="string">
            <text:p>Message from the Masters</text:p>
          </table:table-cell>
          <table:table-cell office:value-type="string">
            <text:p>Dr. Brian Weiss</text:p>
          </table:table-cell>
        </table:table-row>
        <table:table-row>
          <table:table-cell office:value-type="string">
            <text:p>sh000jo01</text:p>
          </table:table-cell>
          <table:table-cell office:value-type="string">
            <text:p/>
          </table:table-cell>
          <table:table-cell office:value-type="string">
            <text:p>Who moved my cheese</text:p>
          </table:table-cell>
          <table:table-cell office:value-type="string">
            <text:p>Spencer johnson</text:p>
          </table:table-cell>
        </table:table-row>
        <table:table-row>
          <table:table-cell office:value-type="string">
            <text:p>bus000lest01.1</text:p>
          </table:table-cell>
          <table:table-cell office:value-type="string">
            <text:p/>
          </table:table-cell>
          <table:table-cell office:value-type="string">
            <text:p>Freakonomics</text:p>
          </table:table-cell>
          <table:table-cell office:value-type="string">
            <text:p>Steven levitt</text:p>
          </table:table-cell>
        </table:table-row>
        <table:table-row>
          <table:table-cell office:value-type="string">
            <text:p>hija03000</text:p>
          </table:table-cell>
          <table:table-cell office:value-type="string">
            <text:p/>
          </table:table-cell>
          <table:table-cell office:value-type="string">
            <text:p>Night judgement at sinos</text:p>
          </table:table-cell>
          <table:table-cell office:value-type="string">
            <text:p>Jack Higgins</text:p>
          </table:table-cell>
        </table:table-row>
        <table:table-row>
          <table:table-cell office:value-type="string">
            <text:p>hija02000</text:p>
          </table:table-cell>
          <table:table-cell office:value-type="string">
            <text:p/>
          </table:table-cell>
          <table:table-cell office:value-type="string">
            <text:p>The Violent Enemy</text:p>
          </table:table-cell>
          <table:table-cell office:value-type="string">
            <text:p>Jack Higgins</text:p>
          </table:table-cell>
        </table:table-row>
        <table:table-row>
          <table:table-cell office:value-type="string">
            <text:p>sh000ha01</text:p>
          </table:table-cell>
          <table:table-cell office:value-type="string">
            <text:p/>
          </table:table-cell>
          <table:table-cell office:value-type="string">
            <text:p>I'm ok- You're OK</text:p>
          </table:table-cell>
          <table:table-cell office:value-type="string">
            <text:p>Thomas A. Harris</text:p>
          </table:table-cell>
        </table:table-row>
        <table:table-row>
          <table:table-cell office:value-type="string">
            <text:p>rc000da23</text:p>
          </table:table-cell>
          <table:table-cell office:value-type="string">
            <text:p/>
          </table:table-cell>
          <table:table-cell office:value-type="string">
            <text:p>Garfield</text:p>
          </table:table-cell>
          <table:table-cell office:value-type="string">
            <text:p>Jim Davis</text:p>
          </table:table-cell>
        </table:table-row>
        <table:table-row>
          <table:table-cell office:value-type="string">
            <text:p>co000magu02</text:p>
          </table:table-cell>
          <table:table-cell office:value-type="string">
            <text:p/>
          </table:table-cell>
          <table:table-cell office:value-type="string">
            <text:p>The Best Short Stories</text:p>
          </table:table-cell>
          <table:table-cell office:value-type="string">
            <text:p>Guy De Mapassant</text:p>
          </table:table-cell>
        </table:table-row>
        <table:table-row>
          <table:table-cell office:value-type="string">
            <text:p>gane07000</text:p>
          </table:table-cell>
          <table:table-cell office:value-type="string">
            <text:p/>
          </table:table-cell>
          <table:table-cell office:value-type="string">
            <text:p>The ocean at the end of the lane</text:p>
          </table:table-cell>
          <table:table-cell office:value-type="string">
            <text:p>Neil Gaiman</text:p>
          </table:table-cell>
        </table:table-row>
        <table:table-row>
          <table:table-cell office:value-type="string">
            <text:p>rual02000</text:p>
          </table:table-cell>
          <table:table-cell office:value-type="string">
            <text:p/>
          </table:table-cell>
          <table:table-cell office:value-type="string">
            <text:p>Empire of the Moghul- The Tainted Throne</text:p>
          </table:table-cell>
          <table:table-cell office:value-type="string">
            <text:p>Alex Rutherford</text:p>
          </table:table-cell>
        </table:table-row>
        <table:table-row>
          <table:table-cell office:value-type="string">
            <text:p>acch02.1000</text:p>
          </table:table-cell>
          <table:table-cell office:value-type="string">
            <text:p/>
          </table:table-cell>
          <table:table-cell office:value-type="string">
            <text:p>Arrow of God</text:p>
          </table:table-cell>
          <table:table-cell office:value-type="string">
            <text:p>Chinua Achebe</text:p>
          </table:table-cell>
        </table:table-row>
        <table:table-row>
          <table:table-cell office:value-type="string">
            <text:p>fy000ri12</text:p>
          </table:table-cell>
          <table:table-cell office:value-type="string">
            <text:p/>
          </table:table-cell>
          <table:table-cell office:value-type="string">
            <text:p>Heroes Of Olympus- The mark of athena</text:p>
          </table:table-cell>
          <table:table-cell office:value-type="string">
            <text:p>Rick Riordan</text:p>
          </table:table-cell>
        </table:table-row>
        <table:table-row>
          <table:table-cell office:value-type="string">
            <text:p>fy000am01</text:p>
          </table:table-cell>
          <table:table-cell office:value-type="string">
            <text:p/>
          </table:table-cell>
          <table:table-cell office:value-type="string">
            <text:p>The Immortals of Mehula</text:p>
          </table:table-cell>
          <table:table-cell office:value-type="string">
            <text:p>Amish Tripathi</text:p>
          </table:table-cell>
        </table:table-row>
        <table:table-row>
          <table:table-cell office:value-type="string">
            <text:p>sc000fe01</text:p>
          </table:table-cell>
          <table:table-cell office:value-type="string">
            <text:p/>
          </table:table-cell>
          <table:table-cell office:value-type="string">
            <text:p>The Pleasure of Finding Things Out</text:p>
          </table:table-cell>
          <table:table-cell office:value-type="string">
            <text:p>Richard P. Feynman</text:p>
          </table:table-cell>
        </table:table-row>
        <table:table-row>
          <table:table-cell office:value-type="string">
            <text:p>his000jh01</text:p>
          </table:table-cell>
          <table:table-cell office:value-type="string">
            <text:p/>
          </table:table-cell>
          <table:table-cell office:value-type="string">
            <text:p>Kashmir 1947</text:p>
          </table:table-cell>
          <table:table-cell office:value-type="string">
            <text:p>Ram Shankar</text:p>
          </table:table-cell>
        </table:table-row>
        <table:table-row>
          <table:table-cell office:value-type="string">
            <text:p>po000mo01</text:p>
          </table:table-cell>
          <table:table-cell office:value-type="string">
            <text:p/>
          </table:table-cell>
          <table:table-cell office:value-type="string">
            <text:p>The lords and the new creations</text:p>
          </table:table-cell>
          <table:table-cell office:value-type="string">
            <text:p>Jim Morrison</text:p>
          </table:table-cell>
        </table:table-row>
        <table:table-row>
          <table:table-cell office:value-type="string">
            <text:p>abio000arla01</text:p>
          </table:table-cell>
          <table:table-cell office:value-type="string">
            <text:p/>
          </table:table-cell>
          <table:table-cell office:value-type="string">
            <text:p>It's not about the bike</text:p>
          </table:table-cell>
          <table:table-cell office:value-type="string">
            <text:p>Lance Armstrong</text:p>
          </table:table-cell>
        </table:table-row>
        <table:table-row>
          <table:table-cell office:value-type="string">
            <text:p>weir01.1000</text:p>
          </table:table-cell>
          <table:table-cell office:value-type="string">
            <text:p/>
          </table:table-cell>
          <table:table-cell office:value-type="string">
            <text:p>Trainspotting</text:p>
          </table:table-cell>
          <table:table-cell office:value-type="string">
            <text:p>Irvine Welsh</text:p>
          </table:table-cell>
        </table:table-row>
        <table:table-row>
          <table:table-cell office:value-type="string">
            <text:p>fy000ro205</text:p>
          </table:table-cell>
          <table:table-cell office:value-type="string">
            <text:p/>
          </table:table-cell>
          <table:table-cell office:value-type="string">
            <text:p>Harry Potter and The Philosopher's Stone</text:p>
          </table:table-cell>
          <table:table-cell office:value-type="string">
            <text:p>J.K. Rowling</text:p>
          </table:table-cell>
        </table:table-row>
        <table:table-row>
          <table:table-cell office:value-type="string">
            <text:p>fy000ma003.1</text:p>
          </table:table-cell>
          <table:table-cell office:value-type="string">
            <text:p/>
          </table:table-cell>
          <table:table-cell office:value-type="string">
            <text:p>A Storm of Shadows</text:p>
          </table:table-cell>
          <table:table-cell office:value-type="string">
            <text:p>George R.R. Martin</text:p>
          </table:table-cell>
        </table:table-row>
        <table:table-row>
          <table:table-cell office:value-type="string">
            <text:p>cl000buri01</text:p>
          </table:table-cell>
          <table:table-cell office:value-type="string">
            <text:p/>
          </table:table-cell>
          <table:table-cell office:value-type="string">
            <text:p>Arabian Nights</text:p>
          </table:table-cell>
          <table:table-cell office:value-type="string">
            <text:p>Richard Burton</text:p>
          </table:table-cell>
        </table:table-row>
        <table:table-row>
          <table:table-cell office:value-type="string">
            <text:p>cl000jo01</text:p>
          </table:table-cell>
          <table:table-cell office:value-type="string">
            <text:p/>
          </table:table-cell>
          <table:table-cell office:value-type="string">
            <text:p>Ulysses</text:p>
          </table:table-cell>
          <table:table-cell office:value-type="string">
            <text:p>James Joyce</text:p>
          </table:table-cell>
        </table:table-row>
        <table:table-row>
          <table:table-cell office:value-type="string">
            <text:p>fy000bu001.1</text:p>
          </table:table-cell>
          <table:table-cell office:value-type="string">
            <text:p/>
          </table:table-cell>
          <table:table-cell office:value-type="string">
            <text:p>Tales from 1001 Arabian Nights</text:p>
          </table:table-cell>
          <table:table-cell office:value-type="string">
            <text:p>Richard Burton</text:p>
          </table:table-cell>
        </table:table-row>
        <table:table-row>
          <table:table-cell office:value-type="string">
            <text:p>fy000ma02.1</text:p>
          </table:table-cell>
          <table:table-cell office:value-type="string">
            <text:p/>
          </table:table-cell>
          <table:table-cell office:value-type="string">
            <text:p>A Clash of kings</text:p>
          </table:table-cell>
          <table:table-cell office:value-type="string">
            <text:p>George R.R. Martin</text:p>
          </table:table-cell>
        </table:table-row>
        <table:table-row>
          <table:table-cell office:value-type="string">
            <text:p>brdn17000</text:p>
          </table:table-cell>
          <table:table-cell office:value-type="string">
            <text:p/>
          </table:table-cell>
          <table:table-cell office:value-type="string">
            <text:p>Inferno</text:p>
          </table:table-cell>
          <table:table-cell office:value-type="string">
            <text:p>Dan Brown</text:p>
          </table:table-cell>
        </table:table-row>
        <table:table-row>
          <table:table-cell office:value-type="string">
            <text:p>fy000am03.1</text:p>
          </table:table-cell>
          <table:table-cell office:value-type="string">
            <text:p/>
          </table:table-cell>
          <table:table-cell office:value-type="string">
            <text:p>The Oath of the Vayuputras</text:p>
          </table:table-cell>
          <table:table-cell office:value-type="string">
            <text:p>Amish Tripathi</text:p>
          </table:table-cell>
        </table:table-row>
        <table:table-row>
          <table:table-cell office:value-type="string">
            <text:p>his000gu01</text:p>
          </table:table-cell>
          <table:table-cell office:value-type="string">
            <text:p/>
          </table:table-cell>
          <table:table-cell office:value-type="string">
            <text:p>India After gandhi</text:p>
          </table:table-cell>
          <table:table-cell office:value-type="string">
            <text:p>Ramchandra Guha</text:p>
          </table:table-cell>
        </table:table-row>
        <table:table-row>
          <table:table-cell office:value-type="string">
            <text:p>soc000ka05.1</text:p>
          </table:table-cell>
          <table:table-cell office:value-type="string">
            <text:p/>
          </table:table-cell>
          <table:table-cell office:value-type="string">
            <text:p>Ignited minds</text:p>
          </table:table-cell>
          <table:table-cell office:value-type="string">
            <text:p>A.P.J. Abdul Kalam</text:p>
          </table:table-cell>
        </table:table-row>
        <table:table-row>
          <table:table-cell office:value-type="string">
            <text:p>kama04000</text:p>
          </table:table-cell>
          <table:table-cell office:value-type="string">
            <text:p/>
          </table:table-cell>
          <table:table-cell office:value-type="string">
            <text:p>The Immigrant</text:p>
          </table:table-cell>
          <table:table-cell office:value-type="string">
            <text:p>manju Kapur</text:p>
          </table:table-cell>
        </table:table-row>
        <table:table-row>
          <table:table-cell office:value-type="string">
            <text:p>fy000jo003</text:p>
          </table:table-cell>
          <table:table-cell office:value-type="string">
            <text:p/>
          </table:table-cell>
          <table:table-cell office:value-type="string">
            <text:p>The Dragon Reborn</text:p>
          </table:table-cell>
          <table:table-cell office:value-type="string">
            <text:p>Robert Jordan</text:p>
          </table:table-cell>
        </table:table-row>
        <table:table-row>
          <table:table-cell office:value-type="string">
            <text:p>lolo01000</text:p>
          </table:table-cell>
          <table:table-cell office:value-type="string">
            <text:p/>
          </table:table-cell>
          <table:table-cell office:value-type="string">
            <text:p>The giver</text:p>
          </table:table-cell>
          <table:table-cell office:value-type="string">
            <text:p>lois lowry</text:p>
          </table:table-cell>
        </table:table-row>
        <table:table-row>
          <table:table-cell office:value-type="string">
            <text:p>ro000spa04</text:p>
          </table:table-cell>
          <table:table-cell office:value-type="string">
            <text:p/>
          </table:table-cell>
          <table:table-cell office:value-type="string">
            <text:p>The Guardian</text:p>
          </table:table-cell>
          <table:table-cell office:value-type="string">
            <text:p>Nicholas Spark</text:p>
          </table:table-cell>
        </table:table-row>
        <table:table-row>
          <table:table-cell office:value-type="string">
            <text:p>cl000hana05</text:p>
          </table:table-cell>
          <table:table-cell office:value-type="string">
            <text:p/>
          </table:table-cell>
          <table:table-cell office:value-type="string">
            <text:p>The Scarlet Letter</text:p>
          </table:table-cell>
          <table:table-cell office:value-type="string">
            <text:p>Nathaniel Hawthorne</text:p>
          </table:table-cell>
        </table:table-row>
        <table:table-row>
          <table:table-cell office:value-type="string">
            <text:p>sh000ba02.1</text:p>
          </table:table-cell>
          <table:table-cell office:value-type="string">
            <text:p/>
          </table:table-cell>
          <table:table-cell office:value-type="string">
            <text:p>I have a dream</text:p>
          </table:table-cell>
          <table:table-cell office:value-type="string">
            <text:p>Rashmi Bansal</text:p>
          </table:table-cell>
        </table:table-row>
        <table:table-row>
          <table:table-cell office:value-type="string">
            <text:p>fy000ki301</text:p>
          </table:table-cell>
          <table:table-cell office:value-type="string">
            <text:p/>
          </table:table-cell>
          <table:table-cell office:value-type="string">
            <text:p>The Gunslinger</text:p>
          </table:table-cell>
          <table:table-cell office:value-type="string">
            <text:p>Stephen King</text:p>
          </table:table-cell>
        </table:table-row>
        <table:table-row>
          <table:table-cell office:value-type="string">
            <text:p>sf000ba104</text:p>
          </table:table-cell>
          <table:table-cell office:value-type="string">
            <text:p/>
          </table:table-cell>
          <table:table-cell office:value-type="string">
            <text:p>Ring</text:p>
          </table:table-cell>
          <table:table-cell office:value-type="string">
            <text:p>Stephen Baxter</text:p>
          </table:table-cell>
        </table:table-row>
        <table:table-row>
          <table:table-cell office:value-type="string">
            <text:p>cl000do04</text:p>
          </table:table-cell>
          <table:table-cell office:value-type="string">
            <text:p/>
          </table:table-cell>
          <table:table-cell office:value-type="string">
            <text:p>Fyodor Karamazov</text:p>
          </table:table-cell>
          <table:table-cell office:value-type="string">
            <text:p>Fyodor Karamazov</text:p>
          </table:table-cell>
        </table:table-row>
        <table:table-row>
          <table:table-cell office:value-type="string">
            <text:p>ro000ni02</text:p>
          </table:table-cell>
          <table:table-cell office:value-type="string">
            <text:p/>
          </table:table-cell>
          <table:table-cell office:value-type="string">
            <text:p>The time traveler's wife</text:p>
          </table:table-cell>
          <table:table-cell office:value-type="string">
            <text:p>Audrey Niffenegger</text:p>
          </table:table-cell>
        </table:table-row>
        <table:table-row>
          <table:table-cell office:value-type="string">
            <text:p>kest01000</text:p>
          </table:table-cell>
          <table:table-cell office:value-type="string">
            <text:p/>
          </table:table-cell>
          <table:table-cell office:value-type="string">
            <text:p>Pigeon English</text:p>
          </table:table-cell>
          <table:table-cell office:value-type="string">
            <text:p>Stephen Kelman</text:p>
          </table:table-cell>
        </table:table-row>
        <table:table-row>
          <table:table-cell office:value-type="string">
            <text:p>co000chtr01</text:p>
          </table:table-cell>
          <table:table-cell office:value-type="string">
            <text:p/>
          </table:table-cell>
          <table:table-cell office:value-type="string">
            <text:p>Bhopal: the inside story</text:p>
          </table:table-cell>
          <table:table-cell office:value-type="string">
            <text:p>T.R. Chouhan</text:p>
          </table:table-cell>
        </table:table-row>
        <table:table-row>
          <table:table-cell office:value-type="string">
            <text:p>egje01000</text:p>
          </table:table-cell>
          <table:table-cell office:value-type="string">
            <text:p/>
          </table:table-cell>
          <table:table-cell office:value-type="string">
            <text:p>A visit from the goon squad</text:p>
          </table:table-cell>
          <table:table-cell office:value-type="string">
            <text:p>Jennifer Egan</text:p>
          </table:table-cell>
        </table:table-row>
        <table:table-row>
          <table:table-cell office:value-type="string">
            <text:p>paja03000</text:p>
          </table:table-cell>
          <table:table-cell office:value-type="string">
            <text:p/>
          </table:table-cell>
          <table:table-cell office:value-type="string">
            <text:p>1st to Die</text:p>
          </table:table-cell>
          <table:table-cell office:value-type="string">
            <text:p>james patterson</text:p>
          </table:table-cell>
        </table:table-row>
        <table:table-row>
          <table:table-cell office:value-type="string">
            <text:p>sh000cr01</text:p>
          </table:table-cell>
          <table:table-cell office:value-type="string">
            <text:p/>
          </table:table-cell>
          <table:table-cell office:value-type="string">
            <text:p>How to stop worrying and start living</text:p>
          </table:table-cell>
          <table:table-cell office:value-type="string">
            <text:p>Dale Carnegie</text:p>
          </table:table-cell>
        </table:table-row>
        <table:table-row>
          <table:table-cell office:value-type="string">
            <text:p>sh000gl02.1</text:p>
          </table:table-cell>
          <table:table-cell office:value-type="string">
            <text:p/>
          </table:table-cell>
          <table:table-cell office:value-type="string">
            <text:p>The Tipping Point</text:p>
          </table:table-cell>
          <table:table-cell office:value-type="string">
            <text:p>Malcolm Gladwell</text:p>
          </table:table-cell>
        </table:table-row>
        <table:table-row>
          <table:table-cell office:value-type="string">
            <text:p>fy000er001</text:p>
          </table:table-cell>
          <table:table-cell office:value-type="string">
            <text:p/>
          </table:table-cell>
          <table:table-cell office:value-type="string">
            <text:p>Gardens of The Moon</text:p>
          </table:table-cell>
          <table:table-cell office:value-type="string">
            <text:p>Steve Erikson</text:p>
          </table:table-cell>
        </table:table-row>
        <table:table-row>
          <table:table-cell office:value-type="string">
            <text:p>ro000da03</text:p>
          </table:table-cell>
          <table:table-cell office:value-type="string">
            <text:p/>
          </table:table-cell>
          <table:table-cell office:value-type="string">
            <text:p>Of Course I love you..!</text:p>
          </table:table-cell>
          <table:table-cell office:value-type="string">
            <text:p>Durjoy Dutta</text:p>
          </table:table-cell>
        </table:table-row>
        <table:table-row>
          <table:table-cell office:value-type="string">
            <text:p>cl000hehe01</text:p>
          </table:table-cell>
          <table:table-cell office:value-type="string">
            <text:p/>
          </table:table-cell>
          <table:table-cell office:value-type="string">
            <text:p>Rosshalde</text:p>
          </table:table-cell>
          <table:table-cell office:value-type="string">
            <text:p>Hermann Hesse</text:p>
          </table:table-cell>
        </table:table-row>
        <table:table-row>
          <table:table-cell office:value-type="string">
            <text:p>diju01000</text:p>
          </table:table-cell>
          <table:table-cell office:value-type="string">
            <text:p/>
          </table:table-cell>
          <table:table-cell office:value-type="string">
            <text:p>The BRIEF WONDOROUS LIFE of OSCAR WHO</text:p>
          </table:table-cell>
          <table:table-cell office:value-type="string">
            <text:p>junot Diaz</text:p>
          </table:table-cell>
        </table:table-row>
        <table:table-row>
          <table:table-cell office:value-type="string">
            <text:p>Hu000WoP12</text:p>
          </table:table-cell>
          <table:table-cell office:value-type="string">
            <text:p/>
          </table:table-cell>
          <table:table-cell office:value-type="string">
            <text:p>The Gold Bat and Other Stories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Sc000Pe02</text:p>
          </table:table-cell>
          <table:table-cell office:value-type="string">
            <text:p/>
          </table:table-cell>
          <table:table-cell office:value-type="string">
            <text:p>Shadows of the Mind</text:p>
          </table:table-cell>
          <table:table-cell office:value-type="string">
            <text:p>Roger Penrose</text:p>
          </table:table-cell>
        </table:table-row>
        <table:table-row>
          <table:table-cell office:value-type="string">
            <text:p>HaMo01000</text:p>
          </table:table-cell>
          <table:table-cell office:value-type="string">
            <text:p/>
          </table:table-cell>
          <table:table-cell office:value-type="string">
            <text:p>The Reluctant Fundamentalist</text:p>
          </table:table-cell>
          <table:table-cell office:value-type="string">
            <text:p>Mohsin Hamid</text:p>
          </table:table-cell>
        </table:table-row>
        <table:table-row>
          <table:table-cell office:value-type="string">
            <text:p>KaMa01000</text:p>
          </table:table-cell>
          <table:table-cell office:value-type="string">
            <text:p/>
          </table:table-cell>
          <table:table-cell office:value-type="string">
            <text:p>Home</text:p>
          </table:table-cell>
          <table:table-cell office:value-type="string">
            <text:p>Manju Kapur</text:p>
          </table:table-cell>
        </table:table-row>
        <table:table-row>
          <table:table-cell office:value-type="string">
            <text:p>Pol000HiCh01</text:p>
          </table:table-cell>
          <table:table-cell office:value-type="string">
            <text:p/>
          </table:table-cell>
          <table:table-cell office:value-type="string">
            <text:p>The Missionary Position</text:p>
          </table:table-cell>
          <table:table-cell office:value-type="string">
            <text:p>Chritopher Hitchens</text:p>
          </table:table-cell>
        </table:table-row>
        <table:table-row>
          <table:table-cell office:value-type="string">
            <text:p>Sh000Sh03</text:p>
          </table:table-cell>
          <table:table-cell office:value-type="string">
            <text:p/>
          </table:table-cell>
          <table:table-cell office:value-type="string">
            <text:p>The Monk who Sold his Ferrari</text:p>
          </table:table-cell>
          <table:table-cell office:value-type="string">
            <text:p>Robin Sharma</text:p>
          </table:table-cell>
        </table:table-row>
        <table:table-row>
          <table:table-cell office:value-type="string">
            <text:p>Pol000Bo01</text:p>
          </table:table-cell>
          <table:table-cell office:value-type="string">
            <text:p/>
          </table:table-cell>
          <table:table-cell office:value-type="string">
            <text:p>Contested Lands</text:p>
          </table:table-cell>
          <table:table-cell office:value-type="string">
            <text:p>Sumantra Bose</text:p>
          </table:table-cell>
        </table:table-row>
        <table:table-row>
          <table:table-cell office:value-type="string">
            <text:p>siKh04000</text:p>
          </table:table-cell>
          <table:table-cell office:value-type="string">
            <text:p/>
          </table:table-cell>
          <table:table-cell office:value-type="string">
            <text:p>Paradise and other Stories</text:p>
          </table:table-cell>
          <table:table-cell office:value-type="string">
            <text:p>Khushwant Singh</text:p>
          </table:table-cell>
        </table:table-row>
        <table:table-row>
          <table:table-cell office:value-type="string">
            <text:p>Abio000HaJa01</text:p>
          </table:table-cell>
          <table:table-cell office:value-type="string">
            <text:p/>
          </table:table-cell>
          <table:table-cell office:value-type="string">
            <text:p>Travelling to Infinity</text:p>
          </table:table-cell>
          <table:table-cell office:value-type="string">
            <text:p>Jane Hawking</text:p>
          </table:table-cell>
        </table:table-row>
        <table:table-row>
          <table:table-cell office:value-type="string">
            <text:p>Cl000Wf02.3</text:p>
          </table:table-cell>
          <table:table-cell office:value-type="string">
            <text:p/>
          </table:table-cell>
          <table:table-cell office:value-type="string">
            <text:p>To the Lighthouse</text:p>
          </table:table-cell>
          <table:table-cell office:value-type="string">
            <text:p>Virginia Woolf</text:p>
          </table:table-cell>
        </table:table-row>
        <table:table-row>
          <table:table-cell office:value-type="string">
            <text:p>Fy000WeBr01</text:p>
          </table:table-cell>
          <table:table-cell office:value-type="string">
            <text:p/>
          </table:table-cell>
          <table:table-cell office:value-type="string">
            <text:p>The Black Prism</text:p>
          </table:table-cell>
          <table:table-cell office:value-type="string">
            <text:p>Brent Weeks</text:p>
          </table:table-cell>
        </table:table-row>
        <table:table-row>
          <table:table-cell office:value-type="string">
            <text:p>FoFr05.1000</text:p>
          </table:table-cell>
          <table:table-cell office:value-type="string">
            <text:p/>
          </table:table-cell>
          <table:table-cell office:value-type="string">
            <text:p>The Veteran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NaBh01000</text:p>
          </table:table-cell>
          <table:table-cell office:value-type="string">
            <text:p/>
          </table:table-cell>
          <table:table-cell office:value-type="string">
            <text:p>the Hour before Dawn</text:p>
          </table:table-cell>
          <table:table-cell office:value-type="string">
            <text:p>Bhabendra Nath Saikia</text:p>
          </table:table-cell>
        </table:table-row>
        <table:table-row>
          <table:table-cell office:value-type="string">
            <text:p>Psy000Lai</text:p>
          </table:table-cell>
          <table:table-cell office:value-type="string">
            <text:p/>
          </table:table-cell>
          <table:table-cell office:value-type="string">
            <text:p>Self and Others</text:p>
          </table:table-cell>
          <table:table-cell office:value-type="string">
            <text:p>RD Laing</text:p>
          </table:table-cell>
        </table:table-row>
        <table:table-row>
          <table:table-cell office:value-type="string">
            <text:p>LuRo35000</text:p>
          </table:table-cell>
          <table:table-cell office:value-type="string">
            <text:p/>
          </table:table-cell>
          <table:table-cell office:value-type="string">
            <text:p>he Moscow Vector</text:p>
          </table:table-cell>
          <table:table-cell office:value-type="string">
            <text:p>Robert Ludlum</text:p>
          </table:table-cell>
        </table:table-row>
        <table:table-row>
          <table:table-cell office:value-type="string">
            <text:p>Fy000Jo010</text:p>
          </table:table-cell>
          <table:table-cell office:value-type="string">
            <text:p/>
          </table:table-cell>
          <table:table-cell office:value-type="string">
            <text:p>Crossroads of Twilight</text:p>
          </table:table-cell>
          <table:table-cell office:value-type="string">
            <text:p>Robert Jordan</text:p>
          </table:table-cell>
        </table:table-row>
        <table:table-row>
          <table:table-cell office:value-type="string">
            <text:p>crMi05000</text:p>
          </table:table-cell>
          <table:table-cell office:value-type="string">
            <text:p/>
          </table:table-cell>
          <table:table-cell office:value-type="string">
            <text:p>Airframe</text:p>
          </table:table-cell>
          <table:table-cell office:value-type="string">
            <text:p>Michael Crichton</text:p>
          </table:table-cell>
        </table:table-row>
        <table:table-row>
          <table:table-cell office:value-type="string">
            <text:p>Cl000Bo01</text:p>
          </table:table-cell>
          <table:table-cell office:value-type="string">
            <text:p/>
          </table:table-cell>
          <table:table-cell office:value-type="string">
            <text:p>The Book of Imaginary Beings</text:p>
          </table:table-cell>
          <table:table-cell office:value-type="string">
            <text:p>Jorge Luis Borges</text:p>
          </table:table-cell>
        </table:table-row>
        <table:table-row>
          <table:table-cell office:value-type="string">
            <text:p>Biog000GrJo01</text:p>
          </table:table-cell>
          <table:table-cell office:value-type="string">
            <text:p/>
          </table:table-cell>
          <table:table-cell office:value-type="string">
            <text:p>Richard Feynman: A Life in Science</text:p>
          </table:table-cell>
          <table:table-cell office:value-type="string">
            <text:p>John Gribbin, Mary Gribbin</text:p>
          </table:table-cell>
        </table:table-row>
        <table:table-row>
          <table:table-cell office:value-type="string">
            <text:p>Cl000Do09.1</text:p>
          </table:table-cell>
          <table:table-cell office:value-type="string">
            <text:p/>
          </table:table-cell>
          <table:table-cell office:value-type="string">
            <text:p>Notes from Underground</text:p>
          </table:table-cell>
          <table:table-cell office:value-type="string">
            <text:p>Fyodor Dostoevsky</text:p>
          </table:table-cell>
        </table:table-row>
        <table:table-row>
          <table:table-cell office:value-type="string">
            <text:p>Ro000shPr01</text:p>
          </table:table-cell>
          <table:table-cell office:value-type="string">
            <text:p/>
          </table:table-cell>
          <table:table-cell office:value-type="string">
            <text:p>Life's Like That</text:p>
          </table:table-cell>
          <table:table-cell office:value-type="string">
            <text:p>Prashant Shrivastava</text:p>
          </table:table-cell>
        </table:table-row>
        <table:table-row>
          <table:table-cell office:value-type="string">
            <text:p>BhAm01.1000</text:p>
          </table:table-cell>
          <table:table-cell office:value-type="string">
            <text:p/>
          </table:table-cell>
          <table:table-cell office:value-type="string">
            <text:p>Escape to Nowhere</text:p>
          </table:table-cell>
          <table:table-cell office:value-type="string">
            <text:p>Amar Bhushan</text:p>
          </table:table-cell>
        </table:table-row>
        <table:table-row>
          <table:table-cell office:value-type="string">
            <text:p>IsKa01.1000</text:p>
          </table:table-cell>
          <table:table-cell office:value-type="string">
            <text:p/>
          </table:table-cell>
          <table:table-cell office:value-type="string">
            <text:p>Never Let Me Go</text:p>
          </table:table-cell>
          <table:table-cell office:value-type="string">
            <text:p>Kazuo Ishiguro</text:p>
          </table:table-cell>
        </table:table-row>
        <table:table-row>
          <table:table-cell office:value-type="string">
            <text:p>MiRo04000</text:p>
          </table:table-cell>
          <table:table-cell office:value-type="string">
            <text:p/>
          </table:table-cell>
          <table:table-cell office:value-type="string">
            <text:p>Tales from Firozsha Baag</text:p>
          </table:table-cell>
          <table:table-cell office:value-type="string">
            <text:p>Rohinton Mistry</text:p>
          </table:table-cell>
        </table:table-row>
        <table:table-row>
          <table:table-cell office:value-type="string">
            <text:p>SuRa01000</text:p>
          </table:table-cell>
          <table:table-cell office:value-type="string">
            <text:p/>
          </table:table-cell>
          <table:table-cell office:value-type="string">
            <text:p>The Bankster</text:p>
          </table:table-cell>
          <table:table-cell office:value-type="string">
            <text:p>Ravi Subramanian</text:p>
          </table:table-cell>
        </table:table-row>
        <table:table-row>
          <table:table-cell office:value-type="string">
            <text:p>FlGi02000</text:p>
          </table:table-cell>
          <table:table-cell office:value-type="string">
            <text:p/>
          </table:table-cell>
          <table:table-cell office:value-type="string">
            <text:p>Gone Girl</text:p>
          </table:table-cell>
          <table:table-cell office:value-type="string">
            <text:p>Gillian Flynn</text:p>
          </table:table-cell>
        </table:table-row>
        <table:table-row>
          <table:table-cell office:value-type="string">
            <text:p>Gn000Narnia</text:p>
          </table:table-cell>
          <table:table-cell office:value-type="string">
            <text:p/>
          </table:table-cell>
          <table:table-cell office:value-type="string">
            <text:p>The Crafting of Narnia</text:p>
          </table:table-cell>
          <table:table-cell office:value-type="string">
            <text:p>Weta Workshop</text:p>
          </table:table-cell>
        </table:table-row>
        <table:table-row>
          <table:table-cell office:value-type="string">
            <text:p>Df000DoAr04</text:p>
          </table:table-cell>
          <table:table-cell office:value-type="string">
            <text:p/>
          </table:table-cell>
          <table:table-cell office:value-type="string">
            <text:p>Sherlock Holmes: The Complete Novels and Stories</text:p>
          </table:table-cell>
          <table:table-cell office:value-type="string">
            <text:p>Arthur Conan Doyle</text:p>
          </table:table-cell>
        </table:table-row>
        <table:table-row>
          <table:table-cell office:value-type="string">
            <text:p>Sf000Ve102</text:p>
          </table:table-cell>
          <table:table-cell office:value-type="string">
            <text:p/>
          </table:table-cell>
          <table:table-cell office:value-type="string">
            <text:p>Journey to the Centre of the Earth</text:p>
          </table:table-cell>
          <table:table-cell office:value-type="string">
            <text:p>Jules Verne</text:p>
          </table:table-cell>
        </table:table-row>
        <table:table-row>
          <table:table-cell office:value-type="string">
            <text:p>Pol000ThSh01</text:p>
          </table:table-cell>
          <table:table-cell office:value-type="string">
            <text:p>Politics</text:p>
          </table:table-cell>
          <table:table-cell office:value-type="string">
            <text:p>India: From Midnight to the Millenium Beyond</text:p>
          </table:table-cell>
          <table:table-cell office:value-type="string">
            <text:p>Shashi Tharoor</text:p>
          </table:table-cell>
        </table:table-row>
        <table:table-row>
          <table:table-cell office:value-type="string">
            <text:p>Pol000NaRF01</text:p>
          </table:table-cell>
          <table:table-cell office:value-type="string">
            <text:p/>
          </table:table-cell>
          <table:table-cell office:value-type="string">
            <text:p>the State of the Nation</text:p>
          </table:table-cell>
          <table:table-cell office:value-type="string">
            <text:p>Falli S. Nariman</text:p>
          </table:table-cell>
        </table:table-row>
        <table:table-row>
          <table:table-cell office:value-type="string">
            <text:p>SpNi06000</text:p>
          </table:table-cell>
          <table:table-cell office:value-type="string">
            <text:p/>
          </table:table-cell>
          <table:table-cell office:value-type="string">
            <text:p>The Last Song</text:p>
          </table:table-cell>
          <table:table-cell office:value-type="string">
            <text:p>Nicholas Sparks</text:p>
          </table:table-cell>
        </table:table-row>
        <table:table-row>
          <table:table-cell office:value-type="string">
            <text:p>Bus000ViDa01.1</text:p>
          </table:table-cell>
          <table:table-cell office:value-type="string">
            <text:p/>
          </table:table-cell>
          <table:table-cell office:value-type="string">
            <text:p>The Google Story</text:p>
          </table:table-cell>
          <table:table-cell office:value-type="string">
            <text:p>David A. Vise</text:p>
          </table:table-cell>
        </table:table-row>
        <table:table-row>
          <table:table-cell office:value-type="string">
            <text:p>His000DaWi01</text:p>
          </table:table-cell>
          <table:table-cell office:value-type="string">
            <text:p/>
          </table:table-cell>
          <table:table-cell office:value-type="string">
            <text:p>The Last Mughal</text:p>
          </table:table-cell>
          <table:table-cell office:value-type="string">
            <text:p>William Dalrymple</text:p>
          </table:table-cell>
        </table:table-row>
        <table:table-row>
          <table:table-cell office:value-type="string">
            <text:p>Abio000MaNe01</text:p>
          </table:table-cell>
          <table:table-cell office:value-type="string">
            <text:p/>
          </table:table-cell>
          <table:table-cell office:value-type="string">
            <text:p>Long Walk to Freedom</text:p>
          </table:table-cell>
          <table:table-cell office:value-type="string">
            <text:p>Nelson Mandela</text:p>
          </table:table-cell>
        </table:table-row>
        <table:table-row>
          <table:table-cell office:value-type="string">
            <text:p>CoePa17000</text:p>
          </table:table-cell>
          <table:table-cell office:value-type="string">
            <text:p/>
          </table:table-cell>
          <table:table-cell office:value-type="string">
            <text:p>Eleven Minutes</text:p>
          </table:table-cell>
          <table:table-cell office:value-type="string">
            <text:p>Paulo Coelho</text:p>
          </table:table-cell>
        </table:table-row>
        <table:table-row>
          <table:table-cell office:value-type="string">
            <text:p>CoePa13000</text:p>
          </table:table-cell>
          <table:table-cell office:value-type="string">
            <text:p/>
          </table:table-cell>
          <table:table-cell office:value-type="string">
            <text:p>Manual of the Warrior of Light</text:p>
          </table:table-cell>
          <table:table-cell office:value-type="string">
            <text:p>Paulo Coelho</text:p>
          </table:table-cell>
        </table:table-row>
        <table:table-row>
          <table:table-cell office:value-type="string">
            <text:p>SaJ05000</text:p>
          </table:table-cell>
          <table:table-cell office:value-type="string">
            <text:p/>
          </table:table-cell>
          <table:table-cell office:value-type="string">
            <text:p>The Catcher in the Rye</text:p>
          </table:table-cell>
          <table:table-cell office:value-type="string">
            <text:p>JD Salinger</text:p>
          </table:table-cell>
        </table:table-row>
        <table:table-row>
          <table:table-cell office:value-type="string">
            <text:p>Df000Chag304</text:p>
          </table:table-cell>
          <table:table-cell office:value-type="string">
            <text:p/>
          </table:table-cell>
          <table:table-cell office:value-type="string">
            <text:p>The Secret Adversary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368</text:p>
          </table:table-cell>
          <table:table-cell office:value-type="string">
            <text:p/>
          </table:table-cell>
          <table:table-cell office:value-type="string">
            <text:p>Curtain: Poirot's Last Case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ShSi04000</text:p>
          </table:table-cell>
          <table:table-cell office:value-type="string">
            <text:p/>
          </table:table-cell>
          <table:table-cell office:value-type="string">
            <text:p>Memories of Midnight</text:p>
          </table:table-cell>
          <table:table-cell office:value-type="string">
            <text:p>Sidney Sheldon</text:p>
          </table:table-cell>
        </table:table-row>
        <table:table-row>
          <table:table-cell office:value-type="string">
            <text:p>DeJe02000</text:p>
          </table:table-cell>
          <table:table-cell office:value-type="string">
            <text:p/>
          </table:table-cell>
          <table:table-cell office:value-type="string">
            <text:p>The Bone Collector</text:p>
          </table:table-cell>
          <table:table-cell office:value-type="string">
            <text:p>Jeffery Deaver</text:p>
          </table:table-cell>
        </table:table-row>
        <table:table-row>
          <table:table-cell office:value-type="string">
            <text:p>Soc000fi01</text:p>
          </table:table-cell>
          <table:table-cell office:value-type="string">
            <text:p/>
          </table:table-cell>
          <table:table-cell office:value-type="string">
            <text:p>Pisoners in Revolt</text:p>
          </table:table-cell>
          <table:table-cell office:value-type="string">
            <text:p>Mike Fitzgerald</text:p>
          </table:table-cell>
        </table:table-row>
        <table:table-row>
          <table:table-cell office:value-type="string">
            <text:p>Biog000CheMa01</text:p>
          </table:table-cell>
          <table:table-cell office:value-type="string">
            <text:p/>
          </table:table-cell>
          <table:table-cell office:value-type="string">
            <text:p>Tesla: Man out of Time</text:p>
          </table:table-cell>
          <table:table-cell office:value-type="string">
            <text:p>Margaret Cheney</text:p>
          </table:table-cell>
        </table:table-row>
        <table:table-row>
          <table:table-cell office:value-type="string">
            <text:p>WaSj01000</text:p>
          </table:table-cell>
          <table:table-cell office:value-type="string">
            <text:p/>
          </table:table-cell>
          <table:table-cell office:value-type="string">
            <text:p>Before I Go to Sleep</text:p>
          </table:table-cell>
          <table:table-cell office:value-type="string">
            <text:p>SJ Watson</text:p>
          </table:table-cell>
        </table:table-row>
        <table:table-row>
          <table:table-cell office:value-type="string">
            <text:p>Fy000SaBr01</text:p>
          </table:table-cell>
          <table:table-cell office:value-type="string">
            <text:p/>
          </table:table-cell>
          <table:table-cell office:value-type="string">
            <text:p>Mistborn</text:p>
          </table:table-cell>
          <table:table-cell office:value-type="string">
            <text:p>Brandon Sanderson</text:p>
          </table:table-cell>
        </table:table-row>
        <table:table-row>
          <table:table-cell office:value-type="string">
            <text:p>Biog000CaDa01</text:p>
          </table:table-cell>
          <table:table-cell office:value-type="string">
            <text:p/>
          </table:table-cell>
          <table:table-cell office:value-type="string">
            <text:p>Lincoln: The Unknown</text:p>
          </table:table-cell>
          <table:table-cell office:value-type="string">
            <text:p>Dale Carnegie</text:p>
          </table:table-cell>
        </table:table-row>
        <table:table-row>
          <table:table-cell office:value-type="string">
            <text:p>CrMi11000</text:p>
          </table:table-cell>
          <table:table-cell office:value-type="string">
            <text:p/>
          </table:table-cell>
          <table:table-cell office:value-type="string">
            <text:p>Five Patients</text:p>
          </table:table-cell>
          <table:table-cell office:value-type="string">
            <text:p>Michael Crichton</text:p>
          </table:table-cell>
        </table:table-row>
        <table:table-row>
          <table:table-cell office:value-type="string">
            <text:p>PlSy02000</text:p>
          </table:table-cell>
          <table:table-cell office:value-type="string">
            <text:p/>
          </table:table-cell>
          <table:table-cell office:value-type="string">
            <text:p>The Bell Jar</text:p>
          </table:table-cell>
          <table:table-cell office:value-type="string">
            <text:p>Sylvia Plath</text:p>
          </table:table-cell>
        </table:table-row>
        <table:table-row>
          <table:table-cell office:value-type="string">
            <text:p>Cl000MiMa02</text:p>
          </table:table-cell>
          <table:table-cell office:value-type="string">
            <text:p/>
          </table:table-cell>
          <table:table-cell office:value-type="string">
            <text:p>Gone with the Wind</text:p>
          </table:table-cell>
          <table:table-cell office:value-type="string">
            <text:p>Margaret Mitchell</text:p>
          </table:table-cell>
        </table:table-row>
        <table:table-row>
          <table:table-cell office:value-type="string">
            <text:p>Df000CoPa04</text:p>
          </table:table-cell>
          <table:table-cell office:value-type="string">
            <text:p/>
          </table:table-cell>
          <table:table-cell office:value-type="string">
            <text:p>Predator</text:p>
          </table:table-cell>
          <table:table-cell office:value-type="string">
            <text:p>Patricia Cornwell</text:p>
          </table:table-cell>
        </table:table-row>
        <table:table-row>
          <table:table-cell office:value-type="string">
            <text:p>Po000BlWi01</text:p>
          </table:table-cell>
          <table:table-cell office:value-type="string">
            <text:p/>
          </table:table-cell>
          <table:table-cell office:value-type="string">
            <text:p>The Selected Poems of William Blake</text:p>
          </table:table-cell>
          <table:table-cell office:value-type="string">
            <text:p>William Blake</text:p>
          </table:table-cell>
        </table:table-row>
        <table:table-row>
          <table:table-cell office:value-type="string">
            <text:p>Sf000Hu01</text:p>
          </table:table-cell>
          <table:table-cell office:value-type="string">
            <text:p/>
          </table:table-cell>
          <table:table-cell office:value-type="string">
            <text:p>Brave New World</text:p>
          </table:table-cell>
          <table:table-cell office:value-type="string">
            <text:p>Aldous Huxley</text:p>
          </table:table-cell>
        </table:table-row>
        <table:table-row>
          <table:table-cell office:value-type="string">
            <text:p>Po000BlWi02</text:p>
          </table:table-cell>
          <table:table-cell office:value-type="string">
            <text:p/>
          </table:table-cell>
          <table:table-cell office:value-type="string">
            <text:p>Selected Poems</text:p>
          </table:table-cell>
          <table:table-cell office:value-type="string">
            <text:p>William Blake</text:p>
          </table:table-cell>
        </table:table-row>
        <table:table-row>
          <table:table-cell office:value-type="string">
            <text:p>Sc000DW03</text:p>
          </table:table-cell>
          <table:table-cell office:value-type="string">
            <text:p>SCIENCE</text:p>
          </table:table-cell>
          <table:table-cell office:value-type="string">
            <text:p>The Selfish Gene</text:p>
          </table:table-cell>
          <table:table-cell office:value-type="string">
            <text:p>Richard Dawkins</text:p>
          </table:table-cell>
        </table:table-row>
        <table:table-row>
          <table:table-cell office:value-type="string">
            <text:p>Sc000By01</text:p>
          </table:table-cell>
          <table:table-cell office:value-type="string">
            <text:p>SCIENCE</text:p>
          </table:table-cell>
          <table:table-cell office:value-type="string">
            <text:p>A Short History of Nearly Everything</text:p>
          </table:table-cell>
          <table:table-cell office:value-type="string">
            <text:p>Bill Bryson</text:p>
          </table:table-cell>
        </table:table-row>
        <table:table-row>
          <table:table-cell office:value-type="string">
            <text:p>Sc000McBi01</text:p>
          </table:table-cell>
          <table:table-cell office:value-type="string">
            <text:p>SCIENCE</text:p>
          </table:table-cell>
          <table:table-cell office:value-type="string">
            <text:p>The End of Nature</text:p>
          </table:table-cell>
          <table:table-cell office:value-type="string">
            <text:p>Bill McGibben</text:p>
          </table:table-cell>
        </table:table-row>
        <table:table-row>
          <table:table-cell office:value-type="string">
            <text:p>Sc000ChMa01</text:p>
          </table:table-cell>
          <table:table-cell office:value-type="string">
            <text:p>SCIENCE</text:p>
          </table:table-cell>
          <table:table-cell office:value-type="string">
            <text:p>We Need to Talk about Kelvin</text:p>
          </table:table-cell>
          <table:table-cell office:value-type="string">
            <text:p>Marcus Chown</text:p>
          </table:table-cell>
        </table:table-row>
        <table:table-row>
          <table:table-cell office:value-type="string">
            <text:p>Sc000Cl01</text:p>
          </table:table-cell>
          <table:table-cell office:value-type="string">
            <text:p>SCIENCE</text:p>
          </table:table-cell>
          <table:table-cell office:value-type="string">
            <text:p>Profiles of the Future</text:p>
          </table:table-cell>
          <table:table-cell office:value-type="string">
            <text:p>Arthur C. Clarke</text:p>
          </table:table-cell>
        </table:table-row>
        <table:table-row>
          <table:table-cell office:value-type="string">
            <text:p>Sc000Ga02</text:p>
          </table:table-cell>
          <table:table-cell office:value-type="string">
            <text:p>SCIENCE</text:p>
          </table:table-cell>
          <table:table-cell office:value-type="string">
            <text:p>One Two Three… Infinity</text:p>
          </table:table-cell>
          <table:table-cell office:value-type="string">
            <text:p>George Gamow</text:p>
          </table:table-cell>
        </table:table-row>
        <table:table-row>
          <table:table-cell office:value-type="string">
            <text:p>Sc000Ch01</text:p>
          </table:table-cell>
          <table:table-cell office:value-type="string">
            <text:p>SCIENCE</text:p>
          </table:table-cell>
          <table:table-cell office:value-type="string">
            <text:p>Vegetables</text:p>
          </table:table-cell>
          <table:table-cell office:value-type="string">
            <text:p>Biswajeet Choudhury</text:p>
          </table:table-cell>
        </table:table-row>
        <table:table-row>
          <table:table-cell office:value-type="string">
            <text:p>Sc000BaFr01</text:p>
          </table:table-cell>
          <table:table-cell office:value-type="string">
            <text:p>SCIENCE</text:p>
          </table:table-cell>
          <table:table-cell office:value-type="string">
            <text:p>An Introduction to Astronomy</text:p>
          </table:table-cell>
          <table:table-cell office:value-type="string">
            <text:p>Frederick and Baker</text:p>
          </table:table-cell>
        </table:table-row>
        <table:table-row>
          <table:table-cell office:value-type="string">
            <text:p>Sc000CaJo02</text:p>
          </table:table-cell>
          <table:table-cell office:value-type="string">
            <text:p>SCIENCE</text:p>
          </table:table-cell>
          <table:table-cell office:value-type="string">
            <text:p>Creating Breakthrugh Products</text:p>
          </table:table-cell>
          <table:table-cell office:value-type="string">
            <text:p>Jonathan Cagan</text:p>
          </table:table-cell>
        </table:table-row>
        <table:table-row>
          <table:table-cell office:value-type="string">
            <text:p>Sc000TaNa02.1</text:p>
          </table:table-cell>
          <table:table-cell office:value-type="string">
            <text:p>SCIENCE</text:p>
          </table:table-cell>
          <table:table-cell office:value-type="string">
            <text:p>Fooled by Randomness</text:p>
          </table:table-cell>
          <table:table-cell office:value-type="string">
            <text:p>Nassim Talib</text:p>
          </table:table-cell>
        </table:table-row>
        <table:table-row>
          <table:table-cell office:value-type="string">
            <text:p>Sc000Ca03</text:p>
          </table:table-cell>
          <table:table-cell office:value-type="string">
            <text:p>SCIENCE</text:p>
          </table:table-cell>
          <table:table-cell office:value-type="string">
            <text:p>Uncommon Wisdom</text:p>
          </table:table-cell>
          <table:table-cell office:value-type="string">
            <text:p>Fritjof Capra</text:p>
          </table:table-cell>
        </table:table-row>
        <table:table-row>
          <table:table-cell office:value-type="string">
            <text:p>Sc000Ca02</text:p>
          </table:table-cell>
          <table:table-cell office:value-type="string">
            <text:p>SCIENCE</text:p>
          </table:table-cell>
          <table:table-cell office:value-type="string">
            <text:p>The Turning Point</text:p>
          </table:table-cell>
          <table:table-cell office:value-type="string">
            <text:p>Fritjof Capra</text:p>
          </table:table-cell>
        </table:table-row>
        <table:table-row>
          <table:table-cell office:value-type="string">
            <text:p>Sc000Bz01</text:p>
          </table:table-cell>
          <table:table-cell office:value-type="string">
            <text:p>SCIENCE</text:p>
          </table:table-cell>
          <table:table-cell office:value-type="string">
            <text:p>The Mind Map Book</text:p>
          </table:table-cell>
          <table:table-cell office:value-type="string">
            <text:p>Tony Buzan</text:p>
          </table:table-cell>
        </table:table-row>
        <table:table-row>
          <table:table-cell office:value-type="string">
            <text:p>Sc000FoJo01</text:p>
          </table:table-cell>
          <table:table-cell office:value-type="string">
            <text:p>SCIENCE</text:p>
          </table:table-cell>
          <table:table-cell office:value-type="string">
            <text:p>Moonwalking with Einstein</text:p>
          </table:table-cell>
          <table:table-cell office:value-type="string">
            <text:p>Joshua Foer</text:p>
          </table:table-cell>
        </table:table-row>
        <table:table-row>
          <table:table-cell office:value-type="string">
            <text:p>Sc000By01.1</text:p>
          </table:table-cell>
          <table:table-cell office:value-type="string">
            <text:p>SCIENCE</text:p>
          </table:table-cell>
          <table:table-cell office:value-type="string">
            <text:p>A Short History of Nearly Everything</text:p>
          </table:table-cell>
          <table:table-cell office:value-type="string">
            <text:p>Bill Bryson</text:p>
          </table:table-cell>
        </table:table-row>
        <table:table-row>
          <table:table-cell office:value-type="string">
            <text:p>Sc000Br01</text:p>
          </table:table-cell>
          <table:table-cell office:value-type="string">
            <text:p>SCIENCE</text:p>
          </table:table-cell>
          <table:table-cell office:value-type="string">
            <text:p>Weaving the Web</text:p>
          </table:table-cell>
          <table:table-cell office:value-type="string">
            <text:p>Tim Berners Lee</text:p>
          </table:table-cell>
        </table:table-row>
        <table:table-row>
          <table:table-cell office:value-type="string">
            <text:p>Sc000Bl01</text:p>
          </table:table-cell>
          <table:table-cell office:value-type="string">
            <text:p>SCIENCE</text:p>
          </table:table-cell>
          <table:table-cell office:value-type="string">
            <text:p>Some Beautiful Indian Trees</text:p>
          </table:table-cell>
          <table:table-cell office:value-type="string">
            <text:p>Ethelbert Blatter</text:p>
          </table:table-cell>
        </table:table-row>
        <table:table-row>
          <table:table-cell office:value-type="string">
            <text:p>Sc000BJ01</text:p>
          </table:table-cell>
          <table:table-cell office:value-type="string">
            <text:p>SCIENCE</text:p>
          </table:table-cell>
          <table:table-cell office:value-type="string">
            <text:p>What is your Dangerous Idea?</text:p>
          </table:table-cell>
          <table:table-cell office:value-type="string">
            <text:p>John Brockman</text:p>
          </table:table-cell>
        </table:table-row>
        <table:table-row>
          <table:table-cell office:value-type="string">
            <text:p>Sc000Be01</text:p>
          </table:table-cell>
          <table:table-cell office:value-type="string">
            <text:p>SCIENCE</text:p>
          </table:table-cell>
          <table:table-cell office:value-type="string">
            <text:p>Extraterrestrial Visitations from Prehistoric Times to the Present</text:p>
          </table:table-cell>
          <table:table-cell office:value-type="string">
            <text:p>Jacques Bergier</text:p>
          </table:table-cell>
        </table:table-row>
        <table:table-row>
          <table:table-cell office:value-type="string">
            <text:p>Sc000BaD01</text:p>
          </table:table-cell>
          <table:table-cell office:value-type="string">
            <text:p>SCIENCE</text:p>
          </table:table-cell>
          <table:table-cell office:value-type="string">
            <text:p>Swift Tuttle and Space Shuttle</text:p>
          </table:table-cell>
          <table:table-cell office:value-type="string">
            <text:p>D Balasubramanian</text:p>
          </table:table-cell>
        </table:table-row>
        <table:table-row>
          <table:table-cell office:value-type="string">
            <text:p>Sc000BD01</text:p>
          </table:table-cell>
          <table:table-cell office:value-type="string">
            <text:p>SCIENCE</text:p>
          </table:table-cell>
          <table:table-cell office:value-type="string">
            <text:p>E = mc2</text:p>
          </table:table-cell>
          <table:table-cell office:value-type="string">
            <text:p>David Bodanis</text:p>
          </table:table-cell>
        </table:table-row>
        <table:table-row>
          <table:table-cell office:value-type="string">
            <text:p>Sc000At01</text:p>
          </table:table-cell>
          <table:table-cell office:value-type="string">
            <text:p>SCIENCE</text:p>
          </table:table-cell>
          <table:table-cell office:value-type="string">
            <text:p>Life on Earth</text:p>
          </table:table-cell>
          <table:table-cell office:value-type="string">
            <text:p>David Attenborough</text:p>
          </table:table-cell>
        </table:table-row>
        <table:table-row>
          <table:table-cell office:value-type="string">
            <text:p>Sc000AnAn01</text:p>
          </table:table-cell>
          <table:table-cell office:value-type="string">
            <text:p>SCIENCE</text:p>
          </table:table-cell>
          <table:table-cell office:value-type="string">
            <text:p>The Edge of Physics</text:p>
          </table:table-cell>
          <table:table-cell office:value-type="string">
            <text:p>Anil Ananthaswamy</text:p>
          </table:table-cell>
        </table:table-row>
        <table:table-row>
          <table:table-cell office:value-type="string">
            <text:p>Sc000As03</text:p>
          </table:table-cell>
          <table:table-cell office:value-type="string">
            <text:p>SCIENCE</text:p>
          </table:table-cell>
          <table:table-cell office:value-type="string">
            <text:p>The Genetic Code</text:p>
          </table:table-cell>
          <table:table-cell office:value-type="string">
            <text:p>Isaac Asimov</text:p>
          </table:table-cell>
        </table:table-row>
        <table:table-row>
          <table:table-cell office:value-type="string">
            <text:p>Sc000As01</text:p>
          </table:table-cell>
          <table:table-cell office:value-type="string">
            <text:p>SCIENCE</text:p>
          </table:table-cell>
          <table:table-cell office:value-type="string">
            <text:p>Asimov's Guide to Science</text:p>
          </table:table-cell>
          <table:table-cell office:value-type="string">
            <text:p>Isaac Asimov</text:p>
          </table:table-cell>
        </table:table-row>
        <table:table-row>
          <table:table-cell office:value-type="string">
            <text:p>Sc000An01</text:p>
          </table:table-cell>
          <table:table-cell office:value-type="string">
            <text:p>SCIENCE</text:p>
          </table:table-cell>
          <table:table-cell office:value-type="string">
            <text:p>Your Guide to Health</text:p>
          </table:table-cell>
          <table:table-cell office:value-type="string">
            <text:p>Anderson</text:p>
          </table:table-cell>
        </table:table-row>
        <table:table-row>
          <table:table-cell office:value-type="string">
            <text:p>Sc000Al01</text:p>
          </table:table-cell>
          <table:table-cell office:value-type="string">
            <text:p>SCIENCE</text:p>
          </table:table-cell>
          <table:table-cell office:value-type="string">
            <text:p>The Book of Indian Birds</text:p>
          </table:table-cell>
          <table:table-cell office:value-type="string">
            <text:p>Salim Ali</text:p>
          </table:table-cell>
        </table:table-row>
        <table:table-row>
          <table:table-cell office:value-type="string">
            <text:p>Sc000GrFr01</text:p>
          </table:table-cell>
          <table:table-cell office:value-type="string">
            <text:p>SCIENCE</text:p>
          </table:table-cell>
          <table:table-cell office:value-type="string">
            <text:p>Everyday Practice of Science</text:p>
          </table:table-cell>
          <table:table-cell office:value-type="string">
            <text:p>Frederick Grinell</text:p>
          </table:table-cell>
        </table:table-row>
        <table:table-row>
          <table:table-cell office:value-type="string">
            <text:p>Sc000CaNi01</text:p>
          </table:table-cell>
          <table:table-cell office:value-type="string">
            <text:p>SCIENCE</text:p>
          </table:table-cell>
          <table:table-cell office:value-type="string">
            <text:p>The Shallows</text:p>
          </table:table-cell>
          <table:table-cell office:value-type="string">
            <text:p>Nicholas Carr</text:p>
          </table:table-cell>
        </table:table-row>
        <table:table-row>
          <table:table-cell office:value-type="string">
            <text:p>Sc000Sw01</text:p>
          </table:table-cell>
          <table:table-cell office:value-type="string">
            <text:p>SCIENCE</text:p>
          </table:table-cell>
          <table:table-cell office:value-type="string">
            <text:p>Prelude to Mathematics</text:p>
          </table:table-cell>
          <table:table-cell office:value-type="string">
            <text:p>WW Sawyer</text:p>
          </table:table-cell>
        </table:table-row>
        <table:table-row>
          <table:table-cell office:value-type="string">
            <text:p>Sc000Cl02</text:p>
          </table:table-cell>
          <table:table-cell office:value-type="string">
            <text:p>SCIENCE</text:p>
          </table:table-cell>
          <table:table-cell office:value-type="string">
            <text:p>Greetings, Carbon-Based Bipeds!</text:p>
          </table:table-cell>
          <table:table-cell office:value-type="string">
            <text:p>Arthur C. Clarke</text:p>
          </table:table-cell>
        </table:table-row>
        <table:table-row>
          <table:table-cell office:value-type="string">
            <text:p>Sc000Gr10</text:p>
          </table:table-cell>
          <table:table-cell office:value-type="string">
            <text:p>SCIENCE</text:p>
          </table:table-cell>
          <table:table-cell office:value-type="string">
            <text:p>Everyday Gardening in India</text:p>
          </table:table-cell>
          <table:table-cell office:value-type="string">
            <text:p>EW Grindal</text:p>
          </table:table-cell>
        </table:table-row>
        <table:table-row>
          <table:table-cell office:value-type="string">
            <text:p>Sc000Ba02</text:p>
          </table:table-cell>
          <table:table-cell office:value-type="string">
            <text:p>SCIENCE</text:p>
          </table:table-cell>
          <table:table-cell office:value-type="string">
            <text:p>The Constants of Nature</text:p>
          </table:table-cell>
          <table:table-cell office:value-type="string">
            <text:p>John D. Barrow</text:p>
          </table:table-cell>
        </table:table-row>
        <table:table-row>
          <table:table-cell office:value-type="string">
            <text:p>Sc000GlJa01</text:p>
          </table:table-cell>
          <table:table-cell office:value-type="string">
            <text:p>SCIENCE</text:p>
          </table:table-cell>
          <table:table-cell office:value-type="string">
            <text:p>The Information</text:p>
          </table:table-cell>
          <table:table-cell office:value-type="string">
            <text:p>James Gleick</text:p>
          </table:table-cell>
        </table:table-row>
        <table:table-row>
          <table:table-cell office:value-type="string">
            <text:p>Sc000Si01</text:p>
          </table:table-cell>
          <table:table-cell office:value-type="string">
            <text:p>SCIENCE</text:p>
          </table:table-cell>
          <table:table-cell office:value-type="string">
            <text:p>The Code Book</text:p>
          </table:table-cell>
          <table:table-cell office:value-type="string">
            <text:p>Simon Singh</text:p>
          </table:table-cell>
        </table:table-row>
        <table:table-row>
          <table:table-cell office:value-type="string">
            <text:p>Sc000Sa04</text:p>
          </table:table-cell>
          <table:table-cell office:value-type="string">
            <text:p>SCIENCE</text:p>
          </table:table-cell>
          <table:table-cell office:value-type="string">
            <text:p>The Cosmos</text:p>
          </table:table-cell>
          <table:table-cell office:value-type="string">
            <text:p>Carl Sagan</text:p>
          </table:table-cell>
        </table:table-row>
        <table:table-row>
          <table:table-cell office:value-type="string">
            <text:p>Sc000Gr02</text:p>
          </table:table-cell>
          <table:table-cell office:value-type="string">
            <text:p>SCIENCE</text:p>
          </table:table-cell>
          <table:table-cell office:value-type="string">
            <text:p>Almost Everyone's Guide to Science</text:p>
          </table:table-cell>
          <table:table-cell office:value-type="string">
            <text:p>John Gribbin</text:p>
          </table:table-cell>
        </table:table-row>
        <table:table-row>
          <table:table-cell office:value-type="string">
            <text:p>Sc000ArD01</text:p>
          </table:table-cell>
          <table:table-cell office:value-type="string">
            <text:p>SCIENCE</text:p>
          </table:table-cell>
          <table:table-cell office:value-type="string">
            <text:p>The Upside of Irrationality</text:p>
          </table:table-cell>
          <table:table-cell office:value-type="string">
            <text:p>Dan Ariely</text:p>
          </table:table-cell>
        </table:table-row>
        <table:table-row>
          <table:table-cell office:value-type="string">
            <text:p>Sc000Ri01</text:p>
          </table:table-cell>
          <table:table-cell office:value-type="string">
            <text:p>SCIENCE</text:p>
          </table:table-cell>
          <table:table-cell office:value-type="string">
            <text:p>Genome</text:p>
          </table:table-cell>
          <table:table-cell office:value-type="string">
            <text:p>Matt Ridley</text:p>
          </table:table-cell>
        </table:table-row>
        <table:table-row>
          <table:table-cell office:value-type="string">
            <text:p>Sc000Li02</text:p>
          </table:table-cell>
          <table:table-cell office:value-type="string">
            <text:p>SCIENCE</text:p>
          </table:table-cell>
          <table:table-cell office:value-type="string">
            <text:p>The Golden Ratio</text:p>
          </table:table-cell>
          <table:table-cell office:value-type="string">
            <text:p>Mario Livio</text:p>
          </table:table-cell>
        </table:table-row>
        <table:table-row>
          <table:table-cell office:value-type="string">
            <text:p>Sc000DeEm01</text:p>
          </table:table-cell>
          <table:table-cell office:value-type="string">
            <text:p>SCIENCE</text:p>
          </table:table-cell>
          <table:table-cell office:value-type="string">
            <text:p>My Life as a Quant</text:p>
          </table:table-cell>
          <table:table-cell office:value-type="string">
            <text:p>Emanuel Derman</text:p>
          </table:table-cell>
        </table:table-row>
        <table:table-row>
          <table:table-cell office:value-type="string">
            <text:p>Sc000Ga01</text:p>
          </table:table-cell>
          <table:table-cell office:value-type="string">
            <text:p>SCIENCE</text:p>
          </table:table-cell>
          <table:table-cell office:value-type="string">
            <text:p>Mr. Tompkins in Paperback</text:p>
          </table:table-cell>
          <table:table-cell office:value-type="string">
            <text:p>George Gamow</text:p>
          </table:table-cell>
        </table:table-row>
        <table:table-row>
          <table:table-cell office:value-type="string">
            <text:p>Sc000Di01</text:p>
          </table:table-cell>
          <table:table-cell office:value-type="string">
            <text:p>SCIENCE</text:p>
          </table:table-cell>
          <table:table-cell office:value-type="string">
            <text:p>Homeopathic Treatment</text:p>
          </table:table-cell>
          <table:table-cell office:value-type="string">
            <text:p>Rajesh Dixit</text:p>
          </table:table-cell>
        </table:table-row>
        <table:table-row>
          <table:table-cell office:value-type="string">
            <text:p>Sc000Hw02</text:p>
          </table:table-cell>
          <table:table-cell office:value-type="string">
            <text:p>SCIENCE</text:p>
          </table:table-cell>
          <table:table-cell office:value-type="string">
            <text:p>Black Holes and Baby Universes</text:p>
          </table:table-cell>
          <table:table-cell office:value-type="string">
            <text:p>Stephen Hawking</text:p>
          </table:table-cell>
        </table:table-row>
        <table:table-row>
          <table:table-cell office:value-type="string">
            <text:p>Sc000Go01</text:p>
          </table:table-cell>
          <table:table-cell office:value-type="string">
            <text:p>SCIENCE</text:p>
          </table:table-cell>
          <table:table-cell office:value-type="string">
            <text:p>Time Travel in Einstein's Universe</text:p>
          </table:table-cell>
          <table:table-cell office:value-type="string">
            <text:p>Richard Gott</text:p>
          </table:table-cell>
        </table:table-row>
        <table:table-row>
          <table:table-cell office:value-type="string">
            <text:p>Sc000Fr01</text:p>
          </table:table-cell>
          <table:table-cell office:value-type="string">
            <text:p>SCIENCE</text:p>
          </table:table-cell>
          <table:table-cell office:value-type="string">
            <text:p>The Whole Shebang</text:p>
          </table:table-cell>
          <table:table-cell office:value-type="string">
            <text:p>Timothy Ferris</text:p>
          </table:table-cell>
        </table:table-row>
        <table:table-row>
          <table:table-cell office:value-type="string">
            <text:p>Sc000As02</text:p>
          </table:table-cell>
          <table:table-cell office:value-type="string">
            <text:p>SCIENCE</text:p>
          </table:table-cell>
          <table:table-cell office:value-type="string">
            <text:p>Asimov's Guide to Science Vol 2</text:p>
          </table:table-cell>
          <table:table-cell office:value-type="string">
            <text:p>Isaac Asimov</text:p>
          </table:table-cell>
        </table:table-row>
        <table:table-row>
          <table:table-cell office:value-type="string">
            <text:p>Sc000De01</text:p>
          </table:table-cell>
          <table:table-cell office:value-type="string">
            <text:p>SCIENCE</text:p>
          </table:table-cell>
          <table:table-cell office:value-type="string">
            <text:p>The Environmental Handbook</text:p>
          </table:table-cell>
          <table:table-cell office:value-type="string">
            <text:p>Garrett De Bell</text:p>
          </table:table-cell>
        </table:table-row>
        <table:table-row>
          <table:table-cell office:value-type="string">
            <text:p>Sc000TaNa01</text:p>
          </table:table-cell>
          <table:table-cell office:value-type="string">
            <text:p>SCIENCE</text:p>
          </table:table-cell>
          <table:table-cell office:value-type="string">
            <text:p>The Black Swan</text:p>
          </table:table-cell>
          <table:table-cell office:value-type="string">
            <text:p>Nassim Nicholas Taleb</text:p>
          </table:table-cell>
        </table:table-row>
        <table:table-row>
          <table:table-cell office:value-type="string">
            <text:p>Sc000Fe04</text:p>
          </table:table-cell>
          <table:table-cell office:value-type="string">
            <text:p>SCIENCE</text:p>
          </table:table-cell>
          <table:table-cell office:value-type="string">
            <text:p>The Feynman Lectures on Physics</text:p>
          </table:table-cell>
          <table:table-cell office:value-type="string">
            <text:p>Richard Feynman</text:p>
          </table:table-cell>
        </table:table-row>
        <table:table-row>
          <table:table-cell office:value-type="string">
            <text:p>Sc000Da01</text:p>
          </table:table-cell>
          <table:table-cell office:value-type="string">
            <text:p>SCIENCE</text:p>
          </table:table-cell>
          <table:table-cell office:value-type="string">
            <text:p>The Book of Indian Reptiles</text:p>
          </table:table-cell>
          <table:table-cell office:value-type="string">
            <text:p>JC Daniel</text:p>
          </table:table-cell>
        </table:table-row>
        <table:table-row>
          <table:table-cell office:value-type="string">
            <text:p>Sc000Bk01</text:p>
          </table:table-cell>
          <table:table-cell office:value-type="string">
            <text:p>SCIENCE</text:p>
          </table:table-cell>
          <table:table-cell office:value-type="string">
            <text:p>Human Sexual Relations</text:p>
          </table:table-cell>
          <table:table-cell office:value-type="string">
            <text:p>Mike Brake</text:p>
          </table:table-cell>
        </table:table-row>
        <table:table-row>
          <table:table-cell office:value-type="string">
            <text:p>Sc000Gl01</text:p>
          </table:table-cell>
          <table:table-cell office:value-type="string">
            <text:p>SCIENCE</text:p>
          </table:table-cell>
          <table:table-cell office:value-type="string">
            <text:p>Chaos</text:p>
          </table:table-cell>
          <table:table-cell office:value-type="string">
            <text:p>James Gleick</text:p>
          </table:table-cell>
        </table:table-row>
        <table:table-row>
          <table:table-cell office:value-type="string">
            <text:p>Sc000Ei01</text:p>
          </table:table-cell>
          <table:table-cell office:value-type="string">
            <text:p>SCIENCE</text:p>
          </table:table-cell>
          <table:table-cell office:value-type="string">
            <text:p>Ideas and Opinions</text:p>
          </table:table-cell>
          <table:table-cell office:value-type="string">
            <text:p>Albert Einstein</text:p>
          </table:table-cell>
        </table:table-row>
        <table:table-row>
          <table:table-cell office:value-type="string">
            <text:p>Sc000GlMa01</text:p>
          </table:table-cell>
          <table:table-cell office:value-type="string">
            <text:p>SCIENCE</text:p>
          </table:table-cell>
          <table:table-cell office:value-type="string">
            <text:p>What the Dog Saw</text:p>
          </table:table-cell>
          <table:table-cell office:value-type="string">
            <text:p>Malcolm Glawell</text:p>
          </table:table-cell>
        </table:table-row>
        <table:table-row>
          <table:table-cell office:value-type="string">
            <text:p>Sc000Do01</text:p>
          </table:table-cell>
          <table:table-cell office:value-type="string">
            <text:p>SCIENCE</text:p>
          </table:table-cell>
          <table:table-cell office:value-type="string">
            <text:p>Among the Elephants</text:p>
          </table:table-cell>
          <table:table-cell office:value-type="string">
            <text:p>Iain &amp; Oria Douglas-Hamilton</text:p>
          </table:table-cell>
        </table:table-row>
        <table:table-row>
          <table:table-cell office:value-type="string">
            <text:p>Sc000We02</text:p>
          </table:table-cell>
          <table:table-cell office:value-type="string">
            <text:p>SCIENCE</text:p>
          </table:table-cell>
          <table:table-cell office:value-type="string">
            <text:p>The First Three Minutes</text:p>
          </table:table-cell>
          <table:table-cell office:value-type="string">
            <text:p>Steven Weinberg</text:p>
          </table:table-cell>
        </table:table-row>
        <table:table-row>
          <table:table-cell office:value-type="string">
            <text:p>Sc000MuS01</text:p>
          </table:table-cell>
          <table:table-cell office:value-type="string">
            <text:p>SCIENCE</text:p>
          </table:table-cell>
          <table:table-cell office:value-type="string">
            <text:p>The Emperor of Maladies</text:p>
          </table:table-cell>
          <table:table-cell office:value-type="string">
            <text:p>Siddhartha Mukherjee</text:p>
          </table:table-cell>
        </table:table-row>
        <table:table-row>
          <table:table-cell office:value-type="string">
            <text:p>Sc000Mo02</text:p>
          </table:table-cell>
          <table:table-cell office:value-type="string">
            <text:p>SCIENCE</text:p>
          </table:table-cell>
          <table:table-cell office:value-type="string">
            <text:p>The Naked Ape</text:p>
          </table:table-cell>
          <table:table-cell office:value-type="string">
            <text:p>Desmond Morris</text:p>
          </table:table-cell>
        </table:table-row>
        <table:table-row>
          <table:table-cell office:value-type="string">
            <text:p>Sc000In01</text:p>
          </table:table-cell>
          <table:table-cell office:value-type="string">
            <text:p>SCIENCE</text:p>
          </table:table-cell>
          <table:table-cell office:value-type="string">
            <text:p>The Tehri Dam</text:p>
          </table:table-cell>
          <table:table-cell office:value-type="string">
            <text:p>INTACH Series</text:p>
          </table:table-cell>
        </table:table-row>
        <table:table-row>
          <table:table-cell office:value-type="string">
            <text:p>Sc000Re01</text:p>
          </table:table-cell>
          <table:table-cell office:value-type="string">
            <text:p>SCIENCE</text:p>
          </table:table-cell>
          <table:table-cell office:value-type="string">
            <text:p>Curious Creatures</text:p>
          </table:table-cell>
          <table:table-cell office:value-type="string">
            <text:p>Reader's Digest</text:p>
          </table:table-cell>
        </table:table-row>
        <table:table-row>
          <table:table-cell office:value-type="string">
            <text:p>Sc000Rr01</text:p>
          </table:table-cell>
          <table:table-cell office:value-type="string">
            <text:p>SCIENCE</text:p>
          </table:table-cell>
          <table:table-cell office:value-type="string">
            <text:p>In His Image</text:p>
          </table:table-cell>
          <table:table-cell office:value-type="string">
            <text:p>David M. Rorvik</text:p>
          </table:table-cell>
        </table:table-row>
        <table:table-row>
          <table:table-cell office:value-type="string">
            <text:p>Sc000Na01</text:p>
          </table:table-cell>
          <table:table-cell office:value-type="string">
            <text:p>SCIENCE</text:p>
          </table:table-cell>
          <table:table-cell office:value-type="string">
            <text:p>The Scientific Edge</text:p>
          </table:table-cell>
          <table:table-cell office:value-type="string">
            <text:p>Jayant Narlikar</text:p>
          </table:table-cell>
        </table:table-row>
        <table:table-row>
          <table:table-cell office:value-type="string">
            <text:p>Sc000Ru01</text:p>
          </table:table-cell>
          <table:table-cell office:value-type="string">
            <text:p>SCIENCE</text:p>
          </table:table-cell>
          <table:table-cell office:value-type="string">
            <text:p>Chance and Chaos</text:p>
          </table:table-cell>
          <table:table-cell office:value-type="string">
            <text:p>David Ruelle</text:p>
          </table:table-cell>
        </table:table-row>
        <table:table-row>
          <table:table-cell office:value-type="string">
            <text:p>Sc000Iy02</text:p>
          </table:table-cell>
          <table:table-cell office:value-type="string">
            <text:p>SCIENCE</text:p>
          </table:table-cell>
          <table:table-cell office:value-type="string">
            <text:p>Light on Yoga</text:p>
          </table:table-cell>
          <table:table-cell office:value-type="string">
            <text:p>BKS Iyengar</text:p>
          </table:table-cell>
        </table:table-row>
        <table:table-row>
          <table:table-cell office:value-type="string">
            <text:p>Sc000Mo01</text:p>
          </table:table-cell>
          <table:table-cell office:value-type="string">
            <text:p>SCIENCE</text:p>
          </table:table-cell>
          <table:table-cell office:value-type="string">
            <text:p>People Watching</text:p>
          </table:table-cell>
          <table:table-cell office:value-type="string">
            <text:p>Desmond Morris</text:p>
          </table:table-cell>
        </table:table-row>
        <table:table-row>
          <table:table-cell office:value-type="string">
            <text:p>Sc000Grn01</text:p>
          </table:table-cell>
          <table:table-cell office:value-type="string">
            <text:p>SCIENCE</text:p>
          </table:table-cell>
          <table:table-cell office:value-type="string">
            <text:p>How Things Work Vol 1</text:p>
          </table:table-cell>
          <table:table-cell office:value-type="string">
            <text:p>Granada</text:p>
          </table:table-cell>
        </table:table-row>
        <table:table-row>
          <table:table-cell office:value-type="string">
            <text:p>Sc000Gt01</text:p>
          </table:table-cell>
          <table:table-cell office:value-type="string">
            <text:p>SCIENCE</text:p>
          </table:table-cell>
          <table:table-cell office:value-type="string">
            <text:p>The Road Ahead</text:p>
          </table:table-cell>
          <table:table-cell office:value-type="string">
            <text:p>Bill Gates</text:p>
          </table:table-cell>
        </table:table-row>
        <table:table-row>
          <table:table-cell office:value-type="string">
            <text:p>Sc000Ma01</text:p>
          </table:table-cell>
          <table:table-cell office:value-type="string">
            <text:p>SCIENCE</text:p>
          </table:table-cell>
          <table:table-cell office:value-type="string">
            <text:p>Sex and Human Living</text:p>
          </table:table-cell>
          <table:table-cell office:value-type="string">
            <text:p>Masters, Johnson and Kolodny</text:p>
          </table:table-cell>
        </table:table-row>
        <table:table-row>
          <table:table-cell office:value-type="string">
            <text:p>Sc000Ku01</text:p>
          </table:table-cell>
          <table:table-cell office:value-type="string">
            <text:p>SCIENCE</text:p>
          </table:table-cell>
          <table:table-cell office:value-type="string">
            <text:p>The Schumacher Lectures</text:p>
          </table:table-cell>
          <table:table-cell office:value-type="string">
            <text:p>Satish Kumar</text:p>
          </table:table-cell>
        </table:table-row>
        <table:table-row>
          <table:table-cell office:value-type="string">
            <text:p>Sc000Pe03</text:p>
          </table:table-cell>
          <table:table-cell office:value-type="string">
            <text:p>SCIENCE</text:p>
          </table:table-cell>
          <table:table-cell office:value-type="string">
            <text:p>The Emperor's New Mind</text:p>
          </table:table-cell>
          <table:table-cell office:value-type="string">
            <text:p>Roger Penrose</text:p>
          </table:table-cell>
        </table:table-row>
        <table:table-row>
          <table:table-cell office:value-type="string">
            <text:p>Sc000Hw07</text:p>
          </table:table-cell>
          <table:table-cell office:value-type="string">
            <text:p>SCIENCE</text:p>
          </table:table-cell>
          <table:table-cell office:value-type="string">
            <text:p>On the Shoulders of Giants</text:p>
          </table:table-cell>
          <table:table-cell office:value-type="string">
            <text:p>Arthur Ziffer and Hubert Hauptman</text:p>
          </table:table-cell>
        </table:table-row>
        <table:table-row>
          <table:table-cell office:value-type="string">
            <text:p>Sc000Ks01</text:p>
          </table:table-cell>
          <table:table-cell office:value-type="string">
            <text:p>SCIENCE</text:p>
          </table:table-cell>
          <table:table-cell office:value-type="string">
            <text:p>Fuzzy Thinking</text:p>
          </table:table-cell>
          <table:table-cell office:value-type="string">
            <text:p>Bart Kosko</text:p>
          </table:table-cell>
        </table:table-row>
        <table:table-row>
          <table:table-cell office:value-type="string">
            <text:p>Sc000Ly01</text:p>
          </table:table-cell>
          <table:table-cell office:value-type="string">
            <text:p>SCIENCE</text:p>
          </table:table-cell>
          <table:table-cell office:value-type="string">
            <text:p>Rockets, Missiles and Men in Space</text:p>
          </table:table-cell>
          <table:table-cell office:value-type="string">
            <text:p>Willy Ley</text:p>
          </table:table-cell>
        </table:table-row>
        <table:table-row>
          <table:table-cell office:value-type="string">
            <text:p>Sc000Iy01</text:p>
          </table:table-cell>
          <table:table-cell office:value-type="string">
            <text:p>SCIENCE</text:p>
          </table:table-cell>
          <table:table-cell office:value-type="string">
            <text:p>Light on Ramayana</text:p>
          </table:table-cell>
          <table:table-cell office:value-type="string">
            <text:p>BKS Iyengar</text:p>
          </table:table-cell>
        </table:table-row>
        <table:table-row>
          <table:table-cell office:value-type="string">
            <text:p>Sc000InTa01</text:p>
          </table:table-cell>
          <table:table-cell office:value-type="string">
            <text:p>SCIENCE</text:p>
          </table:table-cell>
          <table:table-cell office:value-type="string">
            <text:p>India's Environment</text:p>
          </table:table-cell>
          <table:table-cell office:value-type="string">
            <text:p>Anthology</text:p>
          </table:table-cell>
        </table:table-row>
        <table:table-row>
          <table:table-cell office:value-type="string">
            <text:p>Sc000Ki01</text:p>
          </table:table-cell>
          <table:table-cell office:value-type="string">
            <text:p>SCIENCE</text:p>
          </table:table-cell>
          <table:table-cell office:value-type="string">
            <text:p>Marriage, Married Life and Children</text:p>
          </table:table-cell>
          <table:table-cell office:value-type="string">
            <text:p>KS Krishna</text:p>
          </table:table-cell>
        </table:table-row>
        <table:table-row>
          <table:table-cell office:value-type="string">
            <text:p>Sc000Hw01</text:p>
          </table:table-cell>
          <table:table-cell office:value-type="string">
            <text:p>SCIENCE</text:p>
          </table:table-cell>
          <table:table-cell office:value-type="string">
            <text:p>God Created the Integers</text:p>
          </table:table-cell>
          <table:table-cell office:value-type="string">
            <text:p>Stephen Hawking</text:p>
          </table:table-cell>
        </table:table-row>
        <table:table-row>
          <table:table-cell office:value-type="string">
            <text:p>Sc000Hw07</text:p>
          </table:table-cell>
          <table:table-cell office:value-type="string">
            <text:p>SCIENCE</text:p>
          </table:table-cell>
          <table:table-cell office:value-type="string">
            <text:p>A Brief History of Time</text:p>
          </table:table-cell>
          <table:table-cell office:value-type="string">
            <text:p>Stephen Hawking</text:p>
          </table:table-cell>
        </table:table-row>
        <table:table-row>
          <table:table-cell office:value-type="string">
            <text:p>Sc000Ei02</text:p>
          </table:table-cell>
          <table:table-cell office:value-type="string">
            <text:p>SCIENCE</text:p>
          </table:table-cell>
          <table:table-cell office:value-type="string">
            <text:p>Relativity</text:p>
          </table:table-cell>
          <table:table-cell office:value-type="string">
            <text:p>Albert Einstein</text:p>
          </table:table-cell>
        </table:table-row>
        <table:table-row>
          <table:table-cell office:value-type="string">
            <text:p>Sc000Dm01</text:p>
          </table:table-cell>
          <table:table-cell office:value-type="string">
            <text:p>SCIENCE</text:p>
          </table:table-cell>
          <table:table-cell office:value-type="string">
            <text:p>Why is Sex Fun?</text:p>
          </table:table-cell>
          <table:table-cell office:value-type="string">
            <text:p>Jared Diamond</text:p>
          </table:table-cell>
        </table:table-row>
        <table:table-row>
          <table:table-cell office:value-type="string">
            <text:p>Sc000Gm01</text:p>
          </table:table-cell>
          <table:table-cell office:value-type="string">
            <text:p>SCIENCE</text:p>
          </table:table-cell>
          <table:table-cell office:value-type="string">
            <text:p>The Quark and the Jaguar</text:p>
          </table:table-cell>
          <table:table-cell office:value-type="string">
            <text:p>Murray Gell-Mann</text:p>
          </table:table-cell>
        </table:table-row>
        <table:table-row>
          <table:table-cell office:value-type="string">
            <text:p>Sc000Wat02</text:p>
          </table:table-cell>
          <table:table-cell office:value-type="string">
            <text:p>SCIENCE</text:p>
          </table:table-cell>
          <table:table-cell office:value-type="string">
            <text:p>Genes, Girls and Gamow</text:p>
          </table:table-cell>
          <table:table-cell office:value-type="string">
            <text:p>James D. Watson</text:p>
          </table:table-cell>
        </table:table-row>
        <table:table-row>
          <table:table-cell office:value-type="string">
            <text:p>Sc000Tr01</text:p>
          </table:table-cell>
          <table:table-cell office:value-type="string">
            <text:p>SCIENCE</text:p>
          </table:table-cell>
          <table:table-cell office:value-type="string">
            <text:p>The Trachtenberg Speed System of Basic Mathematics</text:p>
          </table:table-cell>
          <table:table-cell office:value-type="string">
            <text:p>Jakow Trachtenberg</text:p>
          </table:table-cell>
        </table:table-row>
        <table:table-row>
          <table:table-cell office:value-type="string">
            <text:p>Sc000Hw03</text:p>
          </table:table-cell>
          <table:table-cell office:value-type="string">
            <text:p>SCIENCE</text:p>
          </table:table-cell>
          <table:table-cell office:value-type="string">
            <text:p>George's Secret Key to the Universe</text:p>
          </table:table-cell>
          <table:table-cell office:value-type="string">
            <text:p>Lucy and Stephen Hawking</text:p>
          </table:table-cell>
        </table:table-row>
        <table:table-row>
          <table:table-cell office:value-type="string">
            <text:p>Sc000Gr03</text:p>
          </table:table-cell>
          <table:table-cell office:value-type="string">
            <text:p>SCIENCE</text:p>
          </table:table-cell>
          <table:table-cell office:value-type="string">
            <text:p>The Birth of Time</text:p>
          </table:table-cell>
          <table:table-cell office:value-type="string">
            <text:p>John Gribbin</text:p>
          </table:table-cell>
        </table:table-row>
        <table:table-row>
          <table:table-cell office:value-type="string">
            <text:p>Sc000Ca01</text:p>
          </table:table-cell>
          <table:table-cell office:value-type="string">
            <text:p>SCIENCE</text:p>
          </table:table-cell>
          <table:table-cell office:value-type="string">
            <text:p>The Tao of Physics</text:p>
          </table:table-cell>
          <table:table-cell office:value-type="string">
            <text:p>Fritjof Capra</text:p>
          </table:table-cell>
        </table:table-row>
        <table:table-row>
          <table:table-cell office:value-type="string">
            <text:p>Sc000Kr01</text:p>
          </table:table-cell>
          <table:table-cell office:value-type="string">
            <text:p>SCIENCE</text:p>
          </table:table-cell>
          <table:table-cell office:value-type="string">
            <text:p>Schumacher on Energy</text:p>
          </table:table-cell>
          <table:table-cell office:value-type="string">
            <text:p>Geoffrey Kirk</text:p>
          </table:table-cell>
        </table:table-row>
        <table:table-row>
          <table:table-cell office:value-type="string">
            <text:p>Sc000Fe03</text:p>
          </table:table-cell>
          <table:table-cell office:value-type="string">
            <text:p>SCIENCE</text:p>
          </table:table-cell>
          <table:table-cell office:value-type="string">
            <text:p>What do You Care What Other People Think?</text:p>
          </table:table-cell>
          <table:table-cell office:value-type="string">
            <text:p>Richard Feynman</text:p>
          </table:table-cell>
        </table:table-row>
        <table:table-row>
          <table:table-cell office:value-type="string">
            <text:p>Sc000Se01</text:p>
          </table:table-cell>
          <table:table-cell office:value-type="string">
            <text:p>SCIENCE</text:p>
          </table:table-cell>
          <table:table-cell office:value-type="string">
            <text:p>Does God Play Dice?</text:p>
          </table:table-cell>
          <table:table-cell office:value-type="string">
            <text:p>Ian Stewart</text:p>
          </table:table-cell>
        </table:table-row>
        <table:table-row>
          <table:table-cell office:value-type="string">
            <text:p>Sc000Pr01</text:p>
          </table:table-cell>
          <table:table-cell office:value-type="string">
            <text:p>SCIENCE</text:p>
          </table:table-cell>
          <table:table-cell office:value-type="string">
            <text:p>The  Book of Indian Animals</text:p>
          </table:table-cell>
          <table:table-cell office:value-type="string">
            <text:p>SH Prater</text:p>
          </table:table-cell>
        </table:table-row>
        <table:table-row>
          <table:table-cell office:value-type="string">
            <text:p>Sc000To01</text:p>
          </table:table-cell>
          <table:table-cell office:value-type="string">
            <text:p>SCIENCE</text:p>
          </table:table-cell>
          <table:table-cell office:value-type="string">
            <text:p>The Secret Life of Plants</text:p>
          </table:table-cell>
          <table:table-cell office:value-type="string">
            <text:p>Peter Tompkins, Christopher Bird</text:p>
          </table:table-cell>
        </table:table-row>
        <table:table-row>
          <table:table-cell office:value-type="string">
            <text:p>Sc000Tr02</text:p>
          </table:table-cell>
          <table:table-cell office:value-type="string">
            <text:p>SCIENCE</text:p>
          </table:table-cell>
          <table:table-cell office:value-type="string">
            <text:p>The Trachtenberg Speed System of Basic Mathematics</text:p>
          </table:table-cell>
          <table:table-cell office:value-type="string">
            <text:p>Jakow Trachtenberg</text:p>
          </table:table-cell>
        </table:table-row>
        <table:table-row>
          <table:table-cell office:value-type="string">
            <text:p>Sc000HaSt10</text:p>
          </table:table-cell>
          <table:table-cell office:value-type="string">
            <text:p>SCIENCE</text:p>
          </table:table-cell>
          <table:table-cell office:value-type="string">
            <text:p>The Theory of Everything</text:p>
          </table:table-cell>
          <table:table-cell office:value-type="string">
            <text:p>Stephen Hawking</text:p>
          </table:table-cell>
        </table:table-row>
        <table:table-row>
          <table:table-cell office:value-type="string">
            <text:p>Sc000Hw04</text:p>
          </table:table-cell>
          <table:table-cell office:value-type="string">
            <text:p>SCIENCE</text:p>
          </table:table-cell>
          <table:table-cell office:value-type="string">
            <text:p>God Created the Integers</text:p>
          </table:table-cell>
          <table:table-cell office:value-type="string">
            <text:p>Stephen Hawking</text:p>
          </table:table-cell>
        </table:table-row>
        <table:table-row>
          <table:table-cell office:value-type="string">
            <text:p>Sc000Hw06</text:p>
          </table:table-cell>
          <table:table-cell office:value-type="string">
            <text:p>SCIENCE</text:p>
          </table:table-cell>
          <table:table-cell office:value-type="string">
            <text:p>A Brief History of Time</text:p>
          </table:table-cell>
          <table:table-cell office:value-type="string">
            <text:p>Stephen Hawking</text:p>
          </table:table-cell>
        </table:table-row>
        <table:table-row>
          <table:table-cell office:value-type="string">
            <text:p>Sc000Sa02</text:p>
          </table:table-cell>
          <table:table-cell office:value-type="string">
            <text:p>SCIENCE</text:p>
          </table:table-cell>
          <table:table-cell office:value-type="string">
            <text:p>Billions and Billions</text:p>
          </table:table-cell>
          <table:table-cell office:value-type="string">
            <text:p>Carl Sagan</text:p>
          </table:table-cell>
        </table:table-row>
        <table:table-row>
          <table:table-cell office:value-type="string">
            <text:p>Sc000So01</text:p>
          </table:table-cell>
          <table:table-cell office:value-type="string">
            <text:p>SCIENCE</text:p>
          </table:table-cell>
          <table:table-cell office:value-type="string">
            <text:p>Longitude</text:p>
          </table:table-cell>
          <table:table-cell office:value-type="string">
            <text:p>Dave Sobel</text:p>
          </table:table-cell>
        </table:table-row>
        <table:table-row>
          <table:table-cell office:value-type="string">
            <text:p>Sc000Sc01</text:p>
          </table:table-cell>
          <table:table-cell office:value-type="string">
            <text:p>SCIENCE</text:p>
          </table:table-cell>
          <table:table-cell office:value-type="string">
            <text:p>A Doctor's Guide to Better Health</text:p>
          </table:table-cell>
          <table:table-cell office:value-type="string">
            <text:p>Eugene Scheimann</text:p>
          </table:table-cell>
        </table:table-row>
        <table:table-row>
          <table:table-cell office:value-type="string">
            <text:p>Sc000GaAl01</text:p>
          </table:table-cell>
          <table:table-cell office:value-type="string">
            <text:p>SCIENCE</text:p>
          </table:table-cell>
          <table:table-cell office:value-type="string">
            <text:p>The Flash of Genius</text:p>
          </table:table-cell>
          <table:table-cell office:value-type="string">
            <text:p>Alfred B. Garrett</text:p>
          </table:table-cell>
        </table:table-row>
        <table:table-row>
          <table:table-cell office:value-type="string">
            <text:p>Sc000WeJo01</text:p>
          </table:table-cell>
          <table:table-cell office:value-type="string">
            <text:p>SCIENCE</text:p>
          </table:table-cell>
          <table:table-cell office:value-type="string">
            <text:p>The Beak of the Finch</text:p>
          </table:table-cell>
          <table:table-cell office:value-type="string">
            <text:p>Jonathan Weiner</text:p>
          </table:table-cell>
        </table:table-row>
        <table:table-row>
          <table:table-cell office:value-type="string">
            <text:p>Sc000Wa01</text:p>
          </table:table-cell>
          <table:table-cell office:value-type="string">
            <text:p>SCIENCE</text:p>
          </table:table-cell>
          <table:table-cell office:value-type="string">
            <text:p>In the Mind of the Machine</text:p>
          </table:table-cell>
          <table:table-cell office:value-type="string">
            <text:p>Kevin Warwick</text:p>
          </table:table-cell>
        </table:table-row>
        <table:table-row>
          <table:table-cell office:value-type="string">
            <text:p>Sc000Ve01</text:p>
          </table:table-cell>
          <table:table-cell office:value-type="string">
            <text:p>SCIENCE</text:p>
          </table:table-cell>
          <table:table-cell office:value-type="string">
            <text:p>Bose and His Statistics</text:p>
          </table:table-cell>
          <table:table-cell office:value-type="string">
            <text:p>G Venkataraman</text:p>
          </table:table-cell>
        </table:table-row>
        <table:table-row>
          <table:table-cell office:value-type="string">
            <text:p>Sc000Ba01</text:p>
          </table:table-cell>
          <table:table-cell office:value-type="string">
            <text:p>SCIENCE</text:p>
          </table:table-cell>
          <table:table-cell office:value-type="string">
            <text:p>The Infinite Book</text:p>
          </table:table-cell>
          <table:table-cell office:value-type="string">
            <text:p>John D. Barrow</text:p>
          </table:table-cell>
        </table:table-row>
        <table:table-row>
          <table:table-cell office:value-type="string">
            <text:p>Sc000We01</text:p>
          </table:table-cell>
          <table:table-cell office:value-type="string">
            <text:p>SCIENCE</text:p>
          </table:table-cell>
          <table:table-cell office:value-type="string">
            <text:p>Dreams of a Final Theory</text:p>
          </table:table-cell>
          <table:table-cell office:value-type="string">
            <text:p>Steven Weinberg</text:p>
          </table:table-cell>
        </table:table-row>
        <table:table-row>
          <table:table-cell office:value-type="string">
            <text:p>Sc000Wo01</text:p>
          </table:table-cell>
          <table:table-cell office:value-type="string">
            <text:p>SCIENCE</text:p>
          </table:table-cell>
          <table:table-cell office:value-type="string">
            <text:p>Not Even Wrong</text:p>
          </table:table-cell>
          <table:table-cell office:value-type="string">
            <text:p>Peter Woit</text:p>
          </table:table-cell>
        </table:table-row>
        <table:table-row>
          <table:table-cell office:value-type="string">
            <text:p>Sc000Zu01</text:p>
          </table:table-cell>
          <table:table-cell office:value-type="string">
            <text:p>SCIENCE</text:p>
          </table:table-cell>
          <table:table-cell office:value-type="string">
            <text:p>The Dancing Wu Li Masters</text:p>
          </table:table-cell>
          <table:table-cell office:value-type="string">
            <text:p>Gary Zukav</text:p>
          </table:table-cell>
        </table:table-row>
        <table:table-row>
          <table:table-cell office:value-type="string">
            <text:p>Sc000Zu02</text:p>
          </table:table-cell>
          <table:table-cell office:value-type="string">
            <text:p>SCIENCE</text:p>
          </table:table-cell>
          <table:table-cell office:value-type="string">
            <text:p>The Dancing Wu Li Masters</text:p>
          </table:table-cell>
          <table:table-cell office:value-type="string">
            <text:p>Gary Zukav</text:p>
          </table:table-cell>
        </table:table-row>
        <table:table-row>
          <table:table-cell office:value-type="string">
            <text:p>Sc000Sag01</text:p>
          </table:table-cell>
          <table:table-cell office:value-type="string">
            <text:p>SCIENCE</text:p>
          </table:table-cell>
          <table:table-cell office:value-type="string">
            <text:p>Broca's Brain</text:p>
          </table:table-cell>
          <table:table-cell office:value-type="string">
            <text:p>Carl Sagan</text:p>
          </table:table-cell>
        </table:table-row>
        <table:table-row>
          <table:table-cell office:value-type="string">
            <text:p>Sc000Sa03</text:p>
          </table:table-cell>
          <table:table-cell office:value-type="string">
            <text:p>SCIENCE</text:p>
          </table:table-cell>
          <table:table-cell office:value-type="string">
            <text:p>The Dragons of Eden</text:p>
          </table:table-cell>
          <table:table-cell office:value-type="string">
            <text:p>Carl Sagan</text:p>
          </table:table-cell>
        </table:table-row>
        <table:table-row>
          <table:table-cell office:value-type="string">
            <text:p>Sc000Gi01</text:p>
          </table:table-cell>
          <table:table-cell office:value-type="string">
            <text:p>SCIENCE</text:p>
          </table:table-cell>
          <table:table-cell office:value-type="string">
            <text:p>The Age of Entanglement</text:p>
          </table:table-cell>
          <table:table-cell office:value-type="string">
            <text:p>Louisa Gilder</text:p>
          </table:table-cell>
        </table:table-row>
        <table:table-row>
          <table:table-cell office:value-type="string">
            <text:p>Sc000Sg01</text:p>
          </table:table-cell>
          <table:table-cell office:value-type="string">
            <text:p>SCIENCE</text:p>
          </table:table-cell>
          <table:table-cell office:value-type="string">
            <text:p>Love, Medicine and Miracles</text:p>
          </table:table-cell>
          <table:table-cell office:value-type="string">
            <text:p>Bernie S. Siegel</text:p>
          </table:table-cell>
        </table:table-row>
        <table:table-row>
          <table:table-cell office:value-type="string">
            <text:p>Sc000ArD02</text:p>
          </table:table-cell>
          <table:table-cell office:value-type="string">
            <text:p>SCIENCE</text:p>
          </table:table-cell>
          <table:table-cell office:value-type="string">
            <text:p>The (Honest) Truth About Dishonesty</text:p>
          </table:table-cell>
          <table:table-cell office:value-type="string">
            <text:p>Dan Ariely</text:p>
          </table:table-cell>
        </table:table-row>
        <table:table-row>
          <table:table-cell office:value-type="string">
            <text:p>Sc000ArCh01</text:p>
          </table:table-cell>
          <table:table-cell office:value-type="string">
            <text:p>SCIENCE</text:p>
          </table:table-cell>
          <table:table-cell office:value-type="string">
            <text:p>Digital Wars</text:p>
          </table:table-cell>
          <table:table-cell office:value-type="string">
            <text:p>Charles Arthur</text:p>
          </table:table-cell>
        </table:table-row>
        <table:table-row>
          <table:table-cell office:value-type="string">
            <text:p>Sc000Gr01</text:p>
          </table:table-cell>
          <table:table-cell office:value-type="string">
            <text:p>SCIENCE</text:p>
          </table:table-cell>
          <table:table-cell office:value-type="string">
            <text:p>In Search of Schroedinger's Cat</text:p>
          </table:table-cell>
          <table:table-cell office:value-type="string">
            <text:p>John Gribbin</text:p>
          </table:table-cell>
        </table:table-row>
        <table:table-row>
          <table:table-cell office:value-type="string">
            <text:p>Sc000Dw01</text:p>
          </table:table-cell>
          <table:table-cell office:value-type="string">
            <text:p>SCIENCE</text:p>
          </table:table-cell>
          <table:table-cell office:value-type="string">
            <text:p>The Blind Watchmaker</text:p>
          </table:table-cell>
          <table:table-cell office:value-type="string">
            <text:p>Richard Dawkins</text:p>
          </table:table-cell>
        </table:table-row>
        <table:table-row>
          <table:table-cell office:value-type="string">
            <text:p>Sc000Wat01</text:p>
          </table:table-cell>
          <table:table-cell office:value-type="string">
            <text:p>SCIENCE</text:p>
          </table:table-cell>
          <table:table-cell office:value-type="string">
            <text:p>The Double Helix</text:p>
          </table:table-cell>
          <table:table-cell office:value-type="string">
            <text:p>James D. Watson</text:p>
          </table:table-cell>
        </table:table-row>
        <table:table-row>
          <table:table-cell office:value-type="string">
            <text:p>Sc000St01</text:p>
          </table:table-cell>
          <table:table-cell office:value-type="string">
            <text:p>SCIENCE</text:p>
          </table:table-cell>
          <table:table-cell office:value-type="string">
            <text:p>How to Read Faces</text:p>
          </table:table-cell>
          <table:table-cell office:value-type="string">
            <text:p>Mary Olmstead Stanton</text:p>
          </table:table-cell>
        </table:table-row>
        <table:table-row>
          <table:table-cell office:value-type="string">
            <text:p>Sc000DaCh02</text:p>
          </table:table-cell>
          <table:table-cell office:value-type="string">
            <text:p>SCIENCE</text:p>
          </table:table-cell>
          <table:table-cell office:value-type="string">
            <text:p>The Origin of Species</text:p>
          </table:table-cell>
          <table:table-cell office:value-type="string">
            <text:p>Charles Darwin</text:p>
          </table:table-cell>
        </table:table-row>
        <table:table-row>
          <table:table-cell office:value-type="string">
            <text:p>*Hi000BaHa01</text:p>
          </table:table-cell>
          <table:table-cell office:value-type="string">
            <text:p>HINDI</text:p>
          </table:table-cell>
          <table:table-cell office:value-type="string">
            <text:p>Madhukalsh</text:p>
          </table:table-cell>
          <table:table-cell office:value-type="string">
            <text:p>Harivanshrai Bachhan</text:p>
          </table:table-cell>
        </table:table-row>
        <table:table-row>
          <table:table-cell office:value-type="string">
            <text:p>Hi000---</text:p>
          </table:table-cell>
          <table:table-cell office:value-type="string">
            <text:p>HINDI</text:p>
          </table:table-cell>
          <table:table-cell office:value-type="string">
            <text:p>Aatma Ki Pavitrta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Ab01</text:p>
          </table:table-cell>
          <table:table-cell office:value-type="string">
            <text:p>HINDI</text:p>
          </table:table-cell>
          <table:table-cell office:value-type="string">
            <text:p>Agni-Leek</text:p>
          </table:table-cell>
          <table:table-cell office:value-type="string">
            <text:p>Bharatbhushan Agarwal</text:p>
          </table:table-cell>
        </table:table-row>
        <table:table-row>
          <table:table-cell office:value-type="string">
            <text:p>Hi000Ac01</text:p>
          </table:table-cell>
          <table:table-cell office:value-type="string">
            <text:p>HINDI</text:p>
          </table:table-cell>
          <table:table-cell office:value-type="string">
            <text:p>Somnath</text:p>
          </table:table-cell>
          <table:table-cell office:value-type="string">
            <text:p>Acharya Chatursen</text:p>
          </table:table-cell>
        </table:table-row>
        <table:table-row>
          <table:table-cell office:value-type="string">
            <text:p>Hi000Ac02</text:p>
          </table:table-cell>
          <table:table-cell office:value-type="string">
            <text:p>HINDI</text:p>
          </table:table-cell>
          <table:table-cell office:value-type="string">
            <text:p>Dharmaputra</text:p>
          </table:table-cell>
          <table:table-cell office:value-type="string">
            <text:p>Acharya Chatursen</text:p>
          </table:table-cell>
        </table:table-row>
        <table:table-row>
          <table:table-cell office:value-type="string">
            <text:p>Hi000Ac03</text:p>
          </table:table-cell>
          <table:table-cell office:value-type="string">
            <text:p>HINDI</text:p>
          </table:table-cell>
          <table:table-cell office:value-type="string">
            <text:p>Vaishali Ki Nagarvadhu</text:p>
          </table:table-cell>
          <table:table-cell office:value-type="string">
            <text:p>Acharya Chatursen</text:p>
          </table:table-cell>
        </table:table-row>
        <table:table-row>
          <table:table-cell office:value-type="string">
            <text:p>Hi000AdLa01</text:p>
          </table:table-cell>
          <table:table-cell office:value-type="string">
            <text:p>HINDI</text:p>
          </table:table-cell>
          <table:table-cell office:value-type="string">
            <text:p>Mera Desh Mera Jeevan</text:p>
          </table:table-cell>
          <table:table-cell office:value-type="string">
            <text:p>Laal Krishna Advani</text:p>
          </table:table-cell>
        </table:table-row>
        <table:table-row>
          <table:table-cell office:value-type="string">
            <text:p>Hi000Ag02</text:p>
          </table:table-cell>
          <table:table-cell office:value-type="string">
            <text:p>HINDI</text:p>
          </table:table-cell>
          <table:table-cell office:value-type="string">
            <text:p>Meri Priya Kahaniyaan</text:p>
          </table:table-cell>
          <table:table-cell office:value-type="string">
            <text:p>Agya</text:p>
          </table:table-cell>
        </table:table-row>
        <table:table-row>
          <table:table-cell office:value-type="string">
            <text:p>Hi000AgGi01</text:p>
          </table:table-cell>
          <table:table-cell office:value-type="string">
            <text:p>HINDI</text:p>
          </table:table-cell>
          <table:table-cell office:value-type="string">
            <text:p>Teer Aur Tarang</text:p>
          </table:table-cell>
          <table:table-cell office:value-type="string">
            <text:p>Giriraj Sharan Agarwal</text:p>
          </table:table-cell>
        </table:table-row>
        <table:table-row>
          <table:table-cell office:value-type="string">
            <text:p>Hi000ak01</text:p>
          </table:table-cell>
          <table:table-cell office:value-type="string">
            <text:p>HINDI</text:p>
          </table:table-cell>
          <table:table-cell office:value-type="string">
            <text:p>Chitrapriya</text:p>
          </table:table-cell>
          <table:table-cell office:value-type="string">
            <text:p>Akhilan</text:p>
          </table:table-cell>
        </table:table-row>
        <table:table-row>
          <table:table-cell office:value-type="string">
            <text:p>Hi000AkJa01</text:p>
          </table:table-cell>
          <table:table-cell office:value-type="string">
            <text:p>HINDI</text:p>
          </table:table-cell>
          <table:table-cell office:value-type="string">
            <text:p>Tarkash</text:p>
          </table:table-cell>
          <table:table-cell office:value-type="string">
            <text:p>Javed Akhtar</text:p>
          </table:table-cell>
        </table:table-row>
        <table:table-row>
          <table:table-cell office:value-type="string">
            <text:p>Hi000akja01</text:p>
          </table:table-cell>
          <table:table-cell office:value-type="string">
            <text:p>HINDI</text:p>
          </table:table-cell>
          <table:table-cell office:value-type="string">
            <text:p>Tarkash</text:p>
          </table:table-cell>
          <table:table-cell office:value-type="string">
            <text:p>Javed Akhtar</text:p>
          </table:table-cell>
        </table:table-row>
        <table:table-row>
          <table:table-cell office:value-type="string">
            <text:p>Hi000Am01</text:p>
          </table:table-cell>
          <table:table-cell office:value-type="string">
            <text:p>HINDI</text:p>
          </table:table-cell>
          <table:table-cell office:value-type="string">
            <text:p>Meri Shreshtha Rachnayen</text:p>
          </table:table-cell>
          <table:table-cell office:value-type="string">
            <text:p>Amrutrai</text:p>
          </table:table-cell>
        </table:table-row>
        <table:table-row>
          <table:table-cell office:value-type="string">
            <text:p>Hi000AnU01</text:p>
          </table:table-cell>
          <table:table-cell office:value-type="string">
            <text:p>HINDI</text:p>
          </table:table-cell>
          <table:table-cell office:value-type="string">
            <text:p>Sanskaar</text:p>
          </table:table-cell>
          <table:table-cell office:value-type="string">
            <text:p>U.R. Anantmurti</text:p>
          </table:table-cell>
        </table:table-row>
        <table:table-row>
          <table:table-cell office:value-type="string">
            <text:p>Hi000ArSh01.1</text:p>
          </table:table-cell>
          <table:table-cell office:value-type="string">
            <text:p>HINDI</text:p>
          </table:table-cell>
          <table:table-cell office:value-type="string">
            <text:p>Geet Nahi Ye</text:p>
          </table:table-cell>
          <table:table-cell office:value-type="string">
            <text:p>Shiv Nath Arora</text:p>
          </table:table-cell>
        </table:table-row>
        <table:table-row>
          <table:table-cell office:value-type="string">
            <text:p>Hi000AwRa01</text:p>
          </table:table-cell>
          <table:table-cell office:value-type="string">
            <text:p>HINDI</text:p>
          </table:table-cell>
          <table:table-cell office:value-type="string">
            <text:p>Akeli Awaaz</text:p>
          </table:table-cell>
          <table:table-cell office:value-type="string">
            <text:p>Rajendra Awasthi</text:p>
          </table:table-cell>
        </table:table-row>
        <table:table-row>
          <table:table-cell office:value-type="string">
            <text:p>Hi000BaHa03</text:p>
          </table:table-cell>
          <table:table-cell office:value-type="string">
            <text:p>HINDI</text:p>
          </table:table-cell>
          <table:table-cell office:value-type="string">
            <text:p>Basere Se Dur</text:p>
          </table:table-cell>
          <table:table-cell office:value-type="string">
            <text:p>Harivanshrai Bachhan</text:p>
          </table:table-cell>
        </table:table-row>
        <table:table-row>
          <table:table-cell office:value-type="string">
            <text:p>Hi000BaHa04</text:p>
          </table:table-cell>
          <table:table-cell office:value-type="string">
            <text:p>HINDI</text:p>
          </table:table-cell>
          <table:table-cell office:value-type="string">
            <text:p>Dashdvar se Sopan Tak</text:p>
          </table:table-cell>
          <table:table-cell office:value-type="string">
            <text:p>Harivanshrai Bachhan</text:p>
          </table:table-cell>
        </table:table-row>
        <table:table-row>
          <table:table-cell office:value-type="string">
            <text:p>Hi000BaHa06</text:p>
          </table:table-cell>
          <table:table-cell office:value-type="string">
            <text:p>HINDI</text:p>
          </table:table-cell>
          <table:table-cell office:value-type="string">
            <text:p>Umar khayyam Ki Rubaiyan</text:p>
          </table:table-cell>
          <table:table-cell office:value-type="string">
            <text:p>Harivanshrai Bachhan</text:p>
          </table:table-cell>
        </table:table-row>
        <table:table-row>
          <table:table-cell office:value-type="string">
            <text:p>Hi000BaHa09</text:p>
          </table:table-cell>
          <table:table-cell office:value-type="string">
            <text:p>HINDI</text:p>
          </table:table-cell>
          <table:table-cell office:value-type="string">
            <text:p>Umar khayyam Ki Rubaiyan</text:p>
          </table:table-cell>
          <table:table-cell office:value-type="string">
            <text:p>Harivanshrai Bachhan</text:p>
          </table:table-cell>
        </table:table-row>
        <table:table-row>
          <table:table-cell office:value-type="string">
            <text:p>Hi000BaHa101</text:p>
          </table:table-cell>
          <table:table-cell office:value-type="string">
            <text:p>HINDI</text:p>
          </table:table-cell>
          <table:table-cell office:value-type="string">
            <text:p>Kya Bhulun Kya Yaad Karun</text:p>
          </table:table-cell>
          <table:table-cell office:value-type="string">
            <text:p>Harivanshrai Bachhan</text:p>
          </table:table-cell>
        </table:table-row>
        <table:table-row>
          <table:table-cell office:value-type="string">
            <text:p>Hi000BaJa01</text:p>
          </table:table-cell>
          <table:table-cell office:value-type="string">
            <text:p>HINDI</text:p>
          </table:table-cell>
          <table:table-cell office:value-type="string">
            <text:p>Meri Jeevan Yatra</text:p>
          </table:table-cell>
          <table:table-cell office:value-type="string">
            <text:p>Jankidevi Bajaj</text:p>
          </table:table-cell>
        </table:table-row>
        <table:table-row>
          <table:table-cell office:value-type="string">
            <text:p>Hi000BaSa01</text:p>
          </table:table-cell>
          <table:table-cell office:value-type="string">
            <text:p>HINDI</text:p>
          </table:table-cell>
          <table:table-cell office:value-type="string">
            <text:p>Ashleel</text:p>
          </table:table-cell>
          <table:table-cell office:value-type="string">
            <text:p>Samresh Basu</text:p>
          </table:table-cell>
        </table:table-row>
        <table:table-row>
          <table:table-cell office:value-type="string">
            <text:p>Hi000BaTa01</text:p>
          </table:table-cell>
          <table:table-cell office:value-type="string">
            <text:p>HINDI</text:p>
          </table:table-cell>
          <table:table-cell office:value-type="string">
            <text:p>Kaal Ratri</text:p>
          </table:table-cell>
          <table:table-cell office:value-type="string">
            <text:p>Tarashankar Bandhyopadhya</text:p>
          </table:table-cell>
        </table:table-row>
        <table:table-row>
          <table:table-cell office:value-type="string">
            <text:p>Hi000BaTa03</text:p>
          </table:table-cell>
          <table:table-cell office:value-type="string">
            <text:p>HINDI</text:p>
          </table:table-cell>
          <table:table-cell office:value-type="string">
            <text:p>Do Aankhein</text:p>
          </table:table-cell>
          <table:table-cell office:value-type="string">
            <text:p>Tarashankar Bandhyopadhya</text:p>
          </table:table-cell>
        </table:table-row>
        <table:table-row>
          <table:table-cell office:value-type="string">
            <text:p>Hi000BaTa04</text:p>
          </table:table-cell>
          <table:table-cell office:value-type="string">
            <text:p>HINDI</text:p>
          </table:table-cell>
          <table:table-cell office:value-type="string">
            <text:p>Manvantar</text:p>
          </table:table-cell>
          <table:table-cell office:value-type="string">
            <text:p>Tarashankar Bandhyopadhya</text:p>
          </table:table-cell>
        </table:table-row>
        <table:table-row>
          <table:table-cell office:value-type="string">
            <text:p>Hi000Bba01</text:p>
          </table:table-cell>
          <table:table-cell office:value-type="string">
            <text:p>HINDI</text:p>
          </table:table-cell>
          <table:table-cell office:value-type="string">
            <text:p>Roshni Ke Gharaunde</text:p>
          </table:table-cell>
          <table:table-cell office:value-type="string">
            <text:p>Bashir Badr</text:p>
          </table:table-cell>
        </table:table-row>
        <table:table-row>
          <table:table-cell office:value-type="string">
            <text:p>Hi000Bba02</text:p>
          </table:table-cell>
          <table:table-cell office:value-type="string">
            <text:p>HINDI</text:p>
          </table:table-cell>
          <table:table-cell office:value-type="string">
            <text:p>Dhoop Ka Chehra</text:p>
          </table:table-cell>
          <table:table-cell office:value-type="string">
            <text:p>Bashir Badr</text:p>
          </table:table-cell>
        </table:table-row>
        <table:table-row>
          <table:table-cell office:value-type="string">
            <text:p>Hi000BeRa01</text:p>
          </table:table-cell>
          <table:table-cell office:value-type="string">
            <text:p>HINDI</text:p>
          </table:table-cell>
          <table:table-cell office:value-type="string">
            <text:p>Zanjeer aur Deewarein</text:p>
          </table:table-cell>
          <table:table-cell office:value-type="string">
            <text:p>Rambriksh Benipuri</text:p>
          </table:table-cell>
        </table:table-row>
        <table:table-row>
          <table:table-cell office:value-type="string">
            <text:p>Hi000BeRa02</text:p>
          </table:table-cell>
          <table:table-cell office:value-type="string">
            <text:p>HINDI</text:p>
          </table:table-cell>
          <table:table-cell office:value-type="string">
            <text:p>Udte chalo , udte chalo</text:p>
          </table:table-cell>
          <table:table-cell office:value-type="string">
            <text:p>Rambriksh Benipuri</text:p>
          </table:table-cell>
        </table:table-row>
        <table:table-row>
          <table:table-cell office:value-type="string">
            <text:p>Hi000BhMa01</text:p>
          </table:table-cell>
          <table:table-cell office:value-type="string">
            <text:p>HINDI</text:p>
          </table:table-cell>
          <table:table-cell office:value-type="string">
            <text:p>Meri Priya Kahaniyaan</text:p>
          </table:table-cell>
          <table:table-cell office:value-type="string">
            <text:p>Mannu Bhandari</text:p>
          </table:table-cell>
        </table:table-row>
        <table:table-row>
          <table:table-cell office:value-type="string">
            <text:p>Hi000bhma02</text:p>
          </table:table-cell>
          <table:table-cell office:value-type="string">
            <text:p>HINDI</text:p>
          </table:table-cell>
          <table:table-cell office:value-type="string">
            <text:p>Aapki Bunty</text:p>
          </table:table-cell>
          <table:table-cell office:value-type="string">
            <text:p>Mannu Bhandari</text:p>
          </table:table-cell>
        </table:table-row>
        <table:table-row>
          <table:table-cell office:value-type="string">
            <text:p>Hi000BhMa03</text:p>
          </table:table-cell>
          <table:table-cell office:value-type="string">
            <text:p>HINDI</text:p>
          </table:table-cell>
          <table:table-cell office:value-type="string">
            <text:p>Das Pratinidhi Kahaniyaan</text:p>
          </table:table-cell>
          <table:table-cell office:value-type="string">
            <text:p>Munnu Bhandari</text:p>
          </table:table-cell>
        </table:table-row>
        <table:table-row>
          <table:table-cell office:value-type="string">
            <text:p>Hi000BhNi01</text:p>
          </table:table-cell>
          <table:table-cell office:value-type="string">
            <text:p>HINDI</text:p>
          </table:table-cell>
          <table:table-cell office:value-type="string">
            <text:p>Diplomat</text:p>
          </table:table-cell>
          <table:table-cell office:value-type="string">
            <text:p>Nimayi Bhattacharya</text:p>
          </table:table-cell>
        </table:table-row>
        <table:table-row>
          <table:table-cell office:value-type="string">
            <text:p>HI000BJA01</text:p>
          </table:table-cell>
          <table:table-cell office:value-type="string">
            <text:p>HINDI</text:p>
          </table:table-cell>
          <table:table-cell office:value-type="string">
            <text:p>BHARAT KA BHAVISHYA</text:p>
          </table:table-cell>
          <table:table-cell office:value-type="string">
            <text:p>BIMAL JALAN</text:p>
          </table:table-cell>
        </table:table-row>
        <table:table-row>
          <table:table-cell office:value-type="string">
            <text:p>Hi000CcoPa01</text:p>
          </table:table-cell>
          <table:table-cell office:value-type="string">
            <text:p>HINDI</text:p>
          </table:table-cell>
          <table:table-cell office:value-type="string">
            <text:p>Alchemist</text:p>
          </table:table-cell>
          <table:table-cell office:value-type="string">
            <text:p>Paulo Coelho</text:p>
          </table:table-cell>
        </table:table-row>
        <table:table-row>
          <table:table-cell office:value-type="string">
            <text:p>Hi000ChBa01</text:p>
          </table:table-cell>
          <table:table-cell office:value-type="string">
            <text:p>HINDI</text:p>
          </table:table-cell>
          <table:table-cell office:value-type="string">
            <text:p>Sahitya aur Jeevan</text:p>
          </table:table-cell>
          <table:table-cell office:value-type="string">
            <text:p>Banarsidas Chaturvedi</text:p>
          </table:table-cell>
        </table:table-row>
        <table:table-row>
          <table:table-cell office:value-type="string">
            <text:p>Hi000ChGo01</text:p>
          </table:table-cell>
          <table:table-cell office:value-type="string">
            <text:p>HINDI</text:p>
          </table:table-cell>
          <table:table-cell office:value-type="string">
            <text:p>Ganga Se Gatar Tak</text:p>
          </table:table-cell>
          <table:table-cell office:value-type="string">
            <text:p>Gopal Chaturvedi</text:p>
          </table:table-cell>
        </table:table-row>
        <table:table-row>
          <table:table-cell office:value-type="string">
            <text:p>Hi000ChIs02</text:p>
          </table:table-cell>
          <table:table-cell office:value-type="string">
            <text:p>HINDI</text:p>
          </table:table-cell>
          <table:table-cell office:value-type="string">
            <text:p>Sorry Mummy</text:p>
          </table:table-cell>
          <table:table-cell office:value-type="string">
            <text:p>Ismat Chughtai</text:p>
          </table:table-cell>
        </table:table-row>
        <table:table-row>
          <table:table-cell office:value-type="string">
            <text:p>Hi000ChIs03</text:p>
          </table:table-cell>
          <table:table-cell office:value-type="string">
            <text:p>HINDI</text:p>
          </table:table-cell>
          <table:table-cell office:value-type="string">
            <text:p>Chidi Ki Dukki</text:p>
          </table:table-cell>
          <table:table-cell office:value-type="string">
            <text:p>Ismat Chughtai</text:p>
          </table:table-cell>
        </table:table-row>
        <table:table-row>
          <table:table-cell office:value-type="string">
            <text:p>Hi000ChIs04</text:p>
          </table:table-cell>
          <table:table-cell office:value-type="string">
            <text:p>HINDI</text:p>
          </table:table-cell>
          <table:table-cell office:value-type="string">
            <text:p>Gunahgaar</text:p>
          </table:table-cell>
          <table:table-cell office:value-type="string">
            <text:p>Ismat Chughtai</text:p>
          </table:table-cell>
        </table:table-row>
        <table:table-row>
          <table:table-cell office:value-type="string">
            <text:p>Hi000ChMa01</text:p>
          </table:table-cell>
          <table:table-cell office:value-type="string">
            <text:p>HINDI</text:p>
          </table:table-cell>
          <table:table-cell office:value-type="string">
            <text:p>Him Tarangini</text:p>
          </table:table-cell>
          <table:table-cell office:value-type="string">
            <text:p>Maakhanlal Chaturvedi</text:p>
          </table:table-cell>
        </table:table-row>
        <table:table-row>
          <table:table-cell office:value-type="string">
            <text:p>Hi000chma02</text:p>
          </table:table-cell>
          <table:table-cell office:value-type="string">
            <text:p>HINDI</text:p>
          </table:table-cell>
          <table:table-cell office:value-type="string">
            <text:p>kala Aur Sahitya</text:p>
          </table:table-cell>
          <table:table-cell office:value-type="string">
            <text:p>Makhanlal Chaturvedi</text:p>
          </table:table-cell>
        </table:table-row>
        <table:table-row>
          <table:table-cell office:value-type="string">
            <text:p>Hi000ChMa03</text:p>
          </table:table-cell>
          <table:table-cell office:value-type="string">
            <text:p>HINDI</text:p>
          </table:table-cell>
          <table:table-cell office:value-type="string">
            <text:p>Him Kiritini</text:p>
          </table:table-cell>
          <table:table-cell office:value-type="string">
            <text:p>Maakhanlal Chaturvedi</text:p>
          </table:table-cell>
        </table:table-row>
        <table:table-row>
          <table:table-cell office:value-type="string">
            <text:p>Hi000ChRa01</text:p>
          </table:table-cell>
          <table:table-cell office:value-type="string">
            <text:p>HINDI</text:p>
          </table:table-cell>
          <table:table-cell office:value-type="string">
            <text:p>Machlijaal</text:p>
          </table:table-cell>
          <table:table-cell office:value-type="string">
            <text:p>Rajkamal Chowdhary</text:p>
          </table:table-cell>
        </table:table-row>
        <table:table-row>
          <table:table-cell office:value-type="string">
            <text:p>Hi000ChSh01</text:p>
          </table:table-cell>
          <table:table-cell office:value-type="string">
            <text:p>HINDI</text:p>
          </table:table-cell>
          <table:table-cell office:value-type="string">
            <text:p>Devdas</text:p>
          </table:table-cell>
          <table:table-cell office:value-type="string">
            <text:p>Sharatchandra Chattopadhya</text:p>
          </table:table-cell>
        </table:table-row>
        <table:table-row>
          <table:table-cell office:value-type="string">
            <text:p>Hi000ChSh03</text:p>
          </table:table-cell>
          <table:table-cell office:value-type="string">
            <text:p>HINDI</text:p>
          </table:table-cell>
          <table:table-cell office:value-type="string">
            <text:p>Shreekant</text:p>
          </table:table-cell>
          <table:table-cell office:value-type="string">
            <text:p>Sharatchandra Chattopadhya</text:p>
          </table:table-cell>
        </table:table-row>
        <table:table-row>
          <table:table-cell office:value-type="string">
            <text:p>Hi000ChSh04</text:p>
          </table:table-cell>
          <table:table-cell office:value-type="string">
            <text:p>HINDI</text:p>
          </table:table-cell>
          <table:table-cell office:value-type="string">
            <text:p>Shreekant</text:p>
          </table:table-cell>
          <table:table-cell office:value-type="string">
            <text:p>Sharatchandra Chattopadhya</text:p>
          </table:table-cell>
        </table:table-row>
        <table:table-row>
          <table:table-cell office:value-type="string">
            <text:p>Hi000ChSh04</text:p>
          </table:table-cell>
          <table:table-cell office:value-type="string">
            <text:p>HINDI</text:p>
          </table:table-cell>
          <table:table-cell office:value-type="string">
            <text:p>Shreekant</text:p>
          </table:table-cell>
          <table:table-cell office:value-type="string">
            <text:p>Sharatchandra Chattopadhya</text:p>
          </table:table-cell>
        </table:table-row>
        <table:table-row>
          <table:table-cell office:value-type="string">
            <text:p>Hi000ChSu01</text:p>
          </table:table-cell>
          <table:table-cell office:value-type="string">
            <text:p>HINDI</text:p>
          </table:table-cell>
          <table:table-cell office:value-type="string">
            <text:p>Neeraj</text:p>
          </table:table-cell>
          <table:table-cell office:value-type="string">
            <text:p>Sudarshan Chopra</text:p>
          </table:table-cell>
        </table:table-row>
        <table:table-row>
          <table:table-cell office:value-type="string">
            <text:p>Hi000ChSu02</text:p>
          </table:table-cell>
          <table:table-cell office:value-type="string">
            <text:p>HINDI</text:p>
          </table:table-cell>
          <table:table-cell office:value-type="string">
            <text:p>Amir Khusrau</text:p>
          </table:table-cell>
          <table:table-cell office:value-type="string">
            <text:p>Sudarshan Chopra</text:p>
          </table:table-cell>
        </table:table-row>
        <table:table-row>
          <table:table-cell office:value-type="string">
            <text:p>Hi000dagu01</text:p>
          </table:table-cell>
          <table:table-cell office:value-type="string">
            <text:p>HINDI</text:p>
          </table:table-cell>
          <table:table-cell office:value-type="string">
            <text:p>Achai ki Kathinai</text:p>
          </table:table-cell>
          <table:table-cell office:value-type="string">
            <text:p>Gurucharan Das</text:p>
          </table:table-cell>
        </table:table-row>
        <table:table-row>
          <table:table-cell office:value-type="string">
            <text:p>Hi000DaKa01</text:p>
          </table:table-cell>
          <table:table-cell office:value-type="string">
            <text:p>HINDI</text:p>
          </table:table-cell>
          <table:table-cell office:value-type="string">
            <text:p>Amrita</text:p>
          </table:table-cell>
          <table:table-cell office:value-type="string">
            <text:p>Kamal Das</text:p>
          </table:table-cell>
        </table:table-row>
        <table:table-row>
          <table:table-cell office:value-type="string">
            <text:p>Hi000De01</text:p>
          </table:table-cell>
          <table:table-cell office:value-type="string">
            <text:p>HINDI</text:p>
          </table:table-cell>
          <table:table-cell office:value-type="string">
            <text:p>Mere Bhaiya</text:p>
          </table:table-cell>
          <table:table-cell office:value-type="string">
            <text:p>Deepak</text:p>
          </table:table-cell>
        </table:table-row>
        <table:table-row>
          <table:table-cell office:value-type="string">
            <text:p>Hi000De01</text:p>
          </table:table-cell>
          <table:table-cell office:value-type="string">
            <text:p>HINDI</text:p>
          </table:table-cell>
          <table:table-cell office:value-type="string">
            <text:p>Urvashi Ne Kaha</text:p>
          </table:table-cell>
          <table:table-cell office:value-type="string">
            <text:p>Devraj</text:p>
          </table:table-cell>
        </table:table-row>
        <table:table-row>
          <table:table-cell office:value-type="string">
            <text:p>Hi000De01</text:p>
          </table:table-cell>
          <table:table-cell office:value-type="string">
            <text:p>HINDI</text:p>
          </table:table-cell>
          <table:table-cell office:value-type="string">
            <text:p>Mere Bhaiya</text:p>
          </table:table-cell>
          <table:table-cell office:value-type="string">
            <text:p>Deepak</text:p>
          </table:table-cell>
        </table:table-row>
        <table:table-row>
          <table:table-cell office:value-type="string">
            <text:p>Hi000DeBa01</text:p>
          </table:table-cell>
          <table:table-cell office:value-type="string">
            <text:p>HINDI</text:p>
          </table:table-cell>
          <table:table-cell office:value-type="string">
            <text:p>Bhoothnaath</text:p>
          </table:table-cell>
          <table:table-cell office:value-type="string">
            <text:p>Babu Devkkinandan Khatri</text:p>
          </table:table-cell>
        </table:table-row>
        <table:table-row>
          <table:table-cell office:value-type="string">
            <text:p>Hi000DeMa01</text:p>
          </table:table-cell>
          <table:table-cell office:value-type="string">
            <text:p>HINDI</text:p>
          </table:table-cell>
          <table:table-cell office:value-type="string">
            <text:p>Master Sahab</text:p>
          </table:table-cell>
          <table:table-cell office:value-type="string">
            <text:p>Mahashweta Devi</text:p>
          </table:table-cell>
        </table:table-row>
        <table:table-row>
          <table:table-cell office:value-type="string">
            <text:p>Hi000DeMa02</text:p>
          </table:table-cell>
          <table:table-cell office:value-type="string">
            <text:p>HINDI</text:p>
          </table:table-cell>
          <table:table-cell office:value-type="string">
            <text:p>Jakdan</text:p>
          </table:table-cell>
          <table:table-cell office:value-type="string">
            <text:p>Mahashweta Devi</text:p>
          </table:table-cell>
        </table:table-row>
        <table:table-row>
          <table:table-cell office:value-type="string">
            <text:p>Hi000DeMai01</text:p>
          </table:table-cell>
          <table:table-cell office:value-type="string">
            <text:p>HINDI</text:p>
          </table:table-cell>
          <table:table-cell office:value-type="string">
            <text:p>Na Hanyate</text:p>
          </table:table-cell>
          <table:table-cell office:value-type="string">
            <text:p>Maitryi Devi</text:p>
          </table:table-cell>
        </table:table-row>
        <table:table-row>
          <table:table-cell office:value-type="string">
            <text:p>Hi000DiJ01</text:p>
          </table:table-cell>
          <table:table-cell office:value-type="string">
            <text:p>HINDI</text:p>
          </table:table-cell>
          <table:table-cell office:value-type="string">
            <text:p>Bhartiya Videsh Niti</text:p>
          </table:table-cell>
          <table:table-cell office:value-type="string">
            <text:p>J.N. Dixit</text:p>
          </table:table-cell>
        </table:table-row>
        <table:table-row>
          <table:table-cell office:value-type="string">
            <text:p>Hi000DiRa03</text:p>
          </table:table-cell>
          <table:table-cell office:value-type="string">
            <text:p>HINDI</text:p>
          </table:table-cell>
          <table:table-cell office:value-type="string">
            <text:p>Kurukshetra</text:p>
          </table:table-cell>
          <table:table-cell office:value-type="string">
            <text:p>Ramdhaari Dinkar</text:p>
          </table:table-cell>
        </table:table-row>
        <table:table-row>
          <table:table-cell office:value-type="string">
            <text:p>Hi000dute01</text:p>
          </table:table-cell>
          <table:table-cell office:value-type="string">
            <text:p>HINDI</text:p>
          </table:table-cell>
          <table:table-cell office:value-type="string">
            <text:p>Kufr</text:p>
          </table:table-cell>
          <table:table-cell office:value-type="string">
            <text:p>Tahmmina Durrani</text:p>
          </table:table-cell>
        </table:table-row>
        <table:table-row>
          <table:table-cell office:value-type="string">
            <text:p>Hi000dwha01</text:p>
          </table:table-cell>
          <table:table-cell office:value-type="string">
            <text:p>HINDI</text:p>
          </table:table-cell>
          <table:table-cell office:value-type="string">
            <text:p>Bandbhatt Ki Atmakatha</text:p>
          </table:table-cell>
          <table:table-cell office:value-type="string">
            <text:p>Hazariprasad Dwivedi</text:p>
          </table:table-cell>
        </table:table-row>
        <table:table-row>
          <table:table-cell office:value-type="string">
            <text:p>Hi000dwha01.1</text:p>
          </table:table-cell>
          <table:table-cell office:value-type="string">
            <text:p>HINDI</text:p>
          </table:table-cell>
          <table:table-cell office:value-type="string">
            <text:p>Baanbhatta Ki Atmakatha</text:p>
          </table:table-cell>
          <table:table-cell office:value-type="string">
            <text:p>Hazariprasad Dwivedi</text:p>
          </table:table-cell>
        </table:table-row>
        <table:table-row>
          <table:table-cell office:value-type="string">
            <text:p>Hi000dwha02</text:p>
          </table:table-cell>
          <table:table-cell office:value-type="string">
            <text:p>HINDI</text:p>
          </table:table-cell>
          <table:table-cell office:value-type="string">
            <text:p>Bhasha, Sahitya, aur Desh</text:p>
          </table:table-cell>
          <table:table-cell office:value-type="string">
            <text:p>Hazariprasad Dwivedi</text:p>
          </table:table-cell>
        </table:table-row>
        <table:table-row>
          <table:table-cell office:value-type="string">
            <text:p>Hi000FaAh01</text:p>
          </table:table-cell>
          <table:table-cell office:value-type="string">
            <text:p>HINDI</text:p>
          </table:table-cell>
          <table:table-cell office:value-type="string">
            <text:p>Khwab Farosh</text:p>
          </table:table-cell>
          <table:table-cell office:value-type="string">
            <text:p>Ahmed Faraz</text:p>
          </table:table-cell>
        </table:table-row>
        <table:table-row>
          <table:table-cell office:value-type="string">
            <text:p>Hi000FaAh01</text:p>
          </table:table-cell>
          <table:table-cell office:value-type="string">
            <text:p>HINDI</text:p>
          </table:table-cell>
          <table:table-cell office:value-type="string">
            <text:p>Khwab Farosh</text:p>
          </table:table-cell>
          <table:table-cell office:value-type="string">
            <text:p>Ahmed Faraz</text:p>
          </table:table-cell>
        </table:table-row>
        <table:table-row>
          <table:table-cell office:value-type="string">
            <text:p>Hi000Fe01</text:p>
          </table:table-cell>
          <table:table-cell office:value-type="string">
            <text:p>HINDI</text:p>
          </table:table-cell>
          <table:table-cell office:value-type="string">
            <text:p>Saare Sukhvan Humare</text:p>
          </table:table-cell>
          <table:table-cell office:value-type="string">
            <text:p>Faiz Ahmed Faiz</text:p>
          </table:table-cell>
        </table:table-row>
        <table:table-row>
          <table:table-cell office:value-type="string">
            <text:p>Hi000Fe01</text:p>
          </table:table-cell>
          <table:table-cell office:value-type="string">
            <text:p>HINDI</text:p>
          </table:table-cell>
          <table:table-cell office:value-type="string">
            <text:p>Saare Sukhvan Humare</text:p>
          </table:table-cell>
          <table:table-cell office:value-type="string">
            <text:p>Faiz Ahmed Faiz</text:p>
          </table:table-cell>
        </table:table-row>
        <table:table-row>
          <table:table-cell office:value-type="string">
            <text:p>Hi000gamr01</text:p>
          </table:table-cell>
          <table:table-cell office:value-type="string">
            <text:p>HINDI</text:p>
          </table:table-cell>
          <table:table-cell office:value-type="string">
            <text:p>Kathgulaab</text:p>
          </table:table-cell>
          <table:table-cell office:value-type="string">
            <text:p>Mridula Garg</text:p>
          </table:table-cell>
        </table:table-row>
        <table:table-row>
          <table:table-cell office:value-type="string">
            <text:p>Hi000gamr01</text:p>
          </table:table-cell>
          <table:table-cell office:value-type="string">
            <text:p>HINDI</text:p>
          </table:table-cell>
          <table:table-cell office:value-type="string">
            <text:p>Kathgulaab</text:p>
          </table:table-cell>
          <table:table-cell office:value-type="string">
            <text:p>Mridula Garg</text:p>
          </table:table-cell>
        </table:table-row>
        <table:table-row>
          <table:table-cell office:value-type="string">
            <text:p>Hi000gh01</text:p>
          </table:table-cell>
          <table:table-cell office:value-type="string">
            <text:p>HINDI</text:p>
          </table:table-cell>
          <table:table-cell office:value-type="string">
            <text:p>Shaad Aur akhtar ki shaayri</text:p>
          </table:table-cell>
          <table:table-cell office:value-type="string">
            <text:p>Shaad</text:p>
          </table:table-cell>
        </table:table-row>
        <table:table-row>
          <table:table-cell office:value-type="string">
            <text:p>Hi000gh01</text:p>
          </table:table-cell>
          <table:table-cell office:value-type="string">
            <text:p>HINDI</text:p>
          </table:table-cell>
          <table:table-cell office:value-type="string">
            <text:p>Shaad Aur akhtar ki shaayri</text:p>
          </table:table-cell>
          <table:table-cell office:value-type="string">
            <text:p>Shaad</text:p>
          </table:table-cell>
        </table:table-row>
        <table:table-row>
          <table:table-cell office:value-type="string">
            <text:p>Hi000gh02</text:p>
          </table:table-cell>
          <table:table-cell office:value-type="string">
            <text:p>HINDI</text:p>
          </table:table-cell>
          <table:table-cell office:value-type="string">
            <text:p>Faiz Aur Adam ki shaayri</text:p>
          </table:table-cell>
          <table:table-cell office:value-type="string">
            <text:p>Faiz Ahmed Faiz</text:p>
          </table:table-cell>
        </table:table-row>
        <table:table-row>
          <table:table-cell office:value-type="string">
            <text:p>Hi000gh02</text:p>
          </table:table-cell>
          <table:table-cell office:value-type="string">
            <text:p>HINDI</text:p>
          </table:table-cell>
          <table:table-cell office:value-type="string">
            <text:p>Faiz Aur Adam ki shaayri</text:p>
          </table:table-cell>
          <table:table-cell office:value-type="string">
            <text:p>Faiz Ahmed Faiz</text:p>
          </table:table-cell>
        </table:table-row>
        <table:table-row>
          <table:table-cell office:value-type="string">
            <text:p>Hi000gh03</text:p>
          </table:table-cell>
          <table:table-cell office:value-type="string">
            <text:p>HINDI</text:p>
          </table:table-cell>
          <table:table-cell office:value-type="string">
            <text:p>Zafar Aur daag ki shaayri</text:p>
          </table:table-cell>
          <table:table-cell office:value-type="string">
            <text:p>zafar And Daag</text:p>
          </table:table-cell>
        </table:table-row>
        <table:table-row>
          <table:table-cell office:value-type="string">
            <text:p>Hi000gh03</text:p>
          </table:table-cell>
          <table:table-cell office:value-type="string">
            <text:p>HINDI</text:p>
          </table:table-cell>
          <table:table-cell office:value-type="string">
            <text:p>Zafar Aur daag ki shaayri</text:p>
          </table:table-cell>
          <table:table-cell office:value-type="string">
            <text:p>zafar And Daag</text:p>
          </table:table-cell>
        </table:table-row>
        <table:table-row>
          <table:table-cell office:value-type="string">
            <text:p>Hi000gh04</text:p>
          </table:table-cell>
          <table:table-cell office:value-type="string">
            <text:p>HINDI</text:p>
          </table:table-cell>
          <table:table-cell office:value-type="string">
            <text:p>Shakeel Aur Kateel Ki shaayri</text:p>
          </table:table-cell>
          <table:table-cell office:value-type="string">
            <text:p>Shakeel</text:p>
          </table:table-cell>
        </table:table-row>
        <table:table-row>
          <table:table-cell office:value-type="string">
            <text:p>Hi000gh04</text:p>
          </table:table-cell>
          <table:table-cell office:value-type="string">
            <text:p>HINDI</text:p>
          </table:table-cell>
          <table:table-cell office:value-type="string">
            <text:p>Shakeel Aur Kateel Ki shaayri</text:p>
          </table:table-cell>
          <table:table-cell office:value-type="string">
            <text:p>Shakeel</text:p>
          </table:table-cell>
        </table:table-row>
        <table:table-row>
          <table:table-cell office:value-type="string">
            <text:p>Hi000Gh05</text:p>
          </table:table-cell>
          <table:table-cell office:value-type="string">
            <text:p>HINDI</text:p>
          </table:table-cell>
          <table:table-cell office:value-type="string">
            <text:p>Ghalib aur unki Shayri</text:p>
          </table:table-cell>
          <table:table-cell office:value-type="string">
            <text:p>Prakash Pandit</text:p>
          </table:table-cell>
        </table:table-row>
        <table:table-row>
          <table:table-cell office:value-type="string">
            <text:p>Hi000Gh05</text:p>
          </table:table-cell>
          <table:table-cell office:value-type="string">
            <text:p>HINDI</text:p>
          </table:table-cell>
          <table:table-cell office:value-type="string">
            <text:p>Ghalib aur unki Shayri</text:p>
          </table:table-cell>
          <table:table-cell office:value-type="string">
            <text:p>Prakash Pandit</text:p>
          </table:table-cell>
        </table:table-row>
        <table:table-row>
          <table:table-cell office:value-type="string">
            <text:p>Hi000gh06</text:p>
          </table:table-cell>
          <table:table-cell office:value-type="string">
            <text:p>HINDI</text:p>
          </table:table-cell>
          <table:table-cell office:value-type="string">
            <text:p>Firaakh Gorakhpuri</text:p>
          </table:table-cell>
          <table:table-cell office:value-type="string">
            <text:p>Prakash Pandit</text:p>
          </table:table-cell>
        </table:table-row>
        <table:table-row>
          <table:table-cell office:value-type="string">
            <text:p>Hi000gh06</text:p>
          </table:table-cell>
          <table:table-cell office:value-type="string">
            <text:p>HINDI</text:p>
          </table:table-cell>
          <table:table-cell office:value-type="string">
            <text:p>Firaakh Gorakhpuri</text:p>
          </table:table-cell>
          <table:table-cell office:value-type="string">
            <text:p>Prakash Pandit</text:p>
          </table:table-cell>
        </table:table-row>
        <table:table-row>
          <table:table-cell office:value-type="string">
            <text:p>Hi000Gh10</text:p>
          </table:table-cell>
          <table:table-cell office:value-type="string">
            <text:p>HINDI</text:p>
          </table:table-cell>
          <table:table-cell office:value-type="string">
            <text:p>Majaz Ki Shayriyaan</text:p>
          </table:table-cell>
          <table:table-cell office:value-type="string">
            <text:p>Majaz</text:p>
          </table:table-cell>
        </table:table-row>
        <table:table-row>
          <table:table-cell office:value-type="string">
            <text:p>Hi000Gh10</text:p>
          </table:table-cell>
          <table:table-cell office:value-type="string">
            <text:p>HINDI</text:p>
          </table:table-cell>
          <table:table-cell office:value-type="string">
            <text:p>Majaz Ki Shayriyaan</text:p>
          </table:table-cell>
          <table:table-cell office:value-type="string">
            <text:p>Majaz</text:p>
          </table:table-cell>
        </table:table-row>
        <table:table-row>
          <table:table-cell office:value-type="string">
            <text:p>Hi000Gh11</text:p>
          </table:table-cell>
          <table:table-cell office:value-type="string">
            <text:p>HINDI</text:p>
          </table:table-cell>
          <table:table-cell office:value-type="string">
            <text:p>Masterpieces of Urdu Poetry</text:p>
          </table:table-cell>
          <table:table-cell office:value-type="string">
            <text:p>*(Multiple authors)</text:p>
          </table:table-cell>
        </table:table-row>
        <table:table-row>
          <table:table-cell office:value-type="string">
            <text:p>Hi000Gh11</text:p>
          </table:table-cell>
          <table:table-cell office:value-type="string">
            <text:p>HINDI</text:p>
          </table:table-cell>
          <table:table-cell office:value-type="string">
            <text:p>Masterpieces of Urdu Poetry</text:p>
          </table:table-cell>
          <table:table-cell office:value-type="string">
            <text:p>*(Multiple authors)</text:p>
          </table:table-cell>
        </table:table-row>
        <table:table-row>
          <table:table-cell office:value-type="string">
            <text:p>Hi000Gh12</text:p>
          </table:table-cell>
          <table:table-cell office:value-type="string">
            <text:p>HINDI</text:p>
          </table:table-cell>
          <table:table-cell office:value-type="string">
            <text:p>Poetry of Allama Iqbal</text:p>
          </table:table-cell>
          <table:table-cell office:value-type="string">
            <text:p>Iqbal</text:p>
          </table:table-cell>
        </table:table-row>
        <table:table-row>
          <table:table-cell office:value-type="string">
            <text:p>Hi000Gh12</text:p>
          </table:table-cell>
          <table:table-cell office:value-type="string">
            <text:p>HINDI</text:p>
          </table:table-cell>
          <table:table-cell office:value-type="string">
            <text:p>Poetry of Allama Iqbal</text:p>
          </table:table-cell>
          <table:table-cell office:value-type="string">
            <text:p>Iqbal</text:p>
          </table:table-cell>
        </table:table-row>
        <table:table-row>
          <table:table-cell office:value-type="string">
            <text:p>Hi000gh7</text:p>
          </table:table-cell>
          <table:table-cell office:value-type="string">
            <text:p>HINDI</text:p>
          </table:table-cell>
          <table:table-cell office:value-type="string">
            <text:p>Ahmad Nadeem Kaasmi</text:p>
          </table:table-cell>
          <table:table-cell office:value-type="string">
            <text:p>Prakash Pandit</text:p>
          </table:table-cell>
        </table:table-row>
        <table:table-row>
          <table:table-cell office:value-type="string">
            <text:p>Hi000gh7</text:p>
          </table:table-cell>
          <table:table-cell office:value-type="string">
            <text:p>HINDI</text:p>
          </table:table-cell>
          <table:table-cell office:value-type="string">
            <text:p>Ahmad Nadeem Kaasmi</text:p>
          </table:table-cell>
          <table:table-cell office:value-type="string">
            <text:p>Prakash Pandit</text:p>
          </table:table-cell>
        </table:table-row>
        <table:table-row>
          <table:table-cell office:value-type="string">
            <text:p>Hi000ghvi01</text:p>
          </table:table-cell>
          <table:table-cell office:value-type="string">
            <text:p>HINDI</text:p>
          </table:table-cell>
          <table:table-cell office:value-type="string">
            <text:p>Shohratnama Shahrukh Khan</text:p>
          </table:table-cell>
          <table:table-cell office:value-type="string">
            <text:p>Vishwadeep Ghosh</text:p>
          </table:table-cell>
        </table:table-row>
        <table:table-row>
          <table:table-cell office:value-type="string">
            <text:p>Hi000ghvi01</text:p>
          </table:table-cell>
          <table:table-cell office:value-type="string">
            <text:p>HINDI</text:p>
          </table:table-cell>
          <table:table-cell office:value-type="string">
            <text:p>Shohratnama Shahrukh Khan</text:p>
          </table:table-cell>
          <table:table-cell office:value-type="string">
            <text:p>Vishwadeep Ghosh</text:p>
          </table:table-cell>
        </table:table-row>
        <table:table-row>
          <table:table-cell office:value-type="string">
            <text:p>Hi000goma01</text:p>
          </table:table-cell>
          <table:table-cell office:value-type="string">
            <text:p>HINDI</text:p>
          </table:table-cell>
          <table:table-cell office:value-type="string">
            <text:p>Teen Naatak</text:p>
          </table:table-cell>
          <table:table-cell office:value-type="string">
            <text:p>Maxsim Gorki</text:p>
          </table:table-cell>
        </table:table-row>
        <table:table-row>
          <table:table-cell office:value-type="string">
            <text:p>Hi000goma01</text:p>
          </table:table-cell>
          <table:table-cell office:value-type="string">
            <text:p>HINDI</text:p>
          </table:table-cell>
          <table:table-cell office:value-type="string">
            <text:p>Teen Naatak</text:p>
          </table:table-cell>
          <table:table-cell office:value-type="string">
            <text:p>Maxsim Gorki</text:p>
          </table:table-cell>
        </table:table-row>
        <table:table-row>
          <table:table-cell office:value-type="string">
            <text:p>Hi000goma02</text:p>
          </table:table-cell>
          <table:table-cell office:value-type="string">
            <text:p>HINDI</text:p>
          </table:table-cell>
          <table:table-cell office:value-type="string">
            <text:p>Ma</text:p>
          </table:table-cell>
          <table:table-cell office:value-type="string">
            <text:p>M. gorki</text:p>
          </table:table-cell>
        </table:table-row>
        <table:table-row>
          <table:table-cell office:value-type="string">
            <text:p>Hi000goma02</text:p>
          </table:table-cell>
          <table:table-cell office:value-type="string">
            <text:p>HINDI</text:p>
          </table:table-cell>
          <table:table-cell office:value-type="string">
            <text:p>Ma</text:p>
          </table:table-cell>
          <table:table-cell office:value-type="string">
            <text:p>M. gorki</text:p>
          </table:table-cell>
        </table:table-row>
        <table:table-row>
          <table:table-cell office:value-type="string">
            <text:p>Hi000gomo01</text:p>
          </table:table-cell>
          <table:table-cell office:value-type="string">
            <text:p>HINDI</text:p>
          </table:table-cell>
          <table:table-cell office:value-type="string">
            <text:p>Vichaar Navneer</text:p>
          </table:table-cell>
          <table:table-cell office:value-type="string">
            <text:p>M.S. Gowlakar</text:p>
          </table:table-cell>
        </table:table-row>
        <table:table-row>
          <table:table-cell office:value-type="string">
            <text:p>Hi000gomo01</text:p>
          </table:table-cell>
          <table:table-cell office:value-type="string">
            <text:p>HINDI</text:p>
          </table:table-cell>
          <table:table-cell office:value-type="string">
            <text:p>Vichaar Navneer</text:p>
          </table:table-cell>
          <table:table-cell office:value-type="string">
            <text:p>M.S. Gowlakar</text:p>
          </table:table-cell>
        </table:table-row>
        <table:table-row>
          <table:table-cell office:value-type="string">
            <text:p>Hi000gomo02</text:p>
          </table:table-cell>
          <table:table-cell office:value-type="string">
            <text:p>HINDI</text:p>
          </table:table-cell>
          <table:table-cell office:value-type="string">
            <text:p>Kalpvriksha</text:p>
          </table:table-cell>
          <table:table-cell office:value-type="string">
            <text:p>M.S. Gowlakar</text:p>
          </table:table-cell>
        </table:table-row>
        <table:table-row>
          <table:table-cell office:value-type="string">
            <text:p>Hi000gomo02</text:p>
          </table:table-cell>
          <table:table-cell office:value-type="string">
            <text:p>HINDI</text:p>
          </table:table-cell>
          <table:table-cell office:value-type="string">
            <text:p>Kalpvriksha</text:p>
          </table:table-cell>
          <table:table-cell office:value-type="string">
            <text:p>M.S. Gowlakar</text:p>
          </table:table-cell>
        </table:table-row>
        <table:table-row>
          <table:table-cell office:value-type="string">
            <text:p>Hi000GoNa01</text:p>
          </table:table-cell>
          <table:table-cell office:value-type="string">
            <text:p>HINDI</text:p>
          </table:table-cell>
          <table:table-cell office:value-type="string">
            <text:p>Shakuntala</text:p>
          </table:table-cell>
          <table:table-cell office:value-type="string">
            <text:p>Namita Gokhale</text:p>
          </table:table-cell>
        </table:table-row>
        <table:table-row>
          <table:table-cell office:value-type="string">
            <text:p>Hi000GoNa01</text:p>
          </table:table-cell>
          <table:table-cell office:value-type="string">
            <text:p>HINDI</text:p>
          </table:table-cell>
          <table:table-cell office:value-type="string">
            <text:p>Shakuntala</text:p>
          </table:table-cell>
          <table:table-cell office:value-type="string">
            <text:p>Namita Gokhale</text:p>
          </table:table-cell>
        </table:table-row>
        <table:table-row>
          <table:table-cell office:value-type="string">
            <text:p>Hi000gu02</text:p>
          </table:table-cell>
          <table:table-cell office:value-type="string">
            <text:p>HINDI</text:p>
          </table:table-cell>
          <table:table-cell office:value-type="string">
            <text:p>Manisha</text:p>
          </table:table-cell>
          <table:table-cell office:value-type="string">
            <text:p>Gurudutta</text:p>
          </table:table-cell>
        </table:table-row>
        <table:table-row>
          <table:table-cell office:value-type="string">
            <text:p>Hi000gu02</text:p>
          </table:table-cell>
          <table:table-cell office:value-type="string">
            <text:p>HINDI</text:p>
          </table:table-cell>
          <table:table-cell office:value-type="string">
            <text:p>Manisha</text:p>
          </table:table-cell>
          <table:table-cell office:value-type="string">
            <text:p>Gurudutta</text:p>
          </table:table-cell>
        </table:table-row>
        <table:table-row>
          <table:table-cell office:value-type="string">
            <text:p>Hi000gu03</text:p>
          </table:table-cell>
          <table:table-cell office:value-type="string">
            <text:p>HINDI</text:p>
          </table:table-cell>
          <table:table-cell office:value-type="string">
            <text:p>Drashta</text:p>
          </table:table-cell>
          <table:table-cell office:value-type="string">
            <text:p>Gurudutta</text:p>
          </table:table-cell>
        </table:table-row>
        <table:table-row>
          <table:table-cell office:value-type="string">
            <text:p>Hi000gu03</text:p>
          </table:table-cell>
          <table:table-cell office:value-type="string">
            <text:p>HINDI</text:p>
          </table:table-cell>
          <table:table-cell office:value-type="string">
            <text:p>Drashta</text:p>
          </table:table-cell>
          <table:table-cell office:value-type="string">
            <text:p>Gurudutta</text:p>
          </table:table-cell>
        </table:table-row>
        <table:table-row>
          <table:table-cell office:value-type="string">
            <text:p>HI000GUL01</text:p>
          </table:table-cell>
          <table:table-cell office:value-type="string">
            <text:p>HINDI</text:p>
          </table:table-cell>
          <table:table-cell office:value-type="string">
            <text:p>TRIVEDI</text:p>
          </table:table-cell>
          <table:table-cell office:value-type="string">
            <text:p>GULZAR</text:p>
          </table:table-cell>
        </table:table-row>
        <table:table-row>
          <table:table-cell office:value-type="string">
            <text:p>Hi000gul01</text:p>
          </table:table-cell>
          <table:table-cell office:value-type="string">
            <text:p>HINDI</text:p>
          </table:table-cell>
          <table:table-cell office:value-type="string">
            <text:p>Meera</text:p>
          </table:table-cell>
          <table:table-cell office:value-type="string">
            <text:p>Gulzaar</text:p>
          </table:table-cell>
        </table:table-row>
        <table:table-row>
          <table:table-cell office:value-type="string">
            <text:p>Hi000gul01</text:p>
          </table:table-cell>
          <table:table-cell office:value-type="string">
            <text:p>HINDI</text:p>
          </table:table-cell>
          <table:table-cell office:value-type="string">
            <text:p>Meera</text:p>
          </table:table-cell>
          <table:table-cell office:value-type="string">
            <text:p>Gulzaar</text:p>
          </table:table-cell>
        </table:table-row>
        <table:table-row>
          <table:table-cell office:value-type="string">
            <text:p>Hi000Gul02</text:p>
          </table:table-cell>
          <table:table-cell office:value-type="string">
            <text:p>HINDI</text:p>
          </table:table-cell>
          <table:table-cell office:value-type="string">
            <text:p>Mera Kuch Samaaan</text:p>
          </table:table-cell>
          <table:table-cell office:value-type="string">
            <text:p>Gulzaar</text:p>
          </table:table-cell>
        </table:table-row>
        <table:table-row>
          <table:table-cell office:value-type="string">
            <text:p>Hi000Gul02</text:p>
          </table:table-cell>
          <table:table-cell office:value-type="string">
            <text:p>HINDI</text:p>
          </table:table-cell>
          <table:table-cell office:value-type="string">
            <text:p>Mera Kuch Samaaan</text:p>
          </table:table-cell>
          <table:table-cell office:value-type="string">
            <text:p>Gulzaar</text:p>
          </table:table-cell>
        </table:table-row>
        <table:table-row>
          <table:table-cell office:value-type="string">
            <text:p>Hi000Gul03</text:p>
          </table:table-cell>
          <table:table-cell office:value-type="string">
            <text:p>HINDI</text:p>
          </table:table-cell>
          <table:table-cell office:value-type="string">
            <text:p>Pukhraaj</text:p>
          </table:table-cell>
          <table:table-cell office:value-type="string">
            <text:p>Gulzaar</text:p>
          </table:table-cell>
        </table:table-row>
        <table:table-row>
          <table:table-cell office:value-type="string">
            <text:p>Hi000Gul03</text:p>
          </table:table-cell>
          <table:table-cell office:value-type="string">
            <text:p>HINDI</text:p>
          </table:table-cell>
          <table:table-cell office:value-type="string">
            <text:p>Pukhraaj</text:p>
          </table:table-cell>
          <table:table-cell office:value-type="string">
            <text:p>Gulzaar</text:p>
          </table:table-cell>
        </table:table-row>
        <table:table-row>
          <table:table-cell office:value-type="string">
            <text:p>Hi000Gul06</text:p>
          </table:table-cell>
          <table:table-cell office:value-type="string">
            <text:p>HINDI</text:p>
          </table:table-cell>
          <table:table-cell office:value-type="string">
            <text:p>Mirza Ghalib- Ek Swanhi Manzarnama</text:p>
          </table:table-cell>
          <table:table-cell office:value-type="string">
            <text:p>Gulzaar</text:p>
          </table:table-cell>
        </table:table-row>
        <table:table-row>
          <table:table-cell office:value-type="string">
            <text:p>Hi000Gul06</text:p>
          </table:table-cell>
          <table:table-cell office:value-type="string">
            <text:p>HINDI</text:p>
          </table:table-cell>
          <table:table-cell office:value-type="string">
            <text:p>Mirza Ghalib- Ek Swanhi Manzarnama</text:p>
          </table:table-cell>
          <table:table-cell office:value-type="string">
            <text:p>Gulzaar</text:p>
          </table:table-cell>
        </table:table-row>
        <table:table-row>
          <table:table-cell office:value-type="string">
            <text:p>Hi000gul07</text:p>
          </table:table-cell>
          <table:table-cell office:value-type="string">
            <text:p>HINDI</text:p>
          </table:table-cell>
          <table:table-cell office:value-type="string">
            <text:p>Raat Pashmeene Ki</text:p>
          </table:table-cell>
          <table:table-cell office:value-type="string">
            <text:p>Gulzaar</text:p>
          </table:table-cell>
        </table:table-row>
        <table:table-row>
          <table:table-cell office:value-type="string">
            <text:p>Hi000gul07</text:p>
          </table:table-cell>
          <table:table-cell office:value-type="string">
            <text:p>HINDI</text:p>
          </table:table-cell>
          <table:table-cell office:value-type="string">
            <text:p>Raat Pashmeene Ki</text:p>
          </table:table-cell>
          <table:table-cell office:value-type="string">
            <text:p>Gulzaar</text:p>
          </table:table-cell>
        </table:table-row>
        <table:table-row>
          <table:table-cell office:value-type="string">
            <text:p>Hi000gur01</text:p>
          </table:table-cell>
          <table:table-cell office:value-type="string">
            <text:p>HINDI</text:p>
          </table:table-cell>
          <table:table-cell office:value-type="string">
            <text:p>Andhe Ki Laathi</text:p>
          </table:table-cell>
          <table:table-cell office:value-type="string">
            <text:p>Gurudas</text:p>
          </table:table-cell>
        </table:table-row>
        <table:table-row>
          <table:table-cell office:value-type="string">
            <text:p>Hi000gur01</text:p>
          </table:table-cell>
          <table:table-cell office:value-type="string">
            <text:p>HINDI</text:p>
          </table:table-cell>
          <table:table-cell office:value-type="string">
            <text:p>Andhe Ki Laathi</text:p>
          </table:table-cell>
          <table:table-cell office:value-type="string">
            <text:p>Gurudas</text:p>
          </table:table-cell>
        </table:table-row>
        <table:table-row>
          <table:table-cell office:value-type="string">
            <text:p>Hi000haka02</text:p>
          </table:table-cell>
          <table:table-cell office:value-type="string">
            <text:p>HINDI</text:p>
          </table:table-cell>
          <table:table-cell office:value-type="string">
            <text:p>Kaka Ki Mahfil</text:p>
          </table:table-cell>
          <table:table-cell office:value-type="string">
            <text:p>Kaka Hatharsi</text:p>
          </table:table-cell>
        </table:table-row>
        <table:table-row>
          <table:table-cell office:value-type="string">
            <text:p>Hi000haka02</text:p>
          </table:table-cell>
          <table:table-cell office:value-type="string">
            <text:p>HINDI</text:p>
          </table:table-cell>
          <table:table-cell office:value-type="string">
            <text:p>Kaka Ki Mahfil</text:p>
          </table:table-cell>
          <table:table-cell office:value-type="string">
            <text:p>Kaka Hatharsi</text:p>
          </table:table-cell>
        </table:table-row>
        <table:table-row>
          <table:table-cell office:value-type="string">
            <text:p>Hi000HaKa03</text:p>
          </table:table-cell>
          <table:table-cell office:value-type="string">
            <text:p>HINDI</text:p>
          </table:table-cell>
          <table:table-cell office:value-type="string">
            <text:p>Jai Bolo Beimaan Ki</text:p>
          </table:table-cell>
          <table:table-cell office:value-type="string">
            <text:p>Kaka Hatharsi</text:p>
          </table:table-cell>
        </table:table-row>
        <table:table-row>
          <table:table-cell office:value-type="string">
            <text:p>Hi000HaKa03</text:p>
          </table:table-cell>
          <table:table-cell office:value-type="string">
            <text:p>HINDI</text:p>
          </table:table-cell>
          <table:table-cell office:value-type="string">
            <text:p>Jai Bolo Beimaan Ki</text:p>
          </table:table-cell>
          <table:table-cell office:value-type="string">
            <text:p>Kaka Hatharsi</text:p>
          </table:table-cell>
        </table:table-row>
        <table:table-row>
          <table:table-cell office:value-type="string">
            <text:p>Hi000hrj01</text:p>
          </table:table-cell>
          <table:table-cell office:value-type="string">
            <text:p>HINDI</text:p>
          </table:table-cell>
          <table:table-cell office:value-type="string">
            <text:p>Hasaaye ja Pyaare</text:p>
          </table:table-cell>
          <table:table-cell office:value-type="string">
            <text:p>Gemini Hariyaanvi</text:p>
          </table:table-cell>
        </table:table-row>
        <table:table-row>
          <table:table-cell office:value-type="string">
            <text:p>Hi000hrj01</text:p>
          </table:table-cell>
          <table:table-cell office:value-type="string">
            <text:p>HINDI</text:p>
          </table:table-cell>
          <table:table-cell office:value-type="string">
            <text:p>Hasaaye ja Pyaare</text:p>
          </table:table-cell>
          <table:table-cell office:value-type="string">
            <text:p>Gemini Hariyaanvi</text:p>
          </table:table-cell>
        </table:table-row>
        <table:table-row>
          <table:table-cell office:value-type="string">
            <text:p>Hi000hrqu03</text:p>
          </table:table-cell>
          <table:table-cell office:value-type="string">
            <text:p>HINDI</text:p>
          </table:table-cell>
          <table:table-cell office:value-type="string">
            <text:p>Quraitnul an haider ki kahaaniya</text:p>
          </table:table-cell>
          <table:table-cell office:value-type="string">
            <text:p>Quraitnul an Haider</text:p>
          </table:table-cell>
        </table:table-row>
        <table:table-row>
          <table:table-cell office:value-type="string">
            <text:p>Hi000hrqu03</text:p>
          </table:table-cell>
          <table:table-cell office:value-type="string">
            <text:p>HINDI</text:p>
          </table:table-cell>
          <table:table-cell office:value-type="string">
            <text:p>Quraitnul an haider ki kahaaniya</text:p>
          </table:table-cell>
          <table:table-cell office:value-type="string">
            <text:p>Quraitnul an Haider</text:p>
          </table:table-cell>
        </table:table-row>
        <table:table-row>
          <table:table-cell office:value-type="string">
            <text:p>Hi000hyqu01</text:p>
          </table:table-cell>
          <table:table-cell office:value-type="string">
            <text:p>HINDI</text:p>
          </table:table-cell>
          <table:table-cell office:value-type="string">
            <text:p>Nishant ke sahyaatri</text:p>
          </table:table-cell>
          <table:table-cell office:value-type="string">
            <text:p>Quraitnul an Haider</text:p>
          </table:table-cell>
        </table:table-row>
        <table:table-row>
          <table:table-cell office:value-type="string">
            <text:p>Hi000hyqu01</text:p>
          </table:table-cell>
          <table:table-cell office:value-type="string">
            <text:p>HINDI</text:p>
          </table:table-cell>
          <table:table-cell office:value-type="string">
            <text:p>Nishant ke sahyaatri</text:p>
          </table:table-cell>
          <table:table-cell office:value-type="string">
            <text:p>Quraitnul an Haider</text:p>
          </table:table-cell>
        </table:table-row>
        <table:table-row>
          <table:table-cell office:value-type="string">
            <text:p>Hi000hyqu02</text:p>
          </table:table-cell>
          <table:table-cell office:value-type="string">
            <text:p>HINDI</text:p>
          </table:table-cell>
          <table:table-cell office:value-type="string">
            <text:p>Aag ka Dariya</text:p>
          </table:table-cell>
          <table:table-cell office:value-type="string">
            <text:p>Quraitnul an Haider</text:p>
          </table:table-cell>
        </table:table-row>
        <table:table-row>
          <table:table-cell office:value-type="string">
            <text:p>Hi000hyqu02</text:p>
          </table:table-cell>
          <table:table-cell office:value-type="string">
            <text:p>HINDI</text:p>
          </table:table-cell>
          <table:table-cell office:value-type="string">
            <text:p>Aag ka Dariya</text:p>
          </table:table-cell>
          <table:table-cell office:value-type="string">
            <text:p>Quraitnul an Haider</text:p>
          </table:table-cell>
        </table:table-row>
        <table:table-row>
          <table:table-cell office:value-type="string">
            <text:p>Hi000Iq01</text:p>
          </table:table-cell>
          <table:table-cell office:value-type="string">
            <text:p>HINDI</text:p>
          </table:table-cell>
          <table:table-cell office:value-type="string">
            <text:p>Iqbal Ki Shayri</text:p>
          </table:table-cell>
          <table:table-cell office:value-type="string">
            <text:p>Iqbal</text:p>
          </table:table-cell>
        </table:table-row>
        <table:table-row>
          <table:table-cell office:value-type="string">
            <text:p>Hi000Iq01</text:p>
          </table:table-cell>
          <table:table-cell office:value-type="string">
            <text:p>HINDI</text:p>
          </table:table-cell>
          <table:table-cell office:value-type="string">
            <text:p>Iqbal Ki Shayri</text:p>
          </table:table-cell>
          <table:table-cell office:value-type="string">
            <text:p>Iqbal</text:p>
          </table:table-cell>
        </table:table-row>
        <table:table-row>
          <table:table-cell office:value-type="string">
            <text:p>Hi000isch01</text:p>
          </table:table-cell>
          <table:table-cell office:value-type="string">
            <text:p>HINDI</text:p>
          </table:table-cell>
          <table:table-cell office:value-type="string">
            <text:p>Jungli Kabootar</text:p>
          </table:table-cell>
          <table:table-cell office:value-type="string">
            <text:p>Ismat Chughtai</text:p>
          </table:table-cell>
        </table:table-row>
        <table:table-row>
          <table:table-cell office:value-type="string">
            <text:p>Hi000isch01</text:p>
          </table:table-cell>
          <table:table-cell office:value-type="string">
            <text:p>HINDI</text:p>
          </table:table-cell>
          <table:table-cell office:value-type="string">
            <text:p>Jungli Kabootar</text:p>
          </table:table-cell>
          <table:table-cell office:value-type="string">
            <text:p>Ismat Chughtai</text:p>
          </table:table-cell>
        </table:table-row>
        <table:table-row>
          <table:table-cell office:value-type="string">
            <text:p>Hi000jaja01</text:p>
          </table:table-cell>
          <table:table-cell office:value-type="string">
            <text:p>HINDI</text:p>
          </table:table-cell>
          <table:table-cell office:value-type="string">
            <text:p>Mujhe To hona h baar baar</text:p>
          </table:table-cell>
          <table:table-cell office:value-type="string">
            <text:p>Jaya jadwani</text:p>
          </table:table-cell>
        </table:table-row>
        <table:table-row>
          <table:table-cell office:value-type="string">
            <text:p>Hi000jaja01</text:p>
          </table:table-cell>
          <table:table-cell office:value-type="string">
            <text:p>HINDI</text:p>
          </table:table-cell>
          <table:table-cell office:value-type="string">
            <text:p>Mujhe To hona h baar baar</text:p>
          </table:table-cell>
          <table:table-cell office:value-type="string">
            <text:p>Jaya jadwani</text:p>
          </table:table-cell>
        </table:table-row>
        <table:table-row>
          <table:table-cell office:value-type="string">
            <text:p>Hi000jaja02</text:p>
          </table:table-cell>
          <table:table-cell office:value-type="string">
            <text:p>HINDI</text:p>
          </table:table-cell>
          <table:table-cell office:value-type="string">
            <text:p>Tatvamis</text:p>
          </table:table-cell>
          <table:table-cell office:value-type="string">
            <text:p>Jaya jadwani</text:p>
          </table:table-cell>
        </table:table-row>
        <table:table-row>
          <table:table-cell office:value-type="string">
            <text:p>Hi000jaja02</text:p>
          </table:table-cell>
          <table:table-cell office:value-type="string">
            <text:p>HINDI</text:p>
          </table:table-cell>
          <table:table-cell office:value-type="string">
            <text:p>Tatvamis</text:p>
          </table:table-cell>
          <table:table-cell office:value-type="string">
            <text:p>Jaya jadwani</text:p>
          </table:table-cell>
        </table:table-row>
        <table:table-row>
          <table:table-cell office:value-type="string">
            <text:p>Hi000jasa01</text:p>
          </table:table-cell>
          <table:table-cell office:value-type="string">
            <text:p>HINDI</text:p>
          </table:table-cell>
          <table:table-cell office:value-type="string">
            <text:p>Pyaas Ki Aag</text:p>
          </table:table-cell>
          <table:table-cell office:value-type="string">
            <text:p>Sardaar Zaafri</text:p>
          </table:table-cell>
        </table:table-row>
        <table:table-row>
          <table:table-cell office:value-type="string">
            <text:p>Hi000jasa01</text:p>
          </table:table-cell>
          <table:table-cell office:value-type="string">
            <text:p>HINDI</text:p>
          </table:table-cell>
          <table:table-cell office:value-type="string">
            <text:p>Pyaas Ki Aag</text:p>
          </table:table-cell>
          <table:table-cell office:value-type="string">
            <text:p>Sardaar Zaafri</text:p>
          </table:table-cell>
        </table:table-row>
        <table:table-row>
          <table:table-cell office:value-type="string">
            <text:p>Hi000jasa02</text:p>
          </table:table-cell>
          <table:table-cell office:value-type="string">
            <text:p>HINDI</text:p>
          </table:table-cell>
          <table:table-cell office:value-type="string">
            <text:p>Diwwan-e-Mir</text:p>
          </table:table-cell>
          <table:table-cell office:value-type="string">
            <text:p>Sardaar Zaafri</text:p>
          </table:table-cell>
        </table:table-row>
        <table:table-row>
          <table:table-cell office:value-type="string">
            <text:p>Hi000jasa02</text:p>
          </table:table-cell>
          <table:table-cell office:value-type="string">
            <text:p>HINDI</text:p>
          </table:table-cell>
          <table:table-cell office:value-type="string">
            <text:p>Diwwan-e-Mir</text:p>
          </table:table-cell>
          <table:table-cell office:value-type="string">
            <text:p>Sardaar Zaafri</text:p>
          </table:table-cell>
        </table:table-row>
        <table:table-row>
          <table:table-cell office:value-type="string">
            <text:p>Hi000johi01</text:p>
          </table:table-cell>
          <table:table-cell office:value-type="string">
            <text:p>HINDI</text:p>
          </table:table-cell>
          <table:table-cell office:value-type="string">
            <text:p>Yatraen</text:p>
          </table:table-cell>
          <table:table-cell office:value-type="string">
            <text:p>Himanshu Joshi</text:p>
          </table:table-cell>
        </table:table-row>
        <table:table-row>
          <table:table-cell office:value-type="string">
            <text:p>Hi000johi01</text:p>
          </table:table-cell>
          <table:table-cell office:value-type="string">
            <text:p>HINDI</text:p>
          </table:table-cell>
          <table:table-cell office:value-type="string">
            <text:p>Yatraen</text:p>
          </table:table-cell>
          <table:table-cell office:value-type="string">
            <text:p>Himanshu Joshi</text:p>
          </table:table-cell>
        </table:table-row>
        <table:table-row>
          <table:table-cell office:value-type="string">
            <text:p>Hi000joil01</text:p>
          </table:table-cell>
          <table:table-cell office:value-type="string">
            <text:p>HINDI</text:p>
          </table:table-cell>
          <table:table-cell office:value-type="string">
            <text:p>jahaaz Ka Panchi</text:p>
          </table:table-cell>
          <table:table-cell office:value-type="string">
            <text:p>Ilachandra Joshi</text:p>
          </table:table-cell>
        </table:table-row>
        <table:table-row>
          <table:table-cell office:value-type="string">
            <text:p>Hi000joil01</text:p>
          </table:table-cell>
          <table:table-cell office:value-type="string">
            <text:p>HINDI</text:p>
          </table:table-cell>
          <table:table-cell office:value-type="string">
            <text:p>jahaaz Ka Panchi</text:p>
          </table:table-cell>
          <table:table-cell office:value-type="string">
            <text:p>Ilachandra Joshi</text:p>
          </table:table-cell>
        </table:table-row>
        <table:table-row>
          <table:table-cell office:value-type="string">
            <text:p>Hi000joma01</text:p>
          </table:table-cell>
          <table:table-cell office:value-type="string">
            <text:p>HINDI</text:p>
          </table:table-cell>
          <table:table-cell office:value-type="string">
            <text:p>Netaji Kahaani</text:p>
          </table:table-cell>
          <table:table-cell office:value-type="string">
            <text:p>manohar shyam Joshi</text:p>
          </table:table-cell>
        </table:table-row>
        <table:table-row>
          <table:table-cell office:value-type="string">
            <text:p>Hi000joma01</text:p>
          </table:table-cell>
          <table:table-cell office:value-type="string">
            <text:p>HINDI</text:p>
          </table:table-cell>
          <table:table-cell office:value-type="string">
            <text:p>Netaji Kahaani</text:p>
          </table:table-cell>
          <table:table-cell office:value-type="string">
            <text:p>manohar shyam Joshi</text:p>
          </table:table-cell>
        </table:table-row>
        <table:table-row>
          <table:table-cell office:value-type="string">
            <text:p>Hi000jomal01</text:p>
          </table:table-cell>
          <table:table-cell office:value-type="string">
            <text:p>HINDI</text:p>
          </table:table-cell>
          <table:table-cell office:value-type="string">
            <text:p>Pashaadh yug</text:p>
          </table:table-cell>
          <table:table-cell office:value-type="string">
            <text:p>Maalti Joshi</text:p>
          </table:table-cell>
        </table:table-row>
        <table:table-row>
          <table:table-cell office:value-type="string">
            <text:p>Hi000jomal01</text:p>
          </table:table-cell>
          <table:table-cell office:value-type="string">
            <text:p>HINDI</text:p>
          </table:table-cell>
          <table:table-cell office:value-type="string">
            <text:p>Pashaadh yug</text:p>
          </table:table-cell>
          <table:table-cell office:value-type="string">
            <text:p>Maalti Joshi</text:p>
          </table:table-cell>
        </table:table-row>
        <table:table-row>
          <table:table-cell office:value-type="string">
            <text:p>Hi000josh01</text:p>
          </table:table-cell>
          <table:table-cell office:value-type="string">
            <text:p>HINDI</text:p>
          </table:table-cell>
          <table:table-cell office:value-type="string">
            <text:p>Jeep Par Sawaar Illiyan</text:p>
          </table:table-cell>
          <table:table-cell office:value-type="string">
            <text:p>Sharad Joshi</text:p>
          </table:table-cell>
        </table:table-row>
        <table:table-row>
          <table:table-cell office:value-type="string">
            <text:p>Hi000josh01</text:p>
          </table:table-cell>
          <table:table-cell office:value-type="string">
            <text:p>HINDI</text:p>
          </table:table-cell>
          <table:table-cell office:value-type="string">
            <text:p>Jeep Par Sawaar Illiyan</text:p>
          </table:table-cell>
          <table:table-cell office:value-type="string">
            <text:p>Sharad Joshi</text:p>
          </table:table-cell>
        </table:table-row>
        <table:table-row>
          <table:table-cell office:value-type="string">
            <text:p>Hi000ka01</text:p>
          </table:table-cell>
          <table:table-cell office:value-type="string">
            <text:p>HINDI</text:p>
          </table:table-cell>
          <table:table-cell office:value-type="string">
            <text:p>Daak Bnangla</text:p>
          </table:table-cell>
          <table:table-cell office:value-type="string">
            <text:p>Kamaleshwar</text:p>
          </table:table-cell>
        </table:table-row>
        <table:table-row>
          <table:table-cell office:value-type="string">
            <text:p>Hi000ka01</text:p>
          </table:table-cell>
          <table:table-cell office:value-type="string">
            <text:p>HINDI</text:p>
          </table:table-cell>
          <table:table-cell office:value-type="string">
            <text:p>Daak Bnangla</text:p>
          </table:table-cell>
          <table:table-cell office:value-type="string">
            <text:p>Kamaleshwar</text:p>
          </table:table-cell>
        </table:table-row>
        <table:table-row>
          <table:table-cell office:value-type="string">
            <text:p>HI000KA03</text:p>
          </table:table-cell>
          <table:table-cell office:value-type="string">
            <text:p>HINDI</text:p>
          </table:table-cell>
          <table:table-cell office:value-type="string">
            <text:p>MERI PYAARI KAHAANIYA</text:p>
          </table:table-cell>
          <table:table-cell office:value-type="string">
            <text:p>KAMALESHWAR</text:p>
          </table:table-cell>
        </table:table-row>
        <table:table-row>
          <table:table-cell office:value-type="string">
            <text:p>HI000KAA02</text:p>
          </table:table-cell>
          <table:table-cell office:value-type="string">
            <text:p>HINDI</text:p>
          </table:table-cell>
          <table:table-cell office:value-type="string">
            <text:p>AGNI KI UDAAN</text:p>
          </table:table-cell>
          <table:table-cell office:value-type="string">
            <text:p>A.P.J. ABDUL KAALAM</text:p>
          </table:table-cell>
        </table:table-row>
        <table:table-row>
          <table:table-cell office:value-type="string">
            <text:p>HI000KAAB01</text:p>
          </table:table-cell>
          <table:table-cell office:value-type="string">
            <text:p>HINDI</text:p>
          </table:table-cell>
          <table:table-cell office:value-type="string">
            <text:p>ADAMYA SAHAS</text:p>
          </table:table-cell>
          <table:table-cell office:value-type="string">
            <text:p>A.P.J. ABDUL KAALAM</text:p>
          </table:table-cell>
        </table:table-row>
        <table:table-row>
          <table:table-cell office:value-type="string">
            <text:p>HI000KAAL01</text:p>
          </table:table-cell>
          <table:table-cell office:value-type="string">
            <text:p>HINDI</text:p>
          </table:table-cell>
          <table:table-cell office:value-type="string">
            <text:p>TEZASVI MAN</text:p>
          </table:table-cell>
          <table:table-cell office:value-type="string">
            <text:p>A.P.J. ABDUL KAALAM</text:p>
          </table:table-cell>
        </table:table-row>
        <table:table-row>
          <table:table-cell office:value-type="string">
            <text:p>HI000KAAL03</text:p>
          </table:table-cell>
          <table:table-cell office:value-type="string">
            <text:p>HINDI</text:p>
          </table:table-cell>
          <table:table-cell office:value-type="string">
            <text:p>21ST SADI KA BHARAT</text:p>
          </table:table-cell>
          <table:table-cell office:value-type="string">
            <text:p>A.P.J. ABDUL KAALAM</text:p>
          </table:table-cell>
        </table:table-row>
        <table:table-row>
          <table:table-cell office:value-type="string">
            <text:p>HI000KAAL101</text:p>
          </table:table-cell>
          <table:table-cell office:value-type="string">
            <text:p>HINDI</text:p>
          </table:table-cell>
          <table:table-cell office:value-type="string">
            <text:p>TEZASVI MAN</text:p>
          </table:table-cell>
          <table:table-cell office:value-type="string">
            <text:p>A.P.J. ABDUL KAALAM</text:p>
          </table:table-cell>
        </table:table-row>
        <table:table-row>
          <table:table-cell office:value-type="string">
            <text:p>HI000KAGI01</text:p>
          </table:table-cell>
          <table:table-cell office:value-type="string">
            <text:p>HINDI</text:p>
          </table:table-cell>
          <table:table-cell office:value-type="string">
            <text:p>NAAGMANDAL</text:p>
          </table:table-cell>
          <table:table-cell office:value-type="string">
            <text:p>GIRISH KARNAD</text:p>
          </table:table-cell>
        </table:table-row>
        <table:table-row>
          <table:table-cell office:value-type="string">
            <text:p>HI000KAGI02</text:p>
          </table:table-cell>
          <table:table-cell office:value-type="string">
            <text:p>HINDI</text:p>
          </table:table-cell>
          <table:table-cell office:value-type="string">
            <text:p>YAYAATI</text:p>
          </table:table-cell>
          <table:table-cell office:value-type="string">
            <text:p>GIRISH KARNAD</text:p>
          </table:table-cell>
        </table:table-row>
        <table:table-row>
          <table:table-cell office:value-type="string">
            <text:p>Hi000KaSh01</text:p>
          </table:table-cell>
          <table:table-cell office:value-type="string">
            <text:p>HINDI</text:p>
          </table:table-cell>
          <table:table-cell office:value-type="string">
            <text:p>Sarayu Teere</text:p>
          </table:table-cell>
          <table:table-cell office:value-type="string">
            <text:p>Shubhkar Kapoor</text:p>
          </table:table-cell>
        </table:table-row>
        <table:table-row>
          <table:table-cell office:value-type="string">
            <text:p>Hi000KaSh01</text:p>
          </table:table-cell>
          <table:table-cell office:value-type="string">
            <text:p>HINDI</text:p>
          </table:table-cell>
          <table:table-cell office:value-type="string">
            <text:p>Sarayu Teere</text:p>
          </table:table-cell>
          <table:table-cell office:value-type="string">
            <text:p>Shubhkar Kapoor</text:p>
          </table:table-cell>
        </table:table-row>
        <table:table-row>
          <table:table-cell office:value-type="string">
            <text:p>HI000KAV01</text:p>
          </table:table-cell>
          <table:table-cell office:value-type="string">
            <text:p>HINDI</text:p>
          </table:table-cell>
          <table:table-cell office:value-type="string">
            <text:p>HIMALAYA KI CHAAYA</text:p>
          </table:table-cell>
          <table:table-cell office:value-type="string">
            <text:p>VASANT KANETKAR</text:p>
          </table:table-cell>
        </table:table-row>
        <table:table-row>
          <table:table-cell office:value-type="string">
            <text:p>Hi000KhBa01</text:p>
          </table:table-cell>
          <table:table-cell office:value-type="string">
            <text:p>HINDI</text:p>
          </table:table-cell>
          <table:table-cell office:value-type="string">
            <text:p>Chandrakaanta Santati</text:p>
          </table:table-cell>
          <table:table-cell office:value-type="string">
            <text:p>Babu Devakinandan Khatri</text:p>
          </table:table-cell>
        </table:table-row>
        <table:table-row>
          <table:table-cell office:value-type="string">
            <text:p>Hi000KhBa01</text:p>
          </table:table-cell>
          <table:table-cell office:value-type="string">
            <text:p>HINDI</text:p>
          </table:table-cell>
          <table:table-cell office:value-type="string">
            <text:p>Chandrakaanta Santati</text:p>
          </table:table-cell>
          <table:table-cell office:value-type="string">
            <text:p>Babu Devakinandan Khatri</text:p>
          </table:table-cell>
        </table:table-row>
        <table:table-row>
          <table:table-cell office:value-type="string">
            <text:p>HI000KHDE01</text:p>
          </table:table-cell>
          <table:table-cell office:value-type="string">
            <text:p>HINDI</text:p>
          </table:table-cell>
          <table:table-cell office:value-type="string">
            <text:p>Chandrakanta</text:p>
          </table:table-cell>
          <table:table-cell office:value-type="string">
            <text:p>DEVAKINANDAN KHATRI</text:p>
          </table:table-cell>
        </table:table-row>
        <table:table-row>
          <table:table-cell office:value-type="string">
            <text:p>HI000KHDE02</text:p>
          </table:table-cell>
          <table:table-cell office:value-type="string">
            <text:p>HINDI</text:p>
          </table:table-cell>
          <table:table-cell office:value-type="string">
            <text:p>Chandrakanta Santati</text:p>
          </table:table-cell>
          <table:table-cell office:value-type="string">
            <text:p>Babu Devikanand Khatri</text:p>
          </table:table-cell>
        </table:table-row>
        <table:table-row>
          <table:table-cell office:value-type="string">
            <text:p>HI000KHDE03</text:p>
          </table:table-cell>
          <table:table-cell office:value-type="string">
            <text:p>HINDI</text:p>
          </table:table-cell>
          <table:table-cell office:value-type="string">
            <text:p>Chandrakanta Santati</text:p>
          </table:table-cell>
          <table:table-cell office:value-type="string">
            <text:p>Babu Devikanand Khatri</text:p>
          </table:table-cell>
        </table:table-row>
        <table:table-row>
          <table:table-cell office:value-type="string">
            <text:p>HI000KHDE04</text:p>
          </table:table-cell>
          <table:table-cell office:value-type="string">
            <text:p>HINDI</text:p>
          </table:table-cell>
          <table:table-cell office:value-type="string">
            <text:p>Chandrakanta Santati</text:p>
          </table:table-cell>
          <table:table-cell office:value-type="string">
            <text:p>Babu Devikanand Khatri</text:p>
          </table:table-cell>
        </table:table-row>
        <table:table-row>
          <table:table-cell office:value-type="string">
            <text:p>Hi000KhDe05</text:p>
          </table:table-cell>
          <table:table-cell office:value-type="string">
            <text:p>HINDI</text:p>
          </table:table-cell>
          <table:table-cell office:value-type="string">
            <text:p>Chandrakaanta Santati</text:p>
          </table:table-cell>
          <table:table-cell office:value-type="string">
            <text:p>Babu Devakinandan Khatri</text:p>
          </table:table-cell>
        </table:table-row>
        <table:table-row>
          <table:table-cell office:value-type="string">
            <text:p>HI000KHDE06</text:p>
          </table:table-cell>
          <table:table-cell office:value-type="string">
            <text:p>HINDI</text:p>
          </table:table-cell>
          <table:table-cell office:value-type="string">
            <text:p>Chandrakanta Santati</text:p>
          </table:table-cell>
          <table:table-cell office:value-type="string">
            <text:p>Babu Devikanand Khatri</text:p>
          </table:table-cell>
        </table:table-row>
        <table:table-row>
          <table:table-cell office:value-type="string">
            <text:p>Hi000KhPr01</text:p>
          </table:table-cell>
          <table:table-cell office:value-type="string">
            <text:p>HINDI</text:p>
          </table:table-cell>
          <table:table-cell office:value-type="string">
            <text:p>Saatra</text:p>
          </table:table-cell>
          <table:table-cell office:value-type="string">
            <text:p>(Multiple authors)</text:p>
          </table:table-cell>
        </table:table-row>
        <table:table-row>
          <table:table-cell office:value-type="string">
            <text:p>Hi000KhSa01</text:p>
          </table:table-cell>
          <table:table-cell office:value-type="string">
            <text:p>HINDI</text:p>
          </table:table-cell>
          <table:table-cell office:value-type="string">
            <text:p>Yayati</text:p>
          </table:table-cell>
          <table:table-cell office:value-type="string">
            <text:p>Vishnu S. Khandekar</text:p>
          </table:table-cell>
        </table:table-row>
        <table:table-row>
          <table:table-cell office:value-type="string">
            <text:p>Hi000KiGi01</text:p>
          </table:table-cell>
          <table:table-cell office:value-type="string">
            <text:p>HINDI</text:p>
          </table:table-cell>
          <table:table-cell office:value-type="string">
            <text:p>Pehla Girmitiya</text:p>
          </table:table-cell>
          <table:table-cell office:value-type="string">
            <text:p>Giriraj Kishore</text:p>
          </table:table-cell>
        </table:table-row>
        <table:table-row>
          <table:table-cell office:value-type="string">
            <text:p>Hi000KiGi02</text:p>
          </table:table-cell>
          <table:table-cell office:value-type="string">
            <text:p>HINDI</text:p>
          </table:table-cell>
          <table:table-cell office:value-type="string">
            <text:p>Praja Hi Rahne Do</text:p>
          </table:table-cell>
          <table:table-cell office:value-type="string">
            <text:p>Giriraj Kishore</text:p>
          </table:table-cell>
        </table:table-row>
        <table:table-row>
          <table:table-cell office:value-type="string">
            <text:p>Hi000KoNa02</text:p>
          </table:table-cell>
          <table:table-cell office:value-type="string">
            <text:p>HINDI</text:p>
          </table:table-cell>
          <table:table-cell office:value-type="string">
            <text:p>Deeksha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04</text:p>
          </table:table-cell>
          <table:table-cell office:value-type="string">
            <text:p>HINDI</text:p>
          </table:table-cell>
          <table:table-cell office:value-type="string">
            <text:p>Sangharsh Ki Or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05</text:p>
          </table:table-cell>
          <table:table-cell office:value-type="string">
            <text:p>HINDI</text:p>
          </table:table-cell>
          <table:table-cell office:value-type="string">
            <text:p>Prashtbhumi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06</text:p>
          </table:table-cell>
          <table:table-cell office:value-type="string">
            <text:p>HINDI</text:p>
          </table:table-cell>
          <table:table-cell office:value-type="string">
            <text:p>Abhiyaan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07</text:p>
          </table:table-cell>
          <table:table-cell office:value-type="string">
            <text:p>HINDI</text:p>
          </table:table-cell>
          <table:table-cell office:value-type="string">
            <text:p>Yuddh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08</text:p>
          </table:table-cell>
          <table:table-cell office:value-type="string">
            <text:p>HINDI</text:p>
          </table:table-cell>
          <table:table-cell office:value-type="string">
            <text:p>Sakshatkaar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09</text:p>
          </table:table-cell>
          <table:table-cell office:value-type="string">
            <text:p>HINDI</text:p>
          </table:table-cell>
          <table:table-cell office:value-type="string">
            <text:p>Bandhan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10</text:p>
          </table:table-cell>
          <table:table-cell office:value-type="string">
            <text:p>HINDI</text:p>
          </table:table-cell>
          <table:table-cell office:value-type="string">
            <text:p>Adhikaar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11</text:p>
          </table:table-cell>
          <table:table-cell office:value-type="string">
            <text:p>HINDI</text:p>
          </table:table-cell>
          <table:table-cell office:value-type="string">
            <text:p>Dharma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12</text:p>
          </table:table-cell>
          <table:table-cell office:value-type="string">
            <text:p>HINDI</text:p>
          </table:table-cell>
          <table:table-cell office:value-type="string">
            <text:p>Karma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13</text:p>
          </table:table-cell>
          <table:table-cell office:value-type="string">
            <text:p>HINDI</text:p>
          </table:table-cell>
          <table:table-cell office:value-type="string">
            <text:p>Antraal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13</text:p>
          </table:table-cell>
          <table:table-cell office:value-type="string">
            <text:p>HINDI</text:p>
          </table:table-cell>
          <table:table-cell office:value-type="string">
            <text:p>Antraal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14</text:p>
          </table:table-cell>
          <table:table-cell office:value-type="string">
            <text:p>HINDI</text:p>
          </table:table-cell>
          <table:table-cell office:value-type="string">
            <text:p>Prachann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15</text:p>
          </table:table-cell>
          <table:table-cell office:value-type="string">
            <text:p>HINDI</text:p>
          </table:table-cell>
          <table:table-cell office:value-type="string">
            <text:p>Pratyaksh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16</text:p>
          </table:table-cell>
          <table:table-cell office:value-type="string">
            <text:p>HINDI</text:p>
          </table:table-cell>
          <table:table-cell office:value-type="string">
            <text:p>Nirbandh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17</text:p>
          </table:table-cell>
          <table:table-cell office:value-type="string">
            <text:p>HINDI</text:p>
          </table:table-cell>
          <table:table-cell office:value-type="string">
            <text:p>Vasudev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18</text:p>
          </table:table-cell>
          <table:table-cell office:value-type="string">
            <text:p>HINDI</text:p>
          </table:table-cell>
          <table:table-cell office:value-type="string">
            <text:p>Avsar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LaLa01</text:p>
          </table:table-cell>
          <table:table-cell office:value-type="string">
            <text:p>HINDI</text:p>
          </table:table-cell>
          <table:table-cell office:value-type="string">
            <text:p>Rakt Kamal</text:p>
          </table:table-cell>
          <table:table-cell office:value-type="string">
            <text:p>Lakshminarayan Laal</text:p>
          </table:table-cell>
        </table:table-row>
        <table:table-row>
          <table:table-cell office:value-type="string">
            <text:p>Hi000Lo01</text:p>
          </table:table-cell>
          <table:table-cell office:value-type="string">
            <text:p>HINDI</text:p>
          </table:table-cell>
          <table:table-cell office:value-type="string">
            <text:p>Raat Bahino</text:p>
          </table:table-cell>
          <table:table-cell office:value-type="string">
            <text:p>(No author specified)</text:p>
          </table:table-cell>
        </table:table-row>
        <table:table-row>
          <table:table-cell office:value-type="string">
            <text:p>Hi000ma01</text:p>
          </table:table-cell>
          <table:table-cell office:value-type="string">
            <text:p>HINDI</text:p>
          </table:table-cell>
          <table:table-cell office:value-type="string">
            <text:p>Darinde</text:p>
          </table:table-cell>
          <table:table-cell office:value-type="string">
            <text:p>Hemidullah</text:p>
          </table:table-cell>
        </table:table-row>
        <table:table-row>
          <table:table-cell office:value-type="string">
            <text:p>Hi000ma01</text:p>
          </table:table-cell>
          <table:table-cell office:value-type="string">
            <text:p>HINDI</text:p>
          </table:table-cell>
          <table:table-cell office:value-type="string">
            <text:p>Darinde</text:p>
          </table:table-cell>
          <table:table-cell office:value-type="string">
            <text:p>Hemidullah</text:p>
          </table:table-cell>
        </table:table-row>
        <table:table-row>
          <table:table-cell office:value-type="string">
            <text:p>Hi000MaMa01</text:p>
          </table:table-cell>
          <table:table-cell office:value-type="string">
            <text:p>HINDI</text:p>
          </table:table-cell>
          <table:table-cell office:value-type="string">
            <text:p>Shalimaar</text:p>
          </table:table-cell>
          <table:table-cell office:value-type="string">
            <text:p>Manohar Malgaonkar</text:p>
          </table:table-cell>
        </table:table-row>
        <table:table-row>
          <table:table-cell office:value-type="string">
            <text:p>HI000MI01</text:p>
          </table:table-cell>
          <table:table-cell office:value-type="string">
            <text:p>HINDI</text:p>
          </table:table-cell>
          <table:table-cell office:value-type="string">
            <text:p>CHAL KHUSRAUO GHAR APNE</text:p>
          </table:table-cell>
          <table:table-cell office:value-type="string">
            <text:p>MITHILESHWAR</text:p>
          </table:table-cell>
        </table:table-row>
        <table:table-row>
          <table:table-cell office:value-type="string">
            <text:p>HI000MI02</text:p>
          </table:table-cell>
          <table:table-cell office:value-type="string">
            <text:p>HINDI</text:p>
          </table:table-cell>
          <table:table-cell office:value-type="string">
            <text:p>PREM NA BADI UPAJE</text:p>
          </table:table-cell>
          <table:table-cell office:value-type="string">
            <text:p>MITHILESHWAR</text:p>
          </table:table-cell>
        </table:table-row>
        <table:table-row>
          <table:table-cell office:value-type="string">
            <text:p>Hi000MiBh01</text:p>
          </table:table-cell>
          <table:table-cell office:value-type="string">
            <text:p>HINDI</text:p>
          </table:table-cell>
          <table:table-cell office:value-type="string">
            <text:p>Purshottam</text:p>
          </table:table-cell>
          <table:table-cell office:value-type="string">
            <text:p>Dr.Bhagwati Sharan Mishr</text:p>
          </table:table-cell>
        </table:table-row>
        <table:table-row>
          <table:table-cell office:value-type="string">
            <text:p>Hi000MiBh01</text:p>
          </table:table-cell>
          <table:table-cell office:value-type="string">
            <text:p>HINDI</text:p>
          </table:table-cell>
          <table:table-cell office:value-type="string">
            <text:p>Purshottam</text:p>
          </table:table-cell>
          <table:table-cell office:value-type="string">
            <text:p>Dr.Bhagwati Sharan Mishr</text:p>
          </table:table-cell>
        </table:table-row>
        <table:table-row>
          <table:table-cell office:value-type="string">
            <text:p>HI000MIBI03</text:p>
          </table:table-cell>
          <table:table-cell office:value-type="string">
            <text:p>HINDI</text:p>
          </table:table-cell>
          <table:table-cell office:value-type="string">
            <text:p>GAWAH NUMBER TEEN</text:p>
          </table:table-cell>
          <table:table-cell office:value-type="string">
            <text:p>VIMAL MITRA</text:p>
          </table:table-cell>
        </table:table-row>
        <table:table-row>
          <table:table-cell office:value-type="string">
            <text:p>HI000MIBI03</text:p>
          </table:table-cell>
          <table:table-cell office:value-type="string">
            <text:p>HINDI</text:p>
          </table:table-cell>
          <table:table-cell office:value-type="string">
            <text:p>SAHAB, BIWI, AUR GHULAM</text:p>
          </table:table-cell>
          <table:table-cell office:value-type="string">
            <text:p>VIMAL MITRA</text:p>
          </table:table-cell>
        </table:table-row>
        <table:table-row>
          <table:table-cell office:value-type="string">
            <text:p>HI000MIBI04</text:p>
          </table:table-cell>
          <table:table-cell office:value-type="string">
            <text:p>HINDI</text:p>
          </table:table-cell>
          <table:table-cell office:value-type="string">
            <text:p>CHAURAHA</text:p>
          </table:table-cell>
          <table:table-cell office:value-type="string">
            <text:p>VIMAL MITRA</text:p>
          </table:table-cell>
        </table:table-row>
        <table:table-row>
          <table:table-cell office:value-type="string">
            <text:p>HI000MIVI01</text:p>
          </table:table-cell>
          <table:table-cell office:value-type="string">
            <text:p>HINDI</text:p>
          </table:table-cell>
          <table:table-cell office:value-type="string">
            <text:p>NADI, NARI, AUR SANSKRITI</text:p>
          </table:table-cell>
          <table:table-cell office:value-type="string">
            <text:p>VIDYANIWASI MISHRA</text:p>
          </table:table-cell>
        </table:table-row>
        <table:table-row>
          <table:table-cell office:value-type="string">
            <text:p>Hi000MiVi02</text:p>
          </table:table-cell>
          <table:table-cell office:value-type="string">
            <text:p>HINDI</text:p>
          </table:table-cell>
          <table:table-cell office:value-type="string">
            <text:p>Nairantarya aur Chunauti</text:p>
          </table:table-cell>
          <table:table-cell office:value-type="string">
            <text:p>Vidhyanivas Mishr</text:p>
          </table:table-cell>
        </table:table-row>
        <table:table-row>
          <table:table-cell office:value-type="string">
            <text:p>Hi000MiVi04</text:p>
          </table:table-cell>
          <table:table-cell office:value-type="string">
            <text:p>HINDI</text:p>
          </table:table-cell>
          <table:table-cell office:value-type="string">
            <text:p>Ae Ganga Tum Bahti Ho Kyun</text:p>
          </table:table-cell>
          <table:table-cell office:value-type="string">
            <text:p>Vivek Mishr</text:p>
          </table:table-cell>
        </table:table-row>
        <table:table-row>
          <table:table-cell office:value-type="string">
            <text:p>Hi000MiVi04</text:p>
          </table:table-cell>
          <table:table-cell office:value-type="string">
            <text:p>HINDI</text:p>
          </table:table-cell>
          <table:table-cell office:value-type="string">
            <text:p>Bhartiya Chintandhara</text:p>
          </table:table-cell>
          <table:table-cell office:value-type="string">
            <text:p>Vidhyanivas Mishr</text:p>
          </table:table-cell>
        </table:table-row>
        <table:table-row>
          <table:table-cell office:value-type="string">
            <text:p>Hi000MiVi04</text:p>
          </table:table-cell>
          <table:table-cell office:value-type="string">
            <text:p>HINDI</text:p>
          </table:table-cell>
          <table:table-cell office:value-type="string">
            <text:p>Ae Ganga Tum Bahti Ho Kyun</text:p>
          </table:table-cell>
          <table:table-cell office:value-type="string">
            <text:p>Vivek Mishr</text:p>
          </table:table-cell>
        </table:table-row>
        <table:table-row>
          <table:table-cell office:value-type="string">
            <text:p>Hi000MiVi04</text:p>
          </table:table-cell>
          <table:table-cell office:value-type="string">
            <text:p>HINDI</text:p>
          </table:table-cell>
          <table:table-cell office:value-type="string">
            <text:p>Bhartiya Chintandhara</text:p>
          </table:table-cell>
          <table:table-cell office:value-type="string">
            <text:p>Vidhyanivas Mishr</text:p>
          </table:table-cell>
        </table:table-row>
        <table:table-row>
          <table:table-cell office:value-type="string">
            <text:p>HI000MU01</text:p>
          </table:table-cell>
          <table:table-cell office:value-type="string">
            <text:p>HINDI</text:p>
          </table:table-cell>
          <table:table-cell office:value-type="string">
            <text:p>ACHALA EK MANASTITHI</text:p>
          </table:table-cell>
          <table:table-cell office:value-type="string">
            <text:p>MUDRARAKSHASA</text:p>
          </table:table-cell>
        </table:table-row>
        <table:table-row>
          <table:table-cell office:value-type="string">
            <text:p>HI000MUCT01</text:p>
          </table:table-cell>
          <table:table-cell office:value-type="string">
            <text:p>HINDI</text:p>
          </table:table-cell>
          <table:table-cell office:value-type="string">
            <text:p>AAVAN</text:p>
          </table:table-cell>
          <table:table-cell office:value-type="string">
            <text:p>CHITRA MUDGAL</text:p>
          </table:table-cell>
        </table:table-row>
        <table:table-row>
          <table:table-cell office:value-type="string">
            <text:p>Hi000MuGa01</text:p>
          </table:table-cell>
          <table:table-cell office:value-type="string">
            <text:p>HINDI</text:p>
          </table:table-cell>
          <table:table-cell office:value-type="string">
            <text:p>Stah Se Uthta Admi</text:p>
          </table:table-cell>
          <table:table-cell office:value-type="string">
            <text:p>Gajanan Madhav Muktibodh</text:p>
          </table:table-cell>
        </table:table-row>
        <table:table-row>
          <table:table-cell office:value-type="string">
            <text:p>Hi000MuGa01</text:p>
          </table:table-cell>
          <table:table-cell office:value-type="string">
            <text:p>HINDI</text:p>
          </table:table-cell>
          <table:table-cell office:value-type="string">
            <text:p>Stah Se Uthta Admi</text:p>
          </table:table-cell>
          <table:table-cell office:value-type="string">
            <text:p>Gajanan Madhav Muktibodh</text:p>
          </table:table-cell>
        </table:table-row>
        <table:table-row>
          <table:table-cell office:value-type="string">
            <text:p>HI000MUGA02</text:p>
          </table:table-cell>
          <table:table-cell office:value-type="string">
            <text:p>HINDI</text:p>
          </table:table-cell>
          <table:table-cell office:value-type="string">
            <text:p>VIPAATRA</text:p>
          </table:table-cell>
          <table:table-cell office:value-type="string">
            <text:p>GAJANAN MADHAV</text:p>
          </table:table-cell>
        </table:table-row>
        <table:table-row>
          <table:table-cell office:value-type="string">
            <text:p>HI000MUKA01</text:p>
          </table:table-cell>
          <table:table-cell office:value-type="string">
            <text:p>HINDI</text:p>
          </table:table-cell>
          <table:table-cell office:value-type="string">
            <text:p>GUJARAT KE NATH</text:p>
          </table:table-cell>
          <table:table-cell office:value-type="string">
            <text:p>KANHAILAL</text:p>
          </table:table-cell>
        </table:table-row>
        <table:table-row>
          <table:table-cell office:value-type="string">
            <text:p>HI000MUSU01</text:p>
          </table:table-cell>
          <table:table-cell office:value-type="string">
            <text:p>HINDI</text:p>
          </table:table-cell>
          <table:table-cell office:value-type="string">
            <text:p>MAHASHWETA</text:p>
          </table:table-cell>
          <table:table-cell office:value-type="string">
            <text:p>SUDHA MURTI</text:p>
          </table:table-cell>
        </table:table-row>
        <table:table-row>
          <table:table-cell office:value-type="string">
            <text:p>Hi000Na01</text:p>
          </table:table-cell>
          <table:table-cell office:value-type="string">
            <text:p>HINDI</text:p>
          </table:table-cell>
          <table:table-cell office:value-type="string">
            <text:p>Malgudi Ki Kahaniyaan</text:p>
          </table:table-cell>
          <table:table-cell office:value-type="string">
            <text:p>R.K. Narayan</text:p>
          </table:table-cell>
        </table:table-row>
        <table:table-row>
          <table:table-cell office:value-type="string">
            <text:p>Hi000Na01</text:p>
          </table:table-cell>
          <table:table-cell office:value-type="string">
            <text:p>HINDI</text:p>
          </table:table-cell>
          <table:table-cell office:value-type="string">
            <text:p>Malgudi Ki Kahaniyaan</text:p>
          </table:table-cell>
          <table:table-cell office:value-type="string">
            <text:p>R.K. Narayan</text:p>
          </table:table-cell>
        </table:table-row>
        <table:table-row>
          <table:table-cell office:value-type="string">
            <text:p>Hi000ni02</text:p>
          </table:table-cell>
          <table:table-cell office:value-type="string">
            <text:p>HINDI</text:p>
          </table:table-cell>
          <table:table-cell office:value-type="string">
            <text:p>Apsara</text:p>
          </table:table-cell>
          <table:table-cell office:value-type="string">
            <text:p>Suryakant Tripathi</text:p>
          </table:table-cell>
        </table:table-row>
        <table:table-row>
          <table:table-cell office:value-type="string">
            <text:p>Hi000ni02</text:p>
          </table:table-cell>
          <table:table-cell office:value-type="string">
            <text:p>HINDI</text:p>
          </table:table-cell>
          <table:table-cell office:value-type="string">
            <text:p>Apsara</text:p>
          </table:table-cell>
          <table:table-cell office:value-type="string">
            <text:p>Suryakant Tripathi</text:p>
          </table:table-cell>
        </table:table-row>
        <table:table-row>
          <table:table-cell office:value-type="string">
            <text:p>Hi000nifa01</text:p>
          </table:table-cell>
          <table:table-cell office:value-type="string">
            <text:p>HINDI</text:p>
          </table:table-cell>
          <table:table-cell office:value-type="string">
            <text:p>Khoya Hua Sa Kuch</text:p>
          </table:table-cell>
          <table:table-cell office:value-type="string">
            <text:p>Nida Fazli</text:p>
          </table:table-cell>
        </table:table-row>
        <table:table-row>
          <table:table-cell office:value-type="string">
            <text:p>Hi000nifa01</text:p>
          </table:table-cell>
          <table:table-cell office:value-type="string">
            <text:p>HINDI</text:p>
          </table:table-cell>
          <table:table-cell office:value-type="string">
            <text:p>Khoya Hua Sa Kuch</text:p>
          </table:table-cell>
          <table:table-cell office:value-type="string">
            <text:p>Nida Fazli</text:p>
          </table:table-cell>
        </table:table-row>
        <table:table-row>
          <table:table-cell office:value-type="string">
            <text:p>Hi000pasu01</text:p>
          </table:table-cell>
          <table:table-cell office:value-type="string">
            <text:p>HINDI</text:p>
          </table:table-cell>
          <table:table-cell office:value-type="string">
            <text:p>Sumitranandan Pant</text:p>
          </table:table-cell>
          <table:table-cell office:value-type="string">
            <text:p>Harivanshrai Bachhan</text:p>
          </table:table-cell>
        </table:table-row>
        <table:table-row>
          <table:table-cell office:value-type="string">
            <text:p>Hi000pasu01</text:p>
          </table:table-cell>
          <table:table-cell office:value-type="string">
            <text:p>HINDI</text:p>
          </table:table-cell>
          <table:table-cell office:value-type="string">
            <text:p>Sumitranandan Pant</text:p>
          </table:table-cell>
          <table:table-cell office:value-type="string">
            <text:p>Harivanshrai Bachhan</text:p>
          </table:table-cell>
        </table:table-row>
        <table:table-row>
          <table:table-cell office:value-type="string">
            <text:p>Hi000pr06</text:p>
          </table:table-cell>
          <table:table-cell office:value-type="string">
            <text:p>HINDI</text:p>
          </table:table-cell>
          <table:table-cell office:value-type="string">
            <text:p>Varadaan</text:p>
          </table:table-cell>
          <table:table-cell office:value-type="string">
            <text:p>Premchand</text:p>
          </table:table-cell>
        </table:table-row>
        <table:table-row>
          <table:table-cell office:value-type="string">
            <text:p>Hi000pr06</text:p>
          </table:table-cell>
          <table:table-cell office:value-type="string">
            <text:p>HINDI</text:p>
          </table:table-cell>
          <table:table-cell office:value-type="string">
            <text:p>Varadaan</text:p>
          </table:table-cell>
          <table:table-cell office:value-type="string">
            <text:p>Premchand</text:p>
          </table:table-cell>
        </table:table-row>
        <table:table-row>
          <table:table-cell office:value-type="string">
            <text:p>hi000pr07</text:p>
          </table:table-cell>
          <table:table-cell office:value-type="string">
            <text:p>HINDI</text:p>
          </table:table-cell>
          <table:table-cell office:value-type="string">
            <text:p>mansarovar</text:p>
          </table:table-cell>
          <table:table-cell office:value-type="string">
            <text:p>premchand</text:p>
          </table:table-cell>
        </table:table-row>
        <table:table-row>
          <table:table-cell office:value-type="string">
            <text:p>hi000pr09</text:p>
          </table:table-cell>
          <table:table-cell office:value-type="string">
            <text:p>HINDI</text:p>
          </table:table-cell>
          <table:table-cell office:value-type="string">
            <text:p>mansarovar</text:p>
          </table:table-cell>
          <table:table-cell office:value-type="string">
            <text:p>premchand</text:p>
          </table:table-cell>
        </table:table-row>
        <table:table-row>
          <table:table-cell office:value-type="string">
            <text:p>hi000pr10</text:p>
          </table:table-cell>
          <table:table-cell office:value-type="string">
            <text:p>HINDI</text:p>
          </table:table-cell>
          <table:table-cell office:value-type="string">
            <text:p>mansarovar</text:p>
          </table:table-cell>
          <table:table-cell office:value-type="string">
            <text:p>premchand</text:p>
          </table:table-cell>
        </table:table-row>
        <table:table-row>
          <table:table-cell office:value-type="string">
            <text:p>hi000pr11</text:p>
          </table:table-cell>
          <table:table-cell office:value-type="string">
            <text:p>HINDI</text:p>
          </table:table-cell>
          <table:table-cell office:value-type="string">
            <text:p>mansarovar</text:p>
          </table:table-cell>
          <table:table-cell office:value-type="string">
            <text:p>premchand</text:p>
          </table:table-cell>
        </table:table-row>
        <table:table-row>
          <table:table-cell office:value-type="string">
            <text:p>Hi000pr13</text:p>
          </table:table-cell>
          <table:table-cell office:value-type="string">
            <text:p>HINDI</text:p>
          </table:table-cell>
          <table:table-cell office:value-type="string">
            <text:p>Godan</text:p>
          </table:table-cell>
          <table:table-cell office:value-type="string">
            <text:p>Premchand</text:p>
          </table:table-cell>
        </table:table-row>
        <table:table-row>
          <table:table-cell office:value-type="string">
            <text:p>Hi000pr13</text:p>
          </table:table-cell>
          <table:table-cell office:value-type="string">
            <text:p>HINDI</text:p>
          </table:table-cell>
          <table:table-cell office:value-type="string">
            <text:p>Godan</text:p>
          </table:table-cell>
          <table:table-cell office:value-type="string">
            <text:p>Premchand</text:p>
          </table:table-cell>
        </table:table-row>
        <table:table-row>
          <table:table-cell office:value-type="string">
            <text:p>Hi000pram01</text:p>
          </table:table-cell>
          <table:table-cell office:value-type="string">
            <text:p>HINDI</text:p>
          </table:table-cell>
          <table:table-cell office:value-type="string">
            <text:p>Raseedi Ticker</text:p>
          </table:table-cell>
          <table:table-cell office:value-type="string">
            <text:p>Amrita Preetam</text:p>
          </table:table-cell>
        </table:table-row>
        <table:table-row>
          <table:table-cell office:value-type="string">
            <text:p>Hi000pram01</text:p>
          </table:table-cell>
          <table:table-cell office:value-type="string">
            <text:p>HINDI</text:p>
          </table:table-cell>
          <table:table-cell office:value-type="string">
            <text:p>Raseedi Ticker</text:p>
          </table:table-cell>
          <table:table-cell office:value-type="string">
            <text:p>Amrita Preetam</text:p>
          </table:table-cell>
        </table:table-row>
        <table:table-row>
          <table:table-cell office:value-type="string">
            <text:p>hi000pram04</text:p>
          </table:table-cell>
          <table:table-cell office:value-type="string">
            <text:p>HINDI</text:p>
          </table:table-cell>
          <table:table-cell office:value-type="string">
            <text:p>pinjar</text:p>
          </table:table-cell>
          <table:table-cell office:value-type="string">
            <text:p>amrata pritam</text:p>
          </table:table-cell>
        </table:table-row>
        <table:table-row>
          <table:table-cell office:value-type="string">
            <text:p>hi000prja01</text:p>
          </table:table-cell>
          <table:table-cell office:value-type="string">
            <text:p>HINDI</text:p>
          </table:table-cell>
          <table:table-cell office:value-type="string">
            <text:p>chandragupta</text:p>
          </table:table-cell>
          <table:table-cell office:value-type="string">
            <text:p>jayshankar prasad</text:p>
          </table:table-cell>
        </table:table-row>
        <table:table-row>
          <table:table-cell office:value-type="string">
            <text:p>hi000prja03</text:p>
          </table:table-cell>
          <table:table-cell office:value-type="string">
            <text:p>HINDI</text:p>
          </table:table-cell>
          <table:table-cell office:value-type="string">
            <text:p>ajatshatru</text:p>
          </table:table-cell>
          <table:table-cell office:value-type="string">
            <text:p>jayshankar prasad</text:p>
          </table:table-cell>
        </table:table-row>
        <table:table-row>
          <table:table-cell office:value-type="string">
            <text:p>Hi000PrVi011</text:p>
          </table:table-cell>
          <table:table-cell office:value-type="string">
            <text:p>HINDI</text:p>
          </table:table-cell>
          <table:table-cell office:value-type="string">
            <text:p>Awara Masiha</text:p>
          </table:table-cell>
          <table:table-cell office:value-type="string">
            <text:p>Vishnu Prabhakar</text:p>
          </table:table-cell>
        </table:table-row>
        <table:table-row>
          <table:table-cell office:value-type="string">
            <text:p>Hi000PrVi011</text:p>
          </table:table-cell>
          <table:table-cell office:value-type="string">
            <text:p>HINDI</text:p>
          </table:table-cell>
          <table:table-cell office:value-type="string">
            <text:p>Awara Masiha</text:p>
          </table:table-cell>
          <table:table-cell office:value-type="string">
            <text:p>Vishnu Prabhakar</text:p>
          </table:table-cell>
        </table:table-row>
        <table:table-row>
          <table:table-cell office:value-type="string">
            <text:p>Hi000RaMo03</text:p>
          </table:table-cell>
          <table:table-cell office:value-type="string">
            <text:p>HINDI</text:p>
          </table:table-cell>
          <table:table-cell office:value-type="string">
            <text:p>Na Aane Wala Kal</text:p>
          </table:table-cell>
          <table:table-cell office:value-type="string">
            <text:p>Mohan Rakesh</text:p>
          </table:table-cell>
        </table:table-row>
        <table:table-row>
          <table:table-cell office:value-type="string">
            <text:p>Hi000RaMo03</text:p>
          </table:table-cell>
          <table:table-cell office:value-type="string">
            <text:p>HINDI</text:p>
          </table:table-cell>
          <table:table-cell office:value-type="string">
            <text:p>Na Aane Wala Kal</text:p>
          </table:table-cell>
          <table:table-cell office:value-type="string">
            <text:p>Mohan Rakesh</text:p>
          </table:table-cell>
        </table:table-row>
        <table:table-row>
          <table:table-cell office:value-type="string">
            <text:p>Hi000Ramo05</text:p>
          </table:table-cell>
          <table:table-cell office:value-type="string">
            <text:p>HINDI</text:p>
          </table:table-cell>
          <table:table-cell office:value-type="string">
            <text:p>Meri Priya Kahaniyaan</text:p>
          </table:table-cell>
          <table:table-cell office:value-type="string">
            <text:p>Mohan Rakesh</text:p>
          </table:table-cell>
        </table:table-row>
        <table:table-row>
          <table:table-cell office:value-type="string">
            <text:p>Hi000Ramo05</text:p>
          </table:table-cell>
          <table:table-cell office:value-type="string">
            <text:p>HINDI</text:p>
          </table:table-cell>
          <table:table-cell office:value-type="string">
            <text:p>Meri Priya Kahaniyaan</text:p>
          </table:table-cell>
          <table:table-cell office:value-type="string">
            <text:p>Mohan Rakesh</text:p>
          </table:table-cell>
        </table:table-row>
        <table:table-row>
          <table:table-cell office:value-type="string">
            <text:p>Hi000RaRa01</text:p>
          </table:table-cell>
          <table:table-cell office:value-type="string">
            <text:p>HINDI</text:p>
          </table:table-cell>
          <table:table-cell office:value-type="string">
            <text:p>Kab Tak Pukarun</text:p>
          </table:table-cell>
          <table:table-cell office:value-type="string">
            <text:p>Rangey Raghav</text:p>
          </table:table-cell>
        </table:table-row>
        <table:table-row>
          <table:table-cell office:value-type="string">
            <text:p>Hi000RaRa01</text:p>
          </table:table-cell>
          <table:table-cell office:value-type="string">
            <text:p>HINDI</text:p>
          </table:table-cell>
          <table:table-cell office:value-type="string">
            <text:p>Kab Tak Pukarun</text:p>
          </table:table-cell>
          <table:table-cell office:value-type="string">
            <text:p>Rangey Raghav</text:p>
          </table:table-cell>
        </table:table-row>
        <table:table-row>
          <table:table-cell office:value-type="string">
            <text:p>Hi000SaRa02</text:p>
          </table:table-cell>
          <table:table-cell office:value-type="string">
            <text:p>HINDI</text:p>
          </table:table-cell>
          <table:table-cell office:value-type="string">
            <text:p>Volga Se Ganga</text:p>
          </table:table-cell>
          <table:table-cell office:value-type="string">
            <text:p>Rahul Saanskritayan</text:p>
          </table:table-cell>
        </table:table-row>
        <table:table-row>
          <table:table-cell office:value-type="string">
            <text:p>Hi000SaRa02</text:p>
          </table:table-cell>
          <table:table-cell office:value-type="string">
            <text:p>HINDI</text:p>
          </table:table-cell>
          <table:table-cell office:value-type="string">
            <text:p>Volga Se Ganga</text:p>
          </table:table-cell>
          <table:table-cell office:value-type="string">
            <text:p>Rahul Saanskritayan</text:p>
          </table:table-cell>
        </table:table-row>
        <table:table-row>
          <table:table-cell office:value-type="string">
            <text:p>Hi000SaVi01</text:p>
          </table:table-cell>
          <table:table-cell office:value-type="string">
            <text:p>HINDI</text:p>
          </table:table-cell>
          <table:table-cell office:value-type="string">
            <text:p>Sahsrafan</text:p>
          </table:table-cell>
          <table:table-cell office:value-type="string">
            <text:p>Vishwanath Satyanarayan</text:p>
          </table:table-cell>
        </table:table-row>
        <table:table-row>
          <table:table-cell office:value-type="string">
            <text:p>Hi000SaVi01</text:p>
          </table:table-cell>
          <table:table-cell office:value-type="string">
            <text:p>HINDI</text:p>
          </table:table-cell>
          <table:table-cell office:value-type="string">
            <text:p>Sahsrafan</text:p>
          </table:table-cell>
          <table:table-cell office:value-type="string">
            <text:p>Vishwanath Satyanarayan</text:p>
          </table:table-cell>
        </table:table-row>
        <table:table-row>
          <table:table-cell office:value-type="string">
            <text:p>Hi000Sbh01</text:p>
          </table:table-cell>
          <table:table-cell office:value-type="string">
            <text:p>HINDI</text:p>
          </table:table-cell>
          <table:table-cell office:value-type="string">
            <text:p>Bulley Shah</text:p>
          </table:table-cell>
          <table:table-cell office:value-type="string">
            <text:p>Dr.Harbhajan Singh</text:p>
          </table:table-cell>
        </table:table-row>
        <table:table-row>
          <table:table-cell office:value-type="string">
            <text:p>Hi000Sbh01</text:p>
          </table:table-cell>
          <table:table-cell office:value-type="string">
            <text:p>HINDI</text:p>
          </table:table-cell>
          <table:table-cell office:value-type="string">
            <text:p>Bulley Shah</text:p>
          </table:table-cell>
          <table:table-cell office:value-type="string">
            <text:p>Dr.Harbhajan Singh</text:p>
          </table:table-cell>
        </table:table-row>
        <table:table-row>
          <table:table-cell office:value-type="string">
            <text:p>Hi000SeVi01</text:p>
          </table:table-cell>
          <table:table-cell office:value-type="string">
            <text:p>HINDI</text:p>
          </table:table-cell>
          <table:table-cell office:value-type="string">
            <text:p>Koi Accha Sa Ladka</text:p>
          </table:table-cell>
          <table:table-cell office:value-type="string">
            <text:p>Vikram Seth</text:p>
          </table:table-cell>
        </table:table-row>
        <table:table-row>
          <table:table-cell office:value-type="string">
            <text:p>Hi000SeVi01</text:p>
          </table:table-cell>
          <table:table-cell office:value-type="string">
            <text:p>HINDI</text:p>
          </table:table-cell>
          <table:table-cell office:value-type="string">
            <text:p>Koi Accha Sa Ladka</text:p>
          </table:table-cell>
          <table:table-cell office:value-type="string">
            <text:p>Vikram Seth</text:p>
          </table:table-cell>
        </table:table-row>
        <table:table-row>
          <table:table-cell office:value-type="string">
            <text:p>Hi000Sh01</text:p>
          </table:table-cell>
          <table:table-cell office:value-type="string">
            <text:p>HINDI</text:p>
          </table:table-cell>
          <table:table-cell office:value-type="string">
            <text:p>Svaynsiddha</text:p>
          </table:table-cell>
          <table:table-cell office:value-type="string">
            <text:p>Shivani</text:p>
          </table:table-cell>
        </table:table-row>
        <table:table-row>
          <table:table-cell office:value-type="string">
            <text:p>Hi000Sh01</text:p>
          </table:table-cell>
          <table:table-cell office:value-type="string">
            <text:p>HINDI</text:p>
          </table:table-cell>
          <table:table-cell office:value-type="string">
            <text:p>Svaynsiddha</text:p>
          </table:table-cell>
          <table:table-cell office:value-type="string">
            <text:p>Shivani</text:p>
          </table:table-cell>
        </table:table-row>
        <table:table-row>
          <table:table-cell office:value-type="string">
            <text:p>Hi000Sh02</text:p>
          </table:table-cell>
          <table:table-cell office:value-type="string">
            <text:p>HINDI</text:p>
          </table:table-cell>
          <table:table-cell office:value-type="string">
            <text:p>Gainda</text:p>
          </table:table-cell>
          <table:table-cell office:value-type="string">
            <text:p>Shivani</text:p>
          </table:table-cell>
        </table:table-row>
        <table:table-row>
          <table:table-cell office:value-type="string">
            <text:p>Hi000Sh02</text:p>
          </table:table-cell>
          <table:table-cell office:value-type="string">
            <text:p>HINDI</text:p>
          </table:table-cell>
          <table:table-cell office:value-type="string">
            <text:p>Gainda</text:p>
          </table:table-cell>
          <table:table-cell office:value-type="string">
            <text:p>Shivani</text:p>
          </table:table-cell>
        </table:table-row>
        <table:table-row>
          <table:table-cell office:value-type="string">
            <text:p>Hi000Sh03</text:p>
          </table:table-cell>
          <table:table-cell office:value-type="string">
            <text:p>HINDI</text:p>
          </table:table-cell>
          <table:table-cell office:value-type="string">
            <text:p>Vatayan</text:p>
          </table:table-cell>
          <table:table-cell office:value-type="string">
            <text:p>Shivani</text:p>
          </table:table-cell>
        </table:table-row>
        <table:table-row>
          <table:table-cell office:value-type="string">
            <text:p>Hi000Sh03</text:p>
          </table:table-cell>
          <table:table-cell office:value-type="string">
            <text:p>HINDI</text:p>
          </table:table-cell>
          <table:table-cell office:value-type="string">
            <text:p>Vatayan</text:p>
          </table:table-cell>
          <table:table-cell office:value-type="string">
            <text:p>Shivani</text:p>
          </table:table-cell>
        </table:table-row>
        <table:table-row>
          <table:table-cell office:value-type="string">
            <text:p>Hi000Sh04</text:p>
          </table:table-cell>
          <table:table-cell office:value-type="string">
            <text:p>HINDI</text:p>
          </table:table-cell>
          <table:table-cell office:value-type="string">
            <text:p>Do Sakhiyaan</text:p>
          </table:table-cell>
          <table:table-cell office:value-type="string">
            <text:p>Shivani</text:p>
          </table:table-cell>
        </table:table-row>
        <table:table-row>
          <table:table-cell office:value-type="string">
            <text:p>Hi000Sh04</text:p>
          </table:table-cell>
          <table:table-cell office:value-type="string">
            <text:p>HINDI</text:p>
          </table:table-cell>
          <table:table-cell office:value-type="string">
            <text:p>Do Sakhiyaan</text:p>
          </table:table-cell>
          <table:table-cell office:value-type="string">
            <text:p>Shivani</text:p>
          </table:table-cell>
        </table:table-row>
        <table:table-row>
          <table:table-cell office:value-type="string">
            <text:p>Hi000Sha01</text:p>
          </table:table-cell>
          <table:table-cell office:value-type="string">
            <text:p>HINDI</text:p>
          </table:table-cell>
          <table:table-cell office:value-type="string">
            <text:p>Seemabaddh</text:p>
          </table:table-cell>
          <table:table-cell office:value-type="string">
            <text:p>Shankar</text:p>
          </table:table-cell>
        </table:table-row>
        <table:table-row>
          <table:table-cell office:value-type="string">
            <text:p>Hi000Sha01</text:p>
          </table:table-cell>
          <table:table-cell office:value-type="string">
            <text:p>HINDI</text:p>
          </table:table-cell>
          <table:table-cell office:value-type="string">
            <text:p>Aadhi Raat Ke Baad</text:p>
          </table:table-cell>
          <table:table-cell office:value-type="string">
            <text:p>Dr.Shankar Shesh</text:p>
          </table:table-cell>
        </table:table-row>
        <table:table-row>
          <table:table-cell office:value-type="string">
            <text:p>Hi000Sha01</text:p>
          </table:table-cell>
          <table:table-cell office:value-type="string">
            <text:p>HINDI</text:p>
          </table:table-cell>
          <table:table-cell office:value-type="string">
            <text:p>Seemabaddh</text:p>
          </table:table-cell>
          <table:table-cell office:value-type="string">
            <text:p>Shankar</text:p>
          </table:table-cell>
        </table:table-row>
        <table:table-row>
          <table:table-cell office:value-type="string">
            <text:p>Hi000Sha01</text:p>
          </table:table-cell>
          <table:table-cell office:value-type="string">
            <text:p>HINDI</text:p>
          </table:table-cell>
          <table:table-cell office:value-type="string">
            <text:p>Aadhi Raat Ke Baad</text:p>
          </table:table-cell>
          <table:table-cell office:value-type="string">
            <text:p>Dr.Shankar Shesh</text:p>
          </table:table-cell>
        </table:table-row>
        <table:table-row>
          <table:table-cell office:value-type="string">
            <text:p>Hi000Sha02</text:p>
          </table:table-cell>
          <table:table-cell office:value-type="string">
            <text:p>HINDI</text:p>
          </table:table-cell>
          <table:table-cell office:value-type="string">
            <text:p>Jan Aranya</text:p>
          </table:table-cell>
          <table:table-cell office:value-type="string">
            <text:p>Shankar</text:p>
          </table:table-cell>
        </table:table-row>
        <table:table-row>
          <table:table-cell office:value-type="string">
            <text:p>Hi000Sha02</text:p>
          </table:table-cell>
          <table:table-cell office:value-type="string">
            <text:p>HINDI</text:p>
          </table:table-cell>
          <table:table-cell office:value-type="string">
            <text:p>Jan Aranya</text:p>
          </table:table-cell>
          <table:table-cell office:value-type="string">
            <text:p>Shankar</text:p>
          </table:table-cell>
        </table:table-row>
        <table:table-row>
          <table:table-cell office:value-type="string">
            <text:p>Hi000ShGu01</text:p>
          </table:table-cell>
          <table:table-cell office:value-type="string">
            <text:p>HINDI</text:p>
          </table:table-cell>
          <table:table-cell office:value-type="string">
            <text:p>Kala Jal</text:p>
          </table:table-cell>
          <table:table-cell office:value-type="string">
            <text:p>Gulsher Khan Shani</text:p>
          </table:table-cell>
        </table:table-row>
        <table:table-row>
          <table:table-cell office:value-type="string">
            <text:p>Hi000ShGu01</text:p>
          </table:table-cell>
          <table:table-cell office:value-type="string">
            <text:p>HINDI</text:p>
          </table:table-cell>
          <table:table-cell office:value-type="string">
            <text:p>Kala Jal</text:p>
          </table:table-cell>
          <table:table-cell office:value-type="string">
            <text:p>Gulsher Khan Shani</text:p>
          </table:table-cell>
        </table:table-row>
        <table:table-row>
          <table:table-cell office:value-type="string">
            <text:p>Hi000ShH01</text:p>
          </table:table-cell>
          <table:table-cell office:value-type="string">
            <text:p>HINDI</text:p>
          </table:table-cell>
          <table:table-cell office:value-type="string">
            <text:p>Kritiroop Sangh Darshan</text:p>
          </table:table-cell>
          <table:table-cell office:value-type="string">
            <text:p>Sheshadri</text:p>
          </table:table-cell>
        </table:table-row>
        <table:table-row>
          <table:table-cell office:value-type="string">
            <text:p>Hi000ShH01</text:p>
          </table:table-cell>
          <table:table-cell office:value-type="string">
            <text:p>HINDI</text:p>
          </table:table-cell>
          <table:table-cell office:value-type="string">
            <text:p>Kritiroop Sangh Darshan</text:p>
          </table:table-cell>
          <table:table-cell office:value-type="string">
            <text:p>Sheshadri</text:p>
          </table:table-cell>
        </table:table-row>
        <table:table-row>
          <table:table-cell office:value-type="string">
            <text:p>Hi000ShH02</text:p>
          </table:table-cell>
          <table:table-cell office:value-type="string">
            <text:p>HINDI</text:p>
          </table:table-cell>
          <table:table-cell office:value-type="string">
            <text:p>Aur Desh Bat Gaya</text:p>
          </table:table-cell>
          <table:table-cell office:value-type="string">
            <text:p>Sheshadri</text:p>
          </table:table-cell>
        </table:table-row>
        <table:table-row>
          <table:table-cell office:value-type="string">
            <text:p>Hi000ShH02</text:p>
          </table:table-cell>
          <table:table-cell office:value-type="string">
            <text:p>HINDI</text:p>
          </table:table-cell>
          <table:table-cell office:value-type="string">
            <text:p>Aur Desh Bat Gaya</text:p>
          </table:table-cell>
          <table:table-cell office:value-type="string">
            <text:p>Sheshadri</text:p>
          </table:table-cell>
        </table:table-row>
        <table:table-row>
          <table:table-cell office:value-type="string">
            <text:p>Hi000ShMa02</text:p>
          </table:table-cell>
          <table:table-cell office:value-type="string">
            <text:p>HINDI</text:p>
          </table:table-cell>
          <table:table-cell office:value-type="string">
            <text:p>Durbhisandhi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2</text:p>
          </table:table-cell>
          <table:table-cell office:value-type="string">
            <text:p>HINDI</text:p>
          </table:table-cell>
          <table:table-cell office:value-type="string">
            <text:p>Durbhisandhi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3</text:p>
          </table:table-cell>
          <table:table-cell office:value-type="string">
            <text:p>HINDI</text:p>
          </table:table-cell>
          <table:table-cell office:value-type="string">
            <text:p>Dwarka ki Sthapna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3</text:p>
          </table:table-cell>
          <table:table-cell office:value-type="string">
            <text:p>HINDI</text:p>
          </table:table-cell>
          <table:table-cell office:value-type="string">
            <text:p>Dwarka ki Sthapna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4</text:p>
          </table:table-cell>
          <table:table-cell office:value-type="string">
            <text:p>HINDI</text:p>
          </table:table-cell>
          <table:table-cell office:value-type="string">
            <text:p>Lakshagrah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4</text:p>
          </table:table-cell>
          <table:table-cell office:value-type="string">
            <text:p>HINDI</text:p>
          </table:table-cell>
          <table:table-cell office:value-type="string">
            <text:p>Lakshagrah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5</text:p>
          </table:table-cell>
          <table:table-cell office:value-type="string">
            <text:p>HINDI</text:p>
          </table:table-cell>
          <table:table-cell office:value-type="string">
            <text:p>Khandav Dah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5</text:p>
          </table:table-cell>
          <table:table-cell office:value-type="string">
            <text:p>HINDI</text:p>
          </table:table-cell>
          <table:table-cell office:value-type="string">
            <text:p>Khandav Dah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6</text:p>
          </table:table-cell>
          <table:table-cell office:value-type="string">
            <text:p>HINDI</text:p>
          </table:table-cell>
          <table:table-cell office:value-type="string">
            <text:p>Rajsuya Yagya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6</text:p>
          </table:table-cell>
          <table:table-cell office:value-type="string">
            <text:p>HINDI</text:p>
          </table:table-cell>
          <table:table-cell office:value-type="string">
            <text:p>Rajsuya Yagya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7</text:p>
          </table:table-cell>
          <table:table-cell office:value-type="string">
            <text:p>HINDI</text:p>
          </table:table-cell>
          <table:table-cell office:value-type="string">
            <text:p>Sangharsh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7</text:p>
          </table:table-cell>
          <table:table-cell office:value-type="string">
            <text:p>HINDI</text:p>
          </table:table-cell>
          <table:table-cell office:value-type="string">
            <text:p>Sangharsh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8</text:p>
          </table:table-cell>
          <table:table-cell office:value-type="string">
            <text:p>HINDI</text:p>
          </table:table-cell>
          <table:table-cell office:value-type="string">
            <text:p>Pralya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8</text:p>
          </table:table-cell>
          <table:table-cell office:value-type="string">
            <text:p>HINDI</text:p>
          </table:table-cell>
          <table:table-cell office:value-type="string">
            <text:p>Pralya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S01</text:p>
          </table:table-cell>
          <table:table-cell office:value-type="string">
            <text:p>HINDI</text:p>
          </table:table-cell>
          <table:table-cell office:value-type="string">
            <text:p>Humare Chintan Ki Mooldhaara</text:p>
          </table:table-cell>
          <table:table-cell office:value-type="string">
            <text:p>Dr.Shankar Dayal Sharma</text:p>
          </table:table-cell>
        </table:table-row>
        <table:table-row>
          <table:table-cell office:value-type="string">
            <text:p>Hi000ShS01</text:p>
          </table:table-cell>
          <table:table-cell office:value-type="string">
            <text:p>HINDI</text:p>
          </table:table-cell>
          <table:table-cell office:value-type="string">
            <text:p>Humare Chintan Ki Mooldhaara</text:p>
          </table:table-cell>
          <table:table-cell office:value-type="string">
            <text:p>Dr.Shankar Dayal Sharma</text:p>
          </table:table-cell>
        </table:table-row>
        <table:table-row>
          <table:table-cell office:value-type="string">
            <text:p>Hi000ShSh01</text:p>
          </table:table-cell>
          <table:table-cell office:value-type="string">
            <text:p>HINDI</text:p>
          </table:table-cell>
          <table:table-cell office:value-type="string">
            <text:p>Agya Kuch Rang , Kuch Raag</text:p>
          </table:table-cell>
          <table:table-cell office:value-type="string">
            <text:p>Shrilaal Shukl</text:p>
          </table:table-cell>
        </table:table-row>
        <table:table-row>
          <table:table-cell office:value-type="string">
            <text:p>Hi000ShSh01</text:p>
          </table:table-cell>
          <table:table-cell office:value-type="string">
            <text:p>HINDI</text:p>
          </table:table-cell>
          <table:table-cell office:value-type="string">
            <text:p>Agya Kuch Rang , Kuch Raag</text:p>
          </table:table-cell>
          <table:table-cell office:value-type="string">
            <text:p>Shrilaal Shukl</text:p>
          </table:table-cell>
        </table:table-row>
        <table:table-row>
          <table:table-cell office:value-type="string">
            <text:p>Hi000ShSh02</text:p>
          </table:table-cell>
          <table:table-cell office:value-type="string">
            <text:p>HINDI</text:p>
          </table:table-cell>
          <table:table-cell office:value-type="string">
            <text:p>Makaan</text:p>
          </table:table-cell>
          <table:table-cell office:value-type="string">
            <text:p>Shrilaal Shukl</text:p>
          </table:table-cell>
        </table:table-row>
        <table:table-row>
          <table:table-cell office:value-type="string">
            <text:p>Hi000ShSh02</text:p>
          </table:table-cell>
          <table:table-cell office:value-type="string">
            <text:p>HINDI</text:p>
          </table:table-cell>
          <table:table-cell office:value-type="string">
            <text:p>Makaan</text:p>
          </table:table-cell>
          <table:table-cell office:value-type="string">
            <text:p>Shrilaal Shukl</text:p>
          </table:table-cell>
        </table:table-row>
        <table:table-row>
          <table:table-cell office:value-type="string">
            <text:p>Hi000ShSh03</text:p>
          </table:table-cell>
          <table:table-cell office:value-type="string">
            <text:p>HINDI</text:p>
          </table:table-cell>
          <table:table-cell office:value-type="string">
            <text:p>Raag Darbari</text:p>
          </table:table-cell>
          <table:table-cell office:value-type="string">
            <text:p>Shrilaal Shukl</text:p>
          </table:table-cell>
        </table:table-row>
        <table:table-row>
          <table:table-cell office:value-type="string">
            <text:p>Hi000ShSh03</text:p>
          </table:table-cell>
          <table:table-cell office:value-type="string">
            <text:p>HINDI</text:p>
          </table:table-cell>
          <table:table-cell office:value-type="string">
            <text:p>Raag Darbari</text:p>
          </table:table-cell>
          <table:table-cell office:value-type="string">
            <text:p>Shrilaal Shukl</text:p>
          </table:table-cell>
        </table:table-row>
        <table:table-row>
          <table:table-cell office:value-type="string">
            <text:p>Hi000ShSu01</text:p>
          </table:table-cell>
          <table:table-cell office:value-type="string">
            <text:p>HINDI</text:p>
          </table:table-cell>
          <table:table-cell office:value-type="string">
            <text:p>Shayri Hi Shayri</text:p>
          </table:table-cell>
          <table:table-cell office:value-type="string">
            <text:p>Sunil Sharma</text:p>
          </table:table-cell>
        </table:table-row>
        <table:table-row>
          <table:table-cell office:value-type="string">
            <text:p>Hi000ShSu01</text:p>
          </table:table-cell>
          <table:table-cell office:value-type="string">
            <text:p>HINDI</text:p>
          </table:table-cell>
          <table:table-cell office:value-type="string">
            <text:p>Shayri Hi Shayri</text:p>
          </table:table-cell>
          <table:table-cell office:value-type="string">
            <text:p>Sunil Sharma</text:p>
          </table:table-cell>
        </table:table-row>
        <table:table-row>
          <table:table-cell office:value-type="string">
            <text:p>Hi000ShVe01</text:p>
          </table:table-cell>
          <table:table-cell office:value-type="string">
            <text:p>HINDI</text:p>
          </table:table-cell>
          <table:table-cell office:value-type="string">
            <text:p>Inquilaab Zindabaad</text:p>
          </table:table-cell>
          <table:table-cell office:value-type="string">
            <text:p>Ved Prakash Sharma</text:p>
          </table:table-cell>
        </table:table-row>
        <table:table-row>
          <table:table-cell office:value-type="string">
            <text:p>Hi000ShVe01</text:p>
          </table:table-cell>
          <table:table-cell office:value-type="string">
            <text:p>HINDI</text:p>
          </table:table-cell>
          <table:table-cell office:value-type="string">
            <text:p>Inquilaab Zindabaad</text:p>
          </table:table-cell>
          <table:table-cell office:value-type="string">
            <text:p>Ved Prakash Sharma</text:p>
          </table:table-cell>
        </table:table-row>
        <table:table-row>
          <table:table-cell office:value-type="string">
            <text:p>Hi000ShVi01</text:p>
          </table:table-cell>
          <table:table-cell office:value-type="string">
            <text:p>HINDI</text:p>
          </table:table-cell>
          <table:table-cell office:value-type="string">
            <text:p>Anant Path Ki Yatri Dharamveer Bharti</text:p>
          </table:table-cell>
          <table:table-cell office:value-type="string">
            <text:p>Vishnukant Shashtri</text:p>
          </table:table-cell>
        </table:table-row>
        <table:table-row>
          <table:table-cell office:value-type="string">
            <text:p>Hi000ShVi01</text:p>
          </table:table-cell>
          <table:table-cell office:value-type="string">
            <text:p>HINDI</text:p>
          </table:table-cell>
          <table:table-cell office:value-type="string">
            <text:p>Anant Path Ki Yatri Dharamveer Bharti</text:p>
          </table:table-cell>
          <table:table-cell office:value-type="string">
            <text:p>Vishnukant Shashtri</text:p>
          </table:table-cell>
        </table:table-row>
        <table:table-row>
          <table:table-cell office:value-type="string">
            <text:p>Hi000ShYa01</text:p>
          </table:table-cell>
          <table:table-cell office:value-type="string">
            <text:p>HINDI</text:p>
          </table:table-cell>
          <table:table-cell office:value-type="string">
            <text:p>Bharat sevak</text:p>
          </table:table-cell>
          <table:table-cell office:value-type="string">
            <text:p>Yagyadat Sharma</text:p>
          </table:table-cell>
        </table:table-row>
        <table:table-row>
          <table:table-cell office:value-type="string">
            <text:p>Hi000ShYa01</text:p>
          </table:table-cell>
          <table:table-cell office:value-type="string">
            <text:p>HINDI</text:p>
          </table:table-cell>
          <table:table-cell office:value-type="string">
            <text:p>Bharat sevak</text:p>
          </table:table-cell>
          <table:table-cell office:value-type="string">
            <text:p>Yagyadat Sharma</text:p>
          </table:table-cell>
        </table:table-row>
        <table:table-row>
          <table:table-cell office:value-type="string">
            <text:p>Hi000SiKh01</text:p>
          </table:table-cell>
          <table:table-cell office:value-type="string">
            <text:p>HINDI</text:p>
          </table:table-cell>
          <table:table-cell office:value-type="string">
            <text:p>Pakistan Mail</text:p>
          </table:table-cell>
          <table:table-cell office:value-type="string">
            <text:p>Kushwant Singh</text:p>
          </table:table-cell>
        </table:table-row>
        <table:table-row>
          <table:table-cell office:value-type="string">
            <text:p>Hi000SiKh01</text:p>
          </table:table-cell>
          <table:table-cell office:value-type="string">
            <text:p>HINDI</text:p>
          </table:table-cell>
          <table:table-cell office:value-type="string">
            <text:p>Pakistan Mail</text:p>
          </table:table-cell>
          <table:table-cell office:value-type="string">
            <text:p>Kushwant Singh</text:p>
          </table:table-cell>
        </table:table-row>
        <table:table-row>
          <table:table-cell office:value-type="string">
            <text:p>Hi000SiSh01</text:p>
          </table:table-cell>
          <table:table-cell office:value-type="string">
            <text:p>HINDI</text:p>
          </table:table-cell>
          <table:table-cell office:value-type="string">
            <text:p>Vaishvanar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1</text:p>
          </table:table-cell>
          <table:table-cell office:value-type="string">
            <text:p>HINDI</text:p>
          </table:table-cell>
          <table:table-cell office:value-type="string">
            <text:p>Vaishvanar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2</text:p>
          </table:table-cell>
          <table:table-cell office:value-type="string">
            <text:p>HINDI</text:p>
          </table:table-cell>
          <table:table-cell office:value-type="string">
            <text:p>Dilli Dur Hai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2</text:p>
          </table:table-cell>
          <table:table-cell office:value-type="string">
            <text:p>HINDI</text:p>
          </table:table-cell>
          <table:table-cell office:value-type="string">
            <text:p>Dilli Dur Hai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3</text:p>
          </table:table-cell>
          <table:table-cell office:value-type="string">
            <text:p>HINDI</text:p>
          </table:table-cell>
          <table:table-cell office:value-type="string">
            <text:p>Kuhre Me Yuddh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3</text:p>
          </table:table-cell>
          <table:table-cell office:value-type="string">
            <text:p>HINDI</text:p>
          </table:table-cell>
          <table:table-cell office:value-type="string">
            <text:p>Kuhre Me Yuddh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4</text:p>
          </table:table-cell>
          <table:table-cell office:value-type="string">
            <text:p>HINDI</text:p>
          </table:table-cell>
          <table:table-cell office:value-type="string">
            <text:p>Aurat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4</text:p>
          </table:table-cell>
          <table:table-cell office:value-type="string">
            <text:p>HINDI</text:p>
          </table:table-cell>
          <table:table-cell office:value-type="string">
            <text:p>Aurat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5</text:p>
          </table:table-cell>
          <table:table-cell office:value-type="string">
            <text:p>HINDI</text:p>
          </table:table-cell>
          <table:table-cell office:value-type="string">
            <text:p>Gali Aage Mudti Hai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5</text:p>
          </table:table-cell>
          <table:table-cell office:value-type="string">
            <text:p>HINDI</text:p>
          </table:table-cell>
          <table:table-cell office:value-type="string">
            <text:p>Gali Aage Mudti Hai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6</text:p>
          </table:table-cell>
          <table:table-cell office:value-type="string">
            <text:p>HINDI</text:p>
          </table:table-cell>
          <table:table-cell office:value-type="string">
            <text:p>Andhera Hansta Hai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6</text:p>
          </table:table-cell>
          <table:table-cell office:value-type="string">
            <text:p>HINDI</text:p>
          </table:table-cell>
          <table:table-cell office:value-type="string">
            <text:p>Andhera Hansta Hai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7</text:p>
          </table:table-cell>
          <table:table-cell office:value-type="string">
            <text:p>HINDI</text:p>
          </table:table-cell>
          <table:table-cell office:value-type="string">
            <text:p>Neela Chand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7</text:p>
          </table:table-cell>
          <table:table-cell office:value-type="string">
            <text:p>HINDI</text:p>
          </table:table-cell>
          <table:table-cell office:value-type="string">
            <text:p>Neela Chand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nVi01</text:p>
          </table:table-cell>
          <table:table-cell office:value-type="string">
            <text:p>HINDI</text:p>
          </table:table-cell>
          <table:table-cell office:value-type="string">
            <text:p>Sanskriti Sahitya ke Prahri</text:p>
          </table:table-cell>
          <table:table-cell office:value-type="string">
            <text:p>Vijyendra Sanatak</text:p>
          </table:table-cell>
        </table:table-row>
        <table:table-row>
          <table:table-cell office:value-type="string">
            <text:p>Hi000SnVi01</text:p>
          </table:table-cell>
          <table:table-cell office:value-type="string">
            <text:p>HINDI</text:p>
          </table:table-cell>
          <table:table-cell office:value-type="string">
            <text:p>Sanskriti Sahitya ke Prahri</text:p>
          </table:table-cell>
          <table:table-cell office:value-type="string">
            <text:p>Vijyendra Sanatak</text:p>
          </table:table-cell>
        </table:table-row>
        <table:table-row>
          <table:table-cell office:value-type="string">
            <text:p>Hi000SuAb01</text:p>
          </table:table-cell>
          <table:table-cell office:value-type="string">
            <text:p>HINDI</text:p>
          </table:table-cell>
          <table:table-cell office:value-type="string">
            <text:p>Kapurush Mahapurush</text:p>
          </table:table-cell>
          <table:table-cell office:value-type="string">
            <text:p>Abid Surti</text:p>
          </table:table-cell>
        </table:table-row>
        <table:table-row>
          <table:table-cell office:value-type="string">
            <text:p>Hi000SuAb01</text:p>
          </table:table-cell>
          <table:table-cell office:value-type="string">
            <text:p>HINDI</text:p>
          </table:table-cell>
          <table:table-cell office:value-type="string">
            <text:p>Kapurush Mahapurush</text:p>
          </table:table-cell>
          <table:table-cell office:value-type="string">
            <text:p>Abid Surti</text:p>
          </table:table-cell>
        </table:table-row>
        <table:table-row>
          <table:table-cell office:value-type="string">
            <text:p>Hi000SuSa01</text:p>
          </table:table-cell>
          <table:table-cell office:value-type="string">
            <text:p>HINDI</text:p>
          </table:table-cell>
          <table:table-cell office:value-type="string">
            <text:p>Kanpur Itihaas</text:p>
          </table:table-cell>
          <table:table-cell office:value-type="string">
            <text:p>Sarvesh Kumar Suyash</text:p>
          </table:table-cell>
        </table:table-row>
        <table:table-row>
          <table:table-cell office:value-type="string">
            <text:p>Hi000SuSa01</text:p>
          </table:table-cell>
          <table:table-cell office:value-type="string">
            <text:p>HINDI</text:p>
          </table:table-cell>
          <table:table-cell office:value-type="string">
            <text:p>Kanpur Itihaas</text:p>
          </table:table-cell>
          <table:table-cell office:value-type="string">
            <text:p>Sarvesh Kumar Suyash</text:p>
          </table:table-cell>
        </table:table-row>
        <table:table-row>
          <table:table-cell office:value-type="string">
            <text:p>Hi000Ta01</text:p>
          </table:table-cell>
          <table:table-cell office:value-type="string">
            <text:p>HINDI</text:p>
          </table:table-cell>
          <table:table-cell office:value-type="string">
            <text:p>Rabindranath Tagore Ki Sarvashreshtha Kahaniyaan</text:p>
          </table:table-cell>
          <table:table-cell office:value-type="string">
            <text:p>Rabindranath Tagore</text:p>
          </table:table-cell>
        </table:table-row>
        <table:table-row>
          <table:table-cell office:value-type="string">
            <text:p>Hi000Ta01</text:p>
          </table:table-cell>
          <table:table-cell office:value-type="string">
            <text:p>HINDI</text:p>
          </table:table-cell>
          <table:table-cell office:value-type="string">
            <text:p>Rabindranath Tagore Ki Sarvashreshtha Kahaniyaan</text:p>
          </table:table-cell>
          <table:table-cell office:value-type="string">
            <text:p>Rabindranath Tagore</text:p>
          </table:table-cell>
        </table:table-row>
        <table:table-row>
          <table:table-cell office:value-type="string">
            <text:p>Hi000ta02</text:p>
          </table:table-cell>
          <table:table-cell office:value-type="string">
            <text:p>HINDI</text:p>
          </table:table-cell>
          <table:table-cell office:value-type="string">
            <text:p>Gora</text:p>
          </table:table-cell>
          <table:table-cell office:value-type="string">
            <text:p>rabindranath Thakur</text:p>
          </table:table-cell>
        </table:table-row>
        <table:table-row>
          <table:table-cell office:value-type="string">
            <text:p>Hi000ta02</text:p>
          </table:table-cell>
          <table:table-cell office:value-type="string">
            <text:p>HINDI</text:p>
          </table:table-cell>
          <table:table-cell office:value-type="string">
            <text:p>Gora</text:p>
          </table:table-cell>
          <table:table-cell office:value-type="string">
            <text:p>rabindranath Thakur</text:p>
          </table:table-cell>
        </table:table-row>
        <table:table-row>
          <table:table-cell office:value-type="string">
            <text:p>Hi000Ta04</text:p>
          </table:table-cell>
          <table:table-cell office:value-type="string">
            <text:p>HINDI</text:p>
          </table:table-cell>
          <table:table-cell office:value-type="string">
            <text:p>Kabuliwala</text:p>
          </table:table-cell>
          <table:table-cell office:value-type="string">
            <text:p>Ravindranath Tagore</text:p>
          </table:table-cell>
        </table:table-row>
        <table:table-row>
          <table:table-cell office:value-type="string">
            <text:p>Hi000Ta04</text:p>
          </table:table-cell>
          <table:table-cell office:value-type="string">
            <text:p>HINDI</text:p>
          </table:table-cell>
          <table:table-cell office:value-type="string">
            <text:p>Kabuliwala</text:p>
          </table:table-cell>
          <table:table-cell office:value-type="string">
            <text:p>Ravindranath Tagore</text:p>
          </table:table-cell>
        </table:table-row>
        <table:table-row>
          <table:table-cell office:value-type="string">
            <text:p>Hi000TaGo01</text:p>
          </table:table-cell>
          <table:table-cell office:value-type="string">
            <text:p>HINDI</text:p>
          </table:table-cell>
          <table:table-cell office:value-type="string">
            <text:p>Bhagwat Gita</text:p>
          </table:table-cell>
          <table:table-cell office:value-type="string">
            <text:p>Golokwvasi Lala Vishwamarnath Tandon</text:p>
          </table:table-cell>
        </table:table-row>
        <table:table-row>
          <table:table-cell office:value-type="string">
            <text:p>Hi000TaGo01</text:p>
          </table:table-cell>
          <table:table-cell office:value-type="string">
            <text:p>HINDI</text:p>
          </table:table-cell>
          <table:table-cell office:value-type="string">
            <text:p>Bhagwat Gita</text:p>
          </table:table-cell>
          <table:table-cell office:value-type="string">
            <text:p>Golokwvasi Lala Vishwamarnath Tandon</text:p>
          </table:table-cell>
        </table:table-row>
        <table:table-row>
          <table:table-cell office:value-type="string">
            <text:p>Hi000Tu01</text:p>
          </table:table-cell>
          <table:table-cell office:value-type="string">
            <text:p>HINDI</text:p>
          </table:table-cell>
          <table:table-cell office:value-type="string">
            <text:p>Samparna</text:p>
          </table:table-cell>
          <table:table-cell office:value-type="string">
            <text:p>Turgnev</text:p>
          </table:table-cell>
        </table:table-row>
        <table:table-row>
          <table:table-cell office:value-type="string">
            <text:p>Hi000Tu01</text:p>
          </table:table-cell>
          <table:table-cell office:value-type="string">
            <text:p>HINDI</text:p>
          </table:table-cell>
          <table:table-cell office:value-type="string">
            <text:p>Samparna</text:p>
          </table:table-cell>
          <table:table-cell office:value-type="string">
            <text:p>Turgnev</text:p>
          </table:table-cell>
        </table:table-row>
        <table:table-row>
          <table:table-cell office:value-type="string">
            <text:p>Hi000UpRa01</text:p>
          </table:table-cell>
          <table:table-cell office:value-type="string">
            <text:p>HINDI</text:p>
          </table:table-cell>
          <table:table-cell office:value-type="string">
            <text:p>Dundhle Kkaanch Ki Deewar</text:p>
          </table:table-cell>
          <table:table-cell office:value-type="string">
            <text:p>Ramnarayanan Upadhya</text:p>
          </table:table-cell>
        </table:table-row>
        <table:table-row>
          <table:table-cell office:value-type="string">
            <text:p>Hi000UpRa01</text:p>
          </table:table-cell>
          <table:table-cell office:value-type="string">
            <text:p>HINDI</text:p>
          </table:table-cell>
          <table:table-cell office:value-type="string">
            <text:p>Dundhle Kkaanch Ki Deewar</text:p>
          </table:table-cell>
          <table:table-cell office:value-type="string">
            <text:p>Ramnarayanan Upadhya</text:p>
          </table:table-cell>
        </table:table-row>
        <table:table-row>
          <table:table-cell office:value-type="string">
            <text:p>Hi000VaAt01</text:p>
          </table:table-cell>
          <table:table-cell office:value-type="string">
            <text:p>HINDI</text:p>
          </table:table-cell>
          <table:table-cell office:value-type="string">
            <text:p>Kuch Lekh Kuch Bhashan</text:p>
          </table:table-cell>
          <table:table-cell office:value-type="string">
            <text:p>Atal Bihari Vajpayee</text:p>
          </table:table-cell>
        </table:table-row>
        <table:table-row>
          <table:table-cell office:value-type="string">
            <text:p>Hi000VaAt01</text:p>
          </table:table-cell>
          <table:table-cell office:value-type="string">
            <text:p>HINDI</text:p>
          </table:table-cell>
          <table:table-cell office:value-type="string">
            <text:p>Kuch Lekh Kuch Bhashan</text:p>
          </table:table-cell>
          <table:table-cell office:value-type="string">
            <text:p>Atal Bihari Vajpayee</text:p>
          </table:table-cell>
        </table:table-row>
        <table:table-row>
          <table:table-cell office:value-type="string">
            <text:p>Hi000VaAt02</text:p>
          </table:table-cell>
          <table:table-cell office:value-type="string">
            <text:p>HINDI</text:p>
          </table:table-cell>
          <table:table-cell office:value-type="string">
            <text:p>Meri Ikyavan Kavitaein</text:p>
          </table:table-cell>
          <table:table-cell office:value-type="string">
            <text:p>Atal Bihari Vajpayee</text:p>
          </table:table-cell>
        </table:table-row>
        <table:table-row>
          <table:table-cell office:value-type="string">
            <text:p>Hi000VaAt02</text:p>
          </table:table-cell>
          <table:table-cell office:value-type="string">
            <text:p>HINDI</text:p>
          </table:table-cell>
          <table:table-cell office:value-type="string">
            <text:p>Meri Ikyavan Kavitaein</text:p>
          </table:table-cell>
          <table:table-cell office:value-type="string">
            <text:p>Atal Bihari Vajpayee</text:p>
          </table:table-cell>
        </table:table-row>
        <table:table-row>
          <table:table-cell office:value-type="string">
            <text:p>Hi000Vakb01</text:p>
          </table:table-cell>
          <table:table-cell office:value-type="string">
            <text:p>HINDI</text:p>
          </table:table-cell>
          <table:table-cell office:value-type="string">
            <text:p>Uska Bachpan</text:p>
          </table:table-cell>
          <table:table-cell office:value-type="string">
            <text:p>Krishna Baldev Vaid</text:p>
          </table:table-cell>
        </table:table-row>
        <table:table-row>
          <table:table-cell office:value-type="string">
            <text:p>Hi000Vakb01</text:p>
          </table:table-cell>
          <table:table-cell office:value-type="string">
            <text:p>HINDI</text:p>
          </table:table-cell>
          <table:table-cell office:value-type="string">
            <text:p>Uska Bachpan</text:p>
          </table:table-cell>
          <table:table-cell office:value-type="string">
            <text:p>Krishna Baldev Vaid</text:p>
          </table:table-cell>
        </table:table-row>
        <table:table-row>
          <table:table-cell office:value-type="string">
            <text:p>Hi000VaKb02</text:p>
          </table:table-cell>
          <table:table-cell office:value-type="string">
            <text:p>HINDI</text:p>
          </table:table-cell>
          <table:table-cell office:value-type="string">
            <text:p>Pratinidhi Kahaniyaan</text:p>
          </table:table-cell>
          <table:table-cell office:value-type="string">
            <text:p>Krishna Baldev Vaid</text:p>
          </table:table-cell>
        </table:table-row>
        <table:table-row>
          <table:table-cell office:value-type="string">
            <text:p>Hi000VaKb02</text:p>
          </table:table-cell>
          <table:table-cell office:value-type="string">
            <text:p>HINDI</text:p>
          </table:table-cell>
          <table:table-cell office:value-type="string">
            <text:p>Pratinidhi Kahaniyaan</text:p>
          </table:table-cell>
          <table:table-cell office:value-type="string">
            <text:p>Krishna Baldev Vaid</text:p>
          </table:table-cell>
        </table:table-row>
        <table:table-row>
          <table:table-cell office:value-type="string">
            <text:p>Hi000VaMa01</text:p>
          </table:table-cell>
          <table:table-cell office:value-type="string">
            <text:p>HINDI</text:p>
          </table:table-cell>
          <table:table-cell office:value-type="string">
            <text:p>Jyoti Jala Nij Praan Ki</text:p>
          </table:table-cell>
          <table:table-cell office:value-type="string">
            <text:p>Manikchand Vajpayee</text:p>
          </table:table-cell>
        </table:table-row>
        <table:table-row>
          <table:table-cell office:value-type="string">
            <text:p>Hi000VaMa01</text:p>
          </table:table-cell>
          <table:table-cell office:value-type="string">
            <text:p>HINDI</text:p>
          </table:table-cell>
          <table:table-cell office:value-type="string">
            <text:p>Jyoti Jala Nij Praan Ki</text:p>
          </table:table-cell>
          <table:table-cell office:value-type="string">
            <text:p>Manikchand Vajpayee</text:p>
          </table:table-cell>
        </table:table-row>
        <table:table-row>
          <table:table-cell office:value-type="string">
            <text:p>HI000VAVI01</text:p>
          </table:table-cell>
          <table:table-cell office:value-type="string">
            <text:p>HINDI</text:p>
          </table:table-cell>
          <table:table-cell office:value-type="string">
            <text:p>ASHNI SANKET</text:p>
          </table:table-cell>
          <table:table-cell office:value-type="string">
            <text:p>VIBHUTIBHUSAN VANDHYOPADHYAY</text:p>
          </table:table-cell>
        </table:table-row>
        <table:table-row>
          <table:table-cell office:value-type="string">
            <text:p>Hi000VeBh01</text:p>
          </table:table-cell>
          <table:table-cell office:value-type="string">
            <text:p>HINDI</text:p>
          </table:table-cell>
          <table:table-cell office:value-type="string">
            <text:p>Rekha</text:p>
          </table:table-cell>
          <table:table-cell office:value-type="string">
            <text:p>Bhagwati Charan Verma</text:p>
          </table:table-cell>
        </table:table-row>
        <table:table-row>
          <table:table-cell office:value-type="string">
            <text:p>Hi000VeBh01</text:p>
          </table:table-cell>
          <table:table-cell office:value-type="string">
            <text:p>HINDI</text:p>
          </table:table-cell>
          <table:table-cell office:value-type="string">
            <text:p>Rekha</text:p>
          </table:table-cell>
          <table:table-cell office:value-type="string">
            <text:p>Bhagwati Charan Verma</text:p>
          </table:table-cell>
        </table:table-row>
        <table:table-row>
          <table:table-cell office:value-type="string">
            <text:p>Hi000VeBh02</text:p>
          </table:table-cell>
          <table:table-cell office:value-type="string">
            <text:p>HINDI</text:p>
          </table:table-cell>
          <table:table-cell office:value-type="string">
            <text:p>Sidhi Sacchi Baatein</text:p>
          </table:table-cell>
          <table:table-cell office:value-type="string">
            <text:p>Bhagwati Charan Verma</text:p>
          </table:table-cell>
        </table:table-row>
        <table:table-row>
          <table:table-cell office:value-type="string">
            <text:p>Hi000VeBh02</text:p>
          </table:table-cell>
          <table:table-cell office:value-type="string">
            <text:p>HINDI</text:p>
          </table:table-cell>
          <table:table-cell office:value-type="string">
            <text:p>Sidhi Sacchi Baatein</text:p>
          </table:table-cell>
          <table:table-cell office:value-type="string">
            <text:p>Bhagwati Charan Verma</text:p>
          </table:table-cell>
        </table:table-row>
        <table:table-row>
          <table:table-cell office:value-type="string">
            <text:p>Hi000VeBh03</text:p>
          </table:table-cell>
          <table:table-cell office:value-type="string">
            <text:p>HINDI</text:p>
          </table:table-cell>
          <table:table-cell office:value-type="string">
            <text:p>Sabhi Nachawat Rraam Gosai</text:p>
          </table:table-cell>
          <table:table-cell office:value-type="string">
            <text:p>Bhagwati Charan Verma</text:p>
          </table:table-cell>
        </table:table-row>
        <table:table-row>
          <table:table-cell office:value-type="string">
            <text:p>Hi000VeBh03</text:p>
          </table:table-cell>
          <table:table-cell office:value-type="string">
            <text:p>HINDI</text:p>
          </table:table-cell>
          <table:table-cell office:value-type="string">
            <text:p>Sabhi Nachawat Rraam Gosai</text:p>
          </table:table-cell>
          <table:table-cell office:value-type="string">
            <text:p>Bhagwati Charan Verma</text:p>
          </table:table-cell>
        </table:table-row>
        <table:table-row>
          <table:table-cell office:value-type="string">
            <text:p>Hi000VeBh04</text:p>
          </table:table-cell>
          <table:table-cell office:value-type="string">
            <text:p>HINDI</text:p>
          </table:table-cell>
          <table:table-cell office:value-type="string">
            <text:p>Bhule Bisre Chitr</text:p>
          </table:table-cell>
          <table:table-cell office:value-type="string">
            <text:p>Bhagwati Charan Verma</text:p>
          </table:table-cell>
        </table:table-row>
        <table:table-row>
          <table:table-cell office:value-type="string">
            <text:p>Hi000VeBh04</text:p>
          </table:table-cell>
          <table:table-cell office:value-type="string">
            <text:p>HINDI</text:p>
          </table:table-cell>
          <table:table-cell office:value-type="string">
            <text:p>Bhule Bisre Chitr</text:p>
          </table:table-cell>
          <table:table-cell office:value-type="string">
            <text:p>Bhagwati Charan Verma</text:p>
          </table:table-cell>
        </table:table-row>
        <table:table-row>
          <table:table-cell office:value-type="string">
            <text:p>Hi000VeHi03</text:p>
          </table:table-cell>
          <table:table-cell office:value-type="string">
            <text:p>HINDI</text:p>
          </table:table-cell>
          <table:table-cell office:value-type="string">
            <text:p>Meri Priya Kahaniyaan</text:p>
          </table:table-cell>
          <table:table-cell office:value-type="string">
            <text:p>Nirmal Verma</text:p>
          </table:table-cell>
        </table:table-row>
        <table:table-row>
          <table:table-cell office:value-type="string">
            <text:p>Hi000VeHi03</text:p>
          </table:table-cell>
          <table:table-cell office:value-type="string">
            <text:p>HINDI</text:p>
          </table:table-cell>
          <table:table-cell office:value-type="string">
            <text:p>Meri Priya Kahaniyaan</text:p>
          </table:table-cell>
          <table:table-cell office:value-type="string">
            <text:p>Nirmal Verma</text:p>
          </table:table-cell>
        </table:table-row>
        <table:table-row>
          <table:table-cell office:value-type="string">
            <text:p>Hi000VeKe01</text:p>
          </table:table-cell>
          <table:table-cell office:value-type="string">
            <text:p>HINDI</text:p>
          </table:table-cell>
          <table:table-cell office:value-type="string">
            <text:p>Aflatuno Ka Shahar</text:p>
          </table:table-cell>
          <table:table-cell office:value-type="string">
            <text:p>Keshavchandra Verma</text:p>
          </table:table-cell>
        </table:table-row>
        <table:table-row>
          <table:table-cell office:value-type="string">
            <text:p>Hi000VeKe01</text:p>
          </table:table-cell>
          <table:table-cell office:value-type="string">
            <text:p>HINDI</text:p>
          </table:table-cell>
          <table:table-cell office:value-type="string">
            <text:p>Aflatuno Ka Shahar</text:p>
          </table:table-cell>
          <table:table-cell office:value-type="string">
            <text:p>Keshavchandra Verma</text:p>
          </table:table-cell>
        </table:table-row>
        <table:table-row>
          <table:table-cell office:value-type="string">
            <text:p>Hi000VeLa01</text:p>
          </table:table-cell>
          <table:table-cell office:value-type="string">
            <text:p>HINDI</text:p>
          </table:table-cell>
          <table:table-cell office:value-type="string">
            <text:p>Terracotta</text:p>
          </table:table-cell>
          <table:table-cell office:value-type="string">
            <text:p>Lakshmikant Verma</text:p>
          </table:table-cell>
        </table:table-row>
        <table:table-row>
          <table:table-cell office:value-type="string">
            <text:p>Hi000VeLa01</text:p>
          </table:table-cell>
          <table:table-cell office:value-type="string">
            <text:p>HINDI</text:p>
          </table:table-cell>
          <table:table-cell office:value-type="string">
            <text:p>Terracotta</text:p>
          </table:table-cell>
          <table:table-cell office:value-type="string">
            <text:p>Lakshmikant Verma</text:p>
          </table:table-cell>
        </table:table-row>
        <table:table-row>
          <table:table-cell office:value-type="string">
            <text:p>Hi000VeMa01</text:p>
          </table:table-cell>
          <table:table-cell office:value-type="string">
            <text:p>HINDI</text:p>
          </table:table-cell>
          <table:table-cell office:value-type="string">
            <text:p>Ateet Ke Chal Chitr</text:p>
          </table:table-cell>
          <table:table-cell office:value-type="string">
            <text:p>Mahadevi Verma</text:p>
          </table:table-cell>
        </table:table-row>
        <table:table-row>
          <table:table-cell office:value-type="string">
            <text:p>Hi000VeMa01</text:p>
          </table:table-cell>
          <table:table-cell office:value-type="string">
            <text:p>HINDI</text:p>
          </table:table-cell>
          <table:table-cell office:value-type="string">
            <text:p>Ateet Ke Chal Chitr</text:p>
          </table:table-cell>
          <table:table-cell office:value-type="string">
            <text:p>Mahadevi Verma</text:p>
          </table:table-cell>
        </table:table-row>
        <table:table-row>
          <table:table-cell office:value-type="string">
            <text:p>Hi000VeNi01</text:p>
          </table:table-cell>
          <table:table-cell office:value-type="string">
            <text:p>HINDI</text:p>
          </table:table-cell>
          <table:table-cell office:value-type="string">
            <text:p>Dusre Shabdon Me</text:p>
          </table:table-cell>
          <table:table-cell office:value-type="string">
            <text:p>Nirmal Verma</text:p>
          </table:table-cell>
        </table:table-row>
        <table:table-row>
          <table:table-cell office:value-type="string">
            <text:p>Hi000VeNi01</text:p>
          </table:table-cell>
          <table:table-cell office:value-type="string">
            <text:p>HINDI</text:p>
          </table:table-cell>
          <table:table-cell office:value-type="string">
            <text:p>Dusre Shabdon Me</text:p>
          </table:table-cell>
          <table:table-cell office:value-type="string">
            <text:p>Nirmal Verma</text:p>
          </table:table-cell>
        </table:table-row>
        <table:table-row>
          <table:table-cell office:value-type="string">
            <text:p>Hi000VeSu01</text:p>
          </table:table-cell>
          <table:table-cell office:value-type="string">
            <text:p>HINDI</text:p>
          </table:table-cell>
          <table:table-cell office:value-type="string">
            <text:p>Kursiyaan Hil Rahi Hain</text:p>
          </table:table-cell>
          <table:table-cell office:value-type="string">
            <text:p>Surendra Verma</text:p>
          </table:table-cell>
        </table:table-row>
        <table:table-row>
          <table:table-cell office:value-type="string">
            <text:p>Hi000VeSu01</text:p>
          </table:table-cell>
          <table:table-cell office:value-type="string">
            <text:p>HINDI</text:p>
          </table:table-cell>
          <table:table-cell office:value-type="string">
            <text:p>Kursiyaan Hil Rahi Hain</text:p>
          </table:table-cell>
          <table:table-cell office:value-type="string">
            <text:p>Surendra Verma</text:p>
          </table:table-cell>
        </table:table-row>
        <table:table-row>
          <table:table-cell office:value-type="string">
            <text:p>Hi000VeSu02</text:p>
          </table:table-cell>
          <table:table-cell office:value-type="string">
            <text:p>HINDI</text:p>
          </table:table-cell>
          <table:table-cell office:value-type="string">
            <text:p>Pyaar Ki Baatein</text:p>
          </table:table-cell>
          <table:table-cell office:value-type="string">
            <text:p>Surendra Verma</text:p>
          </table:table-cell>
        </table:table-row>
        <table:table-row>
          <table:table-cell office:value-type="string">
            <text:p>Hi000VeSu02</text:p>
          </table:table-cell>
          <table:table-cell office:value-type="string">
            <text:p>HINDI</text:p>
          </table:table-cell>
          <table:table-cell office:value-type="string">
            <text:p>Pyaar Ki Baatein</text:p>
          </table:table-cell>
          <table:table-cell office:value-type="string">
            <text:p>Surendra Verma</text:p>
          </table:table-cell>
        </table:table-row>
        <table:table-row>
          <table:table-cell office:value-type="string">
            <text:p>Hi000VeVr01</text:p>
          </table:table-cell>
          <table:table-cell office:value-type="string">
            <text:p>HINDI</text:p>
          </table:table-cell>
          <table:table-cell office:value-type="string">
            <text:p>Lalitadivya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1</text:p>
          </table:table-cell>
          <table:table-cell office:value-type="string">
            <text:p>HINDI</text:p>
          </table:table-cell>
          <table:table-cell office:value-type="string">
            <text:p>Lalitadivya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2</text:p>
          </table:table-cell>
          <table:table-cell office:value-type="string">
            <text:p>HINDI</text:p>
          </table:table-cell>
          <table:table-cell office:value-type="string">
            <text:p>Mriganyani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2</text:p>
          </table:table-cell>
          <table:table-cell office:value-type="string">
            <text:p>HINDI</text:p>
          </table:table-cell>
          <table:table-cell office:value-type="string">
            <text:p>Mriganyani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3</text:p>
          </table:table-cell>
          <table:table-cell office:value-type="string">
            <text:p>HINDI</text:p>
          </table:table-cell>
          <table:table-cell office:value-type="string">
            <text:p>Virata Ki Padmani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3</text:p>
          </table:table-cell>
          <table:table-cell office:value-type="string">
            <text:p>HINDI</text:p>
          </table:table-cell>
          <table:table-cell office:value-type="string">
            <text:p>Virata Ki Padmani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4</text:p>
          </table:table-cell>
          <table:table-cell office:value-type="string">
            <text:p>HINDI</text:p>
          </table:table-cell>
          <table:table-cell office:value-type="string">
            <text:p>Devgarh Ki Muskaan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4</text:p>
          </table:table-cell>
          <table:table-cell office:value-type="string">
            <text:p>HINDI</text:p>
          </table:table-cell>
          <table:table-cell office:value-type="string">
            <text:p>Devgarh Ki Muskaan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5</text:p>
          </table:table-cell>
          <table:table-cell office:value-type="string">
            <text:p>HINDI</text:p>
          </table:table-cell>
          <table:table-cell office:value-type="string">
            <text:p>Sharnagath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5</text:p>
          </table:table-cell>
          <table:table-cell office:value-type="string">
            <text:p>HINDI</text:p>
          </table:table-cell>
          <table:table-cell office:value-type="string">
            <text:p>Sharnagath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6</text:p>
          </table:table-cell>
          <table:table-cell office:value-type="string">
            <text:p>HINDI</text:p>
          </table:table-cell>
          <table:table-cell office:value-type="string">
            <text:p>Jhaansi Ki Raani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6</text:p>
          </table:table-cell>
          <table:table-cell office:value-type="string">
            <text:p>HINDI</text:p>
          </table:table-cell>
          <table:table-cell office:value-type="string">
            <text:p>Jhaansi Ki Raani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7</text:p>
          </table:table-cell>
          <table:table-cell office:value-type="string">
            <text:p>HINDI</text:p>
          </table:table-cell>
          <table:table-cell office:value-type="string">
            <text:p>Dabe Paanv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7</text:p>
          </table:table-cell>
          <table:table-cell office:value-type="string">
            <text:p>HINDI</text:p>
          </table:table-cell>
          <table:table-cell office:value-type="string">
            <text:p>Dabe Paanv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9</text:p>
          </table:table-cell>
          <table:table-cell office:value-type="string">
            <text:p>HINDI</text:p>
          </table:table-cell>
          <table:table-cell office:value-type="string">
            <text:p>Sena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9</text:p>
          </table:table-cell>
          <table:table-cell office:value-type="string">
            <text:p>HINDI</text:p>
          </table:table-cell>
          <table:table-cell office:value-type="string">
            <text:p>Sena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10</text:p>
          </table:table-cell>
          <table:table-cell office:value-type="string">
            <text:p>HINDI</text:p>
          </table:table-cell>
          <table:table-cell office:value-type="string">
            <text:p>Kachnaar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10</text:p>
          </table:table-cell>
          <table:table-cell office:value-type="string">
            <text:p>HINDI</text:p>
          </table:table-cell>
          <table:table-cell office:value-type="string">
            <text:p>Kachnaar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yRa01</text:p>
          </table:table-cell>
          <table:table-cell office:value-type="string">
            <text:p>HINDI</text:p>
          </table:table-cell>
          <table:table-cell office:value-type="string">
            <text:p>Ma</text:p>
          </table:table-cell>
          <table:table-cell office:value-type="string">
            <text:p>Dr.Rajshekhar Vyas</text:p>
          </table:table-cell>
        </table:table-row>
        <table:table-row>
          <table:table-cell office:value-type="string">
            <text:p>Hi000VyRa01</text:p>
          </table:table-cell>
          <table:table-cell office:value-type="string">
            <text:p>HINDI</text:p>
          </table:table-cell>
          <table:table-cell office:value-type="string">
            <text:p>Ma</text:p>
          </table:table-cell>
          <table:table-cell office:value-type="string">
            <text:p>Dr.Rajshekhar Vyas</text:p>
          </table:table-cell>
        </table:table-row>
        <table:table-row>
          <table:table-cell office:value-type="string">
            <text:p>Hi000Ya01</text:p>
          </table:table-cell>
          <table:table-cell office:value-type="string">
            <text:p>HINDI</text:p>
          </table:table-cell>
          <table:table-cell office:value-type="string">
            <text:p>Meri Teri Uski Baatein</text:p>
          </table:table-cell>
          <table:table-cell office:value-type="string">
            <text:p>Yashpal</text:p>
          </table:table-cell>
        </table:table-row>
        <table:table-row>
          <table:table-cell office:value-type="string">
            <text:p>Hi000Ya01</text:p>
          </table:table-cell>
          <table:table-cell office:value-type="string">
            <text:p>HINDI</text:p>
          </table:table-cell>
          <table:table-cell office:value-type="string">
            <text:p>Meri Teri Uski Baatein</text:p>
          </table:table-cell>
          <table:table-cell office:value-type="string">
            <text:p>Yashpal</text:p>
          </table:table-cell>
        </table:table-row>
        <table:table-row>
          <table:table-cell office:value-type="string">
            <text:p>Hi000Ya01.1</text:p>
          </table:table-cell>
          <table:table-cell office:value-type="string">
            <text:p>HINDI</text:p>
          </table:table-cell>
          <table:table-cell office:value-type="string">
            <text:p>Dada Farmroad</text:p>
          </table:table-cell>
          <table:table-cell office:value-type="string">
            <text:p>Yashpal</text:p>
          </table:table-cell>
        </table:table-row>
        <table:table-row>
          <table:table-cell office:value-type="string">
            <text:p>Hi000Ya01.1</text:p>
          </table:table-cell>
          <table:table-cell office:value-type="string">
            <text:p>HINDI</text:p>
          </table:table-cell>
          <table:table-cell office:value-type="string">
            <text:p>Dada Farmroad</text:p>
          </table:table-cell>
          <table:table-cell office:value-type="string">
            <text:p>Yashpal</text:p>
          </table:table-cell>
        </table:table-row>
        <table:table-row>
          <table:table-cell office:value-type="string">
            <text:p>kist25000</text:p>
          </table:table-cell>
          <table:table-cell office:value-type="string">
            <text:p>Fiction</text:p>
          </table:table-cell>
          <table:table-cell office:value-type="string">
            <text:p>IT</text:p>
          </table:table-cell>
          <table:table-cell office:value-type="string">
            <text:p>Stephen King</text:p>
          </table:table-cell>
        </table:table-row>
        <table:table-row>
          <table:table-cell office:value-type="string">
            <text:p>sc000glja01</text:p>
          </table:table-cell>
          <table:table-cell office:value-type="string">
            <text:p>Fiction</text:p>
          </table:table-cell>
          <table:table-cell office:value-type="string">
            <text:p>The Information</text:p>
          </table:table-cell>
          <table:table-cell office:value-type="string">
            <text:p>James Gkeick</text:p>
          </table:table-cell>
        </table:table-row>
        <table:table-row>
          <table:table-cell office:value-type="string">
            <text:p>onmi02000</text:p>
          </table:table-cell>
          <table:table-cell office:value-type="string">
            <text:p>Fiction</text:p>
          </table:table-cell>
          <table:table-cell office:value-type="string">
            <text:p>The English Patient</text:p>
          </table:table-cell>
          <table:table-cell office:value-type="string">
            <text:p>Michael Ondatje</text:p>
          </table:table-cell>
        </table:table-row>
        <table:table-row>
          <table:table-cell office:value-type="string">
            <text:p>fy000r0105.1</text:p>
          </table:table-cell>
          <table:table-cell office:value-type="string">
            <text:p>Fantasy</text:p>
          </table:table-cell>
          <table:table-cell office:value-type="string">
            <text:p>Harry Potter &amp; the Order of the Phoenix</text:p>
          </table:table-cell>
          <table:table-cell office:value-type="string">
            <text:p>JK Rowling</text:p>
          </table:table-cell>
        </table:table-row>
        <table:table-row>
          <table:table-cell office:value-type="string">
            <text:p>co000lajh02</text:p>
          </table:table-cell>
          <table:table-cell office:value-type="string">
            <text:p>Collection</text:p>
          </table:table-cell>
          <table:table-cell office:value-type="string">
            <text:p>Unaccustomed Earth</text:p>
          </table:table-cell>
          <table:table-cell office:value-type="string">
            <text:p>Jhumpa Lahiri</text:p>
          </table:table-cell>
        </table:table-row>
        <table:table-row>
          <table:table-cell office:value-type="string">
            <text:p>GRJO23100</text:p>
          </table:table-cell>
          <table:table-cell office:value-type="string">
            <text:p>--</text:p>
          </table:table-cell>
          <table:table-cell office:value-type="string">
            <text:p>the confession</text:p>
          </table:table-cell>
          <table:table-cell office:value-type="string">
            <text:p>John Grisham</text:p>
          </table:table-cell>
        </table:table-row>
        <table:table-row>
          <table:table-cell office:value-type="string">
            <text:p>FY000BU001.1</text:p>
          </table:table-cell>
          <table:table-cell office:value-type="string">
            <text:p>FANTASY</text:p>
          </table:table-cell>
          <table:table-cell office:value-type="string">
            <text:p>TALES FROM ARABIAN NIGHTS</text:p>
          </table:table-cell>
          <table:table-cell office:value-type="string">
            <text:p>RICHARD F BURTON</text:p>
          </table:table-cell>
        </table:table-row>
        <table:table-row>
          <table:table-cell office:value-type="string">
            <text:p>SF000CA101</text:p>
          </table:table-cell>
          <table:table-cell office:value-type="string">
            <text:p>SCIENCE FICTION</text:p>
          </table:table-cell>
          <table:table-cell office:value-type="string">
            <text:p>ENDER'S GAME</text:p>
          </table:table-cell>
          <table:table-cell office:value-type="string">
            <text:p>ORSON SCOTT CARD</text:p>
          </table:table-cell>
        </table:table-row>
        <table:table-row>
          <table:table-cell office:value-type="string">
            <text:p>HEJO06000</text:p>
          </table:table-cell>
          <table:table-cell office:value-type="string">
            <text:p>FICTION</text:p>
          </table:table-cell>
          <table:table-cell office:value-type="string">
            <text:p>CLOSING TIME</text:p>
          </table:table-cell>
          <table:table-cell office:value-type="string">
            <text:p>JOSEPH HELLER</text:p>
          </table:table-cell>
        </table:table-row>
        <table:table-row>
          <table:table-cell office:value-type="string">
            <text:p>sc000glma01</text:p>
          </table:table-cell>
          <table:table-cell office:value-type="string">
            <text:p>POPULAR SCIENCE</text:p>
          </table:table-cell>
          <table:table-cell office:value-type="string">
            <text:p>WHAT THE DOG SAW</text:p>
          </table:table-cell>
          <table:table-cell office:value-type="string">
            <text:p>MALCOLM gladwell</text:p>
          </table:table-cell>
        </table:table-row>
        <table:table-row>
          <table:table-cell office:value-type="string">
            <text:p>vaam01000</text:p>
          </table:table-cell>
          <table:table-cell office:value-type="string">
            <text:p>Fiction</text:p>
          </table:table-cell>
          <table:table-cell office:value-type="string">
            <text:p>my friend sancho</text:p>
          </table:table-cell>
          <table:table-cell office:value-type="string">
            <text:p>AMIT VARMA</text:p>
          </table:table-cell>
        </table:table-row>
        <table:table-row>
          <table:table-cell office:value-type="string">
            <text:p>CL000WF02.2</text:p>
          </table:table-cell>
          <table:table-cell office:value-type="string">
            <text:p>CLASSIC</text:p>
          </table:table-cell>
          <table:table-cell office:value-type="string">
            <text:p>TO THE LIGHTHOUSE</text:p>
          </table:table-cell>
          <table:table-cell office:value-type="string">
            <text:p>VIRGINIA WOOLF</text:p>
          </table:table-cell>
        </table:table-row>
        <table:table-row>
          <table:table-cell office:value-type="string">
            <text:p>eng000ta01</text:p>
          </table:table-cell>
          <table:table-cell office:value-type="string">
            <text:p>English</text:p>
          </table:table-cell>
          <table:table-cell office:value-type="string">
            <text:p>bookless in baghdad</text:p>
          </table:table-cell>
          <table:table-cell office:value-type="string">
            <text:p>shashi tharoor</text:p>
          </table:table-cell>
        </table:table-row>
        <table:table-row>
          <table:table-cell office:value-type="string">
            <text:p>fy000pa001</text:p>
          </table:table-cell>
          <table:table-cell office:value-type="string">
            <text:p>Fantasy</text:p>
          </table:table-cell>
          <table:table-cell office:value-type="string">
            <text:p>eragon</text:p>
          </table:table-cell>
          <table:table-cell office:value-type="string">
            <text:p>christopher paolini</text:p>
          </table:table-cell>
        </table:table-row>
        <table:table-row>
          <table:table-cell office:value-type="string">
            <text:p>grjo30000</text:p>
          </table:table-cell>
          <table:table-cell office:value-type="string">
            <text:p>fictoin</text:p>
          </table:table-cell>
          <table:table-cell office:value-type="string">
            <text:p>sycamore row</text:p>
          </table:table-cell>
          <table:table-cell office:value-type="string">
            <text:p>john grisham</text:p>
          </table:table-cell>
        </table:table-row>
        <table:table-row>
          <table:table-cell office:value-type="string">
            <text:p>Muha03000</text:p>
          </table:table-cell>
          <table:table-cell office:value-type="string">
            <text:p>Fiction</text:p>
          </table:table-cell>
          <table:table-cell office:value-type="string">
            <text:p>Norwegian Wood</text:p>
          </table:table-cell>
          <table:table-cell office:value-type="string">
            <text:p>Haruki Murakami</text:p>
          </table:table-cell>
        </table:table-row>
        <table:table-row>
          <table:table-cell office:value-type="string">
            <text:p>cl000wf03</text:p>
          </table:table-cell>
          <table:table-cell office:value-type="string">
            <text:p>CLASSIC</text:p>
          </table:table-cell>
          <table:table-cell office:value-type="string">
            <text:p>Great Works of Virginia Woolf</text:p>
          </table:table-cell>
          <table:table-cell office:value-type="string">
            <text:p>VIRGINIA WOOLF</text:p>
          </table:table-cell>
        </table:table-row>
        <table:table-row>
          <table:table-cell office:value-type="string">
            <text:p>SC000MUS01</text:p>
          </table:table-cell>
          <table:table-cell office:value-type="string">
            <text:p>POPULAR SCIENCE</text:p>
          </table:table-cell>
          <table:table-cell office:value-type="string">
            <text:p>The Emporer  of all Maladies</text:p>
          </table:table-cell>
          <table:table-cell office:value-type="string">
            <text:p>Siddhartha Mukherjee</text:p>
          </table:table-cell>
        </table:table-row>
        <table:table-row>
          <table:table-cell office:value-type="string">
            <text:p>bus000thpe01</text:p>
          </table:table-cell>
          <table:table-cell office:value-type="string">
            <text:p>Business</text:p>
          </table:table-cell>
          <table:table-cell office:value-type="string">
            <text:p>Zero to One</text:p>
          </table:table-cell>
          <table:table-cell office:value-type="string">
            <text:p>Peter Thiel</text:p>
          </table:table-cell>
        </table:table-row>
        <table:table-row>
          <table:table-cell office:value-type="string">
            <text:p>bus000zach01</text:p>
          </table:table-cell>
          <table:table-cell office:value-type="string">
            <text:p>Business</text:p>
          </table:table-cell>
          <table:table-cell office:value-type="string">
            <text:p>Remaining India</text:p>
          </table:table-cell>
          <table:table-cell office:value-type="string">
            <text:p>Clay Chandler and Adil Zainulbhai</text:p>
          </table:table-cell>
        </table:table-row>
        <table:table-row>
          <table:table-cell office:value-type="string">
            <text:p>bus000ni01</text:p>
          </table:table-cell>
          <table:table-cell office:value-type="string">
            <text:p>Business</text:p>
          </table:table-cell>
          <table:table-cell office:value-type="string">
            <text:p>Imagining India</text:p>
          </table:table-cell>
          <table:table-cell office:value-type="string">
            <text:p>Nandan Nilekani</text:p>
          </table:table-cell>
        </table:table-row>
        <table:table-row>
          <table:table-cell office:value-type="string">
            <text:p>paja09000</text:p>
          </table:table-cell>
          <table:table-cell office:value-type="string">
            <text:p>Fiction</text:p>
          </table:table-cell>
          <table:table-cell office:value-type="string">
            <text:p>Cross</text:p>
          </table:table-cell>
          <table:table-cell office:value-type="string">
            <text:p>James Patterson</text:p>
          </table:table-cell>
        </table:table-row>
        <table:table-row>
          <table:table-cell office:value-type="string">
            <text:p>lede02000</text:p>
          </table:table-cell>
          <table:table-cell office:value-type="string">
            <text:p>Fiction</text:p>
          </table:table-cell>
          <table:table-cell office:value-type="string">
            <text:p>Mystic River</text:p>
          </table:table-cell>
          <table:table-cell office:value-type="string">
            <text:p>Dennis Lehane</text:p>
          </table:table-cell>
        </table:table-row>
        <table:table-row>
          <table:table-cell office:value-type="string">
            <text:p>Fy000Ro201</text:p>
          </table:table-cell>
          <table:table-cell office:value-type="string">
            <text:p>Fantasy</text:p>
          </table:table-cell>
          <table:table-cell office:value-type="string">
            <text:p>Harry Potter &amp; the Philosopher's Stone</text:p>
          </table:table-cell>
          <table:table-cell office:value-type="string">
            <text:p>JK Rowling</text:p>
          </table:table-cell>
        </table:table-row>
        <table:table-row>
          <table:table-cell office:value-type="string">
            <text:p>SC/tana02100</text:p>
          </table:table-cell>
          <table:table-cell office:value-type="string">
            <text:p>POPULAR SCIENCE</text:p>
          </table:table-cell>
          <table:table-cell office:value-type="string">
            <text:p>Fooled by Randomness</text:p>
          </table:table-cell>
          <table:table-cell office:value-type="string">
            <text:p>Nassim Nicholas Taleb</text:p>
          </table:table-cell>
        </table:table-row>
        <table:table-row>
          <table:table-cell office:value-type="string">
            <text:p>fifo004000</text:p>
          </table:table-cell>
          <table:table-cell office:value-type="string">
            <text:p>--</text:p>
          </table:table-cell>
          <table:table-cell office:value-type="string">
            <text:p>Tender is the night</text:p>
          </table:table-cell>
          <table:table-cell office:value-type="string">
            <text:p>F. Scott Fitzgerald</text:p>
          </table:table-cell>
        </table:table-row>
        <table:table-row>
          <table:table-cell office:value-type="string">
            <text:p>sc000tana01</text:p>
          </table:table-cell>
          <table:table-cell office:value-type="string">
            <text:p>POPULAR SCIENCE</text:p>
          </table:table-cell>
          <table:table-cell office:value-type="string">
            <text:p>The Black Swan</text:p>
          </table:table-cell>
          <table:table-cell office:value-type="string">
            <text:p>Nassim Nicholas Taleb</text:p>
          </table:table-cell>
        </table:table-row>
        <table:table-row>
          <table:table-cell office:value-type="string">
            <text:p>DF000DOAR09</text:p>
          </table:table-cell>
          <table:table-cell office:value-type="string">
            <text:p>Detective Fiction</text:p>
          </table:table-cell>
          <table:table-cell office:value-type="string">
            <text:p>Sherlock Holmes The complete novels and stories</text:p>
          </table:table-cell>
          <table:table-cell office:value-type="string">
            <text:p>Sir Arthur Conan Doyle</text:p>
          </table:table-cell>
        </table:table-row>
        <table:table-row>
          <table:table-cell office:value-type="string">
            <text:p>CL000au05</text:p>
          </table:table-cell>
          <table:table-cell office:value-type="string">
            <text:p>CLASSIC</text:p>
          </table:table-cell>
          <table:table-cell office:value-type="string">
            <text:p>Sense and Sensibility</text:p>
          </table:table-cell>
          <table:table-cell office:value-type="string">
            <text:p>Jane Austen</text:p>
          </table:table-cell>
        </table:table-row>
        <table:table-row>
          <table:table-cell office:value-type="string">
            <text:p>bus000sl01</text:p>
          </table:table-cell>
          <table:table-cell office:value-type="string">
            <text:p>Business</text:p>
          </table:table-cell>
          <table:table-cell office:value-type="string">
            <text:p>My Years with General Motors</text:p>
          </table:table-cell>
          <table:table-cell office:value-type="string">
            <text:p>Alfred P. Sloan, Jr.</text:p>
          </table:table-cell>
        </table:table-row>
        <table:table-row>
          <table:table-cell office:value-type="string">
            <text:p>SC000FOJO01</text:p>
          </table:table-cell>
          <table:table-cell office:value-type="string">
            <text:p>POPULAR SCIENCE</text:p>
          </table:table-cell>
          <table:table-cell office:value-type="string">
            <text:p>moonwalking with einstein</text:p>
          </table:table-cell>
          <table:table-cell office:value-type="string">
            <text:p>Joshua Foer</text:p>
          </table:table-cell>
        </table:table-row>
        <table:table-row>
          <table:table-cell office:value-type="string">
            <text:p>SC000WE02</text:p>
          </table:table-cell>
          <table:table-cell office:value-type="string">
            <text:p>POPULAR SCIENCE</text:p>
          </table:table-cell>
          <table:table-cell office:value-type="string">
            <text:p>The first three minutes</text:p>
          </table:table-cell>
          <table:table-cell office:value-type="string">
            <text:p>steven weinberg</text:p>
          </table:table-cell>
        </table:table-row>
        <table:table-row>
          <table:table-cell office:value-type="string">
            <text:p>clma04000</text:p>
          </table:table-cell>
          <table:table-cell office:value-type="string">
            <text:p>Fiction</text:p>
          </table:table-cell>
          <table:table-cell office:value-type="string">
            <text:p>Remember me</text:p>
          </table:table-cell>
          <table:table-cell office:value-type="string">
            <text:p>MARRY HIGGINS CLARK</text:p>
          </table:table-cell>
        </table:table-row>
        <table:table-row>
          <table:table-cell office:value-type="string">
            <text:p>BUS000SASH02A</text:p>
          </table:table-cell>
          <table:table-cell office:value-type="string">
            <text:p>BUSINESS</text:p>
          </table:table-cell>
          <table:table-cell office:value-type="string">
            <text:p>LEAN IN FOR GRADUATES</text:p>
          </table:table-cell>
          <table:table-cell office:value-type="string">
            <text:p>SHERYL SANDBERG</text:p>
          </table:table-cell>
        </table:table-row>
        <table:table-row>
          <table:table-cell office:value-type="string">
            <text:p>df000chag218.1</text:p>
          </table:table-cell>
          <table:table-cell office:value-type="string">
            <text:p>Detective Fiction</text:p>
          </table:table-cell>
          <table:table-cell office:value-type="string">
            <text:p>murder is easy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`SC000SO01</text:p>
          </table:table-cell>
          <table:table-cell office:value-type="string">
            <text:p>SCIENCE</text:p>
          </table:table-cell>
          <table:table-cell office:value-type="string">
            <text:p>LONGITUDE</text:p>
          </table:table-cell>
          <table:table-cell office:value-type="string">
            <text:p>DAVA SOBEL</text:p>
          </table:table-cell>
        </table:table-row>
        <table:table-row>
          <table:table-cell office:value-type="string">
            <text:p>TR000BRBI01</text:p>
          </table:table-cell>
          <table:table-cell office:value-type="string">
            <text:p>TRAVEL</text:p>
          </table:table-cell>
          <table:table-cell office:value-type="string">
            <text:p>NOTES FORM A SMALL ISLAND</text:p>
          </table:table-cell>
          <table:table-cell office:value-type="string">
            <text:p>BILL BRYSON</text:p>
          </table:table-cell>
        </table:table-row>
        <table:table-row>
          <table:table-cell office:value-type="string">
            <text:p>SF000AS302</text:p>
          </table:table-cell>
          <table:table-cell office:value-type="string">
            <text:p>SCIENCE FICTION</text:p>
          </table:table-cell>
          <table:table-cell office:value-type="string">
            <text:p>THE NAKED SUN</text:p>
          </table:table-cell>
          <table:table-cell office:value-type="string">
            <text:p>ISSAC ASIMOV</text:p>
          </table:table-cell>
        </table:table-row>
        <table:table-row>
          <table:table-cell office:value-type="string">
            <text:p>SC000RI01</text:p>
          </table:table-cell>
          <table:table-cell office:value-type="string">
            <text:p>SCIENCE</text:p>
          </table:table-cell>
          <table:table-cell office:value-type="string">
            <text:p>GENOME</text:p>
          </table:table-cell>
          <table:table-cell office:value-type="string">
            <text:p>MATT RIDLEY</text:p>
          </table:table-cell>
        </table:table-row>
        <table:table-row>
          <table:table-cell office:value-type="string">
            <text:p>SH000GRRO01</text:p>
          </table:table-cell>
          <table:table-cell office:value-type="string">
            <text:p>SELF HELP</text:p>
          </table:table-cell>
          <table:table-cell office:value-type="string">
            <text:p>THE 48 LAWS OF POWER</text:p>
          </table:table-cell>
          <table:table-cell office:value-type="string">
            <text:p>ROBERT GREENE</text:p>
          </table:table-cell>
        </table:table-row>
        <table:table-row>
          <table:table-cell office:value-type="string">
            <text:p>SHSI01.1000</text:p>
          </table:table-cell>
          <table:table-cell office:value-type="string">
            <text:p>FICTION</text:p>
          </table:table-cell>
          <table:table-cell office:value-type="string">
            <text:p>ARE YOU AFRAID OF THE DARK</text:p>
          </table:table-cell>
          <table:table-cell office:value-type="string">
            <text:p>SIDNEY SHELDON</text:p>
          </table:table-cell>
        </table:table-row>
        <table:table-row>
          <table:table-cell office:value-type="string">
            <text:p>GHAM02000</text:p>
          </table:table-cell>
          <table:table-cell office:value-type="string">
            <text:p>FICTION</text:p>
          </table:table-cell>
          <table:table-cell office:value-type="string">
            <text:p>THE GLASS PALACE</text:p>
          </table:table-cell>
          <table:table-cell office:value-type="string">
            <text:p>AMITAV GHOSH</text:p>
          </table:table-cell>
        </table:table-row>
        <table:table-row>
          <table:table-cell office:value-type="string">
            <text:p>ALMI02000</text:p>
          </table:table-cell>
          <table:table-cell office:value-type="string">
            <text:p>FICTION</text:p>
          </table:table-cell>
          <table:table-cell office:value-type="string">
            <text:p>TUESDAYS WITH MORRIE</text:p>
          </table:table-cell>
          <table:table-cell office:value-type="string">
            <text:p>MITCH ALBOM</text:p>
          </table:table-cell>
        </table:table-row>
        <table:table-row>
          <table:table-cell office:value-type="string">
            <text:p>GHAM07000</text:p>
          </table:table-cell>
          <table:table-cell office:value-type="string">
            <text:p>FICTION</text:p>
          </table:table-cell>
          <table:table-cell office:value-type="string">
            <text:p>THE HUNGRY TIDE</text:p>
          </table:table-cell>
          <table:table-cell office:value-type="string">
            <text:p>AMITAV GHOSH</text:p>
          </table:table-cell>
        </table:table-row>
        <table:table-row>
          <table:table-cell office:value-type="string">
            <text:p>SH000GL02.1</text:p>
          </table:table-cell>
          <table:table-cell office:value-type="string">
            <text:p>SELF HELP</text:p>
          </table:table-cell>
          <table:table-cell office:value-type="string">
            <text:p>THE TIPPING POINT</text:p>
          </table:table-cell>
          <table:table-cell office:value-type="string">
            <text:p>MALCOLM GLADWELL</text:p>
          </table:table-cell>
        </table:table-row>
        <table:table-row>
          <table:table-cell office:value-type="string">
            <text:p>HIS000FRTH01</text:p>
          </table:table-cell>
          <table:table-cell office:value-type="string">
            <text:p>HISTORY</text:p>
          </table:table-cell>
          <table:table-cell office:value-type="string">
            <text:p>FROM BEIRUT TO JERUSALEM</text:p>
          </table:table-cell>
          <table:table-cell office:value-type="string">
            <text:p>THOMAS FRIEDMAN</text:p>
          </table:table-cell>
        </table:table-row>
        <table:table-row>
          <table:table-cell office:value-type="string">
            <text:p>ANMU02.1000</text:p>
          </table:table-cell>
          <table:table-cell office:value-type="string">
            <text:p>FICTION</text:p>
          </table:table-cell>
          <table:table-cell office:value-type="string">
            <text:p>UNTOUCHABLE</text:p>
          </table:table-cell>
          <table:table-cell office:value-type="string">
            <text:p>MULK RAJ ANAND</text:p>
          </table:table-cell>
        </table:table-row>
        <table:table-row>
          <table:table-cell office:value-type="string">
            <text:p>CL000LEE04</text:p>
          </table:table-cell>
          <table:table-cell office:value-type="string">
            <text:p>CLASSICS</text:p>
          </table:table-cell>
          <table:table-cell office:value-type="string">
            <text:p>TO KILL A MOCKINGBIRD</text:p>
          </table:table-cell>
          <table:table-cell office:value-type="string">
            <text:p>HARPER LEE</text:p>
          </table:table-cell>
        </table:table-row>
        <table:table-row>
          <table:table-cell office:value-type="string">
            <text:p>BUS000LEST01.1</text:p>
          </table:table-cell>
          <table:table-cell office:value-type="string">
            <text:p>BUSINESS</text:p>
          </table:table-cell>
          <table:table-cell office:value-type="string">
            <text:p>FREAKONOMICS</text:p>
          </table:table-cell>
          <table:table-cell office:value-type="string">
            <text:p>STEVEN LEVITT/ STEPHEN DUBNER</text:p>
          </table:table-cell>
        </table:table-row>
        <table:table-row>
          <table:table-cell office:value-type="string">
            <text:p>toco02000</text:p>
          </table:table-cell>
          <table:table-cell office:value-type="string">
            <text:p>Fiction</text:p>
          </table:table-cell>
          <table:table-cell office:value-type="string">
            <text:p>Brooklyn</text:p>
          </table:table-cell>
          <table:table-cell office:value-type="string">
            <text:p>Colm Toibin</text:p>
          </table:table-cell>
        </table:table-row>
        <table:table-row>
          <table:table-cell office:value-type="string">
            <text:p>RuSa05000</text:p>
          </table:table-cell>
          <table:table-cell office:value-type="string">
            <text:p>Fiction</text:p>
          </table:table-cell>
          <table:table-cell office:value-type="string">
            <text:p>The Ground Beneath her Feet</text:p>
          </table:table-cell>
          <table:table-cell office:value-type="string">
            <text:p>Salman Rushdie</text:p>
          </table:table-cell>
        </table:table-row>
        <table:table-row>
          <table:table-cell office:value-type="string">
            <text:p>FY000Ro005</text:p>
          </table:table-cell>
          <table:table-cell office:value-type="string">
            <text:p>Fantasy</text:p>
          </table:table-cell>
          <table:table-cell office:value-type="string">
            <text:p>Harry Potter &amp; the Order of the Phoenix</text:p>
          </table:table-cell>
          <table:table-cell office:value-type="string">
            <text:p>JK Rowling</text:p>
          </table:table-cell>
        </table:table-row>
        <table:table-row>
          <table:table-cell office:value-type="string">
            <text:p>Pol000ThSh02</text:p>
          </table:table-cell>
          <table:table-cell office:value-type="string">
            <text:p>Politics</text:p>
          </table:table-cell>
          <table:table-cell office:value-type="string">
            <text:p>Pax Indica</text:p>
          </table:table-cell>
          <table:table-cell office:value-type="string">
            <text:p>shashi tharoor</text:p>
          </table:table-cell>
        </table:table-row>
        <table:table-row>
          <table:table-cell office:value-type="string">
            <text:p>Cl000di10</text:p>
          </table:table-cell>
          <table:table-cell office:value-type="string">
            <text:p>CLASSICS</text:p>
          </table:table-cell>
          <table:table-cell office:value-type="string">
            <text:p>The Mystery of Edwin Drood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Do000BUTE01</text:p>
          </table:table-cell>
          <table:table-cell office:value-type="string">
            <text:p>Do it yourself</text:p>
          </table:table-cell>
          <table:table-cell office:value-type="string">
            <text:p>KISS: Guide to playing Guitar</text:p>
          </table:table-cell>
          <table:table-cell office:value-type="string">
            <text:p>Terry Burrows</text:p>
          </table:table-cell>
        </table:table-row>
        <table:table-row>
          <table:table-cell office:value-type="string">
            <text:p>HAAR03000</text:p>
          </table:table-cell>
          <table:table-cell office:value-type="string">
            <text:p>Fiction</text:p>
          </table:table-cell>
          <table:table-cell office:value-type="string">
            <text:p>In High Places</text:p>
          </table:table-cell>
          <table:table-cell office:value-type="string">
            <text:p>Arthur Hailey</text:p>
          </table:table-cell>
        </table:table-row>
        <table:table-row>
          <table:table-cell office:value-type="string">
            <text:p>HAAR01000</text:p>
          </table:table-cell>
          <table:table-cell office:value-type="string">
            <text:p>Fiction</text:p>
          </table:table-cell>
          <table:table-cell office:value-type="string">
            <text:p>The Evening News</text:p>
          </table:table-cell>
          <table:table-cell office:value-type="string">
            <text:p>Arthur Hailey</text:p>
          </table:table-cell>
        </table:table-row>
        <table:table-row>
          <table:table-cell office:value-type="string">
            <text:p>bhch10.1000</text:p>
          </table:table-cell>
          <table:table-cell office:value-type="string">
            <text:p>fiction</text:p>
          </table:table-cell>
          <table:table-cell office:value-type="string">
            <text:p>Half Girlfriend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grjo27000</text:p>
          </table:table-cell>
          <table:table-cell office:value-type="string">
            <text:p>fiction</text:p>
          </table:table-cell>
          <table:table-cell office:value-type="string">
            <text:p>theodore boone</text:p>
          </table:table-cell>
          <table:table-cell office:value-type="string">
            <text:p>John Grisham</text:p>
          </table:table-cell>
        </table:table-row>
        <table:table-row>
          <table:table-cell office:value-type="string">
            <text:p>biog000iswa01.2</text:p>
          </table:table-cell>
          <table:table-cell office:value-type="string">
            <text:p>Biography</text:p>
          </table:table-cell>
          <table:table-cell office:value-type="string">
            <text:p>Steve Jobs</text:p>
          </table:table-cell>
          <table:table-cell office:value-type="string">
            <text:p>Walter Isaacson</text:p>
          </table:table-cell>
        </table:table-row>
        <table:table-row>
          <table:table-cell office:value-type="string">
            <text:p>Po000Elt01</text:p>
          </table:table-cell>
          <table:table-cell office:value-type="string">
            <text:p>Poetry</text:p>
          </table:table-cell>
          <table:table-cell office:value-type="string">
            <text:p>The Wasteland and other poems</text:p>
          </table:table-cell>
          <table:table-cell office:value-type="string">
            <text:p>T. S. Elliot</text:p>
          </table:table-cell>
        </table:table-row>
        <table:table-row>
          <table:table-cell office:value-type="string">
            <text:p>gn000doap01</text:p>
          </table:table-cell>
          <table:table-cell office:value-type="string">
            <text:p>Graphic Novel</text:p>
          </table:table-cell>
          <table:table-cell office:value-type="string">
            <text:p>Logicomix An Epic Search for Truth</text:p>
          </table:table-cell>
          <table:table-cell office:value-type="string">
            <text:p>Apostolos Doxiadis</text:p>
          </table:table-cell>
        </table:table-row>
        <table:table-row>
          <table:table-cell office:value-type="string">
            <text:p>df000vije01</text:p>
          </table:table-cell>
          <table:table-cell office:value-type="string">
            <text:p>Detective Fiction</text:p>
          </table:table-cell>
          <table:table-cell office:value-type="string">
            <text:p>The Alpine Affair</text:p>
          </table:table-cell>
          <table:table-cell office:value-type="string">
            <text:p>Jean Francis Vignant</text:p>
          </table:table-cell>
        </table:table-row>
        <table:table-row>
          <table:table-cell office:value-type="string">
            <text:p>iska06</text:p>
          </table:table-cell>
          <table:table-cell office:value-type="string">
            <text:p>Fiction</text:p>
          </table:table-cell>
          <table:table-cell office:value-type="string">
            <text:p>The Remains of the Day</text:p>
          </table:table-cell>
          <table:table-cell office:value-type="string">
            <text:p>Kazuo Ishiguro</text:p>
          </table:table-cell>
        </table:table-row>
        <table:table-row>
          <table:table-cell office:value-type="string">
            <text:p>SF000As301</text:p>
          </table:table-cell>
          <table:table-cell office:value-type="string">
            <text:p>SCIENCE FICTION</text:p>
          </table:table-cell>
          <table:table-cell office:value-type="string">
            <text:p>The Caves Of Steel</text:p>
          </table:table-cell>
          <table:table-cell office:value-type="string">
            <text:p>ISAAC ASIMOV</text:p>
          </table:table-cell>
        </table:table-row>
        <table:table-row>
          <table:table-cell office:value-type="string">
            <text:p>TR000BRBI02</text:p>
          </table:table-cell>
          <table:table-cell office:value-type="string">
            <text:p>TRAVEL</text:p>
          </table:table-cell>
          <table:table-cell office:value-type="string">
            <text:p>Down Under</text:p>
          </table:table-cell>
          <table:table-cell office:value-type="string">
            <text:p>Bill Bryson</text:p>
          </table:table-cell>
        </table:table-row>
        <table:table-row>
          <table:table-cell office:value-type="string">
            <text:p>FY000Ro103</text:p>
          </table:table-cell>
          <table:table-cell office:value-type="string">
            <text:p>Fantasy</text:p>
          </table:table-cell>
          <table:table-cell office:value-type="string">
            <text:p>Harry Potter &amp; the Prisoner of Azkaban</text:p>
          </table:table-cell>
          <table:table-cell office:value-type="string">
            <text:p>JK Rowling</text:p>
          </table:table-cell>
        </table:table-row>
        <table:table-row>
          <table:table-cell office:value-type="string">
            <text:p>DF000CHAG111</text:p>
          </table:table-cell>
          <table:table-cell office:value-type="string">
            <text:p>Detective Fiction</text:p>
          </table:table-cell>
          <table:table-cell office:value-type="string">
            <text:p>WHILE THE LIGHT LAST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hija03</text:p>
          </table:table-cell>
          <table:table-cell office:value-type="string">
            <text:p>fiction</text:p>
          </table:table-cell>
          <table:table-cell office:value-type="string">
            <text:p>night judgement at sinos</text:p>
          </table:table-cell>
          <table:table-cell office:value-type="string">
            <text:p>jack higgins</text:p>
          </table:table-cell>
        </table:table-row>
        <table:table-row>
          <table:table-cell office:value-type="string">
            <text:p>SF000BAST01</text:p>
          </table:table-cell>
          <table:table-cell office:value-type="string">
            <text:p>SCINCE FICTION</text:p>
          </table:table-cell>
          <table:table-cell office:value-type="string">
            <text:p>THE WEB 2027</text:p>
          </table:table-cell>
          <table:table-cell office:value-type="string">
            <text:p>STEPHEN BAXTER</text:p>
          </table:table-cell>
        </table:table-row>
        <table:table-row>
          <table:table-cell office:value-type="string">
            <text:p>ro/jale02</text:p>
          </table:table-cell>
          <table:table-cell office:value-type="string">
            <text:p>romantic</text:p>
          </table:table-cell>
          <table:table-cell office:value-type="string">
            <text:p>fifty shades darker</text:p>
          </table:table-cell>
          <table:table-cell office:value-type="string">
            <text:p>EL james</text:p>
          </table:table-cell>
        </table:table-row>
        <table:table-row>
          <table:table-cell office:value-type="string">
            <text:p>hu000reada01</text:p>
          </table:table-cell>
          <table:table-cell office:value-type="string">
            <text:p>Humour</text:p>
          </table:table-cell>
          <table:table-cell office:value-type="string">
            <text:p>Fierce Pajamas</text:p>
          </table:table-cell>
          <table:table-cell office:value-type="string">
            <text:p>hu000reada01</text:p>
          </table:table-cell>
        </table:table-row>
        <table:table-row>
          <table:table-cell office:value-type="string">
            <text:p>STNE02000</text:p>
          </table:table-cell>
          <table:table-cell office:value-type="string">
            <text:p>Fiction</text:p>
          </table:table-cell>
          <table:table-cell office:value-type="string">
            <text:p>Raves For CRYPTONOMICON</text:p>
          </table:table-cell>
          <table:table-cell office:value-type="string">
            <text:p>Neal Stephenson</text:p>
          </table:table-cell>
        </table:table-row>
        <table:table-row>
          <table:table-cell office:value-type="string">
            <text:p>SH000AGMr01</text:p>
          </table:table-cell>
          <table:table-cell office:value-type="string">
            <text:p>SELF HELP</text:p>
          </table:table-cell>
          <table:table-cell office:value-type="string">
            <text:p>The 10 Rules of Success</text:p>
          </table:table-cell>
          <table:table-cell office:value-type="string">
            <text:p>Mridula Agarwal</text:p>
          </table:table-cell>
        </table:table-row>
        <table:table-row>
          <table:table-cell office:value-type="string">
            <text:p>IgCo01</text:p>
          </table:table-cell>
          <table:table-cell office:value-type="string">
            <text:p>Fiction</text:p>
          </table:table-cell>
          <table:table-cell office:value-type="string">
            <text:p>Emperor : The Gates of Rome</text:p>
          </table:table-cell>
          <table:table-cell office:value-type="string">
            <text:p>Conn Iggulden</text:p>
          </table:table-cell>
        </table:table-row>
        <table:table-row>
          <table:table-cell office:value-type="string">
            <text:p>Fy/Nix001</text:p>
          </table:table-cell>
          <table:table-cell office:value-type="string">
            <text:p>Fantasy</text:p>
          </table:table-cell>
          <table:table-cell office:value-type="string">
            <text:p>Abhorsen</text:p>
          </table:table-cell>
          <table:table-cell office:value-type="string">
            <text:p>Garth Nix</text:p>
          </table:table-cell>
        </table:table-row>
        <table:table-row>
          <table:table-cell office:value-type="string">
            <text:p>Cl000tzs001</text:p>
          </table:table-cell>
          <table:table-cell office:value-type="string">
            <text:p>Classics</text:p>
          </table:table-cell>
          <table:table-cell office:value-type="string">
            <text:p>The art of war</text:p>
          </table:table-cell>
          <table:table-cell office:value-type="string">
            <text:p>Sun Tzu</text:p>
          </table:table-cell>
        </table:table-row>
        <table:table-row>
          <table:table-cell office:value-type="string">
            <text:p>Sh000Ba023</text:p>
          </table:table-cell>
          <table:table-cell office:value-type="string">
            <text:p>SELF HELP</text:p>
          </table:table-cell>
          <table:table-cell office:value-type="string">
            <text:p>Connect the dots</text:p>
          </table:table-cell>
          <table:table-cell office:value-type="string">
            <text:p>Rashmi Bansal</text:p>
          </table:table-cell>
        </table:table-row>
        <table:table-row>
          <table:table-cell office:value-type="string">
            <text:p>fy000ro304</text:p>
          </table:table-cell>
          <table:table-cell office:value-type="string">
            <text:p>Fantasy</text:p>
          </table:table-cell>
          <table:table-cell office:value-type="string">
            <text:p>Harry Potter &amp; the Goblet of Fire</text:p>
          </table:table-cell>
          <table:table-cell office:value-type="string">
            <text:p>JK Rowling</text:p>
          </table:table-cell>
        </table:table-row>
        <table:table-row>
          <table:table-cell office:value-type="string">
            <text:p>fy000am05</text:p>
          </table:table-cell>
          <table:table-cell office:value-type="string">
            <text:p>Fantasy</text:p>
          </table:table-cell>
          <table:table-cell office:value-type="string">
            <text:p>Scion of Ikshvaku</text:p>
          </table:table-cell>
          <table:table-cell office:value-type="string">
            <text:p>Amish Tripathi</text:p>
          </table:table-cell>
        </table:table-row>
        <table:table-row>
          <table:table-cell office:value-type="string">
            <text:p>rual01000</text:p>
          </table:table-cell>
          <table:table-cell office:value-type="string">
            <text:p>Fiction</text:p>
          </table:table-cell>
          <table:table-cell office:value-type="string">
            <text:p>Empire of the Mughul</text:p>
          </table:table-cell>
          <table:table-cell office:value-type="string">
            <text:p>Alex Rutherford</text:p>
          </table:table-cell>
        </table:table-row>
        <table:table-row>
          <table:table-cell office:value-type="string">
            <text:p>hath08000</text:p>
          </table:table-cell>
          <table:table-cell office:value-type="string">
            <text:p>fiction</text:p>
          </table:table-cell>
          <table:table-cell office:value-type="string">
            <text:p>Red Dragon</text:p>
          </table:table-cell>
          <table:table-cell office:value-type="string">
            <text:p>Thomas Harris</text:p>
          </table:table-cell>
        </table:table-row>
        <table:table-row>
          <table:table-cell office:value-type="string">
            <text:p>his000jo01</text:p>
          </table:table-cell>
          <table:table-cell office:value-type="string">
            <text:p>history</text:p>
          </table:table-cell>
          <table:table-cell office:value-type="string">
            <text:p>Vengeance</text:p>
          </table:table-cell>
          <table:table-cell office:value-type="string">
            <text:p>George Jonas</text:p>
          </table:table-cell>
        </table:table-row>
        <table:table-row>
          <table:table-cell office:value-type="string">
            <text:p>sc000sa04</text:p>
          </table:table-cell>
          <table:table-cell office:value-type="string">
            <text:p>SCIENCE</text:p>
          </table:table-cell>
          <table:table-cell office:value-type="string">
            <text:p>Cosmos</text:p>
          </table:table-cell>
          <table:table-cell office:value-type="string">
            <text:p>Carl Sagan</text:p>
          </table:table-cell>
        </table:table-row>
        <table:table-row>
          <table:table-cell office:value-type="string">
            <text:p>sf000as010</text:p>
          </table:table-cell>
          <table:table-cell office:value-type="string">
            <text:p>Science Fiction</text:p>
          </table:table-cell>
          <table:table-cell office:value-type="string">
            <text:p>Nine Tomorrows</text:p>
          </table:table-cell>
          <table:table-cell office:value-type="string">
            <text:p>ISAAC ASIMOV</text:p>
          </table:table-cell>
        </table:table-row>
        <table:table-row>
          <table:table-cell office:value-type="string">
            <text:p>sf000as201</text:p>
          </table:table-cell>
          <table:table-cell office:value-type="string">
            <text:p>SCIENCE FICTION</text:p>
          </table:table-cell>
          <table:table-cell office:value-type="string">
            <text:p>The complete Story</text:p>
          </table:table-cell>
          <table:table-cell office:value-type="string">
            <text:p>ISAAC ASIMOV</text:p>
          </table:table-cell>
        </table:table-row>
        <table:table-row>
          <table:table-cell office:value-type="string">
            <text:p>psy000iy01</text:p>
          </table:table-cell>
          <table:table-cell office:value-type="string">
            <text:p>Psychology</text:p>
          </table:table-cell>
          <table:table-cell office:value-type="string">
            <text:p>The art of Choosing</text:p>
          </table:table-cell>
          <table:table-cell office:value-type="string">
            <text:p>Sheena Iyengar</text:p>
          </table:table-cell>
        </table:table-row>
        <table:table-row>
          <table:table-cell office:value-type="string">
            <text:p>khya01000</text:p>
          </table:table-cell>
          <table:table-cell office:value-type="string">
            <text:p>Fiction</text:p>
          </table:table-cell>
          <table:table-cell office:value-type="string">
            <text:p>The Sirens of Baghdad</text:p>
          </table:table-cell>
          <table:table-cell office:value-type="string">
            <text:p>Yasmin Khadra</text:p>
          </table:table-cell>
        </table:table-row>
        <table:table-row>
          <table:table-cell office:value-type="string">
            <text:p>russ09000</text:p>
          </table:table-cell>
          <table:table-cell office:value-type="string">
            <text:p>Fiction</text:p>
          </table:table-cell>
          <table:table-cell office:value-type="string">
            <text:p>The moor's last sigh</text:p>
          </table:table-cell>
          <table:table-cell office:value-type="string">
            <text:p>Salman Rushdie</text:p>
          </table:table-cell>
        </table:table-row>
        <table:table-row>
          <table:table-cell office:value-type="string">
            <text:p>cl000sail01</text:p>
          </table:table-cell>
          <table:table-cell office:value-type="string">
            <text:p>classic</text:p>
          </table:table-cell>
          <table:table-cell office:value-type="string">
            <text:p>the little prince</text:p>
          </table:table-cell>
          <table:table-cell office:value-type="string">
            <text:p>antoine de saint-exupery</text:p>
          </table:table-cell>
        </table:table-row>
        <table:table-row>
          <table:table-cell office:value-type="string">
            <text:p>sikh03000</text:p>
          </table:table-cell>
          <table:table-cell office:value-type="string">
            <text:p>Fiction</text:p>
          </table:table-cell>
          <table:table-cell office:value-type="string">
            <text:p>burial at sea</text:p>
          </table:table-cell>
          <table:table-cell office:value-type="string">
            <text:p>Khuswant singh</text:p>
          </table:table-cell>
        </table:table-row>
        <table:table-row>
          <table:table-cell office:value-type="string">
            <text:p>his000kejo01</text:p>
          </table:table-cell>
          <table:table-cell office:value-type="string">
            <text:p>history</text:p>
          </table:table-cell>
          <table:table-cell office:value-type="string">
            <text:p>India</text:p>
          </table:table-cell>
          <table:table-cell office:value-type="string">
            <text:p>John Keay</text:p>
          </table:table-cell>
        </table:table-row>
        <table:table-row>
          <table:table-cell office:value-type="string">
            <text:p>spni101000</text:p>
          </table:table-cell>
          <table:table-cell office:value-type="string">
            <text:p>Fiction</text:p>
          </table:table-cell>
          <table:table-cell office:value-type="string">
            <text:p>True Believer</text:p>
          </table:table-cell>
          <table:table-cell office:value-type="string">
            <text:p>nicholas spark</text:p>
          </table:table-cell>
        </table:table-row>
        <table:table-row>
          <table:table-cell office:value-type="string">
            <text:p>rual04000</text:p>
          </table:table-cell>
          <table:table-cell office:value-type="string">
            <text:p>Fiction</text:p>
          </table:table-cell>
          <table:table-cell office:value-type="string">
            <text:p>Empire of the Mughul Ruler of the world</text:p>
          </table:table-cell>
          <table:table-cell office:value-type="string">
            <text:p>Alex Rutherford</text:p>
          </table:table-cell>
        </table:table-row>
        <table:table-row>
          <table:table-cell office:value-type="string">
            <text:p>sf000asic001</text:p>
          </table:table-cell>
          <table:table-cell office:value-type="string">
            <text:p>Science Fiction</text:p>
          </table:table-cell>
          <table:table-cell office:value-type="string">
            <text:p>I, Robot</text:p>
          </table:table-cell>
          <table:table-cell office:value-type="string">
            <text:p>ISAAC ASIMOV</text:p>
          </table:table-cell>
        </table:table-row>
        <table:table-row>
          <table:table-cell office:value-type="string">
            <text:p>cl000sh01</text:p>
          </table:table-cell>
          <table:table-cell office:value-type="string">
            <text:p>Classics</text:p>
          </table:table-cell>
          <table:table-cell office:value-type="string">
            <text:p>Frankestein</text:p>
          </table:table-cell>
          <table:table-cell office:value-type="string">
            <text:p>Mary Shelley</text:p>
          </table:table-cell>
        </table:table-row>
        <table:table-row>
          <table:table-cell office:value-type="string">
            <text:p>hokh06000</text:p>
          </table:table-cell>
          <table:table-cell office:value-type="string">
            <text:p>Fiction</text:p>
          </table:table-cell>
          <table:table-cell office:value-type="string">
            <text:p>And The Mountains Echoed</text:p>
          </table:table-cell>
          <table:table-cell office:value-type="string">
            <text:p>Khaled Hosseini</text:p>
          </table:table-cell>
        </table:table-row>
        <table:table-row>
          <table:table-cell office:value-type="string">
            <text:p>sc000dw04</text:p>
          </table:table-cell>
          <table:table-cell office:value-type="string">
            <text:p>POPULAR SCIENCE</text:p>
          </table:table-cell>
          <table:table-cell office:value-type="string">
            <text:p>The Blind Watchmaker</text:p>
          </table:table-cell>
          <table:table-cell office:value-type="string">
            <text:p>Richard Dawkins</text:p>
          </table:table-cell>
        </table:table-row>
        <table:table-row>
          <table:table-cell office:value-type="string">
            <text:p>hi000kona13</text:p>
          </table:table-cell>
          <table:table-cell office:value-type="string">
            <text:p>hindi</text:p>
          </table:table-cell>
          <table:table-cell office:value-type="string">
            <text:p>Mahasamar-5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spt000kaar01</text:p>
          </table:table-cell>
          <table:table-cell office:value-type="string">
            <text:p>Spirituality</text:p>
          </table:table-cell>
          <table:table-cell office:value-type="string">
            <text:p>A History of God</text:p>
          </table:table-cell>
          <table:table-cell office:value-type="string">
            <text:p>Karen Armstrong</text:p>
          </table:table-cell>
        </table:table-row>
        <table:table-row>
          <table:table-cell office:value-type="string">
            <text:p>thsh02000</text:p>
          </table:table-cell>
          <table:table-cell office:value-type="string">
            <text:p>Fiction</text:p>
          </table:table-cell>
          <table:table-cell office:value-type="string">
            <text:p>The Great Indian Novel</text:p>
          </table:table-cell>
          <table:table-cell office:value-type="string">
            <text:p>shashi tharoor</text:p>
          </table:table-cell>
        </table:table-row>
        <table:table-row>
          <table:table-cell office:value-type="string">
            <text:p>fy000ki007</text:p>
          </table:table-cell>
          <table:table-cell office:value-type="string">
            <text:p>FANTASY</text:p>
          </table:table-cell>
          <table:table-cell office:value-type="string">
            <text:p>the dark tower the gunslinger</text:p>
          </table:table-cell>
          <table:table-cell office:value-type="string">
            <text:p>Stephen King</text:p>
          </table:table-cell>
        </table:table-row>
        <table:table-row>
          <table:table-cell office:value-type="string">
            <text:p>fy000ki008</text:p>
          </table:table-cell>
          <table:table-cell office:value-type="string">
            <text:p>Fantasy</text:p>
          </table:table-cell>
          <table:table-cell office:value-type="string">
            <text:p>the drawing of the three(the dark tower)</text:p>
          </table:table-cell>
          <table:table-cell office:value-type="string">
            <text:p>Stephen King</text:p>
          </table:table-cell>
        </table:table-row>
        <table:table-row>
          <table:table-cell office:value-type="string">
            <text:p>rual03000</text:p>
          </table:table-cell>
          <table:table-cell office:value-type="string">
            <text:p>Fiction</text:p>
          </table:table-cell>
          <table:table-cell office:value-type="string">
            <text:p>Empire of the Mughul(brothers at war)</text:p>
          </table:table-cell>
          <table:table-cell office:value-type="string">
            <text:p>Alex Rutherford</text:p>
          </table:table-cell>
        </table:table-row>
        <table:table-row>
          <table:table-cell office:value-type="string">
            <text:p>raay10</text:p>
          </table:table-cell>
          <table:table-cell office:value-type="string">
            <text:p>Fiction</text:p>
          </table:table-cell>
          <table:table-cell office:value-type="string">
            <text:p>Atlas Shrugged</text:p>
          </table:table-cell>
          <table:table-cell office:value-type="string">
            <text:p>ayn Rand</text:p>
          </table:table-cell>
        </table:table-row>
        <table:table-row>
          <table:table-cell office:value-type="string">
            <text:p>fy000ri02</text:p>
          </table:table-cell>
          <table:table-cell office:value-type="string">
            <text:p>Fantasy</text:p>
          </table:table-cell>
          <table:table-cell office:value-type="string">
            <text:p>Percy Jackson The sea of monsters</text:p>
          </table:table-cell>
          <table:table-cell office:value-type="string">
            <text:p>rick riordan</text:p>
          </table:table-cell>
        </table:table-row>
        <table:table-row>
          <table:table-cell office:value-type="string">
            <text:p>came08000</text:p>
          </table:table-cell>
          <table:table-cell office:value-type="string">
            <text:p>fiction</text:p>
          </table:table-cell>
          <table:table-cell office:value-type="string">
            <text:p>the princess diaries</text:p>
          </table:table-cell>
          <table:table-cell office:value-type="string">
            <text:p>meg cabot</text:p>
          </table:table-cell>
        </table:table-row>
        <table:table-row>
          <table:table-cell office:value-type="string">
            <text:p>saj05000</text:p>
          </table:table-cell>
          <table:table-cell office:value-type="string">
            <text:p>fiction</text:p>
          </table:table-cell>
          <table:table-cell office:value-type="string">
            <text:p>the catcher in the rye</text:p>
          </table:table-cell>
          <table:table-cell office:value-type="string">
            <text:p>j.d. salinger</text:p>
          </table:table-cell>
        </table:table-row>
        <table:table-row>
          <table:table-cell office:value-type="string">
            <text:p>abio000obba02</text:p>
          </table:table-cell>
          <table:table-cell office:value-type="string">
            <text:p>autobiography</text:p>
          </table:table-cell>
          <table:table-cell office:value-type="string">
            <text:p>Dreams Of My Father</text:p>
          </table:table-cell>
          <table:table-cell office:value-type="string">
            <text:p>Barack Obama</text:p>
          </table:table-cell>
        </table:table-row>
        <table:table-row>
          <table:table-cell office:value-type="string">
            <text:p>last02000</text:p>
          </table:table-cell>
          <table:table-cell office:value-type="string">
            <text:p>fiction</text:p>
          </table:table-cell>
          <table:table-cell office:value-type="string">
            <text:p>The girl who played with fire</text:p>
          </table:table-cell>
          <table:table-cell office:value-type="string">
            <text:p>stieg larsson</text:p>
          </table:table-cell>
        </table:table-row>
        <table:table-row>
          <table:table-cell office:value-type="string">
            <text:p>fy000st102</text:p>
          </table:table-cell>
          <table:table-cell office:value-type="string">
            <text:p>fantasy</text:p>
          </table:table-cell>
          <table:table-cell office:value-type="string">
            <text:p>golem's eye</text:p>
          </table:table-cell>
          <table:table-cell office:value-type="string">
            <text:p>jonathan stroud</text:p>
          </table:table-cell>
        </table:table-row>
        <table:table-row>
          <table:table-cell office:value-type="string">
            <text:p>he000ta02</text:p>
          </table:table-cell>
          <table:table-cell office:value-type="string">
            <text:p>Hindi</text:p>
          </table:table-cell>
          <table:table-cell office:value-type="string">
            <text:p>Gora</text:p>
          </table:table-cell>
          <table:table-cell office:value-type="string">
            <text:p>Rabindranath Tagore</text:p>
          </table:table-cell>
        </table:table-row>
        <table:table-row>
          <table:table-cell office:value-type="string">
            <text:p>his000mu01</text:p>
          </table:table-cell>
          <table:table-cell office:value-type="string">
            <text:p>History</text:p>
          </table:table-cell>
          <table:table-cell office:value-type="string">
            <text:p>Uderground</text:p>
          </table:table-cell>
          <table:table-cell office:value-type="string">
            <text:p>Haruki Murakami</text:p>
          </table:table-cell>
        </table:table-row>
        <table:table-row>
          <table:table-cell office:value-type="string">
            <text:p>fy000er001</text:p>
          </table:table-cell>
          <table:table-cell office:value-type="string">
            <text:p>Fantasy</text:p>
          </table:table-cell>
          <table:table-cell office:value-type="string">
            <text:p>Gardens Of The Moon</text:p>
          </table:table-cell>
          <table:table-cell office:value-type="string">
            <text:p>Steven Erikson</text:p>
          </table:table-cell>
        </table:table-row>
        <table:table-row>
          <table:table-cell office:value-type="string">
            <text:p>hu000vovi01</text:p>
          </table:table-cell>
          <table:table-cell office:value-type="string">
            <text:p>humor</text:p>
          </table:table-cell>
          <table:table-cell office:value-type="string">
            <text:p>breakfast of champions</text:p>
          </table:table-cell>
          <table:table-cell office:value-type="string">
            <text:p>kurt vonnegut</text:p>
          </table:table-cell>
        </table:table-row>
        <table:table-row>
          <table:table-cell office:value-type="string">
            <text:p>hu000vovi01</text:p>
          </table:table-cell>
          <table:table-cell office:value-type="string">
            <text:p>humor</text:p>
          </table:table-cell>
          <table:table-cell office:value-type="string">
            <text:p>breakfast of champions</text:p>
          </table:table-cell>
          <table:table-cell office:value-type="string">
            <text:p>kurt vonnegut</text:p>
          </table:table-cell>
        </table:table-row>
        <table:table-row>
          <table:table-cell office:value-type="string">
            <text:p>co000maga01</text:p>
          </table:table-cell>
          <table:table-cell office:value-type="string">
            <text:p>comedy</text:p>
          </table:table-cell>
          <table:table-cell office:value-type="string">
            <text:p>collected stories</text:p>
          </table:table-cell>
          <table:table-cell office:value-type="string">
            <text:p>Gabriel Garcia Marquez</text:p>
          </table:table-cell>
        </table:table-row>
        <table:table-row>
          <table:table-cell office:value-type="string">
            <text:p>sf000di020</text:p>
          </table:table-cell>
          <table:table-cell office:value-type="string">
            <text:p>Science Fiction</text:p>
          </table:table-cell>
          <table:table-cell office:value-type="string">
            <text:p>The Man in High Castle</text:p>
          </table:table-cell>
          <table:table-cell office:value-type="string">
            <text:p>Philip K. Dick</text:p>
          </table:table-cell>
        </table:table-row>
        <table:table-row>
          <table:table-cell office:value-type="string">
            <text:p>AdCh01</text:p>
          </table:table-cell>
          <table:table-cell office:value-type="string">
            <text:p>Fiction</text:p>
          </table:table-cell>
          <table:table-cell office:value-type="string">
            <text:p>Half of a Yellow Sun</text:p>
          </table:table-cell>
          <table:table-cell office:value-type="string">
            <text:p>Chinmananda Ngozi Adichie</text:p>
          </table:table-cell>
        </table:table-row>
        <table:table-row>
          <table:table-cell office:value-type="string">
            <text:p>gane01</text:p>
          </table:table-cell>
          <table:table-cell office:value-type="string">
            <text:p>Fiction</text:p>
          </table:table-cell>
          <table:table-cell office:value-type="string">
            <text:p>Anansi Boys</text:p>
          </table:table-cell>
          <table:table-cell office:value-type="string">
            <text:p>neil Gaiman</text:p>
          </table:table-cell>
        </table:table-row>
        <table:table-row>
          <table:table-cell office:value-type="string">
            <text:p>sf000he101</text:p>
          </table:table-cell>
          <table:table-cell office:value-type="string">
            <text:p>Science Fiction</text:p>
          </table:table-cell>
          <table:table-cell office:value-type="string">
            <text:p>Dune</text:p>
          </table:table-cell>
          <table:table-cell office:value-type="string">
            <text:p>Frank Herbert</text:p>
          </table:table-cell>
        </table:table-row>
        <table:table-row>
          <table:table-cell office:value-type="string">
            <text:p>hi000nisu01</text:p>
          </table:table-cell>
          <table:table-cell office:value-type="string">
            <text:p>Hindi</text:p>
          </table:table-cell>
          <table:table-cell office:value-type="string">
            <text:p>Mahabharat</text:p>
          </table:table-cell>
          <table:table-cell office:value-type="string">
            <text:p>Suryakant tripathi Nirala</text:p>
          </table:table-cell>
        </table:table-row>
        <table:table-row>
          <table:table-cell office:value-type="string">
            <text:p>Sc000fe03</text:p>
          </table:table-cell>
          <table:table-cell office:value-type="string">
            <text:p>Science</text:p>
          </table:table-cell>
          <table:table-cell office:value-type="string">
            <text:p>What Do You Care What Other People Think</text:p>
          </table:table-cell>
          <table:table-cell office:value-type="string">
            <text:p>Richard feynman</text:p>
          </table:table-cell>
        </table:table-row>
        <table:table-row>
          <table:table-cell office:value-type="string">
            <text:p>ZaHu01</text:p>
          </table:table-cell>
          <table:table-cell office:value-type="string">
            <text:p>Fiction</text:p>
          </table:table-cell>
          <table:table-cell office:value-type="string">
            <text:p>Dongri to Dubai</text:p>
          </table:table-cell>
          <table:table-cell office:value-type="string">
            <text:p>S. Hussain Zaidi</text:p>
          </table:table-cell>
        </table:table-row>
        <table:table-row>
          <table:table-cell office:value-type="string">
            <text:p>Fy000Ri09</text:p>
          </table:table-cell>
          <table:table-cell office:value-type="string">
            <text:p>Fantasy</text:p>
          </table:table-cell>
          <table:table-cell office:value-type="string">
            <text:p>The Throne of Fire</text:p>
          </table:table-cell>
          <table:table-cell office:value-type="string">
            <text:p>Rick Riordan</text:p>
          </table:table-cell>
        </table:table-row>
        <table:table-row>
          <table:table-cell office:value-type="string">
            <text:p>fy000ro105</text:p>
          </table:table-cell>
          <table:table-cell office:value-type="string">
            <text:p>Fantasy</text:p>
          </table:table-cell>
          <table:table-cell office:value-type="string">
            <text:p>Harry Potter &amp; the Order of the Phoenix</text:p>
          </table:table-cell>
          <table:table-cell office:value-type="string">
            <text:p>JK Rowling</text:p>
          </table:table-cell>
        </table:table-row>
        <table:table-row>
          <table:table-cell office:value-type="string">
            <text:p>Cl000di08.1</text:p>
          </table:table-cell>
          <table:table-cell office:value-type="string">
            <text:p>CLASSIC</text:p>
          </table:table-cell>
          <table:table-cell office:value-type="string">
            <text:p>Great Expectations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pO000KAMA01</text:p>
          </table:table-cell>
          <table:table-cell office:value-type="string">
            <text:p>Politics</text:p>
          </table:table-cell>
          <table:table-cell office:value-type="string">
            <text:p>Vishva Hindu Parishad And Indian Politics</text:p>
          </table:table-cell>
          <table:table-cell office:value-type="string">
            <text:p>Manjari Katju</text:p>
          </table:table-cell>
        </table:table-row>
        <table:table-row>
          <table:table-cell office:value-type="string">
            <text:p>Sehu01000</text:p>
          </table:table-cell>
          <table:table-cell office:value-type="string">
            <text:p>Fiction</text:p>
          </table:table-cell>
          <table:table-cell office:value-type="string">
            <text:p>Requiem For a Dream</text:p>
          </table:table-cell>
          <table:table-cell office:value-type="string">
            <text:p>Hubert Selby, Jr</text:p>
          </table:table-cell>
        </table:table-row>
        <table:table-row>
          <table:table-cell office:value-type="string">
            <text:p>Cl000Di08</text:p>
          </table:table-cell>
          <table:table-cell office:value-type="string">
            <text:p>CLASSIC</text:p>
          </table:table-cell>
          <table:table-cell office:value-type="string">
            <text:p>Great Expectations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StJo06000</text:p>
          </table:table-cell>
          <table:table-cell office:value-type="string">
            <text:p>Fiction</text:p>
          </table:table-cell>
          <table:table-cell office:value-type="string">
            <text:p>The Grapes of Wrath</text:p>
          </table:table-cell>
          <table:table-cell office:value-type="string">
            <text:p>John Steinbeck</text:p>
          </table:table-cell>
        </table:table-row>
        <table:table-row>
          <table:table-cell office:value-type="string">
            <text:p>Sc000Sw01</text:p>
          </table:table-cell>
          <table:table-cell office:value-type="string">
            <text:p>SCIENCE</text:p>
          </table:table-cell>
          <table:table-cell office:value-type="string">
            <text:p>Prelude to Mathematics</text:p>
          </table:table-cell>
          <table:table-cell office:value-type="string">
            <text:p>W.W. Sawyer</text:p>
          </table:table-cell>
        </table:table-row>
        <table:table-row>
          <table:table-cell office:value-type="string">
            <text:p>fy000MA004.1</text:p>
          </table:table-cell>
          <table:table-cell office:value-type="string">
            <text:p>Fantasy</text:p>
          </table:table-cell>
          <table:table-cell office:value-type="string">
            <text:p>A Feast For Crows</text:p>
          </table:table-cell>
          <table:table-cell office:value-type="string">
            <text:p>George R.R. Martin</text:p>
          </table:table-cell>
        </table:table-row>
        <table:table-row>
          <table:table-cell office:value-type="string">
            <text:p>DF000ChAg403</text:p>
          </table:table-cell>
          <table:table-cell office:value-type="string">
            <text:p>Detective Fiction</text:p>
          </table:table-cell>
          <table:table-cell office:value-type="string">
            <text:p>The Seven Dials Mystery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ALMI05000</text:p>
          </table:table-cell>
          <table:table-cell office:value-type="string">
            <text:p>Fiction</text:p>
          </table:table-cell>
          <table:table-cell office:value-type="string">
            <text:p>Have A Little Faith</text:p>
          </table:table-cell>
          <table:table-cell office:value-type="string">
            <text:p>Mitch Albom</text:p>
          </table:table-cell>
        </table:table-row>
        <table:table-row>
          <table:table-cell office:value-type="string">
            <text:p>cl000au02</text:p>
          </table:table-cell>
          <table:table-cell office:value-type="string">
            <text:p>CLASSICS</text:p>
          </table:table-cell>
          <table:table-cell office:value-type="string">
            <text:p>Pride And Prejudice</text:p>
          </table:table-cell>
          <table:table-cell office:value-type="string">
            <text:p>Jane Austen</text:p>
          </table:table-cell>
        </table:table-row>
        <table:table-row>
          <table:table-cell office:value-type="string">
            <text:p>DF000CHAG211</text:p>
          </table:table-cell>
          <table:table-cell office:value-type="string">
            <text:p>Detective Fiction</text:p>
          </table:table-cell>
          <table:table-cell office:value-type="string">
            <text:p>WHILE THE LIGHT LAST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kist30000</text:p>
          </table:table-cell>
          <table:table-cell office:value-type="string">
            <text:p>Fiction</text:p>
          </table:table-cell>
          <table:table-cell office:value-type="string">
            <text:p>Doctor Sleep</text:p>
          </table:table-cell>
          <table:table-cell office:value-type="string">
            <text:p>Stephen King</text:p>
          </table:table-cell>
        </table:table-row>
        <table:table-row>
          <table:table-cell office:value-type="string">
            <text:p>df000chag034</text:p>
          </table:table-cell>
          <table:table-cell office:value-type="string">
            <text:p>Detective Fiction</text:p>
          </table:table-cell>
          <table:table-cell office:value-type="string">
            <text:p>The Murder on the Link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cl000orge01.1</text:p>
          </table:table-cell>
          <table:table-cell office:value-type="string">
            <text:p>CLASSICS</text:p>
          </table:table-cell>
          <table:table-cell office:value-type="string">
            <text:p>1984</text:p>
          </table:table-cell>
          <table:table-cell office:value-type="string">
            <text:p>George orwell</text:p>
          </table:table-cell>
        </table:table-row>
        <table:table-row>
          <table:table-cell office:value-type="string">
            <text:p>cl000col02</text:p>
          </table:table-cell>
          <table:table-cell office:value-type="string">
            <text:p>CLASSICS</text:p>
          </table:table-cell>
          <table:table-cell office:value-type="string">
            <text:p>The Moonstone</text:p>
          </table:table-cell>
          <table:table-cell office:value-type="string">
            <text:p>Wilkie Collins</text:p>
          </table:table-cell>
        </table:table-row>
        <table:table-row>
          <table:table-cell office:value-type="string">
            <text:p>kist06000</text:p>
          </table:table-cell>
          <table:table-cell office:value-type="string">
            <text:p>Fiction</text:p>
          </table:table-cell>
          <table:table-cell office:value-type="string">
            <text:p>Apt Pupil</text:p>
          </table:table-cell>
          <table:table-cell office:value-type="string">
            <text:p>Stephen King</text:p>
          </table:table-cell>
        </table:table-row>
        <table:table-row>
          <table:table-cell office:value-type="string">
            <text:p>adgn01.1000</text:p>
          </table:table-cell>
          <table:table-cell office:value-type="string">
            <text:p>Fiction</text:p>
          </table:table-cell>
          <table:table-cell office:value-type="string">
            <text:p>Purple Hibiscus</text:p>
          </table:table-cell>
          <table:table-cell office:value-type="string">
            <text:p>Chimamanda Ngozi Adichie</text:p>
          </table:table-cell>
        </table:table-row>
        <table:table-row>
          <table:table-cell office:value-type="string">
            <text:p>dean07000</text:p>
          </table:table-cell>
          <table:table-cell office:value-type="string">
            <text:p>Fiction</text:p>
          </table:table-cell>
          <table:table-cell office:value-type="string">
            <text:p>The Artist of Disappearance</text:p>
          </table:table-cell>
          <table:table-cell office:value-type="string">
            <text:p>Anita Desai</text:p>
          </table:table-cell>
        </table:table-row>
        <table:table-row>
          <table:table-cell office:value-type="string">
            <text:p>baku02000</text:p>
          </table:table-cell>
          <table:table-cell office:value-type="string">
            <text:p>Fiction</text:p>
          </table:table-cell>
          <table:table-cell office:value-type="string">
            <text:p>The Japanese Wife</text:p>
          </table:table-cell>
          <table:table-cell office:value-type="string">
            <text:p>Kunal basu</text:p>
          </table:table-cell>
        </table:table-row>
        <table:table-row>
          <table:table-cell office:value-type="string">
            <text:p>nar123000.1</text:p>
          </table:table-cell>
          <table:table-cell office:value-type="string">
            <text:p>Fiction</text:p>
          </table:table-cell>
          <table:table-cell office:value-type="string">
            <text:p>Malgudi Days</text:p>
          </table:table-cell>
          <table:table-cell office:value-type="string">
            <text:p>RK Narayan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4</meta:generator>
  </office:meta>
</office:document-meta>
</file>